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number-columns-repeated="1013" table:default-cell-style-name="ce1"/>
        <table:table-row table:style-name="ro1">
          <table:table-cell office:value-type="string" calcext:value-type="string">
            <text:p>measuring 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3 location</text:p>
          </table:table-cell>
          <table:table-cell office:value-type="string" calcext:value-type="string">
            <text:p>IP address</text:p>
          </table:table-cell>
          <table:table-cell office:value-type="string" calcext:value-type="string">
            <text:p>network latency</text:p>
          </table:table-cell>
          <table:table-cell office:value-type="string" calcext:value-type="string">
            <text:p>1kb</text:p>
          </table:table-cell>
          <table:table-cell office:value-type="string" calcext:value-type="string">
            <text:p>10kb</text:p>
          </table:table-cell>
          <table:table-cell office:value-type="string" calcext:value-type="string">
            <text:p>100kb</text:p>
          </table:table-cell>
          <table:table-cell office:value-type="string" calcext:value-type="string">
            <text:p>1mb</text:p>
          </table:table-cell>
          <table:table-cell office:value-type="string" calcext:value-type="string">
            <text:p>10m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46</text:p>
          </table:table-cell>
          <table:table-cell office:value-type="float" office:value="34" calcext:value-type="float">
            <text:p>34</text:p>
          </table:table-cell>
          <table:table-cell office:value-type="float" office:value="0.031158" calcext:value-type="float">
            <text:p>0.031158</text:p>
          </table:table-cell>
          <table:table-cell office:value-type="float" office:value="0.028388" calcext:value-type="float">
            <text:p>0.028388</text:p>
          </table:table-cell>
          <table:table-cell office:value-type="float" office:value="0.028209" calcext:value-type="float">
            <text:p>0.028209</text:p>
          </table:table-cell>
          <table:table-cell office:value-type="float" office:value="0.026788" calcext:value-type="float">
            <text:p>0.026788</text:p>
          </table:table-cell>
          <table:table-cell office:value-type="float" office:value="0.03726" calcext:value-type="float">
            <text:p>0.03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23</text:p>
          </table:table-cell>
          <table:table-cell office:value-type="float" office:value="41" calcext:value-type="float">
            <text:p>41</text:p>
          </table:table-cell>
          <table:table-cell office:value-type="float" office:value="0.035771" calcext:value-type="float">
            <text:p>0.035771</text:p>
          </table:table-cell>
          <table:table-cell office:value-type="float" office:value="0.035264" calcext:value-type="float">
            <text:p>0.035264</text:p>
          </table:table-cell>
          <table:table-cell office:value-type="float" office:value="0.029972" calcext:value-type="float">
            <text:p>0.029972</text:p>
          </table:table-cell>
          <table:table-cell office:value-type="float" office:value="0.035058" calcext:value-type="float">
            <text:p>0.035058</text:p>
          </table:table-cell>
          <table:table-cell office:value-type="float" office:value="0.027095" calcext:value-type="float">
            <text:p>0.027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53</text:p>
          </table:table-cell>
          <table:table-cell office:value-type="float" office:value="74" calcext:value-type="float">
            <text:p>74</text:p>
          </table:table-cell>
          <table:table-cell office:value-type="float" office:value="0.037473" calcext:value-type="float">
            <text:p>0.037473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27978" calcext:value-type="float">
            <text:p>0.027978</text:p>
          </table:table-cell>
          <table:table-cell office:value-type="float" office:value="0.032367" calcext:value-type="float">
            <text:p>0.032367</text:p>
          </table:table-cell>
          <table:table-cell office:value-type="float" office:value="0.030571" calcext:value-type="float">
            <text:p>0.030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</text:p>
          </table:table-cell>
          <table:table-cell office:value-type="float" office:value="53" calcext:value-type="float">
            <text:p>53</text:p>
          </table:table-cell>
          <table:table-cell office:value-type="float" office:value="0.037256" calcext:value-type="float">
            <text:p>0.037256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29579" calcext:value-type="float">
            <text:p>0.029579</text:p>
          </table:table-cell>
          <table:table-cell office:value-type="float" office:value="0.028574" calcext:value-type="float">
            <text:p>0.028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07</text:p>
          </table:table-cell>
          <table:table-cell office:value-type="float" office:value="12" calcext:value-type="float">
            <text:p>12</text:p>
          </table:table-cell>
          <table:table-cell office:value-type="float" office:value="0.039267" calcext:value-type="float">
            <text:p>0.039267</text:p>
          </table:table-cell>
          <table:table-cell office:value-type="float" office:value="0.028617" calcext:value-type="float">
            <text:p>0.028617</text:p>
          </table:table-cell>
          <table:table-cell office:value-type="float" office:value="0.027532" calcext:value-type="float">
            <text:p>0.027532</text:p>
          </table:table-cell>
          <table:table-cell office:value-type="float" office:value="0.034803" calcext:value-type="float">
            <text:p>0.034803</text:p>
          </table:table-cell>
          <table:table-cell office:value-type="float" office:value="0.032188" calcext:value-type="float">
            <text:p>0.032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2</text:p>
          </table:table-cell>
          <table:table-cell office:value-type="float" office:value="44" calcext:value-type="float">
            <text:p>44</text:p>
          </table:table-cell>
          <table:table-cell office:value-type="float" office:value="0.027169" calcext:value-type="float">
            <text:p>0.027169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26903" calcext:value-type="float">
            <text:p>0.026903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29808" calcext:value-type="float">
            <text:p>0.029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54</text:p>
          </table:table-cell>
          <table:table-cell office:value-type="float" office:value="36" calcext:value-type="float">
            <text:p>36</text:p>
          </table:table-cell>
          <table:table-cell office:value-type="float" office:value="0.029453" calcext:value-type="float">
            <text:p>0.029453</text:p>
          </table:table-cell>
          <table:table-cell office:value-type="float" office:value="0.034597" calcext:value-type="float">
            <text:p>0.034597</text:p>
          </table:table-cell>
          <table:table-cell office:value-type="float" office:value="0.027968" calcext:value-type="float">
            <text:p>0.027968</text:p>
          </table:table-cell>
          <table:table-cell office:value-type="float" office:value="0.035902" calcext:value-type="float">
            <text:p>0.035902</text:p>
          </table:table-cell>
          <table:table-cell office:value-type="float" office:value="0.032053" calcext:value-type="float">
            <text:p>0.03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50</text:p>
          </table:table-cell>
          <table:table-cell office:value-type="float" office:value="47" calcext:value-type="float">
            <text:p>47</text:p>
          </table:table-cell>
          <table:table-cell office:value-type="float" office:value="0.035943" calcext:value-type="float">
            <text:p>0.035943</text:p>
          </table:table-cell>
          <table:table-cell office:value-type="float" office:value="0.038513" calcext:value-type="float">
            <text:p>0.038513</text:p>
          </table:table-cell>
          <table:table-cell office:value-type="float" office:value="0.026478" calcext:value-type="float">
            <text:p>0.026478</text:p>
          </table:table-cell>
          <table:table-cell office:value-type="float" office:value="0.030246" calcext:value-type="float">
            <text:p>0.030246</text:p>
          </table:table-cell>
          <table:table-cell office:value-type="float" office:value="0.027215" calcext:value-type="float">
            <text:p>0.027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97</text:p>
          </table:table-cell>
          <table:table-cell office:value-type="float" office:value="45" calcext:value-type="float">
            <text:p>45</text:p>
          </table:table-cell>
          <table:table-cell office:value-type="float" office:value="0.038178" calcext:value-type="float">
            <text:p>0.038178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0.031007" calcext:value-type="float">
            <text:p>0.031007</text:p>
          </table:table-cell>
          <table:table-cell office:value-type="float" office:value="0.040789" calcext:value-type="float">
            <text:p>0.040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242</text:p>
          </table:table-cell>
          <table:table-cell office:value-type="float" office:value="16" calcext:value-type="float">
            <text:p>16</text:p>
          </table:table-cell>
          <table:table-cell office:value-type="float" office:value="0.029405" calcext:value-type="float">
            <text:p>0.029405</text:p>
          </table:table-cell>
          <table:table-cell office:value-type="float" office:value="0.043646" calcext:value-type="float">
            <text:p>0.043646</text:p>
          </table:table-cell>
          <table:table-cell office:value-type="float" office:value="0.032657" calcext:value-type="float">
            <text:p>0.032657</text:p>
          </table:table-cell>
          <table:table-cell office:value-type="float" office:value="0.036399" calcext:value-type="float">
            <text:p>0.036399</text:p>
          </table:table-cell>
          <table:table-cell office:value-type="float" office:value="0.037303" calcext:value-type="float">
            <text:p>0.037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85</text:p>
          </table:table-cell>
          <table:table-cell office:value-type="float" office:value="52" calcext:value-type="float">
            <text:p>52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0.050877" calcext:value-type="float">
            <text:p>0.050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243</text:p>
          </table:table-cell>
          <table:table-cell office:value-type="float" office:value="43" calcext:value-type="float">
            <text:p>43</text:p>
          </table:table-cell>
          <table:table-cell office:value-type="float" office:value="0.035444" calcext:value-type="float">
            <text:p>0.035444</text:p>
          </table:table-cell>
          <table:table-cell office:value-type="float" office:value="0.027842" calcext:value-type="float">
            <text:p>0.027842</text:p>
          </table:table-cell>
          <table:table-cell office:value-type="float" office:value="0.043375" calcext:value-type="float">
            <text:p>0.043375</text:p>
          </table:table-cell>
          <table:table-cell office:value-type="float" office:value="0.032859" calcext:value-type="float">
            <text:p>0.032859</text:p>
          </table:table-cell>
          <table:table-cell office:value-type="float" office:value="0.027472" calcext:value-type="float">
            <text:p>0.027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58</text:p>
          </table:table-cell>
          <table:table-cell office:value-type="float" office:value="39" calcext:value-type="float">
            <text:p>39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0.036613" calcext:value-type="float">
            <text:p>0.036613</text:p>
          </table:table-cell>
          <table:table-cell office:value-type="float" office:value="0.035349" calcext:value-type="float">
            <text:p>0.035349</text:p>
          </table:table-cell>
          <table:table-cell office:value-type="float" office:value="0.028179" calcext:value-type="float">
            <text:p>0.028179</text:p>
          </table:table-cell>
          <table:table-cell office:value-type="float" office:value="0.031263" calcext:value-type="float">
            <text:p>0.031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53</text:p>
          </table:table-cell>
          <table:table-cell office:value-type="float" office:value="42" calcext:value-type="float">
            <text:p>4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6848" calcext:value-type="float">
            <text:p>0.026848</text:p>
          </table:table-cell>
          <table:table-cell/>
          <table:table-cell office:value-type="float" office:value="0.027391" calcext:value-type="float">
            <text:p>0.027391</text:p>
          </table:table-cell>
          <table:table-cell office:value-type="float" office:value="0.026726" calcext:value-type="float">
            <text:p>0.026726</text:p>
          </table:table-cell>
          <table:table-cell/>
          <table:table-cell office:value-type="float" office:value="0.312384" calcext:value-type="float">
            <text:p>0.3123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49</text:p>
          </table:table-cell>
          <table:table-cell office:value-type="float" office:value="46" calcext:value-type="float">
            <text:p>46</text:p>
          </table:table-cell>
          <table:table-cell office:value-type="float" office:value="0.031633" calcext:value-type="float">
            <text:p>0.031633</text:p>
          </table:table-cell>
          <table:table-cell office:value-type="float" office:value="0.031065" calcext:value-type="float">
            <text:p>0.031065</text:p>
          </table:table-cell>
          <table:table-cell office:value-type="float" office:value="0.028396" calcext:value-type="float">
            <text:p>0.028396</text:p>
          </table:table-cell>
          <table:table-cell office:value-type="float" office:value="0.030203" calcext:value-type="float">
            <text:p>0.030203</text:p>
          </table:table-cell>
          <table:table-cell office:value-type="float" office:value="0.05319" calcext:value-type="float">
            <text:p>0.053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95</text:p>
          </table:table-cell>
          <table:table-cell office:value-type="float" office:value="42" calcext:value-type="float">
            <text:p>42</text:p>
          </table:table-cell>
          <table:table-cell office:value-type="float" office:value="0.027529" calcext:value-type="float">
            <text:p>0.027529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0.027515" calcext:value-type="float">
            <text:p>0.027515</text:p>
          </table:table-cell>
          <table:table-cell office:value-type="float" office:value="0.036849" calcext:value-type="float">
            <text:p>0.036849</text:p>
          </table:table-cell>
          <table:table-cell office:value-type="float" office:value="0.03495" calcext:value-type="float">
            <text:p>0.03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53</text:p>
          </table:table-cell>
          <table:table-cell office:value-type="float" office:value="33" calcext:value-type="float">
            <text:p>33</text:p>
          </table:table-cell>
          <table:table-cell office:value-type="float" office:value="0.048898" calcext:value-type="float">
            <text:p>0.048898</text:p>
          </table:table-cell>
          <table:table-cell office:value-type="float" office:value="0.037338" calcext:value-type="float">
            <text:p>0.037338</text:p>
          </table:table-cell>
          <table:table-cell office:value-type="float" office:value="0.038365" calcext:value-type="float">
            <text:p>0.038365</text:p>
          </table:table-cell>
          <table:table-cell office:value-type="float" office:value="0.028682" calcext:value-type="float">
            <text:p>0.028682</text:p>
          </table:table-cell>
          <table:table-cell office:value-type="float" office:value="0.028726" calcext:value-type="float">
            <text:p>0.028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39</text:p>
          </table:table-cell>
          <table:table-cell office:value-type="float" office:value="42" calcext:value-type="float">
            <text:p>42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036158" calcext:value-type="float">
            <text:p>0.036158</text:p>
          </table:table-cell>
          <table:table-cell office:value-type="float" office:value="0.028827" calcext:value-type="float">
            <text:p>0.028827</text:p>
          </table:table-cell>
          <table:table-cell office:value-type="float" office:value="0.030108" calcext:value-type="float">
            <text:p>0.030108</text:p>
          </table:table-cell>
          <table:table-cell office:value-type="float" office:value="0.030281" calcext:value-type="float">
            <text:p>0.030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66</text:p>
          </table:table-cell>
          <table:table-cell office:value-type="float" office:value="42" calcext:value-type="float">
            <text:p>42</text:p>
          </table:table-cell>
          <table:table-cell office:value-type="float" office:value="0.028715" calcext:value-type="float">
            <text:p>0.028715</text:p>
          </table:table-cell>
          <table:table-cell office:value-type="float" office:value="0.032035" calcext:value-type="float">
            <text:p>0.032035</text:p>
          </table:table-cell>
          <table:table-cell office:value-type="float" office:value="0.028649" calcext:value-type="float">
            <text:p>0.028649</text:p>
          </table:table-cell>
          <table:table-cell office:value-type="float" office:value="0.028339" calcext:value-type="float">
            <text:p>0.028339</text:p>
          </table:table-cell>
          <table:table-cell office:value-type="float" office:value="0.028417" calcext:value-type="float">
            <text:p>0.028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152</text:p>
          </table:table-cell>
          <table:table-cell office:value-type="float" office:value="54" calcext:value-type="float">
            <text:p>54</text:p>
          </table:table-cell>
          <table:table-cell office:value-type="float" office:value="0.034259" calcext:value-type="float">
            <text:p>0.034259</text:p>
          </table:table-cell>
          <table:table-cell office:value-type="float" office:value="0.05047" calcext:value-type="float">
            <text:p>0.05047</text:p>
          </table:table-cell>
          <table:table-cell office:value-type="float" office:value="0.028764" calcext:value-type="float">
            <text:p>0.028764</text:p>
          </table:table-cell>
          <table:table-cell office:value-type="float" office:value="0.02743" calcext:value-type="float">
            <text:p>0.02743</text:p>
          </table:table-cell>
          <table:table-cell office:value-type="float" office:value="0.028542" calcext:value-type="float">
            <text:p>0.028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9.162</text:p>
          </table:table-cell>
          <table:table-cell office:value-type="float" office:value="52" calcext:value-type="float">
            <text:p>52</text:p>
          </table:table-cell>
          <table:table-cell office:value-type="float" office:value="0.028659" calcext:value-type="float">
            <text:p>0.028659</text:p>
          </table:table-cell>
          <table:table-cell office:value-type="float" office:value="0.028776" calcext:value-type="float">
            <text:p>0.028776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36656" calcext:value-type="float">
            <text:p>0.036656</text:p>
          </table:table-cell>
          <table:table-cell office:value-type="float" office:value="0.028401" calcext:value-type="float">
            <text:p>0.028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98.31</text:p>
          </table:table-cell>
          <table:table-cell office:value-type="float" office:value="35" calcext:value-type="float">
            <text:p>35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027513" calcext:value-type="float">
            <text:p>0.027513</text:p>
          </table:table-cell>
          <table:table-cell office:value-type="float" office:value="0.032109" calcext:value-type="float">
            <text:p>0.032109</text:p>
          </table:table-cell>
          <table:table-cell office:value-type="float" office:value="0.027215" calcext:value-type="float">
            <text:p>0.027215</text:p>
          </table:table-cell>
          <table:table-cell office:value-type="float" office:value="0.031113" calcext:value-type="float">
            <text:p>0.031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48</text:p>
          </table:table-cell>
          <table:table-cell office:value-type="float" office:value="12" calcext:value-type="float">
            <text:p>12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27817" calcext:value-type="float">
            <text:p>0.027817</text:p>
          </table:table-cell>
          <table:table-cell office:value-type="float" office:value="0.031538" calcext:value-type="float">
            <text:p>0.031538</text:p>
          </table:table-cell>
          <table:table-cell office:value-type="float" office:value="0.027772" calcext:value-type="float">
            <text:p>0.027772</text:p>
          </table:table-cell>
          <table:table-cell office:value-type="float" office:value="0.028226" calcext:value-type="float">
            <text:p>0.028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75</text:p>
          </table:table-cell>
          <table:table-cell office:value-type="float" office:value="49" calcext:value-type="float">
            <text:p>49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29218" calcext:value-type="float">
            <text:p>0.029218</text:p>
          </table:table-cell>
          <table:table-cell office:value-type="float" office:value="0.028391" calcext:value-type="float">
            <text:p>0.028391</text:p>
          </table:table-cell>
          <table:table-cell office:value-type="float" office:value="0.294907" calcext:value-type="float">
            <text:p>0.294907</text:p>
          </table:table-cell>
          <table:table-cell office:value-type="float" office:value="0.039633" calcext:value-type="float">
            <text:p>0.039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9</text:p>
          </table:table-cell>
          <table:table-cell office:value-type="float" office:value="39" calcext:value-type="float">
            <text:p>39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31049" calcext:value-type="float">
            <text:p>0.031049</text:p>
          </table:table-cell>
          <table:table-cell office:value-type="float" office:value="0.02387" calcext:value-type="float">
            <text:p>0.02387</text:p>
          </table:table-cell>
          <table:table-cell office:value-type="float" office:value="0.170337" calcext:value-type="float">
            <text:p>0.170337</text:p>
          </table:table-cell>
          <table:table-cell office:value-type="float" office:value="0.029533" calcext:value-type="float">
            <text:p>0.029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58</text:p>
          </table:table-cell>
          <table:table-cell office:value-type="float" office:value="44" calcext:value-type="float">
            <text:p>4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34924" calcext:value-type="float">
            <text:p>0.034924</text:p>
          </table:table-cell>
          <table:table-cell office:value-type="float" office:value="0.029053" calcext:value-type="float">
            <text:p>0.029053</text:p>
          </table:table-cell>
          <table:table-cell office:value-type="float" office:value="0.027349" calcext:value-type="float">
            <text:p>0.027349</text:p>
          </table:table-cell>
          <table:table-cell office:value-type="float" office:value="0.027443" calcext:value-type="float">
            <text:p>0.0274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01</text:p>
          </table:table-cell>
          <table:table-cell office:value-type="float" office:value="44" calcext:value-type="float">
            <text:p>44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28274" calcext:value-type="float">
            <text:p>0.028274</text:p>
          </table:table-cell>
          <table:table-cell office:value-type="float" office:value="0.031023" calcext:value-type="float">
            <text:p>0.031023</text:p>
          </table:table-cell>
          <table:table-cell office:value-type="float" office:value="0.047451" calcext:value-type="float">
            <text:p>0.047451</text:p>
          </table:table-cell>
          <table:table-cell office:value-type="float" office:value="0.032379" calcext:value-type="float">
            <text:p>0.032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89</text:p>
          </table:table-cell>
          <table:table-cell office:value-type="float" office:value="52" calcext:value-type="float">
            <text:p>52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37465" calcext:value-type="float">
            <text:p>0.037465</text:p>
          </table:table-cell>
          <table:table-cell office:value-type="float" office:value="0.027352" calcext:value-type="float">
            <text:p>0.027352</text:p>
          </table:table-cell>
          <table:table-cell office:value-type="float" office:value="0.029629" calcext:value-type="float">
            <text:p>0.029629</text:p>
          </table:table-cell>
          <table:table-cell office:value-type="float" office:value="0.02903" calcext:value-type="float">
            <text:p>0.02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173</text:p>
          </table:table-cell>
          <table:table-cell office:value-type="float" office:value="39" calcext:value-type="float">
            <text:p>39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2902" calcext:value-type="float">
            <text:p>0.02902</text:p>
          </table:table-cell>
          <table:table-cell office:value-type="float" office:value="0.03017" calcext:value-type="float">
            <text:p>0.03017</text:p>
          </table:table-cell>
          <table:table-cell office:value-type="float" office:value="0.038418" calcext:value-type="float">
            <text:p>0.038418</text:p>
          </table:table-cell>
          <table:table-cell office:value-type="float" office:value="0.032346" calcext:value-type="float">
            <text:p>0.032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33</text:p>
          </table:table-cell>
          <table:table-cell office:value-type="float" office:value="40" calcext:value-type="float">
            <text:p>40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42826" calcext:value-type="float">
            <text:p>0.042826</text:p>
          </table:table-cell>
          <table:table-cell office:value-type="float" office:value="0.031439" calcext:value-type="float">
            <text:p>0.031439</text:p>
          </table:table-cell>
          <table:table-cell office:value-type="float" office:value="0.033126" calcext:value-type="float">
            <text:p>0.033126</text:p>
          </table:table-cell>
          <table:table-cell office:value-type="float" office:value="0.028647" calcext:value-type="float">
            <text:p>0.028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4</text:p>
          </table:table-cell>
          <table:table-cell office:value-type="float" office:value="44" calcext:value-type="float">
            <text:p>44</text:p>
          </table:table-cell>
          <table:table-cell office:value-type="float" office:value="0.042875" calcext:value-type="float">
            <text:p>0.04287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0.038616" calcext:value-type="float">
            <text:p>0.038616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31562" calcext:value-type="float">
            <text:p>0.031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202</text:p>
          </table:table-cell>
          <table:table-cell office:value-type="float" office:value="50" calcext:value-type="float">
            <text:p>5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34018" calcext:value-type="float">
            <text:p>0.034018</text:p>
          </table:table-cell>
          <table:table-cell office:value-type="float" office:value="0.050533" calcext:value-type="float">
            <text:p>0.050533</text:p>
          </table:table-cell>
          <table:table-cell office:value-type="float" office:value="0.038122" calcext:value-type="float">
            <text:p>0.038122</text:p>
          </table:table-cell>
          <table:table-cell office:value-type="float" office:value="0.037912" calcext:value-type="float">
            <text:p>0.037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.029611" calcext:value-type="float">
            <text:p>0.029611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30628" calcext:value-type="float">
            <text:p>0.030628</text:p>
          </table:table-cell>
          <table:table-cell office:value-type="float" office:value="0.030432" calcext:value-type="float">
            <text:p>0.030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78</text:p>
          </table:table-cell>
          <table:table-cell office:value-type="float" office:value="40" calcext:value-type="float">
            <text:p>40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28715" calcext:value-type="float">
            <text:p>0.028715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32964" calcext:value-type="float">
            <text:p>0.0329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93</text:p>
          </table:table-cell>
          <table:table-cell office:value-type="float" office:value="11" calcext:value-type="float">
            <text:p>11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27436" calcext:value-type="float">
            <text:p>0.027436</text:p>
          </table:table-cell>
          <table:table-cell office:value-type="float" office:value="0.035335" calcext:value-type="float">
            <text:p>0.03533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9311" calcext:value-type="float">
            <text:p>0.0293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246</text:p>
          </table:table-cell>
          <table:table-cell office:value-type="float" office:value="42" calcext:value-type="float">
            <text:p>42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28211" calcext:value-type="float">
            <text:p>0.028211</text:p>
          </table:table-cell>
          <table:table-cell office:value-type="float" office:value="0.027332" calcext:value-type="float">
            <text:p>0.027332</text:p>
          </table:table-cell>
          <table:table-cell office:value-type="float" office:value="0.029031" calcext:value-type="float">
            <text:p>0.029031</text:p>
          </table:table-cell>
          <table:table-cell office:value-type="float" office:value="0.029468" calcext:value-type="float">
            <text:p>0.029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53</text:p>
          </table:table-cell>
          <table:table-cell office:value-type="float" office:value="42" calcext:value-type="float">
            <text:p>42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44574" calcext:value-type="float">
            <text:p>0.044574</text:p>
          </table:table-cell>
          <table:table-cell office:value-type="float" office:value="0.027811" calcext:value-type="float">
            <text:p>0.027811</text:p>
          </table:table-cell>
          <table:table-cell office:value-type="float" office:value="0.028462" calcext:value-type="float">
            <text:p>0.028462</text:p>
          </table:table-cell>
          <table:table-cell office:value-type="float" office:value="0.029435" calcext:value-type="float">
            <text:p>0.029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71</text:p>
          </table:table-cell>
          <table:table-cell office:value-type="float" office:value="44" calcext:value-type="float">
            <text:p>44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30355" calcext:value-type="float">
            <text:p>0.030355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027298" calcext:value-type="float">
            <text:p>0.027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193</text:p>
          </table:table-cell>
          <table:table-cell office:value-type="float" office:value="42" calcext:value-type="float">
            <text:p>42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29101" calcext:value-type="float">
            <text:p>0.029101</text:p>
          </table:table-cell>
          <table:table-cell office:value-type="float" office:value="0.028446" calcext:value-type="float">
            <text:p>0.028446</text:p>
          </table:table-cell>
          <table:table-cell office:value-type="float" office:value="0.027444" calcext:value-type="float">
            <text:p>0.027444</text:p>
          </table:table-cell>
          <table:table-cell office:value-type="float" office:value="0.028013" calcext:value-type="float">
            <text:p>0.028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8.86</text:p>
          </table:table-cell>
          <table:table-cell office:value-type="float" office:value="42" calcext:value-type="float">
            <text:p>42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29341" calcext:value-type="float">
            <text:p>0.029341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29133" calcext:value-type="float">
            <text:p>0.029133</text:p>
          </table:table-cell>
          <table:table-cell office:value-type="float" office:value="0.056176" calcext:value-type="float">
            <text:p>0.056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191</text:p>
          </table:table-cell>
          <table:table-cell office:value-type="float" office:value="42" calcext:value-type="float">
            <text:p>42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30743" calcext:value-type="float">
            <text:p>0.030743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28819" calcext:value-type="float">
            <text:p>0.028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6.94</text:p>
          </table:table-cell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 office:value-type="float" office:value="0.031326" calcext:value-type="float">
            <text:p>0.031326</text:p>
          </table:table-cell>
          <table:table-cell office:value-type="float" office:value="0.033737" calcext:value-type="float">
            <text:p>0.033737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030577" calcext:value-type="float">
            <text:p>0.0305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2886" calcext:value-type="float">
            <text:p>0.02886</text:p>
          </table:table-cell>
          <table:table-cell office:value-type="float" office:value="0.026942" calcext:value-type="float">
            <text:p>0.026942</text:p>
          </table:table-cell>
          <table:table-cell office:value-type="float" office:value="0.02958" calcext:value-type="float">
            <text:p>0.02958</text:p>
          </table:table-cell>
          <table:table-cell office:value-type="float" office:value="0.028993" calcext:value-type="float">
            <text:p>0.028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97.250</text:p>
          </table:table-cell>
          <table:table-cell office:value-type="float" office:value="45" calcext:value-type="float">
            <text:p>45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29414" calcext:value-type="float">
            <text:p>0.029414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0.031666" calcext:value-type="float">
            <text:p>0.031666</text:p>
          </table:table-cell>
          <table:table-cell office:value-type="float" office:value="0.028424" calcext:value-type="float">
            <text:p>0.028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61</text:p>
          </table:table-cell>
          <table:table-cell office:value-type="float" office:value="40" calcext:value-type="float">
            <text:p>40</text:p>
          </table:table-cell>
          <table:table-cell office:value-type="float" office:value="0.027966" calcext:value-type="float">
            <text:p>0.027966</text:p>
          </table:table-cell>
          <table:table-cell office:value-type="float" office:value="0.032175" calcext:value-type="float">
            <text:p>0.032175</text:p>
          </table:table-cell>
          <table:table-cell office:value-type="float" office:value="0.031554" calcext:value-type="float">
            <text:p>0.031554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30911" calcext:value-type="float">
            <text:p>0.030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6</text:p>
          </table:table-cell>
          <table:table-cell office:value-type="float" office:value="42" calcext:value-type="float">
            <text:p>42</text:p>
          </table:table-cell>
          <table:table-cell office:value-type="float" office:value="0.031291" calcext:value-type="float">
            <text:p>0.031291</text:p>
          </table:table-cell>
          <table:table-cell office:value-type="float" office:value="0.032706" calcext:value-type="float">
            <text:p>0.032706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40256" calcext:value-type="float">
            <text:p>0.040256</text:p>
          </table:table-cell>
          <table:table-cell office:value-type="float" office:value="0.026925" calcext:value-type="float">
            <text:p>0.026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34</text:p>
          </table:table-cell>
          <table:table-cell office:value-type="float" office:value="46" calcext:value-type="float">
            <text:p>46</text:p>
          </table:table-cell>
          <table:table-cell office:value-type="float" office:value="0.034552" calcext:value-type="float">
            <text:p>0.034552</text:p>
          </table:table-cell>
          <table:table-cell office:value-type="float" office:value="0.039767" calcext:value-type="float">
            <text:p>0.039767</text:p>
          </table:table-cell>
          <table:table-cell office:value-type="float" office:value="0.028721" calcext:value-type="float">
            <text:p>0.028721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029328" calcext:value-type="float">
            <text:p>0.029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37</text:p>
          </table:table-cell>
          <table:table-cell office:value-type="float" office:value="41" calcext:value-type="float">
            <text:p>41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.034484" calcext:value-type="float">
            <text:p>0.034484</text:p>
          </table:table-cell>
          <table:table-cell office:value-type="float" office:value="0.028523" calcext:value-type="float">
            <text:p>0.028523</text:p>
          </table:table-cell>
          <table:table-cell office:value-type="float" office:value="0.033917" calcext:value-type="float">
            <text:p>0.033917</text:p>
          </table:table-cell>
          <table:table-cell office:value-type="float" office:value="0.027349" calcext:value-type="float">
            <text:p>0.027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41</text:p>
          </table:table-cell>
          <table:table-cell office:value-type="float" office:value="43" calcext:value-type="float">
            <text:p>43</text:p>
          </table:table-cell>
          <table:table-cell office:value-type="float" office:value="0.022155" calcext:value-type="float">
            <text:p>0.022155</text:p>
          </table:table-cell>
          <table:table-cell office:value-type="float" office:value="0.043313" calcext:value-type="float">
            <text:p>0.043313</text:p>
          </table:table-cell>
          <table:table-cell office:value-type="float" office:value="0.030075" calcext:value-type="float">
            <text:p>0.030075</text:p>
          </table:table-cell>
          <table:table-cell office:value-type="float" office:value="0.029235" calcext:value-type="float">
            <text:p>0.029235</text:p>
          </table:table-cell>
          <table:table-cell office:value-type="float" office:value="0.026644" calcext:value-type="float">
            <text:p>0.026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53</text:p>
          </table:table-cell>
          <table:table-cell office:value-type="float" office:value="44" calcext:value-type="float">
            <text:p>44</text:p>
          </table:table-cell>
          <table:table-cell office:value-type="float" office:value="0.03862" calcext:value-type="float">
            <text:p>0.03862</text:p>
          </table:table-cell>
          <table:table-cell office:value-type="float" office:value="0.03039" calcext:value-type="float">
            <text:p>0.03039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026812" calcext:value-type="float">
            <text:p>0.026812</text:p>
          </table:table-cell>
          <table:table-cell office:value-type="float" office:value="0.028104" calcext:value-type="float">
            <text:p>0.028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98</text:p>
          </table:table-cell>
          <table:table-cell office:value-type="float" office:value="17" calcext:value-type="float">
            <text:p>17</text:p>
          </table:table-cell>
          <table:table-cell office:value-type="float" office:value="0.027644" calcext:value-type="float">
            <text:p>0.027644</text:p>
          </table:table-cell>
          <table:table-cell office:value-type="float" office:value="0.050998" calcext:value-type="float">
            <text:p>0.050998</text:p>
          </table:table-cell>
          <table:table-cell office:value-type="float" office:value="0.026974" calcext:value-type="float">
            <text:p>0.026974</text:p>
          </table:table-cell>
          <table:table-cell office:value-type="float" office:value="0.029783" calcext:value-type="float">
            <text:p>0.029783</text:p>
          </table:table-cell>
          <table:table-cell office:value-type="float" office:value="0.031469" calcext:value-type="float">
            <text:p>0.031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41</text:p>
          </table:table-cell>
          <table:table-cell office:value-type="float" office:value="50" calcext:value-type="float">
            <text:p>50</text:p>
          </table:table-cell>
          <table:table-cell office:value-type="float" office:value="0.027713" calcext:value-type="float">
            <text:p>0.027713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28063" calcext:value-type="float">
            <text:p>0.028063</text:p>
          </table:table-cell>
          <table:table-cell office:value-type="float" office:value="0.048719" calcext:value-type="float">
            <text:p>0.048719</text:p>
          </table:table-cell>
          <table:table-cell office:value-type="float" office:value="0.028618" calcext:value-type="float">
            <text:p>0.028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248</text:p>
          </table:table-cell>
          <table:table-cell office:value-type="float" office:value="45" calcext:value-type="float">
            <text:p>45</text:p>
          </table:table-cell>
          <table:table-cell office:value-type="float" office:value="0.037475" calcext:value-type="float">
            <text:p>0.037475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0.029092" calcext:value-type="float">
            <text:p>0.029092</text:p>
          </table:table-cell>
          <table:table-cell office:value-type="float" office:value="0.038672" calcext:value-type="float">
            <text:p>0.038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8</text:p>
          </table:table-cell>
          <table:table-cell office:value-type="float" office:value="47" calcext:value-type="float">
            <text:p>47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030259" calcext:value-type="float">
            <text:p>0.030259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0.031852" calcext:value-type="float">
            <text:p>0.031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86</text:p>
          </table:table-cell>
          <table:table-cell office:value-type="float" office:value="50" calcext:value-type="float">
            <text:p>50</text:p>
          </table:table-cell>
          <table:table-cell office:value-type="float" office:value="0.032095" calcext:value-type="float">
            <text:p>0.032095</text:p>
          </table:table-cell>
          <table:table-cell office:value-type="float" office:value="0.030596" calcext:value-type="float">
            <text:p>0.030596</text:p>
          </table:table-cell>
          <table:table-cell office:value-type="float" office:value="0.04024" calcext:value-type="float">
            <text:p>0.04024</text:p>
          </table:table-cell>
          <table:table-cell office:value-type="float" office:value="0.035872" calcext:value-type="float">
            <text:p>0.035872</text:p>
          </table:table-cell>
          <table:table-cell office:value-type="float" office:value="0.036123" calcext:value-type="float">
            <text:p>0.036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222</text:p>
          </table:table-cell>
          <table:table-cell office:value-type="float" office:value="43" calcext:value-type="float">
            <text:p>43</text:p>
          </table:table-cell>
          <table:table-cell office:value-type="float" office:value="0.028141" calcext:value-type="float">
            <text:p>0.028141</text:p>
          </table:table-cell>
          <table:table-cell office:value-type="float" office:value="0.028526" calcext:value-type="float">
            <text:p>0.028526</text:p>
          </table:table-cell>
          <table:table-cell office:value-type="float" office:value="0.307036" calcext:value-type="float">
            <text:p>0.307036</text:p>
          </table:table-cell>
          <table:table-cell office:value-type="float" office:value="0.036315" calcext:value-type="float">
            <text:p>0.036315</text:p>
          </table:table-cell>
          <table:table-cell office:value-type="float" office:value="0.029376" calcext:value-type="float">
            <text:p>0.029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3</text:p>
          </table:table-cell>
          <table:table-cell office:value-type="float" office:value="38" calcext:value-type="float">
            <text:p>38</text:p>
          </table:table-cell>
          <table:table-cell office:value-type="float" office:value="0.037446" calcext:value-type="float">
            <text:p>0.037446</text:p>
          </table:table-cell>
          <table:table-cell office:value-type="float" office:value="0.036609" calcext:value-type="float">
            <text:p>0.036609</text:p>
          </table:table-cell>
          <table:table-cell office:value-type="float" office:value="0.030256" calcext:value-type="float">
            <text:p>0.030256</text:p>
          </table:table-cell>
          <table:table-cell office:value-type="float" office:value="0.032037" calcext:value-type="float">
            <text:p>0.032037</text:p>
          </table:table-cell>
          <table:table-cell office:value-type="float" office:value="0.029572" calcext:value-type="float">
            <text:p>0.029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53</text:p>
          </table:table-cell>
          <table:table-cell office:value-type="float" office:value="44" calcext:value-type="float">
            <text:p>44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0.035144" calcext:value-type="float">
            <text:p>0.035144</text:p>
          </table:table-cell>
          <table:table-cell office:value-type="float" office:value="0.078298" calcext:value-type="float">
            <text:p>0.078298</text:p>
          </table:table-cell>
          <table:table-cell office:value-type="float" office:value="0.028625" calcext:value-type="float">
            <text:p>0.028625</text:p>
          </table:table-cell>
          <table:table-cell office:value-type="float" office:value="0.036516" calcext:value-type="float">
            <text:p>0.036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192.168.1.2</text:p>
          </table:table-cell>
          <table:table-cell office:value-type="float" office:value="42" calcext:value-type="float">
            <text:p>42</text:p>
          </table:table-cell>
          <table:table-cell office:value-type="float" office:value="0.032223" calcext:value-type="float">
            <text:p>0.032223</text:p>
          </table:table-cell>
          <table:table-cell office:value-type="float" office:value="0.02828" calcext:value-type="float">
            <text:p>0.02828</text:p>
          </table:table-cell>
          <table:table-cell office:value-type="float" office:value="0.028414" calcext:value-type="float">
            <text:p>0.028414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.014724" calcext:value-type="float">
            <text:p>0.014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243</text:p>
          </table:table-cell>
          <table:table-cell office:value-type="float" office:value="40" calcext:value-type="float">
            <text:p>40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28534" calcext:value-type="float">
            <text:p>0.028534</text:p>
          </table:table-cell>
          <table:table-cell office:value-type="float" office:value="0.241734" calcext:value-type="float">
            <text:p>0.241734</text:p>
          </table:table-cell>
          <table:table-cell office:value-type="float" office:value="0.027791" calcext:value-type="float">
            <text:p>0.027791</text:p>
          </table:table-cell>
          <table:table-cell office:value-type="float" office:value="0.02742" calcext:value-type="float">
            <text:p>0.02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193</text:p>
          </table:table-cell>
          <table:table-cell office:value-type="float" office:value="44" calcext:value-type="float">
            <text:p>44</text:p>
          </table:table-cell>
          <table:table-cell office:value-type="float" office:value="0.029391" calcext:value-type="float">
            <text:p>0.029391</text:p>
          </table:table-cell>
          <table:table-cell office:value-type="float" office:value="0.036362" calcext:value-type="float">
            <text:p>0.036362</text:p>
          </table:table-cell>
          <table:table-cell office:value-type="float" office:value="0.028887" calcext:value-type="float">
            <text:p>0.028887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0.028373" calcext:value-type="float">
            <text:p>0.0283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9.64</text:p>
          </table:table-cell>
          <table:table-cell office:value-type="float" office:value="42" calcext:value-type="float">
            <text:p>42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28448" calcext:value-type="float">
            <text:p>0.028448</text:p>
          </table:table-cell>
          <table:table-cell office:value-type="float" office:value="0.040805" calcext:value-type="float">
            <text:p>0.040805</text:p>
          </table:table-cell>
          <table:table-cell office:value-type="float" office:value="0.040529" calcext:value-type="float">
            <text:p>0.040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66</text:p>
          </table:table-cell>
          <table:table-cell office:value-type="float" office:value="45" calcext:value-type="float">
            <text:p>45</text:p>
          </table:table-cell>
          <table:table-cell office:value-type="float" office:value="0.033417" calcext:value-type="float">
            <text:p>0.033417</text:p>
          </table:table-cell>
          <table:table-cell office:value-type="float" office:value="0.278224" calcext:value-type="float">
            <text:p>0.278224</text:p>
          </table:table-cell>
          <table:table-cell office:value-type="float" office:value="0.03243" calcext:value-type="float">
            <text:p>0.03243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0.027416" calcext:value-type="float">
            <text:p>0.027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74</text:p>
          </table:table-cell>
          <table:table-cell office:value-type="float" office:value="43" calcext:value-type="float">
            <text:p>43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35458" calcext:value-type="float">
            <text:p>0.035458</text:p>
          </table:table-cell>
          <table:table-cell office:value-type="float" office:value="0.042259" calcext:value-type="float">
            <text:p>0.042259</text:p>
          </table:table-cell>
          <table:table-cell office:value-type="float" office:value="0.027056" calcext:value-type="float">
            <text:p>0.027056</text:p>
          </table:table-cell>
          <table:table-cell office:value-type="float" office:value="0.027309" calcext:value-type="float">
            <text:p>0.027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6.123</text:p>
          </table:table-cell>
          <table:table-cell office:value-type="float" office:value="48" calcext:value-type="float">
            <text:p>48</text:p>
          </table:table-cell>
          <table:table-cell office:value-type="float" office:value="0.024884" calcext:value-type="float">
            <text:p>0.024884</text:p>
          </table:table-cell>
          <table:table-cell office:value-type="float" office:value="0.028592" calcext:value-type="float">
            <text:p>0.028592</text:p>
          </table:table-cell>
          <table:table-cell office:value-type="float" office:value="0.028602" calcext:value-type="float">
            <text:p>0.028602</text:p>
          </table:table-cell>
          <table:table-cell office:value-type="float" office:value="0.038611" calcext:value-type="float">
            <text:p>0.038611</text:p>
          </table:table-cell>
          <table:table-cell office:value-type="float" office:value="0.036535" calcext:value-type="float">
            <text:p>0.036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98.195</text:p>
          </table:table-cell>
          <table:table-cell office:value-type="float" office:value="45" calcext:value-type="float">
            <text:p>45</text:p>
          </table:table-cell>
          <table:table-cell office:value-type="float" office:value="0.031824" calcext:value-type="float">
            <text:p>0.031824</text:p>
          </table:table-cell>
          <table:table-cell office:value-type="float" office:value="0.089969" calcext:value-type="float">
            <text:p>0.089969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0.031412" calcext:value-type="float">
            <text:p>0.031412</text:p>
          </table:table-cell>
          <table:table-cell office:value-type="float" office:value="0.032705" calcext:value-type="float">
            <text:p>0.032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82</text:p>
          </table:table-cell>
          <table:table-cell office:value-type="float" office:value="35" calcext:value-type="float">
            <text:p>35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30239" calcext:value-type="float">
            <text:p>0.030239</text:p>
          </table:table-cell>
          <table:table-cell office:value-type="float" office:value="0.049818" calcext:value-type="float">
            <text:p>0.049818</text:p>
          </table:table-cell>
          <table:table-cell office:value-type="float" office:value="0.028385" calcext:value-type="float">
            <text:p>0.028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75</text:p>
          </table:table-cell>
          <table:table-cell office:value-type="float" office:value="52" calcext:value-type="float">
            <text:p>52</text:p>
          </table:table-cell>
          <table:table-cell office:value-type="float" office:value="0.031064" calcext:value-type="float">
            <text:p>0.031064</text:p>
          </table:table-cell>
          <table:table-cell office:value-type="float" office:value="0.004265" calcext:value-type="float">
            <text:p>0.004265</text:p>
          </table:table-cell>
          <table:table-cell office:value-type="float" office:value="0.028071" calcext:value-type="float">
            <text:p>0.028071</text:p>
          </table:table-cell>
          <table:table-cell office:value-type="float" office:value="0.036359" calcext:value-type="float">
            <text:p>0.036359</text:p>
          </table:table-cell>
          <table:table-cell office:value-type="float" office:value="0.038025" calcext:value-type="float">
            <text:p>0.038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25</text:p>
          </table:table-cell>
          <table:table-cell office:value-type="float" office:value="43" calcext:value-type="float">
            <text:p>43</text:p>
          </table:table-cell>
          <table:table-cell office:value-type="float" office:value="0.039945" calcext:value-type="float">
            <text:p>0.039945</text:p>
          </table:table-cell>
          <table:table-cell office:value-type="float" office:value="0.043076" calcext:value-type="float">
            <text:p>0.043076</text:p>
          </table:table-cell>
          <table:table-cell office:value-type="float" office:value="0.031584" calcext:value-type="float">
            <text:p>0.031584</text:p>
          </table:table-cell>
          <table:table-cell office:value-type="float" office:value="0.039907" calcext:value-type="float">
            <text:p>0.039907</text:p>
          </table:table-cell>
          <table:table-cell office:value-type="float" office:value="0.034673" calcext:value-type="float">
            <text:p>0.034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93</text:p>
          </table:table-cell>
          <table:table-cell office:value-type="float" office:value="41" calcext:value-type="float">
            <text:p>41</text:p>
          </table:table-cell>
          <table:table-cell office:value-type="float" office:value="0.027123" calcext:value-type="float">
            <text:p>0.027123</text:p>
          </table:table-cell>
          <table:table-cell office:value-type="float" office:value="0.03647" calcext:value-type="float">
            <text:p>0.03647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0.038456" calcext:value-type="float">
            <text:p>0.038456</text:p>
          </table:table-cell>
          <table:table-cell office:value-type="float" office:value="0.028558" calcext:value-type="float">
            <text:p>0.028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62</text:p>
          </table:table-cell>
          <table:table-cell office:value-type="float" office:value="42" calcext:value-type="float">
            <text:p>42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028375" calcext:value-type="float">
            <text:p>0.028375</text:p>
          </table:table-cell>
          <table:table-cell office:value-type="float" office:value="0.041338" calcext:value-type="float">
            <text:p>0.041338</text:p>
          </table:table-cell>
          <table:table-cell office:value-type="float" office:value="0.031452" calcext:value-type="float">
            <text:p>0.031452</text:p>
          </table:table-cell>
          <table:table-cell office:value-type="float" office:value="0.037975" calcext:value-type="float">
            <text:p>0.0379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7.210</text:p>
          </table:table-cell>
          <table:table-cell office:value-type="float" office:value="35" calcext:value-type="float">
            <text:p>35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027859" calcext:value-type="float">
            <text:p>0.027859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28467" calcext:value-type="float">
            <text:p>0.028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5</text:p>
          </table:table-cell>
          <table:table-cell office:value-type="float" office:value="40" calcext:value-type="float">
            <text:p>40</text:p>
          </table:table-cell>
          <table:table-cell office:value-type="float" office:value="0.029403" calcext:value-type="float">
            <text:p>0.029403</text:p>
          </table:table-cell>
          <table:table-cell office:value-type="float" office:value="0.043104" calcext:value-type="float">
            <text:p>0.043104</text:p>
          </table:table-cell>
          <table:table-cell office:value-type="float" office:value="0.020137" calcext:value-type="float">
            <text:p>0.020137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033482" calcext:value-type="float">
            <text:p>0.033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98</text:p>
          </table:table-cell>
          <table:table-cell office:value-type="float" office:value="42" calcext:value-type="float">
            <text:p>42</text:p>
          </table:table-cell>
          <table:table-cell office:value-type="float" office:value="0.029231" calcext:value-type="float">
            <text:p>0.029231</text:p>
          </table:table-cell>
          <table:table-cell office:value-type="float" office:value="0.028653" calcext:value-type="float">
            <text:p>0.028653</text:p>
          </table:table-cell>
          <table:table-cell office:value-type="float" office:value="0.086506" calcext:value-type="float">
            <text:p>0.086506</text:p>
          </table:table-cell>
          <table:table-cell office:value-type="float" office:value="0.031224" calcext:value-type="float">
            <text:p>0.031224</text:p>
          </table:table-cell>
          <table:table-cell office:value-type="float" office:value="0.029616" calcext:value-type="float">
            <text:p>0.029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48</text:p>
          </table:table-cell>
          <table:table-cell office:value-type="float" office:value="49" calcext:value-type="float">
            <text:p>49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31941" calcext:value-type="float">
            <text:p>0.031941</text:p>
          </table:table-cell>
          <table:table-cell office:value-type="float" office:value="0.306809" calcext:value-type="float">
            <text:p>0.306809</text:p>
          </table:table-cell>
          <table:table-cell office:value-type="float" office:value="0.043647" calcext:value-type="float">
            <text:p>0.043647</text:p>
          </table:table-cell>
          <table:table-cell office:value-type="float" office:value="0.039854" calcext:value-type="float">
            <text:p>0.039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210</text:p>
          </table:table-cell>
          <table:table-cell office:value-type="float" office:value="44" calcext:value-type="float">
            <text:p>44</text:p>
          </table:table-cell>
          <table:table-cell office:value-type="float" office:value="0.029762" calcext:value-type="float">
            <text:p>0.029762</text:p>
          </table:table-cell>
          <table:table-cell office:value-type="float" office:value="0.029311" calcext:value-type="float">
            <text:p>0.029311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0.03653" calcext:value-type="float">
            <text:p>0.03653</text:p>
          </table:table-cell>
          <table:table-cell office:value-type="float" office:value="0.029693" calcext:value-type="float">
            <text:p>0.029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246</text:p>
          </table:table-cell>
          <table:table-cell office:value-type="float" office:value="48" calcext:value-type="float">
            <text:p>48</text:p>
          </table:table-cell>
          <table:table-cell office:value-type="float" office:value="0.036405" calcext:value-type="float">
            <text:p>0.036405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779" calcext:value-type="float">
            <text:p>0.031779</text:p>
          </table:table-cell>
          <table:table-cell office:value-type="float" office:value="0.02951" calcext:value-type="float">
            <text:p>0.02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98</text:p>
          </table:table-cell>
          <table:table-cell office:value-type="float" office:value="40" calcext:value-type="float">
            <text:p>40</text:p>
          </table:table-cell>
          <table:table-cell office:value-type="float" office:value="0.026479" calcext:value-type="float">
            <text:p>0.026479</text:p>
          </table:table-cell>
          <table:table-cell office:value-type="float" office:value="0.031249" calcext:value-type="float">
            <text:p>0.031249</text:p>
          </table:table-cell>
          <table:table-cell office:value-type="float" office:value="0.028357" calcext:value-type="float">
            <text:p>0.028357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030409" calcext:value-type="float">
            <text:p>0.03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246</text:p>
          </table:table-cell>
          <table:table-cell office:value-type="float" office:value="81" calcext:value-type="float">
            <text:p>81</text:p>
          </table:table-cell>
          <table:table-cell office:value-type="float" office:value="0.028036" calcext:value-type="float">
            <text:p>0.028036</text:p>
          </table:table-cell>
          <table:table-cell office:value-type="float" office:value="0.027795" calcext:value-type="float">
            <text:p>0.027795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0.031194" calcext:value-type="float">
            <text:p>0.031194</text:p>
          </table:table-cell>
          <table:table-cell office:value-type="float" office:value="0.031358" calcext:value-type="float">
            <text:p>0.031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30</text:p>
          </table:table-cell>
          <table:table-cell office:value-type="float" office:value="41" calcext:value-type="float">
            <text:p>41</text:p>
          </table:table-cell>
          <table:table-cell office:value-type="float" office:value="0.028657" calcext:value-type="float">
            <text:p>0.028657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028695" calcext:value-type="float">
            <text:p>0.028695</text:p>
          </table:table-cell>
          <table:table-cell office:value-type="float" office:value="0.027992" calcext:value-type="float">
            <text:p>0.027992</text:p>
          </table:table-cell>
          <table:table-cell office:value-type="float" office:value="0.027567" calcext:value-type="float">
            <text:p>0.027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34</text:p>
          </table:table-cell>
          <table:table-cell office:value-type="float" office:value="40" calcext:value-type="float">
            <text:p>40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3063" calcext:value-type="float">
            <text:p>0.03063</text:p>
          </table:table-cell>
          <table:table-cell office:value-type="float" office:value="0.027763" calcext:value-type="float">
            <text:p>0.0277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96</text:p>
          </table:table-cell>
          <table:table-cell office:value-type="float" office:value="41" calcext:value-type="float">
            <text:p>41</text:p>
          </table:table-cell>
          <table:table-cell office:value-type="float" office:value="0.028011" calcext:value-type="float">
            <text:p>0.028011</text:p>
          </table:table-cell>
          <table:table-cell office:value-type="float" office:value="0.232954" calcext:value-type="float">
            <text:p>0.232954</text:p>
          </table:table-cell>
          <table:table-cell office:value-type="float" office:value="0.028234" calcext:value-type="float">
            <text:p>0.028234</text:p>
          </table:table-cell>
          <table:table-cell office:value-type="float" office:value="0.027495" calcext:value-type="float">
            <text:p>0.027495</text:p>
          </table:table-cell>
          <table:table-cell office:value-type="float" office:value="0.027482" calcext:value-type="float">
            <text:p>0.027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85</text:p>
          </table:table-cell>
          <table:table-cell office:value-type="float" office:value="42" calcext:value-type="float">
            <text:p>42</text:p>
          </table:table-cell>
          <table:table-cell office:value-type="float" office:value="0.031518" calcext:value-type="float">
            <text:p>0.031518</text:p>
          </table:table-cell>
          <table:table-cell office:value-type="float" office:value="0.033509" calcext:value-type="float">
            <text:p>0.033509</text:p>
          </table:table-cell>
          <table:table-cell office:value-type="float" office:value="0.027263" calcext:value-type="float">
            <text:p>0.027263</text:p>
          </table:table-cell>
          <table:table-cell office:value-type="float" office:value="0.029089" calcext:value-type="float">
            <text:p>0.029089</text:p>
          </table:table-cell>
          <table:table-cell office:value-type="float" office:value="0.027606" calcext:value-type="float">
            <text:p>0.027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95</text:p>
          </table:table-cell>
          <table:table-cell office:value-type="float" office:value="44" calcext:value-type="float">
            <text:p>44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7546" calcext:value-type="float">
            <text:p>0.027546</text:p>
          </table:table-cell>
          <table:table-cell office:value-type="float" office:value="0.026903" calcext:value-type="float">
            <text:p>0.026903</text:p>
          </table:table-cell>
          <table:table-cell office:value-type="float" office:value="0.030596" calcext:value-type="float">
            <text:p>0.030596</text:p>
          </table:table-cell>
          <table:table-cell office:value-type="float" office:value="0.031642" calcext:value-type="float">
            <text:p>0.031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7.250</text:p>
          </table:table-cell>
          <table:table-cell office:value-type="float" office:value="33" calcext:value-type="float">
            <text:p>33</text:p>
          </table:table-cell>
          <table:table-cell office:value-type="float" office:value="0.029266" calcext:value-type="float">
            <text:p>0.029266</text:p>
          </table:table-cell>
          <table:table-cell office:value-type="float" office:value="0.030468" calcext:value-type="float">
            <text:p>0.030468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28343" calcext:value-type="float">
            <text:p>0.028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162</text:p>
          </table:table-cell>
          <table:table-cell office:value-type="float" office:value="70" calcext:value-type="float">
            <text:p>70</text:p>
          </table:table-cell>
          <table:table-cell office:value-type="float" office:value="0.038867" calcext:value-type="float">
            <text:p>0.038867</text:p>
          </table:table-cell>
          <table:table-cell office:value-type="float" office:value="0.032524" calcext:value-type="float">
            <text:p>0.032524</text:p>
          </table:table-cell>
          <table:table-cell office:value-type="float" office:value="0.030516" calcext:value-type="float">
            <text:p>0.030516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028641" calcext:value-type="float">
            <text:p>0.028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9.51</text:p>
          </table:table-cell>
          <table:table-cell office:value-type="float" office:value="44" calcext:value-type="float">
            <text:p>44</text:p>
          </table:table-cell>
          <table:table-cell office:value-type="float" office:value="0.028389" calcext:value-type="float">
            <text:p>0.028389</text:p>
          </table:table-cell>
          <table:table-cell office:value-type="float" office:value="0.028413" calcext:value-type="float">
            <text:p>0.028413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27147" calcext:value-type="float">
            <text:p>0.027147</text:p>
          </table:table-cell>
          <table:table-cell office:value-type="float" office:value="0.02816" calcext:value-type="float">
            <text:p>0.02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98.197</text:p>
          </table:table-cell>
          <table:table-cell office:value-type="float" office:value="43" calcext:value-type="float">
            <text:p>43</text:p>
          </table:table-cell>
          <table:table-cell office:value-type="float" office:value="0.027687" calcext:value-type="float">
            <text:p>0.027687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0.032498" calcext:value-type="float">
            <text:p>0.032498</text:p>
          </table:table-cell>
          <table:table-cell office:value-type="float" office:value="0.032926" calcext:value-type="float">
            <text:p>0.032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56</text:p>
          </table:table-cell>
          <table:table-cell office:value-type="float" office:value="38" calcext:value-type="float">
            <text:p>38</text:p>
          </table:table-cell>
          <table:table-cell office:value-type="float" office:value="0.035883" calcext:value-type="float">
            <text:p>0.035883</text:p>
          </table:table-cell>
          <table:table-cell office:value-type="float" office:value="0.041981" calcext:value-type="float">
            <text:p>0.041981</text:p>
          </table:table-cell>
          <table:table-cell office:value-type="float" office:value="0.037577" calcext:value-type="float">
            <text:p>0.037577</text:p>
          </table:table-cell>
          <table:table-cell office:value-type="float" office:value="0.027927" calcext:value-type="float">
            <text:p>0.027927</text:p>
          </table:table-cell>
          <table:table-cell office:value-type="float" office:value="0.027142" calcext:value-type="float">
            <text:p>0.027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217</text:p>
          </table:table-cell>
          <table:table-cell office:value-type="float" office:value="46" calcext:value-type="float">
            <text:p>46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40515" calcext:value-type="float">
            <text:p>0.040515</text:p>
          </table:table-cell>
          <table:table-cell office:value-type="float" office:value="0.031047" calcext:value-type="float">
            <text:p>0.031047</text:p>
          </table:table-cell>
          <table:table-cell office:value-type="float" office:value="0.02815" calcext:value-type="float">
            <text:p>0.02815</text:p>
          </table:table-cell>
          <table:table-cell office:value-type="float" office:value="0.027548" calcext:value-type="float">
            <text:p>0.027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85</text:p>
          </table:table-cell>
          <table:table-cell office:value-type="float" office:value="43" calcext:value-type="float">
            <text:p>43</text:p>
          </table:table-cell>
          <table:table-cell office:value-type="float" office:value="0.065467" calcext:value-type="float">
            <text:p>0.065467</text:p>
          </table:table-cell>
          <table:table-cell office:value-type="float" office:value="0.079391" calcext:value-type="float">
            <text:p>0.079391</text:p>
          </table:table-cell>
          <table:table-cell office:value-type="float" office:value="0.028379" calcext:value-type="float">
            <text:p>0.028379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027571" calcext:value-type="float">
            <text:p>0.027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48</text:p>
          </table:table-cell>
          <table:table-cell office:value-type="float" office:value="44" calcext:value-type="float">
            <text:p>44</text:p>
          </table:table-cell>
          <table:table-cell office:value-type="float" office:value="0.033426" calcext:value-type="float">
            <text:p>0.033426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2677" calcext:value-type="float">
            <text:p>0.02677</text:p>
          </table:table-cell>
          <table:table-cell office:value-type="float" office:value="0.028132" calcext:value-type="float">
            <text:p>0.028132</text:p>
          </table:table-cell>
          <table:table-cell office:value-type="float" office:value="0.027003" calcext:value-type="float">
            <text:p>0.027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94</text:p>
          </table:table-cell>
          <table:table-cell office:value-type="float" office:value="37" calcext:value-type="float">
            <text:p>37</text:p>
          </table:table-cell>
          <table:table-cell office:value-type="float" office:value="0.029605" calcext:value-type="float">
            <text:p>0.029605</text:p>
          </table:table-cell>
          <table:table-cell office:value-type="float" office:value="0.040014" calcext:value-type="float">
            <text:p>0.040014</text:p>
          </table:table-cell>
          <table:table-cell office:value-type="float" office:value="0.032045" calcext:value-type="float">
            <text:p>0.032045</text:p>
          </table:table-cell>
          <table:table-cell office:value-type="float" office:value="0.031036" calcext:value-type="float">
            <text:p>0.031036</text:p>
          </table:table-cell>
          <table:table-cell office:value-type="float" office:value="0.584529" calcext:value-type="float">
            <text:p>0.584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225</text:p>
          </table:table-cell>
          <table:table-cell office:value-type="float" office:value="41" calcext:value-type="float">
            <text:p>41</text:p>
          </table:table-cell>
          <table:table-cell office:value-type="float" office:value="0.027678" calcext:value-type="float">
            <text:p>0.027678</text:p>
          </table:table-cell>
          <table:table-cell office:value-type="float" office:value="0.028445" calcext:value-type="float">
            <text:p>0.028445</text:p>
          </table:table-cell>
          <table:table-cell office:value-type="float" office:value="0.027594" calcext:value-type="float">
            <text:p>0.027594</text:p>
          </table:table-cell>
          <table:table-cell office:value-type="float" office:value="0.039543" calcext:value-type="float">
            <text:p>0.039543</text:p>
          </table:table-cell>
          <table:table-cell office:value-type="float" office:value="0.035825" calcext:value-type="float">
            <text:p>0.035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240</text:p>
          </table:table-cell>
          <table:table-cell office:value-type="float" office:value="37" calcext:value-type="float">
            <text:p>37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035874" calcext:value-type="float">
            <text:p>0.035874</text:p>
          </table:table-cell>
          <table:table-cell office:value-type="float" office:value="0.028358" calcext:value-type="float">
            <text:p>0.028358</text:p>
          </table:table-cell>
          <table:table-cell office:value-type="float" office:value="0.029544" calcext:value-type="float">
            <text:p>0.029544</text:p>
          </table:table-cell>
          <table:table-cell office:value-type="float" office:value="0.040376" calcext:value-type="float">
            <text:p>0.040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30</text:p>
          </table:table-cell>
          <table:table-cell office:value-type="float" office:value="51" calcext:value-type="float">
            <text:p>51</text:p>
          </table:table-cell>
          <table:table-cell office:value-type="float" office:value="0.096852" calcext:value-type="float">
            <text:p>0.096852</text:p>
          </table:table-cell>
          <table:table-cell office:value-type="float" office:value="0.032985" calcext:value-type="float">
            <text:p>0.032985</text:p>
          </table:table-cell>
          <table:table-cell office:value-type="float" office:value="0.03252" calcext:value-type="float">
            <text:p>0.03252</text:p>
          </table:table-cell>
          <table:table-cell office:value-type="float" office:value="0.051383" calcext:value-type="float">
            <text:p>0.051383</text:p>
          </table:table-cell>
          <table:table-cell office:value-type="float" office:value="0.026176" calcext:value-type="float">
            <text:p>0.026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203</text:p>
          </table:table-cell>
          <table:table-cell office:value-type="float" office:value="73" calcext:value-type="float">
            <text:p>73</text:p>
          </table:table-cell>
          <table:table-cell office:value-type="float" office:value="0.033337" calcext:value-type="float">
            <text:p>0.033337</text:p>
          </table:table-cell>
          <table:table-cell office:value-type="float" office:value="0.035879" calcext:value-type="float">
            <text:p>0.035879</text:p>
          </table:table-cell>
          <table:table-cell office:value-type="float" office:value="0.037057" calcext:value-type="float">
            <text:p>0.037057</text:p>
          </table:table-cell>
          <table:table-cell office:value-type="float" office:value="0.05453" calcext:value-type="float">
            <text:p>0.05453</text:p>
          </table:table-cell>
          <table:table-cell office:value-type="float" office:value="0.036144" calcext:value-type="float">
            <text:p>0.036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62</text:p>
          </table:table-cell>
          <table:table-cell office:value-type="float" office:value="46" calcext:value-type="float">
            <text:p>46</text:p>
          </table:table-cell>
          <table:table-cell office:value-type="float" office:value="0.037969" calcext:value-type="float">
            <text:p>0.037969</text:p>
          </table:table-cell>
          <table:table-cell office:value-type="float" office:value="0.305428" calcext:value-type="float">
            <text:p>0.305428</text:p>
          </table:table-cell>
          <table:table-cell office:value-type="float" office:value="0.030171" calcext:value-type="float">
            <text:p>0.030171</text:p>
          </table:table-cell>
          <table:table-cell office:value-type="float" office:value="0.031619" calcext:value-type="float">
            <text:p>0.031619</text:p>
          </table:table-cell>
          <table:table-cell office:value-type="float" office:value="0.034633" calcext:value-type="float">
            <text:p>0.034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43</text:p>
          </table:table-cell>
          <table:table-cell office:value-type="float" office:value="97" calcext:value-type="float">
            <text:p>97</text:p>
          </table:table-cell>
          <table:table-cell office:value-type="float" office:value="0.045347" calcext:value-type="float">
            <text:p>0.045347</text:p>
          </table:table-cell>
          <table:table-cell office:value-type="float" office:value="0.031752" calcext:value-type="float">
            <text:p>0.031752</text:p>
          </table:table-cell>
          <table:table-cell office:value-type="float" office:value="0.030865" calcext:value-type="float">
            <text:p>0.030865</text:p>
          </table:table-cell>
          <table:table-cell office:value-type="float" office:value="0.041986" calcext:value-type="float">
            <text:p>0.041986</text:p>
          </table:table-cell>
          <table:table-cell office:value-type="float" office:value="0.031217" calcext:value-type="float">
            <text:p>0.031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30</text:p>
          </table:table-cell>
          <table:table-cell office:value-type="float" office:value="45" calcext:value-type="float">
            <text:p>45</text:p>
          </table:table-cell>
          <table:table-cell office:value-type="float" office:value="0.032901" calcext:value-type="float">
            <text:p>0.032901</text:p>
          </table:table-cell>
          <table:table-cell office:value-type="float" office:value="0.036204" calcext:value-type="float">
            <text:p>0.036204</text:p>
          </table:table-cell>
          <table:table-cell office:value-type="float" office:value="0.036628" calcext:value-type="float">
            <text:p>0.036628</text:p>
          </table:table-cell>
          <table:table-cell office:value-type="float" office:value="0.029494" calcext:value-type="float">
            <text:p>0.029494</text:p>
          </table:table-cell>
          <table:table-cell office:value-type="float" office:value="0.028633" calcext:value-type="float">
            <text:p>0.028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49" calcext:value-type="float">
            <text:p>49</text:p>
          </table:table-cell>
          <table:table-cell office:value-type="float" office:value="0.036008" calcext:value-type="float">
            <text:p>0.036008</text:p>
          </table:table-cell>
          <table:table-cell office:value-type="float" office:value="0.027132" calcext:value-type="float">
            <text:p>0.027132</text:p>
          </table:table-cell>
          <table:table-cell office:value-type="float" office:value="0.027939" calcext:value-type="float">
            <text:p>0.027939</text:p>
          </table:table-cell>
          <table:table-cell office:value-type="float" office:value="0.028059" calcext:value-type="float">
            <text:p>0.028059</text:p>
          </table:table-cell>
          <table:table-cell office:value-type="float" office:value="0.032283" calcext:value-type="float">
            <text:p>0.032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39" calcext:value-type="float">
            <text:p>39</text:p>
          </table:table-cell>
          <table:table-cell office:value-type="float" office:value="0.04364" calcext:value-type="float">
            <text:p>0.04364</text:p>
          </table:table-cell>
          <table:table-cell office:value-type="float" office:value="0.029397" calcext:value-type="float">
            <text:p>0.029397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0.028736" calcext:value-type="float">
            <text:p>0.028736</text:p>
          </table:table-cell>
          <table:table-cell office:value-type="float" office:value="0.032053" calcext:value-type="float">
            <text:p>0.03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44" calcext:value-type="float">
            <text:p>44</text:p>
          </table:table-cell>
          <table:table-cell office:value-type="float" office:value="0.027106" calcext:value-type="float">
            <text:p>0.027106</text:p>
          </table:table-cell>
          <table:table-cell office:value-type="float" office:value="0.027032" calcext:value-type="float">
            <text:p>0.027032</text:p>
          </table:table-cell>
          <table:table-cell office:value-type="float" office:value="0.027625" calcext:value-type="float">
            <text:p>0.027625</text:p>
          </table:table-cell>
          <table:table-cell office:value-type="float" office:value="0.028164" calcext:value-type="float">
            <text:p>0.028164</text:p>
          </table:table-cell>
          <table:table-cell office:value-type="float" office:value="0.029579" calcext:value-type="float">
            <text:p>0.029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98</text:p>
          </table:table-cell>
          <table:table-cell office:value-type="float" office:value="61" calcext:value-type="float">
            <text:p>61</text:p>
          </table:table-cell>
          <table:table-cell office:value-type="float" office:value="0.027158" calcext:value-type="float">
            <text:p>0.027158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0.028867" calcext:value-type="float">
            <text:p>0.028867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0.027266" calcext:value-type="float">
            <text:p>0.027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192.168.1.1</text:p>
          </table:table-cell>
          <table:table-cell office:value-type="float" office:value="41" calcext:value-type="float">
            <text:p>41</text:p>
          </table:table-cell>
          <table:table-cell office:value-type="float" office:value="0.046241" calcext:value-type="float">
            <text:p>0.046241</text:p>
          </table:table-cell>
          <table:table-cell office:value-type="float" office:value="0.029402" calcext:value-type="float">
            <text:p>0.029402</text:p>
          </table:table-cell>
          <table:table-cell office:value-type="float" office:value="0.030906" calcext:value-type="float">
            <text:p>0.030906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9.196</text:p>
          </table:table-cell>
          <table:table-cell office:value-type="float" office:value="39" calcext:value-type="float">
            <text:p>39</text:p>
          </table:table-cell>
          <table:table-cell office:value-type="float" office:value="0.030792" calcext:value-type="float">
            <text:p>0.030792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028734" calcext:value-type="float">
            <text:p>0.028734</text:p>
          </table:table-cell>
          <table:table-cell office:value-type="float" office:value="0.02938" calcext:value-type="float">
            <text:p>0.02938</text:p>
          </table:table-cell>
          <table:table-cell office:value-type="float" office:value="0.028693" calcext:value-type="float">
            <text:p>0.028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8.197</text:p>
          </table:table-cell>
          <table:table-cell office:value-type="float" office:value="16" calcext:value-type="float">
            <text:p>1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7252" calcext:value-type="float">
            <text:p>0.027252</text:p>
          </table:table-cell>
          <table:table-cell office:value-type="float" office:value="0.057554" calcext:value-type="float">
            <text:p>0.057554</text:p>
          </table:table-cell>
          <table:table-cell office:value-type="float" office:value="0.02987" calcext:value-type="float">
            <text:p>0.02987</text:p>
          </table:table-cell>
          <table:table-cell office:value-type="float" office:value="0.028361" calcext:value-type="float">
            <text:p>0.028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192.241.187.124</text:p>
          </table:table-cell>
          <table:table-cell office:value-type="float" office:value="12" calcext:value-type="float">
            <text:p>12</text:p>
          </table:table-cell>
          <table:table-cell office:value-type="float" office:value="0.028712" calcext:value-type="float">
            <text:p>0.028712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03353" calcext:value-type="float">
            <text:p>0.03353</text:p>
          </table:table-cell>
          <table:table-cell office:value-type="float" office:value="0.028397" calcext:value-type="float">
            <text:p>0.028397</text:p>
          </table:table-cell>
          <table:table-cell office:value-type="float" office:value="0.000133" calcext:value-type="float">
            <text:p>0.000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96.123</text:p>
          </table:table-cell>
          <table:table-cell office:value-type="float" office:value="40" calcext:value-type="float">
            <text:p>40</text:p>
          </table:table-cell>
          <table:table-cell office:value-type="float" office:value="0.028631" calcext:value-type="float">
            <text:p>0.028631</text:p>
          </table:table-cell>
          <table:table-cell office:value-type="float" office:value="0.046621" calcext:value-type="float">
            <text:p>0.046621</text:p>
          </table:table-cell>
          <table:table-cell office:value-type="float" office:value="0.030944" calcext:value-type="float">
            <text:p>0.030944</text:p>
          </table:table-cell>
          <table:table-cell office:value-type="float" office:value="0.031563" calcext:value-type="float">
            <text:p>0.031563</text:p>
          </table:table-cell>
          <table:table-cell office:value-type="float" office:value="0.030032" calcext:value-type="float">
            <text:p>0.030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ydne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5355" calcext:value-type="float">
            <text:p>0.035355</text:p>
          </table:table-cell>
          <table:table-cell office:value-type="float" office:value="0.028345" calcext:value-type="float">
            <text:p>0.028345</text:p>
          </table:table-cell>
          <table:table-cell office:value-type="float" office:value="0.031542" calcext:value-type="float">
            <text:p>0.031542</text:p>
          </table:table-cell>
          <table:table-cell office:value-type="float" office:value="0.029406" calcext:value-type="float">
            <text:p>0.0294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1</text:p>
          </table:table-cell>
          <table:table-cell office:value-type="float" office:value="43" calcext:value-type="float">
            <text:p>43</text:p>
          </table:table-cell>
          <table:table-cell office:value-type="float" office:value="0.031483" calcext:value-type="float">
            <text:p>0.031483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28458" calcext:value-type="float">
            <text:p>0.028458</text:p>
          </table:table-cell>
          <table:table-cell office:value-type="float" office:value="0.026539" calcext:value-type="float">
            <text:p>0.026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93</text:p>
          </table:table-cell>
          <table:table-cell office:value-type="float" office:value="43" calcext:value-type="float">
            <text:p>43</text:p>
          </table:table-cell>
          <table:table-cell office:value-type="float" office:value="0.029998" calcext:value-type="float">
            <text:p>0.029998</text:p>
          </table:table-cell>
          <table:table-cell office:value-type="float" office:value="0.032766" calcext:value-type="float">
            <text:p>0.032766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29084" calcext:value-type="float">
            <text:p>0.029084</text:p>
          </table:table-cell>
          <table:table-cell office:value-type="float" office:value="0.032347" calcext:value-type="float">
            <text:p>0.0323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93</text:p>
          </table:table-cell>
          <table:table-cell office:value-type="float" office:value="45" calcext:value-type="float">
            <text:p>45</text:p>
          </table:table-cell>
          <table:table-cell office:value-type="float" office:value="0.036208" calcext:value-type="float">
            <text:p>0.036208</text:p>
          </table:table-cell>
          <table:table-cell office:value-type="float" office:value="0.048624" calcext:value-type="float">
            <text:p>0.048624</text:p>
          </table:table-cell>
          <table:table-cell office:value-type="float" office:value="0.054693" calcext:value-type="float">
            <text:p>0.054693</text:p>
          </table:table-cell>
          <table:table-cell office:value-type="float" office:value="0.028807" calcext:value-type="float">
            <text:p>0.028807</text:p>
          </table:table-cell>
          <table:table-cell office:value-type="float" office:value="0.041051" calcext:value-type="float">
            <text:p>0.041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00</text:p>
          </table:table-cell>
          <table:table-cell office:value-type="float" office:value="38" calcext:value-type="float">
            <text:p>38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16933" calcext:value-type="float">
            <text:p>0.016933</text:p>
          </table:table-cell>
          <table:table-cell office:value-type="float" office:value="0.028512" calcext:value-type="float">
            <text:p>0.028512</text:p>
          </table:table-cell>
          <table:table-cell office:value-type="float" office:value="0.037433" calcext:value-type="float">
            <text:p>0.037433</text:p>
          </table:table-cell>
          <table:table-cell office:value-type="float" office:value="0.026515" calcext:value-type="float">
            <text:p>0.026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225</text:p>
          </table:table-cell>
          <table:table-cell office:value-type="float" office:value="62" calcext:value-type="float">
            <text:p>62</text:p>
          </table:table-cell>
          <table:table-cell office:value-type="float" office:value="0.050826" calcext:value-type="float">
            <text:p>0.050826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341" calcext:value-type="float">
            <text:p>0.037341</text:p>
          </table:table-cell>
          <table:table-cell office:value-type="float" office:value="0.027504" calcext:value-type="float">
            <text:p>0.027504</text:p>
          </table:table-cell>
          <table:table-cell office:value-type="float" office:value="0.030285" calcext:value-type="float">
            <text:p>0.030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62</text:p>
          </table:table-cell>
          <table:table-cell office:value-type="float" office:value="43" calcext:value-type="float">
            <text:p>43</text:p>
          </table:table-cell>
          <table:table-cell office:value-type="float" office:value="0.028136" calcext:value-type="float">
            <text:p>0.028136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29135" calcext:value-type="float">
            <text:p>0.029135</text:p>
          </table:table-cell>
          <table:table-cell office:value-type="float" office:value="0.031027" calcext:value-type="float">
            <text:p>0.031027</text:p>
          </table:table-cell>
          <table:table-cell office:value-type="float" office:value="0.028652" calcext:value-type="float">
            <text:p>0.028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58</text:p>
          </table:table-cell>
          <table:table-cell office:value-type="float" office:value="47" calcext:value-type="float">
            <text:p>47</text:p>
          </table:table-cell>
          <table:table-cell office:value-type="float" office:value="0.035235" calcext:value-type="float">
            <text:p>0.035235</text:p>
          </table:table-cell>
          <table:table-cell office:value-type="float" office:value="0.039005" calcext:value-type="float">
            <text:p>0.039005</text:p>
          </table:table-cell>
          <table:table-cell office:value-type="float" office:value="0.085731" calcext:value-type="float">
            <text:p>0.085731</text:p>
          </table:table-cell>
          <table:table-cell office:value-type="float" office:value="0.031024" calcext:value-type="float">
            <text:p>0.031024</text:p>
          </table:table-cell>
          <table:table-cell office:value-type="float" office:value="0.029161" calcext:value-type="float">
            <text:p>0.029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8</text:p>
          </table:table-cell>
          <table:table-cell office:value-type="float" office:value="41" calcext:value-type="float">
            <text:p>41</text:p>
          </table:table-cell>
          <table:table-cell office:value-type="float" office:value="0.027543" calcext:value-type="float">
            <text:p>0.027543</text:p>
          </table:table-cell>
          <table:table-cell office:value-type="float" office:value="0.029893" calcext:value-type="float">
            <text:p>0.029893</text:p>
          </table:table-cell>
          <table:table-cell office:value-type="float" office:value="0.033956" calcext:value-type="float">
            <text:p>0.033956</text:p>
          </table:table-cell>
          <table:table-cell office:value-type="float" office:value="0.031905" calcext:value-type="float">
            <text:p>0.031905</text:p>
          </table:table-cell>
          <table:table-cell office:value-type="float" office:value="0.035779" calcext:value-type="float">
            <text:p>0.035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0</text:p>
          </table:table-cell>
          <table:table-cell office:value-type="float" office:value="13" calcext:value-type="float">
            <text:p>13</text:p>
          </table:table-cell>
          <table:table-cell office:value-type="float" office:value="0.030995" calcext:value-type="float">
            <text:p>0.030995</text:p>
          </table:table-cell>
          <table:table-cell office:value-type="float" office:value="0.02852" calcext:value-type="float">
            <text:p>0.02852</text:p>
          </table:table-cell>
          <table:table-cell office:value-type="float" office:value="0.04067" calcext:value-type="float">
            <text:p>0.04067</text:p>
          </table:table-cell>
          <table:table-cell office:value-type="float" office:value="0.058791" calcext:value-type="float">
            <text:p>0.058791</text:p>
          </table:table-cell>
          <table:table-cell office:value-type="float" office:value="0.039222" calcext:value-type="float">
            <text:p>0.039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97</text:p>
          </table:table-cell>
          <table:table-cell office:value-type="float" office:value="46" calcext:value-type="float">
            <text:p>46</text:p>
          </table:table-cell>
          <table:table-cell office:value-type="float" office:value="0.030422" calcext:value-type="float">
            <text:p>0.030422</text:p>
          </table:table-cell>
          <table:table-cell office:value-type="float" office:value="0.033366" calcext:value-type="float">
            <text:p>0.033366</text:p>
          </table:table-cell>
          <table:table-cell office:value-type="float" office:value="0.039679" calcext:value-type="float">
            <text:p>0.039679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769" calcext:value-type="float">
            <text:p>0.031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43</text:p>
          </table:table-cell>
          <table:table-cell office:value-type="float" office:value="45" calcext:value-type="float">
            <text:p>45</text:p>
          </table:table-cell>
          <table:table-cell office:value-type="float" office:value="0.030338" calcext:value-type="float">
            <text:p>0.030338</text:p>
          </table:table-cell>
          <table:table-cell office:value-type="float" office:value="0.033193" calcext:value-type="float">
            <text:p>0.033193</text:p>
          </table:table-cell>
          <table:table-cell office:value-type="float" office:value="0.039576" calcext:value-type="float">
            <text:p>0.039576</text:p>
          </table:table-cell>
          <table:table-cell office:value-type="float" office:value="0.038703" calcext:value-type="float">
            <text:p>0.038703</text:p>
          </table:table-cell>
          <table:table-cell office:value-type="float" office:value="0.029482" calcext:value-type="float">
            <text:p>0.029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111</text:p>
          </table:table-cell>
          <table:table-cell office:value-type="float" office:value="37" calcext:value-type="float">
            <text:p>3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377" calcext:value-type="float">
            <text:p>0.029377</text:p>
          </table:table-cell>
          <table:table-cell office:value-type="float" office:value="0.036495" calcext:value-type="float">
            <text:p>0.036495</text:p>
          </table:table-cell>
          <table:table-cell office:value-type="float" office:value="0.028885" calcext:value-type="float">
            <text:p>0.028885</text:p>
          </table:table-cell>
          <table:table-cell office:value-type="float" office:value="0.028567" calcext:value-type="float">
            <text:p>0.028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95</text:p>
          </table:table-cell>
          <table:table-cell office:value-type="float" office:value="45" calcext:value-type="float">
            <text:p>45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0.027675" calcext:value-type="float">
            <text:p>0.027675</text:p>
          </table:table-cell>
          <table:table-cell office:value-type="float" office:value="0.03991" calcext:value-type="float">
            <text:p>0.03991</text:p>
          </table:table-cell>
          <table:table-cell office:value-type="float" office:value="0.029283" calcext:value-type="float">
            <text:p>0.029283</text:p>
          </table:table-cell>
          <table:table-cell office:value-type="float" office:value="0.033773" calcext:value-type="float">
            <text:p>0.0337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50</text:p>
          </table:table-cell>
          <table:table-cell office:value-type="float" office:value="42" calcext:value-type="float">
            <text:p>42</text:p>
          </table:table-cell>
          <table:table-cell office:value-type="float" office:value="0.038307" calcext:value-type="float">
            <text:p>0.038307</text:p>
          </table:table-cell>
          <table:table-cell office:value-type="float" office:value="0.027609" calcext:value-type="float">
            <text:p>0.027609</text:p>
          </table:table-cell>
          <table:table-cell office:value-type="float" office:value="0.029575" calcext:value-type="float">
            <text:p>0.029575</text:p>
          </table:table-cell>
          <table:table-cell office:value-type="float" office:value="0.03828" calcext:value-type="float">
            <text:p>0.03828</text:p>
          </table:table-cell>
          <table:table-cell office:value-type="float" office:value="0.029952" calcext:value-type="float">
            <text:p>0.029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0103" calcext:value-type="float">
            <text:p>0.030103</text:p>
          </table:table-cell>
          <table:table-cell office:value-type="float" office:value="0.031001" calcext:value-type="float">
            <text:p>0.031001</text:p>
          </table:table-cell>
          <table:table-cell office:value-type="float" office:value="0.027453" calcext:value-type="float">
            <text:p>0.027453</text:p>
          </table:table-cell>
          <table:table-cell office:value-type="float" office:value="0.027134" calcext:value-type="float">
            <text:p>0.027134</text:p>
          </table:table-cell>
          <table:table-cell office:value-type="float" office:value="0.029706" calcext:value-type="float">
            <text:p>0.029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9.53</text:p>
          </table:table-cell>
          <table:table-cell office:value-type="float" office:value="38" calcext:value-type="float">
            <text:p>38</text:p>
          </table:table-cell>
          <table:table-cell office:value-type="float" office:value="0.031048" calcext:value-type="float">
            <text:p>0.031048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0.029186" calcext:value-type="float">
            <text:p>0.029186</text:p>
          </table:table-cell>
          <table:table-cell office:value-type="float" office:value="0.026879" calcext:value-type="float">
            <text:p>0.026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134</text:p>
          </table:table-cell>
          <table:table-cell office:value-type="float" office:value="83" calcext:value-type="float">
            <text:p>83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36533" calcext:value-type="float">
            <text:p>0.036533</text:p>
          </table:table-cell>
          <table:table-cell office:value-type="float" office:value="0.026649" calcext:value-type="float">
            <text:p>0.026649</text:p>
          </table:table-cell>
          <table:table-cell office:value-type="float" office:value="0.029786" calcext:value-type="float">
            <text:p>0.029786</text:p>
          </table:table-cell>
          <table:table-cell office:value-type="float" office:value="0.027403" calcext:value-type="float">
            <text:p>0.027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71</text:p>
          </table:table-cell>
          <table:table-cell office:value-type="float" office:value="41" calcext:value-type="float">
            <text:p>41</text:p>
          </table:table-cell>
          <table:table-cell office:value-type="float" office:value="0.029059" calcext:value-type="float">
            <text:p>0.029059</text:p>
          </table:table-cell>
          <table:table-cell office:value-type="float" office:value="0.031064" calcext:value-type="float">
            <text:p>0.031064</text:p>
          </table:table-cell>
          <table:table-cell office:value-type="float" office:value="0.030193" calcext:value-type="float">
            <text:p>0.030193</text:p>
          </table:table-cell>
          <table:table-cell office:value-type="float" office:value="0.028293" calcext:value-type="float">
            <text:p>0.028293</text:p>
          </table:table-cell>
          <table:table-cell office:value-type="float" office:value="0.04902" calcext:value-type="float">
            <text:p>0.049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6.45</text:p>
          </table:table-cell>
          <table:table-cell office:value-type="float" office:value="41" calcext:value-type="float">
            <text:p>41</text:p>
          </table:table-cell>
          <table:table-cell office:value-type="float" office:value="0.033196" calcext:value-type="float">
            <text:p>0.033196</text:p>
          </table:table-cell>
          <table:table-cell office:value-type="float" office:value="0.034709" calcext:value-type="float">
            <text:p>0.034709</text:p>
          </table:table-cell>
          <table:table-cell office:value-type="float" office:value="0.030911" calcext:value-type="float">
            <text:p>0.030911</text:p>
          </table:table-cell>
          <table:table-cell office:value-type="float" office:value="0.031968" calcext:value-type="float">
            <text:p>0.031968</text:p>
          </table:table-cell>
          <table:table-cell office:value-type="float" office:value="0.040429" calcext:value-type="float">
            <text:p>0.040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203</text:p>
          </table:table-cell>
          <table:table-cell office:value-type="float" office:value="41" calcext:value-type="float">
            <text:p>41</text:p>
          </table:table-cell>
          <table:table-cell office:value-type="float" office:value="0.030118" calcext:value-type="float">
            <text:p>0.03011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54718" calcext:value-type="float">
            <text:p>0.054718</text:p>
          </table:table-cell>
          <table:table-cell office:value-type="float" office:value="0.026701" calcext:value-type="float">
            <text:p>0.026701</text:p>
          </table:table-cell>
          <table:table-cell office:value-type="float" office:value="0.02751" calcext:value-type="float">
            <text:p>0.02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192.168.1.2</text:p>
          </table:table-cell>
          <table:table-cell office:value-type="float" office:value="45" calcext:value-type="float">
            <text:p>45</text:p>
          </table:table-cell>
          <table:table-cell office:value-type="float" office:value="0.041545" calcext:value-type="float">
            <text:p>0.041545</text:p>
          </table:table-cell>
          <table:table-cell office:value-type="float" office:value="0.030213" calcext:value-type="float">
            <text:p>0.030213</text:p>
          </table:table-cell>
          <table:table-cell office:value-type="float" office:value="0.035863" calcext:value-type="float">
            <text:p>0.035863</text:p>
          </table:table-cell>
          <table:table-cell office:value-type="float" office:value="0.055173" calcext:value-type="float">
            <text:p>0.055173</text:p>
          </table:table-cell>
          <table:table-cell office:value-type="float" office:value="0.001826" calcext:value-type="float">
            <text:p>0.001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98.33</text:p>
          </table:table-cell>
          <table:table-cell office:value-type="float" office:value="40" calcext:value-type="float">
            <text:p>40</text:p>
          </table:table-cell>
          <table:table-cell office:value-type="float" office:value="0.006069" calcext:value-type="float">
            <text:p>0.006069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0.028717" calcext:value-type="float">
            <text:p>0.028717</text:p>
          </table:table-cell>
          <table:table-cell office:value-type="float" office:value="0.028396" calcext:value-type="float">
            <text:p>0.028396</text:p>
          </table:table-cell>
          <table:table-cell office:value-type="float" office:value="0.026966" calcext:value-type="float">
            <text:p>0.0269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3</text:p>
          </table:table-cell>
          <table:table-cell office:value-type="float" office:value="47" calcext:value-type="float">
            <text:p>47</text:p>
          </table:table-cell>
          <table:table-cell office:value-type="float" office:value="0.035834" calcext:value-type="float">
            <text:p>0.03583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0.030222" calcext:value-type="float">
            <text:p>0.030222</text:p>
          </table:table-cell>
          <table:table-cell office:value-type="float" office:value="0.037265" calcext:value-type="float">
            <text:p>0.037265</text:p>
          </table:table-cell>
          <table:table-cell office:value-type="float" office:value="0.03667" calcext:value-type="float">
            <text:p>0.03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3</text:p>
          </table:table-cell>
          <table:table-cell office:value-type="float" office:value="42" calcext:value-type="float">
            <text:p>42</text:p>
          </table:table-cell>
          <table:table-cell office:value-type="float" office:value="0.027016" calcext:value-type="float">
            <text:p>0.027016</text:p>
          </table:table-cell>
          <table:table-cell office:value-type="float" office:value="0.02729" calcext:value-type="float">
            <text:p>0.02729</text:p>
          </table:table-cell>
          <table:table-cell office:value-type="float" office:value="0.028355" calcext:value-type="float">
            <text:p>0.028355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0.028393" calcext:value-type="float">
            <text:p>0.0283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83</text:p>
          </table:table-cell>
          <table:table-cell office:value-type="float" office:value="44" calcext:value-type="float">
            <text:p>44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0.038221" calcext:value-type="float">
            <text:p>0.038221</text:p>
          </table:table-cell>
          <table:table-cell office:value-type="float" office:value="0.046387" calcext:value-type="float">
            <text:p>0.04638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3235" calcext:value-type="float">
            <text:p>0.03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82</text:p>
          </table:table-cell>
          <table:table-cell office:value-type="float" office:value="35" calcext:value-type="float">
            <text:p>35</text:p>
          </table:table-cell>
          <table:table-cell office:value-type="float" office:value="0.295206" calcext:value-type="float">
            <text:p>0.295206</text:p>
          </table:table-cell>
          <table:table-cell office:value-type="float" office:value="-1.32263" calcext:value-type="float">
            <text:p>-1.32263</text:p>
          </table:table-cell>
          <table:table-cell office:value-type="float" office:value="-2.008827" calcext:value-type="float">
            <text:p>-2.008827</text:p>
          </table:table-cell>
          <table:table-cell office:value-type="float" office:value="0.032986" calcext:value-type="float">
            <text:p>0.032986</text:p>
          </table:table-cell>
          <table:table-cell office:value-type="float" office:value="0.036163" calcext:value-type="float">
            <text:p>0.036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235</text:p>
          </table:table-cell>
          <table:table-cell office:value-type="float" office:value="40" calcext:value-type="float">
            <text:p>40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0.029045" calcext:value-type="float">
            <text:p>0.029045</text:p>
          </table:table-cell>
          <table:table-cell office:value-type="float" office:value="0.027547" calcext:value-type="float">
            <text:p>0.027547</text:p>
          </table:table-cell>
          <table:table-cell office:value-type="float" office:value="0.029326" calcext:value-type="float">
            <text:p>0.029326</text:p>
          </table:table-cell>
          <table:table-cell office:value-type="float" office:value="0.026777" calcext:value-type="float">
            <text:p>0.026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63</text:p>
          </table:table-cell>
          <table:table-cell office:value-type="float" office:value="40" calcext:value-type="float">
            <text:p>40</text:p>
          </table:table-cell>
          <table:table-cell office:value-type="float" office:value="0.028677" calcext:value-type="float">
            <text:p>0.028677</text:p>
          </table:table-cell>
          <table:table-cell office:value-type="float" office:value="0.030912" calcext:value-type="float">
            <text:p>0.030912</text:p>
          </table:table-cell>
          <table:table-cell office:value-type="float" office:value="0.033534" calcext:value-type="float">
            <text:p>0.033534</text:p>
          </table:table-cell>
          <table:table-cell office:value-type="float" office:value="0.02791" calcext:value-type="float">
            <text:p>0.02791</text:p>
          </table:table-cell>
          <table:table-cell office:value-type="float" office:value="0.037519" calcext:value-type="float">
            <text:p>0.0375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61</text:p>
          </table:table-cell>
          <table:table-cell office:value-type="float" office:value="10" calcext:value-type="float">
            <text:p>10</text:p>
          </table:table-cell>
          <table:table-cell office:value-type="float" office:value="0.044213" calcext:value-type="float">
            <text:p>0.044213</text:p>
          </table:table-cell>
          <table:table-cell office:value-type="float" office:value="0.027361" calcext:value-type="float">
            <text:p>0.027361</text:p>
          </table:table-cell>
          <table:table-cell office:value-type="float" office:value="0.042229" calcext:value-type="float">
            <text:p>0.042229</text:p>
          </table:table-cell>
          <table:table-cell office:value-type="float" office:value="0.030338" calcext:value-type="float">
            <text:p>0.030338</text:p>
          </table:table-cell>
          <table:table-cell office:value-type="float" office:value="0.029558" calcext:value-type="float">
            <text:p>0.029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1" calcext:value-type="float">
            <text:p>41</text:p>
          </table:table-cell>
          <table:table-cell office:value-type="float" office:value="0.026747" calcext:value-type="float">
            <text:p>0.026747</text:p>
          </table:table-cell>
          <table:table-cell office:value-type="float" office:value="0.030188" calcext:value-type="float">
            <text:p>0.030188</text:p>
          </table:table-cell>
          <table:table-cell office:value-type="float" office:value="0.046254" calcext:value-type="float">
            <text:p>0.046254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29133" calcext:value-type="float">
            <text:p>0.02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222</text:p>
          </table:table-cell>
          <table:table-cell office:value-type="float" office:value="45" calcext:value-type="float">
            <text:p>45</text:p>
          </table:table-cell>
          <table:table-cell office:value-type="float" office:value="0.052332" calcext:value-type="float">
            <text:p>0.052332</text:p>
          </table:table-cell>
          <table:table-cell office:value-type="float" office:value="0.033485" calcext:value-type="float">
            <text:p>0.033485</text:p>
          </table:table-cell>
          <table:table-cell office:value-type="float" office:value="0.03559" calcext:value-type="float">
            <text:p>0.03559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0.028956" calcext:value-type="float">
            <text:p>0.028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37</text:p>
          </table:table-cell>
          <table:table-cell office:value-type="float" office:value="43" calcext:value-type="float">
            <text:p>43</text:p>
          </table:table-cell>
          <table:table-cell office:value-type="float" office:value="0.040892" calcext:value-type="float">
            <text:p>0.040892</text:p>
          </table:table-cell>
          <table:table-cell office:value-type="float" office:value="0.028495" calcext:value-type="float">
            <text:p>0.028495</text:p>
          </table:table-cell>
          <table:table-cell office:value-type="float" office:value="0.029583" calcext:value-type="float">
            <text:p>0.029583</text:p>
          </table:table-cell>
          <table:table-cell office:value-type="float" office:value="0.029493" calcext:value-type="float">
            <text:p>0.029493</text:p>
          </table:table-cell>
          <table:table-cell office:value-type="float" office:value="0.039303" calcext:value-type="float">
            <text:p>0.039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43</text:p>
          </table:table-cell>
          <table:table-cell office:value-type="float" office:value="46" calcext:value-type="float">
            <text:p>46</text:p>
          </table:table-cell>
          <table:table-cell office:value-type="float" office:value="0.029122" calcext:value-type="float">
            <text:p>0.029122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.035929" calcext:value-type="float">
            <text:p>0.035929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030329" calcext:value-type="float">
            <text:p>0.0303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43</text:p>
          </table:table-cell>
          <table:table-cell office:value-type="float" office:value="41" calcext:value-type="float">
            <text:p>41</text:p>
          </table:table-cell>
          <table:table-cell office:value-type="float" office:value="0.029272" calcext:value-type="float">
            <text:p>0.029272</text:p>
          </table:table-cell>
          <table:table-cell office:value-type="float" office:value="0.028476" calcext:value-type="float">
            <text:p>0.028476</text:p>
          </table:table-cell>
          <table:table-cell office:value-type="float" office:value="0.046771" calcext:value-type="float">
            <text:p>0.046771</text:p>
          </table:table-cell>
          <table:table-cell office:value-type="float" office:value="0.030824" calcext:value-type="float">
            <text:p>0.030824</text:p>
          </table:table-cell>
          <table:table-cell office:value-type="float" office:value="0.027654" calcext:value-type="float">
            <text:p>0.027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8</text:p>
          </table:table-cell>
          <table:table-cell office:value-type="float" office:value="36" calcext:value-type="float">
            <text:p>36</text:p>
          </table:table-cell>
          <table:table-cell office:value-type="float" office:value="0.032351" calcext:value-type="float">
            <text:p>0.032351</text:p>
          </table:table-cell>
          <table:table-cell office:value-type="float" office:value="0.028651" calcext:value-type="float">
            <text:p>0.028651</text:p>
          </table:table-cell>
          <table:table-cell office:value-type="float" office:value="0.031564" calcext:value-type="float">
            <text:p>0.031564</text:p>
          </table:table-cell>
          <table:table-cell office:value-type="float" office:value="0.029946" calcext:value-type="float">
            <text:p>0.029946</text:p>
          </table:table-cell>
          <table:table-cell office:value-type="float" office:value="0.03586" calcext:value-type="float">
            <text:p>0.0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86</text:p>
          </table:table-cell>
          <table:table-cell office:value-type="float" office:value="39" calcext:value-type="float">
            <text:p>39</text:p>
          </table:table-cell>
          <table:table-cell office:value-type="float" office:value="0.027258" calcext:value-type="float">
            <text:p>0.027258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042997" calcext:value-type="float">
            <text:p>0.042997</text:p>
          </table:table-cell>
          <table:table-cell office:value-type="float" office:value="0.031588" calcext:value-type="float">
            <text:p>0.031588</text:p>
          </table:table-cell>
          <table:table-cell office:value-type="float" office:value="0.028891" calcext:value-type="float">
            <text:p>0.0288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246</text:p>
          </table:table-cell>
          <table:table-cell office:value-type="float" office:value="40" calcext:value-type="float">
            <text:p>40</text:p>
          </table:table-cell>
          <table:table-cell office:value-type="float" office:value="0.030767" calcext:value-type="float">
            <text:p>0.030767</text:p>
          </table:table-cell>
          <table:table-cell office:value-type="float" office:value="0.036779" calcext:value-type="float">
            <text:p>0.036779</text:p>
          </table:table-cell>
          <table:table-cell office:value-type="float" office:value="0.026822" calcext:value-type="float">
            <text:p>0.026822</text:p>
          </table:table-cell>
          <table:table-cell office:value-type="float" office:value="0.026471" calcext:value-type="float">
            <text:p>0.026471</text:p>
          </table:table-cell>
          <table:table-cell office:value-type="float" office:value="0.027793" calcext:value-type="float">
            <text:p>0.027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0</text:p>
          </table:table-cell>
          <table:table-cell office:value-type="float" office:value="43" calcext:value-type="float">
            <text:p>43</text:p>
          </table:table-cell>
          <table:table-cell office:value-type="float" office:value="0.042182" calcext:value-type="float">
            <text:p>0.042182</text:p>
          </table:table-cell>
          <table:table-cell office:value-type="float" office:value="0.026881" calcext:value-type="float">
            <text:p>0.026881</text:p>
          </table:table-cell>
          <table:table-cell office:value-type="float" office:value="0.032194" calcext:value-type="float">
            <text:p>0.032194</text:p>
          </table:table-cell>
          <table:table-cell office:value-type="float" office:value="0.026686" calcext:value-type="float">
            <text:p>0.026686</text:p>
          </table:table-cell>
          <table:table-cell office:value-type="float" office:value="0.030505" calcext:value-type="float">
            <text:p>0.030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3" calcext:value-type="float">
            <text:p>43</text:p>
          </table:table-cell>
          <table:table-cell office:value-type="float" office:value="0.038108" calcext:value-type="float">
            <text:p>0.038108</text:p>
          </table:table-cell>
          <table:table-cell office:value-type="float" office:value="0.026576" calcext:value-type="float">
            <text:p>0.026576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0.028747" calcext:value-type="float">
            <text:p>0.028747</text:p>
          </table:table-cell>
          <table:table-cell office:value-type="float" office:value="0.034026" calcext:value-type="float">
            <text:p>0.034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196</text:p>
          </table:table-cell>
          <table:table-cell office:value-type="float" office:value="29" calcext:value-type="float">
            <text:p>29</text:p>
          </table:table-cell>
          <table:table-cell office:value-type="float" office:value="0.028693" calcext:value-type="float">
            <text:p>0.028693</text:p>
          </table:table-cell>
          <table:table-cell office:value-type="float" office:value="0.033533" calcext:value-type="float">
            <text:p>0.033533</text:p>
          </table:table-cell>
          <table:table-cell office:value-type="float" office:value="0.035221" calcext:value-type="float">
            <text:p>0.035221</text:p>
          </table:table-cell>
          <table:table-cell office:value-type="float" office:value="0.028324" calcext:value-type="float">
            <text:p>0.028324</text:p>
          </table:table-cell>
          <table:table-cell office:value-type="float" office:value="0.055807" calcext:value-type="float">
            <text:p>0.0558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196</text:p>
          </table:table-cell>
          <table:table-cell office:value-type="float" office:value="34" calcext:value-type="float">
            <text:p>34</text:p>
          </table:table-cell>
          <table:table-cell office:value-type="float" office:value="0.029457" calcext:value-type="float">
            <text:p>0.029457</text:p>
          </table:table-cell>
          <table:table-cell office:value-type="float" office:value="0.026756" calcext:value-type="float">
            <text:p>0.026756</text:p>
          </table:table-cell>
          <table:table-cell office:value-type="float" office:value="0.029573" calcext:value-type="float">
            <text:p>0.029573</text:p>
          </table:table-cell>
          <table:table-cell office:value-type="float" office:value="0.038842" calcext:value-type="float">
            <text:p>0.038842</text:p>
          </table:table-cell>
          <table:table-cell office:value-type="float" office:value="0.035963" calcext:value-type="float">
            <text:p>0.035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9.53</text:p>
          </table:table-cell>
          <table:table-cell office:value-type="float" office:value="44" calcext:value-type="float">
            <text:p>44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031223" calcext:value-type="float">
            <text:p>0.031223</text:p>
          </table:table-cell>
          <table:table-cell office:value-type="float" office:value="0.026474" calcext:value-type="float">
            <text:p>0.026474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038528" calcext:value-type="float">
            <text:p>0.038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5</text:p>
          </table:table-cell>
          <table:table-cell office:value-type="float" office:value="14" calcext:value-type="float">
            <text:p>14</text:p>
          </table:table-cell>
          <table:table-cell office:value-type="float" office:value="0.028265" calcext:value-type="float">
            <text:p>0.028265</text:p>
          </table:table-cell>
          <table:table-cell office:value-type="float" office:value="0.031795" calcext:value-type="float">
            <text:p>0.031795</text:p>
          </table:table-cell>
          <table:table-cell office:value-type="float" office:value="0.103936" calcext:value-type="float">
            <text:p>0.103936</text:p>
          </table:table-cell>
          <table:table-cell office:value-type="float" office:value="0.062137" calcext:value-type="float">
            <text:p>0.062137</text:p>
          </table:table-cell>
          <table:table-cell office:value-type="float" office:value="0.035918" calcext:value-type="float">
            <text:p>0.0359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98.134</text:p>
          </table:table-cell>
          <table:table-cell office:value-type="float" office:value="43" calcext:value-type="float">
            <text:p>43</text:p>
          </table:table-cell>
          <table:table-cell office:value-type="float" office:value="0.028524" calcext:value-type="float">
            <text:p>0.028524</text:p>
          </table:table-cell>
          <table:table-cell office:value-type="float" office:value="0.027425" calcext:value-type="float">
            <text:p>0.027425</text:p>
          </table:table-cell>
          <table:table-cell office:value-type="float" office:value="0.029855" calcext:value-type="float">
            <text:p>0.029855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0.033441" calcext:value-type="float">
            <text:p>0.0334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05</text:p>
          </table:table-cell>
          <table:table-cell office:value-type="float" office:value="33" calcext:value-type="float">
            <text:p>33</text:p>
          </table:table-cell>
          <table:table-cell office:value-type="float" office:value="0.034895" calcext:value-type="float">
            <text:p>0.034895</text:p>
          </table:table-cell>
          <table:table-cell office:value-type="float" office:value="0.036397" calcext:value-type="float">
            <text:p>0.036397</text:p>
          </table:table-cell>
          <table:table-cell office:value-type="float" office:value="0.029565" calcext:value-type="float">
            <text:p>0.029565</text:p>
          </table:table-cell>
          <table:table-cell office:value-type="float" office:value="0.029381" calcext:value-type="float">
            <text:p>0.029381</text:p>
          </table:table-cell>
          <table:table-cell office:value-type="float" office:value="0.028256" calcext:value-type="float">
            <text:p>0.028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1</text:p>
          </table:table-cell>
          <table:table-cell office:value-type="float" office:value="36" calcext:value-type="float">
            <text:p>36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40858" calcext:value-type="float">
            <text:p>0.040858</text:p>
          </table:table-cell>
          <table:table-cell office:value-type="float" office:value="0.044846" calcext:value-type="float">
            <text:p>0.044846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0.042171" calcext:value-type="float">
            <text:p>0.042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44</text:p>
          </table:table-cell>
          <table:table-cell office:value-type="float" office:value="35" calcext:value-type="float">
            <text:p>35</text:p>
          </table:table-cell>
          <table:table-cell office:value-type="float" office:value="0.033969" calcext:value-type="float">
            <text:p>0.033969</text:p>
          </table:table-cell>
          <table:table-cell office:value-type="float" office:value="0.029557" calcext:value-type="float">
            <text:p>0.029557</text:p>
          </table:table-cell>
          <table:table-cell office:value-type="float" office:value="-0.17185" calcext:value-type="float">
            <text:p>-0.17185</text:p>
          </table:table-cell>
          <table:table-cell office:value-type="float" office:value="0.027193" calcext:value-type="float">
            <text:p>0.027193</text:p>
          </table:table-cell>
          <table:table-cell office:value-type="float" office:value="0.036374" calcext:value-type="float">
            <text:p>0.036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48</text:p>
          </table:table-cell>
          <table:table-cell office:value-type="float" office:value="14" calcext:value-type="float">
            <text:p>14</text:p>
          </table:table-cell>
          <table:table-cell office:value-type="float" office:value="0.027452" calcext:value-type="float">
            <text:p>0.027452</text:p>
          </table:table-cell>
          <table:table-cell office:value-type="float" office:value="0.029564" calcext:value-type="float">
            <text:p>0.029564</text:p>
          </table:table-cell>
          <table:table-cell office:value-type="float" office:value="0.032069" calcext:value-type="float">
            <text:p>0.032069</text:p>
          </table:table-cell>
          <table:table-cell office:value-type="float" office:value="0.030718" calcext:value-type="float">
            <text:p>0.030718</text:p>
          </table:table-cell>
          <table:table-cell office:value-type="float" office:value="0.028491" calcext:value-type="float">
            <text:p>0.028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30</text:p>
          </table:table-cell>
          <table:table-cell office:value-type="float" office:value="45" calcext:value-type="float">
            <text:p>45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065875" calcext:value-type="float">
            <text:p>0.065875</text:p>
          </table:table-cell>
          <table:table-cell office:value-type="float" office:value="0.068263" calcext:value-type="float">
            <text:p>0.068263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0.027561" calcext:value-type="float">
            <text:p>0.0275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92.168.1.2</text:p>
          </table:table-cell>
          <table:table-cell office:value-type="float" office:value="39" calcext:value-type="float">
            <text:p>39</text:p>
          </table:table-cell>
          <table:table-cell office:value-type="float" office:value="0.027331" calcext:value-type="float">
            <text:p>0.027331</text:p>
          </table:table-cell>
          <table:table-cell office:value-type="float" office:value="0.01097" calcext:value-type="float">
            <text:p>0.01097</text:p>
          </table:table-cell>
          <table:table-cell office:value-type="float" office:value="0.027903" calcext:value-type="float">
            <text:p>0.027903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0.002887" calcext:value-type="float">
            <text:p>0.002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54</text:p>
          </table:table-cell>
          <table:table-cell office:value-type="float" office:value="45" calcext:value-type="float">
            <text:p>45</text:p>
          </table:table-cell>
          <table:table-cell office:value-type="float" office:value="0.028452" calcext:value-type="float">
            <text:p>0.028452</text:p>
          </table:table-cell>
          <table:table-cell office:value-type="float" office:value="0.028744" calcext:value-type="float">
            <text:p>0.028744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35425" calcext:value-type="float">
            <text:p>0.035425</text:p>
          </table:table-cell>
          <table:table-cell office:value-type="float" office:value="0.037138" calcext:value-type="float">
            <text:p>0.037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43.222.44</text:p>
          </table:table-cell>
          <table:table-cell office:value-type="float" office:value="41" calcext:value-type="float">
            <text:p>41</text:p>
          </table:table-cell>
          <table:table-cell office:value-type="float" office:value="0.030252" calcext:value-type="float">
            <text:p>0.030252</text:p>
          </table:table-cell>
          <table:table-cell office:value-type="float" office:value="0.066753" calcext:value-type="float">
            <text:p>0.066753</text:p>
          </table:table-cell>
          <table:table-cell office:value-type="float" office:value="0.029408" calcext:value-type="float">
            <text:p>0.029408</text:p>
          </table:table-cell>
          <table:table-cell office:value-type="float" office:value="0.030446" calcext:value-type="float">
            <text:p>0.030446</text:p>
          </table:table-cell>
          <table:table-cell office:value-type="float" office:value="0.01274" calcext:value-type="float">
            <text:p>0.01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94</text:p>
          </table:table-cell>
          <table:table-cell office:value-type="float" office:value="48" calcext:value-type="float">
            <text:p>48</text:p>
          </table:table-cell>
          <table:table-cell office:value-type="float" office:value="0.035322" calcext:value-type="float">
            <text:p>0.035322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36411" calcext:value-type="float">
            <text:p>0.036411</text:p>
          </table:table-cell>
          <table:table-cell office:value-type="float" office:value="0.031055" calcext:value-type="float">
            <text:p>0.031055</text:p>
          </table:table-cell>
          <table:table-cell office:value-type="float" office:value="0.044655" calcext:value-type="float">
            <text:p>0.044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43</text:p>
          </table:table-cell>
          <table:table-cell office:value-type="float" office:value="55" calcext:value-type="float">
            <text:p>55</text:p>
          </table:table-cell>
          <table:table-cell office:value-type="float" office:value="0.034526" calcext:value-type="float">
            <text:p>0.034526</text:p>
          </table:table-cell>
          <table:table-cell office:value-type="float" office:value="0.039639" calcext:value-type="float">
            <text:p>0.039639</text:p>
          </table:table-cell>
          <table:table-cell office:value-type="float" office:value="0.029839" calcext:value-type="float">
            <text:p>0.029839</text:p>
          </table:table-cell>
          <table:table-cell office:value-type="float" office:value="0.035152" calcext:value-type="float">
            <text:p>0.035152</text:p>
          </table:table-cell>
          <table:table-cell office:value-type="float" office:value="0.051697" calcext:value-type="float">
            <text:p>0.051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89</text:p>
          </table:table-cell>
          <table:table-cell office:value-type="float" office:value="43" calcext:value-type="float">
            <text:p>43</text:p>
          </table:table-cell>
          <table:table-cell office:value-type="float" office:value="0.028461" calcext:value-type="float">
            <text:p>0.028461</text:p>
          </table:table-cell>
          <table:table-cell office:value-type="float" office:value="0.027969" calcext:value-type="float">
            <text:p>0.027969</text:p>
          </table:table-cell>
          <table:table-cell office:value-type="float" office:value="0.032882" calcext:value-type="float">
            <text:p>0.032882</text:p>
          </table:table-cell>
          <table:table-cell office:value-type="float" office:value="0.029508" calcext:value-type="float">
            <text:p>0.029508</text:p>
          </table:table-cell>
          <table:table-cell office:value-type="float" office:value="0.030565" calcext:value-type="float">
            <text:p>0.0305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7.235</text:p>
          </table:table-cell>
          <table:table-cell office:value-type="float" office:value="40" calcext:value-type="float">
            <text:p>40</text:p>
          </table:table-cell>
          <table:table-cell office:value-type="float" office:value="0.027812" calcext:value-type="float">
            <text:p>0.027812</text:p>
          </table:table-cell>
          <table:table-cell office:value-type="float" office:value="0.027965" calcext:value-type="float">
            <text:p>0.027965</text:p>
          </table:table-cell>
          <table:table-cell office:value-type="float" office:value="0.030164" calcext:value-type="float">
            <text:p>0.030164</text:p>
          </table:table-cell>
          <table:table-cell office:value-type="float" office:value="0.300661" calcext:value-type="float">
            <text:p>0.300661</text:p>
          </table:table-cell>
          <table:table-cell office:value-type="float" office:value="0.050262" calcext:value-type="float">
            <text:p>0.050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57</text:p>
          </table:table-cell>
          <table:table-cell office:value-type="float" office:value="44" calcext:value-type="float">
            <text:p>44</text:p>
          </table:table-cell>
          <table:table-cell office:value-type="float" office:value="0.029058" calcext:value-type="float">
            <text:p>0.029058</text:p>
          </table:table-cell>
          <table:table-cell office:value-type="float" office:value="0.036753" calcext:value-type="float">
            <text:p>0.036753</text:p>
          </table:table-cell>
          <table:table-cell office:value-type="float" office:value="0.027819" calcext:value-type="float">
            <text:p>0.027819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027614" calcext:value-type="float">
            <text:p>0.027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96</text:p>
          </table:table-cell>
          <table:table-cell office:value-type="float" office:value="51" calcext:value-type="float">
            <text:p>51</text:p>
          </table:table-cell>
          <table:table-cell office:value-type="float" office:value="0.028141" calcext:value-type="float">
            <text:p>0.028141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0.026865" calcext:value-type="float">
            <text:p>0.026865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28268" calcext:value-type="float">
            <text:p>0.0282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98</text:p>
          </table:table-cell>
          <table:table-cell office:value-type="float" office:value="37" calcext:value-type="float">
            <text:p>37</text:p>
          </table:table-cell>
          <table:table-cell office:value-type="float" office:value="0.026795" calcext:value-type="float">
            <text:p>0.026795</text:p>
          </table:table-cell>
          <table:table-cell office:value-type="float" office:value="0.026916" calcext:value-type="float">
            <text:p>0.026916</text:p>
          </table:table-cell>
          <table:table-cell office:value-type="float" office:value="0.029391" calcext:value-type="float">
            <text:p>0.029391</text:p>
          </table:table-cell>
          <table:table-cell office:value-type="float" office:value="0.027545" calcext:value-type="float">
            <text:p>0.027545</text:p>
          </table:table-cell>
          <table:table-cell office:value-type="float" office:value="0.027501" calcext:value-type="float">
            <text:p>0.027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243</text:p>
          </table:table-cell>
          <table:table-cell office:value-type="float" office:value="43" calcext:value-type="float">
            <text:p>43</text:p>
          </table:table-cell>
          <table:table-cell office:value-type="float" office:value="0.026876" calcext:value-type="float">
            <text:p>0.026876</text:p>
          </table:table-cell>
          <table:table-cell office:value-type="float" office:value="0.031888" calcext:value-type="float">
            <text:p>0.031888</text:p>
          </table:table-cell>
          <table:table-cell office:value-type="float" office:value="0.029744" calcext:value-type="float">
            <text:p>0.029744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6942" calcext:value-type="float">
            <text:p>0.026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34</text:p>
          </table:table-cell>
          <table:table-cell office:value-type="float" office:value="40" calcext:value-type="float">
            <text:p>40</text:p>
          </table:table-cell>
          <table:table-cell office:value-type="float" office:value="0.037366" calcext:value-type="float">
            <text:p>0.037366</text:p>
          </table:table-cell>
          <table:table-cell office:value-type="float" office:value="0.027095" calcext:value-type="float">
            <text:p>0.027095</text:p>
          </table:table-cell>
          <table:table-cell office:value-type="float" office:value="0.034809" calcext:value-type="float">
            <text:p>0.034809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028456" calcext:value-type="float">
            <text:p>0.028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195</text:p>
          </table:table-cell>
          <table:table-cell office:value-type="float" office:value="47" calcext:value-type="float">
            <text:p>47</text:p>
          </table:table-cell>
          <table:table-cell office:value-type="float" office:value="0.02809" calcext:value-type="float">
            <text:p>0.02809</text:p>
          </table:table-cell>
          <table:table-cell office:value-type="float" office:value="0.036285" calcext:value-type="float">
            <text:p>0.036285</text:p>
          </table:table-cell>
          <table:table-cell office:value-type="float" office:value="0.030892" calcext:value-type="float">
            <text:p>0.030892</text:p>
          </table:table-cell>
          <table:table-cell office:value-type="float" office:value="0.036527" calcext:value-type="float">
            <text:p>0.036527</text:p>
          </table:table-cell>
          <table:table-cell office:value-type="float" office:value="0.029409" calcext:value-type="float">
            <text:p>0.029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9.193</text:p>
          </table:table-cell>
          <table:table-cell office:value-type="float" office:value="43" calcext:value-type="float">
            <text:p>43</text:p>
          </table:table-cell>
          <table:table-cell office:value-type="float" office:value="0.027269" calcext:value-type="float">
            <text:p>0.027269</text:p>
          </table:table-cell>
          <table:table-cell office:value-type="float" office:value="0.029766" calcext:value-type="float">
            <text:p>0.029766</text:p>
          </table:table-cell>
          <table:table-cell office:value-type="float" office:value="0.027876" calcext:value-type="float">
            <text:p>0.027876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28774" calcext:value-type="float">
            <text:p>0.0287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6.45</text:p>
          </table:table-cell>
          <table:table-cell office:value-type="float" office:value="46" calcext:value-type="float">
            <text:p>46</text:p>
          </table:table-cell>
          <table:table-cell office:value-type="float" office:value="0.028968" calcext:value-type="float">
            <text:p>0.028968</text:p>
          </table:table-cell>
          <table:table-cell office:value-type="float" office:value="0.042576" calcext:value-type="float">
            <text:p>0.042576</text:p>
          </table:table-cell>
          <table:table-cell office:value-type="float" office:value="0.028761" calcext:value-type="float">
            <text:p>0.028761</text:p>
          </table:table-cell>
          <table:table-cell office:value-type="float" office:value="0.027702" calcext:value-type="float">
            <text:p>0.027702</text:p>
          </table:table-cell>
          <table:table-cell office:value-type="float" office:value="0.030128" calcext:value-type="float">
            <text:p>0.030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75</text:p>
          </table:table-cell>
          <table:table-cell office:value-type="float" office:value="44" calcext:value-type="float">
            <text:p>44</text:p>
          </table:table-cell>
          <table:table-cell office:value-type="float" office:value="0.028152" calcext:value-type="float">
            <text:p>0.02815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29564" calcext:value-type="float">
            <text:p>0.029564</text:p>
          </table:table-cell>
          <table:table-cell office:value-type="float" office:value="0.027574" calcext:value-type="float">
            <text:p>0.027574</text:p>
          </table:table-cell>
          <table:table-cell office:value-type="float" office:value="0.030126" calcext:value-type="float">
            <text:p>0.030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98.246</text:p>
          </table:table-cell>
          <table:table-cell office:value-type="float" office:value="43" calcext:value-type="float">
            <text:p>43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31215" calcext:value-type="float">
            <text:p>0.031215</text:p>
          </table:table-cell>
          <table:table-cell office:value-type="float" office:value="0.034861" calcext:value-type="float">
            <text:p>0.034861</text:p>
          </table:table-cell>
          <table:table-cell office:value-type="float" office:value="0.027041" calcext:value-type="float">
            <text:p>0.027041</text:p>
          </table:table-cell>
          <table:table-cell office:value-type="float" office:value="0.034313" calcext:value-type="float">
            <text:p>0.0343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.11-14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61</text:p>
          </table:table-cell>
          <table:table-cell office:value-type="float" office:value="36" calcext:value-type="float">
            <text:p>36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029417" calcext:value-type="float">
            <text:p>0.029417</text:p>
          </table:table-cell>
          <table:table-cell office:value-type="float" office:value="0.028576" calcext:value-type="float">
            <text:p>0.028576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037383" calcext:value-type="float">
            <text:p>0.037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6.11-15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24</text:p>
          </table:table-cell>
          <table:table-cell office:value-type="float" office:value="45" calcext:value-type="float">
            <text:p>45</text:p>
          </table:table-cell>
          <table:table-cell office:value-type="float" office:value="0.035326" calcext:value-type="float">
            <text:p>0.035326</text:p>
          </table:table-cell>
          <table:table-cell office:value-type="float" office:value="0.027684" calcext:value-type="float">
            <text:p>0.027684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0.029711" calcext:value-type="float">
            <text:p>0.029711</text:p>
          </table:table-cell>
          <table:table-cell office:value-type="float" office:value="0.026522" calcext:value-type="float">
            <text:p>0.026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6.11-16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21</text:p>
          </table:table-cell>
          <table:table-cell office:value-type="float" office:value="50" calcext:value-type="float">
            <text:p>50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6445" calcext:value-type="float">
            <text:p>0.046445</text:p>
          </table:table-cell>
          <table:table-cell office:value-type="float" office:value="0.037895" calcext:value-type="float">
            <text:p>0.037895</text:p>
          </table:table-cell>
          <table:table-cell office:value-type="float" office:value="0.072275" calcext:value-type="float">
            <text:p>0.072275</text:p>
          </table:table-cell>
          <table:table-cell office:value-type="float" office:value="0.028045" calcext:value-type="float">
            <text:p>0.028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6.11-17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41</text:p>
          </table:table-cell>
          <table:table-cell office:value-type="float" office:value="40" calcext:value-type="float">
            <text:p>40</text:p>
          </table:table-cell>
          <table:table-cell office:value-type="float" office:value="0.030797" calcext:value-type="float">
            <text:p>0.030797</text:p>
          </table:table-cell>
          <table:table-cell office:value-type="float" office:value="0.028771" calcext:value-type="float">
            <text:p>0.028771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35765" calcext:value-type="float">
            <text:p>0.035765</text:p>
          </table:table-cell>
          <table:table-cell office:value-type="float" office:value="0.028505" calcext:value-type="float">
            <text:p>0.028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11-18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245</text:p>
          </table:table-cell>
          <table:table-cell office:value-type="float" office:value="45" calcext:value-type="float">
            <text:p>45</text:p>
          </table:table-cell>
          <table:table-cell office:value-type="float" office:value="0.032436" calcext:value-type="float">
            <text:p>0.032436</text:p>
          </table:table-cell>
          <table:table-cell office:value-type="float" office:value="0.030708" calcext:value-type="float">
            <text:p>0.030708</text:p>
          </table:table-cell>
          <table:table-cell office:value-type="float" office:value="0.02969" calcext:value-type="float">
            <text:p>0.02969</text:p>
          </table:table-cell>
          <table:table-cell office:value-type="float" office:value="0.030886" calcext:value-type="float">
            <text:p>0.030886</text:p>
          </table:table-cell>
          <table:table-cell office:value-type="float" office:value="0.028447" calcext:value-type="float">
            <text:p>0.028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6.11-19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</text:p>
          </table:table-cell>
          <table:table-cell office:value-type="float" office:value="52" calcext:value-type="float">
            <text:p>52</text:p>
          </table:table-cell>
          <table:table-cell office:value-type="float" office:value="0.034555" calcext:value-type="float">
            <text:p>0.034555</text:p>
          </table:table-cell>
          <table:table-cell office:value-type="float" office:value="0.033822" calcext:value-type="float">
            <text:p>0.033822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031293" calcext:value-type="float">
            <text:p>0.031293</text:p>
          </table:table-cell>
          <table:table-cell office:value-type="float" office:value="0.031237" calcext:value-type="float">
            <text:p>0.031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6.11-2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56</text:p>
          </table:table-cell>
          <table:table-cell office:value-type="float" office:value="45" calcext:value-type="float">
            <text:p>45</text:p>
          </table:table-cell>
          <table:table-cell office:value-type="float" office:value="0.026757" calcext:value-type="float">
            <text:p>0.026757</text:p>
          </table:table-cell>
          <table:table-cell office:value-type="float" office:value="0.030764" calcext:value-type="float">
            <text:p>0.030764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0.029263" calcext:value-type="float">
            <text:p>0.029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6.11-2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98</text:p>
          </table:table-cell>
          <table:table-cell office:value-type="float" office:value="16" calcext:value-type="float">
            <text:p>16</text:p>
          </table:table-cell>
          <table:table-cell office:value-type="float" office:value="0.035504" calcext:value-type="float">
            <text:p>0.035504</text:p>
          </table:table-cell>
          <table:table-cell office:value-type="float" office:value="0.029172" calcext:value-type="float">
            <text:p>0.029172</text:p>
          </table:table-cell>
          <table:table-cell office:value-type="float" office:value="0.034754" calcext:value-type="float">
            <text:p>0.034754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28643" calcext:value-type="float">
            <text:p>0.028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6.11-22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6" calcext:value-type="float">
            <text:p>46</text:p>
          </table:table-cell>
          <table:table-cell office:value-type="float" office:value="0.04032" calcext:value-type="float">
            <text:p>0.04032</text:p>
          </table:table-cell>
          <table:table-cell office:value-type="float" office:value="0.030257" calcext:value-type="float">
            <text:p>0.030257</text:p>
          </table:table-cell>
          <table:table-cell office:value-type="float" office:value="0.034037" calcext:value-type="float">
            <text:p>0.034037</text:p>
          </table:table-cell>
          <table:table-cell office:value-type="float" office:value="0.032059" calcext:value-type="float">
            <text:p>0.032059</text:p>
          </table:table-cell>
          <table:table-cell office:value-type="float" office:value="0.03005" calcext:value-type="float">
            <text:p>0.0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6.11-23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27</text:p>
          </table:table-cell>
          <table:table-cell office:value-type="float" office:value="42" calcext:value-type="float">
            <text:p>42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3663" calcext:value-type="float">
            <text:p>0.033663</text:p>
          </table:table-cell>
          <table:table-cell office:value-type="float" office:value="0.03339" calcext:value-type="float">
            <text:p>0.03339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0.028892" calcext:value-type="float">
            <text:p>0.028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7.11-0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2</text:p>
          </table:table-cell>
          <table:table-cell office:value-type="float" office:value="54" calcext:value-type="float">
            <text:p>54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056214" calcext:value-type="float">
            <text:p>0.056214</text:p>
          </table:table-cell>
          <table:table-cell office:value-type="float" office:value="0.028952" calcext:value-type="float">
            <text:p>0.028952</text:p>
          </table:table-cell>
          <table:table-cell office:value-type="float" office:value="0.030397" calcext:value-type="float">
            <text:p>0.030397</text:p>
          </table:table-cell>
          <table:table-cell office:value-type="float" office:value="0.030946" calcext:value-type="float">
            <text:p>0.030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7.11-0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50</text:p>
          </table:table-cell>
          <table:table-cell office:value-type="float" office:value="43" calcext:value-type="float">
            <text:p>43</text:p>
          </table:table-cell>
          <table:table-cell office:value-type="float" office:value="0.026354" calcext:value-type="float">
            <text:p>0.026354</text:p>
          </table:table-cell>
          <table:table-cell office:value-type="float" office:value="0.028466" calcext:value-type="float">
            <text:p>0.028466</text:p>
          </table:table-cell>
          <table:table-cell office:value-type="float" office:value="0.058082" calcext:value-type="float">
            <text:p>0.058082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27107" calcext:value-type="float">
            <text:p>0.027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7.11-02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49</text:p>
          </table:table-cell>
          <table:table-cell office:value-type="float" office:value="38" calcext:value-type="float">
            <text:p>38</text:p>
          </table:table-cell>
          <table:table-cell office:value-type="float" office:value="0.027993" calcext:value-type="float">
            <text:p>0.027993</text:p>
          </table:table-cell>
          <table:table-cell office:value-type="float" office:value="0.06552" calcext:value-type="float">
            <text:p>0.06552</text:p>
          </table:table-cell>
          <table:table-cell office:value-type="float" office:value="0.027682" calcext:value-type="float">
            <text:p>0.027682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38607" calcext:value-type="float">
            <text:p>0.038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7.11-03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130</text:p>
          </table:table-cell>
          <table:table-cell office:value-type="float" office:value="49" calcext:value-type="float">
            <text:p>49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7664" calcext:value-type="float">
            <text:p>0.027664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031404" calcext:value-type="float">
            <text:p>0.031404</text:p>
          </table:table-cell>
          <table:table-cell office:value-type="float" office:value="0.037381" calcext:value-type="float">
            <text:p>0.037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7.11-04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2" calcext:value-type="float">
            <text:p>42</text:p>
          </table:table-cell>
          <table:table-cell office:value-type="float" office:value="0.028437" calcext:value-type="float">
            <text:p>0.028437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0.027988" calcext:value-type="float">
            <text:p>0.027988</text:p>
          </table:table-cell>
          <table:table-cell office:value-type="float" office:value="0.029468" calcext:value-type="float">
            <text:p>0.029468</text:p>
          </table:table-cell>
          <table:table-cell office:value-type="float" office:value="0.031617" calcext:value-type="float">
            <text:p>0.031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7.11-05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96</text:p>
          </table:table-cell>
          <table:table-cell office:value-type="float" office:value="47" calcext:value-type="float">
            <text:p>47</text:p>
          </table:table-cell>
          <table:table-cell office:value-type="float" office:value="0.026659" calcext:value-type="float">
            <text:p>0.026659</text:p>
          </table:table-cell>
          <table:table-cell office:value-type="float" office:value="0.029352" calcext:value-type="float">
            <text:p>0.029352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31597" calcext:value-type="float">
            <text:p>0.031597</text:p>
          </table:table-cell>
          <table:table-cell office:value-type="float" office:value="0.031334" calcext:value-type="float">
            <text:p>0.031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7.11-06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58</text:p>
          </table:table-cell>
          <table:table-cell office:value-type="float" office:value="34" calcext:value-type="float">
            <text:p>34</text:p>
          </table:table-cell>
          <table:table-cell office:value-type="float" office:value="0.028157" calcext:value-type="float">
            <text:p>0.028157</text:p>
          </table:table-cell>
          <table:table-cell office:value-type="float" office:value="0.030066" calcext:value-type="float">
            <text:p>0.030066</text:p>
          </table:table-cell>
          <table:table-cell office:value-type="float" office:value="0.027235" calcext:value-type="float">
            <text:p>0.027235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0.028529" calcext:value-type="float">
            <text:p>0.028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7.11-07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162</text:p>
          </table:table-cell>
          <table:table-cell office:value-type="float" office:value="43" calcext:value-type="float">
            <text:p>43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0.027104" calcext:value-type="float">
            <text:p>0.027104</text:p>
          </table:table-cell>
          <table:table-cell office:value-type="float" office:value="0.027851" calcext:value-type="float">
            <text:p>0.02785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30793" calcext:value-type="float">
            <text:p>0.03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.11-08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86</text:p>
          </table:table-cell>
          <table:table-cell office:value-type="float" office:value="42" calcext:value-type="float">
            <text:p>42</text:p>
          </table:table-cell>
          <table:table-cell office:value-type="float" office:value="0.027172" calcext:value-type="float">
            <text:p>0.027172</text:p>
          </table:table-cell>
          <table:table-cell office:value-type="float" office:value="0.026538" calcext:value-type="float">
            <text:p>0.026538</text:p>
          </table:table-cell>
          <table:table-cell office:value-type="float" office:value="0.02945" calcext:value-type="float">
            <text:p>0.02945</text:p>
          </table:table-cell>
          <table:table-cell office:value-type="float" office:value="0.028786" calcext:value-type="float">
            <text:p>0.028786</text:p>
          </table:table-cell>
          <table:table-cell office:value-type="float" office:value="0.038608" calcext:value-type="float">
            <text:p>0.038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7.11-09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7.191</text:p>
          </table:table-cell>
          <table:table-cell office:value-type="float" office:value="45" calcext:value-type="float">
            <text:p>45</text:p>
          </table:table-cell>
          <table:table-cell office:value-type="float" office:value="0.034401" calcext:value-type="float">
            <text:p>0.034401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0.029105" calcext:value-type="float">
            <text:p>0.029105</text:p>
          </table:table-cell>
          <table:table-cell office:value-type="float" office:value="0.034868" calcext:value-type="float">
            <text:p>0.034868</text:p>
          </table:table-cell>
          <table:table-cell office:value-type="float" office:value="0.035287" calcext:value-type="float">
            <text:p>0.0352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7.11-10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8.71</text:p>
          </table:table-cell>
          <table:table-cell office:value-type="float" office:value="40" calcext:value-type="float">
            <text:p>4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27533" calcext:value-type="float">
            <text:p>0.027533</text:p>
          </table:table-cell>
          <table:table-cell office:value-type="float" office:value="0.035919" calcext:value-type="float">
            <text:p>0.035919</text:p>
          </table:table-cell>
          <table:table-cell office:value-type="float" office:value="0.030442" calcext:value-type="float">
            <text:p>0.030442</text:p>
          </table:table-cell>
          <table:table-cell office:value-type="float" office:value="0.027935" calcext:value-type="float">
            <text:p>0.027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7.11-11.0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99.64</text:p>
          </table:table-cell>
          <table:table-cell office:value-type="float" office:value="39" calcext:value-type="float">
            <text:p>39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0.032704" calcext:value-type="float">
            <text:p>0.032704</text:p>
          </table:table-cell>
          <table:table-cell office:value-type="float" office:value="0.037169" calcext:value-type="float">
            <text:p>0.037169</text:p>
          </table:table-cell>
          <table:table-cell office:value-type="float" office:value="0.040817" calcext:value-type="float">
            <text:p>0.040817</text:p>
          </table:table-cell>
          <table:table-cell office:value-type="float" office:value="0.048604" calcext:value-type="float">
            <text:p>0.048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205.251.215.191</text:p>
          </table:table-cell>
          <table:table-cell office:value-type="float" office:value="2.356" calcext:value-type="float">
            <text:p>2.356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.00272" calcext:value-type="float">
            <text:p>0.00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0.235</text:p>
          </table:table-cell>
          <table:table-cell office:value-type="float" office:value="3.041" calcext:value-type="float">
            <text:p>3.041</text:p>
          </table:table-cell>
          <table:table-cell table:number-columns-repeated="3"/>
          <table:table-cell office:value-type="float" office:value="0.002733" calcext:value-type="float">
            <text:p>0.002733</text:p>
          </table:table-cell>
          <table:table-cell office:value-type="float" office:value="0.003253" calcext:value-type="float">
            <text:p>0.003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9.132.83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81" calcext:value-type="float">
            <text:p>0.000681</text:p>
          </table:table-cell>
          <table:table-cell table:number-columns-repeated="2" office:value-type="float" office:value="0.000646" calcext:value-type="float">
            <text:p>0.000646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154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40</text:p>
          </table:table-cell>
          <table:table-cell office:value-type="float" office:value="0.814" calcext:value-type="float">
            <text:p>0.814</text:p>
          </table:table-cell>
          <table:table-cell table:number-columns-repeated="3"/>
          <table:table-cell office:value-type="float" office:value="0.000405" calcext:value-type="float">
            <text:p>0.000405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204</text:p>
          </table:table-cell>
          <table:table-cell office:value-type="float" office:value="0.76" calcext:value-type="float">
            <text:p>0.7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546" calcext:value-type="float">
            <text:p>0.000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42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448" calcext:value-type="float">
            <text:p>0.000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642" calcext:value-type="float">
            <text:p>0.000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7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74" calcext:value-type="float">
            <text:p>0.000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6.204</text:p>
          </table:table-cell>
          <table:table-cell office:value-type="float" office:value="0.791" calcext:value-type="float">
            <text:p>0.791</text:p>
          </table:table-cell>
          <table:table-cell table:number-columns-repeated="3"/>
          <table:table-cell office:value-type="float" office:value="0.00064" calcext:value-type="float">
            <text:p>0.00064</text:p>
          </table:table-cell>
          <table:table-cell office:value-type="float" office:value="0.000677" calcext:value-type="float">
            <text:p>0.000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21</text:p>
          </table:table-cell>
          <table:table-cell office:value-type="float" office:value="0.774" calcext:value-type="float">
            <text:p>0.774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9.132.196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879" calcext:value-type="float">
            <text:p>0.000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8.18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5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636" calcext:value-type="float">
            <text:p>0.000636</text:p>
          </table:table-cell>
          <table:table-cell table:number-columns-repeated="2"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3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688" calcext:value-type="float">
            <text:p>0.000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1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891" calcext:value-type="float">
            <text:p>0.000891</text:p>
          </table:table-cell>
          <table:table-cell table:number-columns-repeated="2"/>
          <table:table-cell office:value-type="float" office:value="0.000414" calcext:value-type="float">
            <text:p>0.000414</text:p>
          </table:table-cell>
          <table:table-cell office:value-type="float" office:value="0.000706" calcext:value-type="float">
            <text:p>0.000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6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43" calcext:value-type="float">
            <text:p>0.000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18.22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71" calcext:value-type="float">
            <text:p>0.0007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9.12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" calcext:value-type="float">
            <text:p>0.0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17.156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3.62</text:p>
          </table:table-cell>
          <table:table-cell office:value-type="float" office:value="2.205" calcext:value-type="float">
            <text:p>2.20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2643" calcext:value-type="float">
            <text:p>0.002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729" calcext:value-type="float">
            <text:p>0.000729</text:p>
          </table:table-cell>
          <table:table-cell/>
          <table:table-cell office:value-type="float" office:value="0.000709" calcext:value-type="float">
            <text:p>0.000709</text:p>
          </table:table-cell>
          <table:table-cell office:value-type="float" office:value="0.00061" calcext:value-type="float">
            <text:p>0.00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1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623" calcext:value-type="float">
            <text:p>0.000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6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8</text:p>
          </table:table-cell>
          <table:table-cell office:value-type="float" office:value="0.781" calcext:value-type="float">
            <text:p>0.78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492" calcext:value-type="float">
            <text:p>0.000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15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33" calcext:value-type="float">
            <text:p>0.000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86</text:p>
          </table:table-cell>
          <table:table-cell office:value-type="float" office:value="1.141" calcext:value-type="float">
            <text:p>1.141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98</text:p>
          </table:table-cell>
          <table:table-cell office:value-type="float" office:value="0.843" calcext:value-type="float">
            <text:p>0.843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233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000704" calcext:value-type="float">
            <text:p>0.000704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166</text:p>
          </table:table-cell>
          <table:table-cell office:value-type="float" office:value="0.814" calcext:value-type="float">
            <text:p>0.814</text:p>
          </table:table-cell>
          <table:table-cell office:value-type="float" office:value="0.000695" calcext:value-type="float">
            <text:p>0.000695</text:p>
          </table:table-cell>
          <table:table-cell table:number-columns-repeated="2"/>
          <table:table-cell office:value-type="float" office:value="0.000696" calcext:value-type="float">
            <text:p>0.000696</text:p>
          </table:table-cell>
          <table:table-cell office:value-type="float" office:value="0.000693" calcext:value-type="float">
            <text:p>0.0006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69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2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53" calcext:value-type="float">
            <text:p>0.000653</text:p>
          </table:table-cell>
          <table:table-cell table:number-columns-repeated="2" office:value-type="float" office:value="0.000664" calcext:value-type="float">
            <text:p>0.000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8.24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449" calcext:value-type="float">
            <text:p>0.000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98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12" calcext:value-type="float">
            <text:p>0.000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9.110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23" calcext:value-type="float">
            <text:p>0.000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32.98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28" calcext:value-type="float">
            <text:p>0.000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19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6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7.42</text:p>
          </table:table-cell>
          <table:table-cell office:value-type="float" office:value="0.803" calcext:value-type="float">
            <text:p>0.803</text:p>
          </table:table-cell>
          <table:table-cell table:number-columns-repeated="3"/>
          <table:table-cell office:value-type="float" office:value="0.000475" calcext:value-type="float">
            <text:p>0.000475</text:p>
          </table:table-cell>
          <table:table-cell office:value-type="float" office:value="0.00045" calcext:value-type="float">
            <text:p>0.0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16.239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745" calcext:value-type="float">
            <text:p>0.000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18.239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436" calcext:value-type="float">
            <text:p>0.000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205.251.215.126</text:p>
          </table:table-cell>
          <table:table-cell office:value-type="float" office:value="2.156" calcext:value-type="float">
            <text:p>2.156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2411" calcext:value-type="float">
            <text:p>0.002411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02927" calcext:value-type="float">
            <text:p>0.002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16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0677" calcext:value-type="float">
            <text:p>0.000677</text:p>
          </table:table-cell>
          <table:table-cell/>
          <table:table-cell office:value-type="float" office:value="0.000694" calcext:value-type="float">
            <text:p>0.00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128</text:p>
          </table:table-cell>
          <table:table-cell office:value-type="float" office:value="1.351" calcext:value-type="float">
            <text:p>1.351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79" calcext:value-type="float">
            <text:p>0.0006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250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6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2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9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635" calcext:value-type="float">
            <text:p>0.000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7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587" calcext:value-type="float">
            <text:p>0.000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41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0733" calcext:value-type="float">
            <text:p>0.000733</text:p>
          </table:table-cell>
          <table:table-cell table:number-columns-repeated="2"/>
          <table:table-cell office:value-type="float" office:value="0.000626" calcext:value-type="float">
            <text:p>0.000626</text:p>
          </table:table-cell>
          <table:table-cell office:value-type="float" office:value="0.000709" calcext:value-type="float">
            <text:p>0.000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7.21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1" calcext:value-type="float">
            <text:p>0.0006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22</text:p>
          </table:table-cell>
          <table:table-cell office:value-type="float" office:value="0.808" calcext:value-type="float">
            <text:p>0.808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0431" calcext:value-type="float">
            <text:p>0.000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6.98</text:p>
          </table:table-cell>
          <table:table-cell office:value-type="float" office:value="0.772" calcext:value-type="float">
            <text:p>0.772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738" calcext:value-type="float">
            <text:p>0.000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173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49" calcext:value-type="float">
            <text:p>0.000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8.23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3" calcext:value-type="float">
            <text:p>0.00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7.42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535" calcext:value-type="float">
            <text:p>0.000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55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604" calcext:value-type="float">
            <text:p>0.000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19.9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9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73" calcext:value-type="float">
            <text:p>0.000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55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000602" calcext:value-type="float">
            <text:p>0.000602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13" calcext:value-type="float">
            <text:p>0.000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173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726" calcext:value-type="float">
            <text:p>0.0007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9.132.84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02" calcext:value-type="float">
            <text:p>0.0007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18.23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369" calcext:value-type="float">
            <text:p>0.000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3.227</text:p>
          </table:table-cell>
          <table:table-cell office:value-type="float" office:value="3.308" calcext:value-type="float">
            <text:p>3.308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.002199" calcext:value-type="float">
            <text:p>0.002199</text:p>
          </table:table-cell>
          <table:table-cell office:value-type="float" office:value="0.002276" calcext:value-type="float">
            <text:p>0.002276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3048" calcext:value-type="float">
            <text:p>0.00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3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73</text:p>
          </table:table-cell>
          <table:table-cell office:value-type="float" office:value="0.777" calcext:value-type="float">
            <text:p>0.777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28" calcext:value-type="float">
            <text:p>0.000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8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16" calcext:value-type="float">
            <text:p>0.000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118</text:p>
          </table:table-cell>
          <table:table-cell office:value-type="float" office:value="0.803" calcext:value-type="float">
            <text:p>0.803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634" calcext:value-type="float">
            <text:p>0.0006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156</text:p>
          </table:table-cell>
          <table:table-cell office:value-type="float" office:value="0.807" calcext:value-type="float">
            <text:p>0.807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91" calcext:value-type="float">
            <text:p>0.000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189</text:p>
          </table:table-cell>
          <table:table-cell office:value-type="float" office:value="0.7" calcext:value-type="float">
            <text:p>0.7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43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683" calcext:value-type="float">
            <text:p>0.00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36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454" calcext:value-type="float">
            <text:p>0.000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9.58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98</text:p>
          </table:table-cell>
          <table:table-cell office:value-type="float" office:value="0.838" calcext:value-type="float">
            <text:p>0.838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4" calcext:value-type="float">
            <text:p>0.000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250</text:p>
          </table:table-cell>
          <table:table-cell office:value-type="float" office:value="0.829" calcext:value-type="float">
            <text:p>0.829</text:p>
          </table:table-cell>
          <table:table-cell table:number-columns-repeated="3"/>
          <table:table-cell office:value-type="float" office:value="0.000697" calcext:value-type="float">
            <text:p>0.000697</text:p>
          </table:table-cell>
          <table:table-cell office:value-type="float" office:value="0.000629" calcext:value-type="float">
            <text:p>0.000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2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53" calcext:value-type="float">
            <text:p>0.000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8.187</text:p>
          </table:table-cell>
          <table:table-cell office:value-type="float" office:value="1.001" calcext:value-type="float">
            <text:p>1.00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793" calcext:value-type="float">
            <text:p>0.000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47</text:p>
          </table:table-cell>
          <table:table-cell office:value-type="float" office:value="0.839" calcext:value-type="float">
            <text:p>0.83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76" calcext:value-type="float">
            <text:p>0.000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8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496" calcext:value-type="float">
            <text:p>0.000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ireland</text:p>
          </table:table-cell>
          <table:table-cell/>
          <table:table-cell office:value-type="float" office:value="2.281" calcext:value-type="float">
            <text:p>2.281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2996" calcext:value-type="float">
            <text:p>0.0029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9.132.147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449" calcext:value-type="float">
            <text:p>0.000449</text:p>
          </table:table-cell>
          <table:table-cell table:number-columns-repeated="2" office:value-type="float" office:value="0.000696" calcext:value-type="float">
            <text:p>0.000696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22" calcext:value-type="float">
            <text:p>0.000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6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2" calcext:value-type="float">
            <text:p>0.000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7.50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18.232</text:p>
          </table:table-cell>
          <table:table-cell office:value-type="float" office:value="0.832" calcext:value-type="float">
            <text:p>0.832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16.239</text:p>
          </table:table-cell>
          <table:table-cell office:value-type="float" office:value="0.812" calcext:value-type="float">
            <text:p>0.81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3.14</text:p>
          </table:table-cell>
          <table:table-cell office:value-type="float" office:value="3.321" calcext:value-type="float">
            <text:p>3.321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2847" calcext:value-type="float">
            <text:p>0.002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58" calcext:value-type="float">
            <text:p>0.000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138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48" calcext:value-type="float">
            <text:p>0.000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58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615" calcext:value-type="float">
            <text:p>0.0006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10</text:p>
          </table:table-cell>
          <table:table-cell office:value-type="float" office:value="0.8" calcext:value-type="float">
            <text:p>0.8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8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98</text:p>
          </table:table-cell>
          <table:table-cell office:value-type="float" office:value="0.766" calcext:value-type="float">
            <text:p>0.766</text:p>
          </table:table-cell>
          <table:table-cell table:number-columns-repeated="3"/>
          <table:table-cell office:value-type="float" office:value="0.000622" calcext:value-type="float">
            <text:p>0.000622</text:p>
          </table:table-cell>
          <table:table-cell office:value-type="float" office:value="0.000409" calcext:value-type="float">
            <text:p>0.00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187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136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7.152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233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0676" calcext:value-type="float">
            <text:p>0.000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41</text:p>
          </table:table-cell>
          <table:table-cell office:value-type="float" office:value="0.98" calcext:value-type="float">
            <text:p>0.98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150</text:p>
          </table:table-cell>
          <table:table-cell office:value-type="float" office:value="0.782" calcext:value-type="float">
            <text:p>0.782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66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47" calcext:value-type="float">
            <text:p>0.000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9.7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154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32" calcext:value-type="float">
            <text:p>0.000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23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18.238</text:p>
          </table:table-cell>
          <table:table-cell office:value-type="float" office:value="0.864" calcext:value-type="float">
            <text:p>0.864</text:p>
          </table:table-cell>
          <table:table-cell/>
          <table:table-cell office:value-type="float" office:value="0.000663" calcext:value-type="float">
            <text:p>0.000663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472" calcext:value-type="float">
            <text:p>0.000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8.24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5" calcext:value-type="float">
            <text:p>0.00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72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74" calcext:value-type="float">
            <text:p>0.000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16.239</text:p>
          </table:table-cell>
          <table:table-cell office:value-type="float" office:value="0.85" calcext:value-type="float">
            <text:p>0.8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96" calcext:value-type="float">
            <text:p>0.0006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9.132.90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402" calcext:value-type="float">
            <text:p>0.000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205.251.215.126</text:p>
          </table:table-cell>
          <table:table-cell office:value-type="float" office:value="3.408" calcext:value-type="float">
            <text:p>3.408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.002168" calcext:value-type="float">
            <text:p>0.002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3</text:p>
          </table:table-cell>
          <table:table-cell office:value-type="float" office:value="0.738" calcext:value-type="float">
            <text:p>0.738</text:p>
          </table:table-cell>
          <table:table-cell/>
          <table:table-cell office:value-type="float" office:value="0.00072" calcext:value-type="float">
            <text:p>0.00072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67" calcext:value-type="float">
            <text:p>0.000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72</text:p>
          </table:table-cell>
          <table:table-cell office:value-type="float" office:value="0.672" calcext:value-type="float">
            <text:p>0.672</text:p>
          </table:table-cell>
          <table:table-cell table:number-columns-repeated="3"/>
          <table:table-cell office:value-type="float" office:value="0.000486" calcext:value-type="float">
            <text:p>0.000486</text:p>
          </table:table-cell>
          <table:table-cell office:value-type="float" office:value="0.000551" calcext:value-type="float">
            <text:p>0.000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157</text:p>
          </table:table-cell>
          <table:table-cell office:value-type="float" office:value="0.765" calcext:value-type="float">
            <text:p>0.765</text:p>
          </table:table-cell>
          <table:table-cell table:number-columns-repeated="3"/>
          <table:table-cell office:value-type="float" office:value="0.000464" calcext:value-type="float">
            <text:p>0.000464</text:p>
          </table:table-cell>
          <table:table-cell office:value-type="float" office:value="0.00074" calcext:value-type="float">
            <text:p>0.00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9.71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92" calcext:value-type="float">
            <text:p>0.000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69</text:p>
          </table:table-cell>
          <table:table-cell office:value-type="float" office:value="0.652" calcext:value-type="float">
            <text:p>0.652</text:p>
          </table:table-cell>
          <table:table-cell office:value-type="float" office:value="0.000717" calcext:value-type="float">
            <text:p>0.000717</text:p>
          </table:table-cell>
          <table:table-cell table:number-columns-repeated="2"/>
          <table:table-cell office:value-type="float" office:value="0.000637" calcext:value-type="float">
            <text:p>0.000637</text:p>
          </table:table-cell>
          <table:table-cell office:value-type="float" office:value="0.000705" calcext:value-type="float">
            <text:p>0.000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32</text:p>
          </table:table-cell>
          <table:table-cell office:value-type="float" office:value="0.768" calcext:value-type="float">
            <text:p>0.768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84</text:p>
          </table:table-cell>
          <table:table-cell office:value-type="float" office:value="0.669" calcext:value-type="float">
            <text:p>0.669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7.42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7" calcext:value-type="float">
            <text:p>0.00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8.138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819" calcext:value-type="float">
            <text:p>0.00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73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154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2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423" calcext:value-type="float">
            <text:p>0.000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83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8.143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9.118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737" calcext:value-type="float">
            <text:p>0.0007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173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538" calcext:value-type="float">
            <text:p>0.000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18.246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65" calcext:value-type="float">
            <text:p>0.000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16.53</text:p>
          </table:table-cell>
          <table:table-cell office:value-type="float" office:value="0.766" calcext:value-type="float">
            <text:p>0.76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65" calcext:value-type="float">
            <text:p>0.00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249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54" calcext:value-type="float">
            <text:p>0.000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9.132.26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69" calcext:value-type="float">
            <text:p>0.000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2.223" calcext:value-type="float">
            <text:p>2.223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834" calcext:value-type="float">
            <text:p>0.0028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233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733" calcext:value-type="float">
            <text:p>0.0007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196</text:p>
          </table:table-cell>
          <table:table-cell office:value-type="float" office:value="0.789" calcext:value-type="float">
            <text:p>0.789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5</text:p>
          </table:table-cell>
          <table:table-cell office:value-type="float" office:value="0.77" calcext:value-type="float">
            <text:p>0.7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708" calcext:value-type="float">
            <text:p>0.000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136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36" calcext:value-type="float">
            <text:p>0.000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7.23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44" calcext:value-type="float">
            <text:p>0.000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6.164</text:p>
          </table:table-cell>
          <table:table-cell office:value-type="float" office:value="0.78" calcext:value-type="float">
            <text:p>0.78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239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2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1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0701" calcext:value-type="float">
            <text:p>0.000701</text:p>
          </table:table-cell>
          <table:table-cell table:number-columns-repeated="2"/>
          <table:table-cell office:value-type="float" office:value="0.000663" calcext:value-type="float">
            <text:p>0.000663</text:p>
          </table:table-cell>
          <table:table-cell office:value-type="float" office:value="0.000659" calcext:value-type="float">
            <text:p>0.0006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6.1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22</text:p>
          </table:table-cell>
          <table:table-cell office:value-type="float" office:value="0.88" calcext:value-type="float">
            <text:p>0.88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504" calcext:value-type="float">
            <text:p>0.000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3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716" calcext:value-type="float">
            <text:p>0.000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34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394" calcext:value-type="float">
            <text:p>0.000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147</text:p>
          </table:table-cell>
          <table:table-cell office:value-type="float" office:value="0.657" calcext:value-type="float">
            <text:p>0.657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446" calcext:value-type="float">
            <text:p>0.000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40</text:p>
          </table:table-cell>
          <table:table-cell office:value-type="float" office:value="0.737" calcext:value-type="float">
            <text:p>0.737</text:p>
          </table:table-cell>
          <table:table-cell/>
          <table:table-cell office:value-type="float" office:value="0.000655" calcext:value-type="float">
            <text:p>0.00065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716" calcext:value-type="float">
            <text:p>0.000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9.132.23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747" calcext:value-type="float">
            <text:p>0.000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</text:p>
          </table:table-cell>
          <table:table-cell office:value-type="float" office:value="0.856" calcext:value-type="float">
            <text:p>0.856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648" calcext:value-type="float">
            <text:p>0.000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8.114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19.125</text:p>
          </table:table-cell>
          <table:table-cell office:value-type="float" office:value="0.748" calcext:value-type="float">
            <text:p>0.748</text:p>
          </table:table-cell>
          <table:table-cell table:number-columns-repeated="3"/>
          <table:table-cell office:value-type="float" office:value="0.000659" calcext:value-type="float">
            <text:p>0.000659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18.22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40.126</text:p>
          </table:table-cell>
          <table:table-cell office:value-type="float" office:value="3.374" calcext:value-type="float">
            <text:p>3.374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991" calcext:value-type="float">
            <text:p>0.001991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02202" calcext:value-type="float">
            <text:p>0.002202</text:p>
          </table:table-cell>
          <table:table-cell office:value-type="float" office:value="0.002235" calcext:value-type="float">
            <text:p>0.002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154</text:p>
          </table:table-cell>
          <table:table-cell office:value-type="float" office:value="0.818" calcext:value-type="float">
            <text:p>0.818</text:p>
          </table:table-cell>
          <table:table-cell office:value-type="float" office:value="0.000738" calcext:value-type="float">
            <text:p>0.000738</text:p>
          </table:table-cell>
          <table:table-cell/>
          <table:table-cell office:value-type="float" office:value="0.000741" calcext:value-type="float">
            <text:p>0.000741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455" calcext:value-type="float">
            <text:p>0.000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128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916" calcext:value-type="float">
            <text:p>0.000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40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39" calcext:value-type="float">
            <text:p>0.000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1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61" calcext:value-type="float">
            <text:p>0.00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0398" calcext:value-type="float">
            <text:p>0.000398</text:p>
          </table:table-cell>
          <table:table-cell table:number-columns-repeated="2"/>
          <table:table-cell office:value-type="float" office:value="0.000421" calcext:value-type="float">
            <text:p>0.000421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50</text:p>
          </table:table-cell>
          <table:table-cell office:value-type="float" office:value="0.84" calcext:value-type="float">
            <text:p>0.8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421" calcext:value-type="float">
            <text:p>0.000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0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8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427" calcext:value-type="float">
            <text:p>0.000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239</text:p>
          </table:table-cell>
          <table:table-cell office:value-type="float" office:value="0.774" calcext:value-type="float">
            <text:p>0.774</text:p>
          </table:table-cell>
          <table:table-cell table:number-columns-repeated="3"/>
          <table:table-cell office:value-type="float" office:value="0.000714" calcext:value-type="float">
            <text:p>0.000714</text:p>
          </table:table-cell>
          <table:table-cell office:value-type="float" office:value="0.000471" calcext:value-type="float">
            <text:p>0.000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22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903" calcext:value-type="float">
            <text:p>0.00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18.2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785" calcext:value-type="float">
            <text:p>0.000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98</text:p>
          </table:table-cell>
          <table:table-cell office:value-type="float" office:value="0.769" calcext:value-type="float">
            <text:p>0.769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8" calcext:value-type="float">
            <text:p>0.00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21</text:p>
          </table:table-cell>
          <table:table-cell office:value-type="float" office:value="0.78" calcext:value-type="float">
            <text:p>0.7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36" calcext:value-type="float">
            <text:p>0.0007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72</text:p>
          </table:table-cell>
          <table:table-cell office:value-type="float" office:value="1.069" calcext:value-type="float">
            <text:p>1.069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379" calcext:value-type="float">
            <text:p>0.000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83</text:p>
          </table:table-cell>
          <table:table-cell office:value-type="float" office:value="0.822" calcext:value-type="float">
            <text:p>0.822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74" calcext:value-type="float">
            <text:p>0.000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6.154</text:p>
          </table:table-cell>
          <table:table-cell office:value-type="float" office:value="0.744" calcext:value-type="float">
            <text:p>0.744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635" calcext:value-type="float">
            <text:p>0.0006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8.146</text:p>
          </table:table-cell>
          <table:table-cell office:value-type="float" office:value="0.731" calcext:value-type="float">
            <text:p>0.73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9.132.98</text:p>
          </table:table-cell>
          <table:table-cell office:value-type="float" office:value="1.238" calcext:value-type="float">
            <text:p>1.23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38" calcext:value-type="float">
            <text:p>0.00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9.165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536" calcext:value-type="float">
            <text:p>0.000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17.21</text:p>
          </table:table-cell>
          <table:table-cell office:value-type="float" office:value="0.82" calcext:value-type="float">
            <text:p>0.82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9.11-17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41.54</text:p>
          </table:table-cell>
          <table:table-cell office:value-type="float" office:value="5.181" calcext:value-type="float">
            <text:p>5.181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2469" calcext:value-type="float">
            <text:p>0.002469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.003049" calcext:value-type="float">
            <text:p>0.003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9.11-18.40</text:p>
          </table:table-cell>
          <table:table-cell office:value-type="string" calcext:value-type="string">
            <text:p>frankfurt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49" calcext:value-type="float">
            <text:p>0.000649</text:p>
          </table:table-cell>
          <table:table-cell/>
          <table:table-cell office:value-type="float" office:value="0.000668" calcext:value-type="float">
            <text:p>0.000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9.11-19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239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9.11-2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136</text:p>
          </table:table-cell>
          <table:table-cell office:value-type="float" office:value="0.748" calcext:value-type="float">
            <text:p>0.748</text:p>
          </table:table-cell>
          <table:table-cell/>
          <table:table-cell office:value-type="float" office:value="0.000605" calcext:value-type="float">
            <text:p>0.00060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741" calcext:value-type="float">
            <text:p>0.0007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11-2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50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9.11-2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138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7" calcext:value-type="float">
            <text:p>0.000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9.11-2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40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  <table:table-cell office:value-type="float" office:value="0.000653" calcext:value-type="float">
            <text:p>0.000653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22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594" calcext:value-type="float">
            <text:p>0.00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0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10</text:p>
          </table:table-cell>
          <table:table-cell office:value-type="float" office:value="0.755" calcext:value-type="float">
            <text:p>0.755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591" calcext:value-type="float">
            <text:p>0.000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0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15</text:p>
          </table:table-cell>
          <table:table-cell office:value-type="float" office:value="0.727" calcext:value-type="float">
            <text:p>0.727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807" calcext:value-type="float">
            <text:p>0.0008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04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5</text:p>
          </table:table-cell>
          <table:table-cell office:value-type="float" office:value="0.811" calcext:value-type="float">
            <text:p>0.81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4" calcext:value-type="float">
            <text:p>0.00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05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7.5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00725" calcext:value-type="float">
            <text:p>0.000725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18" calcext:value-type="float">
            <text:p>0.000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.11-06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94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729" calcext:value-type="float">
            <text:p>0.000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.11-07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38</text:p>
          </table:table-cell>
          <table:table-cell office:value-type="float" office:value="0.653" calcext:value-type="float">
            <text:p>0.653</text:p>
          </table:table-cell>
          <table:table-cell office:value-type="float" office:value="0.000645" calcext:value-type="float">
            <text:p>0.000645</text:p>
          </table:table-cell>
          <table:table-cell table:number-columns-repeated="2"/>
          <table:table-cell office:value-type="float" office:value="0.000508" calcext:value-type="float">
            <text:p>0.000508</text:p>
          </table:table-cell>
          <table:table-cell office:value-type="float" office:value="0.000655" calcext:value-type="float">
            <text:p>0.000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.11-08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47</text:p>
          </table:table-cell>
          <table:table-cell office:value-type="float" office:value="0.777" calcext:value-type="float">
            <text:p>0.777</text:p>
          </table:table-cell>
          <table:table-cell table:number-columns-repeated="3"/>
          <table:table-cell office:value-type="float" office:value="0.000634" calcext:value-type="float">
            <text:p>0.000634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.11-09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6.72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.11-10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9.132.90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  <table:table-cell office:value-type="float" office:value="0.000673" calcext:value-type="float">
            <text:p>0.000673</text:p>
          </table:table-cell>
          <table:table-cell office:value-type="float" office:value="0.000452" calcext:value-type="float">
            <text:p>0.0004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.11-11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8.235</text:p>
          </table:table-cell>
          <table:table-cell office:value-type="float" office:value="0.816" calcext:value-type="float">
            <text:p>0.816</text:p>
          </table:table-cell>
          <table:table-cell table:number-columns-repeated="3"/>
          <table:table-cell office:value-type="float" office:value="0.000824" calcext:value-type="float">
            <text:p>0.000824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.11-12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9.132.166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666" calcext:value-type="float">
            <text:p>0.000666</text:p>
          </table:table-cell>
          <table:table-cell table:number-columns-repeated="2" office:value-type="float" office:value="0.000628" calcext:value-type="float">
            <text:p>0.000628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64" calcext:value-type="float">
            <text:p>0.000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0.11-13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18.230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.11-14.4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19.106</text:p>
          </table:table-cell>
          <table:table-cell office:value-type="float" office:value="0.802" calcext:value-type="float">
            <text:p>0.802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1433" calcext:value-type="float">
            <text:p>0.00143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223" calcext:value-type="float">
            <text:p>0.001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73</text:p>
          </table:table-cell>
          <table:table-cell office:value-type="float" office:value="1.696" calcext:value-type="float">
            <text:p>1.696</text:p>
          </table:table-cell>
          <table:table-cell/>
          <table:table-cell office:value-type="float" office:value="0.001495" calcext:value-type="float">
            <text:p>0.001495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501" calcext:value-type="float">
            <text:p>0.001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1.222</text:p>
          </table:table-cell>
          <table:table-cell office:value-type="float" office:value="85.014" calcext:value-type="float">
            <text:p>85.014</text:p>
          </table:table-cell>
          <table:table-cell office:value-type="float" office:value="0.096458" calcext:value-type="float">
            <text:p>0.096458</text:p>
          </table:table-cell>
          <table:table-cell/>
          <table:table-cell office:value-type="float" office:value="0.096457" calcext:value-type="float">
            <text:p>0.096457</text:p>
          </table:table-cell>
          <table:table-cell office:value-type="float" office:value="0.09477" calcext:value-type="float">
            <text:p>0.09477</text:p>
          </table:table-cell>
          <table:table-cell office:value-type="float" office:value="0.089626" calcext:value-type="float">
            <text:p>0.089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278" calcext:value-type="float">
            <text:p>1.278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428" calcext:value-type="float">
            <text:p>0.001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86.114</text:p>
          </table:table-cell>
          <table:table-cell office:value-type="float" office:value="19.949" calcext:value-type="float">
            <text:p>19.949</text:p>
          </table:table-cell>
          <table:table-cell/>
          <table:table-cell office:value-type="float" office:value="0.019111" calcext:value-type="float">
            <text:p>0.019111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0.019133" calcext:value-type="float">
            <text:p>0.01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53</text:p>
          </table:table-cell>
          <table:table-cell office:value-type="float" office:value="1.211" calcext:value-type="float">
            <text:p>1.211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426" calcext:value-type="float">
            <text:p>0.001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09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05</text:p>
          </table:table-cell>
          <table:table-cell office:value-type="float" office:value="1.248" calcext:value-type="float">
            <text:p>1.24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0976" calcext:value-type="float">
            <text:p>0.000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11</text:p>
          </table:table-cell>
          <table:table-cell office:value-type="float" office:value="1.396" calcext:value-type="float">
            <text:p>1.396</text:p>
          </table:table-cell>
          <table:table-cell/>
          <table:table-cell office:value-type="float" office:value="0.001336" calcext:value-type="float">
            <text:p>0.001336</text:p>
          </table:table-cell>
          <table:table-cell office:value-type="float" office:value="0.000881" calcext:value-type="float">
            <text:p>0.000881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367" calcext:value-type="float">
            <text:p>0.001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189</text:p>
          </table:table-cell>
          <table:table-cell office:value-type="float" office:value="1.375" calcext:value-type="float">
            <text:p>1.37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1388" calcext:value-type="float">
            <text:p>0.0013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13</text:p>
          </table:table-cell>
          <table:table-cell office:value-type="float" office:value="1.266" calcext:value-type="float">
            <text:p>1.266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232" calcext:value-type="float">
            <text:p>0.001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1.115</text:p>
          </table:table-cell>
          <table:table-cell office:value-type="float" office:value="86.282" calcext:value-type="float">
            <text:p>86.282</text:p>
          </table:table-cell>
          <table:table-cell/>
          <table:table-cell office:value-type="float" office:value="0.085497" calcext:value-type="float">
            <text:p>0.085497</text:p>
          </table:table-cell>
          <table:table-cell office:value-type="float" office:value="0.086818" calcext:value-type="float">
            <text:p>0.086818</text:p>
          </table:table-cell>
          <table:table-cell office:value-type="float" office:value="0.089728" calcext:value-type="float">
            <text:p>0.089728</text:p>
          </table:table-cell>
          <table:table-cell office:value-type="float" office:value="0.089736" calcext:value-type="float">
            <text:p>0.0897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37</text:p>
          </table:table-cell>
          <table:table-cell office:value-type="float" office:value="1.459" calcext:value-type="float">
            <text:p>1.459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68" calcext:value-type="float">
            <text:p>0.001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21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69" calcext:value-type="float">
            <text:p>0.0011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1.7</text:p>
          </table:table-cell>
          <table:table-cell office:value-type="float" office:value="1.298" calcext:value-type="float">
            <text:p>1.298</text:p>
          </table:table-cell>
          <table:table-cell/>
          <table:table-cell office:value-type="float" office:value="0.001178" calcext:value-type="float">
            <text:p>0.001178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125" calcext:value-type="float">
            <text:p>0.001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216.137.41.243</text:p>
          </table:table-cell>
          <table:table-cell office:value-type="float" office:value="89.689" calcext:value-type="float">
            <text:p>89.689</text:p>
          </table:table-cell>
          <table:table-cell office:value-type="float" office:value="0.085564" calcext:value-type="float">
            <text:p>0.085564</text:p>
          </table:table-cell>
          <table:table-cell office:value-type="float" office:value="0.086302" calcext:value-type="float">
            <text:p>0.086302</text:p>
          </table:table-cell>
          <table:table-cell office:value-type="float" office:value="0.086356" calcext:value-type="float">
            <text:p>0.086356</text:p>
          </table:table-cell>
          <table:table-cell office:value-type="float" office:value="0.087234" calcext:value-type="float">
            <text:p>0.087234</text:p>
          </table:table-cell>
          <table:table-cell office:value-type="float" office:value="0.087213" calcext:value-type="float">
            <text:p>0.087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50</text:p>
          </table:table-cell>
          <table:table-cell office:value-type="float" office:value="1.354" calcext:value-type="float">
            <text:p>1.354</text:p>
          </table:table-cell>
          <table:table-cell office:value-type="float" office:value="0.001379" calcext:value-type="float">
            <text:p>0.001379</text:p>
          </table:table-cell>
          <table:table-cell/>
          <table:table-cell office:value-type="float" office:value="0.001013" calcext:value-type="float">
            <text:p>0.001013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69</text:p>
          </table:table-cell>
          <table:table-cell office:value-type="float" office:value="1.249" calcext:value-type="float">
            <text:p>1.249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02172" calcext:value-type="float">
            <text:p>0.002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30.28</text:p>
          </table:table-cell>
          <table:table-cell office:value-type="float" office:value="1.258" calcext:value-type="float">
            <text:p>1.258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231" calcext:value-type="float">
            <text:p>0.001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oregon</text:p>
          </table:table-cell>
          <table:table-cell/>
          <table:table-cell office:value-type="float" office:value="89.695" calcext:value-type="float">
            <text:p>89.695</text:p>
          </table:table-cell>
          <table:table-cell office:value-type="float" office:value="0.08685" calcext:value-type="float">
            <text:p>0.08685</text:p>
          </table:table-cell>
          <table:table-cell office:value-type="float" office:value="0.085623" calcext:value-type="float">
            <text:p>0.085623</text:p>
          </table:table-cell>
          <table:table-cell office:value-type="float" office:value="0.085981" calcext:value-type="float">
            <text:p>0.085981</text:p>
          </table:table-cell>
          <table:table-cell office:value-type="float" office:value="0.086431" calcext:value-type="float">
            <text:p>0.086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20.109</text:p>
          </table:table-cell>
          <table:table-cell office:value-type="float" office:value="89.824" calcext:value-type="float">
            <text:p>89.824</text:p>
          </table:table-cell>
          <table:table-cell office:value-type="float" office:value="0.089494" calcext:value-type="float">
            <text:p>0.089494</text:p>
          </table:table-cell>
          <table:table-cell office:value-type="float" office:value="0.086633" calcext:value-type="float">
            <text:p>0.086633</text:p>
          </table:table-cell>
          <table:table-cell office:value-type="float" office:value="0.088559" calcext:value-type="float">
            <text:p>0.088559</text:p>
          </table:table-cell>
          <table:table-cell office:value-type="float" office:value="0.089349" calcext:value-type="float">
            <text:p>0.089349</text:p>
          </table:table-cell>
          <table:table-cell office:value-type="float" office:value="0.089709" calcext:value-type="float">
            <text:p>0.089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104</text:p>
          </table:table-cell>
          <table:table-cell office:value-type="float" office:value="94.977" calcext:value-type="float">
            <text:p>94.977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89844" calcext:value-type="float">
            <text:p>0.089844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096716" calcext:value-type="float">
            <text:p>0.096716</text:p>
          </table:table-cell>
          <table:table-cell office:value-type="float" office:value="0.096956" calcext:value-type="float">
            <text:p>0.0969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218</text:p>
          </table:table-cell>
          <table:table-cell office:value-type="float" office:value="1.382" calcext:value-type="float">
            <text:p>1.38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24" calcext:value-type="float">
            <text:p>0.00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0.48</text:p>
          </table:table-cell>
          <table:table-cell office:value-type="float" office:value="84.964" calcext:value-type="float">
            <text:p>84.964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96221" calcext:value-type="float">
            <text:p>0.09622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95948" calcext:value-type="float">
            <text:p>0.095948</text:p>
          </table:table-cell>
          <table:table-cell office:value-type="float" office:value="0.095833" calcext:value-type="float">
            <text:p>0.095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36</text:p>
          </table:table-cell>
          <table:table-cell office:value-type="float" office:value="1.445" calcext:value-type="float">
            <text:p>1.44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19" calcext:value-type="float">
            <text:p>0.001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46</text:p>
          </table:table-cell>
          <table:table-cell office:value-type="float" office:value="85.234" calcext:value-type="float">
            <text:p>85.234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94582" calcext:value-type="float">
            <text:p>0.094582</text:p>
          </table:table-cell>
          <table:table-cell office:value-type="float" office:value="0.095905" calcext:value-type="float">
            <text:p>0.095905</text:p>
          </table:table-cell>
          <table:table-cell office:value-type="float" office:value="0.096644" calcext:value-type="float">
            <text:p>0.096644</text:p>
          </table:table-cell>
          <table:table-cell office:value-type="float" office:value="0.0887" calcext:value-type="float">
            <text:p>0.0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9.158.213</text:p>
          </table:table-cell>
          <table:table-cell office:value-type="float" office:value="18.246" calcext:value-type="float">
            <text:p>18.24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18174" calcext:value-type="float">
            <text:p>0.018174</text:p>
          </table:table-cell>
          <table:table-cell office:value-type="float" office:value="0.018169" calcext:value-type="float">
            <text:p>0.018169</text:p>
          </table:table-cell>
          <table:table-cell office:value-type="float" office:value="0.01808" calcext:value-type="float">
            <text:p>0.01808</text:p>
          </table:table-cell>
          <table:table-cell office:value-type="float" office:value="0.018152" calcext:value-type="float">
            <text:p>0.018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87.34</text:p>
          </table:table-cell>
          <table:table-cell office:value-type="float" office:value="18.058" calcext:value-type="float">
            <text:p>18.058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18159" calcext:value-type="float">
            <text:p>0.018159</text:p>
          </table:table-cell>
          <table:table-cell office:value-type="float" office:value="0.01818" calcext:value-type="float">
            <text:p>0.01818</text:p>
          </table:table-cell>
          <table:table-cell office:value-type="float" office:value="0.018113" calcext:value-type="float">
            <text:p>0.018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5</text:p>
          </table:table-cell>
          <table:table-cell office:value-type="float" office:value="1.419" calcext:value-type="float">
            <text:p>1.4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1196" calcext:value-type="float">
            <text:p>0.001196</text:p>
          </table:table-cell>
          <table:table-cell/>
          <table:table-cell office:value-type="float" office:value="0.001265" calcext:value-type="float">
            <text:p>0.001265</text:p>
          </table:table-cell>
          <table:table-cell office:value-type="float" office:value="0.001155" calcext:value-type="float">
            <text:p>0.001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29.229</text:p>
          </table:table-cell>
          <table:table-cell office:value-type="float" office:value="1.231" calcext:value-type="float">
            <text:p>1.231</text:p>
          </table:table-cell>
          <table:table-cell office:value-type="float" office:value="0.001484" calcext:value-type="float">
            <text:p>0.001484</text:p>
          </table:table-cell>
          <table:table-cell table:number-columns-repeated="2"/>
          <table:table-cell office:value-type="float" office:value="0.001205" calcext:value-type="float">
            <text:p>0.001205</text:p>
          </table:table-cell>
          <table:table-cell office:value-type="float" office:value="0.001396" calcext:value-type="float">
            <text:p>0.001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216.137.41.64</text:p>
          </table:table-cell>
          <table:table-cell office:value-type="float" office:value="88.703" calcext:value-type="float">
            <text:p>88.703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88492" calcext:value-type="float">
            <text:p>0.088492</text:p>
          </table:table-cell>
          <table:table-cell office:value-type="float" office:value="0.087093" calcext:value-type="float">
            <text:p>0.087093</text:p>
          </table:table-cell>
          <table:table-cell office:value-type="float" office:value="0.087049" calcext:value-type="float">
            <text:p>0.087049</text:p>
          </table:table-cell>
          <table:table-cell office:value-type="float" office:value="0.089787" calcext:value-type="float">
            <text:p>0.089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37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432" calcext:value-type="float">
            <text:p>0.001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50</text:p>
          </table:table-cell>
          <table:table-cell office:value-type="float" office:value="1.481" calcext:value-type="float">
            <text:p>1.481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184" calcext:value-type="float">
            <text:p>0.00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88</text:p>
          </table:table-cell>
          <table:table-cell office:value-type="float" office:value="1.45" calcext:value-type="float">
            <text:p>1.45</text:p>
          </table:table-cell>
          <table:table-cell office:value-type="float" office:value="0.001344" calcext:value-type="float">
            <text:p>0.001344</text:p>
          </table:table-cell>
          <table:table-cell/>
          <table:table-cell office:value-type="float" office:value="0.001136" calcext:value-type="float">
            <text:p>0.001136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13" calcext:value-type="float">
            <text:p>0.00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1.9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49" calcext:value-type="float">
            <text:p>0.001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2.189</text:p>
          </table:table-cell>
          <table:table-cell office:value-type="float" office:value="85.661" calcext:value-type="float">
            <text:p>85.661</text:p>
          </table:table-cell>
          <table:table-cell office:value-type="float" office:value="0.08955" calcext:value-type="float">
            <text:p>0.08955</text:p>
          </table:table-cell>
          <table:table-cell/>
          <table:table-cell office:value-type="float" office:value="0.085472" calcext:value-type="float">
            <text:p>0.085472</text:p>
          </table:table-cell>
          <table:table-cell office:value-type="float" office:value="0.085635" calcext:value-type="float">
            <text:p>0.085635</text:p>
          </table:table-cell>
          <table:table-cell office:value-type="float" office:value="0.086608" calcext:value-type="float">
            <text:p>0.086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17</text:p>
          </table:table-cell>
          <table:table-cell office:value-type="float" office:value="1.344" calcext:value-type="float">
            <text:p>1.344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1122" calcext:value-type="float">
            <text:p>0.001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39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381" calcext:value-type="float">
            <text:p>0.001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30.215</text:p>
          </table:table-cell>
          <table:table-cell office:value-type="float" office:value="1.375" calcext:value-type="float">
            <text:p>1.37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23" calcext:value-type="float">
            <text:p>0.001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216.137.41.37</text:p>
          </table:table-cell>
          <table:table-cell office:value-type="float" office:value="88.679" calcext:value-type="float">
            <text:p>88.679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86191" calcext:value-type="float">
            <text:p>0.086191</text:p>
          </table:table-cell>
          <table:table-cell office:value-type="float" office:value="0.08847" calcext:value-type="float">
            <text:p>0.08847</text:p>
          </table:table-cell>
          <table:table-cell office:value-type="float" office:value="0.089591" calcext:value-type="float">
            <text:p>0.089591</text:p>
          </table:table-cell>
          <table:table-cell office:value-type="float" office:value="0.089562" calcext:value-type="float">
            <text:p>0.089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30.137</text:p>
          </table:table-cell>
          <table:table-cell office:value-type="float" office:value="1.422" calcext:value-type="float">
            <text:p>1.422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243" calcext:value-type="float">
            <text:p>0.001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23.144</text:p>
          </table:table-cell>
          <table:table-cell office:value-type="float" office:value="86.336" calcext:value-type="float">
            <text:p>86.336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86186" calcext:value-type="float">
            <text:p>0.086186</text:p>
          </table:table-cell>
          <table:table-cell office:value-type="float" office:value="0.08666" calcext:value-type="float">
            <text:p>0.08666</text:p>
          </table:table-cell>
          <table:table-cell office:value-type="float" office:value="0.089746" calcext:value-type="float">
            <text:p>0.089746</text:p>
          </table:table-cell>
          <table:table-cell office:value-type="float" office:value="0.087166" calcext:value-type="float">
            <text:p>0.0871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1.160</text:p>
          </table:table-cell>
          <table:table-cell office:value-type="float" office:value="86.243" calcext:value-type="float">
            <text:p>86.243</text:p>
          </table:table-cell>
          <table:table-cell office:value-type="float" office:value="0.085008" calcext:value-type="float">
            <text:p>0.085008</text:p>
          </table:table-cell>
          <table:table-cell office:value-type="float" office:value="0.096273" calcext:value-type="float">
            <text:p>0.096273</text:p>
          </table:table-cell>
          <table:table-cell office:value-type="float" office:value="0.088734" calcext:value-type="float">
            <text:p>0.088734</text:p>
          </table:table-cell>
          <table:table-cell office:value-type="float" office:value="0.094978" calcext:value-type="float">
            <text:p>0.094978</text:p>
          </table:table-cell>
          <table:table-cell office:value-type="float" office:value="0.09614" calcext:value-type="float">
            <text:p>0.09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5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254" calcext:value-type="float">
            <text:p>0.001254</text:p>
          </table:table-cell>
          <table:table-cell/>
          <table:table-cell office:value-type="float" office:value="0.001093" calcext:value-type="float">
            <text:p>0.001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38</text:p>
          </table:table-cell>
          <table:table-cell office:value-type="float" office:value="1.429" calcext:value-type="float">
            <text:p>1.429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1215" calcext:value-type="float">
            <text:p>0.001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95.137</text:p>
          </table:table-cell>
          <table:table-cell office:value-type="float" office:value="88.388" calcext:value-type="float">
            <text:p>88.388</text:p>
          </table:table-cell>
          <table:table-cell office:value-type="float" office:value="0.091168" calcext:value-type="float">
            <text:p>0.091168</text:p>
          </table:table-cell>
          <table:table-cell office:value-type="float" office:value="0.088989" calcext:value-type="float">
            <text:p>0.088989</text:p>
          </table:table-cell>
          <table:table-cell office:value-type="float" office:value="0.084812" calcext:value-type="float">
            <text:p>0.084812</text:p>
          </table:table-cell>
          <table:table-cell office:value-type="float" office:value="0.084797" calcext:value-type="float">
            <text:p>0.084797</text:p>
          </table:table-cell>
          <table:table-cell office:value-type="float" office:value="0.086939" calcext:value-type="float">
            <text:p>0.086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01185" calcext:value-type="float">
            <text:p>0.001185</text:p>
          </table:table-cell>
          <table:table-cell table:number-columns-repeated="2"/>
          <table:table-cell office:value-type="float" office:value="0.001173" calcext:value-type="float">
            <text:p>0.001173</text:p>
          </table:table-cell>
          <table:table-cell office:value-type="float" office:value="0.001191" calcext:value-type="float">
            <text:p>0.0011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32</text:p>
          </table:table-cell>
          <table:table-cell office:value-type="float" office:value="1.499" calcext:value-type="float">
            <text:p>1.499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1167" calcext:value-type="float">
            <text:p>0.001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0</text:p>
          </table:table-cell>
          <table:table-cell office:value-type="float" office:value="1.288" calcext:value-type="float">
            <text:p>1.288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13" calcext:value-type="float">
            <text:p>0.00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49</text:p>
          </table:table-cell>
          <table:table-cell office:value-type="float" office:value="1.219" calcext:value-type="float">
            <text:p>1.219</text:p>
          </table:table-cell>
          <table:table-cell/>
          <table:table-cell office:value-type="float" office:value="0.001172" calcext:value-type="float">
            <text:p>0.001172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403" calcext:value-type="float">
            <text:p>0.001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11</text:p>
          </table:table-cell>
          <table:table-cell office:value-type="float" office:value="1.538" calcext:value-type="float">
            <text:p>1.538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4" calcext:value-type="float">
            <text:p>0.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22</text:p>
          </table:table-cell>
          <table:table-cell office:value-type="float" office:value="1.489" calcext:value-type="float">
            <text:p>1.489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18" calcext:value-type="float">
            <text:p>0.0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0.115</text:p>
          </table:table-cell>
          <table:table-cell office:value-type="float" office:value="88.721" calcext:value-type="float">
            <text:p>88.721</text:p>
          </table:table-cell>
          <table:table-cell office:value-type="float" office:value="0.089629" calcext:value-type="float">
            <text:p>0.089629</text:p>
          </table:table-cell>
          <table:table-cell office:value-type="float" office:value="0.086403" calcext:value-type="float">
            <text:p>0.086403</text:p>
          </table:table-cell>
          <table:table-cell office:value-type="float" office:value="0.085485" calcext:value-type="float">
            <text:p>0.085485</text:p>
          </table:table-cell>
          <table:table-cell office:value-type="float" office:value="0.086199" calcext:value-type="float">
            <text:p>0.086199</text:p>
          </table:table-cell>
          <table:table-cell office:value-type="float" office:value="0.089857" calcext:value-type="float">
            <text:p>0.0898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13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20.109</text:p>
          </table:table-cell>
          <table:table-cell office:value-type="float" office:value="85.709" calcext:value-type="float">
            <text:p>85.709</text:p>
          </table:table-cell>
          <table:table-cell office:value-type="float" office:value="0.088979" calcext:value-type="float">
            <text:p>0.088979</text:p>
          </table:table-cell>
          <table:table-cell office:value-type="float" office:value="0.089066" calcext:value-type="float">
            <text:p>0.089066</text:p>
          </table:table-cell>
          <table:table-cell office:value-type="float" office:value="0.089715" calcext:value-type="float">
            <text:p>0.089715</text:p>
          </table:table-cell>
          <table:table-cell office:value-type="float" office:value="0.088322" calcext:value-type="float">
            <text:p>0.088322</text:p>
          </table:table-cell>
          <table:table-cell office:value-type="float" office:value="0.088839" calcext:value-type="float">
            <text:p>0.0888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30.227</text:p>
          </table:table-cell>
          <table:table-cell office:value-type="float" office:value="1.265" calcext:value-type="float">
            <text:p>1.265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ingapore</text:p>
          </table:table-cell>
          <table:table-cell/>
          <table:table-cell office:value-type="float" office:value="1.216" calcext:value-type="float">
            <text:p>1.21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161" calcext:value-type="float">
            <text:p>0.001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254</text:p>
          </table:table-cell>
          <table:table-cell office:value-type="float" office:value="1.405" calcext:value-type="float">
            <text:p>1.405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232" calcext:value-type="float">
            <text:p>0.001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52</text:p>
          </table:table-cell>
          <table:table-cell office:value-type="float" office:value="1.383" calcext:value-type="float">
            <text:p>1.383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251" calcext:value-type="float">
            <text:p>0.001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30.189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216.137.41.10</text:p>
          </table:table-cell>
          <table:table-cell office:value-type="float" office:value="87.298" calcext:value-type="float">
            <text:p>87.298</text:p>
          </table:table-cell>
          <table:table-cell office:value-type="float" office:value="0.088634" calcext:value-type="float">
            <text:p>0.088634</text:p>
          </table:table-cell>
          <table:table-cell office:value-type="float" office:value="0.08564" calcext:value-type="float">
            <text:p>0.08564</text:p>
          </table:table-cell>
          <table:table-cell office:value-type="float" office:value="0.085879" calcext:value-type="float">
            <text:p>0.085879</text:p>
          </table:table-cell>
          <table:table-cell office:value-type="float" office:value="0.085868" calcext:value-type="float">
            <text:p>0.085868</text:p>
          </table:table-cell>
          <table:table-cell office:value-type="float" office:value="0.087205" calcext:value-type="float">
            <text:p>0.087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30.194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01214" calcext:value-type="float">
            <text:p>0.001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86.198</text:p>
          </table:table-cell>
          <table:table-cell office:value-type="float" office:value="18.053" calcext:value-type="float">
            <text:p>18.053</text:p>
          </table:table-cell>
          <table:table-cell office:value-type="float" office:value="0.017921" calcext:value-type="float">
            <text:p>0.017921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0.017984" calcext:value-type="float">
            <text:p>0.017984</text:p>
          </table:table-cell>
          <table:table-cell office:value-type="float" office:value="0.018059" calcext:value-type="float">
            <text:p>0.018059</text:p>
          </table:table-cell>
          <table:table-cell office:value-type="float" office:value="0.017871" calcext:value-type="float">
            <text:p>0.017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1.6</text:p>
          </table:table-cell>
          <table:table-cell office:value-type="float" office:value="1.76" calcext:value-type="float">
            <text:p>1.76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219" calcext:value-type="float">
            <text:p>0.001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40</text:p>
          </table:table-cell>
          <table:table-cell office:value-type="float" office:value="88.459" calcext:value-type="float">
            <text:p>88.459</text:p>
          </table:table-cell>
          <table:table-cell office:value-type="float" office:value="0.094979" calcext:value-type="float">
            <text:p>0.094979</text:p>
          </table:table-cell>
          <table:table-cell/>
          <table:table-cell office:value-type="float" office:value="0.094975" calcext:value-type="float">
            <text:p>0.094975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8496" calcext:value-type="float">
            <text:p>0.08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0.43</text:p>
          </table:table-cell>
          <table:table-cell office:value-type="float" office:value="94.905" calcext:value-type="float">
            <text:p>94.905</text:p>
          </table:table-cell>
          <table:table-cell office:value-type="float" office:value="0.09458" calcext:value-type="float">
            <text:p>0.09458</text:p>
          </table:table-cell>
          <table:table-cell office:value-type="float" office:value="0.096143" calcext:value-type="float">
            <text:p>0.096143</text:p>
          </table:table-cell>
          <table:table-cell office:value-type="float" office:value="0.095095" calcext:value-type="float">
            <text:p>0.095095</text:p>
          </table:table-cell>
          <table:table-cell office:value-type="float" office:value="0.096399" calcext:value-type="float">
            <text:p>0.096399</text:p>
          </table:table-cell>
          <table:table-cell office:value-type="float" office:value="0.094907" calcext:value-type="float">
            <text:p>0.094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1.8</text:p>
          </table:table-cell>
          <table:table-cell office:value-type="float" office:value="1.329" calcext:value-type="float">
            <text:p>1.329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31" calcext:value-type="float">
            <text:p>0.00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26</text:p>
          </table:table-cell>
          <table:table-cell office:value-type="float" office:value="1.508" calcext:value-type="float">
            <text:p>1.508</text:p>
          </table:table-cell>
          <table:table-cell table:number-columns-repeated="2"/>
          <table:table-cell office:value-type="float" office:value="0.001131" calcext:value-type="float">
            <text:p>0.001131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09" calcext:value-type="float">
            <text:p>0.000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5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415" calcext:value-type="float">
            <text:p>0.0014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6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198" calcext:value-type="float">
            <text:p>0.001198</text:p>
          </table:table-cell>
          <table:table-cell table:number-columns-repeated="2"/>
          <table:table-cell office:value-type="float" office:value="0.001407" calcext:value-type="float">
            <text:p>0.001407</text:p>
          </table:table-cell>
          <table:table-cell office:value-type="float" office:value="0.001062" calcext:value-type="float">
            <text:p>0.001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29.221</text:p>
          </table:table-cell>
          <table:table-cell office:value-type="float" office:value="1.247" calcext:value-type="float">
            <text:p>1.247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1201" calcext:value-type="float">
            <text:p>0.001201</text:p>
          </table:table-cell>
          <table:table-cell/>
          <table:table-cell office:value-type="float" office:value="0.000862" calcext:value-type="float">
            <text:p>0.000862</text:p>
          </table:table-cell>
          <table:table-cell office:value-type="float" office:value="0.001465" calcext:value-type="float">
            <text:p>0.001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52</text:p>
          </table:table-cell>
          <table:table-cell office:value-type="float" office:value="86.457" calcext:value-type="float">
            <text:p>86.457</text:p>
          </table:table-cell>
          <table:table-cell office:value-type="float" office:value="0.088622" calcext:value-type="float">
            <text:p>0.088622</text:p>
          </table:table-cell>
          <table:table-cell office:value-type="float" office:value="0.088112" calcext:value-type="float">
            <text:p>0.088112</text:p>
          </table:table-cell>
          <table:table-cell office:value-type="float" office:value="0.085724" calcext:value-type="float">
            <text:p>0.085724</text:p>
          </table:table-cell>
          <table:table-cell office:value-type="float" office:value="0.088621" calcext:value-type="float">
            <text:p>0.088621</text:p>
          </table:table-cell>
          <table:table-cell office:value-type="float" office:value="0.085974" calcext:value-type="float">
            <text:p>0.085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216.137.41.227</text:p>
          </table:table-cell>
          <table:table-cell office:value-type="float" office:value="88.722" calcext:value-type="float">
            <text:p>88.722</text:p>
          </table:table-cell>
          <table:table-cell office:value-type="float" office:value="0.088248" calcext:value-type="float">
            <text:p>0.088248</text:p>
          </table:table-cell>
          <table:table-cell office:value-type="float" office:value="0.086106" calcext:value-type="float">
            <text:p>0.086106</text:p>
          </table:table-cell>
          <table:table-cell office:value-type="float" office:value="0.089722" calcext:value-type="float">
            <text:p>0.089722</text:p>
          </table:table-cell>
          <table:table-cell office:value-type="float" office:value="0.089811" calcext:value-type="float">
            <text:p>0.089811</text:p>
          </table:table-cell>
          <table:table-cell office:value-type="float" office:value="0.088328" calcext:value-type="float">
            <text:p>0.088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3</text:p>
          </table:table-cell>
          <table:table-cell office:value-type="float" office:value="1.22" calcext:value-type="float">
            <text:p>1.22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406" calcext:value-type="float">
            <text:p>0.001406</text:p>
          </table:table-cell>
          <table:table-cell table:number-columns-repeated="2"/>
          <table:table-cell office:value-type="float" office:value="0.001144" calcext:value-type="float">
            <text:p>0.001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21</text:p>
          </table:table-cell>
          <table:table-cell office:value-type="float" office:value="1.188" calcext:value-type="float">
            <text:p>1.188</text:p>
          </table:table-cell>
          <table:table-cell office:value-type="float" office:value="0.000948" calcext:value-type="float">
            <text:p>0.000948</text:p>
          </table:table-cell>
          <table:table-cell table:number-columns-repeated="2" office:value-type="float" office:value="0.001139" calcext:value-type="float">
            <text:p>0.001139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18" calcext:value-type="float">
            <text:p>0.001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30.214</text:p>
          </table:table-cell>
          <table:table-cell office:value-type="float" office:value="1.387" calcext:value-type="float">
            <text:p>1.387</text:p>
          </table:table-cell>
          <table:table-cell table:number-columns-repeated="2"/>
          <table:table-cell office:value-type="float" office:value="0.001409" calcext:value-type="float">
            <text:p>0.00140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37</text:p>
          </table:table-cell>
          <table:table-cell office:value-type="float" office:value="1.459" calcext:value-type="float">
            <text:p>1.45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14" calcext:value-type="float">
            <text:p>0.00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07</text:p>
          </table:table-cell>
          <table:table-cell office:value-type="float" office:value="1.446" calcext:value-type="float">
            <text:p>1.446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1291" calcext:value-type="float">
            <text:p>0.0012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42</text:p>
          </table:table-cell>
          <table:table-cell office:value-type="float" office:value="1.339" calcext:value-type="float">
            <text:p>1.339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1168" calcext:value-type="float">
            <text:p>0.001168</text:p>
          </table:table-cell>
          <table:table-cell/>
          <table:table-cell office:value-type="float" office:value="0.001433" calcext:value-type="float">
            <text:p>0.001433</text:p>
          </table:table-cell>
          <table:table-cell office:value-type="float" office:value="0.001264" calcext:value-type="float">
            <text:p>0.001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2.189</text:p>
          </table:table-cell>
          <table:table-cell office:value-type="float" office:value="86.211" calcext:value-type="float">
            <text:p>86.211</text:p>
          </table:table-cell>
          <table:table-cell office:value-type="float" office:value="0.085532" calcext:value-type="float">
            <text:p>0.085532</text:p>
          </table:table-cell>
          <table:table-cell office:value-type="float" office:value="0.088481" calcext:value-type="float">
            <text:p>0.088481</text:p>
          </table:table-cell>
          <table:table-cell office:value-type="float" office:value="0.089558" calcext:value-type="float">
            <text:p>0.089558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5447" calcext:value-type="float">
            <text:p>0.0854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1.51</text:p>
          </table:table-cell>
          <table:table-cell office:value-type="float" office:value="87.121" calcext:value-type="float">
            <text:p>87.121</text:p>
          </table:table-cell>
          <table:table-cell office:value-type="float" office:value="0.089417" calcext:value-type="float">
            <text:p>0.089417</text:p>
          </table:table-cell>
          <table:table-cell office:value-type="float" office:value="0.085961" calcext:value-type="float">
            <text:p>0.085961</text:p>
          </table:table-cell>
          <table:table-cell office:value-type="float" office:value="0.088348" calcext:value-type="float">
            <text:p>0.088348</text:p>
          </table:table-cell>
          <table:table-cell office:value-type="float" office:value="0.088423" calcext:value-type="float">
            <text:p>0.088423</text:p>
          </table:table-cell>
          <table:table-cell office:value-type="float" office:value="0.089995" calcext:value-type="float">
            <text:p>0.089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39</text:p>
          </table:table-cell>
          <table:table-cell office:value-type="float" office:value="1.259" calcext:value-type="float">
            <text:p>1.259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1164" calcext:value-type="float">
            <text:p>0.001164</text:p>
          </table:table-cell>
          <table:table-cell table:number-columns-repeated="2"/>
          <table:table-cell office:value-type="float" office:value="0.001104" calcext:value-type="float">
            <text:p>0.001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30.28</text:p>
          </table:table-cell>
          <table:table-cell office:value-type="float" office:value="1.305" calcext:value-type="float">
            <text:p>1.305</text:p>
          </table:table-cell>
          <table:table-cell office:value-type="float" office:value="0.00138" calcext:value-type="float">
            <text:p>0.00138</text:p>
          </table:table-cell>
          <table:table-cell table:number-columns-repeated="2"/>
          <table:table-cell office:value-type="float" office:value="0.001202" calcext:value-type="float">
            <text:p>0.001202</text:p>
          </table:table-cell>
          <table:table-cell office:value-type="float" office:value="0.001386" calcext:value-type="float">
            <text:p>0.001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21.79</text:p>
          </table:table-cell>
          <table:table-cell office:value-type="float" office:value="89.931" calcext:value-type="float">
            <text:p>89.931</text:p>
          </table:table-cell>
          <table:table-cell office:value-type="float" office:value="0.090475" calcext:value-type="float">
            <text:p>0.090475</text:p>
          </table:table-cell>
          <table:table-cell office:value-type="float" office:value="0.085857" calcext:value-type="float">
            <text:p>0.085857</text:p>
          </table:table-cell>
          <table:table-cell office:value-type="float" office:value="0.090191" calcext:value-type="float">
            <text:p>0.090191</text:p>
          </table:table-cell>
          <table:table-cell office:value-type="float" office:value="0.089493" calcext:value-type="float">
            <text:p>0.089493</text:p>
          </table:table-cell>
          <table:table-cell office:value-type="float" office:value="0.085909" calcext:value-type="float">
            <text:p>0.085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47</text:p>
          </table:table-cell>
          <table:table-cell office:value-type="float" office:value="1.456" calcext:value-type="float">
            <text:p>1.456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925" calcext:value-type="float">
            <text:p>0.000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71</text:p>
          </table:table-cell>
          <table:table-cell office:value-type="float" office:value="1.334" calcext:value-type="float">
            <text:p>1.334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945" calcext:value-type="float">
            <text:p>0.000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2.101</text:p>
          </table:table-cell>
          <table:table-cell office:value-type="float" office:value="96.659" calcext:value-type="float">
            <text:p>96.659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0.089737" calcext:value-type="float">
            <text:p>0.089737</text:p>
          </table:table-cell>
          <table:table-cell office:value-type="float" office:value="0.084925" calcext:value-type="float">
            <text:p>0.084925</text:p>
          </table:table-cell>
          <table:table-cell/>
          <table:table-cell office:value-type="float" office:value="0.09584" calcext:value-type="float">
            <text:p>0.09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19.130</text:p>
          </table:table-cell>
          <table:table-cell office:value-type="float" office:value="85.193" calcext:value-type="float">
            <text:p>85.193</text:p>
          </table:table-cell>
          <table:table-cell office:value-type="float" office:value="0.085294" calcext:value-type="float">
            <text:p>0.085294</text:p>
          </table:table-cell>
          <table:table-cell office:value-type="float" office:value="0.081508" calcext:value-type="float">
            <text:p>0.081508</text:p>
          </table:table-cell>
          <table:table-cell office:value-type="float" office:value="0.085872" calcext:value-type="float">
            <text:p>0.085872</text:p>
          </table:table-cell>
          <table:table-cell office:value-type="float" office:value="0.085697" calcext:value-type="float">
            <text:p>0.085697</text:p>
          </table:table-cell>
          <table:table-cell office:value-type="float" office:value="0.086328" calcext:value-type="float">
            <text:p>0.086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216.173</text:p>
          </table:table-cell>
          <table:table-cell office:value-type="float" office:value="79.544" calcext:value-type="float">
            <text:p>79.544</text:p>
          </table:table-cell>
          <table:table-cell office:value-type="float" office:value="0.078623" calcext:value-type="float">
            <text:p>0.078623</text:p>
          </table:table-cell>
          <table:table-cell office:value-type="float" office:value="0.082391" calcext:value-type="float">
            <text:p>0.082391</text:p>
          </table:table-cell>
          <table:table-cell office:value-type="float" office:value="0.045141" calcext:value-type="float">
            <text:p>0.045141</text:p>
          </table:table-cell>
          <table:table-cell office:value-type="float" office:value="0.085469" calcext:value-type="float">
            <text:p>0.085469</text:p>
          </table:table-cell>
          <table:table-cell office:value-type="float" office:value="0.076527" calcext:value-type="float">
            <text:p>0.076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225</text:p>
          </table:table-cell>
          <table:table-cell office:value-type="float" office:value="1.514" calcext:value-type="float">
            <text:p>1.514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345" calcext:value-type="float">
            <text:p>0.001345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223" calcext:value-type="float">
            <text:p>0.001223</text:p>
          </table:table-cell>
          <table:table-cell office:value-type="float" office:value="0.001174" calcext:value-type="float">
            <text:p>0.0011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38</text:p>
          </table:table-cell>
          <table:table-cell office:value-type="float" office:value="1.295" calcext:value-type="float">
            <text:p>1.295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165" calcext:value-type="float">
            <text:p>0.001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98</text:p>
          </table:table-cell>
          <table:table-cell office:value-type="float" office:value="89.925" calcext:value-type="float">
            <text:p>89.925</text:p>
          </table:table-cell>
          <table:table-cell/>
          <table:table-cell office:value-type="float" office:value="0.085424" calcext:value-type="float">
            <text:p>0.085424</text:p>
          </table:table-cell>
          <table:table-cell office:value-type="float" office:value="0.088441" calcext:value-type="float">
            <text:p>0.08844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88517" calcext:value-type="float">
            <text:p>0.088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35</text:p>
          </table:table-cell>
          <table:table-cell office:value-type="float" office:value="1.27" calcext:value-type="float">
            <text:p>1.27</text:p>
          </table:table-cell>
          <table:table-cell office:value-type="float" office:value="0.001207" calcext:value-type="float">
            <text:p>0.00120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208" calcext:value-type="float">
            <text:p>0.001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27</text:p>
          </table:table-cell>
          <table:table-cell office:value-type="float" office:value="88.53" calcext:value-type="float">
            <text:p>88.53</text:p>
          </table:table-cell>
          <table:table-cell office:value-type="float" office:value="0.086813" calcext:value-type="float">
            <text:p>0.086813</text:p>
          </table:table-cell>
          <table:table-cell office:value-type="float" office:value="0.089896" calcext:value-type="float">
            <text:p>0.089896</text:p>
          </table:table-cell>
          <table:table-cell office:value-type="float" office:value="0.088473" calcext:value-type="float">
            <text:p>0.088473</text:p>
          </table:table-cell>
          <table:table-cell office:value-type="float" office:value="0.086984" calcext:value-type="float">
            <text:p>0.086984</text:p>
          </table:table-cell>
          <table:table-cell office:value-type="float" office:value="0.08852" calcext:value-type="float">
            <text:p>0.08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189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0.001199" calcext:value-type="float">
            <text:p>0.00119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0144" calcext:value-type="float">
            <text:p>0.00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72</text:p>
          </table:table-cell>
          <table:table-cell office:value-type="float" office:value="1.312" calcext:value-type="float">
            <text:p>1.312</text:p>
          </table:table-cell>
          <table:table-cell table:number-columns-repeated="2"/>
          <table:table-cell office:value-type="float" office:value="0.001229" calcext:value-type="float">
            <text:p>0.001229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1448" calcext:value-type="float">
            <text:p>0.001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3.104</text:p>
          </table:table-cell>
          <table:table-cell office:value-type="float" office:value="88.517" calcext:value-type="float">
            <text:p>88.517</text:p>
          </table:table-cell>
          <table:table-cell office:value-type="float" office:value="0.086966" calcext:value-type="float">
            <text:p>0.086966</text:p>
          </table:table-cell>
          <table:table-cell office:value-type="float" office:value="0.089777" calcext:value-type="float">
            <text:p>0.089777</text:p>
          </table:table-cell>
          <table:table-cell office:value-type="float" office:value="0.088395" calcext:value-type="float">
            <text:p>0.088395</text:p>
          </table:table-cell>
          <table:table-cell office:value-type="float" office:value="0.088432" calcext:value-type="float">
            <text:p>0.088432</text:p>
          </table:table-cell>
          <table:table-cell office:value-type="float" office:value="0.090014" calcext:value-type="float">
            <text:p>0.090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216.137.41.227</text:p>
          </table:table-cell>
          <table:table-cell office:value-type="float" office:value="87.237" calcext:value-type="float">
            <text:p>87.237</text:p>
          </table:table-cell>
          <table:table-cell office:value-type="float" office:value="0.088499" calcext:value-type="float">
            <text:p>0.088499</text:p>
          </table:table-cell>
          <table:table-cell office:value-type="float" office:value="0.085426" calcext:value-type="float">
            <text:p>0.085426</text:p>
          </table:table-cell>
          <table:table-cell office:value-type="float" office:value="0.088421" calcext:value-type="float">
            <text:p>0.088421</text:p>
          </table:table-cell>
          <table:table-cell office:value-type="float" office:value="0.088234" calcext:value-type="float">
            <text:p>0.088234</text:p>
          </table:table-cell>
          <table:table-cell office:value-type="float" office:value="0.089448" calcext:value-type="float">
            <text:p>0.08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18</text:p>
          </table:table-cell>
          <table:table-cell office:value-type="float" office:value="1.309" calcext:value-type="float">
            <text:p>1.309</text:p>
          </table:table-cell>
          <table:table-cell/>
          <table:table-cell office:value-type="float" office:value="0.001134" calcext:value-type="float">
            <text:p>0.001134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29" calcext:value-type="float">
            <text:p>0.001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20.252</text:p>
          </table:table-cell>
          <table:table-cell office:value-type="float" office:value="86.016" calcext:value-type="float">
            <text:p>86.016</text:p>
          </table:table-cell>
          <table:table-cell office:value-type="float" office:value="0.085762" calcext:value-type="float">
            <text:p>0.085762</text:p>
          </table:table-cell>
          <table:table-cell office:value-type="float" office:value="0.088728" calcext:value-type="float">
            <text:p>0.088728</text:p>
          </table:table-cell>
          <table:table-cell office:value-type="float" office:value="0.089731" calcext:value-type="float">
            <text:p>0.089731</text:p>
          </table:table-cell>
          <table:table-cell office:value-type="float" office:value="0.085623" calcext:value-type="float">
            <text:p>0.085623</text:p>
          </table:table-cell>
          <table:table-cell office:value-type="float" office:value="0.088602" calcext:value-type="float">
            <text:p>0.0886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68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13" calcext:value-type="float">
            <text:p>0.001413</text:p>
          </table:table-cell>
          <table:table-cell/>
          <table:table-cell office:value-type="float" office:value="0.001442" calcext:value-type="float">
            <text:p>0.001442</text:p>
          </table:table-cell>
          <table:table-cell office:value-type="float" office:value="0.001247" calcext:value-type="float">
            <text:p>0.001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195</text:p>
          </table:table-cell>
          <table:table-cell office:value-type="float" office:value="1.526" calcext:value-type="float">
            <text:p>1.526</text:p>
          </table:table-cell>
          <table:table-cell office:value-type="float" office:value="0.001315" calcext:value-type="float">
            <text:p>0.001315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office:value-type="float" office:value="0.001217" calcext:value-type="float">
            <text:p>0.001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18</text:p>
          </table:table-cell>
          <table:table-cell office:value-type="float" office:value="1.347" calcext:value-type="float">
            <text:p>1.347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222" calcext:value-type="float">
            <text:p>0.001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30.234</text:p>
          </table:table-cell>
          <table:table-cell office:value-type="float" office:value="1.337" calcext:value-type="float">
            <text:p>1.33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375" calcext:value-type="float">
            <text:p>0.0013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30.229</text:p>
          </table:table-cell>
          <table:table-cell office:value-type="float" office:value="1.381" calcext:value-type="float">
            <text:p>1.38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29.221</text:p>
          </table:table-cell>
          <table:table-cell office:value-type="float" office:value="1.428" calcext:value-type="float">
            <text:p>1.428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1026" calcext:value-type="float">
            <text:p>0.001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138</text:p>
          </table:table-cell>
          <table:table-cell office:value-type="float" office:value="1.35" calcext:value-type="float">
            <text:p>1.35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6" calcext:value-type="float">
            <text:p>0.001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44</text:p>
          </table:table-cell>
          <table:table-cell office:value-type="float" office:value="1.398" calcext:value-type="float">
            <text:p>1.398</text:p>
          </table:table-cell>
          <table:table-cell office:value-type="float" office:value="0.001216" calcext:value-type="float">
            <text:p>0.001216</text:p>
          </table:table-cell>
          <table:table-cell table:number-columns-repeated="2"/>
          <table:table-cell office:value-type="float" office:value="0.001179" calcext:value-type="float">
            <text:p>0.001179</text:p>
          </table:table-cell>
          <table:table-cell office:value-type="float" office:value="0.001285" calcext:value-type="float">
            <text:p>0.001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06</text:p>
          </table:table-cell>
          <table:table-cell office:value-type="float" office:value="1.553" calcext:value-type="float">
            <text:p>1.553</text:p>
          </table:table-cell>
          <table:table-cell table:number-columns-repeated="2"/>
          <table:table-cell office:value-type="float" office:value="0.001224" calcext:value-type="float">
            <text:p>0.001224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1165" calcext:value-type="float">
            <text:p>0.001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137</text:p>
          </table:table-cell>
          <table:table-cell office:value-type="float" office:value="1.407" calcext:value-type="float">
            <text:p>1.407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05" calcext:value-type="float">
            <text:p>0.001305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1234" calcext:value-type="float">
            <text:p>0.001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14</text:p>
          </table:table-cell>
          <table:table-cell office:value-type="float" office:value="1.33" calcext:value-type="float">
            <text:p>1.3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489" calcext:value-type="float">
            <text:p>0.001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47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115" calcext:value-type="float">
            <text:p>0.00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5</text:p>
          </table:table-cell>
          <table:table-cell office:value-type="float" office:value="1.318" calcext:value-type="float">
            <text:p>1.318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009" calcext:value-type="float">
            <text:p>0.001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1.108</text:p>
          </table:table-cell>
          <table:table-cell office:value-type="float" office:value="87.267" calcext:value-type="float">
            <text:p>87.267</text:p>
          </table:table-cell>
          <table:table-cell office:value-type="float" office:value="0.088602" calcext:value-type="float">
            <text:p>0.088602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0.085434" calcext:value-type="float">
            <text:p>0.085434</text:p>
          </table:table-cell>
          <table:table-cell office:value-type="float" office:value="0.089982" calcext:value-type="float">
            <text:p>0.089982</text:p>
          </table:table-cell>
          <table:table-cell office:value-type="float" office:value="0.085922" calcext:value-type="float">
            <text:p>0.085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212</text:p>
          </table:table-cell>
          <table:table-cell office:value-type="float" office:value="1.25" calcext:value-type="float">
            <text:p>1.25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50</text:p>
          </table:table-cell>
          <table:table-cell office:value-type="float" office:value="1.429" calcext:value-type="float">
            <text:p>1.429</text:p>
          </table:table-cell>
          <table:table-cell/>
          <table:table-cell office:value-type="float" office:value="0.001448" calcext:value-type="float">
            <text:p>0.001448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218" calcext:value-type="float">
            <text:p>0.001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73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0898" calcext:value-type="float">
            <text:p>0.000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216.137.41.107</text:p>
          </table:table-cell>
          <table:table-cell office:value-type="float" office:value="85.628" calcext:value-type="float">
            <text:p>85.628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086018" calcext:value-type="float">
            <text:p>0.086018</text:p>
          </table:table-cell>
          <table:table-cell office:value-type="float" office:value="0.087147" calcext:value-type="float">
            <text:p>0.087147</text:p>
          </table:table-cell>
          <table:table-cell office:value-type="float" office:value="0.088193" calcext:value-type="float">
            <text:p>0.088193</text:p>
          </table:table-cell>
          <table:table-cell office:value-type="float" office:value="0.086461" calcext:value-type="float">
            <text:p>0.086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usstandard</text:p>
          </table:table-cell>
          <table:table-cell/>
          <table:table-cell office:value-type="float" office:value="88.312" calcext:value-type="float">
            <text:p>88.312</text:p>
          </table:table-cell>
          <table:table-cell/>
          <table:table-cell office:value-type="float" office:value="0.088527" calcext:value-type="float">
            <text:p>0.088527</text:p>
          </table:table-cell>
          <table:table-cell office:value-type="float" office:value="0.089552" calcext:value-type="float">
            <text:p>0.089552</text:p>
          </table:table-cell>
          <table:table-cell office:value-type="float" office:value="0.088628" calcext:value-type="float">
            <text:p>0.0886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1.222</text:p>
          </table:table-cell>
          <table:table-cell office:value-type="float" office:value="88.366" calcext:value-type="float">
            <text:p>88.366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0.087315" calcext:value-type="float">
            <text:p>0.087315</text:p>
          </table:table-cell>
          <table:table-cell office:value-type="float" office:value="0.088301" calcext:value-type="float">
            <text:p>0.088301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85501" calcext:value-type="float">
            <text:p>0.085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20.109</text:p>
          </table:table-cell>
          <table:table-cell office:value-type="float" office:value="85.708" calcext:value-type="float">
            <text:p>85.708</text:p>
          </table:table-cell>
          <table:table-cell office:value-type="float" office:value="0.088566" calcext:value-type="float">
            <text:p>0.088566</text:p>
          </table:table-cell>
          <table:table-cell office:value-type="float" office:value="0.085515" calcext:value-type="float">
            <text:p>0.085515</text:p>
          </table:table-cell>
          <table:table-cell office:value-type="float" office:value="0.088082" calcext:value-type="float">
            <text:p>0.088082</text:p>
          </table:table-cell>
          <table:table-cell office:value-type="float" office:value="0.08726" calcext:value-type="float">
            <text:p>0.08726</text:p>
          </table:table-cell>
          <table:table-cell office:value-type="float" office:value="0.0898" calcext:value-type="float">
            <text:p>0.0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221</text:p>
          </table:table-cell>
          <table:table-cell office:value-type="float" office:value="1.19" calcext:value-type="float">
            <text:p>1.19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201" calcext:value-type="float">
            <text:p>0.001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68</text:p>
          </table:table-cell>
          <table:table-cell office:value-type="float" office:value="1.287" calcext:value-type="float">
            <text:p>1.287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134" calcext:value-type="float">
            <text:p>0.001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30.72</text:p>
          </table:table-cell>
          <table:table-cell office:value-type="float" office:value="1.235" calcext:value-type="float">
            <text:p>1.235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032" calcext:value-type="float">
            <text:p>0.001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30.224</text:p>
          </table:table-cell>
          <table:table-cell office:value-type="float" office:value="1.339" calcext:value-type="float">
            <text:p>1.339</text:p>
          </table:table-cell>
          <table:table-cell/>
          <table:table-cell office:value-type="float" office:value="0.001217" calcext:value-type="float">
            <text:p>0.001217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.00117" calcext:value-type="float">
            <text:p>0.00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86.236</text:p>
          </table:table-cell>
          <table:table-cell office:value-type="float" office:value="18.151" calcext:value-type="float">
            <text:p>18.151</text:p>
          </table:table-cell>
          <table:table-cell office:value-type="float" office:value="0.018076" calcext:value-type="float">
            <text:p>0.018076</text:p>
          </table:table-cell>
          <table:table-cell office:value-type="float" office:value="0.017884" calcext:value-type="float">
            <text:p>0.017884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0.01809" calcext:value-type="float">
            <text:p>0.018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19.200</text:p>
          </table:table-cell>
          <table:table-cell office:value-type="float" office:value="81.939" calcext:value-type="float">
            <text:p>81.939</text:p>
          </table:table-cell>
          <table:table-cell office:value-type="float" office:value="0.086978" calcext:value-type="float">
            <text:p>0.086978</text:p>
          </table:table-cell>
          <table:table-cell office:value-type="float" office:value="0.087563" calcext:value-type="float">
            <text:p>0.087563</text:p>
          </table:table-cell>
          <table:table-cell office:value-type="float" office:value="0.087774" calcext:value-type="float">
            <text:p>0.087774</text:p>
          </table:table-cell>
          <table:table-cell office:value-type="float" office:value="0.083704" calcext:value-type="float">
            <text:p>0.083704</text:p>
          </table:table-cell>
          <table:table-cell office:value-type="float" office:value="0.084145" calcext:value-type="float">
            <text:p>0.084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08</text:p>
          </table:table-cell>
          <table:table-cell office:value-type="float" office:value="1.257" calcext:value-type="float">
            <text:p>1.257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1402" calcext:value-type="float">
            <text:p>0.001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9.253</text:p>
          </table:table-cell>
          <table:table-cell office:value-type="float" office:value="1.256" calcext:value-type="float">
            <text:p>1.256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13" calcext:value-type="float">
            <text:p>0.001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190</text:p>
          </table:table-cell>
          <table:table-cell office:value-type="float" office:value="1.331" calcext:value-type="float">
            <text:p>1.331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401" calcext:value-type="float">
            <text:p>0.0014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216.137.41.45</text:p>
          </table:table-cell>
          <table:table-cell office:value-type="float" office:value="89.97" calcext:value-type="float">
            <text:p>89.97</text:p>
          </table:table-cell>
          <table:table-cell office:value-type="float" office:value="0.088572" calcext:value-type="float">
            <text:p>0.088572</text:p>
          </table:table-cell>
          <table:table-cell office:value-type="float" office:value="0.088669" calcext:value-type="float">
            <text:p>0.088669</text:p>
          </table:table-cell>
          <table:table-cell office:value-type="float" office:value="0.085138" calcext:value-type="float">
            <text:p>0.085138</text:p>
          </table:table-cell>
          <table:table-cell office:value-type="float" office:value="0.097643" calcext:value-type="float">
            <text:p>0.097643</text:p>
          </table:table-cell>
          <table:table-cell office:value-type="float" office:value="0.096355" calcext:value-type="float">
            <text:p>0.096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29</text:p>
          </table:table-cell>
          <table:table-cell office:value-type="float" office:value="1.451" calcext:value-type="float">
            <text:p>1.451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1168" calcext:value-type="float">
            <text:p>0.001168</text:p>
          </table:table-cell>
          <table:table-cell/>
          <table:table-cell office:value-type="float" office:value="0.001134" calcext:value-type="float">
            <text:p>0.001134</text:p>
          </table:table-cell>
          <table:table-cell office:value-type="float" office:value="0.001132" calcext:value-type="float">
            <text:p>0.001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3</text:p>
          </table:table-cell>
          <table:table-cell office:value-type="float" office:value="1.28" calcext:value-type="float">
            <text:p>1.28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121" calcext:value-type="float">
            <text:p>0.00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21</text:p>
          </table:table-cell>
          <table:table-cell office:value-type="float" office:value="1.279" calcext:value-type="float">
            <text:p>1.279</text:p>
          </table:table-cell>
          <table:table-cell/>
          <table:table-cell office:value-type="float" office:value="0.001233" calcext:value-type="float">
            <text:p>0.001233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01204" calcext:value-type="float">
            <text:p>0.001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30.188</text:p>
          </table:table-cell>
          <table:table-cell office:value-type="float" office:value="1.452" calcext:value-type="float">
            <text:p>1.452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206" calcext:value-type="float">
            <text:p>0.001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53</text:p>
          </table:table-cell>
          <table:table-cell office:value-type="float" office:value="1.285" calcext:value-type="float">
            <text:p>1.285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1124" calcext:value-type="float">
            <text:p>0.001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3</text:p>
          </table:table-cell>
          <table:table-cell office:value-type="float" office:value="1.51" calcext:value-type="float">
            <text:p>1.51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1236" calcext:value-type="float">
            <text:p>0.001236</text:p>
          </table:table-cell>
          <table:table-cell office:value-type="float" office:value="0.001218" calcext:value-type="float">
            <text:p>0.001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8</text:p>
          </table:table-cell>
          <table:table-cell office:value-type="float" office:value="1.22" calcext:value-type="float">
            <text:p>1.22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388" calcext:value-type="float">
            <text:p>0.0013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1.185</text:p>
          </table:table-cell>
          <table:table-cell office:value-type="float" office:value="88.548" calcext:value-type="float">
            <text:p>88.548</text:p>
          </table:table-cell>
          <table:table-cell office:value-type="float" office:value="0.086089" calcext:value-type="float">
            <text:p>0.086089</text:p>
          </table:table-cell>
          <table:table-cell office:value-type="float" office:value="0.088307" calcext:value-type="float">
            <text:p>0.088307</text:p>
          </table:table-cell>
          <table:table-cell office:value-type="float" office:value="0.087133" calcext:value-type="float">
            <text:p>0.087133</text:p>
          </table:table-cell>
          <table:table-cell office:value-type="float" office:value="0.088458" calcext:value-type="float">
            <text:p>0.088458</text:p>
          </table:table-cell>
          <table:table-cell office:value-type="float" office:value="0.086132" calcext:value-type="float">
            <text:p>0.086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3</text:p>
          </table:table-cell>
          <table:table-cell office:value-type="float" office:value="1.463" calcext:value-type="float">
            <text:p>1.463</text:p>
          </table:table-cell>
          <table:table-cell/>
          <table:table-cell office:value-type="float" office:value="0.000925" calcext:value-type="float">
            <text:p>0.000925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211" calcext:value-type="float">
            <text:p>0.0012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58</text:p>
          </table:table-cell>
          <table:table-cell office:value-type="float" office:value="1.364" calcext:value-type="float">
            <text:p>1.364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245" calcext:value-type="float">
            <text:p>0.001245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21" calcext:value-type="float">
            <text:p>0.001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17</text:p>
          </table:table-cell>
          <table:table-cell office:value-type="float" office:value="1.269" calcext:value-type="float">
            <text:p>1.269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929" calcext:value-type="float">
            <text:p>0.000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84.251</text:p>
          </table:table-cell>
          <table:table-cell office:value-type="float" office:value="18.277" calcext:value-type="float">
            <text:p>18.277</text:p>
          </table:table-cell>
          <table:table-cell office:value-type="float" office:value="0.018046" calcext:value-type="float">
            <text:p>0.018046</text:p>
          </table:table-cell>
          <table:table-cell office:value-type="float" office:value="0.017899" calcext:value-type="float">
            <text:p>0.017899</text:p>
          </table:table-cell>
          <table:table-cell office:value-type="float" office:value="0.017938" calcext:value-type="float">
            <text:p>0.017938</text:p>
          </table:table-cell>
          <table:table-cell/>
          <table:table-cell office:value-type="float" office:value="0.017927" calcext:value-type="float">
            <text:p>0.017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86.772" calcext:value-type="float">
            <text:p>86.772</text:p>
          </table:table-cell>
          <table:table-cell office:value-type="float" office:value="0.085569" calcext:value-type="float">
            <text:p>0.085569</text:p>
          </table:table-cell>
          <table:table-cell office:value-type="float" office:value="0.086091" calcext:value-type="float">
            <text:p>0.086091</text:p>
          </table:table-cell>
          <table:table-cell office:value-type="float" office:value="0.089547" calcext:value-type="float">
            <text:p>0.089547</text:p>
          </table:table-cell>
          <table:table-cell office:value-type="float" office:value="0.085773" calcext:value-type="float">
            <text:p>0.085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40</text:p>
          </table:table-cell>
          <table:table-cell office:value-type="float" office:value="1.315" calcext:value-type="float">
            <text:p>1.315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1163" calcext:value-type="float">
            <text:p>0.00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30.249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198" calcext:value-type="float">
            <text:p>0.001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20.115</text:p>
          </table:table-cell>
          <table:table-cell office:value-type="float" office:value="89.805" calcext:value-type="float">
            <text:p>89.805</text:p>
          </table:table-cell>
          <table:table-cell office:value-type="float" office:value="0.088833" calcext:value-type="float">
            <text:p>0.088833</text:p>
          </table:table-cell>
          <table:table-cell office:value-type="float" office:value="0.088442" calcext:value-type="float">
            <text:p>0.088442</text:p>
          </table:table-cell>
          <table:table-cell office:value-type="float" office:value="0.089784" calcext:value-type="float">
            <text:p>0.089784</text:p>
          </table:table-cell>
          <table:table-cell office:value-type="float" office:value="0.085381" calcext:value-type="float">
            <text:p>0.085381</text:p>
          </table:table-cell>
          <table:table-cell office:value-type="float" office:value="0.086945" calcext:value-type="float">
            <text:p>0.086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70</text:p>
          </table:table-cell>
          <table:table-cell office:value-type="float" office:value="1.542" calcext:value-type="float">
            <text:p>1.542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1408" calcext:value-type="float">
            <text:p>0.001408</text:p>
          </table:table-cell>
          <table:table-cell/>
          <table:table-cell office:value-type="float" office:value="0.001002" calcext:value-type="float">
            <text:p>0.001002</text:p>
          </table:table-cell>
          <table:table-cell office:value-type="float" office:value="0.001144" calcext:value-type="float">
            <text:p>0.001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25</text:p>
          </table:table-cell>
          <table:table-cell office:value-type="float" office:value="1.494" calcext:value-type="float">
            <text:p>1.494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1067" calcext:value-type="float">
            <text:p>0.001067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1237" calcext:value-type="float">
            <text:p>0.001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40</text:p>
          </table:table-cell>
          <table:table-cell office:value-type="float" office:value="1.273" calcext:value-type="float">
            <text:p>1.273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444" calcext:value-type="float">
            <text:p>0.00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0.43</text:p>
          </table:table-cell>
          <table:table-cell office:value-type="float" office:value="94.914" calcext:value-type="float">
            <text:p>94.914</text:p>
          </table:table-cell>
          <table:table-cell office:value-type="float" office:value="0.090239" calcext:value-type="float">
            <text:p>0.090239</text:p>
          </table:table-cell>
          <table:table-cell office:value-type="float" office:value="0.084927" calcext:value-type="float">
            <text:p>0.084927</text:p>
          </table:table-cell>
          <table:table-cell office:value-type="float" office:value="0.095948" calcext:value-type="float">
            <text:p>0.095948</text:p>
          </table:table-cell>
          <table:table-cell office:value-type="float" office:value="0.096382" calcext:value-type="float">
            <text:p>0.096382</text:p>
          </table:table-cell>
          <table:table-cell office:value-type="float" office:value="0.09636" calcext:value-type="float">
            <text:p>0.09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9.241</text:p>
          </table:table-cell>
          <table:table-cell office:value-type="float" office:value="1.44" calcext:value-type="float">
            <text:p>1.44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1477" calcext:value-type="float">
            <text:p>0.001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84.223</text:p>
          </table:table-cell>
          <table:table-cell office:value-type="float" office:value="18.108" calcext:value-type="float">
            <text:p>18.108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18293" calcext:value-type="float">
            <text:p>0.018293</text:p>
          </table:table-cell>
          <table:table-cell office:value-type="float" office:value="0.018207" calcext:value-type="float">
            <text:p>0.018207</text:p>
          </table:table-cell>
          <table:table-cell office:value-type="float" office:value="0.01837" calcext:value-type="float">
            <text:p>0.01837</text:p>
          </table:table-cell>
          <table:table-cell office:value-type="float" office:value="0.017895" calcext:value-type="float">
            <text:p>0.017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86.26</text:p>
          </table:table-cell>
          <table:table-cell office:value-type="float" office:value="18.08" calcext:value-type="float">
            <text:p>18.08</text:p>
          </table:table-cell>
          <table:table-cell office:value-type="float" office:value="0.017898" calcext:value-type="float">
            <text:p>0.017898</text:p>
          </table:table-cell>
          <table:table-cell office:value-type="float" office:value="0.017965" calcext:value-type="float">
            <text:p>0.017965</text:p>
          </table:table-cell>
          <table:table-cell office:value-type="float" office:value="0.018112" calcext:value-type="float">
            <text:p>0.018112</text:p>
          </table:table-cell>
          <table:table-cell office:value-type="float" office:value="0.018157" calcext:value-type="float">
            <text:p>0.018157</text:p>
          </table:table-cell>
          <table:table-cell office:value-type="float" office:value="0.018146" calcext:value-type="float">
            <text:p>0.018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1.5</text:p>
          </table:table-cell>
          <table:table-cell office:value-type="float" office:value="1.518" calcext:value-type="float">
            <text:p>1.518</text:p>
          </table:table-cell>
          <table:table-cell/>
          <table:table-cell office:value-type="float" office:value="0.001009" calcext:value-type="float">
            <text:p>0.001009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001532" calcext:value-type="float">
            <text:p>0.001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26</text:p>
          </table:table-cell>
          <table:table-cell office:value-type="float" office:value="1.263" calcext:value-type="float">
            <text:p>1.263</text:p>
          </table:table-cell>
          <table:table-cell office:value-type="float" office:value="0.000897" calcext:value-type="float">
            <text:p>0.000897</text:p>
          </table:table-cell>
          <table:table-cell table:number-columns-repeated="2"/>
          <table:table-cell office:value-type="float" office:value="0.001421" calcext:value-type="float">
            <text:p>0.001421</text:p>
          </table:table-cell>
          <table:table-cell office:value-type="float" office:value="0.001146" calcext:value-type="float">
            <text:p>0.001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216.137.41.24</text:p>
          </table:table-cell>
          <table:table-cell office:value-type="float" office:value="88.43" calcext:value-type="float">
            <text:p>88.43</text:p>
          </table:table-cell>
          <table:table-cell office:value-type="float" office:value="0.087192" calcext:value-type="float">
            <text:p>0.087192</text:p>
          </table:table-cell>
          <table:table-cell office:value-type="float" office:value="0.085656" calcext:value-type="float">
            <text:p>0.085656</text:p>
          </table:table-cell>
          <table:table-cell office:value-type="float" office:value="0.088615" calcext:value-type="float">
            <text:p>0.088615</text:p>
          </table:table-cell>
          <table:table-cell/>
          <table:table-cell office:value-type="float" office:value="0.086802" calcext:value-type="float">
            <text:p>0.0868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37</text:p>
          </table:table-cell>
          <table:table-cell office:value-type="float" office:value="1.538" calcext:value-type="float">
            <text:p>1.538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915" calcext:value-type="float">
            <text:p>0.000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1.120</text:p>
          </table:table-cell>
          <table:table-cell office:value-type="float" office:value="86.876" calcext:value-type="float">
            <text:p>86.876</text:p>
          </table:table-cell>
          <table:table-cell office:value-type="float" office:value="0.089779" calcext:value-type="float">
            <text:p>0.089779</text:p>
          </table:table-cell>
          <table:table-cell office:value-type="float" office:value="0.089678" calcext:value-type="float">
            <text:p>0.089678</text:p>
          </table:table-cell>
          <table:table-cell office:value-type="float" office:value="0.086443" calcext:value-type="float">
            <text:p>0.086443</text:p>
          </table:table-cell>
          <table:table-cell office:value-type="float" office:value="0.088506" calcext:value-type="float">
            <text:p>0.088506</text:p>
          </table:table-cell>
          <table:table-cell office:value-type="float" office:value="0.086654" calcext:value-type="float">
            <text:p>0.086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2.51</text:p>
          </table:table-cell>
          <table:table-cell office:value-type="float" office:value="86.122" calcext:value-type="float">
            <text:p>86.122</text:p>
          </table:table-cell>
          <table:table-cell office:value-type="float" office:value="0.088486" calcext:value-type="float">
            <text:p>0.088486</text:p>
          </table:table-cell>
          <table:table-cell office:value-type="float" office:value="0.090989" calcext:value-type="float">
            <text:p>0.090989</text:p>
          </table:table-cell>
          <table:table-cell/>
          <table:table-cell office:value-type="float" office:value="0.088173" calcext:value-type="float">
            <text:p>0.088173</text:p>
          </table:table-cell>
          <table:table-cell office:value-type="float" office:value="0.086763" calcext:value-type="float">
            <text:p>0.0867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8</text:p>
          </table:table-cell>
          <table:table-cell office:value-type="float" office:value="1.294" calcext:value-type="float">
            <text:p>1.294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974" calcext:value-type="float">
            <text:p>0.0009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23.144</text:p>
          </table:table-cell>
          <table:table-cell office:value-type="float" office:value="85.812" calcext:value-type="float">
            <text:p>85.812</text:p>
          </table:table-cell>
          <table:table-cell office:value-type="float" office:value="0.088475" calcext:value-type="float">
            <text:p>0.088475</text:p>
          </table:table-cell>
          <table:table-cell office:value-type="float" office:value="0.089524" calcext:value-type="float">
            <text:p>0.089524</text:p>
          </table:table-cell>
          <table:table-cell office:value-type="float" office:value="0.086317" calcext:value-type="float">
            <text:p>0.086317</text:p>
          </table:table-cell>
          <table:table-cell office:value-type="float" office:value="0.086123" calcext:value-type="float">
            <text:p>0.086123</text:p>
          </table:table-cell>
          <table:table-cell office:value-type="float" office:value="0.088589" calcext:value-type="float">
            <text:p>0.088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6</text:p>
          </table:table-cell>
          <table:table-cell office:value-type="float" office:value="1.846" calcext:value-type="float">
            <text:p>1.846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135" calcext:value-type="float">
            <text:p>0.001135</text:p>
          </table:table-cell>
          <table:table-cell/>
          <table:table-cell office:value-type="float" office:value="0.000946" calcext:value-type="float">
            <text:p>0.000946</text:p>
          </table:table-cell>
          <table:table-cell office:value-type="float" office:value="0.00135" calcext:value-type="float">
            <text:p>0.00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39</text:p>
          </table:table-cell>
          <table:table-cell office:value-type="float" office:value="1.372" calcext:value-type="float">
            <text:p>1.37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209" calcext:value-type="float">
            <text:p>0.001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19</text:p>
          </table:table-cell>
          <table:table-cell office:value-type="float" office:value="1.584" calcext:value-type="float">
            <text:p>1.584</text:p>
          </table:table-cell>
          <table:table-cell table:number-columns-repeated="2"/>
          <table:table-cell office:value-type="float" office:value="0.000957" calcext:value-type="float">
            <text:p>0.000957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0139" calcext:value-type="float">
            <text:p>0.00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192</text:p>
          </table:table-cell>
          <table:table-cell office:value-type="float" office:value="1.302" calcext:value-type="float">
            <text:p>1.302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1398" calcext:value-type="float">
            <text:p>0.001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29.219</text:p>
          </table:table-cell>
          <table:table-cell office:value-type="float" office:value="1.338" calcext:value-type="float">
            <text:p>1.338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231" calcext:value-type="float">
            <text:p>0.001231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1215" calcext:value-type="float">
            <text:p>0.001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30.215</text:p>
          </table:table-cell>
          <table:table-cell office:value-type="float" office:value="1.497" calcext:value-type="float">
            <text:p>1.497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.11-17.3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1</text:p>
          </table:table-cell>
          <table:table-cell office:value-type="float" office:value="1.377" calcext:value-type="float">
            <text:p>1.377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212" calcext:value-type="float">
            <text:p>0.001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9.11-18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32</text:p>
          </table:table-cell>
          <table:table-cell office:value-type="float" office:value="1.306" calcext:value-type="float">
            <text:p>1.30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0.001207" calcext:value-type="float">
            <text:p>0.001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9.11-19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26</text:p>
          </table:table-cell>
          <table:table-cell office:value-type="float" office:value="1.29" calcext:value-type="float">
            <text:p>1.29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9" calcext:value-type="float">
            <text:p>0.00119</text:p>
          </table:table-cell>
          <table:table-cell/>
          <table:table-cell office:value-type="float" office:value="0.001455" calcext:value-type="float">
            <text:p>0.001455</text:p>
          </table:table-cell>
          <table:table-cell office:value-type="float" office:value="0.001176" calcext:value-type="float">
            <text:p>0.001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9.11-2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1.8</text:p>
          </table:table-cell>
          <table:table-cell office:value-type="float" office:value="1.465" calcext:value-type="float">
            <text:p>1.465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253" calcext:value-type="float">
            <text:p>0.001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9.11-2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1.185</text:p>
          </table:table-cell>
          <table:table-cell office:value-type="float" office:value="96.499" calcext:value-type="float">
            <text:p>96.499</text:p>
          </table:table-cell>
          <table:table-cell office:value-type="float" office:value="0.084867" calcext:value-type="float">
            <text:p>0.084867</text:p>
          </table:table-cell>
          <table:table-cell office:value-type="float" office:value="0.084619" calcext:value-type="float">
            <text:p>0.084619</text:p>
          </table:table-cell>
          <table:table-cell office:value-type="float" office:value="0.088734" calcext:value-type="float">
            <text:p>0.088734</text:p>
          </table:table-cell>
          <table:table-cell office:value-type="float" office:value="0.085021" calcext:value-type="float">
            <text:p>0.085021</text:p>
          </table:table-cell>
          <table:table-cell office:value-type="float" office:value="0.096337" calcext:value-type="float">
            <text:p>0.096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9.11-2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1</text:p>
          </table:table-cell>
          <table:table-cell office:value-type="float" office:value="1.506" calcext:value-type="float">
            <text:p>1.506</text:p>
          </table:table-cell>
          <table:table-cell office:value-type="float" office:value="0.001166" calcext:value-type="float">
            <text:p>0.001166</text:p>
          </table:table-cell>
          <table:table-cell/>
          <table:table-cell office:value-type="float" office:value="0.000942" calcext:value-type="float">
            <text:p>0.000942</text:p>
          </table:table-cell>
          <table:table-cell office:value-type="float" office:value="0.006933" calcext:value-type="float">
            <text:p>0.006933</text:p>
          </table:table-cell>
          <table:table-cell office:value-type="float" office:value="0.001143" calcext:value-type="float">
            <text:p>0.001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.11-2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87.34</text:p>
          </table:table-cell>
          <table:table-cell office:value-type="float" office:value="18.175" calcext:value-type="float">
            <text:p>18.175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18104" calcext:value-type="float">
            <text:p>0.018104</text:p>
          </table:table-cell>
          <table:table-cell office:value-type="float" office:value="0.018038" calcext:value-type="float">
            <text:p>0.018038</text:p>
          </table:table-cell>
          <table:table-cell office:value-type="float" office:value="0.018143" calcext:value-type="float">
            <text:p>0.018143</text:p>
          </table:table-cell>
          <table:table-cell office:value-type="float" office:value="0.018062" calcext:value-type="float">
            <text:p>0.018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.11-0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184</text:p>
          </table:table-cell>
          <table:table-cell office:value-type="float" office:value="1.429" calcext:value-type="float">
            <text:p>1.429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328" calcext:value-type="float">
            <text:p>0.001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.11-0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27</text:p>
          </table:table-cell>
          <table:table-cell office:value-type="float" office:value="1.263" calcext:value-type="float">
            <text:p>1.263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001168" calcext:value-type="float">
            <text:p>0.001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.11-0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49</text:p>
          </table:table-cell>
          <table:table-cell office:value-type="float" office:value="1.333" calcext:value-type="float">
            <text:p>1.333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228" calcext:value-type="float">
            <text:p>0.00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.11-0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3</text:p>
          </table:table-cell>
          <table:table-cell office:value-type="float" office:value="1.562" calcext:value-type="float">
            <text:p>1.562</text:p>
          </table:table-cell>
          <table:table-cell office:value-type="float" office:value="0.000988" calcext:value-type="float">
            <text:p>0.000988</text:p>
          </table:table-cell>
          <table:table-cell/>
          <table:table-cell office:value-type="float" office:value="0.00098" calcext:value-type="float">
            <text:p>0.00098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.000965" calcext:value-type="float">
            <text:p>0.0009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.11-04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221</text:p>
          </table:table-cell>
          <table:table-cell office:value-type="float" office:value="1.246" calcext:value-type="float">
            <text:p>1.246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1264" calcext:value-type="float">
            <text:p>0.001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11-05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0.118</text:p>
          </table:table-cell>
          <table:table-cell office:value-type="float" office:value="86.2" calcext:value-type="float">
            <text:p>86.2</text:p>
          </table:table-cell>
          <table:table-cell office:value-type="float" office:value="0.085665" calcext:value-type="float">
            <text:p>0.085665</text:p>
          </table:table-cell>
          <table:table-cell office:value-type="float" office:value="0.08954" calcext:value-type="float">
            <text:p>0.08954</text:p>
          </table:table-cell>
          <table:table-cell office:value-type="float" office:value="0.088173" calcext:value-type="float">
            <text:p>0.088173</text:p>
          </table:table-cell>
          <table:table-cell office:value-type="float" office:value="0.085558" calcext:value-type="float">
            <text:p>0.085558</text:p>
          </table:table-cell>
          <table:table-cell office:value-type="float" office:value="0.089764" calcext:value-type="float">
            <text:p>0.089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.11-06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7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.000923" calcext:value-type="float">
            <text:p>0.0009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.11-07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2</text:p>
          </table:table-cell>
          <table:table-cell office:value-type="float" office:value="1.302" calcext:value-type="float">
            <text:p>1.302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182" calcext:value-type="float">
            <text:p>0.001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8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190</text:p>
          </table:table-cell>
          <table:table-cell office:value-type="float" office:value="1.18" calcext:value-type="float">
            <text:p>1.18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157" calcext:value-type="float">
            <text:p>0.001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9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37</text:p>
          </table:table-cell>
          <table:table-cell office:value-type="float" office:value="1.289" calcext:value-type="float">
            <text:p>1.28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104" calcext:value-type="float">
            <text:p>0.001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10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216.137.41.78</text:p>
          </table:table-cell>
          <table:table-cell office:value-type="float" office:value="89.663" calcext:value-type="float">
            <text:p>89.663</text:p>
          </table:table-cell>
          <table:table-cell office:value-type="float" office:value="0.085367" calcext:value-type="float">
            <text:p>0.085367</text:p>
          </table:table-cell>
          <table:table-cell office:value-type="float" office:value="0.08957" calcext:value-type="float">
            <text:p>0.08957</text:p>
          </table:table-cell>
          <table:table-cell office:value-type="float" office:value="0.085368" calcext:value-type="float">
            <text:p>0.085368</text:p>
          </table:table-cell>
          <table:table-cell office:value-type="float" office:value="0.085874" calcext:value-type="float">
            <text:p>0.085874</text:p>
          </table:table-cell>
          <table:table-cell office:value-type="float" office:value="0.087442" calcext:value-type="float">
            <text:p>0.087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11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30.214</text:p>
          </table:table-cell>
          <table:table-cell office:value-type="float" office:value="1.311" calcext:value-type="float">
            <text:p>1.311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85" calcext:value-type="float">
            <text:p>0.001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12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30.58</text:p>
          </table:table-cell>
          <table:table-cell office:value-type="float" office:value="1.368" calcext:value-type="float">
            <text:p>1.368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1153" calcext:value-type="float">
            <text:p>0.0011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13.30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20.101</text:p>
          </table:table-cell>
          <table:table-cell office:value-type="float" office:value="89.779" calcext:value-type="float">
            <text:p>89.779</text:p>
          </table:table-cell>
          <table:table-cell office:value-type="float" office:value="0.089502" calcext:value-type="float">
            <text:p>0.089502</text:p>
          </table:table-cell>
          <table:table-cell office:value-type="float" office:value="0.086229" calcext:value-type="float">
            <text:p>0.086229</text:p>
          </table:table-cell>
          <table:table-cell office:value-type="float" office:value="0.085561" calcext:value-type="float">
            <text:p>0.085561</text:p>
          </table:table-cell>
          <table:table-cell office:value-type="float" office:value="0.086437" calcext:value-type="float">
            <text:p>0.086437</text:p>
          </table:table-cell>
          <table:table-cell office:value-type="float" office:value="0.088396" calcext:value-type="float">
            <text:p>0.0883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oregon</text:p>
          </table:table-cell>
          <table:table-cell/>
          <table:table-cell office:value-type="float" office:value="0.728" calcext:value-type="float">
            <text:p>0.728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712" calcext:value-type="float">
            <text:p>0.0007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77</text:p>
          </table:table-cell>
          <table:table-cell office:value-type="float" office:value="0.733" calcext:value-type="float">
            <text:p>0.733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150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49" calcext:value-type="float">
            <text:p>0.000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23</text:p>
          </table:table-cell>
          <table:table-cell office:value-type="float" office:value="0.696" calcext:value-type="float">
            <text:p>0.696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73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339" calcext:value-type="float">
            <text:p>0.0003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9.132</text:p>
          </table:table-cell>
          <table:table-cell office:value-type="float" office:value="0.73" calcext:value-type="float">
            <text:p>0.73</text:p>
          </table:table-cell>
          <table:table-cell office:value-type="float" office:value="0.000482" calcext:value-type="float">
            <text:p>0.000482</text:p>
          </table:table-cell>
          <table:table-cell table:number-columns-repeated="2"/>
          <table:table-cell office:value-type="float" office:value="0.000433" calcext:value-type="float">
            <text:p>0.000433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1.214</text:p>
          </table:table-cell>
          <table:table-cell office:value-type="float" office:value="1.438" calcext:value-type="float">
            <text:p>1.438</text:p>
          </table:table-cell>
          <table:table-cell office:value-type="float" office:value="0.001438" calcext:value-type="float">
            <text:p>0.001438</text:p>
          </table:table-cell>
          <table:table-cell/>
          <table:table-cell office:value-type="float" office:value="0.001197" calcext:value-type="float">
            <text:p>0.001197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489" calcext:value-type="float">
            <text:p>0.001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80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63" calcext:value-type="float">
            <text:p>0.0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9.71</text:p>
          </table:table-cell>
          <table:table-cell office:value-type="float" office:value="1.549" calcext:value-type="float">
            <text:p>1.549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7.14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.000701" calcext:value-type="float">
            <text:p>0.000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9.137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39" calcext:value-type="float">
            <text:p>0.000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17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68" calcext:value-type="float">
            <text:p>0.000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0.15</text:p>
          </table:table-cell>
          <table:table-cell office:value-type="float" office:value="1.572" calcext:value-type="float">
            <text:p>1.572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1369" calcext:value-type="float">
            <text:p>0.001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7.230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754" calcext:value-type="float">
            <text:p>0.000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7.156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86" calcext:value-type="float">
            <text:p>0.000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0.159</text:p>
          </table:table-cell>
          <table:table-cell office:value-type="float" office:value="1.56" calcext:value-type="float">
            <text:p>1.56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21" calcext:value-type="float">
            <text:p>0.001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46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714" calcext:value-type="float">
            <text:p>0.000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48.75</text:p>
          </table:table-cell>
          <table:table-cell office:value-type="float" office:value="1.452" calcext:value-type="float">
            <text:p>1.452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1179" calcext:value-type="float">
            <text:p>0.001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2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587" calcext:value-type="float">
            <text:p>0.000587</text:p>
          </table:table-cell>
          <table:table-cell/>
          <table:table-cell office:value-type="float" office:value="0.000627" calcext:value-type="float">
            <text:p>0.000627</text:p>
          </table:table-cell>
          <table:table-cell office:value-type="float" office:value="0.000735" calcext:value-type="float">
            <text:p>0.0007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230.158.207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847" calcext:value-type="float">
            <text:p>0.000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54.192.159.155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457" calcext:value-type="float">
            <text:p>0.000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9.72</text:p>
          </table:table-cell>
          <table:table-cell office:value-type="float" office:value="0.796" calcext:value-type="float">
            <text:p>0.796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383" calcext:value-type="float">
            <text:p>0.000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80</text:p>
          </table:table-cell>
          <table:table-cell office:value-type="float" office:value="0.701" calcext:value-type="float">
            <text:p>0.701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666" calcext:value-type="float">
            <text:p>0.00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252</text:p>
          </table:table-cell>
          <table:table-cell office:value-type="float" office:value="0.69" calcext:value-type="float">
            <text:p>0.69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606" calcext:value-type="float">
            <text:p>0.000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80</text:p>
          </table:table-cell>
          <table:table-cell office:value-type="float" office:value="0.797" calcext:value-type="float">
            <text:p>0.797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66" calcext:value-type="float">
            <text:p>0.000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9.150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653" calcext:value-type="float">
            <text:p>0.0006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6.109</text:p>
          </table:table-cell>
          <table:table-cell office:value-type="float" office:value="0.775" calcext:value-type="float">
            <text:p>0.775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78" calcext:value-type="float">
            <text:p>0.000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1.150</text:p>
          </table:table-cell>
          <table:table-cell office:value-type="float" office:value="1.546" calcext:value-type="float">
            <text:p>1.546</text:p>
          </table:table-cell>
          <table:table-cell office:value-type="float" office:value="0.001373" calcext:value-type="float">
            <text:p>0.001373</text:p>
          </table:table-cell>
          <table:table-cell/>
          <table:table-cell office:value-type="float" office:value="0.001203" calcext:value-type="float">
            <text:p>0.001203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7" calcext:value-type="float">
            <text:p>0.00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7.146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575" calcext:value-type="float">
            <text:p>0.0005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6.102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735" calcext:value-type="float">
            <text:p>0.000735</text:p>
          </table:table-cell>
          <table:table-cell table:number-columns-repeated="2" office:value-type="float" office:value="0.000697" calcext:value-type="float">
            <text:p>0.0006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8.223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621" calcext:value-type="float">
            <text:p>0.0006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40</text:p>
          </table:table-cell>
          <table:table-cell office:value-type="float" office:value="1.442" calcext:value-type="float">
            <text:p>1.442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1391" calcext:value-type="float">
            <text:p>0.0013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14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622" calcext:value-type="float">
            <text:p>0.001622</text:p>
          </table:table-cell>
          <table:table-cell office:value-type="float" office:value="0.00137" calcext:value-type="float">
            <text:p>0.00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192.159.97</text:p>
          </table:table-cell>
          <table:table-cell office:value-type="float" office:value="0.688" calcext:value-type="float">
            <text:p>0.68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437" calcext:value-type="float">
            <text:p>0.000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9.232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1252" calcext:value-type="float">
            <text:p>0.00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1.150</text:p>
          </table:table-cell>
          <table:table-cell office:value-type="float" office:value="1.43" calcext:value-type="float">
            <text:p>1.43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146" calcext:value-type="float">
            <text:p>0.00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45</text:p>
          </table:table-cell>
          <table:table-cell office:value-type="float" office:value="1.611" calcext:value-type="float">
            <text:p>1.611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1458" calcext:value-type="float">
            <text:p>0.001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49.215</text:p>
          </table:table-cell>
          <table:table-cell office:value-type="float" office:value="1.498" calcext:value-type="float">
            <text:p>1.498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431" calcext:value-type="float">
            <text:p>0.001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27</text:p>
          </table:table-cell>
          <table:table-cell office:value-type="float" office:value="1.41" calcext:value-type="float">
            <text:p>1.41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1437" calcext:value-type="float">
            <text:p>0.001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9.143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479" calcext:value-type="float">
            <text:p>0.000479</text:p>
          </table:table-cell>
          <table:table-cell table:number-columns-repeated="2"/>
          <table:table-cell office:value-type="float" office:value="0.000416" calcext:value-type="float">
            <text:p>0.000416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7.230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642" calcext:value-type="float">
            <text:p>0.000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54.230.150.109</text:p>
          </table:table-cell>
          <table:table-cell office:value-type="float" office:value="1.515" calcext:value-type="float">
            <text:p>1.515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148" calcext:value-type="float">
            <text:p>0.00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179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79" calcext:value-type="float">
            <text:p>0.0006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1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47" calcext:value-type="float">
            <text:p>0.000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40.168.12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432" calcext:value-type="float">
            <text:p>0.000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29</text:p>
          </table:table-cell>
          <table:table-cell office:value-type="float" office:value="1.556" calcext:value-type="float">
            <text:p>1.556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176" calcext:value-type="float">
            <text:p>0.001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1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4" calcext:value-type="float">
            <text:p>0.00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9.153</text:p>
          </table:table-cell>
          <table:table-cell office:value-type="float" office:value="0.75" calcext:value-type="float">
            <text:p>0.7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698" calcext:value-type="float">
            <text:p>0.000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7.1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701" calcext:value-type="float">
            <text:p>0.000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1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614" calcext:value-type="float">
            <text:p>0.000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6.193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87" calcext:value-type="float">
            <text:p>0.0006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173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  <table:table-cell office:value-type="float" office:value="0.000625" calcext:value-type="float">
            <text:p>0.000625</text:p>
          </table:table-cell>
          <table:table-cell office:value-type="float" office:value="0.000585" calcext:value-type="float">
            <text:p>0.000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174</text:p>
          </table:table-cell>
          <table:table-cell office:value-type="float" office:value="0.691" calcext:value-type="float">
            <text:p>0.69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619" calcext:value-type="float">
            <text:p>0.000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05</text:p>
          </table:table-cell>
          <table:table-cell office:value-type="float" office:value="0.844" calcext:value-type="float">
            <text:p>0.844</text:p>
          </table:table-cell>
          <table:table-cell table:number-columns-repeated="2"/>
          <table:table-cell office:value-type="float" office:value="0.000645" calcext:value-type="float">
            <text:p>0.000645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685" calcext:value-type="float">
            <text:p>0.000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0</text:p>
          </table:table-cell>
          <table:table-cell office:value-type="float" office:value="1.482" calcext:value-type="float">
            <text:p>1.482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488" calcext:value-type="float">
            <text:p>0.0014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0</text:p>
          </table:table-cell>
          <table:table-cell office:value-type="float" office:value="1.526" calcext:value-type="float">
            <text:p>1.526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141" calcext:value-type="float">
            <text:p>0.00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106</text:p>
          </table:table-cell>
          <table:table-cell office:value-type="float" office:value="1.454" calcext:value-type="float">
            <text:p>1.454</text:p>
          </table:table-cell>
          <table:table-cell office:value-type="float" office:value="0.001427" calcext:value-type="float">
            <text:p>0.001427</text:p>
          </table:table-cell>
          <table:table-cell table:number-columns-repeated="2"/>
          <table:table-cell office:value-type="float" office:value="0.001286" calcext:value-type="float">
            <text:p>0.001286</text:p>
          </table:table-cell>
          <table:table-cell office:value-type="float" office:value="0.00144" calcext:value-type="float">
            <text:p>0.00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9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381" calcext:value-type="float">
            <text:p>0.000381</text:p>
          </table:table-cell>
          <table:table-cell table:number-columns-repeated="2" office:value-type="float" office:value="0.000712" calcext:value-type="float">
            <text:p>0.00071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37" calcext:value-type="float">
            <text:p>0.000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05</text:p>
          </table:table-cell>
          <table:table-cell office:value-type="float" office:value="0.784" calcext:value-type="float">
            <text:p>0.784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192.159.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0672" calcext:value-type="float">
            <text:p>0.000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0.33</text:p>
          </table:table-cell>
          <table:table-cell office:value-type="float" office:value="1.51" calcext:value-type="float">
            <text:p>1.51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1357" calcext:value-type="float">
            <text:p>0.001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8.223</text:p>
          </table:table-cell>
          <table:table-cell office:value-type="float" office:value="0.713" calcext:value-type="float">
            <text:p>0.713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598" calcext:value-type="float">
            <text:p>0.00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54.230.156.19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682" calcext:value-type="float">
            <text:p>0.000682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409" calcext:value-type="float">
            <text:p>0.000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78</text:p>
          </table:table-cell>
          <table:table-cell office:value-type="float" office:value="0.774" calcext:value-type="float">
            <text:p>0.774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7.230</text:p>
          </table:table-cell>
          <table:table-cell office:value-type="float" office:value="1.51" calcext:value-type="float">
            <text:p>1.51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7.1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717" calcext:value-type="float">
            <text:p>0.000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182</text:p>
          </table:table-cell>
          <table:table-cell office:value-type="float" office:value="0.695" calcext:value-type="float">
            <text:p>0.695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695" calcext:value-type="float">
            <text:p>0.0006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182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86" calcext:value-type="float">
            <text:p>0.000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9.156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385" calcext:value-type="float">
            <text:p>0.001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74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001437" calcext:value-type="float">
            <text:p>0.001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45</text:p>
          </table:table-cell>
          <table:table-cell office:value-type="float" office:value="1.417" calcext:value-type="float">
            <text:p>1.417</text:p>
          </table:table-cell>
          <table:table-cell office:value-type="float" office:value="0.001628" calcext:value-type="float">
            <text:p>0.001628</text:p>
          </table:table-cell>
          <table:table-cell table:number-columns-repeated="2"/>
          <table:table-cell office:value-type="float" office:value="0.001391" calcext:value-type="float">
            <text:p>0.001391</text:p>
          </table:table-cell>
          <table:table-cell office:value-type="float" office:value="0.001196" calcext:value-type="float">
            <text:p>0.001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4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61" calcext:value-type="float">
            <text:p>0.001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69</text:p>
          </table:table-cell>
          <table:table-cell office:value-type="float" office:value="1.536" calcext:value-type="float">
            <text:p>1.536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1343" calcext:value-type="float">
            <text:p>0.001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80</text:p>
          </table:table-cell>
          <table:table-cell office:value-type="float" office:value="0.759" calcext:value-type="float">
            <text:p>0.759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98" calcext:value-type="float">
            <text:p>0.0003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49.226</text:p>
          </table:table-cell>
          <table:table-cell office:value-type="float" office:value="1.445" calcext:value-type="float">
            <text:p>1.445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1418" calcext:value-type="float">
            <text:p>0.001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704" calcext:value-type="float">
            <text:p>0.000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6.193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473" calcext:value-type="float">
            <text:p>0.000473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661" calcext:value-type="float">
            <text:p>0.000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25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436" calcext:value-type="float">
            <text:p>0.000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0.27</text:p>
          </table:table-cell>
          <table:table-cell office:value-type="float" office:value="1.873" calcext:value-type="float">
            <text:p>1.873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93" calcext:value-type="float">
            <text:p>0.0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6.40</text:p>
          </table:table-cell>
          <table:table-cell office:value-type="float" office:value="1.113" calcext:value-type="float">
            <text:p>1.11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56" calcext:value-type="float">
            <text:p>0.0006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0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479" calcext:value-type="float">
            <text:p>0.000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192.159.162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69" calcext:value-type="float">
            <text:p>0.000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8.24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0658" calcext:value-type="float">
            <text:p>0.000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54.230.157.86</text:p>
          </table:table-cell>
          <table:table-cell office:value-type="float" office:value="0.72" calcext:value-type="float">
            <text:p>0.7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64" calcext:value-type="float">
            <text:p>0.000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152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31</text:p>
          </table:table-cell>
          <table:table-cell office:value-type="float" office:value="1.539" calcext:value-type="float">
            <text:p>1.539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393" calcext:value-type="float">
            <text:p>0.001393</text:p>
          </table:table-cell>
          <table:table-cell/>
          <table:table-cell office:value-type="float" office:value="0.001432" calcext:value-type="float">
            <text:p>0.0014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80</text:p>
          </table:table-cell>
          <table:table-cell office:value-type="float" office:value="0.68" calcext:value-type="float">
            <text:p>0.68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0877" calcext:value-type="float">
            <text:p>0.0008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155</text:p>
          </table:table-cell>
          <table:table-cell office:value-type="float" office:value="1.54" calcext:value-type="float">
            <text:p>1.54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1199" calcext:value-type="float">
            <text:p>0.001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29</text:p>
          </table:table-cell>
          <table:table-cell office:value-type="float" office:value="1.593" calcext:value-type="float">
            <text:p>1.593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001441" calcext:value-type="float">
            <text:p>0.001441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1475" calcext:value-type="float">
            <text:p>0.0014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71</text:p>
          </table:table-cell>
          <table:table-cell office:value-type="float" office:value="1.566" calcext:value-type="float">
            <text:p>1.566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142" calcext:value-type="float">
            <text:p>0.00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9.153</text:p>
          </table:table-cell>
          <table:table-cell office:value-type="float" office:value="0.736" calcext:value-type="float">
            <text:p>0.736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04" calcext:value-type="float">
            <text:p>0.000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211</text:p>
          </table:table-cell>
          <table:table-cell office:value-type="float" office:value="0.764" calcext:value-type="float">
            <text:p>0.764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577" calcext:value-type="float">
            <text:p>0.0005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9.4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  <table:table-cell office:value-type="float" office:value="0.000639" calcext:value-type="float">
            <text:p>0.000639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6.40</text:p>
          </table:table-cell>
          <table:table-cell office:value-type="float" office:value="0.723" calcext:value-type="float">
            <text:p>0.723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689" calcext:value-type="float">
            <text:p>0.00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27</text:p>
          </table:table-cell>
          <table:table-cell office:value-type="float" office:value="1.481" calcext:value-type="float">
            <text:p>1.481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428" calcext:value-type="float">
            <text:p>0.0014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8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0395" calcext:value-type="float">
            <text:p>0.000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0064" calcext:value-type="float">
            <text:p>0.00064</text:p>
          </table:table-cell>
          <table:table-cell office:value-type="float" office:value="0.000594" calcext:value-type="float">
            <text:p>0.000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74</text:p>
          </table:table-cell>
          <table:table-cell office:value-type="float" office:value="0.698" calcext:value-type="float">
            <text:p>0.69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598" calcext:value-type="float">
            <text:p>0.000598</text:p>
          </table:table-cell>
          <table:table-cell table:number-columns-repeated="2" office:value-type="float" office:value="0.000661" calcext:value-type="float">
            <text:p>0.000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0.151</text:p>
          </table:table-cell>
          <table:table-cell office:value-type="float" office:value="1.507" calcext:value-type="float">
            <text:p>1.507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1394" calcext:value-type="float">
            <text:p>0.001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15</text:p>
          </table:table-cell>
          <table:table-cell office:value-type="float" office:value="1.599" calcext:value-type="float">
            <text:p>1.599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1381" calcext:value-type="float">
            <text:p>0.001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1.252</text:p>
          </table:table-cell>
          <table:table-cell office:value-type="float" office:value="1.532" calcext:value-type="float">
            <text:p>1.532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454" calcext:value-type="float">
            <text:p>0.00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49.214</text:p>
          </table:table-cell>
          <table:table-cell office:value-type="float" office:value="1.516" calcext:value-type="float">
            <text:p>1.516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.001423" calcext:value-type="float">
            <text:p>0.001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7.23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42" calcext:value-type="float">
            <text:p>0.0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192.159.164</text:p>
          </table:table-cell>
          <table:table-cell office:value-type="float" office:value="0.696" calcext:value-type="float">
            <text:p>0.696</text:p>
          </table:table-cell>
          <table:table-cell/>
          <table:table-cell table:number-columns-repeated="2" office:value-type="float" office:value="0.000683" calcext:value-type="float">
            <text:p>0.000683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43" calcext:value-type="float">
            <text:p>0.000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54.230.158.149</text:p>
          </table:table-cell>
          <table:table-cell office:value-type="float" office:value="0.946" calcext:value-type="float">
            <text:p>0.94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771" calcext:value-type="float">
            <text:p>0.00077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03" calcext:value-type="float">
            <text:p>0.000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52</text:p>
          </table:table-cell>
          <table:table-cell office:value-type="float" office:value="0.703" calcext:value-type="float">
            <text:p>0.703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683" calcext:value-type="float">
            <text:p>0.00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40.168.128</text:p>
          </table:table-cell>
          <table:table-cell office:value-type="float" office:value="0.699" calcext:value-type="float">
            <text:p>0.699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66" calcext:value-type="float">
            <text:p>0.000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32</text:p>
          </table:table-cell>
          <table:table-cell office:value-type="float" office:value="1.586" calcext:value-type="float">
            <text:p>1.586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2281" calcext:value-type="float">
            <text:p>0.00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6.193</text:p>
          </table:table-cell>
          <table:table-cell office:value-type="float" office:value="0.716" calcext:value-type="float">
            <text:p>0.71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5" calcext:value-type="float">
            <text:p>0.00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7.146</text:p>
          </table:table-cell>
          <table:table-cell office:value-type="float" office:value="0.732" calcext:value-type="float">
            <text:p>0.732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66" calcext:value-type="float">
            <text:p>0.000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53</text:p>
          </table:table-cell>
          <table:table-cell office:value-type="float" office:value="0.635" calcext:value-type="float">
            <text:p>0.635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657" calcext:value-type="float">
            <text:p>0.000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6.193</text:p>
          </table:table-cell>
          <table:table-cell office:value-type="float" office:value="0.638" calcext:value-type="float">
            <text:p>0.638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613" calcext:value-type="float">
            <text:p>0.000613</text:p>
          </table:table-cell>
          <table:table-cell/>
          <table:table-cell office:value-type="float" office:value="0.000419" calcext:value-type="float">
            <text:p>0.000419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9.173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office:value-type="float" office:value="0.000433" calcext:value-type="float">
            <text:p>0.000433</text:p>
          </table:table-cell>
          <table:table-cell office:value-type="float" office:value="0.000723" calcext:value-type="float">
            <text:p>0.000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9.180</text:p>
          </table:table-cell>
          <table:table-cell office:value-type="float" office:value="0.7" calcext:value-type="float">
            <text:p>0.7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3" calcext:value-type="float">
            <text:p>0.00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32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641" calcext:value-type="float">
            <text:p>0.000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6.109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903" calcext:value-type="float">
            <text:p>0.00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38</text:p>
          </table:table-cell>
          <table:table-cell office:value-type="float" office:value="1.625" calcext:value-type="float">
            <text:p>1.625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406" calcext:value-type="float">
            <text:p>0.001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8.21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751" calcext:value-type="float">
            <text:p>0.00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4</text:p>
          </table:table-cell>
          <table:table-cell office:value-type="float" office:value="0.724" calcext:value-type="float">
            <text:p>0.724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16</text:p>
          </table:table-cell>
          <table:table-cell office:value-type="float" office:value="1.491" calcext:value-type="float">
            <text:p>1.491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1637" calcext:value-type="float">
            <text:p>0.001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9.124</text:p>
          </table:table-cell>
          <table:table-cell office:value-type="float" office:value="0.73" calcext:value-type="float">
            <text:p>0.73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583" calcext:value-type="float">
            <text:p>0.0005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49.232</text:p>
          </table:table-cell>
          <table:table-cell office:value-type="float" office:value="1.479" calcext:value-type="float">
            <text:p>1.479</text:p>
          </table:table-cell>
          <table:table-cell office:value-type="float" office:value="0.001483" calcext:value-type="float">
            <text:p>0.001483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1427" calcext:value-type="float">
            <text:p>0.001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192.157.155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715" calcext:value-type="float">
            <text:p>0.000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27</text:p>
          </table:table-cell>
          <table:table-cell office:value-type="float" office:value="1.561" calcext:value-type="float">
            <text:p>1.561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402" calcext:value-type="float">
            <text:p>0.001402</text:p>
          </table:table-cell>
          <table:table-cell table:number-columns-repeated="2" office:value-type="float" office:value="0.001437" calcext:value-type="float">
            <text:p>0.001437</text:p>
          </table:table-cell>
          <table:table-cell office:value-type="float" office:value="0.001466" calcext:value-type="float">
            <text:p>0.001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15</text:p>
          </table:table-cell>
          <table:table-cell office:value-type="float" office:value="1.455" calcext:value-type="float">
            <text:p>1.455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1422" calcext:value-type="float">
            <text:p>0.001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0.69</text:p>
          </table:table-cell>
          <table:table-cell office:value-type="float" office:value="1.503" calcext:value-type="float">
            <text:p>1.503</text:p>
          </table:table-cell>
          <table:table-cell table:number-columns-repeated="3"/>
          <table:table-cell office:value-type="float" office:value="0.001434" calcext:value-type="float">
            <text:p>0.001434</text:p>
          </table:table-cell>
          <table:table-cell office:value-type="float" office:value="0.001364" calcext:value-type="float">
            <text:p>0.001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usstandard</text:p>
          </table:table-cell>
          <table:table-cell office:value-type="string" calcext:value-type="string">
            <text:p>54.230.158.138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711" calcext:value-type="float">
            <text:p>0.000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0.679" calcext:value-type="float">
            <text:p>0.679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713" calcext:value-type="float">
            <text:p>0.000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0624" calcext:value-type="float">
            <text:p>0.0006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82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474" calcext:value-type="float">
            <text:p>0.00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saopaulo</text:p>
          </table:table-cell>
          <table:table-cell/>
          <table:table-cell office:value-type="float" office:value="1.566" calcext:value-type="float">
            <text:p>1.566</text:p>
          </table:table-cell>
          <table:table-cell office:value-type="float" office:value="0.001453" calcext:value-type="float">
            <text:p>0.001453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001437" calcext:value-type="float">
            <text:p>0.001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52</text:p>
          </table:table-cell>
          <table:table-cell office:value-type="float" office:value="0.721" calcext:value-type="float">
            <text:p>0.721</text:p>
          </table:table-cell>
          <table:table-cell table:number-columns-repeated="3"/>
          <table:table-cell office:value-type="float" office:value="0.00045" calcext:value-type="float">
            <text:p>0.00045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915" calcext:value-type="float">
            <text:p>0.000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32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04" calcext:value-type="float">
            <text:p>0.000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6.40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652" calcext:value-type="float">
            <text:p>0.000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2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07" calcext:value-type="float">
            <text:p>0.0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4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694" calcext:value-type="float">
            <text:p>0.0006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15</text:p>
          </table:table-cell>
          <table:table-cell office:value-type="float" office:value="1.44" calcext:value-type="float">
            <text:p>1.44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453" calcext:value-type="float">
            <text:p>0.0014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9.98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0458" calcext:value-type="float">
            <text:p>0.000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36</text:p>
          </table:table-cell>
          <table:table-cell office:value-type="float" office:value="1.54" calcext:value-type="float">
            <text:p>1.54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47" calcext:value-type="float">
            <text:p>0.00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220</text:p>
          </table:table-cell>
          <table:table-cell office:value-type="float" office:value="1.418" calcext:value-type="float">
            <text:p>1.418</text:p>
          </table:table-cell>
          <table:table-cell office:value-type="float" office:value="0.001448" calcext:value-type="float">
            <text:p>0.00144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1383" calcext:value-type="float">
            <text:p>0.001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9.158</text:p>
          </table:table-cell>
          <table:table-cell office:value-type="float" office:value="0.655" calcext:value-type="float">
            <text:p>0.65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435" calcext:value-type="float">
            <text:p>0.0004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1.219</text:p>
          </table:table-cell>
          <table:table-cell office:value-type="float" office:value="1.715" calcext:value-type="float">
            <text:p>1.715</text:p>
          </table:table-cell>
          <table:table-cell office:value-type="float" office:value="0.001405" calcext:value-type="float">
            <text:p>0.00140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134" calcext:value-type="float">
            <text:p>0.00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8.1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584" calcext:value-type="float">
            <text:p>0.000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6.1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402" calcext:value-type="float">
            <text:p>0.000402</text:p>
          </table:table-cell>
          <table:table-cell/>
          <table:table-cell office:value-type="float" office:value="0.000688" calcext:value-type="float">
            <text:p>0.000688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192.157.136</text:p>
          </table:table-cell>
          <table:table-cell office:value-type="float" office:value="0.666" calcext:value-type="float">
            <text:p>0.66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713" calcext:value-type="float">
            <text:p>0.000713</text:p>
          </table:table-cell>
          <table:table-cell/>
          <table:table-cell office:value-type="float" office:value="0.000635" calcext:value-type="float">
            <text:p>0.000635</text:p>
          </table:table-cell>
          <table:table-cell office:value-type="float" office:value="0.000488" calcext:value-type="float">
            <text:p>0.0004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0.47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0.001223" calcext:value-type="float">
            <text:p>0.00122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1422" calcext:value-type="float">
            <text:p>0.001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59.12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0453" calcext:value-type="float">
            <text:p>0.000453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062" calcext:value-type="float">
            <text:p>0.00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saopaulo</text:p>
          </table:table-cell>
          <table:table-cell office:value-type="string" calcext:value-type="string">
            <text:p>54.230.149.97</text:p>
          </table:table-cell>
          <table:table-cell office:value-type="float" office:value="1.464" calcext:value-type="float">
            <text:p>1.464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474" calcext:value-type="float">
            <text:p>0.001474</text:p>
          </table:table-cell>
          <table:table-cell office:value-type="float" office:value="0.001163" calcext:value-type="float">
            <text:p>0.00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7.146</text:p>
          </table:table-cell>
          <table:table-cell office:value-type="float" office:value="0.69" calcext:value-type="float">
            <text:p>0.69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598" calcext:value-type="float">
            <text:p>0.00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7.151</text:p>
          </table:table-cell>
          <table:table-cell office:value-type="float" office:value="0.654" calcext:value-type="float">
            <text:p>0.654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2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457" calcext:value-type="float">
            <text:p>0.000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52</text:p>
          </table:table-cell>
          <table:table-cell office:value-type="float" office:value="0.675" calcext:value-type="float">
            <text:p>0.675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684" calcext:value-type="float">
            <text:p>0.0006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7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448" calcext:value-type="float">
            <text:p>0.000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6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0419" calcext:value-type="float">
            <text:p>0.000419</text:p>
          </table:table-cell>
          <table:table-cell table:number-columns-repeated="2"/>
          <table:table-cell office:value-type="float" office:value="0.000635" calcext:value-type="float">
            <text:p>0.000635</text:p>
          </table:table-cell>
          <table:table-cell office:value-type="float" office:value="0.000626" calcext:value-type="float">
            <text:p>0.000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30</text:p>
          </table:table-cell>
          <table:table-cell office:value-type="float" office:value="1.58" calcext:value-type="float">
            <text:p>1.58</text:p>
          </table:table-cell>
          <table:table-cell office:value-type="float" office:value="0.001436" calcext:value-type="float">
            <text:p>0.001436</text:p>
          </table:table-cell>
          <table:table-cell/>
          <table:table-cell office:value-type="float" office:value="0.001731" calcext:value-type="float">
            <text:p>0.001731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1449" calcext:value-type="float">
            <text:p>0.001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673" calcext:value-type="float">
            <text:p>0.0006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6.193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691" calcext:value-type="float">
            <text:p>0.0006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80</text:p>
          </table:table-cell>
          <table:table-cell office:value-type="float" office:value="0.64" calcext:value-type="float">
            <text:p>0.64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669" calcext:value-type="float">
            <text:p>0.000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675" calcext:value-type="float">
            <text:p>0.000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6.100</text:p>
          </table:table-cell>
          <table:table-cell office:value-type="float" office:value="0.742" calcext:value-type="float">
            <text:p>0.742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568" calcext:value-type="float">
            <text:p>0.000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0</text:p>
          </table:table-cell>
          <table:table-cell office:value-type="float" office:value="0.61" calcext:value-type="float">
            <text:p>0.61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705" calcext:value-type="float">
            <text:p>0.0007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65</text:p>
          </table:table-cell>
          <table:table-cell office:value-type="float" office:value="1.57" calcext:value-type="float">
            <text:p>1.57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1467" calcext:value-type="float">
            <text:p>0.001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0.42</text:p>
          </table:table-cell>
          <table:table-cell office:value-type="float" office:value="1.56" calcext:value-type="float">
            <text:p>1.56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2" calcext:value-type="float">
            <text:p>0.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74</text:p>
          </table:table-cell>
          <table:table-cell office:value-type="float" office:value="0.668" calcext:value-type="float">
            <text:p>0.668</text:p>
          </table:table-cell>
          <table:table-cell table:number-columns-repeated="2"/>
          <table:table-cell office:value-type="float" office:value="0.000369" calcext:value-type="float">
            <text:p>0.000369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95" calcext:value-type="float">
            <text:p>0.000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1.226</text:p>
          </table:table-cell>
          <table:table-cell office:value-type="float" office:value="1.521" calcext:value-type="float">
            <text:p>1.521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445" calcext:value-type="float">
            <text:p>0.001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25</text:p>
          </table:table-cell>
          <table:table-cell office:value-type="float" office:value="0.752" calcext:value-type="float">
            <text:p>0.752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597" calcext:value-type="float">
            <text:p>0.000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246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.000436" calcext:value-type="float">
            <text:p>0.00043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729" calcext:value-type="float">
            <text:p>0.000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192.159.168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51" calcext:value-type="float">
            <text:p>0.000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8.1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707" calcext:value-type="float">
            <text:p>0.000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54.230.159.137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505" calcext:value-type="float">
            <text:p>0.0005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9.11-17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47</text:p>
          </table:table-cell>
          <table:table-cell office:value-type="float" office:value="0.663" calcext:value-type="float">
            <text:p>0.663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66" calcext:value-type="float">
            <text:p>0.00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9.11-18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2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672" calcext:value-type="float">
            <text:p>0.000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9.11-19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63</text:p>
          </table:table-cell>
          <table:table-cell office:value-type="float" office:value="1.543" calcext:value-type="float">
            <text:p>1.543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1433" calcext:value-type="float">
            <text:p>0.0014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.11-2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50</text:p>
          </table:table-cell>
          <table:table-cell office:value-type="float" office:value="0.739" calcext:value-type="float">
            <text:p>0.739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374" calcext:value-type="float">
            <text:p>0.000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9.11-2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29</text:p>
          </table:table-cell>
          <table:table-cell office:value-type="float" office:value="1.55" calcext:value-type="float">
            <text:p>1.55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001405" calcext:value-type="float">
            <text:p>0.0014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9.11-2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2</text:p>
          </table:table-cell>
          <table:table-cell office:value-type="float" office:value="0.83" calcext:value-type="float">
            <text:p>0.83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713" calcext:value-type="float">
            <text:p>0.0007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9.11-2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246</text:p>
          </table:table-cell>
          <table:table-cell office:value-type="float" office:value="0.793" calcext:value-type="float">
            <text:p>0.793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462" calcext:value-type="float">
            <text:p>0.000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.11-0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6.40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0645" calcext:value-type="float">
            <text:p>0.000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.11-0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63</text:p>
          </table:table-cell>
          <table:table-cell office:value-type="float" office:value="1.512" calcext:value-type="float">
            <text:p>1.512</text:p>
          </table:table-cell>
          <table:table-cell/>
          <table:table-cell office:value-type="float" office:value="0.001432" calcext:value-type="float">
            <text:p>0.001432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2001" calcext:value-type="float">
            <text:p>0.002001</text:p>
          </table:table-cell>
          <table:table-cell office:value-type="float" office:value="0.00138" calcext:value-type="float">
            <text:p>0.00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.11-0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7</text:p>
          </table:table-cell>
          <table:table-cell office:value-type="float" office:value="0.711" calcext:value-type="float">
            <text:p>0.71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0637" calcext:value-type="float">
            <text:p>0.0006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.11-0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7.146</text:p>
          </table:table-cell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00644" calcext:value-type="float">
            <text:p>0.000644</text:p>
          </table:table-cell>
          <table:table-cell office:value-type="float" office:value="0.000407" calcext:value-type="float">
            <text:p>0.000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.11-04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31</text:p>
          </table:table-cell>
          <table:table-cell office:value-type="float" office:value="1.504" calcext:value-type="float">
            <text:p>1.504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01484" calcext:value-type="float">
            <text:p>0.001484</text:p>
          </table:table-cell>
          <table:table-cell office:value-type="float" office:value="0.001182" calcext:value-type="float">
            <text:p>0.001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.11-05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.11-06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9.130</text:p>
          </table:table-cell>
          <table:table-cell office:value-type="float" office:value="0.762" calcext:value-type="float">
            <text:p>0.762</text:p>
          </table:table-cell>
          <table:table-cell table:number-columns-repeated="2"/>
          <table:table-cell office:value-type="float" office:value="0.000703" calcext:value-type="float">
            <text:p>0.000703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644" calcext:value-type="float">
            <text:p>0.000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.11-07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9.158</text:p>
          </table:table-cell>
          <table:table-cell office:value-type="float" office:value="0.677" calcext:value-type="float">
            <text:p>0.677</text:p>
          </table:table-cell>
          <table:table-cell table:number-columns-repeated="3"/>
          <table:table-cell office:value-type="float" office:value="0.000682" calcext:value-type="float">
            <text:p>0.000682</text:p>
          </table:table-cell>
          <table:table-cell office:value-type="float" office:value="0.000463" calcext:value-type="float">
            <text:p>0.000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.11-08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223</text:p>
          </table:table-cell>
          <table:table-cell office:value-type="float" office:value="0.681" calcext:value-type="float">
            <text:p>0.68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706" calcext:value-type="float">
            <text:p>0.0007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.11-09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190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662" calcext:value-type="float">
            <text:p>0.000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.11-10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8.14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0649" calcext:value-type="float">
            <text:p>0.0006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.11-11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0.31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.001451" calcext:value-type="float">
            <text:p>0.001451</text:p>
          </table:table-cell>
          <table:table-cell office:value-type="float" office:value="0.001409" calcext:value-type="float">
            <text:p>0.001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0.11-12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7.142</text:p>
          </table:table-cell>
          <table:table-cell office:value-type="float" office:value="1.262" calcext:value-type="float">
            <text:p>1.262</text:p>
          </table:table-cell>
          <table:table-cell/>
          <table:table-cell office:value-type="float" office:value="0.000702" calcext:value-type="float">
            <text:p>0.000702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00549" calcext:value-type="float">
            <text:p>0.000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.11-13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192.159.169</text:p>
          </table:table-cell>
          <table:table-cell office:value-type="float" office:value="0.78" calcext:value-type="float">
            <text:p>0.78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71" calcext:value-type="float">
            <text:p>0.00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.11-14.35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54.230.151.44</text:p>
          </table:table-cell>
          <table:table-cell office:value-type="float" office:value="1.568" calcext:value-type="float">
            <text:p>1.568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71" calcext:value-type="float">
            <text:p>0.001471</text:p>
          </table:table-cell>
          <table:table-cell table:number-columns-repeated="1013"/>
        </table:table-row>
        <table:table-row table:style-name="ro2" table:number-rows-repeated="10477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name="1KB retrieval time using California S3" draw:style-name="gr1" svg:width="6.2988in" svg:height="3.5429in" svg:x="10.213in" svg:y="0.9059in">
            <draw:object draw:notify-on-update-of-ranges="Sheet2.E6:Sheet2.E26 Sheet2.F5:Sheet2.F5 Sheet2.F6:Sheet2.F26 Sheet2.G5:Sheet2.G5 Sheet2.G6:Sheet2.G26 Sheet2.H5:Sheet2.H5 Sheet2.H6:Sheet2.H26 Sheet2.I5:Sheet2.I5 Sheet2.I6:Sheet2.I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386in" svg:x="11.5992in" svg:y="4.9535in">
            <draw:object draw:notify-on-update-of-ranges="Sheet2.F29:Sheet2.F29 Sheet2.F30:Sheet2.F50 Sheet2.G29:Sheet2.G29 Sheet2.G30:Sheet2.G50 Sheet2.H29:Sheet2.H29 Sheet2.H30:Sheet2.H50 Sheet2.I29:Sheet2.I29 Sheet2.I30:Sheet2.I50 Sheet2.J29:Sheet2.J29 Sheet2.J30:Sheet2.J50 Sheet2.K29:Sheet2.K29 Sheet2.K30:Sheet2.K50 Sheet2.L29:Sheet2.L29 Sheet2.L30:Sheet2.L50 Sheet2.M29:Sheet2.M29 Sheet2.M30:Sheet2.M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3.4984in" svg:y="15.2122in">
            <draw:object draw:notify-on-update-of-ranges="Sheet2.F68:Sheet2.F68 Sheet2.F69:Sheet2.F89 Sheet2.G68:Sheet2.G68 Sheet2.G69:Sheet2.G89 Sheet2.H68:Sheet2.H68 Sheet2.H69:Sheet2.H89 Sheet2.I68:Sheet2.I68 Sheet2.I69:Sheet2.I89 Sheet2.J68:Sheet2.J68 Sheet2.J69:Sheet2.J89 Sheet2.K68:Sheet2.K68 Sheet2.K69:Sheet2.K89 Sheet2.L68:Sheet2.L68 Sheet2.L69:Sheet2.L89 Sheet2.M68:Sheet2.M68 Sheet2.M69:Sheet2.M89 Sheet2.N68:Sheet2.N68 Sheet2.N69:Sheet2.N89 Sheet2.O68:Sheet2.O68 Sheet2.O69:Sheet2.O89 Sheet2.P68:Sheet2.P68 Sheet2.P69:Sheet2.P89 Sheet2.Q68:Sheet2.Q68 Sheet2.Q69:Sheet2.Q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ireland</text:p>
          </table:table-cell>
          <table:table-cell table:style-name="Default" office:value-type="string" calcext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1KB, home</text:p>
          </table:table-cell>
          <table:table-cell table:style-name="Default" office:value-type="string" calcext:value-type="string">
            <text:p>1KB, california</text:p>
          </table:table-cell>
          <table:table-cell table:style-name="Default" office:value-type="string" calcext:value-type="string">
            <text:p>1KB, ireland</text:p>
          </table:table-cell>
          <table:table-cell table:style-name="Default" office:value-type="string" calcext:value-type="string">
            <text:p>1KB, singapore</text:p>
          </table:table-cell>
          <table:table-cell office:value-type="string" calcext:value-type="string">
            <text:p>10MB, home</text:p>
          </table:table-cell>
          <table:table-cell office:value-type="string" calcext:value-type="string">
            <text:p>10MB, california</text:p>
          </table:table-cell>
          <table:table-cell office:value-type="string" calcext:value-type="string">
            <text:p>10MB, ireland</text:p>
          </table:table-cell>
          <table:table-cell office:value-type="string" calcext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style-name="ce1" office:value-type="float" office:value="0.028226" calcext:value-type="float">
            <text:p>0.028226</text:p>
          </table:table-cell>
          <table:table-cell table:style-name="ce1" office:value-type="float" office:value="0.002643" calcext:value-type="float">
            <text:p>0.002643</text:p>
          </table:table-cell>
          <table:table-cell table:style-name="ce1" office:value-type="float" office:value="0.096956" calcext:value-type="float">
            <text:p>0.096956</text:p>
          </table:table-cell>
          <table:table-cell table:style-name="ce1" office:value-type="float" office:value="0.000383" calcext:value-type="float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style-name="ce1" office:value-type="float" office:value="0.039633" calcext:value-type="float">
            <text:p>0.039633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style-name="ce1" office:value-type="float" office:value="0.029533" calcext:value-type="float">
            <text:p>0.029533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95833" calcext:value-type="float">
            <text:p>0.095833</text:p>
          </table:table-cell>
          <table:table-cell table:style-name="ce1" office:value-type="float" office:value="0.000606" calcext:value-type="float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style-name="ce1" office:value-type="float" office:value="0.027443" calcext:value-type="float">
            <text:p>0.027443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466" calcext:value-type="float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style-name="ce1" office:value-type="float" office:value="0.032379" calcext:value-type="float">
            <text:p>0.032379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887" calcext:value-type="float">
            <text:p>0.0887</text:p>
          </table:table-cell>
          <table:table-cell table:style-name="ce1" office:value-type="float" office:value="0.000653" calcext:value-type="float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18152" calcext:value-type="float">
            <text:p>0.018152</text:p>
          </table:table-cell>
          <table:table-cell table:style-name="ce1" office:value-type="float" office:value="0.000678" calcext:value-type="float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style-name="ce1" office:value-type="float" office:value="0.032346" calcext:value-type="float">
            <text:p>0.032346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18113" calcext:value-type="float">
            <text:p>0.018113</text:p>
          </table:table-cell>
          <table:table-cell table:style-name="ce1" office:value-type="float" office:value="0.00147" calcext:value-type="float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style-name="ce1" office:value-type="float" office:value="0.028647" calcext:value-type="float">
            <text:p>0.028647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1155" calcext:value-type="float">
            <text:p>0.001155</text:p>
          </table:table-cell>
          <table:table-cell table:style-name="ce1" office:value-type="float" office:value="0.000575" calcext:value-type="float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style-name="ce1" office:value-type="float" office:value="0.031562" calcext:value-type="float">
            <text:p>0.031562</text:p>
          </table:table-cell>
          <table:table-cell table:style-name="ce1" office:value-type="float" office:value="0.000583" calcext:value-type="float">
            <text:p>0.000583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0697" calcext:value-type="float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style-name="ce1" office:value-type="float" office:value="0.037912" calcext:value-type="float">
            <text:p>0.037912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89787" calcext:value-type="float">
            <text:p>0.089787</text:p>
          </table:table-cell>
          <table:table-cell table:style-name="ce1" office:value-type="float" office:value="0.000621" calcext:value-type="float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style-name="ce1" office:value-type="float" office:value="0.030432" calcext:value-type="float">
            <text:p>0.030432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1432" calcext:value-type="float">
            <text:p>0.001432</text:p>
          </table:table-cell>
          <table:table-cell table:style-name="ce1" office:value-type="float" office:value="0.001391" calcext:value-type="float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style-name="ce1" office:value-type="float" office:value="0.032964" calcext:value-type="float">
            <text:p>0.032964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37" calcext:value-type="float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0437" calcext:value-type="float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style-name="ce1" office:value-type="float" office:value="0.029468" calcext:value-type="float">
            <text:p>0.029468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1249" calcext:value-type="float">
            <text:p>0.001249</text:p>
          </table:table-cell>
          <table:table-cell table:style-name="ce1" office:value-type="float" office:value="0.001252" calcext:value-type="float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style-name="ce1" office:value-type="float" office:value="0.029435" calcext:value-type="float">
            <text:p>0.029435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86608" calcext:value-type="float">
            <text:p>0.086608</text:p>
          </table:table-cell>
          <table:table-cell table:style-name="ce1" office:value-type="float" office:value="0.00146" calcext:value-type="float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style-name="ce1" office:value-type="float" office:value="0.027298" calcext:value-type="float">
            <text:p>0.027298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1458" calcext:value-type="float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style-name="ce1" office:value-type="float" office:value="0.028013" calcext:value-type="float">
            <text:p>0.028013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431" calcext:value-type="float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style-name="ce1" office:value-type="float" office:value="0.056176" calcext:value-type="float">
            <text:p>0.056176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1423" calcext:value-type="float">
            <text:p>0.001423</text:p>
          </table:table-cell>
          <table:table-cell table:style-name="ce1" office:value-type="float" office:value="0.001437" calcext:value-type="float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style-name="ce1" office:value-type="float" office:value="0.028819" calcext:value-type="float">
            <text:p>0.028819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89562" calcext:value-type="float">
            <text:p>0.089562</text:p>
          </table:table-cell>
          <table:table-cell table:style-name="ce1" office:value-type="float" office:value="0.000626" calcext:value-type="float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style-name="ce1" office:value-type="float" office:value="0.030577" calcext:value-type="float">
            <text:p>0.030577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.001243" calcext:value-type="float">
            <text:p>0.001243</text:p>
          </table:table-cell>
          <table:table-cell table:style-name="ce1" office:value-type="float" office:value="0.000642" calcext:value-type="float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style-name="ce1" office:value-type="float" office:value="0.028993" calcext:value-type="float">
            <text:p>0.028993</text:p>
          </table:table-cell>
          <table:table-cell table:style-name="ce1" office:value-type="float" office:value="0.000745" calcext:value-type="float">
            <text:p>0.000745</text:p>
          </table:table-cell>
          <table:table-cell table:style-name="ce1" office:value-type="float" office:value="0.087166" calcext:value-type="float">
            <text:p>0.087166</text:p>
          </table:table-cell>
          <table:table-cell table:style-name="ce1" office:value-type="float" office:value="0.00148" calcext:value-type="float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Latency using California S3, Ireland S3 and Tokyo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 → California</text:p>
          </table:table-cell>
          <table:table-cell table:style-name="Default" office:value-type="string" calcext:value-type="string">
            <text:p>Home → Ireland</text:p>
          </table:table-cell>
          <table:table-cell table:style-name="Default" office:value-type="string" calcext:value-type="string">
            <text:p>Home → Tokyo</text:p>
          </table:table-cell>
          <table:table-cell table:style-name="Default" office:value-type="string" calcext:value-type="string">
            <text:p>California → California</text:p>
          </table:table-cell>
          <table:table-cell office:value-type="string" calcext:value-type="string">
            <text:p>California → Ireland</text:p>
          </table:table-cell>
          <table:table-cell office:value-type="string" calcext:value-type="string">
            <text:p>California → Tokyo</text:p>
          </table:table-cell>
          <table:table-cell office:value-type="string" calcext:value-type="string">
            <text:p>Ireland → California</text:p>
          </table:table-cell>
          <table:table-cell office:value-type="string" calcext:value-type="string">
            <text:p>Ireland → Ireland</text:p>
          </table:table-cell>
          <table:table-cell office:value-type="string" calcext:value-type="string">
            <text:p>Ireland → Tokyo</text:p>
          </table:table-cell>
          <table:table-cell office:value-type="string" calcext:value-type="string">
            <text:p>Singapore → California</text:p>
          </table:table-cell>
          <table:table-cell office:value-type="string" calcext:value-type="string">
            <text:p>Singapore → Ireland</text:p>
          </table:table-cell>
          <table:table-cell office:value-type="string" calcext:value-type="string">
            <text:p>Singapore → Toky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.205" calcext:value-type="float">
            <text:p>2.205</text:p>
          </table:table-cell>
          <table:table-cell table:style-name="ce1" office:value-type="float" office:value="3.308" calcext:value-type="float">
            <text:p>3.308</text:p>
          </table:table-cell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94.977" calcext:value-type="float">
            <text:p>94.977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1.542" calcext:value-type="float">
            <text:p>1.542</text:p>
          </table:table-cell>
          <table:table-cell table:style-name="ce1" office:value-type="float" office:value="0.796" calcext:value-type="float">
            <text:p>0.796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0.794" calcext:value-type="float">
            <text:p>0.79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1.382" calcext:value-type="float">
            <text:p>1.382</text:p>
          </table:table-cell>
          <table:table-cell table:style-name="ce1" office:value-type="float" office:value="88.459" calcext:value-type="float">
            <text:p>88.459</text:p>
          </table:table-cell>
          <table:table-cell table:style-name="ce1" office:value-type="float" office:value="1.494" calcext:value-type="float">
            <text:p>1.494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0.654" calcext:value-type="float">
            <text:p>0.6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0.808" calcext:value-type="float">
            <text:p>0.808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0.767" calcext:value-type="float">
            <text:p>0.767</text:p>
          </table:table-cell>
          <table:table-cell table:style-name="ce1" office:value-type="float" office:value="84.964" calcext:value-type="float">
            <text:p>84.964</text:p>
          </table:table-cell>
          <table:table-cell table:style-name="ce1" office:value-type="float" office:value="94.905" calcext:value-type="float">
            <text:p>94.905</text:p>
          </table:table-cell>
          <table:table-cell table:style-name="ce1" office:value-type="float" office:value="1.273" calcext:value-type="float">
            <text:p>1.273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743" calcext:value-type="float">
            <text:p>0.743</text:p>
          </table:table-cell>
          <table:table-cell table:style-name="ce1" office:value-type="float" office:value="0.752" calcext:value-type="float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.737" calcext:value-type="float">
            <text:p>0.737</text:p>
          </table:table-cell>
          <table:table-cell table:style-name="ce1" office:value-type="float" office:value="0.751" calcext:value-type="float">
            <text:p>0.751</text:p>
          </table:table-cell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1.445" calcext:value-type="float">
            <text:p>1.445</text:p>
          </table:table-cell>
          <table:table-cell table:style-name="ce1" office:value-type="float" office:value="1.329" calcext:value-type="float">
            <text:p>1.329</text:p>
          </table:table-cell>
          <table:table-cell table:style-name="ce1" office:value-type="float" office:value="94.914" calcext:value-type="float">
            <text:p>94.914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675" calcext:value-type="float">
            <text:p>0.6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0.781" calcext:value-type="float">
            <text:p>0.781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85.234" calcext:value-type="float">
            <text:p>85.234</text:p>
          </table:table-cell>
          <table:table-cell table:style-name="ce1" office:value-type="float" office:value="1.508" calcext:value-type="float">
            <text:p>1.50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0.754" calcext:value-type="float">
            <text:p>0.7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.896" calcext:value-type="float">
            <text:p>0.896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693" calcext:value-type="float">
            <text:p>0.693</text:p>
          </table:table-cell>
          <table:table-cell table:style-name="ce1" office:value-type="float" office:value="18.246" calcext:value-type="float">
            <text:p>18.246</text:p>
          </table:table-cell>
          <table:table-cell table:style-name="ce1" office:value-type="float" office:value="1.504" calcext:value-type="float">
            <text:p>1.504</text:p>
          </table:table-cell>
          <table:table-cell table:style-name="ce1" office:value-type="float" office:value="18.108" calcext:value-type="float">
            <text:p>18.108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1.535" calcext:value-type="float">
            <text:p>1.535</text:p>
          </table:table-cell>
          <table:table-cell table:style-name="ce1"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.141" calcext:value-type="float">
            <text:p>1.14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18.058" calcext:value-type="float">
            <text:p>18.058</text:p>
          </table:table-cell>
          <table:table-cell table:style-name="ce1" office:value-type="float" office:value="1.214" calcext:value-type="float">
            <text:p>1.214</text:p>
          </table:table-cell>
          <table:table-cell table:style-name="ce1" office:value-type="float" office:value="18.08" calcext:value-type="float">
            <text:p>18.08</text:p>
          </table:table-cell>
          <table:table-cell table:style-name="ce1" office:value-type="float" office:value="1.546" calcext:value-type="float">
            <text:p>1.546</text:p>
          </table:table-cell>
          <table:table-cell table:style-name="ce1" office:value-type="float" office:value="1.504" calcext:value-type="float">
            <text:p>1.504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.843" calcext:value-type="float">
            <text:p>0.843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1.419" calcext:value-type="float">
            <text:p>1.419</text:p>
          </table:table-cell>
          <table:table-cell table:style-name="ce1" office:value-type="float" office:value="1.247" calcext:value-type="float">
            <text:p>1.247</text:p>
          </table:table-cell>
          <table:table-cell table:style-name="ce1" office:value-type="float" office:value="1.518" calcext:value-type="float">
            <text:p>1.518</text:p>
          </table:table-cell>
          <table:table-cell table:style-name="ce1" office:value-type="float" office:value="0.723" calcext:value-type="float">
            <text:p>0.723</text:p>
          </table:table-cell>
          <table:table-cell table:style-name="ce1" office:value-type="float" office:value="1.417" calcext:value-type="float">
            <text:p>1.417</text:p>
          </table:table-cell>
          <table:table-cell table:style-name="ce1" office:value-type="float" office:value="0.662" calcext:value-type="float">
            <text:p>0.6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0.73" calcext:value-type="float">
            <text:p>0.73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787" calcext:value-type="float">
            <text:p>0.787</text:p>
          </table:table-cell>
          <table:table-cell table:style-name="ce1" office:value-type="float" office:value="1.231" calcext:value-type="float">
            <text:p>1.231</text:p>
          </table:table-cell>
          <table:table-cell table:style-name="ce1" office:value-type="float" office:value="86.457" calcext:value-type="float">
            <text:p>86.457</text:p>
          </table:table-cell>
          <table:table-cell table:style-name="ce1" office:value-type="float" office:value="1.263" calcext:value-type="float">
            <text:p>1.263</text:p>
          </table:table-cell>
          <table:table-cell table:style-name="ce1" office:value-type="float" office:value="0.738" calcext:value-type="float">
            <text:p>0.738</text:p>
          </table:table-cell>
          <table:table-cell table:style-name="ce1" office:value-type="float" office:value="1.455" calcext:value-type="float">
            <text:p>1.455</text:p>
          </table:table-cell>
          <table:table-cell table:style-name="ce1" office:value-type="float" office:value="0.828" calcext:value-type="float">
            <text:p>0.8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.814" calcext:value-type="float">
            <text:p>0.814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0.746" calcext:value-type="float">
            <text:p>0.746</text:p>
          </table:table-cell>
          <table:table-cell table:style-name="ce1" office:value-type="float" office:value="88.703" calcext:value-type="float">
            <text:p>88.703</text:p>
          </table:table-cell>
          <table:table-cell table:style-name="ce1" office:value-type="float" office:value="88.722" calcext:value-type="float">
            <text:p>88.722</text:p>
          </table:table-cell>
          <table:table-cell table:style-name="ce1" office:value-type="float" office:value="88.43" calcext:value-type="float">
            <text:p>88.43</text:p>
          </table:table-cell>
          <table:table-cell table:style-name="ce1" office:value-type="float" office:value="0.737" calcext:value-type="float">
            <text:p>0.737</text:p>
          </table:table-cell>
          <table:table-cell table:style-name="ce1" office:value-type="float" office:value="1.536" calcext:value-type="float">
            <text:p>1.536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74" calcext:value-type="float">
            <text:p>0.774</text:p>
          </table:table-cell>
          <table:table-cell table:style-name="ce1" office:value-type="float" office:value="1.246" calcext:value-type="float">
            <text:p>1.246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.538" calcext:value-type="float">
            <text:p>1.538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815" calcext:value-type="float">
            <text:p>0.8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0.765" calcext:value-type="float">
            <text:p>0.765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1.481" calcext:value-type="float">
            <text:p>1.481</text:p>
          </table:table-cell>
          <table:table-cell table:style-name="ce1" office:value-type="float" office:value="1.188" calcext:value-type="float">
            <text:p>1.188</text:p>
          </table:table-cell>
          <table:table-cell table:style-name="ce1" office:value-type="float" office:value="86.876" calcext:value-type="float">
            <text:p>86.876</text:p>
          </table:table-cell>
          <table:table-cell table:style-name="ce1" office:value-type="float" office:value="1.482" calcext:value-type="float">
            <text:p>1.482</text:p>
          </table:table-cell>
          <table:table-cell table:style-name="ce1" office:value-type="float" office:value="1.445" calcext:value-type="float">
            <text:p>1.445</text:p>
          </table:table-cell>
          <table:table-cell table:style-name="ce1" office:value-type="float" office:value="0.742" calcext:value-type="float">
            <text:p>0.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0.779" calcext:value-type="float">
            <text:p>0.779</text:p>
          </table:table-cell>
          <table:table-cell table:style-name="ce1" office:value-type="float" office:value="0.754" calcext:value-type="float">
            <text:p>0.754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1.387" calcext:value-type="float">
            <text:p>1.387</text:p>
          </table:table-cell>
          <table:table-cell table:style-name="ce1" office:value-type="float" office:value="86.122" calcext:value-type="float">
            <text:p>86.122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61" calcext:value-type="float">
            <text:p>0.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0.806" calcext:value-type="float">
            <text:p>0.806</text:p>
          </table:table-cell>
          <table:table-cell table:style-name="ce1" office:value-type="float" office:value="1.001" calcext:value-type="float">
            <text:p>1.001</text:p>
          </table:table-cell>
          <table:table-cell table:style-name="ce1" office:value-type="float" office:value="0.769" calcext:value-type="float">
            <text:p>0.769</text:p>
          </table:table-cell>
          <table:table-cell table:style-name="ce1" office:value-type="float" office:value="1.214" calcext:value-type="float">
            <text:p>1.214</text:p>
          </table:table-cell>
          <table:table-cell table:style-name="ce1" office:value-type="float" office:value="1.459" calcext:value-type="float">
            <text:p>1.459</text:p>
          </table:table-cell>
          <table:table-cell table:style-name="ce1" office:value-type="float" office:value="1.294" calcext:value-type="float">
            <text:p>1.294</text:p>
          </table:table-cell>
          <table:table-cell table:style-name="ce1" office:value-type="float" office:value="1.521" calcext:value-type="float">
            <text:p>1.521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0.878" calcext:value-type="float">
            <text:p>0.878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85.661" calcext:value-type="float">
            <text:p>85.661</text:p>
          </table:table-cell>
          <table:table-cell table:style-name="ce1" office:value-type="float" office:value="1.446" calcext:value-type="float">
            <text:p>1.446</text:p>
          </table:table-cell>
          <table:table-cell table:style-name="ce1" office:value-type="float" office:value="85.812" calcext:value-type="float">
            <text:p>85.812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0.718" calcext:value-type="float">
            <text:p>0.718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1.069" calcext:value-type="float">
            <text:p>1.069</text:p>
          </table:table-cell>
          <table:table-cell table:style-name="ce1" office:value-type="float" office:value="1.344" calcext:value-type="float">
            <text:p>1.344</text:p>
          </table:table-cell>
          <table:table-cell table:style-name="ce1" office:value-type="float" office:value="1.339" calcext:value-type="float">
            <text:p>1.339</text:p>
          </table:table-cell>
          <table:table-cell table:style-name="ce1" office:value-type="float" office:value="1.846" calcext:value-type="float">
            <text:p>1.846</text:p>
          </table:table-cell>
          <table:table-cell table:style-name="ce1" office:value-type="float" office:value="1.611" calcext:value-type="float">
            <text:p>1.611</text:p>
          </table:table-cell>
          <table:table-cell table:style-name="ce1" office:value-type="float" office:value="1.873" calcext:value-type="float">
            <text:p>1.873</text:p>
          </table:table-cell>
          <table:table-cell table:style-name="ce1" office:value-type="float" office:value="0.668" calcext:value-type="float">
            <text:p>0.6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706" calcext:value-type="float">
            <text:p>0.706</text:p>
          </table:table-cell>
          <table:table-cell table:style-name="ce1" office:value-type="float" office:value="2.281" calcext:value-type="float">
            <text:p>2.281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1.482" calcext:value-type="float">
            <text:p>1.482</text:p>
          </table:table-cell>
          <table:table-cell table:style-name="ce1" office:value-type="float" office:value="86.211" calcext:value-type="float">
            <text:p>86.211</text:p>
          </table:table-cell>
          <table:table-cell table:style-name="ce1" office:value-type="float" office:value="1.372" calcext:value-type="float">
            <text:p>1.372</text:p>
          </table:table-cell>
          <table:table-cell table:style-name="ce1" office:value-type="float" office:value="1.498" calcext:value-type="float">
            <text:p>1.498</text:p>
          </table:table-cell>
          <table:table-cell table:style-name="ce1" office:value-type="float" office:value="1.113" calcext:value-type="float">
            <text:p>1.113</text:p>
          </table:table-cell>
          <table:table-cell table:style-name="ce1" office:value-type="float" office:value="1.521" calcext:value-type="float">
            <text:p>1.5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0.809" calcext:value-type="float">
            <text:p>0.809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1.375" calcext:value-type="float">
            <text:p>1.375</text:p>
          </table:table-cell>
          <table:table-cell table:style-name="ce1" office:value-type="float" office:value="87.121" calcext:value-type="float">
            <text:p>87.121</text:p>
          </table:table-cell>
          <table:table-cell table:style-name="ce1" office:value-type="float" office:value="1.584" calcext:value-type="float">
            <text:p>1.584</text:p>
          </table:table-cell>
          <table:table-cell table:style-name="ce1" office:value-type="float" office:value="1.41" calcext:value-type="float">
            <text:p>1.41</text:p>
          </table:table-cell>
          <table:table-cell table:style-name="ce1" office:value-type="float" office:value="0.748" calcext:value-type="float">
            <text:p>0.748</text:p>
          </table:table-cell>
          <table:table-cell table:style-name="ce1" office:value-type="float" office:value="0.752" calcext:value-type="float">
            <text:p>0.7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0.832" calcext:value-type="float">
            <text:p>0.832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float" office:value="88.679" calcext:value-type="float">
            <text:p>88.679</text:p>
          </table:table-cell>
          <table:table-cell table:style-name="ce1" office:value-type="float" office:value="1.259" calcext:value-type="float">
            <text:p>1.259</text:p>
          </table:table-cell>
          <table:table-cell table:style-name="ce1" office:value-type="float" office:value="1.302" calcext:value-type="float">
            <text:p>1.302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float" office:value="0.736" calcext:value-type="float">
            <text:p>0.736</text:p>
          </table:table-cell>
          <table:table-cell table:style-name="ce1" office:value-type="float" office:value="0.724" calcext:value-type="float">
            <text:p>0.7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0.803" calcext:value-type="float">
            <text:p>0.803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1.238" calcext:value-type="float">
            <text:p>1.238</text:p>
          </table:table-cell>
          <table:table-cell table:style-name="ce1" office:value-type="float" office:value="1.422" calcext:value-type="float">
            <text:p>1.422</text:p>
          </table:table-cell>
          <table:table-cell table:style-name="ce1" office:value-type="float" office:value="1.305" calcext:value-type="float">
            <text:p>1.305</text:p>
          </table:table-cell>
          <table:table-cell table:style-name="ce1" office:value-type="float" office:value="1.338" calcext:value-type="float">
            <text:p>1.338</text:p>
          </table:table-cell>
          <table:table-cell table:style-name="ce1" office:value-type="float" office:value="0.742" calcext:value-type="float">
            <text:p>0.74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float" office:value="0.708" calcext:value-type="float">
            <text:p>0.70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.836" calcext:value-type="float">
            <text:p>0.836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86.336" calcext:value-type="float">
            <text:p>86.336</text:p>
          </table:table-cell>
          <table:table-cell table:style-name="ce1" office:value-type="float" office:value="89.931" calcext:value-type="float">
            <text:p>89.931</text:p>
          </table:table-cell>
          <table:table-cell table:style-name="ce1" office:value-type="float" office:value="1.497" calcext:value-type="float">
            <text:p>1.497</text:p>
          </table:table-cell>
          <table:table-cell table:style-name="ce1" office:value-type="float" office:value="1.515" calcext:value-type="float">
            <text:p>1.515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87" calcext:value-type="float">
            <text:p>0.7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</table:table>
      <table:table table:name="Sheet5" table:style-name="ta1">
        <table:shapes>
          <draw:frame draw:z-index="0" draw:name="1KB retrieval time using California S3" draw:style-name="gr1" svg:width="6.2988in" svg:height="3.5429in" svg:x="10.213in" svg:y="0.9059in">
            <draw:object draw:notify-on-update-of-ranges="Sheet5.E6:Sheet5.E26 Sheet5.F5:Sheet5.F5 Sheet5.F6:Sheet5.F26 Sheet5.G5:Sheet5.G5 Sheet5.G6:Sheet5.G26 Sheet5.H5:Sheet5.H5 Sheet5.H6:Sheet5.H26 Sheet5.I5:Sheet5.I5 Sheet5.I6:Sheet5.I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6.298in" svg:height="3.5386in" svg:x="11.5992in" svg:y="4.9535in">
            <draw:object draw:notify-on-update-of-ranges="Sheet5.F29:Sheet5.F29 Sheet5.F30:Sheet5.F50 Sheet5.G29:Sheet5.G29 Sheet5.G30:Sheet5.G50 Sheet5.H29:Sheet5.H29 Sheet5.H30:Sheet5.H50 Sheet5.I29:Sheet5.I29 Sheet5.I30:Sheet5.I50 Sheet5.J29:Sheet5.J29 Sheet5.J30:Sheet5.J50 Sheet5.K29:Sheet5.K29 Sheet5.K30:Sheet5.K50 Sheet5.L29:Sheet5.L29 Sheet5.L30:Sheet5.L50 Sheet5.M29:Sheet5.M29 Sheet5.M30:Sheet5.M50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9.0197in" svg:height="3.5429in" svg:x="3.4984in" svg:y="15.2122in">
            <draw:object draw:notify-on-update-of-ranges="Sheet5.F68:Sheet5.F68 Sheet5.F69:Sheet5.F89 Sheet5.G68:Sheet5.G68 Sheet5.G69:Sheet5.G89 Sheet5.H68:Sheet5.H68 Sheet5.H69:Sheet5.H89 Sheet5.I68:Sheet5.I68 Sheet5.I69:Sheet5.I89 Sheet5.J68:Sheet5.J68 Sheet5.J69:Sheet5.J89 Sheet5.K68:Sheet5.K68 Sheet5.K69:Sheet5.K89 Sheet5.L68:Sheet5.L68 Sheet5.L69:Sheet5.L89 Sheet5.O68:Sheet5.O68 Sheet5.O69:Sheet5.O89 Sheet5.P68:Sheet5.P68 Sheet5.P69:Sheet5.P89 Sheet5.Q68:Sheet5.Q68 Sheet5.Q69:Sheet5.Q89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9" table:number-columns-repeated="4" table:default-cell-style-name="Default"/>
        <table:table-column table:style-name="co9" table:number-columns-repeated="5" table:default-cell-style-name="ce1"/>
        <table:table-column table:style-name="co9" table:number-columns-repeated="11" table:default-cell-style-name="Default"/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1KB retrieval time using California S3 (seconds)</text:p>
          </table:table-cell>
          <table:table-cell table:style-name="Default" table:number-columns-repeated="4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ireland</text:p>
          </table:table-cell>
          <table:table-cell table:style-name="Default" office:value-type="string" calcext:value-type="string">
            <text:p>singapor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1KB, home</text:p>
          </table:table-cell>
          <table:table-cell table:style-name="Default" office:value-type="string" calcext:value-type="string">
            <text:p>1KB, california</text:p>
          </table:table-cell>
          <table:table-cell table:style-name="Default" office:value-type="string" calcext:value-type="string">
            <text:p>1KB, ireland</text:p>
          </table:table-cell>
          <table:table-cell table:style-name="Default" office:value-type="string" calcext:value-type="string">
            <text:p>1KB, singapore</text:p>
          </table:table-cell>
          <table:table-cell office:value-type="string" calcext:value-type="string">
            <text:p>10MB, home</text:p>
          </table:table-cell>
          <table:table-cell office:value-type="string" calcext:value-type="string">
            <text:p>10MB, california</text:p>
          </table:table-cell>
          <table:table-cell office:value-type="string" calcext:value-type="string">
            <text:p>10MB, ireland</text:p>
          </table:table-cell>
          <table:table-cell office:value-type="string" calcext:value-type="string">
            <text:p>10MB, singapor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7706" calcext:value-type="float">
            <text:p>0.027706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89785" calcext:value-type="float">
            <text:p>0.089785</text:p>
          </table:table-cell>
          <table:table-cell office:value-type="float" office:value="0.000481" calcext:value-type="float">
            <text:p>0.000481</text:p>
          </table:table-cell>
          <table:table-cell table:style-name="ce1" office:value-type="float" office:value="0.028226" calcext:value-type="float">
            <text:p>0.028226</text:p>
          </table:table-cell>
          <table:table-cell table:style-name="ce1" office:value-type="float" office:value="0.002643" calcext:value-type="float">
            <text:p>0.002643</text:p>
          </table:table-cell>
          <table:table-cell table:style-name="ce1" office:value-type="float" office:value="0.096956" calcext:value-type="float">
            <text:p>0.096956</text:p>
          </table:table-cell>
          <table:table-cell table:style-name="ce1" office:value-type="float" office:value="0.000383" calcext:value-type="float">
            <text:p>0.0003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86" calcext:value-type="float">
            <text:p>0.000686</text:p>
          </table:table-cell>
          <table:table-cell table:style-name="ce1" office:value-type="float" office:value="0.039633" calcext:value-type="float">
            <text:p>0.039633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8876" calcext:value-type="float">
            <text:p>0.028876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94824" calcext:value-type="float">
            <text:p>0.094824</text:p>
          </table:table-cell>
          <table:table-cell office:value-type="float" office:value="0.000661" calcext:value-type="float">
            <text:p>0.000661</text:p>
          </table:table-cell>
          <table:table-cell table:style-name="ce1" office:value-type="float" office:value="0.029533" calcext:value-type="float">
            <text:p>0.029533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95833" calcext:value-type="float">
            <text:p>0.095833</text:p>
          </table:table-cell>
          <table:table-cell table:style-name="ce1" office:value-type="float" office:value="0.000606" calcext:value-type="float">
            <text:p>0.000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6808" calcext:value-type="float">
            <text:p>0.026808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66" calcext:value-type="float">
            <text:p>0.000666</text:p>
          </table:table-cell>
          <table:table-cell table:style-name="ce1" office:value-type="float" office:value="0.027443" calcext:value-type="float">
            <text:p>0.027443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466" calcext:value-type="float">
            <text:p>0.0004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8469" calcext:value-type="float">
            <text:p>0.02846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94857" calcext:value-type="float">
            <text:p>0.094857</text:p>
          </table:table-cell>
          <table:table-cell office:value-type="float" office:value="0.000728" calcext:value-type="float">
            <text:p>0.000728</text:p>
          </table:table-cell>
          <table:table-cell table:style-name="ce1" office:value-type="float" office:value="0.032379" calcext:value-type="float">
            <text:p>0.032379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887" calcext:value-type="float">
            <text:p>0.0887</text:p>
          </table:table-cell>
          <table:table-cell table:style-name="ce1" office:value-type="float" office:value="0.000653" calcext:value-type="float">
            <text:p>0.0006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7924" calcext:value-type="float">
            <text:p>0.027924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18136" calcext:value-type="float">
            <text:p>0.018136</text:p>
          </table:table-cell>
          <table:table-cell office:value-type="float" office:value="0.000453" calcext:value-type="float">
            <text:p>0.000453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18152" calcext:value-type="float">
            <text:p>0.018152</text:p>
          </table:table-cell>
          <table:table-cell table:style-name="ce1" office:value-type="float" office:value="0.000678" calcext:value-type="float">
            <text:p>0.000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01373" calcext:value-type="float">
            <text:p>0.001373</text:p>
          </table:table-cell>
          <table:table-cell table:style-name="ce1" office:value-type="float" office:value="0.032346" calcext:value-type="float">
            <text:p>0.032346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18113" calcext:value-type="float">
            <text:p>0.018113</text:p>
          </table:table-cell>
          <table:table-cell table:style-name="ce1" office:value-type="float" office:value="0.00147" calcext:value-type="float">
            <text:p>0.001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8692" calcext:value-type="float">
            <text:p>0.028692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.000632" calcext:value-type="float">
            <text:p>0.000632</text:p>
          </table:table-cell>
          <table:table-cell table:style-name="ce1" office:value-type="float" office:value="0.028647" calcext:value-type="float">
            <text:p>0.028647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1155" calcext:value-type="float">
            <text:p>0.001155</text:p>
          </table:table-cell>
          <table:table-cell table:style-name="ce1" office:value-type="float" office:value="0.000575" calcext:value-type="float">
            <text:p>0.0005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42875" calcext:value-type="float">
            <text:p>0.042875</text:p>
          </table:table-cell>
          <table:table-cell/>
          <table:table-cell office:value-type="float" office:value="0.001484" calcext:value-type="float">
            <text:p>0.001484</text:p>
          </table:table-cell>
          <table:table-cell office:value-type="float" office:value="0.000401" calcext:value-type="float">
            <text:p>0.000401</text:p>
          </table:table-cell>
          <table:table-cell table:style-name="ce1" office:value-type="float" office:value="0.031562" calcext:value-type="float">
            <text:p>0.031562</text:p>
          </table:table-cell>
          <table:table-cell table:style-name="ce1" office:value-type="float" office:value="0.000583" calcext:value-type="float">
            <text:p>0.000583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0697" calcext:value-type="float">
            <text:p>0.0006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32716" calcext:value-type="float">
            <text:p>0.03271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89805" calcext:value-type="float">
            <text:p>0.089805</text:p>
          </table:table-cell>
          <table:table-cell office:value-type="float" office:value="0.000677" calcext:value-type="float">
            <text:p>0.000677</text:p>
          </table:table-cell>
          <table:table-cell table:style-name="ce1" office:value-type="float" office:value="0.037912" calcext:value-type="float">
            <text:p>0.037912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89787" calcext:value-type="float">
            <text:p>0.089787</text:p>
          </table:table-cell>
          <table:table-cell table:style-name="ce1" office:value-type="float" office:value="0.000621" calcext:value-type="float">
            <text:p>0.0006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0.000629" calcext:value-type="float">
            <text:p>0.000629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162" calcext:value-type="float">
            <text:p>0.001162</text:p>
          </table:table-cell>
          <table:table-cell table:style-name="ce1" office:value-type="float" office:value="0.030432" calcext:value-type="float">
            <text:p>0.030432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1432" calcext:value-type="float">
            <text:p>0.001432</text:p>
          </table:table-cell>
          <table:table-cell table:style-name="ce1" office:value-type="float" office:value="0.001391" calcext:value-type="float">
            <text:p>0.0013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468" calcext:value-type="float">
            <text:p>0.001468</text:p>
          </table:table-cell>
          <table:table-cell table:style-name="ce1" office:value-type="float" office:value="0.032964" calcext:value-type="float">
            <text:p>0.032964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37" calcext:value-type="float">
            <text:p>0.001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27084" calcext:value-type="float">
            <text:p>0.02708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0006" calcext:value-type="float">
            <text:p>0.0006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0437" calcext:value-type="float">
            <text:p>0.000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2858" calcext:value-type="float">
            <text:p>0.02858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43" calcext:value-type="float">
            <text:p>0.00143</text:p>
          </table:table-cell>
          <table:table-cell table:style-name="ce1" office:value-type="float" office:value="0.029468" calcext:value-type="float">
            <text:p>0.029468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1249" calcext:value-type="float">
            <text:p>0.001249</text:p>
          </table:table-cell>
          <table:table-cell table:style-name="ce1" office:value-type="float" office:value="0.001252" calcext:value-type="float">
            <text:p>0.00125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8955" calcext:value-type="float">
            <text:p>0.08955</text:p>
          </table:table-cell>
          <table:table-cell office:value-type="float" office:value="0.00138" calcext:value-type="float">
            <text:p>0.00138</text:p>
          </table:table-cell>
          <table:table-cell table:style-name="ce1" office:value-type="float" office:value="0.029435" calcext:value-type="float">
            <text:p>0.029435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86608" calcext:value-type="float">
            <text:p>0.086608</text:p>
          </table:table-cell>
          <table:table-cell table:style-name="ce1" office:value-type="float" office:value="0.00146" calcext:value-type="float">
            <text:p>0.0014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31296" calcext:value-type="float">
            <text:p>0.031296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1448" calcext:value-type="float">
            <text:p>0.001448</text:p>
          </table:table-cell>
          <table:table-cell table:style-name="ce1" office:value-type="float" office:value="0.027298" calcext:value-type="float">
            <text:p>0.027298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1458" calcext:value-type="float">
            <text:p>0.00145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31962" calcext:value-type="float">
            <text:p>0.031962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1384" calcext:value-type="float">
            <text:p>0.001384</text:p>
          </table:table-cell>
          <table:table-cell table:style-name="ce1" office:value-type="float" office:value="0.028013" calcext:value-type="float">
            <text:p>0.028013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431" calcext:value-type="float">
            <text:p>0.001431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1464" calcext:value-type="float">
            <text:p>0.001464</text:p>
          </table:table-cell>
          <table:table-cell table:style-name="ce1" office:value-type="float" office:value="0.056176" calcext:value-type="float">
            <text:p>0.056176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1423" calcext:value-type="float">
            <text:p>0.001423</text:p>
          </table:table-cell>
          <table:table-cell table:style-name="ce1" office:value-type="float" office:value="0.001437" calcext:value-type="float">
            <text:p>0.001437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306537" calcext:value-type="float">
            <text:p>0.306537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86742" calcext:value-type="float">
            <text:p>0.086742</text:p>
          </table:table-cell>
          <table:table-cell office:value-type="float" office:value="0.000479" calcext:value-type="float">
            <text:p>0.000479</text:p>
          </table:table-cell>
          <table:table-cell table:style-name="ce1" office:value-type="float" office:value="0.028819" calcext:value-type="float">
            <text:p>0.028819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89562" calcext:value-type="float">
            <text:p>0.089562</text:p>
          </table:table-cell>
          <table:table-cell table:style-name="ce1" office:value-type="float" office:value="0.000626" calcext:value-type="float">
            <text:p>0.000626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35721" calcext:value-type="float">
            <text:p>0.035721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0.000429" calcext:value-type="float">
            <text:p>0.000429</text:p>
          </table:table-cell>
          <table:table-cell table:style-name="ce1" office:value-type="float" office:value="0.030577" calcext:value-type="float">
            <text:p>0.030577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.001243" calcext:value-type="float">
            <text:p>0.001243</text:p>
          </table:table-cell>
          <table:table-cell table:style-name="ce1" office:value-type="float" office:value="0.000642" calcext:value-type="float">
            <text:p>0.000642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32236" calcext:value-type="float">
            <text:p>0.032236</text:p>
          </table:table-cell>
          <table:table-cell office:value-type="float" office:value="0.000692" calcext:value-type="float">
            <text:p>0.000692</text:p>
          </table:table-cell>
          <table:table-cell office:value-type="float" office:value="0.085894" calcext:value-type="float">
            <text:p>0.085894</text:p>
          </table:table-cell>
          <table:table-cell office:value-type="float" office:value="0.001414" calcext:value-type="float">
            <text:p>0.001414</text:p>
          </table:table-cell>
          <table:table-cell table:style-name="ce1" office:value-type="float" office:value="0.028993" calcext:value-type="float">
            <text:p>0.028993</text:p>
          </table:table-cell>
          <table:table-cell table:style-name="ce1" office:value-type="float" office:value="0.000745" calcext:value-type="float">
            <text:p>0.000745</text:p>
          </table:table-cell>
          <table:table-cell table:style-name="ce1" office:value-type="float" office:value="0.087166" calcext:value-type="float">
            <text:p>0.087166</text:p>
          </table:table-cell>
          <table:table-cell table:style-name="ce1" office:value-type="float" office:value="0.00148" calcext:value-type="float">
            <text:p>0.00148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8"/>
          <table:table-cell table:style-name="ce1"/>
        </table:table-row>
        <table:table-row table:style-name="ro1" table:number-rows-repeated="3">
          <table:table-cell table:number-columns-repeated="19"/>
          <table:table-cell table:style-name="ce1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"/>
          <table:table-cell table:style-name="ce1"/>
        </table:table-row>
        <table:table-row table:style-name="ro1" table:number-rows-repeated="7">
          <table:table-cell table:number-columns-repeated="4"/>
          <table:table-cell table:style-name="Default" table:number-columns-repeated="5"/>
          <table:table-cell table:number-columns-repeated="10"/>
          <table:table-cell table:style-name="ce1"/>
        </table:table-row>
        <table:table-row table:style-name="ro2" table:number-rows-repeated="3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Latency using California S3, Ireland S3 and Tokyo S3 (ms)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office:value-type="string" calcext:value-type="string">
            <text:p>hour</text:p>
          </table:table-cell>
          <table:table-cell table:style-name="Default" office:value-type="string" calcext:value-type="string">
            <text:p>Home → California</text:p>
          </table:table-cell>
          <table:table-cell table:style-name="Default" office:value-type="string" calcext:value-type="string">
            <text:p>Home → Ireland</text:p>
          </table:table-cell>
          <table:table-cell table:style-name="Default" office:value-type="string" calcext:value-type="string">
            <text:p>Home → Tokyo</text:p>
          </table:table-cell>
          <table:table-cell table:style-name="Default" office:value-type="string" calcext:value-type="string">
            <text:p>California → California</text:p>
          </table:table-cell>
          <table:table-cell office:value-type="string" calcext:value-type="string">
            <text:p>California → Ireland</text:p>
          </table:table-cell>
          <table:table-cell office:value-type="string" calcext:value-type="string">
            <text:p>California → Tokyo</text:p>
          </table:table-cell>
          <table:table-cell office:value-type="string" calcext:value-type="string">
            <text:p>Ireland → California</text:p>
          </table:table-cell>
          <table:table-cell office:value-type="string" calcext:value-type="string">
            <text:p>Ireland → Ireland</text:p>
          </table:table-cell>
          <table:table-cell office:value-type="string" calcext:value-type="string">
            <text:p>Ireland → Tokyo</text:p>
          </table:table-cell>
          <table:table-cell office:value-type="string" calcext:value-type="string">
            <text:p>Singapore → California</text:p>
          </table:table-cell>
          <table:table-cell office:value-type="string" calcext:value-type="string">
            <text:p>Singapore → Ireland</text:p>
          </table:table-cell>
          <table:table-cell office:value-type="string" calcext:value-type="string">
            <text:p>Singapore → Toky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Sheet2.F69]/[Sheet2.$F$69]*100" office:value-type="float" office:value="100" calcext:value-type="float">
            <text:p>100</text:p>
          </table:table-cell>
          <table:table-cell table:formula="of:=[Sheet2.G69]/[Sheet2.$G$69]*100" office:value-type="float" office:value="100" calcext:value-type="float">
            <text:p>100</text:p>
          </table:table-cell>
          <table:table-cell table:formula="of:=[Sheet2.H69]/[Sheet2.$H$69]*100" office:value-type="float" office:value="100" calcext:value-type="float">
            <text:p>100</text:p>
          </table:table-cell>
          <table:table-cell table:formula="of:=[Sheet2.I69]/[Sheet2.$I$69]*100" office:value-type="float" office:value="100" calcext:value-type="float">
            <text:p>100</text:p>
          </table:table-cell>
          <table:table-cell table:style-name="ce1" table:formula="of:=[Sheet2.J69]/[Sheet2.$J$69]*100" office:value-type="float" office:value="100" calcext:value-type="float">
            <text:p>100</text:p>
          </table:table-cell>
          <table:table-cell table:style-name="ce1" table:formula="of:=[Sheet2.K69]/[Sheet2.$K$69]*100" office:value-type="float" office:value="100" calcext:value-type="float">
            <text:p>100</text:p>
          </table:table-cell>
          <table:table-cell table:style-name="ce1" table:formula="of:=[Sheet2.L69]/[Sheet2.$L$69]*100" office:value-type="float" office:value="100" calcext:value-type="float">
            <text:p>100</text:p>
          </table:table-cell>
          <table:table-cell table:style-name="ce1" table:formula="of:=[Sheet2.M69]/[Sheet2.$M$69]*100" office:value-type="float" office:value="100" calcext:value-type="float">
            <text:p>100</text:p>
          </table:table-cell>
          <table:table-cell table:style-name="ce1" table:formula="of:=[Sheet2.N69]/[Sheet2.$N$69]*100" office:value-type="float" office:value="100" calcext:value-type="float">
            <text:p>100</text:p>
          </table:table-cell>
          <table:table-cell table:style-name="ce1" table:formula="of:=[Sheet2.O69]/[Sheet2.$O$69]*100" office:value-type="float" office:value="100" calcext:value-type="float">
            <text:p>100</text:p>
          </table:table-cell>
          <table:table-cell table:style-name="ce1" table:formula="of:=[Sheet2.P69]/[Sheet2.$P$69]*100" office:value-type="float" office:value="100" calcext:value-type="float">
            <text:p>100</text:p>
          </table:table-cell>
          <table:table-cell table:style-name="ce1" table:formula="of:=[Sheet2.Q69]/[Sheet2.$Q$69]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Sheet2.F70]/[Sheet2.$F$69]*100" office:value-type="float" office:value="408.333333333333" calcext:value-type="float">
            <text:p>408.3333333333</text:p>
          </table:table-cell>
          <table:table-cell table:formula="of:=[Sheet2.G70]/[Sheet2.$G$69]*100" office:value-type="float" office:value="148.571428571429" calcext:value-type="float">
            <text:p>148.5714285714</text:p>
          </table:table-cell>
          <table:table-cell table:formula="of:=[Sheet2.H70]/[Sheet2.$H$69]*100" office:value-type="float" office:value="109.090909090909" calcext:value-type="float">
            <text:p>109.0909090909</text:p>
          </table:table-cell>
          <table:table-cell table:formula="of:=[Sheet2.I70]/[Sheet2.$I$69]*100" office:value-type="float" office:value="36.0090702947846" calcext:value-type="float">
            <text:p>36.0090702948</text:p>
          </table:table-cell>
          <table:table-cell table:style-name="ce1" table:formula="of:=[Sheet2.J70]/[Sheet2.$J$69]*100" office:value-type="float" office:value="22.3700120918984" calcext:value-type="float">
            <text:p>22.3700120919</text:p>
          </table:table-cell>
          <table:table-cell table:style-name="ce1" table:formula="of:=[Sheet2.K70]/[Sheet2.$K$69]*100" office:value-type="float" office:value="24.2442205097807" calcext:value-type="float">
            <text:p>24.2442205098</text:p>
          </table:table-cell>
          <table:table-cell table:style-name="ce1" table:formula="of:=[Sheet2.L70]/[Sheet2.$L$69]*100" office:value-type="float" office:value="1.45508912684124" calcext:value-type="float">
            <text:p>1.4550891268</text:p>
          </table:table-cell>
          <table:table-cell table:style-name="ce1" table:formula="of:=[Sheet2.M70]/[Sheet2.$M$69]*100" office:value-type="float" office:value="5026.07954545455" calcext:value-type="float">
            <text:p>5026.0795454546</text:p>
          </table:table-cell>
          <table:table-cell table:style-name="ce1" table:formula="of:=[Sheet2.N70]/[Sheet2.$N$69]*100" office:value-type="float" office:value="96.8871595330739" calcext:value-type="float">
            <text:p>96.8871595331</text:p>
          </table:table-cell>
          <table:table-cell table:style-name="ce1" table:formula="of:=[Sheet2.O70]/[Sheet2.$O$69]*100" office:value-type="float" office:value="88.0653266331658" calcext:value-type="float">
            <text:p>88.0653266332</text:p>
          </table:table-cell>
          <table:table-cell table:style-name="ce1" table:formula="of:=[Sheet2.P70]/[Sheet2.$P$69]*100" office:value-type="float" office:value="195.090439276486" calcext:value-type="float">
            <text:p>195.0904392765</text:p>
          </table:table-cell>
          <table:table-cell table:style-name="ce1" table:formula="of:=[Sheet2.Q70]/[Sheet2.$Q$69]*100" office:value-type="float" office:value="94.7826086956522" calcext:value-type="float">
            <text:p>94.78260869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Sheet2.F71]/[Sheet2.$F$69]*100" office:value-type="float" office:value="325" calcext:value-type="float">
            <text:p>325</text:p>
          </table:table-cell>
          <table:table-cell table:formula="of:=[Sheet2.G71]/[Sheet2.$G$69]*100" office:value-type="float" office:value="122.857142857143" calcext:value-type="float">
            <text:p>122.8571428571</text:p>
          </table:table-cell>
          <table:table-cell table:formula="of:=[Sheet2.H71]/[Sheet2.$H$69]*100" office:value-type="float" office:value="106.060606060606" calcext:value-type="float">
            <text:p>106.0606060606</text:p>
          </table:table-cell>
          <table:table-cell table:formula="of:=[Sheet2.I71]/[Sheet2.$I$69]*100" office:value-type="float" office:value="36.6439909297052" calcext:value-type="float">
            <text:p>36.6439909297</text:p>
          </table:table-cell>
          <table:table-cell table:style-name="ce1" table:formula="of:=[Sheet2.J71]/[Sheet2.$J$69]*100" office:value-type="float" office:value="23.4885126964933" calcext:value-type="float">
            <text:p>23.4885126965</text:p>
          </table:table-cell>
          <table:table-cell table:style-name="ce1" table:formula="of:=[Sheet2.K71]/[Sheet2.$K$69]*100" office:value-type="float" office:value="22.732661529342" calcext:value-type="float">
            <text:p>22.7326615293</text:p>
          </table:table-cell>
          <table:table-cell table:style-name="ce1" table:formula="of:=[Sheet2.L71]/[Sheet2.$L$69]*100" office:value-type="float" office:value="89.457447592575" calcext:value-type="float">
            <text:p>89.4574475926</text:p>
          </table:table-cell>
          <table:table-cell table:style-name="ce1" table:formula="of:=[Sheet2.M71]/[Sheet2.$M$69]*100" office:value-type="float" office:value="5392.32954545455" calcext:value-type="float">
            <text:p>5392.3295454546</text:p>
          </table:table-cell>
          <table:table-cell table:style-name="ce1" table:formula="of:=[Sheet2.N71]/[Sheet2.$N$69]*100" office:value-type="float" office:value="82.5551232166018" calcext:value-type="float">
            <text:p>82.5551232166</text:p>
          </table:table-cell>
          <table:table-cell table:style-name="ce1" table:formula="of:=[Sheet2.O71]/[Sheet2.$O$69]*100" office:value-type="float" office:value="86.6834170854271" calcext:value-type="float">
            <text:p>86.6834170854</text:p>
          </table:table-cell>
          <table:table-cell table:style-name="ce1" table:formula="of:=[Sheet2.P71]/[Sheet2.$P$69]*100" office:value-type="float" office:value="95.9948320413437" calcext:value-type="float">
            <text:p>95.9948320413</text:p>
          </table:table-cell>
          <table:table-cell table:style-name="ce1" table:formula="of:=[Sheet2.Q71]/[Sheet2.$Q$69]*100" office:value-type="float" office:value="108.985507246377" calcext:value-type="float">
            <text:p>108.98550724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Sheet2.F72]/[Sheet2.$F$69]*100" office:value-type="float" office:value="366.666666666667" calcext:value-type="float">
            <text:p>366.6666666667</text:p>
          </table:table-cell>
          <table:table-cell table:formula="of:=[Sheet2.G72]/[Sheet2.$G$69]*100" office:value-type="float" office:value="117.142857142857" calcext:value-type="float">
            <text:p>117.1428571429</text:p>
          </table:table-cell>
          <table:table-cell table:formula="of:=[Sheet2.H72]/[Sheet2.$H$69]*100" office:value-type="float" office:value="42.4242424242424" calcext:value-type="float">
            <text:p>42.4242424242</text:p>
          </table:table-cell>
          <table:table-cell table:formula="of:=[Sheet2.I72]/[Sheet2.$I$69]*100" office:value-type="float" office:value="33.4240362811791" calcext:value-type="float">
            <text:p>33.4240362812</text:p>
          </table:table-cell>
          <table:table-cell table:style-name="ce1" table:formula="of:=[Sheet2.J72]/[Sheet2.$J$69]*100" office:value-type="float" office:value="22.7025392986699" calcext:value-type="float">
            <text:p>22.7025392987</text:p>
          </table:table-cell>
          <table:table-cell table:style-name="ce1" table:formula="of:=[Sheet2.K72]/[Sheet2.$K$69]*100" office:value-type="float" office:value="21.3692946058091" calcext:value-type="float">
            <text:p>21.3692946058</text:p>
          </table:table-cell>
          <table:table-cell table:style-name="ce1" table:formula="of:=[Sheet2.L72]/[Sheet2.$L$69]*100" office:value-type="float" office:value="1.52142097560462" calcext:value-type="float">
            <text:p>1.5214209756</text:p>
          </table:table-cell>
          <table:table-cell table:style-name="ce1" table:formula="of:=[Sheet2.M72]/[Sheet2.$M$69]*100" office:value-type="float" office:value="75.5113636363636" calcext:value-type="float">
            <text:p>75.5113636364</text:p>
          </table:table-cell>
          <table:table-cell table:style-name="ce1" table:formula="of:=[Sheet2.N72]/[Sheet2.$N$69]*100" office:value-type="float" office:value="6155.25291828794" calcext:value-type="float">
            <text:p>6155.2529182879</text:p>
          </table:table-cell>
          <table:table-cell table:style-name="ce1" table:formula="of:=[Sheet2.O72]/[Sheet2.$O$69]*100" office:value-type="float" office:value="100.125628140704" calcext:value-type="float">
            <text:p>100.1256281407</text:p>
          </table:table-cell>
          <table:table-cell table:style-name="ce1" table:formula="of:=[Sheet2.P72]/[Sheet2.$P$69]*100" office:value-type="float" office:value="89.7932816537468" calcext:value-type="float">
            <text:p>89.7932816537</text:p>
          </table:table-cell>
          <table:table-cell table:style-name="ce1" table:formula="of:=[Sheet2.Q72]/[Sheet2.$Q$69]*100" office:value-type="float" office:value="97.8260869565217" calcext:value-type="float">
            <text:p>97.8260869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Sheet2.F73]/[Sheet2.$F$69]*100" office:value-type="float" office:value="366.666666666667" calcext:value-type="float">
            <text:p>366.6666666667</text:p>
          </table:table-cell>
          <table:table-cell table:formula="of:=[Sheet2.G73]/[Sheet2.$G$69]*100" office:value-type="float" office:value="120" calcext:value-type="float">
            <text:p>120</text:p>
          </table:table-cell>
          <table:table-cell table:formula="of:=[Sheet2.H73]/[Sheet2.$H$69]*100" office:value-type="float" office:value="136.363636363636" calcext:value-type="float">
            <text:p>136.3636363636</text:p>
          </table:table-cell>
          <table:table-cell table:formula="of:=[Sheet2.I73]/[Sheet2.$I$69]*100" office:value-type="float" office:value="35.4195011337868" calcext:value-type="float">
            <text:p>35.4195011338</text:p>
          </table:table-cell>
          <table:table-cell table:style-name="ce1" table:formula="of:=[Sheet2.J73]/[Sheet2.$J$69]*100" office:value-type="float" office:value="24.2744860943168" calcext:value-type="float">
            <text:p>24.2744860943</text:p>
          </table:table-cell>
          <table:table-cell table:style-name="ce1" table:formula="of:=[Sheet2.K73]/[Sheet2.$K$69]*100" office:value-type="float" office:value="21.8138707765264" calcext:value-type="float">
            <text:p>21.8138707765</text:p>
          </table:table-cell>
          <table:table-cell table:style-name="ce1" table:formula="of:=[Sheet2.L73]/[Sheet2.$L$69]*100" office:value-type="float" office:value="89.7417269444181" calcext:value-type="float">
            <text:p>89.7417269444</text:p>
          </table:table-cell>
          <table:table-cell table:style-name="ce1" table:formula="of:=[Sheet2.M73]/[Sheet2.$M$69]*100" office:value-type="float" office:value="85.6818181818182" calcext:value-type="float">
            <text:p>85.6818181818</text:p>
          </table:table-cell>
          <table:table-cell table:style-name="ce1" table:formula="of:=[Sheet2.N73]/[Sheet2.$N$69]*100" office:value-type="float" office:value="93.3852140077821" calcext:value-type="float">
            <text:p>93.3852140078</text:p>
          </table:table-cell>
          <table:table-cell table:style-name="ce1" table:formula="of:=[Sheet2.O73]/[Sheet2.$O$69]*100" office:value-type="float" office:value="90.8291457286432" calcext:value-type="float">
            <text:p>90.8291457286</text:p>
          </table:table-cell>
          <table:table-cell table:style-name="ce1" table:formula="of:=[Sheet2.P73]/[Sheet2.$P$69]*100" office:value-type="float" office:value="93.28165374677" calcext:value-type="float">
            <text:p>93.2816537468</text:p>
          </table:table-cell>
          <table:table-cell table:style-name="ce1" table:formula="of:=[Sheet2.Q73]/[Sheet2.$Q$69]*100" office:value-type="float" office:value="109.275362318841" calcext:value-type="float">
            <text:p>109.2753623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Sheet2.F74]/[Sheet2.$F$69]*100" office:value-type="float" office:value="433.333333333333" calcext:value-type="float">
            <text:p>433.3333333333</text:p>
          </table:table-cell>
          <table:table-cell table:formula="of:=[Sheet2.G74]/[Sheet2.$G$69]*100" office:value-type="float" office:value="100" calcext:value-type="float">
            <text:p>100</text:p>
          </table:table-cell>
          <table:table-cell table:formula="of:=[Sheet2.H74]/[Sheet2.$H$69]*100" office:value-type="float" office:value="118.181818181818" calcext:value-type="float">
            <text:p>118.1818181818</text:p>
          </table:table-cell>
          <table:table-cell table:formula="of:=[Sheet2.I74]/[Sheet2.$I$69]*100" office:value-type="float" office:value="40.6349206349206" calcext:value-type="float">
            <text:p>40.6349206349</text:p>
          </table:table-cell>
          <table:table-cell table:style-name="ce1" table:formula="of:=[Sheet2.J74]/[Sheet2.$J$69]*100" office:value-type="float" office:value="24.3954050785973" calcext:value-type="float">
            <text:p>24.3954050786</text:p>
          </table:table-cell>
          <table:table-cell table:style-name="ce1" table:formula="of:=[Sheet2.K74]/[Sheet2.$K$69]*100" office:value-type="float" office:value="20.5394190871369" calcext:value-type="float">
            <text:p>20.5394190871</text:p>
          </table:table-cell>
          <table:table-cell table:style-name="ce1" table:formula="of:=[Sheet2.L74]/[Sheet2.$L$69]*100" office:value-type="float" office:value="19.2109668656622" calcext:value-type="float">
            <text:p>19.2109668657</text:p>
          </table:table-cell>
          <table:table-cell table:style-name="ce1" table:formula="of:=[Sheet2.M74]/[Sheet2.$M$69]*100" office:value-type="float" office:value="85.4545454545455" calcext:value-type="float">
            <text:p>85.4545454545</text:p>
          </table:table-cell>
          <table:table-cell table:style-name="ce1" table:formula="of:=[Sheet2.N74]/[Sheet2.$N$69]*100" office:value-type="float" office:value="1174.31906614786" calcext:value-type="float">
            <text:p>1174.3190661479</text:p>
          </table:table-cell>
          <table:table-cell table:style-name="ce1" table:formula="of:=[Sheet2.O74]/[Sheet2.$O$69]*100" office:value-type="float" office:value="97.3618090452261" calcext:value-type="float">
            <text:p>97.3618090452</text:p>
          </table:table-cell>
          <table:table-cell table:style-name="ce1" table:formula="of:=[Sheet2.P74]/[Sheet2.$P$69]*100" office:value-type="float" office:value="198.320413436693" calcext:value-type="float">
            <text:p>198.3204134367</text:p>
          </table:table-cell>
          <table:table-cell table:style-name="ce1" table:formula="of:=[Sheet2.Q74]/[Sheet2.$Q$69]*100" office:value-type="float" office:value="104.057971014493" calcext:value-type="float">
            <text:p>104.05797101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Sheet2.F75]/[Sheet2.$F$69]*100" office:value-type="float" office:value="325" calcext:value-type="float">
            <text:p>325</text:p>
          </table:table-cell>
          <table:table-cell table:formula="of:=[Sheet2.G75]/[Sheet2.$G$69]*100" office:value-type="float" office:value="114.285714285714" calcext:value-type="float">
            <text:p>114.2857142857</text:p>
          </table:table-cell>
          <table:table-cell table:formula="of:=[Sheet2.H75]/[Sheet2.$H$69]*100" office:value-type="float" office:value="136.363636363636" calcext:value-type="float">
            <text:p>136.3636363636</text:p>
          </table:table-cell>
          <table:table-cell table:formula="of:=[Sheet2.I75]/[Sheet2.$I$69]*100" office:value-type="float" office:value="51.7460317460317" calcext:value-type="float">
            <text:p>51.746031746</text:p>
          </table:table-cell>
          <table:table-cell table:style-name="ce1" table:formula="of:=[Sheet2.J75]/[Sheet2.$J$69]*100" office:value-type="float" office:value="21.1608222490931" calcext:value-type="float">
            <text:p>21.1608222491</text:p>
          </table:table-cell>
          <table:table-cell table:style-name="ce1" table:formula="of:=[Sheet2.K75]/[Sheet2.$K$69]*100" office:value-type="float" office:value="20.7765263781861" calcext:value-type="float">
            <text:p>20.7765263782</text:p>
          </table:table-cell>
          <table:table-cell table:style-name="ce1" table:formula="of:=[Sheet2.L75]/[Sheet2.$L$69]*100" office:value-type="float" office:value="19.0130242058604" calcext:value-type="float">
            <text:p>19.0130242059</text:p>
          </table:table-cell>
          <table:table-cell table:style-name="ce1" table:formula="of:=[Sheet2.M75]/[Sheet2.$M$69]*100" office:value-type="float" office:value="68.9772727272727" calcext:value-type="float">
            <text:p>68.9772727273</text:p>
          </table:table-cell>
          <table:table-cell table:style-name="ce1" table:formula="of:=[Sheet2.N75]/[Sheet2.$N$69]*100" office:value-type="float" office:value="1172.50324254215" calcext:value-type="float">
            <text:p>1172.5032425422</text:p>
          </table:table-cell>
          <table:table-cell table:style-name="ce1" table:formula="of:=[Sheet2.O75]/[Sheet2.$O$69]*100" office:value-type="float" office:value="194.221105527638" calcext:value-type="float">
            <text:p>194.2211055276</text:p>
          </table:table-cell>
          <table:table-cell table:style-name="ce1" table:formula="of:=[Sheet2.P75]/[Sheet2.$P$69]*100" office:value-type="float" office:value="194.315245478036" calcext:value-type="float">
            <text:p>194.315245478</text:p>
          </table:table-cell>
          <table:table-cell table:style-name="ce1" table:formula="of:=[Sheet2.Q75]/[Sheet2.$Q$69]*100" office:value-type="float" office:value="228.985507246377" calcext:value-type="float">
            <text:p>228.98550724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Sheet2.F76]/[Sheet2.$F$69]*100" office:value-type="float" office:value="333.333333333333" calcext:value-type="float">
            <text:p>333.3333333333</text:p>
          </table:table-cell>
          <table:table-cell table:formula="of:=[Sheet2.G76]/[Sheet2.$G$69]*100" office:value-type="float" office:value="120" calcext:value-type="float">
            <text:p>120</text:p>
          </table:table-cell>
          <table:table-cell table:formula="of:=[Sheet2.H76]/[Sheet2.$H$69]*100" office:value-type="float" office:value="124.242424242424" calcext:value-type="float">
            <text:p>124.2424242424</text:p>
          </table:table-cell>
          <table:table-cell table:formula="of:=[Sheet2.I76]/[Sheet2.$I$69]*100" office:value-type="float" office:value="38.2312925170068" calcext:value-type="float">
            <text:p>38.231292517</text:p>
          </table:table-cell>
          <table:table-cell table:style-name="ce1" table:formula="of:=[Sheet2.J76]/[Sheet2.$J$69]*100" office:value-type="float" office:value="25.4232164449819" calcext:value-type="float">
            <text:p>25.423216445</text:p>
          </table:table-cell>
          <table:table-cell table:style-name="ce1" table:formula="of:=[Sheet2.K76]/[Sheet2.$K$69]*100" office:value-type="float" office:value="24.896265560166" calcext:value-type="float">
            <text:p>24.8962655602</text:p>
          </table:table-cell>
          <table:table-cell table:style-name="ce1" table:formula="of:=[Sheet2.L76]/[Sheet2.$L$69]*100" office:value-type="float" office:value="1.49404592690862" calcext:value-type="float">
            <text:p>1.4940459269</text:p>
          </table:table-cell>
          <table:table-cell table:style-name="ce1" table:formula="of:=[Sheet2.M76]/[Sheet2.$M$69]*100" office:value-type="float" office:value="70.8522727272727" calcext:value-type="float">
            <text:p>70.8522727273</text:p>
          </table:table-cell>
          <table:table-cell table:style-name="ce1" table:formula="of:=[Sheet2.N76]/[Sheet2.$N$69]*100" office:value-type="float" office:value="98.443579766537" calcext:value-type="float">
            <text:p>98.4435797665</text:p>
          </table:table-cell>
          <table:table-cell table:style-name="ce1" table:formula="of:=[Sheet2.O76]/[Sheet2.$O$69]*100" office:value-type="float" office:value="90.8291457286432" calcext:value-type="float">
            <text:p>90.8291457286</text:p>
          </table:table-cell>
          <table:table-cell table:style-name="ce1" table:formula="of:=[Sheet2.P76]/[Sheet2.$P$69]*100" office:value-type="float" office:value="183.074935400517" calcext:value-type="float">
            <text:p>183.0749354005</text:p>
          </table:table-cell>
          <table:table-cell table:style-name="ce1" table:formula="of:=[Sheet2.Q76]/[Sheet2.$Q$69]*100" office:value-type="float" office:value="95.9420289855072" calcext:value-type="float">
            <text:p>95.94202898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Sheet2.F77]/[Sheet2.$F$69]*100" office:value-type="float" office:value="366.666666666667" calcext:value-type="float">
            <text:p>366.6666666667</text:p>
          </table:table-cell>
          <table:table-cell table:formula="of:=[Sheet2.G77]/[Sheet2.$G$69]*100" office:value-type="float" office:value="140" calcext:value-type="float">
            <text:p>140</text:p>
          </table:table-cell>
          <table:table-cell table:formula="of:=[Sheet2.H77]/[Sheet2.$H$69]*100" office:value-type="float" office:value="145.454545454545" calcext:value-type="float">
            <text:p>145.4545454545</text:p>
          </table:table-cell>
          <table:table-cell table:formula="of:=[Sheet2.I77]/[Sheet2.$I$69]*100" office:value-type="float" office:value="33.1065759637188" calcext:value-type="float">
            <text:p>33.1065759637</text:p>
          </table:table-cell>
          <table:table-cell table:style-name="ce1" table:formula="of:=[Sheet2.J77]/[Sheet2.$J$69]*100" office:value-type="float" office:value="24.5767835550181" calcext:value-type="float">
            <text:p>24.576783555</text:p>
          </table:table-cell>
          <table:table-cell table:style-name="ce1" table:formula="of:=[Sheet2.K77]/[Sheet2.$K$69]*100" office:value-type="float" office:value="23.325429756965" calcext:value-type="float">
            <text:p>23.325429757</text:p>
          </table:table-cell>
          <table:table-cell table:style-name="ce1" table:formula="of:=[Sheet2.L77]/[Sheet2.$L$69]*100" office:value-type="float" office:value="1.29610326710677" calcext:value-type="float">
            <text:p>1.2961032671</text:p>
          </table:table-cell>
          <table:table-cell table:style-name="ce1" table:formula="of:=[Sheet2.M77]/[Sheet2.$M$69]*100" office:value-type="float" office:value="4912.32954545455" calcext:value-type="float">
            <text:p>4912.3295454546</text:p>
          </table:table-cell>
          <table:table-cell table:style-name="ce1" table:formula="of:=[Sheet2.N77]/[Sheet2.$N$69]*100" office:value-type="float" office:value="81.9066147859922" calcext:value-type="float">
            <text:p>81.906614786</text:p>
          </table:table-cell>
          <table:table-cell table:style-name="ce1" table:formula="of:=[Sheet2.O77]/[Sheet2.$O$69]*100" office:value-type="float" office:value="92.713567839196" calcext:value-type="float">
            <text:p>92.7135678392</text:p>
          </table:table-cell>
          <table:table-cell table:style-name="ce1" table:formula="of:=[Sheet2.P77]/[Sheet2.$P$69]*100" office:value-type="float" office:value="187.984496124031" calcext:value-type="float">
            <text:p>187.984496124</text:p>
          </table:table-cell>
          <table:table-cell table:style-name="ce1" table:formula="of:=[Sheet2.Q77]/[Sheet2.$Q$69]*100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Sheet2.F78]/[Sheet2.$F$69]*100" office:value-type="float" office:value="416.666666666667" calcext:value-type="float">
            <text:p>416.6666666667</text:p>
          </table:table-cell>
          <table:table-cell table:formula="of:=[Sheet2.G78]/[Sheet2.$G$69]*100" office:value-type="float" office:value="125.714285714286" calcext:value-type="float">
            <text:p>125.7142857143</text:p>
          </table:table-cell>
          <table:table-cell table:formula="of:=[Sheet2.H78]/[Sheet2.$H$69]*100" office:value-type="float" office:value="166.666666666667" calcext:value-type="float">
            <text:p>166.6666666667</text:p>
          </table:table-cell>
          <table:table-cell table:formula="of:=[Sheet2.I78]/[Sheet2.$I$69]*100" office:value-type="float" office:value="36.9160997732426" calcext:value-type="float">
            <text:p>36.9160997732</text:p>
          </table:table-cell>
          <table:table-cell table:style-name="ce1" table:formula="of:=[Sheet2.J78]/[Sheet2.$J$69]*100" office:value-type="float" office:value="26.2696493349456" calcext:value-type="float">
            <text:p>26.2696493349</text:p>
          </table:table-cell>
          <table:table-cell table:style-name="ce1" table:formula="of:=[Sheet2.K78]/[Sheet2.$K$69]*100" office:value-type="float" office:value="22.1102548903379" calcext:value-type="float">
            <text:p>22.1102548903</text:p>
          </table:table-cell>
          <table:table-cell table:style-name="ce1" table:formula="of:=[Sheet2.L78]/[Sheet2.$L$69]*100" office:value-type="float" office:value="93.3941901723575" calcext:value-type="float">
            <text:p>93.3941901724</text:p>
          </table:table-cell>
          <table:table-cell table:style-name="ce1" table:formula="of:=[Sheet2.M78]/[Sheet2.$M$69]*100" office:value-type="float" office:value="5041.02272727273" calcext:value-type="float">
            <text:p>5041.0227272727</text:p>
          </table:table-cell>
          <table:table-cell table:style-name="ce1" table:formula="of:=[Sheet2.N78]/[Sheet2.$N$69]*100" office:value-type="float" office:value="5734.76005188067" calcext:value-type="float">
            <text:p>5734.7600518807</text:p>
          </table:table-cell>
          <table:table-cell table:style-name="ce1" table:formula="of:=[Sheet2.O78]/[Sheet2.$O$69]*100" office:value-type="float" office:value="92.5879396984925" calcext:value-type="float">
            <text:p>92.5879396985</text:p>
          </table:table-cell>
          <table:table-cell table:style-name="ce1" table:formula="of:=[Sheet2.P78]/[Sheet2.$P$69]*100" office:value-type="float" office:value="198.449612403101" calcext:value-type="float">
            <text:p>198.4496124031</text:p>
          </table:table-cell>
          <table:table-cell table:style-name="ce1" table:formula="of:=[Sheet2.Q78]/[Sheet2.$Q$69]*100" office:value-type="float" office:value="92.7536231884058" calcext:value-type="float">
            <text:p>92.75362318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Sheet2.F79]/[Sheet2.$F$69]*100" office:value-type="float" office:value="375" calcext:value-type="float">
            <text:p>375</text:p>
          </table:table-cell>
          <table:table-cell table:formula="of:=[Sheet2.G79]/[Sheet2.$G$69]*100" office:value-type="float" office:value="137.142857142857" calcext:value-type="float">
            <text:p>137.1428571429</text:p>
          </table:table-cell>
          <table:table-cell table:formula="of:=[Sheet2.H79]/[Sheet2.$H$69]*100" office:value-type="float" office:value="130.30303030303" calcext:value-type="float">
            <text:p>130.303030303</text:p>
          </table:table-cell>
          <table:table-cell table:formula="of:=[Sheet2.I79]/[Sheet2.$I$69]*100" office:value-type="float" office:value="34.0136054421769" calcext:value-type="float">
            <text:p>34.0136054422</text:p>
          </table:table-cell>
          <table:table-cell table:style-name="ce1" table:formula="of:=[Sheet2.J79]/[Sheet2.$J$69]*100" office:value-type="float" office:value="25.3325272067715" calcext:value-type="float">
            <text:p>25.3325272068</text:p>
          </table:table-cell>
          <table:table-cell table:style-name="ce1" table:formula="of:=[Sheet2.K79]/[Sheet2.$K$69]*100" office:value-type="float" office:value="22.9401304090101" calcext:value-type="float">
            <text:p>22.940130409</text:p>
          </table:table-cell>
          <table:table-cell table:style-name="ce1" table:formula="of:=[Sheet2.L79]/[Sheet2.$L$69]*100" office:value-type="float" office:value="1.31189656443139" calcext:value-type="float">
            <text:p>1.3118965644</text:p>
          </table:table-cell>
          <table:table-cell table:style-name="ce1" table:formula="of:=[Sheet2.M79]/[Sheet2.$M$69]*100" office:value-type="float" office:value="69.3181818181818" calcext:value-type="float">
            <text:p>69.3181818182</text:p>
          </table:table-cell>
          <table:table-cell table:style-name="ce1" table:formula="of:=[Sheet2.N79]/[Sheet2.$N$69]*100" office:value-type="float" office:value="99.7405966277562" calcext:value-type="float">
            <text:p>99.7405966278</text:p>
          </table:table-cell>
          <table:table-cell table:style-name="ce1" table:formula="of:=[Sheet2.O79]/[Sheet2.$O$69]*100" office:value-type="float" office:value="181.155778894472" calcext:value-type="float">
            <text:p>181.1557788945</text:p>
          </table:table-cell>
          <table:table-cell table:style-name="ce1" table:formula="of:=[Sheet2.P79]/[Sheet2.$P$69]*100" office:value-type="float" office:value="98.062015503876" calcext:value-type="float">
            <text:p>98.0620155039</text:p>
          </table:table-cell>
          <table:table-cell table:style-name="ce1" table:formula="of:=[Sheet2.Q79]/[Sheet2.$Q$69]*100" office:value-type="float" office:value="118.115942028986" calcext:value-type="float">
            <text:p>118.1159420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Sheet2.F80]/[Sheet2.$F$69]*100" office:value-type="float" office:value="333.333333333333" calcext:value-type="float">
            <text:p>333.3333333333</text:p>
          </table:table-cell>
          <table:table-cell table:formula="of:=[Sheet2.G80]/[Sheet2.$G$69]*100" office:value-type="float" office:value="114.285714285714" calcext:value-type="float">
            <text:p>114.2857142857</text:p>
          </table:table-cell>
          <table:table-cell table:formula="of:=[Sheet2.H80]/[Sheet2.$H$69]*100" office:value-type="float" office:value="121.212121212121" calcext:value-type="float">
            <text:p>121.2121212121</text:p>
          </table:table-cell>
          <table:table-cell table:formula="of:=[Sheet2.I80]/[Sheet2.$I$69]*100" office:value-type="float" office:value="34.6938775510204" calcext:value-type="float">
            <text:p>34.693877551</text:p>
          </table:table-cell>
          <table:table-cell table:style-name="ce1" table:formula="of:=[Sheet2.J80]/[Sheet2.$J$69]*100" office:value-type="float" office:value="25.0604594921403" calcext:value-type="float">
            <text:p>25.0604594921</text:p>
          </table:table-cell>
          <table:table-cell table:style-name="ce1" table:formula="of:=[Sheet2.K80]/[Sheet2.$K$69]*100" office:value-type="float" office:value="21.7545939537641" calcext:value-type="float">
            <text:p>21.7545939538</text:p>
          </table:table-cell>
          <table:table-cell table:style-name="ce1" table:formula="of:=[Sheet2.L80]/[Sheet2.$L$69]*100" office:value-type="float" office:value="1.5593248891837" calcext:value-type="float">
            <text:p>1.5593248892</text:p>
          </table:table-cell>
          <table:table-cell table:style-name="ce1" table:formula="of:=[Sheet2.M80]/[Sheet2.$M$69]*100" office:value-type="float" office:value="67.5" calcext:value-type="float">
            <text:p>67.5</text:p>
          </table:table-cell>
          <table:table-cell table:style-name="ce1" table:formula="of:=[Sheet2.N80]/[Sheet2.$N$69]*100" office:value-type="float" office:value="5633.98184176394" calcext:value-type="float">
            <text:p>5633.981841764</text:p>
          </table:table-cell>
          <table:table-cell table:style-name="ce1" table:formula="of:=[Sheet2.O80]/[Sheet2.$O$69]*100" office:value-type="float" office:value="186.180904522613" calcext:value-type="float">
            <text:p>186.1809045226</text:p>
          </table:table-cell>
          <table:table-cell table:style-name="ce1" table:formula="of:=[Sheet2.P80]/[Sheet2.$P$69]*100" office:value-type="float" office:value="186.692506459948" calcext:value-type="float">
            <text:p>186.6925064599</text:p>
          </table:table-cell>
          <table:table-cell table:style-name="ce1" table:formula="of:=[Sheet2.Q80]/[Sheet2.$Q$69]*100" office:value-type="float" office:value="107.536231884058" calcext:value-type="float">
            <text:p>107.5362318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Sheet2.F81]/[Sheet2.$F$69]*100" office:value-type="float" office:value="91.6666666666667" calcext:value-type="float">
            <text:p>91.6666666667</text:p>
          </table:table-cell>
          <table:table-cell table:formula="of:=[Sheet2.G81]/[Sheet2.$G$69]*100" office:value-type="float" office:value="231.428571428571" calcext:value-type="float">
            <text:p>231.4285714286</text:p>
          </table:table-cell>
          <table:table-cell table:formula="of:=[Sheet2.H81]/[Sheet2.$H$69]*100" office:value-type="float" office:value="133.333333333333" calcext:value-type="float">
            <text:p>133.3333333333</text:p>
          </table:table-cell>
          <table:table-cell table:formula="of:=[Sheet2.I81]/[Sheet2.$I$69]*100" office:value-type="float" office:value="35.328798185941" calcext:value-type="float">
            <text:p>35.3287981859</text:p>
          </table:table-cell>
          <table:table-cell table:style-name="ce1" table:formula="of:=[Sheet2.J81]/[Sheet2.$J$69]*100" office:value-type="float" office:value="22.7932285368803" calcext:value-type="float">
            <text:p>22.7932285369</text:p>
          </table:table-cell>
          <table:table-cell table:style-name="ce1" table:formula="of:=[Sheet2.K81]/[Sheet2.$K$69]*100" office:value-type="float" office:value="21.6656787196206" calcext:value-type="float">
            <text:p>21.6656787196</text:p>
          </table:table-cell>
          <table:table-cell table:style-name="ce1" table:formula="of:=[Sheet2.L81]/[Sheet2.$L$69]*100" office:value-type="float" office:value="1.52668540804616" calcext:value-type="float">
            <text:p>1.526685408</text:p>
          </table:table-cell>
          <table:table-cell table:style-name="ce1" table:formula="of:=[Sheet2.M81]/[Sheet2.$M$69]*100" office:value-type="float" office:value="78.8068181818182" calcext:value-type="float">
            <text:p>78.8068181818</text:p>
          </table:table-cell>
          <table:table-cell table:style-name="ce1" table:formula="of:=[Sheet2.N81]/[Sheet2.$N$69]*100" office:value-type="float" office:value="5585.08430609598" calcext:value-type="float">
            <text:p>5585.084306096</text:p>
          </table:table-cell>
          <table:table-cell table:style-name="ce1" table:formula="of:=[Sheet2.O81]/[Sheet2.$O$69]*100" office:value-type="float" office:value="86.4321608040201" calcext:value-type="float">
            <text:p>86.432160804</text:p>
          </table:table-cell>
          <table:table-cell table:style-name="ce1" table:formula="of:=[Sheet2.P81]/[Sheet2.$P$69]*100" office:value-type="float" office:value="91.8604651162791" calcext:value-type="float">
            <text:p>91.8604651163</text:p>
          </table:table-cell>
          <table:table-cell table:style-name="ce1" table:formula="of:=[Sheet2.Q81]/[Sheet2.$Q$69]*100" office:value-type="float" office:value="88.4057971014493" calcext:value-type="float">
            <text:p>88.40579710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Sheet2.F82]/[Sheet2.$F$69]*100" office:value-type="float" office:value="350" calcext:value-type="float">
            <text:p>350</text:p>
          </table:table-cell>
          <table:table-cell table:formula="of:=[Sheet2.G82]/[Sheet2.$G$69]*100" office:value-type="float" office:value="117.142857142857" calcext:value-type="float">
            <text:p>117.1428571429</text:p>
          </table:table-cell>
          <table:table-cell table:formula="of:=[Sheet2.H82]/[Sheet2.$H$69]*100" office:value-type="float" office:value="154.545454545455" calcext:value-type="float">
            <text:p>154.5454545455</text:p>
          </table:table-cell>
          <table:table-cell table:formula="of:=[Sheet2.I82]/[Sheet2.$I$69]*100" office:value-type="float" office:value="36.5532879818594" calcext:value-type="float">
            <text:p>36.5532879819</text:p>
          </table:table-cell>
          <table:table-cell table:style-name="ce1" table:formula="of:=[Sheet2.J82]/[Sheet2.$J$69]*100" office:value-type="float" office:value="30.2599758162031" calcext:value-type="float">
            <text:p>30.2599758162</text:p>
          </table:table-cell>
          <table:table-cell table:style-name="ce1" table:formula="of:=[Sheet2.K82]/[Sheet2.$K$69]*100" office:value-type="float" office:value="22.7919383521043" calcext:value-type="float">
            <text:p>22.7919383521</text:p>
          </table:table-cell>
          <table:table-cell table:style-name="ce1" table:formula="of:=[Sheet2.L82]/[Sheet2.$L$69]*100" office:value-type="float" office:value="1.27820419680554" calcext:value-type="float">
            <text:p>1.2782041968</text:p>
          </table:table-cell>
          <table:table-cell table:style-name="ce1" table:formula="of:=[Sheet2.M82]/[Sheet2.$M$69]*100" office:value-type="float" office:value="82.8977272727273" calcext:value-type="float">
            <text:p>82.8977272727</text:p>
          </table:table-cell>
          <table:table-cell table:style-name="ce1" table:formula="of:=[Sheet2.N82]/[Sheet2.$N$69]*100" office:value-type="float" office:value="83.916990920882" calcext:value-type="float">
            <text:p>83.9169909209</text:p>
          </table:table-cell>
          <table:table-cell table:style-name="ce1" table:formula="of:=[Sheet2.O82]/[Sheet2.$O$69]*100" office:value-type="float" office:value="191.08040201005" calcext:value-type="float">
            <text:p>191.0804020101</text:p>
          </table:table-cell>
          <table:table-cell table:style-name="ce1" table:formula="of:=[Sheet2.P82]/[Sheet2.$P$69]*100" office:value-type="float" office:value="92.8940568475452" calcext:value-type="float">
            <text:p>92.8940568475</text:p>
          </table:table-cell>
          <table:table-cell table:style-name="ce1" table:formula="of:=[Sheet2.Q82]/[Sheet2.$Q$69]*100" office:value-type="float" office:value="227.536231884058" calcext:value-type="float">
            <text:p>227.536231884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Sheet2.F83]/[Sheet2.$F$69]*100" office:value-type="float" office:value="350" calcext:value-type="float">
            <text:p>350</text:p>
          </table:table-cell>
          <table:table-cell table:formula="of:=[Sheet2.G83]/[Sheet2.$G$69]*100" office:value-type="float" office:value="114.285714285714" calcext:value-type="float">
            <text:p>114.2857142857</text:p>
          </table:table-cell>
          <table:table-cell table:formula="of:=[Sheet2.H83]/[Sheet2.$H$69]*100" office:value-type="float" office:value="112.121212121212" calcext:value-type="float">
            <text:p>112.1212121212</text:p>
          </table:table-cell>
          <table:table-cell table:formula="of:=[Sheet2.I83]/[Sheet2.$I$69]*100" office:value-type="float" office:value="39.8185941043084" calcext:value-type="float">
            <text:p>39.8185941043</text:p>
          </table:table-cell>
          <table:table-cell table:style-name="ce1" table:formula="of:=[Sheet2.J83]/[Sheet2.$J$69]*100" office:value-type="float" office:value="25.3627569528416" calcext:value-type="float">
            <text:p>25.3627569528</text:p>
          </table:table-cell>
          <table:table-cell table:style-name="ce1" table:formula="of:=[Sheet2.K83]/[Sheet2.$K$69]*100" office:value-type="float" office:value="23.117960877297" calcext:value-type="float">
            <text:p>23.1179608773</text:p>
          </table:table-cell>
          <table:table-cell table:style-name="ce1" table:formula="of:=[Sheet2.L83]/[Sheet2.$L$69]*100" office:value-type="float" office:value="90.1913094749255" calcext:value-type="float">
            <text:p>90.1913094749</text:p>
          </table:table-cell>
          <table:table-cell table:style-name="ce1" table:formula="of:=[Sheet2.M83]/[Sheet2.$M$69]*100" office:value-type="float" office:value="82.1590909090909" calcext:value-type="float">
            <text:p>82.1590909091</text:p>
          </table:table-cell>
          <table:table-cell table:style-name="ce1" table:formula="of:=[Sheet2.N83]/[Sheet2.$N$69]*100" office:value-type="float" office:value="5564.98054474708" calcext:value-type="float">
            <text:p>5564.9805447471</text:p>
          </table:table-cell>
          <table:table-cell table:style-name="ce1" table:formula="of:=[Sheet2.O83]/[Sheet2.$O$69]*100" office:value-type="float" office:value="179.64824120603" calcext:value-type="float">
            <text:p>179.648241206</text:p>
          </table:table-cell>
          <table:table-cell table:style-name="ce1" table:formula="of:=[Sheet2.P83]/[Sheet2.$P$69]*100" office:value-type="float" office:value="90.1808785529716" calcext:value-type="float">
            <text:p>90.180878553</text:p>
          </table:table-cell>
          <table:table-cell table:style-name="ce1" table:formula="of:=[Sheet2.Q83]/[Sheet2.$Q$69]*100" office:value-type="float" office:value="226.086956521739" calcext:value-type="float">
            <text:p>226.08695652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Sheet2.F84]/[Sheet2.$F$69]*100" office:value-type="float" office:value="366.666666666667" calcext:value-type="float">
            <text:p>366.6666666667</text:p>
          </table:table-cell>
          <table:table-cell table:formula="of:=[Sheet2.G84]/[Sheet2.$G$69]*100" office:value-type="float" office:value="117.142857142857" calcext:value-type="float">
            <text:p>117.1428571429</text:p>
          </table:table-cell>
          <table:table-cell table:formula="of:=[Sheet2.H84]/[Sheet2.$H$69]*100" office:value-type="float" office:value="130.30303030303" calcext:value-type="float">
            <text:p>130.303030303</text:p>
          </table:table-cell>
          <table:table-cell table:formula="of:=[Sheet2.I84]/[Sheet2.$I$69]*100" office:value-type="float" office:value="32.562358276644" calcext:value-type="float">
            <text:p>32.5623582766</text:p>
          </table:table-cell>
          <table:table-cell table:style-name="ce1" table:formula="of:=[Sheet2.J84]/[Sheet2.$J$69]*100" office:value-type="float" office:value="26.6324062877872" calcext:value-type="float">
            <text:p>26.6324062878</text:p>
          </table:table-cell>
          <table:table-cell table:style-name="ce1" table:formula="of:=[Sheet2.K84]/[Sheet2.$K$69]*100" office:value-type="float" office:value="31.6834617664493" calcext:value-type="float">
            <text:p>31.6834617664</text:p>
          </table:table-cell>
          <table:table-cell table:style-name="ce1" table:formula="of:=[Sheet2.L84]/[Sheet2.$L$69]*100" office:value-type="float" office:value="1.41507944028554" calcext:value-type="float">
            <text:p>1.4150794403</text:p>
          </table:table-cell>
          <table:table-cell table:style-name="ce1" table:formula="of:=[Sheet2.M84]/[Sheet2.$M$69]*100" office:value-type="float" office:value="76.0795454545455" calcext:value-type="float">
            <text:p>76.0795454545</text:p>
          </table:table-cell>
          <table:table-cell table:style-name="ce1" table:formula="of:=[Sheet2.N84]/[Sheet2.$N$69]*100" office:value-type="float" office:value="119.714656290532" calcext:value-type="float">
            <text:p>119.7146562905</text:p>
          </table:table-cell>
          <table:table-cell table:style-name="ce1" table:formula="of:=[Sheet2.O84]/[Sheet2.$O$69]*100" office:value-type="float" office:value="202.386934673367" calcext:value-type="float">
            <text:p>202.3869346734</text:p>
          </table:table-cell>
          <table:table-cell table:style-name="ce1" table:formula="of:=[Sheet2.P84]/[Sheet2.$P$69]*100" office:value-type="float" office:value="241.989664082687" calcext:value-type="float">
            <text:p>241.9896640827</text:p>
          </table:table-cell>
          <table:table-cell table:style-name="ce1" table:formula="of:=[Sheet2.Q84]/[Sheet2.$Q$69]*100" office:value-type="float" office:value="96.8115942028986" calcext:value-type="float">
            <text:p>96.81159420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Sheet2.F85]/[Sheet2.$F$69]*100" office:value-type="float" office:value="350" calcext:value-type="float">
            <text:p>350</text:p>
          </table:table-cell>
          <table:table-cell table:formula="of:=[Sheet2.G85]/[Sheet2.$G$69]*100" office:value-type="float" office:value="120" calcext:value-type="float">
            <text:p>120</text:p>
          </table:table-cell>
          <table:table-cell table:formula="of:=[Sheet2.H85]/[Sheet2.$H$69]*100" office:value-type="float" office:value="121.212121212121" calcext:value-type="float">
            <text:p>121.2121212121</text:p>
          </table:table-cell>
          <table:table-cell table:formula="of:=[Sheet2.I85]/[Sheet2.$I$69]*100" office:value-type="float" office:value="32.0181405895692" calcext:value-type="float">
            <text:p>32.0181405896</text:p>
          </table:table-cell>
          <table:table-cell table:style-name="ce1" table:formula="of:=[Sheet2.J85]/[Sheet2.$J$69]*100" office:value-type="float" office:value="68.9540507859734" calcext:value-type="float">
            <text:p>68.954050786</text:p>
          </table:table-cell>
          <table:table-cell table:style-name="ce1" table:formula="of:=[Sheet2.K85]/[Sheet2.$K$69]*100" office:value-type="float" office:value="24.3627741553053" calcext:value-type="float">
            <text:p>24.3627741553</text:p>
          </table:table-cell>
          <table:table-cell table:style-name="ce1" table:formula="of:=[Sheet2.L85]/[Sheet2.$L$69]*100" office:value-type="float" office:value="1.560377775672" calcext:value-type="float">
            <text:p>1.5603777757</text:p>
          </table:table-cell>
          <table:table-cell table:style-name="ce1" table:formula="of:=[Sheet2.M85]/[Sheet2.$M$69]*100" office:value-type="float" office:value="4898.35227272727" calcext:value-type="float">
            <text:p>4898.3522727273</text:p>
          </table:table-cell>
          <table:table-cell table:style-name="ce1" table:formula="of:=[Sheet2.N85]/[Sheet2.$N$69]*100" office:value-type="float" office:value="88.9753566796368" calcext:value-type="float">
            <text:p>88.9753566796</text:p>
          </table:table-cell>
          <table:table-cell table:style-name="ce1" table:formula="of:=[Sheet2.O85]/[Sheet2.$O$69]*100" office:value-type="float" office:value="188.190954773869" calcext:value-type="float">
            <text:p>188.1909547739</text:p>
          </table:table-cell>
          <table:table-cell table:style-name="ce1" table:formula="of:=[Sheet2.P85]/[Sheet2.$P$69]*100" office:value-type="float" office:value="143.798449612403" calcext:value-type="float">
            <text:p>143.7984496124</text:p>
          </table:table-cell>
          <table:table-cell table:style-name="ce1" table:formula="of:=[Sheet2.Q85]/[Sheet2.$Q$69]*100" office:value-type="float" office:value="220.434782608696" calcext:value-type="float">
            <text:p>220.43478260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Sheet2.F86]/[Sheet2.$F$69]*100" office:value-type="float" office:value="350" calcext:value-type="float">
            <text:p>350</text:p>
          </table:table-cell>
          <table:table-cell table:formula="of:=[Sheet2.G86]/[Sheet2.$G$69]*100" office:value-type="float" office:value="125.714285714286" calcext:value-type="float">
            <text:p>125.7142857143</text:p>
          </table:table-cell>
          <table:table-cell table:formula="of:=[Sheet2.H86]/[Sheet2.$H$69]*100" office:value-type="float" office:value="142.424242424242" calcext:value-type="float">
            <text:p>142.4242424242</text:p>
          </table:table-cell>
          <table:table-cell table:formula="of:=[Sheet2.I86]/[Sheet2.$I$69]*100" office:value-type="float" office:value="36.6893424036281" calcext:value-type="float">
            <text:p>36.6893424036</text:p>
          </table:table-cell>
          <table:table-cell table:style-name="ce1" table:formula="of:=[Sheet2.J86]/[Sheet2.$J$69]*100" office:value-type="float" office:value="22.1886336154776" calcext:value-type="float">
            <text:p>22.1886336155</text:p>
          </table:table-cell>
          <table:table-cell table:style-name="ce1" table:formula="of:=[Sheet2.K86]/[Sheet2.$K$69]*100" office:value-type="float" office:value="22.0509780675756" calcext:value-type="float">
            <text:p>22.0509780676</text:p>
          </table:table-cell>
          <table:table-cell table:style-name="ce1" table:formula="of:=[Sheet2.L86]/[Sheet2.$L$69]*100" office:value-type="float" office:value="1.44771892142308" calcext:value-type="float">
            <text:p>1.4477189214</text:p>
          </table:table-cell>
          <table:table-cell table:style-name="ce1" table:formula="of:=[Sheet2.M86]/[Sheet2.$M$69]*100" office:value-type="float" office:value="4950.05681818182" calcext:value-type="float">
            <text:p>4950.0568181818</text:p>
          </table:table-cell>
          <table:table-cell table:style-name="ce1" table:formula="of:=[Sheet2.N86]/[Sheet2.$N$69]*100" office:value-type="float" office:value="102.72373540856" calcext:value-type="float">
            <text:p>102.7237354086</text:p>
          </table:table-cell>
          <table:table-cell table:style-name="ce1" table:formula="of:=[Sheet2.O86]/[Sheet2.$O$69]*100" office:value-type="float" office:value="177.13567839196" calcext:value-type="float">
            <text:p>177.135678392</text:p>
          </table:table-cell>
          <table:table-cell table:style-name="ce1" table:formula="of:=[Sheet2.P86]/[Sheet2.$P$69]*100" office:value-type="float" office:value="96.640826873385" calcext:value-type="float">
            <text:p>96.6408268734</text:p>
          </table:table-cell>
          <table:table-cell table:style-name="ce1" table:formula="of:=[Sheet2.Q86]/[Sheet2.$Q$69]*100" office:value-type="float" office:value="108.985507246377" calcext:value-type="float">
            <text:p>108.98550724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Sheet2.F87]/[Sheet2.$F$69]*100" office:value-type="float" office:value="350" calcext:value-type="float">
            <text:p>350</text:p>
          </table:table-cell>
          <table:table-cell table:formula="of:=[Sheet2.G87]/[Sheet2.$G$69]*100" office:value-type="float" office:value="94.2857142857143" calcext:value-type="float">
            <text:p>94.2857142857</text:p>
          </table:table-cell>
          <table:table-cell table:formula="of:=[Sheet2.H87]/[Sheet2.$H$69]*100" office:value-type="float" office:value="130.30303030303" calcext:value-type="float">
            <text:p>130.303030303</text:p>
          </table:table-cell>
          <table:table-cell table:formula="of:=[Sheet2.I87]/[Sheet2.$I$69]*100" office:value-type="float" office:value="37.7324263038549" calcext:value-type="float">
            <text:p>37.7324263039</text:p>
          </table:table-cell>
          <table:table-cell table:style-name="ce1" table:formula="of:=[Sheet2.J87]/[Sheet2.$J$69]*100" office:value-type="float" office:value="25.5743651753325" calcext:value-type="float">
            <text:p>25.5743651753</text:p>
          </table:table-cell>
          <table:table-cell table:style-name="ce1" table:formula="of:=[Sheet2.K87]/[Sheet2.$K$69]*100" office:value-type="float" office:value="21.6656787196206" calcext:value-type="float">
            <text:p>21.6656787196</text:p>
          </table:table-cell>
          <table:table-cell table:style-name="ce1" table:formula="of:=[Sheet2.L87]/[Sheet2.$L$69]*100" office:value-type="float" office:value="93.3689208966381" calcext:value-type="float">
            <text:p>93.3689208966</text:p>
          </table:table-cell>
          <table:table-cell table:style-name="ce1" table:formula="of:=[Sheet2.M87]/[Sheet2.$M$69]*100" office:value-type="float" office:value="71.5340909090909" calcext:value-type="float">
            <text:p>71.5340909091</text:p>
          </table:table-cell>
          <table:table-cell table:style-name="ce1" table:formula="of:=[Sheet2.N87]/[Sheet2.$N$69]*100" office:value-type="float" office:value="84.4357976653697" calcext:value-type="float">
            <text:p>84.4357976654</text:p>
          </table:table-cell>
          <table:table-cell table:style-name="ce1" table:formula="of:=[Sheet2.O87]/[Sheet2.$O$69]*100" office:value-type="float" office:value="91.5829145728643" calcext:value-type="float">
            <text:p>91.5829145729</text:p>
          </table:table-cell>
          <table:table-cell table:style-name="ce1" table:formula="of:=[Sheet2.P87]/[Sheet2.$P$69]*100" office:value-type="float" office:value="95.0904392764858" calcext:value-type="float">
            <text:p>95.0904392765</text:p>
          </table:table-cell>
          <table:table-cell table:style-name="ce1" table:formula="of:=[Sheet2.Q87]/[Sheet2.$Q$69]*100" office:value-type="float" office:value="104.927536231884" calcext:value-type="float">
            <text:p>104.92753623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Sheet2.F88]/[Sheet2.$F$69]*100" office:value-type="float" office:value="166.666666666667" calcext:value-type="float">
            <text:p>166.6666666667</text:p>
          </table:table-cell>
          <table:table-cell table:formula="of:=[Sheet2.G88]/[Sheet2.$G$69]*100" office:value-type="float" office:value="200" calcext:value-type="float">
            <text:p>200</text:p>
          </table:table-cell>
          <table:table-cell table:formula="of:=[Sheet2.H88]/[Sheet2.$H$69]*100" office:value-type="float" office:value="139.393939393939" calcext:value-type="float">
            <text:p>139.3939393939</text:p>
          </table:table-cell>
          <table:table-cell table:formula="of:=[Sheet2.I88]/[Sheet2.$I$69]*100" office:value-type="float" office:value="36.4172335600907" calcext:value-type="float">
            <text:p>36.4172335601</text:p>
          </table:table-cell>
          <table:table-cell table:style-name="ce1" table:formula="of:=[Sheet2.J88]/[Sheet2.$J$69]*100" office:value-type="float" office:value="23.8512696493349" calcext:value-type="float">
            <text:p>23.8512696493</text:p>
          </table:table-cell>
          <table:table-cell table:style-name="ce1" table:formula="of:=[Sheet2.K88]/[Sheet2.$K$69]*100" office:value-type="float" office:value="36.6923532898637" calcext:value-type="float">
            <text:p>36.6923532899</text:p>
          </table:table-cell>
          <table:table-cell table:style-name="ce1" table:formula="of:=[Sheet2.L88]/[Sheet2.$L$69]*100" office:value-type="float" office:value="1.49720458637354" calcext:value-type="float">
            <text:p>1.4972045864</text:p>
          </table:table-cell>
          <table:table-cell table:style-name="ce1" table:formula="of:=[Sheet2.M88]/[Sheet2.$M$69]*100" office:value-type="float" office:value="74.1477272727273" calcext:value-type="float">
            <text:p>74.1477272727</text:p>
          </table:table-cell>
          <table:table-cell table:style-name="ce1" table:formula="of:=[Sheet2.N88]/[Sheet2.$N$69]*100" office:value-type="float" office:value="86.7704280155642" calcext:value-type="float">
            <text:p>86.7704280156</text:p>
          </table:table-cell>
          <table:table-cell table:style-name="ce1" table:formula="of:=[Sheet2.O88]/[Sheet2.$O$69]*100" office:value-type="float" office:value="93.21608040201" calcext:value-type="float">
            <text:p>93.216080402</text:p>
          </table:table-cell>
          <table:table-cell table:style-name="ce1" table:formula="of:=[Sheet2.P88]/[Sheet2.$P$69]*100" office:value-type="float" office:value="98.4496124031008" calcext:value-type="float">
            <text:p>98.4496124031</text:p>
          </table:table-cell>
          <table:table-cell table:style-name="ce1" table:formula="of:=[Sheet2.Q88]/[Sheet2.$Q$69]*100" office:value-type="float" office:value="102.608695652174" calcext:value-type="float">
            <text:p>102.60869565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Sheet2.F89]/[Sheet2.$F$69]*100" office:value-type="float" office:value="333.333333333333" calcext:value-type="float">
            <text:p>333.3333333333</text:p>
          </table:table-cell>
          <table:table-cell table:formula="of:=[Sheet2.G89]/[Sheet2.$G$69]*100" office:value-type="float" office:value="125.714285714286" calcext:value-type="float">
            <text:p>125.7142857143</text:p>
          </table:table-cell>
          <table:table-cell table:formula="of:=[Sheet2.H89]/[Sheet2.$H$69]*100" office:value-type="float" office:value="133.333333333333" calcext:value-type="float">
            <text:p>133.3333333333</text:p>
          </table:table-cell>
          <table:table-cell table:formula="of:=[Sheet2.I89]/[Sheet2.$I$69]*100" office:value-type="float" office:value="37.9138321995465" calcext:value-type="float">
            <text:p>37.9138321995</text:p>
          </table:table-cell>
          <table:table-cell table:style-name="ce1" table:formula="of:=[Sheet2.J89]/[Sheet2.$J$69]*100" office:value-type="float" office:value="25.1511487303507" calcext:value-type="float">
            <text:p>25.1511487304</text:p>
          </table:table-cell>
          <table:table-cell table:style-name="ce1" table:formula="of:=[Sheet2.K89]/[Sheet2.$K$69]*100" office:value-type="float" office:value="26.2003556609366" calcext:value-type="float">
            <text:p>26.2003556609</text:p>
          </table:table-cell>
          <table:table-cell table:style-name="ce1" table:formula="of:=[Sheet2.L89]/[Sheet2.$L$69]*100" office:value-type="float" office:value="90.9020078545332" calcext:value-type="float">
            <text:p>90.9020078545</text:p>
          </table:table-cell>
          <table:table-cell table:style-name="ce1" table:formula="of:=[Sheet2.M89]/[Sheet2.$M$69]*100" office:value-type="float" office:value="5109.71590909091" calcext:value-type="float">
            <text:p>5109.7159090909</text:p>
          </table:table-cell>
          <table:table-cell table:style-name="ce1" table:formula="of:=[Sheet2.N89]/[Sheet2.$N$69]*100" office:value-type="float" office:value="97.0817120622568" calcext:value-type="float">
            <text:p>97.0817120623</text:p>
          </table:table-cell>
          <table:table-cell table:style-name="ce1" table:formula="of:=[Sheet2.O89]/[Sheet2.$O$69]*100" office:value-type="float" office:value="190.326633165829" calcext:value-type="float">
            <text:p>190.3266331658</text:p>
          </table:table-cell>
          <table:table-cell table:style-name="ce1" table:formula="of:=[Sheet2.P89]/[Sheet2.$P$69]*100" office:value-type="float" office:value="93.0232558139535" calcext:value-type="float">
            <text:p>93.023255814</text:p>
          </table:table-cell>
          <table:table-cell table:style-name="ce1" table:formula="of:=[Sheet2.Q89]/[Sheet2.$Q$69]*100" office:value-type="float" office:value="114.057971014493" calcext:value-type="float">
            <text:p>114.05797101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" table:number-columns-repeated="2"/>
          <table:table-cell table:number-columns-repeated="5"/>
          <table:table-cell table:style-name="ce1"/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1"/>
        </table:table-row>
      </table:table>
      <table:table table:name="Sheet3" table:style-name="ta1">
        <table:shapes>
          <draw:frame draw:z-index="0" draw:style-name="gr1" svg:width="11.3929in" svg:height="3.5358in" svg:x="3.1551in" svg:y="5.487in">
            <draw:object draw:notify-on-update-of-ranges="Sheet3.E8:Sheet3.E8 Sheet3.E9:Sheet3.E29 Sheet3.F8:Sheet3.F8 Sheet3.F9:Sheet3.F29 Sheet3.G8:Sheet3.G8 Sheet3.G9:Sheet3.G29 Sheet3.H8:Sheet3.H8 Sheet3.H9:Sheet3.H29 Sheet3.I8:Sheet3.I8 Sheet3.I9:Sheet3.I29 Sheet3.J8:Sheet3.J8 Sheet3.J9:Sheet3.J29 Sheet3.K8:Sheet3.K8 Sheet3.K9:Sheet3.K29 Sheet3.L8:Sheet3.L8 Sheet3.L9:Sheet3.L29 Sheet3.M8:Sheet3.M8 Sheet3.M9:Sheet3.M29 Sheet3.N8:Sheet3.N8 Sheet3.N9:Sheet3.N29 Sheet3.O8:Sheet3.O8 Sheet3.O9:Sheet3.O29 Sheet3.P8:Sheet3.P8 Sheet3.P9:Sheet3.P29 Sheet3.Q8:Sheet3.Q8 Sheet3.Q9:Sheet3.Q29 Sheet3.R8:Sheet3.R8 Sheet3.R9:Sheet3.R29 Sheet3.S8:Sheet3.S8 Sheet3.S9:Sheet3.S29 Sheet3.T8:Sheet3.T8 Sheet3.T9:Sheet3.T29 Sheet3.U8:Sheet3.U8 Sheet3.U9:Sheet3.U29 Sheet3.V8:Sheet3.V8 Sheet3.V9:Sheet3.V29 Sheet3.W8:Sheet3.W8 Sheet3.W9:Sheet3.W29 Sheet3.X8:Sheet3.X8 Sheet3.X9:Sheet3.X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3.E8:Sheet3.E8 Sheet3.E65:Sheet3.E85 Sheet3.F8:Sheet3.F8 Sheet3.F65:Sheet3.F85 Sheet3.G8:Sheet3.G8 Sheet3.G65:Sheet3.G85 Sheet3.H8:Sheet3.H8 Sheet3.H65:Sheet3.H85 Sheet3.I8:Sheet3.I8 Sheet3.I65:Sheet3.I85 Sheet3.J8:Sheet3.J8 Sheet3.J65:Sheet3.J85 Sheet3.K8:Sheet3.K8 Sheet3.K65:Sheet3.K85 Sheet3.L8:Sheet3.L8 Sheet3.L65:Sheet3.L85 Sheet3.M8:Sheet3.M8 Sheet3.M65:Sheet3.M85 Sheet3.N8:Sheet3.N8 Sheet3.N65:Sheet3.N85 Sheet3.O8:Sheet3.O8 Sheet3.O65:Sheet3.O85 Sheet3.P8:Sheet3.P8 Sheet3.P65:Sheet3.P85 Sheet3.Q8:Sheet3.Q8 Sheet3.Q65:Sheet3.Q85 Sheet3.R8:Sheet3.R8 Sheet3.R65:Sheet3.R85 Sheet3.S8:Sheet3.S8 Sheet3.S65:Sheet3.S85 Sheet3.T8:Sheet3.T8 Sheet3.T65:Sheet3.T85 Sheet3.U8:Sheet3.U8 Sheet3.U65:Sheet3.U85 Sheet3.V8:Sheet3.V8 Sheet3.V65:Sheet3.V85 Sheet3.W8:Sheet3.W8 Sheet3.W65:Sheet3.W85 Sheet3.X8:Sheet3.X8 Sheet3.X65:Sheet3.X8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3.E8:Sheet3.E8 Sheet3.E118:Sheet3.E138 Sheet3.F8:Sheet3.F8 Sheet3.F118:Sheet3.F138 Sheet3.G8:Sheet3.G8 Sheet3.G118:Sheet3.G138 Sheet3.H8:Sheet3.H8 Sheet3.H118:Sheet3.H138 Sheet3.I8:Sheet3.I8 Sheet3.I118:Sheet3.I138 Sheet3.J8:Sheet3.J8 Sheet3.J118:Sheet3.J138 Sheet3.K8:Sheet3.K8 Sheet3.K118:Sheet3.K138 Sheet3.L8:Sheet3.L8 Sheet3.L118:Sheet3.L138 Sheet3.M8:Sheet3.M8 Sheet3.M118:Sheet3.M138 Sheet3.N8:Sheet3.N8 Sheet3.N118:Sheet3.N138 Sheet3.O8:Sheet3.O8 Sheet3.O118:Sheet3.O138 Sheet3.P8:Sheet3.P8 Sheet3.P118:Sheet3.P138 Sheet3.Q8:Sheet3.Q8 Sheet3.Q118:Sheet3.Q138 Sheet3.R8:Sheet3.R8 Sheet3.R118:Sheet3.R138 Sheet3.S8:Sheet3.S8 Sheet3.S118:Sheet3.S138 Sheet3.T8:Sheet3.T8 Sheet3.T118:Sheet3.T138 Sheet3.U8:Sheet3.U8 Sheet3.U118:Sheet3.U138 Sheet3.V8:Sheet3.V8 Sheet3.V118:Sheet3.V138 Sheet3.W8:Sheet3.W8 Sheet3.W118:Sheet3.W138 Sheet3.X8:Sheet3.X8 Sheet3.X118:Sheet3.X1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11.3929in" svg:height="3.5358in" svg:x="3.165in" svg:y="29.5055in">
            <draw:object draw:notify-on-update-of-ranges="Sheet3.J8:Sheet3.J8 Sheet3.J118:Sheet3.J138 Sheet3.K8:Sheet3.K8 Sheet3.K118:Sheet3.K138 Sheet3.L8:Sheet3.L8 Sheet3.L118:Sheet3.L138 Sheet3.M8:Sheet3.M8 Sheet3.M118:Sheet3.M138 Sheet3.N8:Sheet3.N8 Sheet3.N118:Sheet3.N138 Sheet3.T8:Sheet3.T8 Sheet3.T118:Sheet3.T138 Sheet3.U8:Sheet3.U8 Sheet3.U118:Sheet3.U138 Sheet3.V8:Sheet3.V8 Sheet3.V118:Sheet3.V138 Sheet3.W8:Sheet3.W8 Sheet3.W118:Sheet3.W138 Sheet3.X8:Sheet3.X8 Sheet3.X118:Sheet3.X13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27706" calcext:value-type="float">
            <text:p>0.027706</text:p>
          </table:table-cell>
          <table:table-cell table:style-name="ce1" office:value-type="float" office:value="0.027817" calcext:value-type="float">
            <text:p>0.027817</text:p>
          </table:table-cell>
          <table:table-cell table:style-name="ce1" office:value-type="float" office:value="0.031538" calcext:value-type="float">
            <text:p>0.031538</text:p>
          </table:table-cell>
          <table:table-cell table:style-name="ce1" office:value-type="float" office:value="0.027772" calcext:value-type="float">
            <text:p>0.027772</text:p>
          </table:table-cell>
          <table:table-cell table:style-name="ce1" office:value-type="float" office:value="0.028226" calcext:value-type="float">
            <text:p>0.028226</text:p>
          </table:table-cell>
          <table:table-cell table:style-name="ce1" office:value-type="float" office:value="0.002225" calcext:value-type="float">
            <text:p>0.002225</text:p>
          </table:table-cell>
          <table:table-cell table:style-name="ce1" office:value-type="float" office:value="0.002227" calcext:value-type="float">
            <text:p>0.002227</text:p>
          </table:table-cell>
          <table:table-cell table:style-name="ce1" office:value-type="float" office:value="0.002144" calcext:value-type="float">
            <text:p>0.002144</text:p>
          </table:table-cell>
          <table:table-cell table:style-name="ce1" office:value-type="float" office:value="0.00282" calcext:value-type="float">
            <text:p>0.00282</text:p>
          </table:table-cell>
          <table:table-cell table:style-name="ce1" office:value-type="float" office:value="0.002643" calcext:value-type="float">
            <text:p>0.002643</text:p>
          </table:table-cell>
          <table:table-cell table:style-name="ce1" office:value-type="float" office:value="0.089785" calcext:value-type="float">
            <text:p>0.089785</text:p>
          </table:table-cell>
          <table:table-cell table:style-name="ce1" office:value-type="float" office:value="0.089844" calcext:value-type="float">
            <text:p>0.089844</text:p>
          </table:table-cell>
          <table:table-cell table:style-name="ce1" office:value-type="float" office:value="0.084746" calcext:value-type="float">
            <text:p>0.084746</text:p>
          </table:table-cell>
          <table:table-cell table:style-name="ce1" office:value-type="float" office:value="0.096716" calcext:value-type="float">
            <text:p>0.096716</text:p>
          </table:table-cell>
          <table:table-cell table:style-name="ce1" office:value-type="float" office:value="0.096956" calcext:value-type="float">
            <text:p>0.096956</text:p>
          </table:table-cell>
          <table:table-cell table:style-name="ce1" office:value-type="float" office:value="0.000481" calcext:value-type="float">
            <text:p>0.000481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383" calcext:value-type="float">
            <text:p>0.000383</text:p>
          </table:table-cell>
        </table:table-row>
        <table:table-row table:style-name="ro1">
          <table:table-cell table:number-columns-repeated="2"/>
          <table:table-cell table:formula="of:=[.E10]/[.$E$9]*100" office:value-type="float" office:value="117.988883274381" calcext:value-type="float">
            <text:p>117.9888832744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3269" calcext:value-type="float">
            <text:p>0.03269</text:p>
          </table:table-cell>
          <table:table-cell table:style-name="ce1" office:value-type="float" office:value="0.029218" calcext:value-type="float">
            <text:p>0.029218</text:p>
          </table:table-cell>
          <table:table-cell table:style-name="ce1" office:value-type="float" office:value="0.028391" calcext:value-type="float">
            <text:p>0.028391</text:p>
          </table:table-cell>
          <table:table-cell table:style-name="ce1" office:value-type="float" office:value="0.294907" calcext:value-type="float">
            <text:p>0.294907</text:p>
          </table:table-cell>
          <table:table-cell table:style-name="ce1" office:value-type="float" office:value="0.039633" calcext:value-type="float">
            <text:p>0.039633</text:p>
          </table:table-cell>
          <table:table-cell table:style-name="ce1" office:value-type="float" office:value="0.000663" calcext:value-type="float">
            <text:p>0.000663</text:p>
          </table:table-cell>
          <table:table-cell table:style-name="ce1" office:value-type="float" office:value="0.000729" calcext:value-type="float">
            <text:p>0.000729</text:p>
          </table:table-cell>
          <table:table-cell table:style-name="ce1"/>
          <table:table-cell table:style-name="ce1" office:value-type="float" office:value="0.000709" calcext:value-type="float">
            <text:p>0.000709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445" calcext:value-type="float">
            <text:p>0.001445</text:p>
          </table:table-cell>
          <table:table-cell table:style-name="ce1" office:value-type="float" office:value="0.001389" calcext:value-type="float">
            <text:p>0.001389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1152" calcext:value-type="float">
            <text:p>0.001152</text:p>
          </table:table-cell>
          <table:table-cell table:style-name="ce1" office:value-type="float" office:value="0.00124" calcext:value-type="float">
            <text:p>0.00124</text:p>
          </table:table-cell>
          <table:table-cell table:style-name="ce1" office:value-type="float" office:value="0.000686" calcext:value-type="float">
            <text:p>0.000686</text:p>
          </table:table-cell>
          <table:table-cell table:style-name="ce1" office:value-type="float" office:value="0.000519" calcext:value-type="float">
            <text:p>0.000519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666" calcext:value-type="float">
            <text:p>0.000666</text:p>
          </table:table-cell>
        </table:table-row>
        <table:table-row table:style-name="ro1">
          <table:table-cell table:number-columns-repeated="2"/>
          <table:table-cell table:formula="of:=[.E11]/[.$E$9]*100" office:value-type="float" office:value="104.22291200462" calcext:value-type="float">
            <text:p>104.222912004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28876" calcext:value-type="float">
            <text:p>0.028876</text:p>
          </table:table-cell>
          <table:table-cell table:style-name="ce1" office:value-type="float" office:value="0.031049" calcext:value-type="float">
            <text:p>0.031049</text:p>
          </table:table-cell>
          <table:table-cell table:style-name="ce1" office:value-type="float" office:value="0.02387" calcext:value-type="float">
            <text:p>0.02387</text:p>
          </table:table-cell>
          <table:table-cell table:style-name="ce1" office:value-type="float" office:value="0.170337" calcext:value-type="float">
            <text:p>0.170337</text:p>
          </table:table-cell>
          <table:table-cell table:style-name="ce1" office:value-type="float" office:value="0.029533" calcext:value-type="float">
            <text:p>0.029533</text:p>
          </table:table-cell>
          <table:table-cell table:style-name="ce1" office:value-type="float" office:value="0.000726" calcext:value-type="float">
            <text:p>0.00072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57" calcext:value-type="float">
            <text:p>0.000657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94824" calcext:value-type="float">
            <text:p>0.094824</text:p>
          </table:table-cell>
          <table:table-cell table:style-name="ce1" office:value-type="float" office:value="0.096221" calcext:value-type="float">
            <text:p>0.096221</text:p>
          </table:table-cell>
          <table:table-cell table:style-name="ce1" office:value-type="float" office:value="0.1015" calcext:value-type="float">
            <text:p>0.1015</text:p>
          </table:table-cell>
          <table:table-cell table:style-name="ce1" office:value-type="float" office:value="0.095948" calcext:value-type="float">
            <text:p>0.095948</text:p>
          </table:table-cell>
          <table:table-cell table:style-name="ce1" office:value-type="float" office:value="0.095833" calcext:value-type="float">
            <text:p>0.095833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448" calcext:value-type="float">
            <text:p>0.000448</text:p>
          </table:table-cell>
          <table:table-cell table:style-name="ce1" office:value-type="float" office:value="0.000728" calcext:value-type="float">
            <text:p>0.000728</text:p>
          </table:table-cell>
          <table:table-cell table:style-name="ce1" office:value-type="float" office:value="0.000606" calcext:value-type="float">
            <text:p>0.000606</text:p>
          </table:table-cell>
        </table:table-row>
        <table:table-row table:style-name="ro1">
          <table:table-cell table:number-columns-repeated="2"/>
          <table:table-cell table:formula="of:=[.E12]/[.$E$9]*100" office:value-type="float" office:value="96.7588248032917" calcext:value-type="float">
            <text:p>96.758824803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26808" calcext:value-type="float">
            <text:p>0.026808</text:p>
          </table:table-cell>
          <table:table-cell table:style-name="ce1" office:value-type="float" office:value="0.034924" calcext:value-type="float">
            <text:p>0.034924</text:p>
          </table:table-cell>
          <table:table-cell table:style-name="ce1" office:value-type="float" office:value="0.029053" calcext:value-type="float">
            <text:p>0.029053</text:p>
          </table:table-cell>
          <table:table-cell table:style-name="ce1" office:value-type="float" office:value="0.027349" calcext:value-type="float">
            <text:p>0.027349</text:p>
          </table:table-cell>
          <table:table-cell table:style-name="ce1" office:value-type="float" office:value="0.027443" calcext:value-type="float">
            <text:p>0.027443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74" calcext:value-type="float">
            <text:p>0.000674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645" calcext:value-type="float">
            <text:p>0.000645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 office:value-type="float" office:value="0.001165" calcext:value-type="float">
            <text:p>0.001165</text:p>
          </table:table-cell>
          <table:table-cell table:style-name="ce1" office:value-type="float" office:value="0.001169" calcext:value-type="float">
            <text:p>0.001169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386" calcext:value-type="float">
            <text:p>0.000386</text:p>
          </table:table-cell>
          <table:table-cell table:style-name="ce1" office:value-type="float" office:value="0.000614" calcext:value-type="float">
            <text:p>0.000614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466" calcext:value-type="float">
            <text:p>0.000466</text:p>
          </table:table-cell>
        </table:table-row>
        <table:table-row table:style-name="ro1">
          <table:table-cell table:number-columns-repeated="2"/>
          <table:table-cell table:formula="of:=[.E13]/[.$E$9]*100" office:value-type="float" office:value="102.753916119252" calcext:value-type="float">
            <text:p>102.753916119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28469" calcext:value-type="float">
            <text:p>0.028469</text:p>
          </table:table-cell>
          <table:table-cell table:style-name="ce1" office:value-type="float" office:value="0.028274" calcext:value-type="float">
            <text:p>0.028274</text:p>
          </table:table-cell>
          <table:table-cell table:style-name="ce1" office:value-type="float" office:value="0.031023" calcext:value-type="float">
            <text:p>0.031023</text:p>
          </table:table-cell>
          <table:table-cell table:style-name="ce1" office:value-type="float" office:value="0.047451" calcext:value-type="float">
            <text:p>0.047451</text:p>
          </table:table-cell>
          <table:table-cell table:style-name="ce1" office:value-type="float" office:value="0.032379" calcext:value-type="float">
            <text:p>0.032379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744" calcext:value-type="float">
            <text:p>0.000744</text:p>
          </table:table-cell>
          <table:table-cell table:style-name="ce1" office:value-type="float" office:value="0.000398" calcext:value-type="float">
            <text:p>0.000398</text:p>
          </table:table-cell>
          <table:table-cell table:style-name="ce1" office:value-type="float" office:value="0.000678" calcext:value-type="float">
            <text:p>0.000678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94857" calcext:value-type="float">
            <text:p>0.094857</text:p>
          </table:table-cell>
          <table:table-cell table:style-name="ce1" office:value-type="float" office:value="0.094582" calcext:value-type="float">
            <text:p>0.094582</text:p>
          </table:table-cell>
          <table:table-cell table:style-name="ce1" office:value-type="float" office:value="0.095905" calcext:value-type="float">
            <text:p>0.095905</text:p>
          </table:table-cell>
          <table:table-cell table:style-name="ce1" office:value-type="float" office:value="0.096644" calcext:value-type="float">
            <text:p>0.096644</text:p>
          </table:table-cell>
          <table:table-cell table:style-name="ce1" office:value-type="float" office:value="0.0887" calcext:value-type="float">
            <text:p>0.0887</text:p>
          </table:table-cell>
          <table:table-cell table:style-name="ce1" office:value-type="float" office:value="0.000728" calcext:value-type="float">
            <text:p>0.000728</text:p>
          </table:table-cell>
          <table:table-cell table:style-name="ce1" office:value-type="float" office:value="0.000509" calcext:value-type="float">
            <text:p>0.000509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503" calcext:value-type="float">
            <text:p>0.000503</text:p>
          </table:table-cell>
          <table:table-cell table:style-name="ce1" office:value-type="float" office:value="0.000653" calcext:value-type="float">
            <text:p>0.000653</text:p>
          </table:table-cell>
        </table:table-row>
        <table:table-row table:style-name="ro1">
          <table:table-cell table:number-columns-repeated="2"/>
          <table:table-cell table:formula="of:=[.E14]/[.$E$9]*100" office:value-type="float" office:value="100.786833176929" calcext:value-type="float">
            <text:p>100.7868331769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027924" calcext:value-type="float">
            <text:p>0.027924</text:p>
          </table:table-cell>
          <table:table-cell table:style-name="ce1" office:value-type="float" office:value="0.037465" calcext:value-type="float">
            <text:p>0.037465</text:p>
          </table:table-cell>
          <table:table-cell table:style-name="ce1" office:value-type="float" office:value="0.027352" calcext:value-type="float">
            <text:p>0.027352</text:p>
          </table:table-cell>
          <table:table-cell table:style-name="ce1" office:value-type="float" office:value="0.029629" calcext:value-type="float">
            <text:p>0.029629</text:p>
          </table:table-cell>
          <table:table-cell table:style-name="ce1" office:value-type="float" office:value="0.02903" calcext:value-type="float">
            <text:p>0.02903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738" calcext:value-type="float">
            <text:p>0.000738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18136" calcext:value-type="float">
            <text:p>0.018136</text:p>
          </table:table-cell>
          <table:table-cell table:style-name="ce1" office:value-type="float" office:value="0.018174" calcext:value-type="float">
            <text:p>0.018174</text:p>
          </table:table-cell>
          <table:table-cell table:style-name="ce1" office:value-type="float" office:value="0.018169" calcext:value-type="float">
            <text:p>0.018169</text:p>
          </table:table-cell>
          <table:table-cell table:style-name="ce1" office:value-type="float" office:value="0.01808" calcext:value-type="float">
            <text:p>0.01808</text:p>
          </table:table-cell>
          <table:table-cell table:style-name="ce1" office:value-type="float" office:value="0.018152" calcext:value-type="float">
            <text:p>0.018152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78" calcext:value-type="float">
            <text:p>0.000678</text:p>
          </table:table-cell>
        </table:table-row>
        <table:table-row table:style-name="ro1">
          <table:table-cell table:number-columns-repeated="2"/>
          <table:table-cell table:formula="of:=[.E15]/[.$E$9]*100" office:value-type="float" office:value="99.44416371905" calcext:value-type="float">
            <text:p>99.444163719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.027552" calcext:value-type="float">
            <text:p>0.027552</text:p>
          </table:table-cell>
          <table:table-cell table:style-name="ce1" office:value-type="float" office:value="0.02902" calcext:value-type="float">
            <text:p>0.02902</text:p>
          </table:table-cell>
          <table:table-cell table:style-name="ce1" office:value-type="float" office:value="0.03017" calcext:value-type="float">
            <text:p>0.03017</text:p>
          </table:table-cell>
          <table:table-cell table:style-name="ce1" office:value-type="float" office:value="0.038418" calcext:value-type="float">
            <text:p>0.038418</text:p>
          </table:table-cell>
          <table:table-cell table:style-name="ce1" office:value-type="float" office:value="0.032346" calcext:value-type="float">
            <text:p>0.032346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0885" calcext:value-type="float">
            <text:p>0.000885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46" calcext:value-type="float">
            <text:p>0.000646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18095" calcext:value-type="float">
            <text:p>0.018095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0.018159" calcext:value-type="float">
            <text:p>0.018159</text:p>
          </table:table-cell>
          <table:table-cell table:style-name="ce1" office:value-type="float" office:value="0.01818" calcext:value-type="float">
            <text:p>0.01818</text:p>
          </table:table-cell>
          <table:table-cell table:style-name="ce1" office:value-type="float" office:value="0.018113" calcext:value-type="float">
            <text:p>0.018113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/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22" calcext:value-type="float">
            <text:p>0.001422</text:p>
          </table:table-cell>
          <table:table-cell table:style-name="ce1" office:value-type="float" office:value="0.00147" calcext:value-type="float">
            <text:p>0.00147</text:p>
          </table:table-cell>
        </table:table-row>
        <table:table-row table:style-name="ro1">
          <table:table-cell table:number-columns-repeated="2"/>
          <table:table-cell table:formula="of:=[.E16]/[.$E$9]*100" office:value-type="float" office:value="103.55879592868" calcext:value-type="float">
            <text:p>103.558795928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.028692" calcext:value-type="float">
            <text:p>0.028692</text:p>
          </table:table-cell>
          <table:table-cell table:style-name="ce1" office:value-type="float" office:value="0.042826" calcext:value-type="float">
            <text:p>0.042826</text:p>
          </table:table-cell>
          <table:table-cell table:style-name="ce1" office:value-type="float" office:value="0.031439" calcext:value-type="float">
            <text:p>0.031439</text:p>
          </table:table-cell>
          <table:table-cell table:style-name="ce1" office:value-type="float" office:value="0.033126" calcext:value-type="float">
            <text:p>0.033126</text:p>
          </table:table-cell>
          <table:table-cell table:style-name="ce1" office:value-type="float" office:value="0.028647" calcext:value-type="float">
            <text:p>0.028647</text:p>
          </table:table-cell>
          <table:table-cell table:style-name="ce1" office:value-type="float" office:value="0.000719" calcext:value-type="float">
            <text:p>0.000719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434" calcext:value-type="float">
            <text:p>0.000434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1234" calcext:value-type="float">
            <text:p>0.001234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/>
          <table:table-cell table:style-name="ce1" office:value-type="float" office:value="0.001265" calcext:value-type="float">
            <text:p>0.001265</text:p>
          </table:table-cell>
          <table:table-cell table:style-name="ce1" office:value-type="float" office:value="0.001155" calcext:value-type="float">
            <text:p>0.001155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688" calcext:value-type="float">
            <text:p>0.000688</text:p>
          </table:table-cell>
          <table:table-cell table:style-name="ce1" office:value-type="float" office:value="0.000586" calcext:value-type="float">
            <text:p>0.000586</text:p>
          </table:table-cell>
          <table:table-cell table:style-name="ce1" office:value-type="float" office:value="0.000575" calcext:value-type="float">
            <text:p>0.000575</text:p>
          </table:table-cell>
        </table:table-row>
        <table:table-row table:style-name="ro1">
          <table:table-cell table:number-columns-repeated="2"/>
          <table:table-cell table:formula="of:=[.E17]/[.$E$9]*100" office:value-type="float" office:value="154.749873673573" calcext:value-type="float">
            <text:p>154.749873673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.042875" calcext:value-type="float">
            <text:p>0.042875</text:p>
          </table:table-cell>
          <table:table-cell table:style-name="ce1" office:value-type="float" office:value="0.038002" calcext:value-type="float">
            <text:p>0.038002</text:p>
          </table:table-cell>
          <table:table-cell table:style-name="ce1" office:value-type="float" office:value="0.038616" calcext:value-type="float">
            <text:p>0.038616</text:p>
          </table:table-cell>
          <table:table-cell table:style-name="ce1" office:value-type="float" office:value="0.003722" calcext:value-type="float">
            <text:p>0.003722</text:p>
          </table:table-cell>
          <table:table-cell table:style-name="ce1" office:value-type="float" office:value="0.031562" calcext:value-type="float">
            <text:p>0.031562</text:p>
          </table:table-cell>
          <table:table-cell table:style-name="ce1"/>
          <table:table-cell table:style-name="ce1" office:value-type="float" office:value="0.000704" calcext:value-type="float">
            <text:p>0.000704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583" calcext:value-type="float">
            <text:p>0.000583</text:p>
          </table:table-cell>
          <table:table-cell table:style-name="ce1" office:value-type="float" office:value="0.001484" calcext:value-type="float">
            <text:p>0.001484</text:p>
          </table:table-cell>
          <table:table-cell table:style-name="ce1" table:number-columns-repeated="2"/>
          <table:table-cell table:style-name="ce1" office:value-type="float" office:value="0.001205" calcext:value-type="float">
            <text:p>0.001205</text:p>
          </table:table-cell>
          <table:table-cell table:style-name="ce1" office:value-type="float" office:value="0.001396" calcext:value-type="float">
            <text:p>0.001396</text:p>
          </table:table-cell>
          <table:table-cell table:style-name="ce1" office:value-type="float" office:value="0.000401" calcext:value-type="float">
            <text:p>0.000401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35" calcext:value-type="float">
            <text:p>0.000735</text:p>
          </table:table-cell>
          <table:table-cell table:number-columns-repeated="2" table:style-name="ce1" office:value-type="float" office:value="0.000697" calcext:value-type="float">
            <text:p>0.000697</text:p>
          </table:table-cell>
        </table:table-row>
        <table:table-row table:style-name="ro1">
          <table:table-cell table:number-columns-repeated="2"/>
          <table:table-cell table:formula="of:=[.E18]/[.$E$9]*100" office:value-type="float" office:value="118.082725763373" calcext:value-type="float">
            <text:p>118.082725763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032716" calcext:value-type="float">
            <text:p>0.032716</text:p>
          </table:table-cell>
          <table:table-cell table:style-name="ce1" office:value-type="float" office:value="0.034018" calcext:value-type="float">
            <text:p>0.034018</text:p>
          </table:table-cell>
          <table:table-cell table:style-name="ce1" office:value-type="float" office:value="0.050533" calcext:value-type="float">
            <text:p>0.050533</text:p>
          </table:table-cell>
          <table:table-cell table:style-name="ce1" office:value-type="float" office:value="0.038122" calcext:value-type="float">
            <text:p>0.038122</text:p>
          </table:table-cell>
          <table:table-cell table:style-name="ce1" office:value-type="float" office:value="0.037912" calcext:value-type="float">
            <text:p>0.037912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table:number-columns-repeated="2"/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89805" calcext:value-type="float">
            <text:p>0.089805</text:p>
          </table:table-cell>
          <table:table-cell table:style-name="ce1" office:value-type="float" office:value="0.088492" calcext:value-type="float">
            <text:p>0.088492</text:p>
          </table:table-cell>
          <table:table-cell table:style-name="ce1" office:value-type="float" office:value="0.087093" calcext:value-type="float">
            <text:p>0.087093</text:p>
          </table:table-cell>
          <table:table-cell table:style-name="ce1" office:value-type="float" office:value="0.087049" calcext:value-type="float">
            <text:p>0.087049</text:p>
          </table:table-cell>
          <table:table-cell table:style-name="ce1" office:value-type="float" office:value="0.089787" calcext:value-type="float">
            <text:p>0.089787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717" calcext:value-type="float">
            <text:p>0.000717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744" calcext:value-type="float">
            <text:p>0.000744</text:p>
          </table:table-cell>
          <table:table-cell table:style-name="ce1" office:value-type="float" office:value="0.000621" calcext:value-type="float">
            <text:p>0.000621</text:p>
          </table:table-cell>
        </table:table-row>
        <table:table-row table:style-name="ro1">
          <table:table-cell table:number-columns-repeated="2"/>
          <table:table-cell table:formula="of:=[.E19]/[.$E$9]*10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/>
          <table:table-cell table:style-name="ce1" office:value-type="float" office:value="0.029611" calcext:value-type="float">
            <text:p>0.029611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30628" calcext:value-type="float">
            <text:p>0.030628</text:p>
          </table:table-cell>
          <table:table-cell table:style-name="ce1" office:value-type="float" office:value="0.030432" calcext:value-type="float">
            <text:p>0.030432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00366" calcext:value-type="float">
            <text:p>0.000366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1166" calcext:value-type="float">
            <text:p>0.001166</text:p>
          </table:table-cell>
          <table:table-cell table:style-name="ce1" office:value-type="float" office:value="0.001148" calcext:value-type="float">
            <text:p>0.001148</text:p>
          </table:table-cell>
          <table:table-cell table:style-name="ce1" office:value-type="float" office:value="0.001373" calcext:value-type="float">
            <text:p>0.001373</text:p>
          </table:table-cell>
          <table:table-cell table:style-name="ce1" office:value-type="float" office:value="0.001432" calcext:value-type="float">
            <text:p>0.001432</text:p>
          </table:table-cell>
          <table:table-cell table:style-name="ce1" office:value-type="float" office:value="0.001162" calcext:value-type="float">
            <text:p>0.001162</text:p>
          </table:table-cell>
          <table:table-cell table:style-name="ce1" office:value-type="float" office:value="0.001424" calcext:value-type="float">
            <text:p>0.001424</text:p>
          </table:table-cell>
          <table:table-cell table:style-name="ce1" office:value-type="float" office:value="0.001449" calcext:value-type="float">
            <text:p>0.001449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391" calcext:value-type="float">
            <text:p>0.001391</text:p>
          </table:table-cell>
        </table:table-row>
        <table:table-row table:style-name="ro1">
          <table:table-cell table:number-columns-repeated="2"/>
          <table:table-cell table:formula="of:=[.E20]/[.$E$9]*100" office:value-type="float" office:value="100.880675665921" calcext:value-type="float">
            <text:p>100.8806756659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02795" calcext:value-type="float">
            <text:p>0.02795</text:p>
          </table:table-cell>
          <table:table-cell table:style-name="ce1" office:value-type="float" office:value="0.028715" calcext:value-type="float">
            <text:p>0.028715</text:p>
          </table:table-cell>
          <table:table-cell table:style-name="ce1" office:value-type="float" office:value="0.026743" calcext:value-type="float">
            <text:p>0.026743</text:p>
          </table:table-cell>
          <table:table-cell table:style-name="ce1" office:value-type="float" office:value="0.027875" calcext:value-type="float">
            <text:p>0.027875</text:p>
          </table:table-cell>
          <table:table-cell table:style-name="ce1" office:value-type="float" office:value="0.032964" calcext:value-type="float">
            <text:p>0.032964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7" calcext:value-type="float">
            <text:p>0.0007</text:p>
          </table:table-cell>
          <table:table-cell table:style-name="ce1" office:value-type="float" office:value="0.000653" calcext:value-type="float">
            <text:p>0.000653</text:p>
          </table:table-cell>
          <table:table-cell table:number-columns-repeated="2" table:style-name="ce1" office:value-type="float" office:value="0.000664" calcext:value-type="float">
            <text:p>0.000664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181" calcext:value-type="float">
            <text:p>0.001181</text:p>
          </table:table-cell>
          <table:table-cell table:style-name="ce1" office:value-type="float" office:value="0.001159" calcext:value-type="float">
            <text:p>0.001159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468" calcext:value-type="float">
            <text:p>0.001468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622" calcext:value-type="float">
            <text:p>0.001622</text:p>
          </table:table-cell>
          <table:table-cell table:style-name="ce1" office:value-type="float" office:value="0.00137" calcext:value-type="float">
            <text:p>0.00137</text:p>
          </table:table-cell>
        </table:table-row>
        <table:table-row table:style-name="ro1">
          <table:table-cell table:number-columns-repeated="2"/>
          <table:table-cell table:formula="of:=[.E21]/[.$E$9]*100" office:value-type="float" office:value="97.7549989172021" calcext:value-type="float">
            <text:p>97.754998917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27084" calcext:value-type="float">
            <text:p>0.027084</text:p>
          </table:table-cell>
          <table:table-cell table:style-name="ce1" office:value-type="float" office:value="0.027436" calcext:value-type="float">
            <text:p>0.027436</text:p>
          </table:table-cell>
          <table:table-cell table:style-name="ce1" office:value-type="float" office:value="0.035335" calcext:value-type="float">
            <text:p>0.035335</text:p>
          </table:table-cell>
          <table:table-cell table:style-name="ce1" office:value-type="float" office:value="0.0294" calcext:value-type="float">
            <text:p>0.0294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00654" calcext:value-type="float">
            <text:p>0.000654</text:p>
          </table:table-cell>
          <table:table-cell table:style-name="ce1" office:value-type="float" office:value="0.000417" calcext:value-type="float">
            <text:p>0.000417</text:p>
          </table:table-cell>
          <table:table-cell table:style-name="ce1" office:value-type="float" office:value="0.000442" calcext:value-type="float">
            <text:p>0.000442</text:p>
          </table:table-cell>
          <table:table-cell table:style-name="ce1" office:value-type="float" office:value="0.000723" calcext:value-type="float">
            <text:p>0.000723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1344" calcext:value-type="float">
            <text:p>0.001344</text:p>
          </table:table-cell>
          <table:table-cell table:style-name="ce1"/>
          <table:table-cell table:style-name="ce1" office:value-type="float" office:value="0.001136" calcext:value-type="float">
            <text:p>0.001136</text:p>
          </table:table-cell>
          <table:table-cell table:style-name="ce1" office:value-type="float" office:value="0.001223" calcext:value-type="float">
            <text:p>0.001223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74" calcext:value-type="float">
            <text:p>0.000674</text:p>
          </table:table-cell>
          <table:table-cell table:style-name="ce1" office:value-type="float" office:value="0.000702" calcext:value-type="float">
            <text:p>0.000702</text:p>
          </table:table-cell>
          <table:table-cell table:style-name="ce1" office:value-type="float" office:value="0.000437" calcext:value-type="float">
            <text:p>0.000437</text:p>
          </table:table-cell>
        </table:table-row>
        <table:table-row table:style-name="ro1">
          <table:table-cell table:number-columns-repeated="2"/>
          <table:table-cell table:formula="of:=[.E22]/[.$E$9]*100" office:value-type="float" office:value="103.154551360716" calcext:value-type="float">
            <text:p>103.1545513607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.02858" calcext:value-type="float">
            <text:p>0.02858</text:p>
          </table:table-cell>
          <table:table-cell table:style-name="ce1" office:value-type="float" office:value="0.028211" calcext:value-type="float">
            <text:p>0.028211</text:p>
          </table:table-cell>
          <table:table-cell table:style-name="ce1" office:value-type="float" office:value="0.027332" calcext:value-type="float">
            <text:p>0.027332</text:p>
          </table:table-cell>
          <table:table-cell table:style-name="ce1" office:value-type="float" office:value="0.029031" calcext:value-type="float">
            <text:p>0.029031</text:p>
          </table:table-cell>
          <table:table-cell table:style-name="ce1" office:value-type="float" office:value="0.029468" calcext:value-type="float">
            <text:p>0.029468</text:p>
          </table:table-cell>
          <table:table-cell table:style-name="ce1" office:value-type="float" office:value="0.000498" calcext:value-type="float">
            <text:p>0.000498</text:p>
          </table:table-cell>
          <table:table-cell table:style-name="ce1" office:value-type="float" office:value="0.000705" calcext:value-type="float">
            <text:p>0.000705</text:p>
          </table:table-cell>
          <table:table-cell table:style-name="ce1" office:value-type="float" office:value="0.000701" calcext:value-type="float">
            <text:p>0.000701</text:p>
          </table:table-cell>
          <table:table-cell table:style-name="ce1" office:value-type="float" office:value="0.00067" calcext:value-type="float">
            <text:p>0.00067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0959" calcext:value-type="float">
            <text:p>0.000959</text:p>
          </table:table-cell>
          <table:table-cell table:style-name="ce1" office:value-type="float" office:value="0.001421" calcext:value-type="float">
            <text:p>0.001421</text:p>
          </table:table-cell>
          <table:table-cell table:style-name="ce1" office:value-type="float" office:value="0.001178" calcext:value-type="float">
            <text:p>0.001178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249" calcext:value-type="float">
            <text:p>0.001249</text:p>
          </table:table-cell>
          <table:table-cell table:style-name="ce1" office:value-type="float" office:value="0.00143" calcext:value-type="float">
            <text:p>0.00143</text:p>
          </table:table-cell>
          <table:table-cell table:style-name="ce1" office:value-type="float" office:value="0.00149" calcext:value-type="float">
            <text:p>0.00149</text:p>
          </table:table-cell>
          <table:table-cell table:style-name="ce1" office:value-type="float" office:value="0.00139" calcext:value-type="float">
            <text:p>0.00139</text:p>
          </table:table-cell>
          <table:table-cell table:style-name="ce1" office:value-type="float" office:value="0.001452" calcext:value-type="float">
            <text:p>0.001452</text:p>
          </table:table-cell>
          <table:table-cell table:style-name="ce1" office:value-type="float" office:value="0.001252" calcext:value-type="float">
            <text:p>0.001252</text:p>
          </table:table-cell>
        </table:table-row>
        <table:table-row table:style-name="ro1">
          <table:table-cell table:number-columns-repeated="2"/>
          <table:table-cell table:formula="of:=[.E23]/[.$E$9]*100" office:value-type="float" office:value="97.7694362232007" calcext:value-type="float">
            <text:p>97.7694362232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27088" calcext:value-type="float">
            <text:p>0.027088</text:p>
          </table:table-cell>
          <table:table-cell table:style-name="ce1" office:value-type="float" office:value="0.044574" calcext:value-type="float">
            <text:p>0.044574</text:p>
          </table:table-cell>
          <table:table-cell table:style-name="ce1" office:value-type="float" office:value="0.027811" calcext:value-type="float">
            <text:p>0.027811</text:p>
          </table:table-cell>
          <table:table-cell table:style-name="ce1" office:value-type="float" office:value="0.028462" calcext:value-type="float">
            <text:p>0.028462</text:p>
          </table:table-cell>
          <table:table-cell table:style-name="ce1" office:value-type="float" office:value="0.029435" calcext:value-type="float">
            <text:p>0.029435</text:p>
          </table:table-cell>
          <table:table-cell table:style-name="ce1" office:value-type="float" office:value="0.000647" calcext:value-type="float">
            <text:p>0.000647</text:p>
          </table:table-cell>
          <table:table-cell table:style-name="ce1" office:value-type="float" office:value="0.000467" calcext:value-type="float">
            <text:p>0.000467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459" calcext:value-type="float">
            <text:p>0.000459</text:p>
          </table:table-cell>
          <table:table-cell table:style-name="ce1" office:value-type="float" office:value="0.000623" calcext:value-type="float">
            <text:p>0.000623</text:p>
          </table:table-cell>
          <table:table-cell table:style-name="ce1" office:value-type="float" office:value="0.08955" calcext:value-type="float">
            <text:p>0.08955</text:p>
          </table:table-cell>
          <table:table-cell table:style-name="ce1"/>
          <table:table-cell table:style-name="ce1" office:value-type="float" office:value="0.085472" calcext:value-type="float">
            <text:p>0.085472</text:p>
          </table:table-cell>
          <table:table-cell table:style-name="ce1" office:value-type="float" office:value="0.085635" calcext:value-type="float">
            <text:p>0.085635</text:p>
          </table:table-cell>
          <table:table-cell table:style-name="ce1" office:value-type="float" office:value="0.086608" calcext:value-type="float">
            <text:p>0.086608</text:p>
          </table:table-cell>
          <table:table-cell table:style-name="ce1" office:value-type="float" office:value="0.00138" calcext:value-type="float">
            <text:p>0.00138</text:p>
          </table:table-cell>
          <table:table-cell table:style-name="ce1" office:value-type="float" office:value="0.00118" calcext:value-type="float">
            <text:p>0.00118</text:p>
          </table:table-cell>
          <table:table-cell table:style-name="ce1" office:value-type="float" office:value="0.00147" calcext:value-type="float">
            <text:p>0.00147</text:p>
          </table:table-cell>
          <table:table-cell table:style-name="ce1" office:value-type="float" office:value="0.001495" calcext:value-type="float">
            <text:p>0.001495</text:p>
          </table:table-cell>
          <table:table-cell table:style-name="ce1" office:value-type="float" office:value="0.00146" calcext:value-type="float">
            <text:p>0.00146</text:p>
          </table:table-cell>
        </table:table-row>
        <table:table-row table:style-name="ro1">
          <table:table-cell table:number-columns-repeated="2"/>
          <table:table-cell table:formula="of:=[.E24]/[.$E$9]*100" office:value-type="float" office:value="112.957482133834" calcext:value-type="float">
            <text:p>112.957482133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031296" calcext:value-type="float">
            <text:p>0.031296</text:p>
          </table:table-cell>
          <table:table-cell table:style-name="ce1" office:value-type="float" office:value="0.030355" calcext:value-type="float">
            <text:p>0.030355</text:p>
          </table:table-cell>
          <table:table-cell table:style-name="ce1" office:value-type="float" office:value="0.031836" calcext:value-type="float">
            <text:p>0.031836</text:p>
          </table:table-cell>
          <table:table-cell table:style-name="ce1" office:value-type="float" office:value="0.027551" calcext:value-type="float">
            <text:p>0.027551</text:p>
          </table:table-cell>
          <table:table-cell table:style-name="ce1" office:value-type="float" office:value="0.027298" calcext:value-type="float">
            <text:p>0.027298</text:p>
          </table:table-cell>
          <table:table-cell table:style-name="ce1" office:value-type="float" office:value="0.000733" calcext:value-type="float">
            <text:p>0.000733</text:p>
          </table:table-cell>
          <table:table-cell table:style-name="ce1" office:value-type="float" office:value="0.000795" calcext:value-type="float">
            <text:p>0.000795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1159" calcext:value-type="float">
            <text:p>0.001159</text:p>
          </table:table-cell>
          <table:table-cell table:style-name="ce1" office:value-type="float" office:value="0.001207" calcext:value-type="float">
            <text:p>0.001207</text:p>
          </table:table-cell>
          <table:table-cell table:style-name="ce1" office:value-type="float" office:value="0.001201" calcext:value-type="float">
            <text:p>0.001201</text:p>
          </table:table-cell>
          <table:table-cell table:style-name="ce1" office:value-type="float" office:value="0.001122" calcext:value-type="float">
            <text:p>0.001122</text:p>
          </table:table-cell>
          <table:table-cell table:style-name="ce1" office:value-type="float" office:value="0.001448" calcext:value-type="float">
            <text:p>0.001448</text:p>
          </table:table-cell>
          <table:table-cell table:style-name="ce1" office:value-type="float" office:value="0.001325" calcext:value-type="float">
            <text:p>0.001325</text:p>
          </table:table-cell>
          <table:table-cell table:style-name="ce1" office:value-type="float" office:value="0.001191" calcext:value-type="float">
            <text:p>0.001191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458" calcext:value-type="float">
            <text:p>0.001458</text:p>
          </table:table-cell>
        </table:table-row>
        <table:table-row table:style-name="ro1">
          <table:table-cell table:number-columns-repeated="2"/>
          <table:table-cell table:formula="of:=[.E25]/[.$E$9]*100" office:value-type="float" office:value="115.361293582617" calcext:value-type="float">
            <text:p>115.3612935826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031962" calcext:value-type="float">
            <text:p>0.031962</text:p>
          </table:table-cell>
          <table:table-cell table:style-name="ce1" office:value-type="float" office:value="0.029101" calcext:value-type="float">
            <text:p>0.029101</text:p>
          </table:table-cell>
          <table:table-cell table:style-name="ce1" office:value-type="float" office:value="0.028446" calcext:value-type="float">
            <text:p>0.028446</text:p>
          </table:table-cell>
          <table:table-cell table:style-name="ce1" office:value-type="float" office:value="0.027444" calcext:value-type="float">
            <text:p>0.027444</text:p>
          </table:table-cell>
          <table:table-cell table:style-name="ce1" office:value-type="float" office:value="0.028013" calcext:value-type="float">
            <text:p>0.028013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78" calcext:value-type="float">
            <text:p>0.00078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1382" calcext:value-type="float">
            <text:p>0.001382</text:p>
          </table:table-cell>
          <table:table-cell table:style-name="ce1" office:value-type="float" office:value="0.000927" calcext:value-type="float">
            <text:p>0.000927</text:p>
          </table:table-cell>
          <table:table-cell table:style-name="ce1" office:value-type="float" office:value="0.001094" calcext:value-type="float">
            <text:p>0.001094</text:p>
          </table:table-cell>
          <table:table-cell table:style-name="ce1" office:value-type="float" office:value="0.001246" calcext:value-type="float">
            <text:p>0.001246</text:p>
          </table:table-cell>
          <table:table-cell table:style-name="ce1" office:value-type="float" office:value="0.001381" calcext:value-type="float">
            <text:p>0.001381</text:p>
          </table:table-cell>
          <table:table-cell table:style-name="ce1" office:value-type="float" office:value="0.001384" calcext:value-type="float">
            <text:p>0.001384</text:p>
          </table:table-cell>
          <table:table-cell table:style-name="ce1" office:value-type="float" office:value="0.001431" calcext:value-type="float">
            <text:p>0.001431</text:p>
          </table:table-cell>
          <table:table-cell table:style-name="ce1" office:value-type="float" office:value="0.001316" calcext:value-type="float">
            <text:p>0.001316</text:p>
          </table:table-cell>
          <table:table-cell table:style-name="ce1" office:value-type="float" office:value="0.00145" calcext:value-type="float">
            <text:p>0.00145</text:p>
          </table:table-cell>
          <table:table-cell table:style-name="ce1" office:value-type="float" office:value="0.001431" calcext:value-type="float">
            <text:p>0.001431</text:p>
          </table:table-cell>
        </table:table-row>
        <table:table-row table:style-name="ro1">
          <table:table-cell table:number-columns-repeated="2"/>
          <table:table-cell table:formula="of:=[.E26]/[.$E$9]*100" office:value-type="float" office:value="103.988305782141" calcext:value-type="float">
            <text:p>103.9883057821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.028811" calcext:value-type="float">
            <text:p>0.028811</text:p>
          </table:table-cell>
          <table:table-cell table:style-name="ce1" office:value-type="float" office:value="0.029341" calcext:value-type="float">
            <text:p>0.029341</text:p>
          </table:table-cell>
          <table:table-cell table:style-name="ce1" office:value-type="float" office:value="0.029725" calcext:value-type="float">
            <text:p>0.029725</text:p>
          </table:table-cell>
          <table:table-cell table:style-name="ce1" office:value-type="float" office:value="0.029133" calcext:value-type="float">
            <text:p>0.029133</text:p>
          </table:table-cell>
          <table:table-cell table:style-name="ce1" office:value-type="float" office:value="0.056176" calcext:value-type="float">
            <text:p>0.056176</text:p>
          </table:table-cell>
          <table:table-cell table:style-name="ce1" office:value-type="float" office:value="0.000648" calcext:value-type="float">
            <text:p>0.000648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1361" calcext:value-type="float">
            <text:p>0.001361</text:p>
          </table:table-cell>
          <table:table-cell table:style-name="ce1" office:value-type="float" office:value="0.000995" calcext:value-type="float">
            <text:p>0.000995</text:p>
          </table:table-cell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1423" calcext:value-type="float">
            <text:p>0.001423</text:p>
          </table:table-cell>
          <table:table-cell table:style-name="ce1" office:value-type="float" office:value="0.001464" calcext:value-type="float">
            <text:p>0.001464</text:p>
          </table:table-cell>
          <table:table-cell table:style-name="ce1" office:value-type="float" office:value="0.001475" calcext:value-type="float">
            <text:p>0.001475</text:p>
          </table:table-cell>
          <table:table-cell table:style-name="ce1" office:value-type="float" office:value="0.001229" calcext:value-type="float">
            <text:p>0.001229</text:p>
          </table:table-cell>
          <table:table-cell table:style-name="ce1" office:value-type="float" office:value="0.001237" calcext:value-type="float">
            <text:p>0.001237</text:p>
          </table:table-cell>
          <table:table-cell table:style-name="ce1" office:value-type="float" office:value="0.001437" calcext:value-type="float">
            <text:p>0.001437</text:p>
          </table:table-cell>
        </table:table-row>
        <table:table-row table:style-name="ro1">
          <table:table-cell table:number-columns-repeated="2"/>
          <table:table-cell table:formula="of:=[.E27]/[.$E$9]*100" office:value-type="float" office:value="1106.39211723092" calcext:value-type="float">
            <text:p>1106.392117230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.306537" calcext:value-type="float">
            <text:p>0.306537</text:p>
          </table:table-cell>
          <table:table-cell table:style-name="ce1" office:value-type="float" office:value="0.030743" calcext:value-type="float">
            <text:p>0.030743</text:p>
          </table:table-cell>
          <table:table-cell table:style-name="ce1" office:value-type="float" office:value="0.027346" calcext:value-type="float">
            <text:p>0.027346</text:p>
          </table:table-cell>
          <table:table-cell table:style-name="ce1" office:value-type="float" office:value="0.02933" calcext:value-type="float">
            <text:p>0.02933</text:p>
          </table:table-cell>
          <table:table-cell table:style-name="ce1" office:value-type="float" office:value="0.028819" calcext:value-type="float">
            <text:p>0.028819</text:p>
          </table:table-cell>
          <table:table-cell table:style-name="ce1" office:value-type="float" office:value="0.000585" calcext:value-type="float">
            <text:p>0.000585</text:p>
          </table:table-cell>
          <table:table-cell table:style-name="ce1" office:value-type="float" office:value="0.000693" calcext:value-type="float">
            <text:p>0.000693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57" calcext:value-type="float">
            <text:p>0.00057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86742" calcext:value-type="float">
            <text:p>0.086742</text:p>
          </table:table-cell>
          <table:table-cell table:style-name="ce1" office:value-type="float" office:value="0.086191" calcext:value-type="float">
            <text:p>0.086191</text:p>
          </table:table-cell>
          <table:table-cell table:style-name="ce1" office:value-type="float" office:value="0.08847" calcext:value-type="float">
            <text:p>0.08847</text:p>
          </table:table-cell>
          <table:table-cell table:style-name="ce1" office:value-type="float" office:value="0.089591" calcext:value-type="float">
            <text:p>0.089591</text:p>
          </table:table-cell>
          <table:table-cell table:style-name="ce1" office:value-type="float" office:value="0.089562" calcext:value-type="float">
            <text:p>0.089562</text:p>
          </table:table-cell>
          <table:table-cell table:style-name="ce1" office:value-type="float" office:value="0.000479" calcext:value-type="float">
            <text:p>0.000479</text:p>
          </table:table-cell>
          <table:table-cell table:style-name="ce1" table:number-columns-repeated="2"/>
          <table:table-cell table:style-name="ce1" office:value-type="float" office:value="0.000416" calcext:value-type="float">
            <text:p>0.000416</text:p>
          </table:table-cell>
          <table:table-cell table:style-name="ce1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2"/>
          <table:table-cell table:formula="of:=[.E28]/[.$E$9]*100" office:value-type="float" office:value="128.928751894896" calcext:value-type="float">
            <text:p>128.928751894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.035721" calcext:value-type="float">
            <text:p>0.035721</text:p>
          </table:table-cell>
          <table:table-cell table:style-name="ce1" office:value-type="float" office:value="0.031326" calcext:value-type="float">
            <text:p>0.031326</text:p>
          </table:table-cell>
          <table:table-cell table:style-name="ce1" office:value-type="float" office:value="0.033737" calcext:value-type="float">
            <text:p>0.033737</text:p>
          </table:table-cell>
          <table:table-cell table:style-name="ce1" office:value-type="float" office:value="0.028062" calcext:value-type="float">
            <text:p>0.028062</text:p>
          </table:table-cell>
          <table:table-cell table:style-name="ce1" office:value-type="float" office:value="0.030577" calcext:value-type="float">
            <text:p>0.030577</text:p>
          </table:table-cell>
          <table:table-cell table:style-name="ce1" table:number-columns-repeated="3"/>
          <table:table-cell table:style-name="ce1" office:value-type="float" office:value="0.000475" calcext:value-type="float">
            <text:p>0.000475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1179" calcext:value-type="float">
            <text:p>0.001179</text:p>
          </table:table-cell>
          <table:table-cell table:style-name="ce1" office:value-type="float" office:value="0.001242" calcext:value-type="float">
            <text:p>0.001242</text:p>
          </table:table-cell>
          <table:table-cell table:style-name="ce1" office:value-type="float" office:value="0.001184" calcext:value-type="float">
            <text:p>0.001184</text:p>
          </table:table-cell>
          <table:table-cell table:style-name="ce1" office:value-type="float" office:value="0.001243" calcext:value-type="float">
            <text:p>0.001243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5" calcext:value-type="float">
            <text:p>0.00065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0618" calcext:value-type="float">
            <text:p>0.000618</text:p>
          </table:table-cell>
          <table:table-cell table:style-name="ce1" office:value-type="float" office:value="0.000642" calcext:value-type="float">
            <text:p>0.000642</text:p>
          </table:table-cell>
        </table:table-row>
        <table:table-row table:style-name="ro1">
          <table:table-cell table:number-columns-repeated="2"/>
          <table:table-cell table:formula="of:=[.E29]/[.$E$9]*100" office:value-type="float" office:value="116.350249043528" calcext:value-type="float">
            <text:p>116.350249043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032236" calcext:value-type="float">
            <text:p>0.032236</text:p>
          </table:table-cell>
          <table:table-cell table:style-name="ce1" office:value-type="float" office:value="0.02886" calcext:value-type="float">
            <text:p>0.02886</text:p>
          </table:table-cell>
          <table:table-cell table:style-name="ce1" office:value-type="float" office:value="0.026942" calcext:value-type="float">
            <text:p>0.026942</text:p>
          </table:table-cell>
          <table:table-cell table:style-name="ce1" office:value-type="float" office:value="0.02958" calcext:value-type="float">
            <text:p>0.02958</text:p>
          </table:table-cell>
          <table:table-cell table:style-name="ce1" office:value-type="float" office:value="0.028993" calcext:value-type="float">
            <text:p>0.028993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58" calcext:value-type="float">
            <text:p>0.000658</text:p>
          </table:table-cell>
          <table:table-cell table:style-name="ce1" office:value-type="float" office:value="0.000587" calcext:value-type="float">
            <text:p>0.000587</text:p>
          </table:table-cell>
          <table:table-cell table:style-name="ce1" office:value-type="float" office:value="0.000546" calcext:value-type="float">
            <text:p>0.000546</text:p>
          </table:table-cell>
          <table:table-cell table:style-name="ce1" office:value-type="float" office:value="0.000745" calcext:value-type="float">
            <text:p>0.000745</text:p>
          </table:table-cell>
          <table:table-cell table:style-name="ce1" office:value-type="float" office:value="0.085894" calcext:value-type="float">
            <text:p>0.085894</text:p>
          </table:table-cell>
          <table:table-cell table:style-name="ce1" office:value-type="float" office:value="0.086186" calcext:value-type="float">
            <text:p>0.086186</text:p>
          </table:table-cell>
          <table:table-cell table:style-name="ce1" office:value-type="float" office:value="0.08666" calcext:value-type="float">
            <text:p>0.08666</text:p>
          </table:table-cell>
          <table:table-cell table:style-name="ce1" office:value-type="float" office:value="0.089746" calcext:value-type="float">
            <text:p>0.089746</text:p>
          </table:table-cell>
          <table:table-cell table:style-name="ce1" office:value-type="float" office:value="0.087166" calcext:value-type="float">
            <text:p>0.087166</text:p>
          </table:table-cell>
          <table:table-cell table:style-name="ce1" office:value-type="float" office:value="0.001414" calcext:value-type="float">
            <text:p>0.001414</text:p>
          </table:table-cell>
          <table:table-cell table:style-name="ce1" office:value-type="float" office:value="0.001369" calcext:value-type="float">
            <text:p>0.001369</text:p>
          </table:table-cell>
          <table:table-cell table:style-name="ce1" office:value-type="float" office:value="0.001453" calcext:value-type="float">
            <text:p>0.001453</text:p>
          </table:table-cell>
          <table:table-cell table:style-name="ce1" office:value-type="float" office:value="0.001395" calcext:value-type="float">
            <text:p>0.001395</text:p>
          </table:table-cell>
          <table:table-cell table:style-name="ce1" office:value-type="float" office:value="0.00148" calcext:value-type="float">
            <text:p>0.00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8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2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34895" calcext:value-type="float">
            <text:p>0.034895</text:p>
          </table:table-cell>
          <table:table-cell table:style-name="ce1" office:value-type="float" office:value="0.036397" calcext:value-type="float">
            <text:p>0.036397</text:p>
          </table:table-cell>
          <table:table-cell table:style-name="ce1" office:value-type="float" office:value="0.029565" calcext:value-type="float">
            <text:p>0.029565</text:p>
          </table:table-cell>
          <table:table-cell table:style-name="ce1" office:value-type="float" office:value="0.029381" calcext:value-type="float">
            <text:p>0.029381</text:p>
          </table:table-cell>
          <table:table-cell table:style-name="ce1" office:value-type="float" office:value="0.028256" calcext:value-type="float">
            <text:p>0.028256</text:p>
          </table:table-cell>
          <table:table-cell table:style-name="ce1" office:value-type="float" office:value="0.00298" calcext:value-type="float">
            <text:p>0.00298</text:p>
          </table:table-cell>
          <table:table-cell table:style-name="ce1" office:value-type="float" office:value="0.001991" calcext:value-type="float">
            <text:p>0.001991</text:p>
          </table:table-cell>
          <table:table-cell table:style-name="ce1" office:value-type="float" office:value="0.003479" calcext:value-type="float">
            <text:p>0.003479</text:p>
          </table:table-cell>
          <table:table-cell table:style-name="ce1" office:value-type="float" office:value="0.002202" calcext:value-type="float">
            <text:p>0.002202</text:p>
          </table:table-cell>
          <table:table-cell table:style-name="ce1" office:value-type="float" office:value="0.002235" calcext:value-type="float">
            <text:p>0.002235</text:p>
          </table:table-cell>
          <table:table-cell table:style-name="ce1" office:value-type="float" office:value="0.001255" calcext:value-type="float">
            <text:p>0.001255</text:p>
          </table:table-cell>
          <table:table-cell table:style-name="ce1" office:value-type="float" office:value="0.001408" calcext:value-type="float">
            <text:p>0.001408</text:p>
          </table:table-cell>
          <table:table-cell table:style-name="ce1"/>
          <table:table-cell table:style-name="ce1" office:value-type="float" office:value="0.001002" calcext:value-type="float">
            <text:p>0.001002</text:p>
          </table:table-cell>
          <table:table-cell table:style-name="ce1" office:value-type="float" office:value="0.001144" calcext:value-type="float">
            <text:p>0.001144</text:p>
          </table:table-cell>
          <table:table-cell table:style-name="ce1" office:value-type="float" office:value="0.00041" calcext:value-type="float">
            <text:p>0.00041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384" calcext:value-type="float">
            <text:p>0.000384</text:p>
          </table:table-cell>
          <table:table-cell table:style-name="ce1" office:value-type="float" office:value="0.000598" calcext:value-type="float">
            <text:p>0.00059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02874" calcext:value-type="float">
            <text:p>0.02874</text:p>
          </table:table-cell>
          <table:table-cell table:style-name="ce1" office:value-type="float" office:value="0.040858" calcext:value-type="float">
            <text:p>0.040858</text:p>
          </table:table-cell>
          <table:table-cell table:style-name="ce1" office:value-type="float" office:value="0.044846" calcext:value-type="float">
            <text:p>0.044846</text:p>
          </table:table-cell>
          <table:table-cell table:style-name="ce1" office:value-type="float" office:value="0.030469" calcext:value-type="float">
            <text:p>0.030469</text:p>
          </table:table-cell>
          <table:table-cell table:style-name="ce1" office:value-type="float" office:value="0.042171" calcext:value-type="float">
            <text:p>0.042171</text:p>
          </table:table-cell>
          <table:table-cell table:style-name="ce1" office:value-type="float" office:value="0.000738" calcext:value-type="float">
            <text:p>0.000738</text:p>
          </table:table-cell>
          <table:table-cell table:style-name="ce1"/>
          <table:table-cell table:style-name="ce1" office:value-type="float" office:value="0.000741" calcext:value-type="float">
            <text:p>0.000741</text:p>
          </table:table-cell>
          <table:table-cell table:style-name="ce1" office:value-type="float" office:value="0.000742" calcext:value-type="float">
            <text:p>0.000742</text:p>
          </table:table-cell>
          <table:table-cell table:style-name="ce1" office:value-type="float" office:value="0.000455" calcext:value-type="float">
            <text:p>0.000455</text:p>
          </table:table-cell>
          <table:table-cell table:style-name="ce1" office:value-type="float" office:value="0.001217" calcext:value-type="float">
            <text:p>0.001217</text:p>
          </table:table-cell>
          <table:table-cell table:style-name="ce1" office:value-type="float" office:value="0.00129" calcext:value-type="float">
            <text:p>0.00129</text:p>
          </table:table-cell>
          <table:table-cell table:style-name="ce1" office:value-type="float" office:value="0.001067" calcext:value-type="float">
            <text:p>0.001067</text:p>
          </table:table-cell>
          <table:table-cell table:style-name="ce1" office:value-type="float" office:value="0.001211" calcext:value-type="float">
            <text:p>0.001211</text:p>
          </table:table-cell>
          <table:table-cell table:style-name="ce1" office:value-type="float" office:value="0.001237" calcext:value-type="float">
            <text:p>0.001237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433" calcext:value-type="float">
            <text:p>0.000433</text:p>
          </table:table-cell>
          <table:table-cell table:style-name="ce1" office:value-type="float" office:value="0.000608" calcext:value-type="float">
            <text:p>0.000608</text:p>
          </table:table-cell>
          <table:table-cell table:style-name="ce1" office:value-type="float" office:value="0.000403" calcext:value-type="float">
            <text:p>0.000403</text:p>
          </table:table-cell>
          <table:table-cell table:style-name="ce1" office:value-type="float" office:value="0.000675" calcext:value-type="float">
            <text:p>0.00067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float" office:value="0.033969" calcext:value-type="float">
            <text:p>0.033969</text:p>
          </table:table-cell>
          <table:table-cell table:style-name="ce1" office:value-type="float" office:value="0.029557" calcext:value-type="float">
            <text:p>0.029557</text:p>
          </table:table-cell>
          <table:table-cell table:style-name="ce1"/>
          <table:table-cell table:style-name="ce1" office:value-type="float" office:value="0.027193" calcext:value-type="float">
            <text:p>0.027193</text:p>
          </table:table-cell>
          <table:table-cell table:style-name="ce1" office:value-type="float" office:value="0.036374" calcext:value-type="float">
            <text:p>0.036374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425" calcext:value-type="float">
            <text:p>0.000425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481" calcext:value-type="float">
            <text:p>0.000481</text:p>
          </table:table-cell>
          <table:table-cell table:style-name="ce1" office:value-type="float" office:value="0.000916" calcext:value-type="float">
            <text:p>0.000916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1371" calcext:value-type="float">
            <text:p>0.001371</text:p>
          </table:table-cell>
          <table:table-cell table:style-name="ce1" office:value-type="float" office:value="0.001264" calcext:value-type="float">
            <text:p>0.001264</text:p>
          </table:table-cell>
          <table:table-cell table:style-name="ce1" office:value-type="float" office:value="0.001043" calcext:value-type="float">
            <text:p>0.001043</text:p>
          </table:table-cell>
          <table:table-cell table:style-name="ce1" office:value-type="float" office:value="0.001444" calcext:value-type="float">
            <text:p>0.001444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443" calcext:value-type="float">
            <text:p>0.000443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00457" calcext:value-type="float">
            <text:p>0.00045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027452" calcext:value-type="float">
            <text:p>0.027452</text:p>
          </table:table-cell>
          <table:table-cell table:style-name="ce1" office:value-type="float" office:value="0.029564" calcext:value-type="float">
            <text:p>0.029564</text:p>
          </table:table-cell>
          <table:table-cell table:style-name="ce1" office:value-type="float" office:value="0.032069" calcext:value-type="float">
            <text:p>0.032069</text:p>
          </table:table-cell>
          <table:table-cell table:style-name="ce1" office:value-type="float" office:value="0.030718" calcext:value-type="float">
            <text:p>0.030718</text:p>
          </table:table-cell>
          <table:table-cell table:style-name="ce1" office:value-type="float" office:value="0.028491" calcext:value-type="float">
            <text:p>0.028491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539" calcext:value-type="float">
            <text:p>0.000539</text:p>
          </table:table-cell>
          <table:table-cell table:style-name="ce1" office:value-type="float" office:value="0.090239" calcext:value-type="float">
            <text:p>0.090239</text:p>
          </table:table-cell>
          <table:table-cell table:style-name="ce1" office:value-type="float" office:value="0.084927" calcext:value-type="float">
            <text:p>0.084927</text:p>
          </table:table-cell>
          <table:table-cell table:style-name="ce1" office:value-type="float" office:value="0.095948" calcext:value-type="float">
            <text:p>0.095948</text:p>
          </table:table-cell>
          <table:table-cell table:style-name="ce1" office:value-type="float" office:value="0.096382" calcext:value-type="float">
            <text:p>0.096382</text:p>
          </table:table-cell>
          <table:table-cell table:style-name="ce1" office:value-type="float" office:value="0.09636" calcext:value-type="float">
            <text:p>0.09636</text:p>
          </table:table-cell>
          <table:table-cell table:style-name="ce1" office:value-type="float" office:value="0.000417" calcext:value-type="float">
            <text:p>0.000417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26" calcext:value-type="float">
            <text:p>0.000626</text:p>
          </table:table-cell>
          <table:table-cell table:style-name="ce1" office:value-type="float" office:value="0.000741" calcext:value-type="float">
            <text:p>0.000741</text:p>
          </table:table-cell>
          <table:table-cell table:style-name="ce1" office:value-type="float" office:value="0.000684" calcext:value-type="float">
            <text:p>0.00068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0.028786" calcext:value-type="float">
            <text:p>0.028786</text:p>
          </table:table-cell>
          <table:table-cell table:style-name="ce1" office:value-type="float" office:value="0.065875" calcext:value-type="float">
            <text:p>0.065875</text:p>
          </table:table-cell>
          <table:table-cell table:style-name="ce1" office:value-type="float" office:value="0.068263" calcext:value-type="float">
            <text:p>0.068263</text:p>
          </table:table-cell>
          <table:table-cell table:style-name="ce1" office:value-type="float" office:value="0.038038" calcext:value-type="float">
            <text:p>0.038038</text:p>
          </table:table-cell>
          <table:table-cell table:style-name="ce1" office:value-type="float" office:value="0.027561" calcext:value-type="float">
            <text:p>0.027561</text:p>
          </table:table-cell>
          <table:table-cell table:style-name="ce1" office:value-type="float" office:value="0.000461" calcext:value-type="float">
            <text:p>0.000461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21" calcext:value-type="float">
            <text:p>0.000621</text:p>
          </table:table-cell>
          <table:table-cell table:style-name="ce1" office:value-type="float" office:value="0.000931" calcext:value-type="float">
            <text:p>0.000931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1692" calcext:value-type="float">
            <text:p>0.001692</text:p>
          </table:table-cell>
          <table:table-cell table:style-name="ce1" office:value-type="float" office:value="0.001104" calcext:value-type="float">
            <text:p>0.001104</text:p>
          </table:table-cell>
          <table:table-cell table:style-name="ce1" office:value-type="float" office:value="0.001655" calcext:value-type="float">
            <text:p>0.001655</text:p>
          </table:table-cell>
          <table:table-cell table:style-name="ce1" office:value-type="float" office:value="0.001257" calcext:value-type="float">
            <text:p>0.001257</text:p>
          </table:table-cell>
          <table:table-cell table:style-name="ce1" office:value-type="float" office:value="0.001477" calcext:value-type="float">
            <text:p>0.001477</text:p>
          </table:table-cell>
          <table:table-cell table:style-name="ce1" office:value-type="float" office:value="0.000435" calcext:value-type="float">
            <text:p>0.000435</text:p>
          </table:table-cell>
          <table:table-cell table:style-name="ce1" office:value-type="float" office:value="0.000625" calcext:value-type="float">
            <text:p>0.000625</text:p>
          </table:table-cell>
          <table:table-cell table:style-name="ce1" office:value-type="float" office:value="0.000427" calcext:value-type="float">
            <text:p>0.000427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0448" calcext:value-type="float">
            <text:p>0.00044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0.027331" calcext:value-type="float">
            <text:p>0.027331</text:p>
          </table:table-cell>
          <table:table-cell table:style-name="ce1" office:value-type="float" office:value="0.01097" calcext:value-type="float">
            <text:p>0.01097</text:p>
          </table:table-cell>
          <table:table-cell table:style-name="ce1" office:value-type="float" office:value="0.027903" calcext:value-type="float">
            <text:p>0.027903</text:p>
          </table:table-cell>
          <table:table-cell table:style-name="ce1" office:value-type="float" office:value="0.032389" calcext:value-type="float">
            <text:p>0.032389</text:p>
          </table:table-cell>
          <table:table-cell table:style-name="ce1" office:value-type="float" office:value="0.002887" calcext:value-type="float">
            <text:p>0.002887</text:p>
          </table:table-cell>
          <table:table-cell table:style-name="ce1" office:value-type="float" office:value="0.000398" calcext:value-type="float">
            <text:p>0.000398</text:p>
          </table:table-cell>
          <table:table-cell table:style-name="ce1" table:number-columns-repeated="2"/>
          <table:table-cell table:style-name="ce1" office:value-type="float" office:value="0.000421" calcext:value-type="float">
            <text:p>0.000421</text:p>
          </table:table-cell>
          <table:table-cell table:style-name="ce1" office:value-type="float" office:value="0.000711" calcext:value-type="float">
            <text:p>0.000711</text:p>
          </table:table-cell>
          <table:table-cell table:style-name="ce1" office:value-type="float" office:value="0.018006" calcext:value-type="float">
            <text:p>0.018006</text:p>
          </table:table-cell>
          <table:table-cell table:style-name="ce1" office:value-type="float" office:value="0.018293" calcext:value-type="float">
            <text:p>0.018293</text:p>
          </table:table-cell>
          <table:table-cell table:style-name="ce1" office:value-type="float" office:value="0.018207" calcext:value-type="float">
            <text:p>0.018207</text:p>
          </table:table-cell>
          <table:table-cell table:style-name="ce1" office:value-type="float" office:value="0.01837" calcext:value-type="float">
            <text:p>0.01837</text:p>
          </table:table-cell>
          <table:table-cell table:style-name="ce1" office:value-type="float" office:value="0.017895" calcext:value-type="float">
            <text:p>0.017895</text:p>
          </table:table-cell>
          <table:table-cell table:style-name="ce1" office:value-type="float" office:value="0.000419" calcext:value-type="float">
            <text:p>0.000419</text:p>
          </table:table-cell>
          <table:table-cell table:style-name="ce1" table:number-columns-repeated="2"/>
          <table:table-cell table:style-name="ce1" office:value-type="float" office:value="0.000635" calcext:value-type="float">
            <text:p>0.000635</text:p>
          </table:table-cell>
          <table:table-cell table:style-name="ce1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float" office:value="0.028452" calcext:value-type="float">
            <text:p>0.028452</text:p>
          </table:table-cell>
          <table:table-cell table:style-name="ce1" office:value-type="float" office:value="0.028744" calcext:value-type="float">
            <text:p>0.028744</text:p>
          </table:table-cell>
          <table:table-cell table:style-name="ce1" office:value-type="float" office:value="0.000078" calcext:value-type="float">
            <text:p>0.000078</text:p>
          </table:table-cell>
          <table:table-cell table:style-name="ce1" office:value-type="float" office:value="0.035425" calcext:value-type="float">
            <text:p>0.035425</text:p>
          </table:table-cell>
          <table:table-cell table:style-name="ce1" office:value-type="float" office:value="0.037138" calcext:value-type="float">
            <text:p>0.037138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788" calcext:value-type="float">
            <text:p>0.000788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624" calcext:value-type="float">
            <text:p>0.000624</text:p>
          </table:table-cell>
          <table:table-cell table:style-name="ce1" office:value-type="float" office:value="0.000641" calcext:value-type="float">
            <text:p>0.000641</text:p>
          </table:table-cell>
          <table:table-cell table:style-name="ce1" office:value-type="float" office:value="0.017898" calcext:value-type="float">
            <text:p>0.017898</text:p>
          </table:table-cell>
          <table:table-cell table:style-name="ce1" office:value-type="float" office:value="0.017965" calcext:value-type="float">
            <text:p>0.017965</text:p>
          </table:table-cell>
          <table:table-cell table:style-name="ce1" office:value-type="float" office:value="0.018112" calcext:value-type="float">
            <text:p>0.018112</text:p>
          </table:table-cell>
          <table:table-cell table:style-name="ce1" office:value-type="float" office:value="0.018157" calcext:value-type="float">
            <text:p>0.018157</text:p>
          </table:table-cell>
          <table:table-cell table:style-name="ce1" office:value-type="float" office:value="0.018146" calcext:value-type="float">
            <text:p>0.018146</text:p>
          </table:table-cell>
          <table:table-cell table:style-name="ce1" office:value-type="float" office:value="0.001436" calcext:value-type="float">
            <text:p>0.001436</text:p>
          </table:table-cell>
          <table:table-cell table:style-name="ce1"/>
          <table:table-cell table:style-name="ce1" office:value-type="float" office:value="0.001731" calcext:value-type="float">
            <text:p>0.001731</text:p>
          </table:table-cell>
          <table:table-cell table:style-name="ce1" office:value-type="float" office:value="0.001388" calcext:value-type="float">
            <text:p>0.001388</text:p>
          </table:table-cell>
          <table:table-cell table:style-name="ce1" office:value-type="float" office:value="0.001449" calcext:value-type="float">
            <text:p>0.00144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0.030252" calcext:value-type="float">
            <text:p>0.030252</text:p>
          </table:table-cell>
          <table:table-cell table:style-name="ce1" office:value-type="float" office:value="0.066753" calcext:value-type="float">
            <text:p>0.066753</text:p>
          </table:table-cell>
          <table:table-cell table:style-name="ce1" office:value-type="float" office:value="0.029408" calcext:value-type="float">
            <text:p>0.029408</text:p>
          </table:table-cell>
          <table:table-cell table:style-name="ce1" office:value-type="float" office:value="0.030446" calcext:value-type="float">
            <text:p>0.030446</text:p>
          </table:table-cell>
          <table:table-cell table:style-name="ce1" office:value-type="float" office:value="0.01274" calcext:value-type="float">
            <text:p>0.01274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48" calcext:value-type="float">
            <text:p>0.00048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421" calcext:value-type="float">
            <text:p>0.000421</text:p>
          </table:table-cell>
          <table:table-cell table:style-name="ce1"/>
          <table:table-cell table:style-name="ce1" office:value-type="float" office:value="0.001009" calcext:value-type="float">
            <text:p>0.001009</text:p>
          </table:table-cell>
          <table:table-cell table:style-name="ce1" office:value-type="float" office:value="0.001212" calcext:value-type="float">
            <text:p>0.001212</text:p>
          </table:table-cell>
          <table:table-cell table:style-name="ce1" office:value-type="float" office:value="0.001694" calcext:value-type="float">
            <text:p>0.001694</text:p>
          </table:table-cell>
          <table:table-cell table:style-name="ce1" office:value-type="float" office:value="0.001532" calcext:value-type="float">
            <text:p>0.001532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678" calcext:value-type="float">
            <text:p>0.000678</text:p>
          </table:table-cell>
          <table:table-cell table:style-name="ce1" office:value-type="float" office:value="0.000702" calcext:value-type="float">
            <text:p>0.000702</text:p>
          </table:table-cell>
          <table:table-cell table:style-name="ce1" office:value-type="float" office:value="0.000747" calcext:value-type="float">
            <text:p>0.000747</text:p>
          </table:table-cell>
          <table:table-cell table:style-name="ce1" office:value-type="float" office:value="0.000673" calcext:value-type="float">
            <text:p>0.00067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float" office:value="0.035322" calcext:value-type="float">
            <text:p>0.035322</text:p>
          </table:table-cell>
          <table:table-cell table:style-name="ce1" office:value-type="float" office:value="0.03103" calcext:value-type="float">
            <text:p>0.03103</text:p>
          </table:table-cell>
          <table:table-cell table:style-name="ce1" office:value-type="float" office:value="0.036411" calcext:value-type="float">
            <text:p>0.036411</text:p>
          </table:table-cell>
          <table:table-cell table:style-name="ce1" office:value-type="float" office:value="0.031055" calcext:value-type="float">
            <text:p>0.031055</text:p>
          </table:table-cell>
          <table:table-cell table:style-name="ce1" office:value-type="float" office:value="0.044655" calcext:value-type="float">
            <text:p>0.044655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0695" calcext:value-type="float">
            <text:p>0.000695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897" calcext:value-type="float">
            <text:p>0.000897</text:p>
          </table:table-cell>
          <table:table-cell table:style-name="ce1" table:number-columns-repeated="2"/>
          <table:table-cell table:style-name="ce1" office:value-type="float" office:value="0.001421" calcext:value-type="float">
            <text:p>0.001421</text:p>
          </table:table-cell>
          <table:table-cell table:style-name="ce1" office:value-type="float" office:value="0.001146" calcext:value-type="float">
            <text:p>0.001146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611" calcext:value-type="float">
            <text:p>0.000611</text:p>
          </table:table-cell>
          <table:table-cell table:style-name="ce1" office:value-type="float" office:value="0.000703" calcext:value-type="float">
            <text:p>0.000703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691" calcext:value-type="float">
            <text:p>0.00069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0.034526" calcext:value-type="float">
            <text:p>0.034526</text:p>
          </table:table-cell>
          <table:table-cell table:style-name="ce1" office:value-type="float" office:value="0.039639" calcext:value-type="float">
            <text:p>0.039639</text:p>
          </table:table-cell>
          <table:table-cell table:style-name="ce1" office:value-type="float" office:value="0.029839" calcext:value-type="float">
            <text:p>0.029839</text:p>
          </table:table-cell>
          <table:table-cell table:style-name="ce1" office:value-type="float" office:value="0.035152" calcext:value-type="float">
            <text:p>0.035152</text:p>
          </table:table-cell>
          <table:table-cell table:style-name="ce1" office:value-type="float" office:value="0.051697" calcext:value-type="float">
            <text:p>0.051697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444" calcext:value-type="float">
            <text:p>0.000444</text:p>
          </table:table-cell>
          <table:table-cell table:style-name="ce1" office:value-type="float" office:value="0.000621" calcext:value-type="float">
            <text:p>0.000621</text:p>
          </table:table-cell>
          <table:table-cell table:style-name="ce1" office:value-type="float" office:value="0.000412" calcext:value-type="float">
            <text:p>0.000412</text:p>
          </table:table-cell>
          <table:table-cell table:style-name="ce1" office:value-type="float" office:value="0.000427" calcext:value-type="float">
            <text:p>0.000427</text:p>
          </table:table-cell>
          <table:table-cell table:style-name="ce1" office:value-type="float" office:value="0.087192" calcext:value-type="float">
            <text:p>0.087192</text:p>
          </table:table-cell>
          <table:table-cell table:style-name="ce1" office:value-type="float" office:value="0.085656" calcext:value-type="float">
            <text:p>0.085656</text:p>
          </table:table-cell>
          <table:table-cell table:style-name="ce1" office:value-type="float" office:value="0.088615" calcext:value-type="float">
            <text:p>0.088615</text:p>
          </table:table-cell>
          <table:table-cell table:style-name="ce1"/>
          <table:table-cell table:style-name="ce1" office:value-type="float" office:value="0.086802" calcext:value-type="float">
            <text:p>0.086802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657" calcext:value-type="float">
            <text:p>0.000657</text:p>
          </table:table-cell>
          <table:table-cell table:style-name="ce1" office:value-type="float" office:value="0.000669" calcext:value-type="float">
            <text:p>0.00066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" office:value-type="float" office:value="0.028461" calcext:value-type="float">
            <text:p>0.028461</text:p>
          </table:table-cell>
          <table:table-cell table:style-name="ce1" office:value-type="float" office:value="0.027969" calcext:value-type="float">
            <text:p>0.027969</text:p>
          </table:table-cell>
          <table:table-cell table:style-name="ce1" office:value-type="float" office:value="0.032882" calcext:value-type="float">
            <text:p>0.032882</text:p>
          </table:table-cell>
          <table:table-cell table:style-name="ce1" office:value-type="float" office:value="0.029508" calcext:value-type="float">
            <text:p>0.029508</text:p>
          </table:table-cell>
          <table:table-cell table:style-name="ce1" office:value-type="float" office:value="0.030565" calcext:value-type="float">
            <text:p>0.030565</text:p>
          </table:table-cell>
          <table:table-cell table:style-name="ce1" table:number-columns-repeated="3"/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471" calcext:value-type="float">
            <text:p>0.000471</text:p>
          </table:table-cell>
          <table:table-cell table:style-name="ce1" office:value-type="float" office:value="0.000904" calcext:value-type="float">
            <text:p>0.000904</text:p>
          </table:table-cell>
          <table:table-cell table:style-name="ce1" office:value-type="float" office:value="0.001189" calcext:value-type="float">
            <text:p>0.001189</text:p>
          </table:table-cell>
          <table:table-cell table:style-name="ce1" office:value-type="float" office:value="0.001228" calcext:value-type="float">
            <text:p>0.001228</text:p>
          </table:table-cell>
          <table:table-cell table:style-name="ce1" office:value-type="float" office:value="0.000964" calcext:value-type="float">
            <text:p>0.000964</text:p>
          </table:table-cell>
          <table:table-cell table:style-name="ce1" office:value-type="float" office:value="0.000915" calcext:value-type="float">
            <text:p>0.000915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374" calcext:value-type="float">
            <text:p>0.000374</text:p>
          </table:table-cell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675" calcext:value-type="float">
            <text:p>0.00067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0.027812" calcext:value-type="float">
            <text:p>0.027812</text:p>
          </table:table-cell>
          <table:table-cell table:style-name="ce1" office:value-type="float" office:value="0.027965" calcext:value-type="float">
            <text:p>0.027965</text:p>
          </table:table-cell>
          <table:table-cell table:style-name="ce1" office:value-type="float" office:value="0.030164" calcext:value-type="float">
            <text:p>0.030164</text:p>
          </table:table-cell>
          <table:table-cell table:style-name="ce1" office:value-type="float" office:value="0.300661" calcext:value-type="float">
            <text:p>0.300661</text:p>
          </table:table-cell>
          <table:table-cell table:style-name="ce1" office:value-type="float" office:value="0.050262" calcext:value-type="float">
            <text:p>0.050262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61" calcext:value-type="float">
            <text:p>0.000661</text:p>
          </table:table-cell>
          <table:table-cell table:style-name="ce1" office:value-type="float" office:value="0.000694" calcext:value-type="float">
            <text:p>0.000694</text:p>
          </table:table-cell>
          <table:table-cell table:style-name="ce1" office:value-type="float" office:value="0.000903" calcext:value-type="float">
            <text:p>0.000903</text:p>
          </table:table-cell>
          <table:table-cell table:style-name="ce1" office:value-type="float" office:value="0.089779" calcext:value-type="float">
            <text:p>0.089779</text:p>
          </table:table-cell>
          <table:table-cell table:style-name="ce1" office:value-type="float" office:value="0.089678" calcext:value-type="float">
            <text:p>0.089678</text:p>
          </table:table-cell>
          <table:table-cell table:style-name="ce1" office:value-type="float" office:value="0.086443" calcext:value-type="float">
            <text:p>0.086443</text:p>
          </table:table-cell>
          <table:table-cell table:style-name="ce1" office:value-type="float" office:value="0.088506" calcext:value-type="float">
            <text:p>0.088506</text:p>
          </table:table-cell>
          <table:table-cell table:style-name="ce1" office:value-type="float" office:value="0.086654" calcext:value-type="float">
            <text:p>0.086654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61" calcext:value-type="float">
            <text:p>0.00061</text:p>
          </table:table-cell>
          <table:table-cell table:style-name="ce1" office:value-type="float" office:value="0.000416" calcext:value-type="float">
            <text:p>0.000416</text:p>
          </table:table-cell>
          <table:table-cell table:style-name="ce1" office:value-type="float" office:value="0.000568" calcext:value-type="float">
            <text:p>0.00056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float" office:value="0.029058" calcext:value-type="float">
            <text:p>0.029058</text:p>
          </table:table-cell>
          <table:table-cell table:style-name="ce1" office:value-type="float" office:value="0.036753" calcext:value-type="float">
            <text:p>0.036753</text:p>
          </table:table-cell>
          <table:table-cell table:style-name="ce1" office:value-type="float" office:value="0.027819" calcext:value-type="float">
            <text:p>0.027819</text:p>
          </table:table-cell>
          <table:table-cell table:style-name="ce1" office:value-type="float" office:value="0.028101" calcext:value-type="float">
            <text:p>0.028101</text:p>
          </table:table-cell>
          <table:table-cell table:style-name="ce1" office:value-type="float" office:value="0.027614" calcext:value-type="float">
            <text:p>0.027614</text:p>
          </table:table-cell>
          <table:table-cell table:style-name="ce1" office:value-type="float" office:value="0.000599" calcext:value-type="float">
            <text:p>0.000599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399" calcext:value-type="float">
            <text:p>0.000399</text:p>
          </table:table-cell>
          <table:table-cell table:style-name="ce1" office:value-type="float" office:value="0.000785" calcext:value-type="float">
            <text:p>0.000785</text:p>
          </table:table-cell>
          <table:table-cell table:style-name="ce1" office:value-type="float" office:value="0.088486" calcext:value-type="float">
            <text:p>0.088486</text:p>
          </table:table-cell>
          <table:table-cell table:style-name="ce1" office:value-type="float" office:value="0.090989" calcext:value-type="float">
            <text:p>0.090989</text:p>
          </table:table-cell>
          <table:table-cell table:style-name="ce1"/>
          <table:table-cell table:style-name="ce1" office:value-type="float" office:value="0.088173" calcext:value-type="float">
            <text:p>0.088173</text:p>
          </table:table-cell>
          <table:table-cell table:style-name="ce1" office:value-type="float" office:value="0.086763" calcext:value-type="float">
            <text:p>0.086763</text:p>
          </table:table-cell>
          <table:table-cell table:style-name="ce1" office:value-type="float" office:value="0.000415" calcext:value-type="float">
            <text:p>0.000415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705" calcext:value-type="float">
            <text:p>0.000705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office:value-type="float" office:value="0.028141" calcext:value-type="float">
            <text:p>0.028141</text:p>
          </table:table-cell>
          <table:table-cell table:style-name="ce1" office:value-type="float" office:value="0.028006" calcext:value-type="float">
            <text:p>0.028006</text:p>
          </table:table-cell>
          <table:table-cell table:style-name="ce1" office:value-type="float" office:value="0.026865" calcext:value-type="float">
            <text:p>0.026865</text:p>
          </table:table-cell>
          <table:table-cell table:style-name="ce1" office:value-type="float" office:value="0.035296" calcext:value-type="float">
            <text:p>0.035296</text:p>
          </table:table-cell>
          <table:table-cell table:style-name="ce1" office:value-type="float" office:value="0.028268" calcext:value-type="float">
            <text:p>0.028268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73" calcext:value-type="float">
            <text:p>0.000673</text:p>
          </table:table-cell>
          <table:table-cell table:style-name="ce1" office:value-type="float" office:value="0.000714" calcext:value-type="float">
            <text:p>0.000714</text:p>
          </table:table-cell>
          <table:table-cell table:style-name="ce1" office:value-type="float" office:value="0.000393" calcext:value-type="float">
            <text:p>0.000393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1068" calcext:value-type="float">
            <text:p>0.001068</text:p>
          </table:table-cell>
          <table:table-cell table:style-name="ce1" office:value-type="float" office:value="0.001254" calcext:value-type="float">
            <text:p>0.001254</text:p>
          </table:table-cell>
          <table:table-cell table:style-name="ce1" office:value-type="float" office:value="0.001255" calcext:value-type="float">
            <text:p>0.001255</text:p>
          </table:table-cell>
          <table:table-cell table:style-name="ce1" office:value-type="float" office:value="0.00123" calcext:value-type="float">
            <text:p>0.00123</text:p>
          </table:table-cell>
          <table:table-cell table:style-name="ce1" office:value-type="float" office:value="0.000974" calcext:value-type="float">
            <text:p>0.000974</text:p>
          </table:table-cell>
          <table:table-cell table:style-name="ce1" office:value-type="float" office:value="0.001506" calcext:value-type="float">
            <text:p>0.001506</text:p>
          </table:table-cell>
          <table:table-cell table:style-name="ce1" office:value-type="float" office:value="0.001431" calcext:value-type="float">
            <text:p>0.001431</text:p>
          </table:table-cell>
          <table:table-cell table:style-name="ce1" office:value-type="float" office:value="0.001508" calcext:value-type="float">
            <text:p>0.001508</text:p>
          </table:table-cell>
          <table:table-cell table:style-name="ce1" office:value-type="float" office:value="0.001513" calcext:value-type="float">
            <text:p>0.001513</text:p>
          </table:table-cell>
          <table:table-cell table:style-name="ce1" office:value-type="float" office:value="0.001467" calcext:value-type="float">
            <text:p>0.00146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float" office:value="0.026795" calcext:value-type="float">
            <text:p>0.026795</text:p>
          </table:table-cell>
          <table:table-cell table:style-name="ce1" office:value-type="float" office:value="0.026916" calcext:value-type="float">
            <text:p>0.026916</text:p>
          </table:table-cell>
          <table:table-cell table:style-name="ce1" office:value-type="float" office:value="0.029391" calcext:value-type="float">
            <text:p>0.029391</text:p>
          </table:table-cell>
          <table:table-cell table:style-name="ce1" office:value-type="float" office:value="0.027545" calcext:value-type="float">
            <text:p>0.027545</text:p>
          </table:table-cell>
          <table:table-cell table:style-name="ce1" office:value-type="float" office:value="0.027501" calcext:value-type="float">
            <text:p>0.027501</text:p>
          </table:table-cell>
          <table:table-cell table:style-name="ce1" office:value-type="float" office:value="0.000673" calcext:value-type="float">
            <text:p>0.000673</text:p>
          </table:table-cell>
          <table:table-cell table:style-name="ce1" office:value-type="float" office:value="0.000706" calcext:value-type="float">
            <text:p>0.000706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36" calcext:value-type="float">
            <text:p>0.000736</text:p>
          </table:table-cell>
          <table:table-cell table:style-name="ce1" office:value-type="float" office:value="0.088475" calcext:value-type="float">
            <text:p>0.088475</text:p>
          </table:table-cell>
          <table:table-cell table:style-name="ce1" office:value-type="float" office:value="0.089524" calcext:value-type="float">
            <text:p>0.089524</text:p>
          </table:table-cell>
          <table:table-cell table:style-name="ce1" office:value-type="float" office:value="0.086317" calcext:value-type="float">
            <text:p>0.086317</text:p>
          </table:table-cell>
          <table:table-cell table:style-name="ce1" office:value-type="float" office:value="0.086123" calcext:value-type="float">
            <text:p>0.086123</text:p>
          </table:table-cell>
          <table:table-cell table:style-name="ce1" office:value-type="float" office:value="0.088589" calcext:value-type="float">
            <text:p>0.088589</text:p>
          </table:table-cell>
          <table:table-cell table:style-name="ce1" office:value-type="float" office:value="0.001631" calcext:value-type="float">
            <text:p>0.001631</text:p>
          </table:table-cell>
          <table:table-cell table:style-name="ce1" office:value-type="float" office:value="0.001461" calcext:value-type="float">
            <text:p>0.001461</text:p>
          </table:table-cell>
          <table:table-cell table:style-name="ce1" office:value-type="float" office:value="0.00146" calcext:value-type="float">
            <text:p>0.00146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2" calcext:value-type="float">
            <text:p>0.001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float" office:value="0.026876" calcext:value-type="float">
            <text:p>0.026876</text:p>
          </table:table-cell>
          <table:table-cell table:style-name="ce1" office:value-type="float" office:value="0.031888" calcext:value-type="float">
            <text:p>0.031888</text:p>
          </table:table-cell>
          <table:table-cell table:style-name="ce1" office:value-type="float" office:value="0.029744" calcext:value-type="float">
            <text:p>0.029744</text:p>
          </table:table-cell>
          <table:table-cell table:style-name="ce1" office:value-type="float" office:value="0.027324" calcext:value-type="float">
            <text:p>0.027324</text:p>
          </table:table-cell>
          <table:table-cell table:style-name="ce1" office:value-type="float" office:value="0.026942" calcext:value-type="float">
            <text:p>0.026942</text:p>
          </table:table-cell>
          <table:table-cell table:style-name="ce1" office:value-type="float" office:value="0.00043" calcext:value-type="float">
            <text:p>0.00043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00733" calcext:value-type="float">
            <text:p>0.000733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0379" calcext:value-type="float">
            <text:p>0.000379</text:p>
          </table:table-cell>
          <table:table-cell table:style-name="ce1" office:value-type="float" office:value="0.001198" calcext:value-type="float">
            <text:p>0.001198</text:p>
          </table:table-cell>
          <table:table-cell table:style-name="ce1" office:value-type="float" office:value="0.001135" calcext:value-type="float">
            <text:p>0.001135</text:p>
          </table:table-cell>
          <table:table-cell table:style-name="ce1"/>
          <table:table-cell table:style-name="ce1" office:value-type="float" office:value="0.000946" calcext:value-type="float">
            <text:p>0.000946</text:p>
          </table:table-cell>
          <table:table-cell table:style-name="ce1" office:value-type="float" office:value="0.00135" calcext:value-type="float">
            <text:p>0.00135</text:p>
          </table:table-cell>
          <table:table-cell table:style-name="ce1" table:number-columns-repeated="2"/>
          <table:table-cell table:style-name="ce1" office:value-type="float" office:value="0.000369" calcext:value-type="float">
            <text:p>0.000369</text:p>
          </table:table-cell>
          <table:table-cell table:style-name="ce1" office:value-type="float" office:value="0.000458" calcext:value-type="float">
            <text:p>0.000458</text:p>
          </table:table-cell>
          <table:table-cell table:style-name="ce1" office:value-type="float" office:value="0.000595" calcext:value-type="float">
            <text:p>0.00059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float" office:value="0.037366" calcext:value-type="float">
            <text:p>0.037366</text:p>
          </table:table-cell>
          <table:table-cell table:style-name="ce1" office:value-type="float" office:value="0.027095" calcext:value-type="float">
            <text:p>0.027095</text:p>
          </table:table-cell>
          <table:table-cell table:style-name="ce1" office:value-type="float" office:value="0.034809" calcext:value-type="float">
            <text:p>0.034809</text:p>
          </table:table-cell>
          <table:table-cell table:style-name="ce1" office:value-type="float" office:value="0.02754" calcext:value-type="float">
            <text:p>0.02754</text:p>
          </table:table-cell>
          <table:table-cell table:style-name="ce1" office:value-type="float" office:value="0.028456" calcext:value-type="float">
            <text:p>0.028456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446" calcext:value-type="float">
            <text:p>0.000446</text:p>
          </table:table-cell>
          <table:table-cell table:style-name="ce1" office:value-type="float" office:value="0.000574" calcext:value-type="float">
            <text:p>0.000574</text:p>
          </table:table-cell>
          <table:table-cell table:style-name="ce1" office:value-type="float" office:value="0.00113" calcext:value-type="float">
            <text:p>0.00113</text:p>
          </table:table-cell>
          <table:table-cell table:style-name="ce1" office:value-type="float" office:value="0.001443" calcext:value-type="float">
            <text:p>0.001443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1146" calcext:value-type="float">
            <text:p>0.001146</text:p>
          </table:table-cell>
          <table:table-cell table:style-name="ce1" office:value-type="float" office:value="0.001209" calcext:value-type="float">
            <text:p>0.001209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1239" calcext:value-type="float">
            <text:p>0.001239</text:p>
          </table:table-cell>
          <table:table-cell table:style-name="ce1" office:value-type="float" office:value="0.001517" calcext:value-type="float">
            <text:p>0.001517</text:p>
          </table:table-cell>
          <table:table-cell table:style-name="ce1" office:value-type="float" office:value="0.001455" calcext:value-type="float">
            <text:p>0.001455</text:p>
          </table:table-cell>
          <table:table-cell table:style-name="ce1" office:value-type="float" office:value="0.001445" calcext:value-type="float">
            <text:p>0.00144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" office:value-type="float" office:value="0.02809" calcext:value-type="float">
            <text:p>0.02809</text:p>
          </table:table-cell>
          <table:table-cell table:style-name="ce1" office:value-type="float" office:value="0.036285" calcext:value-type="float">
            <text:p>0.036285</text:p>
          </table:table-cell>
          <table:table-cell table:style-name="ce1" office:value-type="float" office:value="0.030892" calcext:value-type="float">
            <text:p>0.030892</text:p>
          </table:table-cell>
          <table:table-cell table:style-name="ce1" office:value-type="float" office:value="0.036527" calcext:value-type="float">
            <text:p>0.036527</text:p>
          </table:table-cell>
          <table:table-cell table:style-name="ce1" office:value-type="float" office:value="0.029409" calcext:value-type="float">
            <text:p>0.029409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633" calcext:value-type="float">
            <text:p>0.000633</text:p>
          </table:table-cell>
          <table:table-cell table:style-name="ce1" office:value-type="float" office:value="0.000492" calcext:value-type="float">
            <text:p>0.000492</text:p>
          </table:table-cell>
          <table:table-cell table:style-name="ce1" office:value-type="float" office:value="0.000604" calcext:value-type="float">
            <text:p>0.000604</text:p>
          </table:table-cell>
          <table:table-cell table:style-name="ce1" office:value-type="float" office:value="0.000635" calcext:value-type="float">
            <text:p>0.000635</text:p>
          </table:table-cell>
          <table:table-cell table:style-name="ce1" table:number-columns-repeated="2"/>
          <table:table-cell table:style-name="ce1" office:value-type="float" office:value="0.000957" calcext:value-type="float">
            <text:p>0.000957</text:p>
          </table:table-cell>
          <table:table-cell table:style-name="ce1" office:value-type="float" office:value="0.001507" calcext:value-type="float">
            <text:p>0.001507</text:p>
          </table:table-cell>
          <table:table-cell table:style-name="ce1" office:value-type="float" office:value="0.00139" calcext:value-type="float">
            <text:p>0.00139</text:p>
          </table:table-cell>
          <table:table-cell table:style-name="ce1" office:value-type="float" office:value="0.000757" calcext:value-type="float">
            <text:p>0.000757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000457" calcext:value-type="float">
            <text:p>0.000457</text:p>
          </table:table-cell>
          <table:table-cell table:style-name="ce1" office:value-type="float" office:value="0.000597" calcext:value-type="float">
            <text:p>0.0005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" office:value-type="float" office:value="0.027269" calcext:value-type="float">
            <text:p>0.027269</text:p>
          </table:table-cell>
          <table:table-cell table:style-name="ce1" office:value-type="float" office:value="0.029766" calcext:value-type="float">
            <text:p>0.029766</text:p>
          </table:table-cell>
          <table:table-cell table:style-name="ce1" office:value-type="float" office:value="0.027876" calcext:value-type="float">
            <text:p>0.027876</text:p>
          </table:table-cell>
          <table:table-cell table:style-name="ce1" office:value-type="float" office:value="0.031054" calcext:value-type="float">
            <text:p>0.031054</text:p>
          </table:table-cell>
          <table:table-cell table:style-name="ce1" office:value-type="float" office:value="0.028774" calcext:value-type="float">
            <text:p>0.028774</text:p>
          </table:table-cell>
          <table:table-cell table:style-name="ce1" office:value-type="float" office:value="0.000435" calcext:value-type="float">
            <text:p>0.000435</text:p>
          </table:table-cell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55" calcext:value-type="float">
            <text:p>0.000655</text:p>
          </table:table-cell>
          <table:table-cell table:style-name="ce1" office:value-type="float" office:value="0.001596" calcext:value-type="float">
            <text:p>0.001596</text:p>
          </table:table-cell>
          <table:table-cell table:style-name="ce1" office:value-type="float" office:value="0.001364" calcext:value-type="float">
            <text:p>0.001364</text:p>
          </table:table-cell>
          <table:table-cell table:style-name="ce1" office:value-type="float" office:value="0.001204" calcext:value-type="float">
            <text:p>0.001204</text:p>
          </table:table-cell>
          <table:table-cell table:style-name="ce1" office:value-type="float" office:value="0.001273" calcext:value-type="float">
            <text:p>0.001273</text:p>
          </table:table-cell>
          <table:table-cell table:style-name="ce1" office:value-type="float" office:value="0.001398" calcext:value-type="float">
            <text:p>0.001398</text:p>
          </table:table-cell>
          <table:table-cell table:number-columns-repeated="2" table:style-name="ce1" office:value-type="float" office:value="0.000436" calcext:value-type="float">
            <text:p>0.000436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729" calcext:value-type="float">
            <text:p>0.0007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float" office:value="0.028968" calcext:value-type="float">
            <text:p>0.028968</text:p>
          </table:table-cell>
          <table:table-cell table:style-name="ce1" office:value-type="float" office:value="0.042576" calcext:value-type="float">
            <text:p>0.042576</text:p>
          </table:table-cell>
          <table:table-cell table:style-name="ce1" office:value-type="float" office:value="0.028761" calcext:value-type="float">
            <text:p>0.028761</text:p>
          </table:table-cell>
          <table:table-cell table:style-name="ce1" office:value-type="float" office:value="0.027702" calcext:value-type="float">
            <text:p>0.027702</text:p>
          </table:table-cell>
          <table:table-cell table:style-name="ce1" office:value-type="float" office:value="0.030128" calcext:value-type="float">
            <text:p>0.030128</text:p>
          </table:table-cell>
          <table:table-cell table:style-name="ce1" office:value-type="float" office:value="0.00063" calcext:value-type="float">
            <text:p>0.00063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1407" calcext:value-type="float">
            <text:p>0.001407</text:p>
          </table:table-cell>
          <table:table-cell table:style-name="ce1" office:value-type="float" office:value="0.000959" calcext:value-type="float">
            <text:p>0.000959</text:p>
          </table:table-cell>
          <table:table-cell table:style-name="ce1" office:value-type="float" office:value="0.001231" calcext:value-type="float">
            <text:p>0.001231</text:p>
          </table:table-cell>
          <table:table-cell table:style-name="ce1" office:value-type="float" office:value="0.001413" calcext:value-type="float">
            <text:p>0.001413</text:p>
          </table:table-cell>
          <table:table-cell table:style-name="ce1" office:value-type="float" office:value="0.001215" calcext:value-type="float">
            <text:p>0.001215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44" calcext:value-type="float">
            <text:p>0.00044</text:p>
          </table:table-cell>
          <table:table-cell table:style-name="ce1" office:value-type="float" office:value="0.000617" calcext:value-type="float">
            <text:p>0.000617</text:p>
          </table:table-cell>
          <table:table-cell table:style-name="ce1" office:value-type="float" office:value="0.000651" calcext:value-type="float">
            <text:p>0.00065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float" office:value="0.028152" calcext:value-type="float">
            <text:p>0.028152</text:p>
          </table:table-cell>
          <table:table-cell table:style-name="ce1" office:value-type="float" office:value="0.00161" calcext:value-type="float">
            <text:p>0.00161</text:p>
          </table:table-cell>
          <table:table-cell table:style-name="ce1" office:value-type="float" office:value="0.029564" calcext:value-type="float">
            <text:p>0.029564</text:p>
          </table:table-cell>
          <table:table-cell table:style-name="ce1" office:value-type="float" office:value="0.027574" calcext:value-type="float">
            <text:p>0.027574</text:p>
          </table:table-cell>
          <table:table-cell table:style-name="ce1" office:value-type="float" office:value="0.030126" calcext:value-type="float">
            <text:p>0.030126</text:p>
          </table:table-cell>
          <table:table-cell table:style-name="ce1" office:value-type="float" office:value="0.000651" calcext:value-type="float">
            <text:p>0.000651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584" calcext:value-type="float">
            <text:p>0.000584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536" calcext:value-type="float">
            <text:p>0.000536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238" calcext:value-type="float">
            <text:p>0.001238</text:p>
          </table:table-cell>
          <table:table-cell table:style-name="ce1" office:value-type="float" office:value="0.001635" calcext:value-type="float">
            <text:p>0.001635</text:p>
          </table:table-cell>
          <table:table-cell table:style-name="ce1" office:value-type="float" office:value="0.001145" calcext:value-type="float">
            <text:p>0.001145</text:p>
          </table:table-cell>
          <table:table-cell table:style-name="ce1" office:value-type="float" office:value="0.001196" calcext:value-type="float">
            <text:p>0.001196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444" calcext:value-type="float">
            <text:p>0.000444</text:p>
          </table:table-cell>
          <table:table-cell table:style-name="ce1" office:value-type="float" office:value="0.000574" calcext:value-type="float">
            <text:p>0.000574</text:p>
          </table:table-cell>
          <table:table-cell table:style-name="ce1" office:value-type="float" office:value="0.000449" calcext:value-type="float">
            <text:p>0.000449</text:p>
          </table:table-cell>
          <table:table-cell table:style-name="ce1" office:value-type="float" office:value="0.000707" calcext:value-type="float">
            <text:p>0.000707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office:value-type="float" office:value="0.02809" calcext:value-type="float">
            <text:p>0.02809</text:p>
          </table:table-cell>
          <table:table-cell table:style-name="ce1" office:value-type="float" office:value="0.031932" calcext:value-type="float">
            <text:p>0.031932</text:p>
          </table:table-cell>
          <table:table-cell table:style-name="ce1" office:value-type="float" office:value="0.030239" calcext:value-type="float">
            <text:p>0.030239</text:p>
          </table:table-cell>
          <table:table-cell table:style-name="ce1" office:value-type="float" office:value="0.049818" calcext:value-type="float">
            <text:p>0.049818</text:p>
          </table:table-cell>
          <table:table-cell table:style-name="ce1" office:value-type="float" office:value="0.028385" calcext:value-type="float">
            <text:p>0.028385</text:p>
          </table:table-cell>
          <table:table-cell table:style-name="ce1" office:value-type="float" office:value="0.004951" calcext:value-type="float">
            <text:p>0.004951</text:p>
          </table:table-cell>
          <table:table-cell table:style-name="ce1" office:value-type="float" office:value="0.002199" calcext:value-type="float">
            <text:p>0.002199</text:p>
          </table:table-cell>
          <table:table-cell table:style-name="ce1" office:value-type="float" office:value="0.002276" calcext:value-type="float">
            <text:p>0.002276</text:p>
          </table:table-cell>
          <table:table-cell table:style-name="ce1" office:value-type="float" office:value="0.00271" calcext:value-type="float">
            <text:p>0.00271</text:p>
          </table:table-cell>
          <table:table-cell table:style-name="ce1" office:value-type="float" office:value="0.003048" calcext:value-type="float">
            <text:p>0.003048</text:p>
          </table:table-cell>
          <table:table-cell table:style-name="ce1" office:value-type="float" office:value="0.001188" calcext:value-type="float">
            <text:p>0.001188</text:p>
          </table:table-cell>
          <table:table-cell table:style-name="ce1" office:value-type="float" office:value="0.001076" calcext:value-type="float">
            <text:p>0.001076</text:p>
          </table:table-cell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646" calcext:value-type="float">
            <text:p>0.001646</text:p>
          </table:table-cell>
          <table:table-cell table:style-name="ce1" office:value-type="float" office:value="0.001219" calcext:value-type="float">
            <text:p>0.001219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75" calcext:value-type="float">
            <text:p>0.000675</text:p>
          </table:table-cell>
          <table:table-cell table:style-name="ce1" office:value-type="float" office:value="0.000418" calcext:value-type="float">
            <text:p>0.000418</text:p>
          </table:table-cell>
          <table:table-cell table:style-name="ce1" office:value-type="float" office:value="0.000711" calcext:value-type="float">
            <text:p>0.00071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031064" calcext:value-type="float">
            <text:p>0.031064</text:p>
          </table:table-cell>
          <table:table-cell table:style-name="ce1" office:value-type="float" office:value="0.004265" calcext:value-type="float">
            <text:p>0.004265</text:p>
          </table:table-cell>
          <table:table-cell table:style-name="ce1" office:value-type="float" office:value="0.028071" calcext:value-type="float">
            <text:p>0.028071</text:p>
          </table:table-cell>
          <table:table-cell table:style-name="ce1" office:value-type="float" office:value="0.036359" calcext:value-type="float">
            <text:p>0.036359</text:p>
          </table:table-cell>
          <table:table-cell table:style-name="ce1" office:value-type="float" office:value="0.038025" calcext:value-type="float">
            <text:p>0.038025</text:p>
          </table:table-cell>
          <table:table-cell table:style-name="ce1"/>
          <table:table-cell table:style-name="ce1" office:value-type="float" office:value="0.0004" calcext:value-type="float">
            <text:p>0.0004</text:p>
          </table:table-cell>
          <table:table-cell table:style-name="ce1" office:value-type="float" office:value="0.000746" calcext:value-type="float">
            <text:p>0.000746</text:p>
          </table:table-cell>
          <table:table-cell table:style-name="ce1" office:value-type="float" office:value="0.000643" calcext:value-type="float">
            <text:p>0.000643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94979" calcext:value-type="float">
            <text:p>0.094979</text:p>
          </table:table-cell>
          <table:table-cell table:style-name="ce1"/>
          <table:table-cell table:style-name="ce1" office:value-type="float" office:value="0.094975" calcext:value-type="float">
            <text:p>0.094975</text:p>
          </table:table-cell>
          <table:table-cell table:style-name="ce1" office:value-type="float" office:value="0.088473" calcext:value-type="float">
            <text:p>0.088473</text:p>
          </table:table-cell>
          <table:table-cell table:style-name="ce1" office:value-type="float" office:value="0.088496" calcext:value-type="float">
            <text:p>0.088496</text:p>
          </table:table-cell>
          <table:table-cell table:style-name="ce1" office:value-type="float" office:value="0.000716" calcext:value-type="float">
            <text:p>0.000716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73" calcext:value-type="float">
            <text:p>0.00073</text:p>
          </table:table-cell>
          <table:table-cell table:style-name="ce1" office:value-type="float" office:value="0.000671" calcext:value-type="float">
            <text:p>0.000671</text:p>
          </table:table-cell>
          <table:table-cell table:style-name="ce1" office:value-type="float" office:value="0.000624" calcext:value-type="float">
            <text:p>0.00062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office:value-type="float" office:value="0.039945" calcext:value-type="float">
            <text:p>0.039945</text:p>
          </table:table-cell>
          <table:table-cell table:style-name="ce1" office:value-type="float" office:value="0.043076" calcext:value-type="float">
            <text:p>0.043076</text:p>
          </table:table-cell>
          <table:table-cell table:style-name="ce1" office:value-type="float" office:value="0.031584" calcext:value-type="float">
            <text:p>0.031584</text:p>
          </table:table-cell>
          <table:table-cell table:style-name="ce1" office:value-type="float" office:value="0.039907" calcext:value-type="float">
            <text:p>0.039907</text:p>
          </table:table-cell>
          <table:table-cell table:style-name="ce1" office:value-type="float" office:value="0.034673" calcext:value-type="float">
            <text:p>0.034673</text:p>
          </table:table-cell>
          <table:table-cell table:style-name="ce1" office:value-type="float" office:value="0.000618" calcext:value-type="float">
            <text:p>0.000618</text:p>
          </table:table-cell>
          <table:table-cell table:style-name="ce1" office:value-type="float" office:value="0.000441" calcext:value-type="float">
            <text:p>0.000441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628" calcext:value-type="float">
            <text:p>0.000628</text:p>
          </table:table-cell>
          <table:table-cell table:style-name="ce1" office:value-type="float" office:value="0.09458" calcext:value-type="float">
            <text:p>0.09458</text:p>
          </table:table-cell>
          <table:table-cell table:style-name="ce1" office:value-type="float" office:value="0.096143" calcext:value-type="float">
            <text:p>0.096143</text:p>
          </table:table-cell>
          <table:table-cell table:style-name="ce1" office:value-type="float" office:value="0.095095" calcext:value-type="float">
            <text:p>0.095095</text:p>
          </table:table-cell>
          <table:table-cell table:style-name="ce1" office:value-type="float" office:value="0.096399" calcext:value-type="float">
            <text:p>0.096399</text:p>
          </table:table-cell>
          <table:table-cell table:style-name="ce1" office:value-type="float" office:value="0.094907" calcext:value-type="float">
            <text:p>0.094907</text:p>
          </table:table-cell>
          <table:table-cell table:style-name="ce1" office:value-type="float" office:value="0.000718" calcext:value-type="float">
            <text:p>0.000718</text:p>
          </table:table-cell>
          <table:table-cell table:style-name="ce1" office:value-type="float" office:value="0.000459" calcext:value-type="float">
            <text:p>0.000459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717" calcext:value-type="float">
            <text:p>0.00071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office:value-type="float" office:value="0.027123" calcext:value-type="float">
            <text:p>0.027123</text:p>
          </table:table-cell>
          <table:table-cell table:style-name="ce1" office:value-type="float" office:value="0.03647" calcext:value-type="float">
            <text:p>0.03647</text:p>
          </table:table-cell>
          <table:table-cell table:style-name="ce1" office:value-type="float" office:value="0.043025" calcext:value-type="float">
            <text:p>0.043025</text:p>
          </table:table-cell>
          <table:table-cell table:style-name="ce1" office:value-type="float" office:value="0.038456" calcext:value-type="float">
            <text:p>0.038456</text:p>
          </table:table-cell>
          <table:table-cell table:style-name="ce1" office:value-type="float" office:value="0.028558" calcext:value-type="float">
            <text:p>0.028558</text:p>
          </table:table-cell>
          <table:table-cell table:style-name="ce1" office:value-type="float" office:value="0.000687" calcext:value-type="float">
            <text:p>0.000687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433" calcext:value-type="float">
            <text:p>0.000433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16" calcext:value-type="float">
            <text:p>0.000616</text:p>
          </table:table-cell>
          <table:table-cell table:style-name="ce1" office:value-type="float" office:value="0.001185" calcext:value-type="float">
            <text:p>0.001185</text:p>
          </table:table-cell>
          <table:table-cell table:style-name="ce1" office:value-type="float" office:value="0.001193" calcext:value-type="float">
            <text:p>0.001193</text:p>
          </table:table-cell>
          <table:table-cell table:style-name="ce1" office:value-type="float" office:value="0.001151" calcext:value-type="float">
            <text:p>0.001151</text:p>
          </table:table-cell>
          <table:table-cell table:style-name="ce1" office:value-type="float" office:value="0.001176" calcext:value-type="float">
            <text:p>0.001176</text:p>
          </table:table-cell>
          <table:table-cell table:style-name="ce1" office:value-type="float" office:value="0.00131" calcext:value-type="float">
            <text:p>0.00131</text:p>
          </table:table-cell>
          <table:table-cell table:style-name="ce1" office:value-type="float" office:value="0.000711" calcext:value-type="float">
            <text:p>0.000711</text:p>
          </table:table-cell>
          <table:table-cell table:style-name="ce1" office:value-type="float" office:value="0.000677" calcext:value-type="float">
            <text:p>0.000677</text:p>
          </table:table-cell>
          <table:table-cell table:style-name="ce1" office:value-type="float" office:value="0.000461" calcext:value-type="float">
            <text:p>0.000461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695" calcext:value-type="float">
            <text:p>0.00069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office:value-type="float" office:value="0.028564" calcext:value-type="float">
            <text:p>0.028564</text:p>
          </table:table-cell>
          <table:table-cell table:style-name="ce1" office:value-type="float" office:value="0.028375" calcext:value-type="float">
            <text:p>0.028375</text:p>
          </table:table-cell>
          <table:table-cell table:style-name="ce1" office:value-type="float" office:value="0.041338" calcext:value-type="float">
            <text:p>0.041338</text:p>
          </table:table-cell>
          <table:table-cell table:style-name="ce1" office:value-type="float" office:value="0.031452" calcext:value-type="float">
            <text:p>0.031452</text:p>
          </table:table-cell>
          <table:table-cell table:style-name="ce1" office:value-type="float" office:value="0.037975" calcext:value-type="float">
            <text:p>0.037975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000676" calcext:value-type="float">
            <text:p>0.000676</text:p>
          </table:table-cell>
          <table:table-cell table:style-name="ce1" office:value-type="float" office:value="0.000409" calcext:value-type="float">
            <text:p>0.000409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634" calcext:value-type="float">
            <text:p>0.000634</text:p>
          </table:table-cell>
          <table:table-cell table:style-name="ce1" table:number-columns-repeated="2"/>
          <table:table-cell table:style-name="ce1" office:value-type="float" office:value="0.001131" calcext:value-type="float">
            <text:p>0.001131</text:p>
          </table:table-cell>
          <table:table-cell table:style-name="ce1" office:value-type="float" office:value="0.001134" calcext:value-type="float">
            <text:p>0.001134</text:p>
          </table:table-cell>
          <table:table-cell table:style-name="ce1" office:value-type="float" office:value="0.000909" calcext:value-type="float">
            <text:p>0.000909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00619" calcext:value-type="float">
            <text:p>0.000619</text:p>
          </table:table-cell>
          <table:table-cell table:style-name="ce1" office:value-type="float" office:value="0.000639" calcext:value-type="float">
            <text:p>0.000639</text:p>
          </table:table-cell>
          <table:table-cell table:style-name="ce1" office:value-type="float" office:value="0.000686" calcext:value-type="float">
            <text:p>0.00068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0.02957" calcext:value-type="float">
            <text:p>0.02957</text:p>
          </table:table-cell>
          <table:table-cell table:style-name="ce1" office:value-type="float" office:value="0.03454" calcext:value-type="float">
            <text:p>0.03454</text:p>
          </table:table-cell>
          <table:table-cell table:style-name="ce1" office:value-type="float" office:value="0.027859" calcext:value-type="float">
            <text:p>0.027859</text:p>
          </table:table-cell>
          <table:table-cell table:style-name="ce1" office:value-type="float" office:value="0.004164" calcext:value-type="float">
            <text:p>0.004164</text:p>
          </table:table-cell>
          <table:table-cell table:style-name="ce1" office:value-type="float" office:value="0.028467" calcext:value-type="float">
            <text:p>0.028467</text:p>
          </table:table-cell>
          <table:table-cell table:style-name="ce1" office:value-type="float" office:value="0.000667" calcext:value-type="float">
            <text:p>0.000667</text:p>
          </table:table-cell>
          <table:table-cell table:style-name="ce1" office:value-type="float" office:value="0.000681" calcext:value-type="float">
            <text:p>0.000681</text:p>
          </table:table-cell>
          <table:table-cell table:style-name="ce1" office:value-type="float" office:value="0.000664" calcext:value-type="float">
            <text:p>0.000664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591" calcext:value-type="float">
            <text:p>0.000591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183" calcext:value-type="float">
            <text:p>0.001183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float" office:value="0.00101" calcext:value-type="float">
            <text:p>0.00101</text:p>
          </table:table-cell>
          <table:table-cell table:style-name="ce1" office:value-type="float" office:value="0.001415" calcext:value-type="float">
            <text:p>0.001415</text:p>
          </table:table-cell>
          <table:table-cell table:style-name="ce1" office:value-type="float" office:value="0.001218" calcext:value-type="float">
            <text:p>0.001218</text:p>
          </table:table-cell>
          <table:table-cell table:style-name="ce1" office:value-type="float" office:value="0.001474" calcext:value-type="float">
            <text:p>0.001474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18" calcext:value-type="float">
            <text:p>0.00118</text:p>
          </table:table-cell>
          <table:table-cell table:style-name="ce1" office:value-type="float" office:value="0.001385" calcext:value-type="float">
            <text:p>0.00138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" office:value-type="float" office:value="0.029403" calcext:value-type="float">
            <text:p>0.029403</text:p>
          </table:table-cell>
          <table:table-cell table:style-name="ce1" office:value-type="float" office:value="0.043104" calcext:value-type="float">
            <text:p>0.043104</text:p>
          </table:table-cell>
          <table:table-cell table:style-name="ce1" office:value-type="float" office:value="0.020137" calcext:value-type="float">
            <text:p>0.020137</text:p>
          </table:table-cell>
          <table:table-cell table:style-name="ce1" office:value-type="float" office:value="0.03887" calcext:value-type="float">
            <text:p>0.03887</text:p>
          </table:table-cell>
          <table:table-cell table:style-name="ce1" office:value-type="float" office:value="0.033482" calcext:value-type="float">
            <text:p>0.033482</text:p>
          </table:table-cell>
          <table:table-cell table:style-name="ce1" office:value-type="float" office:value="0.000798" calcext:value-type="float">
            <text:p>0.000798</text:p>
          </table:table-cell>
          <table:table-cell table:style-name="ce1" office:value-type="float" office:value="0.000671" calcext:value-type="float">
            <text:p>0.000671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0708" calcext:value-type="float">
            <text:p>0.000708</text:p>
          </table:table-cell>
          <table:table-cell table:style-name="ce1" office:value-type="float" office:value="0.000713" calcext:value-type="float">
            <text:p>0.000713</text:p>
          </table:table-cell>
          <table:table-cell table:style-name="ce1" office:value-type="float" office:value="0.001198" calcext:value-type="float">
            <text:p>0.001198</text:p>
          </table:table-cell>
          <table:table-cell table:style-name="ce1" table:number-columns-repeated="2"/>
          <table:table-cell table:style-name="ce1" office:value-type="float" office:value="0.001407" calcext:value-type="float">
            <text:p>0.001407</text:p>
          </table:table-cell>
          <table:table-cell table:style-name="ce1" office:value-type="float" office:value="0.001062" calcext:value-type="float">
            <text:p>0.001062</text:p>
          </table:table-cell>
          <table:table-cell table:style-name="ce1" office:value-type="float" office:value="0.001412" calcext:value-type="float">
            <text:p>0.001412</text:p>
          </table:table-cell>
          <table:table-cell table:style-name="ce1" office:value-type="float" office:value="0.001374" calcext:value-type="float">
            <text:p>0.001374</text:p>
          </table:table-cell>
          <table:table-cell table:style-name="ce1" office:value-type="float" office:value="0.001519" calcext:value-type="float">
            <text:p>0.001519</text:p>
          </table:table-cell>
          <table:table-cell table:style-name="ce1" office:value-type="float" office:value="0.00165" calcext:value-type="float">
            <text:p>0.00165</text:p>
          </table:table-cell>
          <table:table-cell table:style-name="ce1" office:value-type="float" office:value="0.001437" calcext:value-type="float">
            <text:p>0.00143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" office:value-type="float" office:value="0.029231" calcext:value-type="float">
            <text:p>0.029231</text:p>
          </table:table-cell>
          <table:table-cell table:style-name="ce1" office:value-type="float" office:value="0.028653" calcext:value-type="float">
            <text:p>0.028653</text:p>
          </table:table-cell>
          <table:table-cell table:style-name="ce1" office:value-type="float" office:value="0.086506" calcext:value-type="float">
            <text:p>0.086506</text:p>
          </table:table-cell>
          <table:table-cell table:style-name="ce1" office:value-type="float" office:value="0.031224" calcext:value-type="float">
            <text:p>0.031224</text:p>
          </table:table-cell>
          <table:table-cell table:style-name="ce1" office:value-type="float" office:value="0.029616" calcext:value-type="float">
            <text:p>0.029616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479" calcext:value-type="float">
            <text:p>0.000479</text:p>
          </table:table-cell>
          <table:table-cell table:style-name="ce1" office:value-type="float" office:value="0.000626" calcext:value-type="float">
            <text:p>0.000626</text:p>
          </table:table-cell>
          <table:table-cell table:style-name="ce1" office:value-type="float" office:value="0.000683" calcext:value-type="float">
            <text:p>0.000683</text:p>
          </table:table-cell>
          <table:table-cell table:style-name="ce1" office:value-type="float" office:value="0.001128" calcext:value-type="float">
            <text:p>0.001128</text:p>
          </table:table-cell>
          <table:table-cell table:style-name="ce1" office:value-type="float" office:value="0.001201" calcext:value-type="float">
            <text:p>0.001201</text:p>
          </table:table-cell>
          <table:table-cell table:style-name="ce1"/>
          <table:table-cell table:style-name="ce1" office:value-type="float" office:value="0.000862" calcext:value-type="float">
            <text:p>0.000862</text:p>
          </table:table-cell>
          <table:table-cell table:style-name="ce1" office:value-type="float" office:value="0.001465" calcext:value-type="float">
            <text:p>0.001465</text:p>
          </table:table-cell>
          <table:table-cell table:style-name="ce1" office:value-type="float" office:value="0.001628" calcext:value-type="float">
            <text:p>0.001628</text:p>
          </table:table-cell>
          <table:table-cell table:style-name="ce1" table:number-columns-repeated="2"/>
          <table:table-cell table:style-name="ce1" office:value-type="float" office:value="0.001391" calcext:value-type="float">
            <text:p>0.001391</text:p>
          </table:table-cell>
          <table:table-cell table:style-name="ce1" office:value-type="float" office:value="0.001196" calcext:value-type="float">
            <text:p>0.001196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" office:value-type="float" office:value="0.03084" calcext:value-type="float">
            <text:p>0.03084</text:p>
          </table:table-cell>
          <table:table-cell table:style-name="ce1" office:value-type="float" office:value="0.031941" calcext:value-type="float">
            <text:p>0.031941</text:p>
          </table:table-cell>
          <table:table-cell table:style-name="ce1" office:value-type="float" office:value="0.306809" calcext:value-type="float">
            <text:p>0.306809</text:p>
          </table:table-cell>
          <table:table-cell table:style-name="ce1" office:value-type="float" office:value="0.043647" calcext:value-type="float">
            <text:p>0.043647</text:p>
          </table:table-cell>
          <table:table-cell table:style-name="ce1" office:value-type="float" office:value="0.039854" calcext:value-type="float">
            <text:p>0.039854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641" calcext:value-type="float">
            <text:p>0.000641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672" calcext:value-type="float">
            <text:p>0.000672</text:p>
          </table:table-cell>
          <table:table-cell table:style-name="ce1" office:value-type="float" office:value="0.000454" calcext:value-type="float">
            <text:p>0.000454</text:p>
          </table:table-cell>
          <table:table-cell table:style-name="ce1" office:value-type="float" office:value="0.088622" calcext:value-type="float">
            <text:p>0.088622</text:p>
          </table:table-cell>
          <table:table-cell table:style-name="ce1" office:value-type="float" office:value="0.088112" calcext:value-type="float">
            <text:p>0.088112</text:p>
          </table:table-cell>
          <table:table-cell table:style-name="ce1" office:value-type="float" office:value="0.085724" calcext:value-type="float">
            <text:p>0.085724</text:p>
          </table:table-cell>
          <table:table-cell table:style-name="ce1" office:value-type="float" office:value="0.088621" calcext:value-type="float">
            <text:p>0.088621</text:p>
          </table:table-cell>
          <table:table-cell table:style-name="ce1" office:value-type="float" office:value="0.085974" calcext:value-type="float">
            <text:p>0.085974</text:p>
          </table:table-cell>
          <table:table-cell table:style-name="ce1" office:value-type="float" office:value="0.001414" calcext:value-type="float">
            <text:p>0.001414</text:p>
          </table:table-cell>
          <table:table-cell table:style-name="ce1" office:value-type="float" office:value="0.001463" calcext:value-type="float">
            <text:p>0.001463</text:p>
          </table:table-cell>
          <table:table-cell table:style-name="ce1" office:value-type="float" office:value="0.001441" calcext:value-type="float">
            <text:p>0.001441</text:p>
          </table:table-cell>
          <table:table-cell table:style-name="ce1" office:value-type="float" office:value="0.001458" calcext:value-type="float">
            <text:p>0.001458</text:p>
          </table:table-cell>
          <table:table-cell table:style-name="ce1" office:value-type="float" office:value="0.001461" calcext:value-type="float">
            <text:p>0.00146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29762" calcext:value-type="float">
            <text:p>0.029762</text:p>
          </table:table-cell>
          <table:table-cell table:style-name="ce1" office:value-type="float" office:value="0.029311" calcext:value-type="float">
            <text:p>0.029311</text:p>
          </table:table-cell>
          <table:table-cell table:style-name="ce1" office:value-type="float" office:value="0.029273" calcext:value-type="float">
            <text:p>0.029273</text:p>
          </table:table-cell>
          <table:table-cell table:style-name="ce1" office:value-type="float" office:value="0.03653" calcext:value-type="float">
            <text:p>0.03653</text:p>
          </table:table-cell>
          <table:table-cell table:style-name="ce1" office:value-type="float" office:value="0.029693" calcext:value-type="float">
            <text:p>0.029693</text:p>
          </table:table-cell>
          <table:table-cell table:style-name="ce1" office:value-type="float" office:value="0.000638" calcext:value-type="float">
            <text:p>0.000638</text:p>
          </table:table-cell>
          <table:table-cell table:style-name="ce1" office:value-type="float" office:value="0.000684" calcext:value-type="float">
            <text:p>0.000684</text:p>
          </table:table-cell>
          <table:table-cell table:style-name="ce1" office:value-type="float" office:value="0.000699" calcext:value-type="float">
            <text:p>0.000699</text:p>
          </table:table-cell>
          <table:table-cell table:style-name="ce1" office:value-type="float" office:value="0.000622" calcext:value-type="float">
            <text:p>0.000622</text:p>
          </table:table-cell>
          <table:table-cell table:style-name="ce1" office:value-type="float" office:value="0.00062" calcext:value-type="float">
            <text:p>0.00062</text:p>
          </table:table-cell>
          <table:table-cell table:style-name="ce1" office:value-type="float" office:value="0.088248" calcext:value-type="float">
            <text:p>0.088248</text:p>
          </table:table-cell>
          <table:table-cell table:style-name="ce1" office:value-type="float" office:value="0.086106" calcext:value-type="float">
            <text:p>0.086106</text:p>
          </table:table-cell>
          <table:table-cell table:style-name="ce1" office:value-type="float" office:value="0.089722" calcext:value-type="float">
            <text:p>0.089722</text:p>
          </table:table-cell>
          <table:table-cell table:style-name="ce1" office:value-type="float" office:value="0.089811" calcext:value-type="float">
            <text:p>0.089811</text:p>
          </table:table-cell>
          <table:table-cell table:style-name="ce1" office:value-type="float" office:value="0.088328" calcext:value-type="float">
            <text:p>0.088328</text:p>
          </table:table-cell>
          <table:table-cell table:style-name="ce1" office:value-type="float" office:value="0.001454" calcext:value-type="float">
            <text:p>0.001454</text:p>
          </table:table-cell>
          <table:table-cell table:style-name="ce1" office:value-type="float" office:value="0.001391" calcext:value-type="float">
            <text:p>0.001391</text:p>
          </table:table-cell>
          <table:table-cell table:style-name="ce1" office:value-type="float" office:value="0.001397" calcext:value-type="float">
            <text:p>0.001397</text:p>
          </table:table-cell>
          <table:table-cell table:style-name="ce1" office:value-type="float" office:value="0.001186" calcext:value-type="float">
            <text:p>0.001186</text:p>
          </table:table-cell>
          <table:table-cell table:style-name="ce1" office:value-type="float" office:value="0.001343" calcext:value-type="float">
            <text:p>0.00134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style-name="ce1" office:value-type="float" office:value="0.036405" calcext:value-type="float">
            <text:p>0.036405</text:p>
          </table:table-cell>
          <table:table-cell table:style-name="ce1" office:value-type="float" office:value="0.027903" calcext:value-type="float">
            <text:p>0.027903</text:p>
          </table:table-cell>
          <table:table-cell table:style-name="ce1" office:value-type="float" office:value="0.031805" calcext:value-type="float">
            <text:p>0.031805</text:p>
          </table:table-cell>
          <table:table-cell table:style-name="ce1" office:value-type="float" office:value="0.031779" calcext:value-type="float">
            <text:p>0.031779</text:p>
          </table:table-cell>
          <table:table-cell table:style-name="ce1" office:value-type="float" office:value="0.02951" calcext:value-type="float">
            <text:p>0.02951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66" calcext:value-type="float">
            <text:p>0.00066</text:p>
          </table:table-cell>
          <table:table-cell table:style-name="ce1" office:value-type="float" office:value="0.000715" calcext:value-type="float">
            <text:p>0.000715</text:p>
          </table:table-cell>
          <table:table-cell table:style-name="ce1" office:value-type="float" office:value="0.000666" calcext:value-type="float">
            <text:p>0.000666</text:p>
          </table:table-cell>
          <table:table-cell table:style-name="ce1" office:value-type="float" office:value="0.000704" calcext:value-type="float">
            <text:p>0.000704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406" calcext:value-type="float">
            <text:p>0.001406</text:p>
          </table:table-cell>
          <table:table-cell table:style-name="ce1" table:number-columns-repeated="2"/>
          <table:table-cell table:style-name="ce1" office:value-type="float" office:value="0.001144" calcext:value-type="float">
            <text:p>0.001144</text:p>
          </table:table-cell>
          <table:table-cell table:style-name="ce1" office:value-type="float" office:value="0.000448" calcext:value-type="float">
            <text:p>0.000448</text:p>
          </table:table-cell>
          <table:table-cell table:style-name="ce1" office:value-type="float" office:value="0.00041" calcext:value-type="float">
            <text:p>0.00041</text:p>
          </table:table-cell>
          <table:table-cell table:style-name="ce1" office:value-type="float" office:value="0.000632" calcext:value-type="float">
            <text:p>0.000632</text:p>
          </table:table-cell>
          <table:table-cell table:style-name="ce1" office:value-type="float" office:value="0.000601" calcext:value-type="float">
            <text:p>0.000601</text:p>
          </table:table-cell>
          <table:table-cell table:style-name="ce1" office:value-type="float" office:value="0.000398" calcext:value-type="float">
            <text:p>0.00039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0.026479" calcext:value-type="float">
            <text:p>0.026479</text:p>
          </table:table-cell>
          <table:table-cell table:style-name="ce1" office:value-type="float" office:value="0.031249" calcext:value-type="float">
            <text:p>0.031249</text:p>
          </table:table-cell>
          <table:table-cell table:style-name="ce1" office:value-type="float" office:value="0.028357" calcext:value-type="float">
            <text:p>0.028357</text:p>
          </table:table-cell>
          <table:table-cell table:style-name="ce1" office:value-type="float" office:value="0.029583" calcext:value-type="float">
            <text:p>0.029583</text:p>
          </table:table-cell>
          <table:table-cell table:style-name="ce1" office:value-type="float" office:value="0.030409" calcext:value-type="float">
            <text:p>0.030409</text:p>
          </table:table-cell>
          <table:table-cell table:style-name="ce1" table:number-columns-repeated="3"/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948" calcext:value-type="float">
            <text:p>0.000948</text:p>
          </table:table-cell>
          <table:table-cell table:number-columns-repeated="2" table:style-name="ce1" office:value-type="float" office:value="0.001139" calcext:value-type="float">
            <text:p>0.001139</text:p>
          </table:table-cell>
          <table:table-cell table:style-name="ce1" office:value-type="float" office:value="0.001203" calcext:value-type="float">
            <text:p>0.001203</text:p>
          </table:table-cell>
          <table:table-cell table:style-name="ce1" office:value-type="float" office:value="0.001418" calcext:value-type="float">
            <text:p>0.001418</text:p>
          </table:table-cell>
          <table:table-cell table:style-name="ce1" office:value-type="float" office:value="0.001469" calcext:value-type="float">
            <text:p>0.001469</text:p>
          </table:table-cell>
          <table:table-cell table:style-name="ce1" office:value-type="float" office:value="0.001406" calcext:value-type="float">
            <text:p>0.001406</text:p>
          </table:table-cell>
          <table:table-cell table:style-name="ce1" office:value-type="float" office:value="0.001418" calcext:value-type="float">
            <text:p>0.001418</text:p>
          </table:table-cell>
          <table:table-cell table:style-name="ce1" office:value-type="float" office:value="0.001438" calcext:value-type="float">
            <text:p>0.001438</text:p>
          </table:table-cell>
          <table:table-cell table:style-name="ce1" office:value-type="float" office:value="0.001418" calcext:value-type="float">
            <text:p>0.00141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style-name="ce1" office:value-type="float" office:value="0.028036" calcext:value-type="float">
            <text:p>0.028036</text:p>
          </table:table-cell>
          <table:table-cell table:style-name="ce1" office:value-type="float" office:value="0.027795" calcext:value-type="float">
            <text:p>0.027795</text:p>
          </table:table-cell>
          <table:table-cell table:style-name="ce1" office:value-type="float" office:value="0.027319" calcext:value-type="float">
            <text:p>0.027319</text:p>
          </table:table-cell>
          <table:table-cell table:style-name="ce1" office:value-type="float" office:value="0.031194" calcext:value-type="float">
            <text:p>0.031194</text:p>
          </table:table-cell>
          <table:table-cell table:style-name="ce1" office:value-type="float" office:value="0.031358" calcext:value-type="float">
            <text:p>0.031358</text:p>
          </table:table-cell>
          <table:table-cell table:style-name="ce1" office:value-type="float" office:value="0.000613" calcext:value-type="float">
            <text:p>0.000613</text:p>
          </table:table-cell>
          <table:table-cell table:style-name="ce1" office:value-type="float" office:value="0.000464" calcext:value-type="float">
            <text:p>0.000464</text:p>
          </table:table-cell>
          <table:table-cell table:style-name="ce1" office:value-type="float" office:value="0.000455" calcext:value-type="float">
            <text:p>0.000455</text:p>
          </table:table-cell>
          <table:table-cell table:style-name="ce1" office:value-type="float" office:value="0.000475" calcext:value-type="float">
            <text:p>0.000475</text:p>
          </table:table-cell>
          <table:table-cell table:style-name="ce1" office:value-type="float" office:value="0.000453" calcext:value-type="float">
            <text:p>0.000453</text:p>
          </table:table-cell>
          <table:table-cell table:style-name="ce1" table:number-columns-repeated="2"/>
          <table:table-cell table:style-name="ce1" office:value-type="float" office:value="0.001409" calcext:value-type="float">
            <text:p>0.001409</text:p>
          </table:table-cell>
          <table:table-cell table:style-name="ce1" office:value-type="float" office:value="0.001141" calcext:value-type="float">
            <text:p>0.001141</text:p>
          </table:table-cell>
          <table:table-cell table:style-name="ce1" office:value-type="float" office:value="0.001247" calcext:value-type="float">
            <text:p>0.001247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00665" calcext:value-type="float">
            <text:p>0.000665</text:p>
          </table:table-cell>
          <table:table-cell table:style-name="ce1" office:value-type="float" office:value="0.000392" calcext:value-type="float">
            <text:p>0.000392</text:p>
          </table:table-cell>
          <table:table-cell table:style-name="ce1" office:value-type="float" office:value="0.000598" calcext:value-type="float">
            <text:p>0.000598</text:p>
          </table:table-cell>
          <table:table-cell table:style-name="ce1" office:value-type="float" office:value="0.000704" calcext:value-type="float">
            <text:p>0.00070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style-name="ce1" office:value-type="float" office:value="0.028657" calcext:value-type="float">
            <text:p>0.028657</text:p>
          </table:table-cell>
          <table:table-cell table:style-name="ce1" office:value-type="float" office:value="0.030881" calcext:value-type="float">
            <text:p>0.030881</text:p>
          </table:table-cell>
          <table:table-cell table:style-name="ce1" office:value-type="float" office:value="0.028695" calcext:value-type="float">
            <text:p>0.028695</text:p>
          </table:table-cell>
          <table:table-cell table:style-name="ce1" office:value-type="float" office:value="0.027992" calcext:value-type="float">
            <text:p>0.027992</text:p>
          </table:table-cell>
          <table:table-cell table:style-name="ce1" office:value-type="float" office:value="0.027567" calcext:value-type="float">
            <text:p>0.027567</text:p>
          </table:table-cell>
          <table:table-cell table:style-name="ce1" office:value-type="float" office:value="0.000656" calcext:value-type="float">
            <text:p>0.000656</text:p>
          </table:table-cell>
          <table:table-cell table:style-name="ce1" office:value-type="float" office:value="0.000612" calcext:value-type="float">
            <text:p>0.000612</text:p>
          </table:table-cell>
          <table:table-cell table:style-name="ce1" office:value-type="float" office:value="0.000405" calcext:value-type="float">
            <text:p>0.000405</text:p>
          </table:table-cell>
          <table:table-cell table:style-name="ce1" office:value-type="float" office:value="0.000697" calcext:value-type="float">
            <text:p>0.000697</text:p>
          </table:table-cell>
          <table:table-cell table:style-name="ce1" office:value-type="float" office:value="0.000793" calcext:value-type="float">
            <text:p>0.000793</text:p>
          </table:table-cell>
          <table:table-cell table:style-name="ce1" office:value-type="float" office:value="0.001225" calcext:value-type="float">
            <text:p>0.001225</text:p>
          </table:table-cell>
          <table:table-cell table:style-name="ce1" office:value-type="float" office:value="0.001192" calcext:value-type="float">
            <text:p>0.001192</text:p>
          </table:table-cell>
          <table:table-cell table:style-name="ce1" office:value-type="float" office:value="0.001095" calcext:value-type="float">
            <text:p>0.001095</text:p>
          </table:table-cell>
          <table:table-cell table:style-name="ce1" office:value-type="float" office:value="0.001441" calcext:value-type="float">
            <text:p>0.001441</text:p>
          </table:table-cell>
          <table:table-cell table:style-name="ce1" office:value-type="float" office:value="0.00114" calcext:value-type="float">
            <text:p>0.00114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00473" calcext:value-type="float">
            <text:p>0.000473</text:p>
          </table:table-cell>
          <table:table-cell table:style-name="ce1" office:value-type="float" office:value="0.000712" calcext:value-type="float">
            <text:p>0.000712</text:p>
          </table:table-cell>
          <table:table-cell table:style-name="ce1" office:value-type="float" office:value="0.000661" calcext:value-type="float">
            <text:p>0.00066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style-name="ce1" office:value-type="float" office:value="0.027512" calcext:value-type="float">
            <text:p>0.027512</text:p>
          </table:table-cell>
          <table:table-cell table:style-name="ce1" office:value-type="float" office:value="0.029012" calcext:value-type="float">
            <text:p>0.029012</text:p>
          </table:table-cell>
          <table:table-cell table:style-name="ce1" office:value-type="float" office:value="0.03893" calcext:value-type="float">
            <text:p>0.03893</text:p>
          </table:table-cell>
          <table:table-cell table:style-name="ce1" office:value-type="float" office:value="0.03063" calcext:value-type="float">
            <text:p>0.03063</text:p>
          </table:table-cell>
          <table:table-cell table:style-name="ce1" office:value-type="float" office:value="0.027763" calcext:value-type="float">
            <text:p>0.027763</text:p>
          </table:table-cell>
          <table:table-cell table:style-name="ce1" office:value-type="float" office:value="0.000652" calcext:value-type="float">
            <text:p>0.000652</text:p>
          </table:table-cell>
          <table:table-cell table:style-name="ce1" office:value-type="float" office:value="0.000653" calcext:value-type="float">
            <text:p>0.000653</text:p>
          </table:table-cell>
          <table:table-cell table:style-name="ce1" office:value-type="float" office:value="0.000489" calcext:value-type="float">
            <text:p>0.000489</text:p>
          </table:table-cell>
          <table:table-cell table:style-name="ce1" office:value-type="float" office:value="0.000669" calcext:value-type="float">
            <text:p>0.000669</text:p>
          </table:table-cell>
          <table:table-cell table:style-name="ce1" office:value-type="float" office:value="0.000676" calcext:value-type="float">
            <text:p>0.000676</text:p>
          </table:table-cell>
          <table:table-cell table:style-name="ce1" office:value-type="float" office:value="0.001367" calcext:value-type="float">
            <text:p>0.001367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office:value-type="float" office:value="0.001178" calcext:value-type="float">
            <text:p>0.001178</text:p>
          </table:table-cell>
          <table:table-cell table:style-name="ce1" office:value-type="float" office:value="0.001506" calcext:value-type="float">
            <text:p>0.001506</text:p>
          </table:table-cell>
          <table:table-cell table:style-name="ce1" office:value-type="float" office:value="0.001291" calcext:value-type="float">
            <text:p>0.001291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063" calcext:value-type="float">
            <text:p>0.00063</text:p>
          </table:table-cell>
          <table:table-cell table:style-name="ce1" office:value-type="float" office:value="0.000646" calcext:value-type="float">
            <text:p>0.000646</text:p>
          </table:table-cell>
          <table:table-cell table:style-name="ce1" office:value-type="float" office:value="0.000887" calcext:value-type="float">
            <text:p>0.000887</text:p>
          </table:table-cell>
          <table:table-cell table:style-name="ce1" office:value-type="float" office:value="0.000436" calcext:value-type="float">
            <text:p>0.00043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1" office:value-type="float" office:value="0.028011" calcext:value-type="float">
            <text:p>0.028011</text:p>
          </table:table-cell>
          <table:table-cell table:style-name="ce1" office:value-type="float" office:value="0.232954" calcext:value-type="float">
            <text:p>0.232954</text:p>
          </table:table-cell>
          <table:table-cell table:style-name="ce1" office:value-type="float" office:value="0.028234" calcext:value-type="float">
            <text:p>0.028234</text:p>
          </table:table-cell>
          <table:table-cell table:style-name="ce1" office:value-type="float" office:value="0.027495" calcext:value-type="float">
            <text:p>0.027495</text:p>
          </table:table-cell>
          <table:table-cell table:style-name="ce1" office:value-type="float" office:value="0.027482" calcext:value-type="float">
            <text:p>0.027482</text:p>
          </table:table-cell>
          <table:table-cell table:style-name="ce1" office:value-type="float" office:value="0.000428" calcext:value-type="float">
            <text:p>0.000428</text:p>
          </table:table-cell>
          <table:table-cell table:style-name="ce1" office:value-type="float" office:value="0.000537" calcext:value-type="float">
            <text:p>0.000537</text:p>
          </table:table-cell>
          <table:table-cell table:style-name="ce1" office:value-type="float" office:value="0.000625" calcext:value-type="float">
            <text:p>0.000625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496" calcext:value-type="float">
            <text:p>0.000496</text:p>
          </table:table-cell>
          <table:table-cell table:style-name="ce1" office:value-type="float" office:value="0.00156" calcext:value-type="float">
            <text:p>0.00156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/>
          <table:table-cell table:style-name="ce1" office:value-type="float" office:value="0.001433" calcext:value-type="float">
            <text:p>0.001433</text:p>
          </table:table-cell>
          <table:table-cell table:style-name="ce1" office:value-type="float" office:value="0.001264" calcext:value-type="float">
            <text:p>0.001264</text:p>
          </table:table-cell>
          <table:table-cell table:style-name="ce1" office:value-type="float" office:value="0.001247" calcext:value-type="float">
            <text:p>0.001247</text:p>
          </table:table-cell>
          <table:table-cell table:style-name="ce1" office:value-type="float" office:value="0.001168" calcext:value-type="float">
            <text:p>0.001168</text:p>
          </table:table-cell>
          <table:table-cell table:style-name="ce1" office:value-type="float" office:value="0.001208" calcext:value-type="float">
            <text:p>0.001208</text:p>
          </table:table-cell>
          <table:table-cell table:style-name="ce1" office:value-type="float" office:value="0.001457" calcext:value-type="float">
            <text:p>0.001457</text:p>
          </table:table-cell>
          <table:table-cell table:style-name="ce1" office:value-type="float" office:value="0.001493" calcext:value-type="float">
            <text:p>0.00149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1" office:value-type="float" office:value="0.031518" calcext:value-type="float">
            <text:p>0.031518</text:p>
          </table:table-cell>
          <table:table-cell table:style-name="ce1" office:value-type="float" office:value="0.033509" calcext:value-type="float">
            <text:p>0.033509</text:p>
          </table:table-cell>
          <table:table-cell table:style-name="ce1" office:value-type="float" office:value="0.027263" calcext:value-type="float">
            <text:p>0.027263</text:p>
          </table:table-cell>
          <table:table-cell table:style-name="ce1" office:value-type="float" office:value="0.029089" calcext:value-type="float">
            <text:p>0.029089</text:p>
          </table:table-cell>
          <table:table-cell table:style-name="ce1" office:value-type="float" office:value="0.027606" calcext:value-type="float">
            <text:p>0.027606</text:p>
          </table:table-cell>
          <table:table-cell table:style-name="ce1" office:value-type="float" office:value="0.002275" calcext:value-type="float">
            <text:p>0.002275</text:p>
          </table:table-cell>
          <table:table-cell table:style-name="ce1" office:value-type="float" office:value="0.002139" calcext:value-type="float">
            <text:p>0.002139</text:p>
          </table:table-cell>
          <table:table-cell table:style-name="ce1" office:value-type="float" office:value="0.003209" calcext:value-type="float">
            <text:p>0.003209</text:p>
          </table:table-cell>
          <table:table-cell table:style-name="ce1" office:value-type="float" office:value="0.002996" calcext:value-type="float">
            <text:p>0.002996</text:p>
          </table:table-cell>
          <table:table-cell table:style-name="ce1"/>
          <table:table-cell table:style-name="ce1" office:value-type="float" office:value="0.085532" calcext:value-type="float">
            <text:p>0.085532</text:p>
          </table:table-cell>
          <table:table-cell table:style-name="ce1" office:value-type="float" office:value="0.088481" calcext:value-type="float">
            <text:p>0.088481</text:p>
          </table:table-cell>
          <table:table-cell table:style-name="ce1" office:value-type="float" office:value="0.089558" calcext:value-type="float">
            <text:p>0.089558</text:p>
          </table:table-cell>
          <table:table-cell table:style-name="ce1" office:value-type="float" office:value="0.088473" calcext:value-type="float">
            <text:p>0.088473</text:p>
          </table:table-cell>
          <table:table-cell table:style-name="ce1" office:value-type="float" office:value="0.085447" calcext:value-type="float">
            <text:p>0.085447</text:p>
          </table:table-cell>
          <table:table-cell table:style-name="ce1" office:value-type="float" office:value="0.000675" calcext:value-type="float">
            <text:p>0.000675</text:p>
          </table:table-cell>
          <table:table-cell table:style-name="ce1" office:value-type="float" office:value="0.000515" calcext:value-type="float">
            <text:p>0.000515</text:p>
          </table:table-cell>
          <table:table-cell table:style-name="ce1" office:value-type="float" office:value="0.000644" calcext:value-type="float">
            <text:p>0.000644</text:p>
          </table:table-cell>
          <table:table-cell table:style-name="ce1" office:value-type="float" office:value="0.000685" calcext:value-type="float">
            <text:p>0.000685</text:p>
          </table:table-cell>
          <table:table-cell table:style-name="ce1" office:value-type="float" office:value="0.000656" calcext:value-type="float">
            <text:p>0.00065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1" office:value-type="float" office:value="0.0285" calcext:value-type="float">
            <text:p>0.0285</text:p>
          </table:table-cell>
          <table:table-cell table:style-name="ce1" office:value-type="float" office:value="0.027546" calcext:value-type="float">
            <text:p>0.027546</text:p>
          </table:table-cell>
          <table:table-cell table:style-name="ce1" office:value-type="float" office:value="0.026903" calcext:value-type="float">
            <text:p>0.026903</text:p>
          </table:table-cell>
          <table:table-cell table:style-name="ce1" office:value-type="float" office:value="0.030596" calcext:value-type="float">
            <text:p>0.030596</text:p>
          </table:table-cell>
          <table:table-cell table:style-name="ce1" office:value-type="float" office:value="0.031642" calcext:value-type="float">
            <text:p>0.031642</text:p>
          </table:table-cell>
          <table:table-cell table:style-name="ce1" office:value-type="float" office:value="0.000449" calcext:value-type="float">
            <text:p>0.000449</text:p>
          </table:table-cell>
          <table:table-cell table:number-columns-repeated="2" table:style-name="ce1" office:value-type="float" office:value="0.000696" calcext:value-type="float">
            <text:p>0.000696</text:p>
          </table:table-cell>
          <table:table-cell table:style-name="ce1" office:value-type="float" office:value="0.000502" calcext:value-type="float">
            <text:p>0.000502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89417" calcext:value-type="float">
            <text:p>0.089417</text:p>
          </table:table-cell>
          <table:table-cell table:style-name="ce1" office:value-type="float" office:value="0.085961" calcext:value-type="float">
            <text:p>0.085961</text:p>
          </table:table-cell>
          <table:table-cell table:style-name="ce1" office:value-type="float" office:value="0.088348" calcext:value-type="float">
            <text:p>0.088348</text:p>
          </table:table-cell>
          <table:table-cell table:style-name="ce1" office:value-type="float" office:value="0.088423" calcext:value-type="float">
            <text:p>0.088423</text:p>
          </table:table-cell>
          <table:table-cell table:style-name="ce1" office:value-type="float" office:value="0.089995" calcext:value-type="float">
            <text:p>0.089995</text:p>
          </table:table-cell>
          <table:table-cell table:style-name="ce1" office:value-type="float" office:value="0.000472" calcext:value-type="float">
            <text:p>0.000472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00576" calcext:value-type="float">
            <text:p>0.000576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0479" calcext:value-type="float">
            <text:p>0.00047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1" office:value-type="float" office:value="0.029266" calcext:value-type="float">
            <text:p>0.029266</text:p>
          </table:table-cell>
          <table:table-cell table:style-name="ce1" office:value-type="float" office:value="0.030468" calcext:value-type="float">
            <text:p>0.030468</text:p>
          </table:table-cell>
          <table:table-cell table:style-name="ce1" office:value-type="float" office:value="0.028481" calcext:value-type="float">
            <text:p>0.028481</text:p>
          </table:table-cell>
          <table:table-cell table:style-name="ce1" office:value-type="float" office:value="0.03038" calcext:value-type="float">
            <text:p>0.03038</text:p>
          </table:table-cell>
          <table:table-cell table:style-name="ce1" office:value-type="float" office:value="0.028343" calcext:value-type="float">
            <text:p>0.028343</text:p>
          </table:table-cell>
          <table:table-cell table:style-name="ce1" office:value-type="float" office:value="0.00048" calcext:value-type="float">
            <text:p>0.00048</text:p>
          </table:table-cell>
          <table:table-cell table:style-name="ce1" office:value-type="float" office:value="0.000691" calcext:value-type="float">
            <text:p>0.000691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000627" calcext:value-type="float">
            <text:p>0.000627</text:p>
          </table:table-cell>
          <table:table-cell table:style-name="ce1" office:value-type="float" office:value="0.000692" calcext:value-type="float">
            <text:p>0.000692</text:p>
          </table:table-cell>
          <table:table-cell table:style-name="ce1" office:value-type="float" office:value="0.001306" calcext:value-type="float">
            <text:p>0.001306</text:p>
          </table:table-cell>
          <table:table-cell table:style-name="ce1" office:value-type="float" office:value="0.001164" calcext:value-type="float">
            <text:p>0.001164</text:p>
          </table:table-cell>
          <table:table-cell table:style-name="ce1" table:number-columns-repeated="2"/>
          <table:table-cell table:style-name="ce1" office:value-type="float" office:value="0.001104" calcext:value-type="float">
            <text:p>0.001104</text:p>
          </table:table-cell>
          <table:table-cell table:style-name="ce1" office:value-type="float" office:value="0.000644" calcext:value-type="float">
            <text:p>0.000644</text:p>
          </table:table-cell>
          <table:table-cell table:style-name="ce1" office:value-type="float" office:value="0.00056" calcext:value-type="float">
            <text:p>0.00056</text:p>
          </table:table-cell>
          <table:table-cell table:style-name="ce1" office:value-type="float" office:value="0.000629" calcext:value-type="float">
            <text:p>0.000629</text:p>
          </table:table-cell>
          <table:table-cell table:style-name="ce1" office:value-type="float" office:value="0.000819" calcext:value-type="float">
            <text:p>0.000819</text:p>
          </table:table-cell>
          <table:table-cell table:style-name="ce1" office:value-type="float" office:value="0.00069" calcext:value-type="float">
            <text:p>0.0006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1" office:value-type="float" office:value="0.038867" calcext:value-type="float">
            <text:p>0.038867</text:p>
          </table:table-cell>
          <table:table-cell table:style-name="ce1" office:value-type="float" office:value="0.032524" calcext:value-type="float">
            <text:p>0.032524</text:p>
          </table:table-cell>
          <table:table-cell table:style-name="ce1" office:value-type="float" office:value="0.030516" calcext:value-type="float">
            <text:p>0.030516</text:p>
          </table:table-cell>
          <table:table-cell table:style-name="ce1" office:value-type="float" office:value="0.029722" calcext:value-type="float">
            <text:p>0.029722</text:p>
          </table:table-cell>
          <table:table-cell table:style-name="ce1" office:value-type="float" office:value="0.028641" calcext:value-type="float">
            <text:p>0.028641</text:p>
          </table:table-cell>
          <table:table-cell table:style-name="ce1" office:value-type="float" office:value="0.000694" calcext:value-type="float">
            <text:p>0.000694</text:p>
          </table:table-cell>
          <table:table-cell table:style-name="ce1" office:value-type="float" office:value="0.000679" calcext:value-type="float">
            <text:p>0.000679</text:p>
          </table:table-cell>
          <table:table-cell table:style-name="ce1" office:value-type="float" office:value="0.0007" calcext:value-type="float">
            <text:p>0.0007</text:p>
          </table:table-cell>
          <table:table-cell table:number-columns-repeated="2" table:style-name="ce1" office:value-type="float" office:value="0.000678" calcext:value-type="float">
            <text:p>0.000678</text:p>
          </table:table-cell>
          <table:table-cell table:style-name="ce1" office:value-type="float" office:value="0.00138" calcext:value-type="float">
            <text:p>0.00138</text:p>
          </table:table-cell>
          <table:table-cell table:style-name="ce1" table:number-columns-repeated="2"/>
          <table:table-cell table:style-name="ce1" office:value-type="float" office:value="0.001202" calcext:value-type="float">
            <text:p>0.001202</text:p>
          </table:table-cell>
          <table:table-cell table:style-name="ce1" office:value-type="float" office:value="0.001386" calcext:value-type="float">
            <text:p>0.001386</text:p>
          </table:table-cell>
          <table:table-cell table:style-name="ce1" office:value-type="float" office:value="0.000429" calcext:value-type="float">
            <text:p>0.000429</text:p>
          </table:table-cell>
          <table:table-cell table:style-name="ce1" office:value-type="float" office:value="0.000662" calcext:value-type="float">
            <text:p>0.000662</text:p>
          </table:table-cell>
          <table:table-cell table:style-name="ce1" office:value-type="float" office:value="0.000686" calcext:value-type="float">
            <text:p>0.000686</text:p>
          </table:table-cell>
          <table:table-cell table:style-name="ce1" office:value-type="float" office:value="0.000689" calcext:value-type="float">
            <text:p>0.000689</text:p>
          </table:table-cell>
          <table:table-cell table:style-name="ce1" office:value-type="float" office:value="0.000658" calcext:value-type="float">
            <text:p>0.000658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1" office:value-type="float" office:value="0.028389" calcext:value-type="float">
            <text:p>0.028389</text:p>
          </table:table-cell>
          <table:table-cell table:style-name="ce1" office:value-type="float" office:value="0.028413" calcext:value-type="float">
            <text:p>0.028413</text:p>
          </table:table-cell>
          <table:table-cell table:style-name="ce1" office:value-type="float" office:value="0.036512" calcext:value-type="float">
            <text:p>0.036512</text:p>
          </table:table-cell>
          <table:table-cell table:style-name="ce1" office:value-type="float" office:value="0.027147" calcext:value-type="float">
            <text:p>0.027147</text:p>
          </table:table-cell>
          <table:table-cell table:style-name="ce1" office:value-type="float" office:value="0.02816" calcext:value-type="float">
            <text:p>0.02816</text:p>
          </table:table-cell>
          <table:table-cell table:style-name="ce1" office:value-type="float" office:value="0.000636" calcext:value-type="float">
            <text:p>0.000636</text:p>
          </table:table-cell>
          <table:table-cell table:style-name="ce1" office:value-type="float" office:value="0.00055" calcext:value-type="float">
            <text:p>0.00055</text:p>
          </table:table-cell>
          <table:table-cell table:style-name="ce1" office:value-type="float" office:value="0.00068" calcext:value-type="float">
            <text:p>0.00068</text:p>
          </table:table-cell>
          <table:table-cell table:style-name="ce1" office:value-type="float" office:value="0.000726" calcext:value-type="float">
            <text:p>0.000726</text:p>
          </table:table-cell>
          <table:table-cell table:style-name="ce1" office:value-type="float" office:value="0.000659" calcext:value-type="float">
            <text:p>0.000659</text:p>
          </table:table-cell>
          <table:table-cell table:style-name="ce1" office:value-type="float" office:value="0.090475" calcext:value-type="float">
            <text:p>0.090475</text:p>
          </table:table-cell>
          <table:table-cell table:style-name="ce1" office:value-type="float" office:value="0.085857" calcext:value-type="float">
            <text:p>0.085857</text:p>
          </table:table-cell>
          <table:table-cell table:style-name="ce1" office:value-type="float" office:value="0.090191" calcext:value-type="float">
            <text:p>0.090191</text:p>
          </table:table-cell>
          <table:table-cell table:style-name="ce1" office:value-type="float" office:value="0.089493" calcext:value-type="float">
            <text:p>0.089493</text:p>
          </table:table-cell>
          <table:table-cell table:style-name="ce1" office:value-type="float" office:value="0.085909" calcext:value-type="float">
            <text:p>0.085909</text:p>
          </table:table-cell>
          <table:table-cell table:style-name="ce1" office:value-type="float" office:value="0.000436" calcext:value-type="float">
            <text:p>0.000436</text:p>
          </table:table-cell>
          <table:table-cell table:style-name="ce1" office:value-type="float" office:value="0.00062" calcext:value-type="float">
            <text:p>0.00062</text:p>
          </table:table-cell>
          <table:table-cell table:style-name="ce1" office:value-type="float" office:value="0.000705" calcext:value-type="float">
            <text:p>0.000705</text:p>
          </table:table-cell>
          <table:table-cell table:style-name="ce1" office:value-type="float" office:value="0.000437" calcext:value-type="float">
            <text:p>0.000437</text:p>
          </table:table-cell>
          <table:table-cell table:style-name="ce1" office:value-type="float" office:value="0.000564" calcext:value-type="float">
            <text:p>0.000564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 (CALIFORNIA AND SINGAPORE ONLY)</text:p>
          </table:table-cell>
          <table:table-cell table:number-columns-repeated="19"/>
        </table:table-row>
      </table:table>
      <table:table table:name="Sheet4" table:style-name="ta1">
        <table:shapes>
          <draw:frame draw:z-index="0" draw:style-name="gr1" svg:width="8.6862in" svg:height="3.5256in" svg:x="3.15in" svg:y="5.4937in">
            <draw:object draw:notify-on-update-of-ranges="Sheet4.E8:Sheet4.E8 Sheet4.E9:Sheet4.E29 Sheet4.I8:Sheet4.I8 Sheet4.I9:Sheet4.I29 Sheet4.J8:Sheet4.J8 Sheet4.J9:Sheet4.J2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11.3929in" svg:height="3.5358in" svg:x="3.5126in" svg:y="15.5083in">
            <draw:object draw:notify-on-update-of-ranges="Sheet4.E8:Sheet4.E8 Sheet4.E65:Sheet4.E85 Sheet4.F8:Sheet4.F8 Sheet4.F65:Sheet4.F85 Sheet4.G8:Sheet4.G8 Sheet4.G65:Sheet4.G85 Sheet4.H8:Sheet4.H8 Sheet4.H65:Sheet4.H85 Sheet4.I8:Sheet4.I8 Sheet4.I65:Sheet4.I85 Sheet4.J8:Sheet4.J8 Sheet4.J65:Sheet4.J85 Sheet4.K8:Sheet4.K8 Sheet4.K65:Sheet4.K85 Sheet4.L8:Sheet4.L8 Sheet4.L65:Sheet4.L85 Sheet4.M8:Sheet4.M8 Sheet4.M65:Sheet4.M85 Sheet4.N8:Sheet4.N8 Sheet4.N65:Sheet4.N85 Sheet4.O8:Sheet4.O8 Sheet4.O65:Sheet4.O85 Sheet4.P8:Sheet4.P8 Sheet4.P65:Sheet4.P85 Sheet4.Q8:Sheet4.Q8 Sheet4.Q65:Sheet4.Q85 Sheet4.R8:Sheet4.R8 Sheet4.R65:Sheet4.R85 Sheet4.S8:Sheet4.S8 Sheet4.S65:Sheet4.S85 Sheet4.T8:Sheet4.T8 Sheet4.T65:Sheet4.T85 Sheet4.U8:Sheet4.U8 Sheet4.U65:Sheet4.U85 Sheet4.V8:Sheet4.V8 Sheet4.V65:Sheet4.V85 Sheet4.W8:Sheet4.W8 Sheet4.W65:Sheet4.W85 Sheet4.X8:Sheet4.X8 Sheet4.X65:Sheet4.X8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svg:width="11.3929in" svg:height="3.5358in" svg:x="3.4579in" svg:y="24.1291in">
            <draw:object draw:notify-on-update-of-ranges="Sheet4.E8:Sheet4.E8 Sheet4.E118:Sheet4.E138 Sheet4.F8:Sheet4.F8 Sheet4.F118:Sheet4.F138 Sheet4.G8:Sheet4.G8 Sheet4.G118:Sheet4.G138 Sheet4.H8:Sheet4.H8 Sheet4.H118:Sheet4.H138 Sheet4.I8:Sheet4.I8 Sheet4.I118:Sheet4.I138 Sheet4.J8:Sheet4.J8 Sheet4.J118:Sheet4.J138 Sheet4.K8:Sheet4.K8 Sheet4.K118:Sheet4.K138 Sheet4.L8:Sheet4.L8 Sheet4.L118:Sheet4.L138 Sheet4.M8:Sheet4.M8 Sheet4.M118:Sheet4.M138 Sheet4.N8:Sheet4.N8 Sheet4.N118:Sheet4.N138 Sheet4.O8:Sheet4.O8 Sheet4.O118:Sheet4.O138 Sheet4.P8:Sheet4.P8 Sheet4.P118:Sheet4.P138 Sheet4.Q8:Sheet4.Q8 Sheet4.Q118:Sheet4.Q138 Sheet4.R8:Sheet4.R8 Sheet4.R118:Sheet4.R138 Sheet4.S8:Sheet4.S8 Sheet4.S118:Sheet4.S138 Sheet4.T8:Sheet4.T8 Sheet4.T118:Sheet4.T138 Sheet4.U8:Sheet4.U8 Sheet4.U118:Sheet4.U138 Sheet4.V8:Sheet4.V8 Sheet4.V118:Sheet4.V138 Sheet4.W8:Sheet4.W8 Sheet4.W118:Sheet4.W138 Sheet4.X8:Sheet4.X8 Sheet4.X118:Sheet4.X13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svg:width="11.3929in" svg:height="3.5358in" svg:x="3.165in" svg:y="29.5055in">
            <draw:object draw:notify-on-update-of-ranges="Sheet4.J8:Sheet4.J8 Sheet4.J118:Sheet4.J138 Sheet4.K8:Sheet4.K8 Sheet4.K118:Sheet4.K138 Sheet4.L8:Sheet4.L8 Sheet4.L118:Sheet4.L138 Sheet4.M8:Sheet4.M8 Sheet4.M118:Sheet4.M138 Sheet4.N8:Sheet4.N8 Sheet4.N118:Sheet4.N138 Sheet4.T8:Sheet4.T8 Sheet4.T118:Sheet4.T138 Sheet4.U8:Sheet4.U8 Sheet4.U118:Sheet4.U138 Sheet4.V8:Sheet4.V8 Sheet4.V118:Sheet4.V138 Sheet4.W8:Sheet4.W8 Sheet4.W118:Sheet4.W138 Sheet4.X8:Sheet4.X8 Sheet4.X118:Sheet4.X13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svg:width="11.3929in" svg:height="3.5358in" svg:x="12.3661in" svg:y="5.5724in">
            <draw:object draw:notify-on-update-of-ranges="Sheet4.E8:Sheet4.E8 Sheet4.E9:Sheet4.E29 Sheet4.F8:Sheet4.F8 Sheet4.F9:Sheet4.F29 Sheet4.G8:Sheet4.G8 Sheet4.G9:Sheet4.G29 Sheet4.H8:Sheet4.H8 Sheet4.H9:Sheet4.H29 Sheet4.I8:Sheet4.I8 Sheet4.I9:Sheet4.I29 Sheet4.J8:Sheet4.J8 Sheet4.J9:Sheet4.J29 Sheet4.K8:Sheet4.K8 Sheet4.K9:Sheet4.K29 Sheet4.L8:Sheet4.L8 Sheet4.L9:Sheet4.L29 Sheet4.M8:Sheet4.M8 Sheet4.M9:Sheet4.M29 Sheet4.N8:Sheet4.N8 Sheet4.N9:Sheet4.N29 Sheet4.O8:Sheet4.O8 Sheet4.O9:Sheet4.O29 Sheet4.P8:Sheet4.P8 Sheet4.P9:Sheet4.P29 Sheet4.Q8:Sheet4.Q8 Sheet4.Q9:Sheet4.Q29 Sheet4.R8:Sheet4.R8 Sheet4.R9:Sheet4.R29 Sheet4.S8:Sheet4.S8 Sheet4.S9:Sheet4.S29 Sheet4.T8:Sheet4.T8 Sheet4.T9:Sheet4.T29 Sheet4.U8:Sheet4.U8 Sheet4.U9:Sheet4.U29 Sheet4.V8:Sheet4.V8 Sheet4.V9:Sheet4.V29 Sheet4.W8:Sheet4.W8 Sheet4.W9:Sheet4.W29 Sheet4.X8:Sheet4.X8 Sheet4.X9:Sheet4.X2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svg:width="11.3929in" svg:height="3.5358in" svg:x="15.111in" svg:y="15.5579in">
            <draw:object draw:notify-on-update-of-ranges="Sheet4.E64:Sheet4.E64 Sheet4.E65:Sheet4.E85 Sheet4.F64:Sheet4.F64 Sheet4.F65:Sheet4.F85 Sheet4.G64:Sheet4.G64 Sheet4.G65:Sheet4.G85 Sheet4.H64:Sheet4.H64 Sheet4.H65:Sheet4.H85 Sheet4.I64:Sheet4.I64 Sheet4.I65:Sheet4.I85 Sheet4.J64:Sheet4.J64 Sheet4.J65:Sheet4.J85 Sheet4.K64:Sheet4.K64 Sheet4.K65:Sheet4.K85 Sheet4.L64:Sheet4.L64 Sheet4.L65:Sheet4.L85 Sheet4.M64:Sheet4.M64 Sheet4.M65:Sheet4.M85 Sheet4.N64:Sheet4.N64 Sheet4.N65:Sheet4.N85 Sheet4.T64:Sheet4.T64 Sheet4.T65:Sheet4.T85 Sheet4.U64:Sheet4.U64 Sheet4.U65:Sheet4.U85 Sheet4.V64:Sheet4.V64 Sheet4.V65:Sheet4.V85 Sheet4.W64:Sheet4.W64 Sheet4.W65:Sheet4.W85 Sheet4.X64:Sheet4.X64 Sheet4.X65:Sheet4.X8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svg:width="11.3929in" svg:height="3.5358in" svg:x="15.111in" svg:y="24.1925in">
            <draw:object draw:notify-on-update-of-ranges="Sheet4.E117:Sheet4.E117 Sheet4.E118:Sheet4.E138 Sheet4.F117:Sheet4.F117 Sheet4.F118:Sheet4.F138 Sheet4.G117:Sheet4.G117 Sheet4.G118:Sheet4.G138 Sheet4.H117:Sheet4.H117 Sheet4.H118:Sheet4.H138 Sheet4.I117:Sheet4.I117 Sheet4.I118:Sheet4.I138 Sheet4.J117:Sheet4.J117 Sheet4.J118:Sheet4.J138 Sheet4.K117:Sheet4.K117 Sheet4.K118:Sheet4.K138 Sheet4.L117:Sheet4.L117 Sheet4.L118:Sheet4.L138 Sheet4.M117:Sheet4.M117 Sheet4.M118:Sheet4.M138 Sheet4.N117:Sheet4.N117 Sheet4.N118:Sheet4.N138 Sheet4.T117:Sheet4.T117 Sheet4.T118:Sheet4.T138 Sheet4.U117:Sheet4.U117 Sheet4.U118:Sheet4.U138 Sheet4.V117:Sheet4.V117 Sheet4.V118:Sheet4.V138 Sheet4.W117:Sheet4.W117 Sheet4.W118:Sheet4.W138 Sheet4.X117:Sheet4.X117 Sheet4.X118:Sheet4.X1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9" table:number-columns-repeated="24" table:default-cell-style-name="Default"/>
        <table:table-row table:style-name="ro2" table:number-rows-repeated="2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CALIFORNIA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9]/[Sheet3.$E$9]*100" office:value-type="float" office:value="100" calcext:value-type="float">
            <text:p>100</text:p>
          </table:table-cell>
          <table:table-cell table:formula="of:=[Sheet3.F9]/[Sheet3.$F$9]*100" office:value-type="float" office:value="100" calcext:value-type="float">
            <text:p>100</text:p>
          </table:table-cell>
          <table:table-cell table:formula="of:=[Sheet3.G9]/[Sheet3.$G$9]*100" office:value-type="float" office:value="100" calcext:value-type="float">
            <text:p>100</text:p>
          </table:table-cell>
          <table:table-cell table:formula="of:=[Sheet3.H9]/[Sheet3.$H$9]*100" office:value-type="float" office:value="100" calcext:value-type="float">
            <text:p>100</text:p>
          </table:table-cell>
          <table:table-cell table:formula="of:=[Sheet3.I9]/[Sheet3.$I$9]*100" office:value-type="float" office:value="100" calcext:value-type="float">
            <text:p>100</text:p>
          </table:table-cell>
          <table:table-cell table:formula="of:=[Sheet3.J9]/[Sheet3.$J$9]*100" office:value-type="float" office:value="100" calcext:value-type="float">
            <text:p>100</text:p>
          </table:table-cell>
          <table:table-cell table:formula="of:=[Sheet3.K9]/[Sheet3.$K$9]*100" office:value-type="float" office:value="100" calcext:value-type="float">
            <text:p>100</text:p>
          </table:table-cell>
          <table:table-cell table:formula="of:=[Sheet3.L9]/[Sheet3.$L$9]*100" office:value-type="float" office:value="100" calcext:value-type="float">
            <text:p>100</text:p>
          </table:table-cell>
          <table:table-cell table:formula="of:=[Sheet3.M9]/[Sheet3.$M$9]*100" office:value-type="float" office:value="100" calcext:value-type="float">
            <text:p>100</text:p>
          </table:table-cell>
          <table:table-cell table:formula="of:=[Sheet3.N9]/[Sheet3.$N$9]*100" office:value-type="float" office:value="100" calcext:value-type="float">
            <text:p>100</text:p>
          </table:table-cell>
          <table:table-cell table:formula="of:=[Sheet3.O9]/[Sheet3.$O$9]*100" office:value-type="float" office:value="100" calcext:value-type="float">
            <text:p>100</text:p>
          </table:table-cell>
          <table:table-cell table:formula="of:=[Sheet3.P9]/[Sheet3.$P$9]*100" office:value-type="float" office:value="100" calcext:value-type="float">
            <text:p>100</text:p>
          </table:table-cell>
          <table:table-cell table:formula="of:=[Sheet3.Q9]/[Sheet3.$Q$9]*100" office:value-type="float" office:value="100" calcext:value-type="float">
            <text:p>100</text:p>
          </table:table-cell>
          <table:table-cell table:formula="of:=[Sheet3.R9]/[Sheet3.$R$9]*100" office:value-type="float" office:value="100" calcext:value-type="float">
            <text:p>100</text:p>
          </table:table-cell>
          <table:table-cell table:formula="of:=[Sheet3.S9]/[Sheet3.$S$9]*100" office:value-type="float" office:value="100" calcext:value-type="float">
            <text:p>100</text:p>
          </table:table-cell>
          <table:table-cell table:formula="of:=[Sheet3.T9]/[Sheet3.$T$9]*100" office:value-type="float" office:value="100" calcext:value-type="float">
            <text:p>100</text:p>
          </table:table-cell>
          <table:table-cell table:formula="of:=[Sheet3.U9]/[Sheet3.$U$9]*100" office:value-type="float" office:value="100" calcext:value-type="float">
            <text:p>100</text:p>
          </table:table-cell>
          <table:table-cell table:formula="of:=[Sheet3.V9]/[Sheet3.$V$9]*100" office:value-type="float" office:value="100" calcext:value-type="float">
            <text:p>100</text:p>
          </table:table-cell>
          <table:table-cell table:formula="of:=[Sheet3.W9]/[Sheet3.$W$9]*100" office:value-type="float" office:value="100" calcext:value-type="float">
            <text:p>100</text:p>
          </table:table-cell>
          <table:table-cell table:formula="of:=[Sheet3.X9]/[Sheet3.$X$9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10]/[Sheet3.$E$9]*100" office:value-type="float" office:value="117.988883274381" calcext:value-type="float">
            <text:p>117.9888832744</text:p>
          </table:table-cell>
          <table:table-cell table:formula="of:=[Sheet3.F10]/[Sheet3.$F$9]*100" office:value-type="float" office:value="105.036488478269" calcext:value-type="float">
            <text:p>105.0364884783</text:p>
          </table:table-cell>
          <table:table-cell table:formula="of:=[Sheet3.G10]/[Sheet3.$G$9]*100" office:value-type="float" office:value="90.0215612911409" calcext:value-type="float">
            <text:p>90.0215612911</text:p>
          </table:table-cell>
          <table:table-cell/>
          <table:table-cell table:formula="of:=[Sheet3.I10]/[Sheet3.$I$9]*100" office:value-type="float" office:value="140.41309431021" calcext:value-type="float">
            <text:p>140.4130943102</text:p>
          </table:table-cell>
          <table:table-cell table:formula="of:=[Sheet3.J10]/[Sheet3.$J$9]*100" office:value-type="float" office:value="29.7977528089888" calcext:value-type="float">
            <text:p>29.797752809</text:p>
          </table:table-cell>
          <table:table-cell table:formula="of:=[Sheet3.K10]/[Sheet3.$K$9]*100" office:value-type="float" office:value="32.7346205657836" calcext:value-type="float">
            <text:p>32.7346205658</text:p>
          </table:table-cell>
          <table:table-cell/>
          <table:table-cell table:formula="of:=[Sheet3.M10]/[Sheet3.$M$9]*100" office:value-type="float" office:value="25.1418439716312" calcext:value-type="float">
            <text:p>25.1418439716</text:p>
          </table:table-cell>
          <table:table-cell table:formula="of:=[Sheet3.N10]/[Sheet3.$N$9]*100" office:value-type="float" office:value="23.0798335225123" calcext:value-type="float">
            <text:p>23.0798335225</text:p>
          </table:table-cell>
          <table:table-cell table:formula="of:=[Sheet3.O10]/[Sheet3.$O$9]*100" office:value-type="float" office:value="1.60940023389208" calcext:value-type="float">
            <text:p>1.6094002339</text:p>
          </table:table-cell>
          <table:table-cell table:formula="of:=[Sheet3.P10]/[Sheet3.$P$9]*100" office:value-type="float" office:value="1.54601308935488" calcext:value-type="float">
            <text:p>1.5460130894</text:p>
          </table:table-cell>
          <table:table-cell table:formula="of:=[Sheet3.Q10]/[Sheet3.$Q$9]*100" office:value-type="float" office:value="1.33811625327449" calcext:value-type="float">
            <text:p>1.3381162533</text:p>
          </table:table-cell>
          <table:table-cell table:formula="of:=[Sheet3.R10]/[Sheet3.$R$9]*100" office:value-type="float" office:value="1.19111625790976" calcext:value-type="float">
            <text:p>1.1911162579</text:p>
          </table:table-cell>
          <table:table-cell table:formula="of:=[Sheet3.S10]/[Sheet3.$S$9]*100" office:value-type="float" office:value="1.27893064895416" calcext:value-type="float">
            <text:p>1.278930649</text:p>
          </table:table-cell>
          <table:table-cell table:formula="of:=[Sheet3.T10]/[Sheet3.$T$9]*100" office:value-type="float" office:value="142.619542619543" calcext:value-type="float">
            <text:p>142.6195426195</text:p>
          </table:table-cell>
          <table:table-cell table:formula="of:=[Sheet3.U10]/[Sheet3.$U$9]*100" office:value-type="float" office:value="81.4756671899529" calcext:value-type="float">
            <text:p>81.47566719</text:p>
          </table:table-cell>
          <table:table-cell table:formula="of:=[Sheet3.V10]/[Sheet3.$V$9]*100" office:value-type="float" office:value="94.6220930232558" calcext:value-type="float">
            <text:p>94.6220930233</text:p>
          </table:table-cell>
          <table:table-cell table:formula="of:=[Sheet3.W10]/[Sheet3.$W$9]*100" office:value-type="float" office:value="93.5933147632312" calcext:value-type="float">
            <text:p>93.5933147632</text:p>
          </table:table-cell>
          <table:table-cell table:formula="of:=[Sheet3.X10]/[Sheet3.$X$9]*100" office:value-type="float" office:value="173.890339425587" calcext:value-type="float">
            <text:p>173.890339425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11]/[Sheet3.$E$9]*100" office:value-type="float" office:value="104.22291200462" calcext:value-type="float">
            <text:p>104.2229120046</text:p>
          </table:table-cell>
          <table:table-cell table:formula="of:=[Sheet3.F11]/[Sheet3.$F$9]*100" office:value-type="float" office:value="111.618794262501" calcext:value-type="float">
            <text:p>111.6187942625</text:p>
          </table:table-cell>
          <table:table-cell table:formula="of:=[Sheet3.G11]/[Sheet3.$G$9]*100" office:value-type="float" office:value="75.6864734605873" calcext:value-type="float">
            <text:p>75.6864734606</text:p>
          </table:table-cell>
          <table:table-cell/>
          <table:table-cell table:formula="of:=[Sheet3.I11]/[Sheet3.$I$9]*100" office:value-type="float" office:value="104.630482533834" calcext:value-type="float">
            <text:p>104.6304825338</text:p>
          </table:table-cell>
          <table:table-cell table:formula="of:=[Sheet3.J11]/[Sheet3.$J$9]*100" office:value-type="float" office:value="32.6292134831461" calcext:value-type="float">
            <text:p>32.6292134831</text:p>
          </table:table-cell>
          <table:table-cell table:formula="of:=[Sheet3.K11]/[Sheet3.$K$9]*100" office:value-type="float" office:value="31.0282891782667" calcext:value-type="float">
            <text:p>31.0282891783</text:p>
          </table:table-cell>
          <table:table-cell table:formula="of:=[Sheet3.L11]/[Sheet3.$L$9]*100" office:value-type="float" office:value="30.6436567164179" calcext:value-type="float">
            <text:p>30.6436567164</text:p>
          </table:table-cell>
          <table:table-cell table:formula="of:=[Sheet3.M11]/[Sheet3.$M$9]*100" office:value-type="float" office:value="26.8794326241135" calcext:value-type="float">
            <text:p>26.8794326241</text:p>
          </table:table-cell>
          <table:table-cell table:formula="of:=[Sheet3.N11]/[Sheet3.$N$9]*100" office:value-type="float" office:value="23.5716988270904" calcext:value-type="float">
            <text:p>23.5716988271</text:p>
          </table:table-cell>
          <table:table-cell table:formula="of:=[Sheet3.O11]/[Sheet3.$O$9]*100" office:value-type="float" office:value="105.612296040541" calcext:value-type="float">
            <text:p>105.6122960405</text:p>
          </table:table-cell>
          <table:table-cell table:formula="of:=[Sheet3.P11]/[Sheet3.$P$9]*100" office:value-type="float" office:value="107.097858510307" calcext:value-type="float">
            <text:p>107.0978585103</text:p>
          </table:table-cell>
          <table:table-cell table:formula="of:=[Sheet3.Q11]/[Sheet3.$Q$9]*100" office:value-type="float" office:value="119.769664644939" calcext:value-type="float">
            <text:p>119.7696646449</text:p>
          </table:table-cell>
          <table:table-cell table:formula="of:=[Sheet3.R11]/[Sheet3.$R$9]*100" office:value-type="float" office:value="99.2059224947268" calcext:value-type="float">
            <text:p>99.2059224947</text:p>
          </table:table-cell>
          <table:table-cell table:formula="of:=[Sheet3.S11]/[Sheet3.$S$9]*100" office:value-type="float" office:value="98.8417426461488" calcext:value-type="float">
            <text:p>98.8417426461</text:p>
          </table:table-cell>
          <table:table-cell table:formula="of:=[Sheet3.T11]/[Sheet3.$T$9]*100" office:value-type="float" office:value="137.422037422037" calcext:value-type="float">
            <text:p>137.422037422</text:p>
          </table:table-cell>
          <table:table-cell table:formula="of:=[Sheet3.U11]/[Sheet3.$U$9]*100" office:value-type="float" office:value="98.5871271585557" calcext:value-type="float">
            <text:p>98.5871271586</text:p>
          </table:table-cell>
          <table:table-cell table:formula="of:=[Sheet3.V11]/[Sheet3.$V$9]*100" office:value-type="float" office:value="65.1162790697674" calcext:value-type="float">
            <text:p>65.1162790698</text:p>
          </table:table-cell>
          <table:table-cell table:formula="of:=[Sheet3.W11]/[Sheet3.$W$9]*100" office:value-type="float" office:value="101.392757660167" calcext:value-type="float">
            <text:p>101.3927576602</text:p>
          </table:table-cell>
          <table:table-cell table:formula="of:=[Sheet3.X11]/[Sheet3.$X$9]*100" office:value-type="float" office:value="158.22454308094" calcext:value-type="float">
            <text:p>158.224543080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12]/[Sheet3.$E$9]*100" office:value-type="float" office:value="96.7588248032917" calcext:value-type="float">
            <text:p>96.7588248033</text:p>
          </table:table-cell>
          <table:table-cell table:formula="of:=[Sheet3.F12]/[Sheet3.$F$9]*100" office:value-type="float" office:value="125.549124636014" calcext:value-type="float">
            <text:p>125.549124636</text:p>
          </table:table-cell>
          <table:table-cell table:formula="of:=[Sheet3.G12]/[Sheet3.$G$9]*100" office:value-type="float" office:value="92.1206163992644" calcext:value-type="float">
            <text:p>92.1206163993</text:p>
          </table:table-cell>
          <table:table-cell table:formula="of:=[Sheet3.H12]/[Sheet3.$H$9]*100" office:value-type="float" office:value="98.4768831917039" calcext:value-type="float">
            <text:p>98.4768831917</text:p>
          </table:table-cell>
          <table:table-cell table:formula="of:=[Sheet3.I12]/[Sheet3.$I$9]*100" office:value-type="float" office:value="97.2259618791185" calcext:value-type="float">
            <text:p>97.2259618791</text:p>
          </table:table-cell>
          <table:table-cell table:formula="of:=[Sheet3.J12]/[Sheet3.$J$9]*100" office:value-type="float" office:value="30.7865168539326" calcext:value-type="float">
            <text:p>30.7865168539</text:p>
          </table:table-cell>
          <table:table-cell table:formula="of:=[Sheet3.K12]/[Sheet3.$K$9]*100" office:value-type="float" office:value="30.2649303996408" calcext:value-type="float">
            <text:p>30.2649303996</text:p>
          </table:table-cell>
          <table:table-cell table:formula="of:=[Sheet3.L12]/[Sheet3.$L$9]*100" office:value-type="float" office:value="32.0429104477612" calcext:value-type="float">
            <text:p>32.0429104478</text:p>
          </table:table-cell>
          <table:table-cell table:formula="of:=[Sheet3.M12]/[Sheet3.$M$9]*100" office:value-type="float" office:value="22.8723404255319" calcext:value-type="float">
            <text:p>22.8723404255</text:p>
          </table:table-cell>
          <table:table-cell table:formula="of:=[Sheet3.N12]/[Sheet3.$N$9]*100" office:value-type="float" office:value="24.7824441922058" calcext:value-type="float">
            <text:p>24.7824441922</text:p>
          </table:table-cell>
          <table:table-cell table:formula="of:=[Sheet3.O12]/[Sheet3.$O$9]*100" office:value-type="float" office:value="1.33207105864008" calcext:value-type="float">
            <text:p>1.3320710586</text:p>
          </table:table-cell>
          <table:table-cell table:formula="of:=[Sheet3.P12]/[Sheet3.$P$9]*100" office:value-type="float" office:value="1.29669204398736" calcext:value-type="float">
            <text:p>1.296692044</text:p>
          </table:table-cell>
          <table:table-cell table:formula="of:=[Sheet3.Q12]/[Sheet3.$Q$9]*100" office:value-type="float" office:value="1.37941613763481" calcext:value-type="float">
            <text:p>1.3794161376</text:p>
          </table:table-cell>
          <table:table-cell table:formula="of:=[Sheet3.R12]/[Sheet3.$R$9]*100" office:value-type="float" office:value="1.16940320112494" calcext:value-type="float">
            <text:p>1.1694032011</text:p>
          </table:table-cell>
          <table:table-cell table:formula="of:=[Sheet3.S12]/[Sheet3.$S$9]*100" office:value-type="float" office:value="1.25727133957672" calcext:value-type="float">
            <text:p>1.2572713396</text:p>
          </table:table-cell>
          <table:table-cell table:formula="of:=[Sheet3.T12]/[Sheet3.$T$9]*100" office:value-type="float" office:value="138.461538461538" calcext:value-type="float">
            <text:p>138.4615384615</text:p>
          </table:table-cell>
          <table:table-cell table:formula="of:=[Sheet3.U12]/[Sheet3.$U$9]*100" office:value-type="float" office:value="60.596546310832" calcext:value-type="float">
            <text:p>60.5965463108</text:p>
          </table:table-cell>
          <table:table-cell table:formula="of:=[Sheet3.V12]/[Sheet3.$V$9]*100" office:value-type="float" office:value="89.2441860465116" calcext:value-type="float">
            <text:p>89.2441860465</text:p>
          </table:table-cell>
          <table:table-cell table:formula="of:=[Sheet3.W12]/[Sheet3.$W$9]*100" office:value-type="float" office:value="91.9220055710307" calcext:value-type="float">
            <text:p>91.922005571</text:p>
          </table:table-cell>
          <table:table-cell table:formula="of:=[Sheet3.X12]/[Sheet3.$X$9]*100" office:value-type="float" office:value="121.671018276762" calcext:value-type="float">
            <text:p>121.671018276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13]/[Sheet3.$E$9]*100" office:value-type="float" office:value="102.753916119252" calcext:value-type="float">
            <text:p>102.7539161193</text:p>
          </table:table-cell>
          <table:table-cell table:formula="of:=[Sheet3.F13]/[Sheet3.$F$9]*100" office:value-type="float" office:value="101.642880253083" calcext:value-type="float">
            <text:p>101.6428802531</text:p>
          </table:table-cell>
          <table:table-cell table:formula="of:=[Sheet3.G13]/[Sheet3.$G$9]*100" office:value-type="float" office:value="98.3670492738918" calcext:value-type="float">
            <text:p>98.3670492739</text:p>
          </table:table-cell>
          <table:table-cell table:formula="of:=[Sheet3.H13]/[Sheet3.$H$9]*100" office:value-type="float" office:value="170.85913870085" calcext:value-type="float">
            <text:p>170.8591387009</text:p>
          </table:table-cell>
          <table:table-cell table:formula="of:=[Sheet3.I13]/[Sheet3.$I$9]*100" office:value-type="float" office:value="114.713384822504" calcext:value-type="float">
            <text:p>114.7133848225</text:p>
          </table:table-cell>
          <table:table-cell table:formula="of:=[Sheet3.J13]/[Sheet3.$J$9]*100" office:value-type="float" office:value="30.561797752809" calcext:value-type="float">
            <text:p>30.5617977528</text:p>
          </table:table-cell>
          <table:table-cell table:formula="of:=[Sheet3.K13]/[Sheet3.$K$9]*100" office:value-type="float" office:value="33.4081724292771" calcext:value-type="float">
            <text:p>33.4081724293</text:p>
          </table:table-cell>
          <table:table-cell table:formula="of:=[Sheet3.L13]/[Sheet3.$L$9]*100" office:value-type="float" office:value="18.5634328358209" calcext:value-type="float">
            <text:p>18.5634328358</text:p>
          </table:table-cell>
          <table:table-cell table:formula="of:=[Sheet3.M13]/[Sheet3.$M$9]*100" office:value-type="float" office:value="24.0425531914894" calcext:value-type="float">
            <text:p>24.0425531915</text:p>
          </table:table-cell>
          <table:table-cell table:formula="of:=[Sheet3.N13]/[Sheet3.$N$9]*100" office:value-type="float" office:value="18.6152099886493" calcext:value-type="float">
            <text:p>18.6152099886</text:p>
          </table:table-cell>
          <table:table-cell table:formula="of:=[Sheet3.O13]/[Sheet3.$O$9]*100" office:value-type="float" office:value="105.649050509551" calcext:value-type="float">
            <text:p>105.6490505096</text:p>
          </table:table-cell>
          <table:table-cell table:formula="of:=[Sheet3.P13]/[Sheet3.$P$9]*100" office:value-type="float" office:value="105.273585325676" calcext:value-type="float">
            <text:p>105.2735853257</text:p>
          </table:table-cell>
          <table:table-cell table:formula="of:=[Sheet3.Q13]/[Sheet3.$Q$9]*100" office:value-type="float" office:value="113.167583130767" calcext:value-type="float">
            <text:p>113.1675831308</text:p>
          </table:table-cell>
          <table:table-cell table:formula="of:=[Sheet3.R13]/[Sheet3.$R$9]*100" office:value-type="float" office:value="99.9255552338806" calcext:value-type="float">
            <text:p>99.9255552339</text:p>
          </table:table-cell>
          <table:table-cell table:formula="of:=[Sheet3.S13]/[Sheet3.$S$9]*100" office:value-type="float" office:value="91.4847972276084" calcext:value-type="float">
            <text:p>91.4847972276</text:p>
          </table:table-cell>
          <table:table-cell table:formula="of:=[Sheet3.T13]/[Sheet3.$T$9]*100" office:value-type="float" office:value="151.351351351351" calcext:value-type="float">
            <text:p>151.3513513514</text:p>
          </table:table-cell>
          <table:table-cell table:formula="of:=[Sheet3.U13]/[Sheet3.$U$9]*100" office:value-type="float" office:value="79.905808477237" calcext:value-type="float">
            <text:p>79.9058084772</text:p>
          </table:table-cell>
          <table:table-cell table:formula="of:=[Sheet3.V13]/[Sheet3.$V$9]*100" office:value-type="float" office:value="59.4476744186047" calcext:value-type="float">
            <text:p>59.4476744186</text:p>
          </table:table-cell>
          <table:table-cell table:formula="of:=[Sheet3.W13]/[Sheet3.$W$9]*100" office:value-type="float" office:value="70.0557103064067" calcext:value-type="float">
            <text:p>70.0557103064</text:p>
          </table:table-cell>
          <table:table-cell table:formula="of:=[Sheet3.X13]/[Sheet3.$X$9]*100" office:value-type="float" office:value="170.496083550914" calcext:value-type="float">
            <text:p>170.496083550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14]/[Sheet3.$E$9]*100" office:value-type="float" office:value="100.786833176929" calcext:value-type="float">
            <text:p>100.7868331769</text:p>
          </table:table-cell>
          <table:table-cell table:formula="of:=[Sheet3.F14]/[Sheet3.$F$9]*100" office:value-type="float" office:value="134.683826437071" calcext:value-type="float">
            <text:p>134.6838264371</text:p>
          </table:table-cell>
          <table:table-cell table:formula="of:=[Sheet3.G14]/[Sheet3.$G$9]*100" office:value-type="float" office:value="86.727122835944" calcext:value-type="float">
            <text:p>86.7271228359</text:p>
          </table:table-cell>
          <table:table-cell table:formula="of:=[Sheet3.H14]/[Sheet3.$H$9]*100" office:value-type="float" office:value="106.686590810889" calcext:value-type="float">
            <text:p>106.6865908109</text:p>
          </table:table-cell>
          <table:table-cell table:formula="of:=[Sheet3.I14]/[Sheet3.$I$9]*100" office:value-type="float" office:value="102.848437610714" calcext:value-type="float">
            <text:p>102.8484376107</text:p>
          </table:table-cell>
          <table:table-cell table:formula="of:=[Sheet3.J14]/[Sheet3.$J$9]*100" office:value-type="float" office:value="19.5955056179775" calcext:value-type="float">
            <text:p>19.595505618</text:p>
          </table:table-cell>
          <table:table-cell table:formula="of:=[Sheet3.K14]/[Sheet3.$K$9]*100" office:value-type="float" office:value="28.4238886394252" calcext:value-type="float">
            <text:p>28.4238886394</text:p>
          </table:table-cell>
          <table:table-cell table:formula="of:=[Sheet3.L14]/[Sheet3.$L$9]*100" office:value-type="float" office:value="31.0634328358209" calcext:value-type="float">
            <text:p>31.0634328358</text:p>
          </table:table-cell>
          <table:table-cell table:formula="of:=[Sheet3.M14]/[Sheet3.$M$9]*100" office:value-type="float" office:value="26.1702127659574" calcext:value-type="float">
            <text:p>26.170212766</text:p>
          </table:table-cell>
          <table:table-cell table:formula="of:=[Sheet3.N14]/[Sheet3.$N$9]*100" office:value-type="float" office:value="23.950056753689" calcext:value-type="float">
            <text:p>23.9500567537</text:p>
          </table:table-cell>
          <table:table-cell table:formula="of:=[Sheet3.O14]/[Sheet3.$O$9]*100" office:value-type="float" office:value="20.1993651500808" calcext:value-type="float">
            <text:p>20.1993651501</text:p>
          </table:table-cell>
          <table:table-cell table:formula="of:=[Sheet3.P14]/[Sheet3.$P$9]*100" office:value-type="float" office:value="20.2283958862027" calcext:value-type="float">
            <text:p>20.2283958862</text:p>
          </table:table-cell>
          <table:table-cell table:formula="of:=[Sheet3.Q14]/[Sheet3.$Q$9]*100" office:value-type="float" office:value="21.4393599697921" calcext:value-type="float">
            <text:p>21.4393599698</text:p>
          </table:table-cell>
          <table:table-cell table:formula="of:=[Sheet3.R14]/[Sheet3.$R$9]*100" office:value-type="float" office:value="18.6939079366392" calcext:value-type="float">
            <text:p>18.6939079366</text:p>
          </table:table-cell>
          <table:table-cell table:formula="of:=[Sheet3.S14]/[Sheet3.$S$9]*100" office:value-type="float" office:value="18.7218944675935" calcext:value-type="float">
            <text:p>18.7218944676</text:p>
          </table:table-cell>
          <table:table-cell table:formula="of:=[Sheet3.T14]/[Sheet3.$T$9]*100" office:value-type="float" office:value="94.1787941787942" calcext:value-type="float">
            <text:p>94.1787941788</text:p>
          </table:table-cell>
          <table:table-cell table:formula="of:=[Sheet3.U14]/[Sheet3.$U$9]*100" office:value-type="float" office:value="103.92464678179" calcext:value-type="float">
            <text:p>103.9246467818</text:p>
          </table:table-cell>
          <table:table-cell table:formula="of:=[Sheet3.V14]/[Sheet3.$V$9]*100" office:value-type="float" office:value="61.3372093023256" calcext:value-type="float">
            <text:p>61.3372093023</text:p>
          </table:table-cell>
          <table:table-cell table:formula="of:=[Sheet3.W14]/[Sheet3.$W$9]*100" office:value-type="float" office:value="88.0222841225627" calcext:value-type="float">
            <text:p>88.0222841226</text:p>
          </table:table-cell>
          <table:table-cell table:formula="of:=[Sheet3.X14]/[Sheet3.$X$9]*100" office:value-type="float" office:value="177.023498694517" calcext:value-type="float">
            <text:p>177.023498694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15]/[Sheet3.$E$9]*100" office:value-type="float" office:value="99.44416371905" calcext:value-type="float">
            <text:p>99.4441637191</text:p>
          </table:table-cell>
          <table:table-cell table:formula="of:=[Sheet3.F15]/[Sheet3.$F$9]*100" office:value-type="float" office:value="104.324693532732" calcext:value-type="float">
            <text:p>104.3246935327</text:p>
          </table:table-cell>
          <table:table-cell table:formula="of:=[Sheet3.G15]/[Sheet3.$G$9]*100" office:value-type="float" office:value="95.6623755469592" calcext:value-type="float">
            <text:p>95.662375547</text:p>
          </table:table-cell>
          <table:table-cell table:formula="of:=[Sheet3.H15]/[Sheet3.$H$9]*100" office:value-type="float" office:value="138.333573383264" calcext:value-type="float">
            <text:p>138.3335733833</text:p>
          </table:table-cell>
          <table:table-cell table:formula="of:=[Sheet3.I15]/[Sheet3.$I$9]*100" office:value-type="float" office:value="114.596471338482" calcext:value-type="float">
            <text:p>114.5964713385</text:p>
          </table:table-cell>
          <table:table-cell table:formula="of:=[Sheet3.J15]/[Sheet3.$J$9]*100" office:value-type="float" office:value="31.4157303370786" calcext:value-type="float">
            <text:p>31.4157303371</text:p>
          </table:table-cell>
          <table:table-cell table:formula="of:=[Sheet3.K15]/[Sheet3.$K$9]*100" office:value-type="float" office:value="39.7395599461158" calcext:value-type="float">
            <text:p>39.7395599461</text:p>
          </table:table-cell>
          <table:table-cell table:formula="of:=[Sheet3.L15]/[Sheet3.$L$9]*100" office:value-type="float" office:value="30.830223880597" calcext:value-type="float">
            <text:p>30.8302238806</text:p>
          </table:table-cell>
          <table:table-cell table:formula="of:=[Sheet3.M15]/[Sheet3.$M$9]*100" office:value-type="float" office:value="22.9078014184397" calcext:value-type="float">
            <text:p>22.9078014184</text:p>
          </table:table-cell>
          <table:table-cell table:formula="of:=[Sheet3.N15]/[Sheet3.$N$9]*100" office:value-type="float" office:value="25.8796821793417" calcext:value-type="float">
            <text:p>25.8796821793</text:p>
          </table:table-cell>
          <table:table-cell table:formula="of:=[Sheet3.O15]/[Sheet3.$O$9]*100" office:value-type="float" office:value="20.1537005067662" calcext:value-type="float">
            <text:p>20.1537005068</text:p>
          </table:table-cell>
          <table:table-cell table:formula="of:=[Sheet3.P15]/[Sheet3.$P$9]*100" office:value-type="float" office:value="20.146030898001" calcext:value-type="float">
            <text:p>20.146030898</text:p>
          </table:table-cell>
          <table:table-cell table:formula="of:=[Sheet3.Q15]/[Sheet3.$Q$9]*100" office:value-type="float" office:value="21.427560002832" calcext:value-type="float">
            <text:p>21.4275600028</text:p>
          </table:table-cell>
          <table:table-cell table:formula="of:=[Sheet3.R15]/[Sheet3.$R$9]*100" office:value-type="float" office:value="18.7973034451383" calcext:value-type="float">
            <text:p>18.7973034451</text:p>
          </table:table-cell>
          <table:table-cell table:formula="of:=[Sheet3.S15]/[Sheet3.$S$9]*100" office:value-type="float" office:value="18.6816700358926" calcext:value-type="float">
            <text:p>18.6816700359</text:p>
          </table:table-cell>
          <table:table-cell table:formula="of:=[Sheet3.T15]/[Sheet3.$T$9]*100" office:value-type="float" office:value="285.446985446985" calcext:value-type="float">
            <text:p>285.446985447</text:p>
          </table:table-cell>
          <table:table-cell/>
          <table:table-cell table:formula="of:=[Sheet3.V15]/[Sheet3.$V$9]*100" office:value-type="float" office:value="174.854651162791" calcext:value-type="float">
            <text:p>174.8546511628</text:p>
          </table:table-cell>
          <table:table-cell table:formula="of:=[Sheet3.W15]/[Sheet3.$W$9]*100" office:value-type="float" office:value="198.050139275766" calcext:value-type="float">
            <text:p>198.0501392758</text:p>
          </table:table-cell>
          <table:table-cell table:formula="of:=[Sheet3.X15]/[Sheet3.$X$9]*100" office:value-type="float" office:value="383.812010443864" calcext:value-type="float">
            <text:p>383.812010443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16]/[Sheet3.$E$9]*100" office:value-type="float" office:value="103.55879592868" calcext:value-type="float">
            <text:p>103.5587959287</text:p>
          </table:table-cell>
          <table:table-cell table:formula="of:=[Sheet3.F16]/[Sheet3.$F$9]*100" office:value-type="float" office:value="153.956213826078" calcext:value-type="float">
            <text:p>153.9562138261</text:p>
          </table:table-cell>
          <table:table-cell table:formula="of:=[Sheet3.G16]/[Sheet3.$G$9]*100" office:value-type="float" office:value="99.6860929672142" calcext:value-type="float">
            <text:p>99.6860929672</text:p>
          </table:table-cell>
          <table:table-cell table:formula="of:=[Sheet3.H16]/[Sheet3.$H$9]*100" office:value-type="float" office:value="119.278409909261" calcext:value-type="float">
            <text:p>119.2784099093</text:p>
          </table:table-cell>
          <table:table-cell table:formula="of:=[Sheet3.I16]/[Sheet3.$I$9]*100" office:value-type="float" office:value="101.491532629491" calcext:value-type="float">
            <text:p>101.4915326295</text:p>
          </table:table-cell>
          <table:table-cell table:formula="of:=[Sheet3.J16]/[Sheet3.$J$9]*100" office:value-type="float" office:value="32.314606741573" calcext:value-type="float">
            <text:p>32.3146067416</text:p>
          </table:table-cell>
          <table:table-cell table:formula="of:=[Sheet3.K16]/[Sheet3.$K$9]*100" office:value-type="float" office:value="29.726088908846" calcext:value-type="float">
            <text:p>29.7260889088</text:p>
          </table:table-cell>
          <table:table-cell table:formula="of:=[Sheet3.L16]/[Sheet3.$L$9]*100" office:value-type="float" office:value="32.089552238806" calcext:value-type="float">
            <text:p>32.0895522388</text:p>
          </table:table-cell>
          <table:table-cell table:formula="of:=[Sheet3.M16]/[Sheet3.$M$9]*100" office:value-type="float" office:value="15.3900709219858" calcext:value-type="float">
            <text:p>15.390070922</text:p>
          </table:table-cell>
          <table:table-cell table:formula="of:=[Sheet3.N16]/[Sheet3.$N$9]*100" office:value-type="float" office:value="26.0688611426409" calcext:value-type="float">
            <text:p>26.0688611426</text:p>
          </table:table-cell>
          <table:table-cell table:formula="of:=[Sheet3.O16]/[Sheet3.$O$9]*100" office:value-type="float" office:value="1.37439438659019" calcext:value-type="float">
            <text:p>1.3743943866</text:p>
          </table:table-cell>
          <table:table-cell table:formula="of:=[Sheet3.P16]/[Sheet3.$P$9]*100" office:value-type="float" office:value="1.33119629580161" calcext:value-type="float">
            <text:p>1.3311962958</text:p>
          </table:table-cell>
          <table:table-cell/>
          <table:table-cell table:formula="of:=[Sheet3.R16]/[Sheet3.$R$9]*100" office:value-type="float" office:value="1.30795318251375" calcext:value-type="float">
            <text:p>1.3079531825</text:p>
          </table:table-cell>
          <table:table-cell table:formula="of:=[Sheet3.S16]/[Sheet3.$S$9]*100" office:value-type="float" office:value="1.19126201575973" calcext:value-type="float">
            <text:p>1.1912620158</text:p>
          </table:table-cell>
          <table:table-cell table:formula="of:=[Sheet3.T16]/[Sheet3.$T$9]*100" office:value-type="float" office:value="131.392931392931" calcext:value-type="float">
            <text:p>131.3929313929</text:p>
          </table:table-cell>
          <table:table-cell table:formula="of:=[Sheet3.U16]/[Sheet3.$U$9]*100" office:value-type="float" office:value="106.279434850863" calcext:value-type="float">
            <text:p>106.2794348509</text:p>
          </table:table-cell>
          <table:table-cell table:formula="of:=[Sheet3.V16]/[Sheet3.$V$9]*100" office:value-type="float" office:value="100" calcext:value-type="float">
            <text:p>100</text:p>
          </table:table-cell>
          <table:table-cell table:formula="of:=[Sheet3.W16]/[Sheet3.$W$9]*100" office:value-type="float" office:value="81.6155988857939" calcext:value-type="float">
            <text:p>81.6155988858</text:p>
          </table:table-cell>
          <table:table-cell table:formula="of:=[Sheet3.X16]/[Sheet3.$X$9]*100" office:value-type="float" office:value="150.130548302872" calcext:value-type="float">
            <text:p>150.130548302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17]/[Sheet3.$E$9]*100" office:value-type="float" office:value="154.749873673573" calcext:value-type="float">
            <text:p>154.7498736736</text:p>
          </table:table-cell>
          <table:table-cell table:formula="of:=[Sheet3.F17]/[Sheet3.$F$9]*100" office:value-type="float" office:value="136.614300607542" calcext:value-type="float">
            <text:p>136.6143006075</text:p>
          </table:table-cell>
          <table:table-cell table:formula="of:=[Sheet3.G17]/[Sheet3.$G$9]*100" office:value-type="float" office:value="122.442767455134" calcext:value-type="float">
            <text:p>122.4427674551</text:p>
          </table:table-cell>
          <table:table-cell table:formula="of:=[Sheet3.H17]/[Sheet3.$H$9]*100" office:value-type="float" office:value="13.4019876134236" calcext:value-type="float">
            <text:p>13.4019876134</text:p>
          </table:table-cell>
          <table:table-cell table:formula="of:=[Sheet3.I17]/[Sheet3.$I$9]*100" office:value-type="float" office:value="111.818890384752" calcext:value-type="float">
            <text:p>111.8188903848</text:p>
          </table:table-cell>
          <table:table-cell/>
          <table:table-cell table:formula="of:=[Sheet3.K17]/[Sheet3.$K$9]*100" office:value-type="float" office:value="31.6120341266277" calcext:value-type="float">
            <text:p>31.6120341266</text:p>
          </table:table-cell>
          <table:table-cell table:formula="of:=[Sheet3.L17]/[Sheet3.$L$9]*100" office:value-type="float" office:value="31.0167910447761" calcext:value-type="float">
            <text:p>31.0167910448</text:p>
          </table:table-cell>
          <table:table-cell table:formula="of:=[Sheet3.M17]/[Sheet3.$M$9]*100" office:value-type="float" office:value="15.709219858156" calcext:value-type="float">
            <text:p>15.7092198582</text:p>
          </table:table-cell>
          <table:table-cell table:formula="of:=[Sheet3.N17]/[Sheet3.$N$9]*100" office:value-type="float" office:value="22.0582671206962" calcext:value-type="float">
            <text:p>22.0582671207</text:p>
          </table:table-cell>
          <table:table-cell table:formula="of:=[Sheet3.O17]/[Sheet3.$O$9]*100" office:value-type="float" office:value="1.65283733363034" calcext:value-type="float">
            <text:p>1.6528373336</text:p>
          </table:table-cell>
          <table:table-cell table:number-columns-repeated="2"/>
          <table:table-cell table:formula="of:=[Sheet3.R17]/[Sheet3.$R$9]*100" office:value-type="float" office:value="1.24591587741429" calcext:value-type="float">
            <text:p>1.2459158774</text:p>
          </table:table-cell>
          <table:table-cell table:formula="of:=[Sheet3.S17]/[Sheet3.$S$9]*100" office:value-type="float" office:value="1.43982837575808" calcext:value-type="float">
            <text:p>1.4398283758</text:p>
          </table:table-cell>
          <table:table-cell table:formula="of:=[Sheet3.T17]/[Sheet3.$T$9]*100" office:value-type="float" office:value="83.3679833679834" calcext:value-type="float">
            <text:p>83.367983368</text:p>
          </table:table-cell>
          <table:table-cell table:formula="of:=[Sheet3.U17]/[Sheet3.$U$9]*100" office:value-type="float" office:value="107.849293563579" calcext:value-type="float">
            <text:p>107.8492935636</text:p>
          </table:table-cell>
          <table:table-cell table:formula="of:=[Sheet3.V17]/[Sheet3.$V$9]*100" office:value-type="float" office:value="106.831395348837" calcext:value-type="float">
            <text:p>106.8313953488</text:p>
          </table:table-cell>
          <table:table-cell table:formula="of:=[Sheet3.W17]/[Sheet3.$W$9]*100" office:value-type="float" office:value="97.075208913649" calcext:value-type="float">
            <text:p>97.0752089136</text:p>
          </table:table-cell>
          <table:table-cell table:formula="of:=[Sheet3.X17]/[Sheet3.$X$9]*100" office:value-type="float" office:value="181.984334203655" calcext:value-type="float">
            <text:p>181.984334203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Sheet3.E18]/[Sheet3.$E$9]*100" office:value-type="float" office:value="118.082725763373" calcext:value-type="float">
            <text:p>118.0827257634</text:p>
          </table:table-cell>
          <table:table-cell table:formula="of:=[Sheet3.F18]/[Sheet3.$F$9]*100" office:value-type="float" office:value="122.292123521588" calcext:value-type="float">
            <text:p>122.2921235216</text:p>
          </table:table-cell>
          <table:table-cell table:formula="of:=[Sheet3.G18]/[Sheet3.$G$9]*100" office:value-type="float" office:value="160.228930179466" calcext:value-type="float">
            <text:p>160.2289301795</text:p>
          </table:table-cell>
          <table:table-cell table:formula="of:=[Sheet3.H18]/[Sheet3.$H$9]*100" office:value-type="float" office:value="137.267751692352" calcext:value-type="float">
            <text:p>137.2677516924</text:p>
          </table:table-cell>
          <table:table-cell table:formula="of:=[Sheet3.I18]/[Sheet3.$I$9]*100" office:value-type="float" office:value="134.31587897683" calcext:value-type="float">
            <text:p>134.3158789768</text:p>
          </table:table-cell>
          <table:table-cell table:formula="of:=[Sheet3.J18]/[Sheet3.$J$9]*100" office:value-type="float" office:value="31.2359550561798" calcext:value-type="float">
            <text:p>31.2359550562</text:p>
          </table:table-cell>
          <table:table-cell table:number-columns-repeated="2"/>
          <table:table-cell table:formula="of:=[Sheet3.M18]/[Sheet3.$M$9]*100" office:value-type="float" office:value="24.6808510638298" calcext:value-type="float">
            <text:p>24.6808510638</text:p>
          </table:table-cell>
          <table:table-cell table:formula="of:=[Sheet3.N18]/[Sheet3.$N$9]*100" office:value-type="float" office:value="26.2202043132804" calcext:value-type="float">
            <text:p>26.2202043133</text:p>
          </table:table-cell>
          <table:table-cell table:formula="of:=[Sheet3.O18]/[Sheet3.$O$9]*100" office:value-type="float" office:value="100.022275435763" calcext:value-type="float">
            <text:p>100.0222754358</text:p>
          </table:table-cell>
          <table:table-cell table:formula="of:=[Sheet3.P18]/[Sheet3.$P$9]*100" office:value-type="float" office:value="98.495169404746" calcext:value-type="float">
            <text:p>98.4951694047</text:p>
          </table:table-cell>
          <table:table-cell table:formula="of:=[Sheet3.Q18]/[Sheet3.$Q$9]*100" office:value-type="float" office:value="102.769452245534" calcext:value-type="float">
            <text:p>102.7694522455</text:p>
          </table:table-cell>
          <table:table-cell table:formula="of:=[Sheet3.R18]/[Sheet3.$R$9]*100" office:value-type="float" office:value="90.004756193391" calcext:value-type="float">
            <text:p>90.0047561934</text:p>
          </table:table-cell>
          <table:table-cell table:formula="of:=[Sheet3.S18]/[Sheet3.$S$9]*100" office:value-type="float" office:value="92.6059243368126" calcext:value-type="float">
            <text:p>92.6059243368</text:p>
          </table:table-cell>
          <table:table-cell table:formula="of:=[Sheet3.T18]/[Sheet3.$T$9]*100" office:value-type="float" office:value="140.748440748441" calcext:value-type="float">
            <text:p>140.7484407484</text:p>
          </table:table-cell>
          <table:table-cell table:formula="of:=[Sheet3.U18]/[Sheet3.$U$9]*100" office:value-type="float" office:value="112.558869701727" calcext:value-type="float">
            <text:p>112.5588697017</text:p>
          </table:table-cell>
          <table:table-cell table:formula="of:=[Sheet3.V18]/[Sheet3.$V$9]*100" office:value-type="float" office:value="100.436046511628" calcext:value-type="float">
            <text:p>100.4360465116</text:p>
          </table:table-cell>
          <table:table-cell table:formula="of:=[Sheet3.W18]/[Sheet3.$W$9]*100" office:value-type="float" office:value="103.621169916435" calcext:value-type="float">
            <text:p>103.6211699164</text:p>
          </table:table-cell>
          <table:table-cell table:formula="of:=[Sheet3.X18]/[Sheet3.$X$9]*100" office:value-type="float" office:value="162.140992167102" calcext:value-type="float">
            <text:p>162.140992167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[Sheet3.F19]/[Sheet3.$F$9]*100" office:value-type="float" office:value="106.44929359744" calcext:value-type="float">
            <text:p>106.4492935974</text:p>
          </table:table-cell>
          <table:table-cell table:formula="of:=[Sheet3.G19]/[Sheet3.$G$9]*100" office:value-type="float" office:value="92.938677151373" calcext:value-type="float">
            <text:p>92.9386771514</text:p>
          </table:table-cell>
          <table:table-cell table:formula="of:=[Sheet3.H19]/[Sheet3.$H$9]*100" office:value-type="float" office:value="110.283739017716" calcext:value-type="float">
            <text:p>110.2837390177</text:p>
          </table:table-cell>
          <table:table-cell table:formula="of:=[Sheet3.I19]/[Sheet3.$I$9]*100" office:value-type="float" office:value="107.815489265216" calcext:value-type="float">
            <text:p>107.8154892652</text:p>
          </table:table-cell>
          <table:table-cell table:formula="of:=[Sheet3.J19]/[Sheet3.$J$9]*100" office:value-type="float" office:value="28.2696629213483" calcext:value-type="float">
            <text:p>28.2696629213</text:p>
          </table:table-cell>
          <table:table-cell table:formula="of:=[Sheet3.K19]/[Sheet3.$K$9]*100" office:value-type="float" office:value="31.1180960933992" calcext:value-type="float">
            <text:p>31.1180960934</text:p>
          </table:table-cell>
          <table:table-cell table:formula="of:=[Sheet3.L19]/[Sheet3.$L$9]*100" office:value-type="float" office:value="17.0708955223881" calcext:value-type="float">
            <text:p>17.0708955224</text:p>
          </table:table-cell>
          <table:table-cell table:formula="of:=[Sheet3.M19]/[Sheet3.$M$9]*100" office:value-type="float" office:value="25.4609929078014" calcext:value-type="float">
            <text:p>25.4609929078</text:p>
          </table:table-cell>
          <table:table-cell table:formula="of:=[Sheet3.N19]/[Sheet3.$N$9]*100" office:value-type="float" office:value="26.4472190692395" calcext:value-type="float">
            <text:p>26.4472190692</text:p>
          </table:table-cell>
          <table:table-cell table:formula="of:=[Sheet3.O19]/[Sheet3.$O$9]*100" office:value-type="float" office:value="1.35323272261514" calcext:value-type="float">
            <text:p>1.3532327226</text:p>
          </table:table-cell>
          <table:table-cell table:formula="of:=[Sheet3.P19]/[Sheet3.$P$9]*100" office:value-type="float" office:value="1.29780508436846" calcext:value-type="float">
            <text:p>1.2978050844</text:p>
          </table:table-cell>
          <table:table-cell table:formula="of:=[Sheet3.Q19]/[Sheet3.$Q$9]*100" office:value-type="float" office:value="1.35463620701862" calcext:value-type="float">
            <text:p>1.354636207</text:p>
          </table:table-cell>
          <table:table-cell table:formula="of:=[Sheet3.R19]/[Sheet3.$R$9]*100" office:value-type="float" office:value="1.41962033169279" calcext:value-type="float">
            <text:p>1.4196203317</text:p>
          </table:table-cell>
          <table:table-cell table:formula="of:=[Sheet3.S19]/[Sheet3.$S$9]*100" office:value-type="float" office:value="1.47695862040513" calcext:value-type="float">
            <text:p>1.4769586204</text:p>
          </table:table-cell>
          <table:table-cell table:formula="of:=[Sheet3.T19]/[Sheet3.$T$9]*100" office:value-type="float" office:value="241.580041580042" calcext:value-type="float">
            <text:p>241.58004158</text:p>
          </table:table-cell>
          <table:table-cell table:formula="of:=[Sheet3.U19]/[Sheet3.$U$9]*100" office:value-type="float" office:value="223.547880690738" calcext:value-type="float">
            <text:p>223.5478806907</text:p>
          </table:table-cell>
          <table:table-cell table:formula="of:=[Sheet3.V19]/[Sheet3.$V$9]*100" office:value-type="float" office:value="210.610465116279" calcext:value-type="float">
            <text:p>210.6104651163</text:p>
          </table:table-cell>
          <table:table-cell table:formula="of:=[Sheet3.W19]/[Sheet3.$W$9]*100" office:value-type="float" office:value="169.49860724234" calcext:value-type="float">
            <text:p>169.4986072423</text:p>
          </table:table-cell>
          <table:table-cell table:formula="of:=[Sheet3.X19]/[Sheet3.$X$9]*100" office:value-type="float" office:value="363.185378590078" calcext:value-type="float">
            <text:p>363.185378590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20]/[Sheet3.$E$9]*100" office:value-type="float" office:value="100.880675665921" calcext:value-type="float">
            <text:p>100.8806756659</text:p>
          </table:table-cell>
          <table:table-cell table:formula="of:=[Sheet3.F20]/[Sheet3.$F$9]*100" office:value-type="float" office:value="103.228241722688" calcext:value-type="float">
            <text:p>103.2282417227</text:p>
          </table:table-cell>
          <table:table-cell table:formula="of:=[Sheet3.G20]/[Sheet3.$G$9]*100" office:value-type="float" office:value="84.7961189675947" calcext:value-type="float">
            <text:p>84.7961189676</text:p>
          </table:table-cell>
          <table:table-cell table:formula="of:=[Sheet3.H20]/[Sheet3.$H$9]*100" office:value-type="float" office:value="100.370877142446" calcext:value-type="float">
            <text:p>100.3708771424</text:p>
          </table:table-cell>
          <table:table-cell table:formula="of:=[Sheet3.I20]/[Sheet3.$I$9]*100" office:value-type="float" office:value="116.785942039255" calcext:value-type="float">
            <text:p>116.7859420393</text:p>
          </table:table-cell>
          <table:table-cell table:formula="of:=[Sheet3.J20]/[Sheet3.$J$9]*100" office:value-type="float" office:value="31.2359550561798" calcext:value-type="float">
            <text:p>31.2359550562</text:p>
          </table:table-cell>
          <table:table-cell table:formula="of:=[Sheet3.K20]/[Sheet3.$K$9]*100" office:value-type="float" office:value="31.4324202963628" calcext:value-type="float">
            <text:p>31.4324202964</text:p>
          </table:table-cell>
          <table:table-cell table:formula="of:=[Sheet3.L20]/[Sheet3.$L$9]*100" office:value-type="float" office:value="30.4570895522388" calcext:value-type="float">
            <text:p>30.4570895522</text:p>
          </table:table-cell>
          <table:table-cell table:formula="of:=[Sheet3.M20]/[Sheet3.$M$9]*100" office:value-type="float" office:value="23.5460992907801" calcext:value-type="float">
            <text:p>23.5460992908</text:p>
          </table:table-cell>
          <table:table-cell table:formula="of:=[Sheet3.N20]/[Sheet3.$N$9]*100" office:value-type="float" office:value="25.1229663261445" calcext:value-type="float">
            <text:p>25.1229663261</text:p>
          </table:table-cell>
          <table:table-cell table:formula="of:=[Sheet3.O20]/[Sheet3.$O$9]*100" office:value-type="float" office:value="1.317592025394" calcext:value-type="float">
            <text:p>1.3175920254</text:p>
          </table:table-cell>
          <table:table-cell table:formula="of:=[Sheet3.P20]/[Sheet3.$P$9]*100" office:value-type="float" office:value="1.35457014380482" calcext:value-type="float">
            <text:p>1.3545701438</text:p>
          </table:table-cell>
          <table:table-cell table:formula="of:=[Sheet3.Q20]/[Sheet3.$Q$9]*100" office:value-type="float" office:value="1.39357609798693" calcext:value-type="float">
            <text:p>1.393576098</text:p>
          </table:table-cell>
          <table:table-cell table:formula="of:=[Sheet3.R20]/[Sheet3.$R$9]*100" office:value-type="float" office:value="1.19835394350469" calcext:value-type="float">
            <text:p>1.1983539435</text:p>
          </table:table-cell>
          <table:table-cell table:formula="of:=[Sheet3.S20]/[Sheet3.$S$9]*100" office:value-type="float" office:value="1.2211724906143" calcext:value-type="float">
            <text:p>1.2211724906</text:p>
          </table:table-cell>
          <table:table-cell table:formula="of:=[Sheet3.T20]/[Sheet3.$T$9]*100" office:value-type="float" office:value="305.197505197505" calcext:value-type="float">
            <text:p>305.1975051975</text:p>
          </table:table-cell>
          <table:table-cell table:formula="of:=[Sheet3.U20]/[Sheet3.$U$9]*100" office:value-type="float" office:value="216.79748822606" calcext:value-type="float">
            <text:p>216.7974882261</text:p>
          </table:table-cell>
          <table:table-cell table:formula="of:=[Sheet3.V20]/[Sheet3.$V$9]*100" office:value-type="float" office:value="171.947674418605" calcext:value-type="float">
            <text:p>171.9476744186</text:p>
          </table:table-cell>
          <table:table-cell table:formula="of:=[Sheet3.W20]/[Sheet3.$W$9]*100" office:value-type="float" office:value="225.905292479109" calcext:value-type="float">
            <text:p>225.9052924791</text:p>
          </table:table-cell>
          <table:table-cell table:formula="of:=[Sheet3.X20]/[Sheet3.$X$9]*100" office:value-type="float" office:value="357.702349869452" calcext:value-type="float">
            <text:p>357.702349869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21]/[Sheet3.$E$9]*100" office:value-type="float" office:value="97.7549989172021" calcext:value-type="float">
            <text:p>97.7549989172</text:p>
          </table:table-cell>
          <table:table-cell table:formula="of:=[Sheet3.F21]/[Sheet3.$F$9]*100" office:value-type="float" office:value="98.6303339684366" calcext:value-type="float">
            <text:p>98.6303339684</text:p>
          </table:table-cell>
          <table:table-cell table:formula="of:=[Sheet3.G21]/[Sheet3.$G$9]*100" office:value-type="float" office:value="112.039444479675" calcext:value-type="float">
            <text:p>112.0394444797</text:p>
          </table:table-cell>
          <table:table-cell table:formula="of:=[Sheet3.H21]/[Sheet3.$H$9]*100" office:value-type="float" office:value="105.862019300014" calcext:value-type="float">
            <text:p>105.8620193</text:p>
          </table:table-cell>
          <table:table-cell table:formula="of:=[Sheet3.I21]/[Sheet3.$I$9]*100" office:value-type="float" office:value="103.843973641324" calcext:value-type="float">
            <text:p>103.8439736413</text:p>
          </table:table-cell>
          <table:table-cell table:formula="of:=[Sheet3.J21]/[Sheet3.$J$9]*100" office:value-type="float" office:value="29.3932584269663" calcext:value-type="float">
            <text:p>29.393258427</text:p>
          </table:table-cell>
          <table:table-cell table:formula="of:=[Sheet3.K21]/[Sheet3.$K$9]*100" office:value-type="float" office:value="18.724741805119" calcext:value-type="float">
            <text:p>18.7247418051</text:p>
          </table:table-cell>
          <table:table-cell table:formula="of:=[Sheet3.L21]/[Sheet3.$L$9]*100" office:value-type="float" office:value="20.615671641791" calcext:value-type="float">
            <text:p>20.6156716418</text:p>
          </table:table-cell>
          <table:table-cell table:formula="of:=[Sheet3.M21]/[Sheet3.$M$9]*100" office:value-type="float" office:value="25.6382978723404" calcext:value-type="float">
            <text:p>25.6382978723</text:p>
          </table:table-cell>
          <table:table-cell table:formula="of:=[Sheet3.N21]/[Sheet3.$N$9]*100" office:value-type="float" office:value="16.9882709042754" calcext:value-type="float">
            <text:p>16.9882709043</text:p>
          </table:table-cell>
          <table:table-cell table:formula="of:=[Sheet3.O21]/[Sheet3.$O$9]*100" office:value-type="float" office:value="1.49690928328785" calcext:value-type="float">
            <text:p>1.4969092833</text:p>
          </table:table-cell>
          <table:table-cell/>
          <table:table-cell table:formula="of:=[Sheet3.Q21]/[Sheet3.$Q$9]*100" office:value-type="float" office:value="1.34047624666651" calcext:value-type="float">
            <text:p>1.3404762467</text:p>
          </table:table-cell>
          <table:table-cell table:formula="of:=[Sheet3.R21]/[Sheet3.$R$9]*100" office:value-type="float" office:value="1.26452706894413" calcext:value-type="float">
            <text:p>1.2645270689</text:p>
          </table:table-cell>
          <table:table-cell table:formula="of:=[Sheet3.S21]/[Sheet3.$S$9]*100" office:value-type="float" office:value="1.16547712364372" calcext:value-type="float">
            <text:p>1.1654771236</text:p>
          </table:table-cell>
          <table:table-cell table:formula="of:=[Sheet3.T21]/[Sheet3.$T$9]*100" office:value-type="float" office:value="124.740124740125" calcext:value-type="float">
            <text:p>124.7401247401</text:p>
          </table:table-cell>
          <table:table-cell table:formula="of:=[Sheet3.U21]/[Sheet3.$U$9]*100" office:value-type="float" office:value="102.354788069074" calcext:value-type="float">
            <text:p>102.3547880691</text:p>
          </table:table-cell>
          <table:table-cell table:formula="of:=[Sheet3.V21]/[Sheet3.$V$9]*100" office:value-type="float" office:value="97.9651162790698" calcext:value-type="float">
            <text:p>97.9651162791</text:p>
          </table:table-cell>
          <table:table-cell table:formula="of:=[Sheet3.W21]/[Sheet3.$W$9]*100" office:value-type="float" office:value="97.7715877437326" calcext:value-type="float">
            <text:p>97.7715877437</text:p>
          </table:table-cell>
          <table:table-cell table:formula="of:=[Sheet3.X21]/[Sheet3.$X$9]*100" office:value-type="float" office:value="114.099216710183" calcext:value-type="float">
            <text:p>114.0992167102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22]/[Sheet3.$E$9]*100" office:value-type="float" office:value="103.154551360716" calcext:value-type="float">
            <text:p>103.1545513607</text:p>
          </table:table-cell>
          <table:table-cell table:formula="of:=[Sheet3.F22]/[Sheet3.$F$9]*100" office:value-type="float" office:value="101.416400043139" calcext:value-type="float">
            <text:p>101.4164000431</text:p>
          </table:table-cell>
          <table:table-cell table:formula="of:=[Sheet3.G22]/[Sheet3.$G$9]*100" office:value-type="float" office:value="86.663707273765" calcext:value-type="float">
            <text:p>86.6637072738</text:p>
          </table:table-cell>
          <table:table-cell table:formula="of:=[Sheet3.H22]/[Sheet3.$H$9]*100" office:value-type="float" office:value="104.533342935331" calcext:value-type="float">
            <text:p>104.5333429353</text:p>
          </table:table-cell>
          <table:table-cell table:formula="of:=[Sheet3.I22]/[Sheet3.$I$9]*100" office:value-type="float" office:value="104.40019839864" calcext:value-type="float">
            <text:p>104.4001983986</text:p>
          </table:table-cell>
          <table:table-cell table:formula="of:=[Sheet3.J22]/[Sheet3.$J$9]*100" office:value-type="float" office:value="22.3820224719101" calcext:value-type="float">
            <text:p>22.3820224719</text:p>
          </table:table-cell>
          <table:table-cell table:formula="of:=[Sheet3.K22]/[Sheet3.$K$9]*100" office:value-type="float" office:value="31.656937584194" calcext:value-type="float">
            <text:p>31.6569375842</text:p>
          </table:table-cell>
          <table:table-cell table:formula="of:=[Sheet3.L22]/[Sheet3.$L$9]*100" office:value-type="float" office:value="32.6958955223881" calcext:value-type="float">
            <text:p>32.6958955224</text:p>
          </table:table-cell>
          <table:table-cell table:formula="of:=[Sheet3.M22]/[Sheet3.$M$9]*100" office:value-type="float" office:value="23.7588652482269" calcext:value-type="float">
            <text:p>23.7588652482</text:p>
          </table:table-cell>
          <table:table-cell table:formula="of:=[Sheet3.N22]/[Sheet3.$N$9]*100" office:value-type="float" office:value="23.155505107832" calcext:value-type="float">
            <text:p>23.1555051078</text:p>
          </table:table-cell>
          <table:table-cell table:formula="of:=[Sheet3.O22]/[Sheet3.$O$9]*100" office:value-type="float" office:value="1.06810714484602" calcext:value-type="float">
            <text:p>1.0681071448</text:p>
          </table:table-cell>
          <table:table-cell table:formula="of:=[Sheet3.P22]/[Sheet3.$P$9]*100" office:value-type="float" office:value="1.58163038155024" calcext:value-type="float">
            <text:p>1.5816303816</text:p>
          </table:table-cell>
          <table:table-cell table:formula="of:=[Sheet3.Q22]/[Sheet3.$Q$9]*100" office:value-type="float" office:value="1.3900361078989" calcext:value-type="float">
            <text:p>1.3900361079</text:p>
          </table:table-cell>
          <table:table-cell table:formula="of:=[Sheet3.R22]/[Sheet3.$R$9]*100" office:value-type="float" office:value="1.16940320112494" calcext:value-type="float">
            <text:p>1.1694032011</text:p>
          </table:table-cell>
          <table:table-cell table:formula="of:=[Sheet3.S22]/[Sheet3.$S$9]*100" office:value-type="float" office:value="1.28821321011593" calcext:value-type="float">
            <text:p>1.2882132101</text:p>
          </table:table-cell>
          <table:table-cell table:formula="of:=[Sheet3.T22]/[Sheet3.$T$9]*100" office:value-type="float" office:value="297.297297297297" calcext:value-type="float">
            <text:p>297.2972972973</text:p>
          </table:table-cell>
          <table:table-cell table:formula="of:=[Sheet3.U22]/[Sheet3.$U$9]*100" office:value-type="float" office:value="233.908948194663" calcext:value-type="float">
            <text:p>233.9089481947</text:p>
          </table:table-cell>
          <table:table-cell table:formula="of:=[Sheet3.V22]/[Sheet3.$V$9]*100" office:value-type="float" office:value="202.03488372093" calcext:value-type="float">
            <text:p>202.0348837209</text:p>
          </table:table-cell>
          <table:table-cell table:formula="of:=[Sheet3.W22]/[Sheet3.$W$9]*100" office:value-type="float" office:value="202.228412256267" calcext:value-type="float">
            <text:p>202.2284122563</text:p>
          </table:table-cell>
          <table:table-cell table:formula="of:=[Sheet3.X22]/[Sheet3.$X$9]*100" office:value-type="float" office:value="326.892950391645" calcext:value-type="float">
            <text:p>326.892950391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23]/[Sheet3.$E$9]*100" office:value-type="float" office:value="97.7694362232007" calcext:value-type="float">
            <text:p>97.7694362232</text:p>
          </table:table-cell>
          <table:table-cell table:formula="of:=[Sheet3.F23]/[Sheet3.$F$9]*100" office:value-type="float" office:value="160.24014092102" calcext:value-type="float">
            <text:p>160.240140921</text:p>
          </table:table-cell>
          <table:table-cell table:formula="of:=[Sheet3.G23]/[Sheet3.$G$9]*100" office:value-type="float" office:value="88.182509987951" calcext:value-type="float">
            <text:p>88.182509988</text:p>
          </table:table-cell>
          <table:table-cell table:formula="of:=[Sheet3.H23]/[Sheet3.$H$9]*100" office:value-type="float" office:value="102.48451677949" calcext:value-type="float">
            <text:p>102.4845167795</text:p>
          </table:table-cell>
          <table:table-cell table:formula="of:=[Sheet3.I23]/[Sheet3.$I$9]*100" office:value-type="float" office:value="104.283284914618" calcext:value-type="float">
            <text:p>104.2832849146</text:p>
          </table:table-cell>
          <table:table-cell table:formula="of:=[Sheet3.J23]/[Sheet3.$J$9]*100" office:value-type="float" office:value="29.0786516853933" calcext:value-type="float">
            <text:p>29.0786516854</text:p>
          </table:table-cell>
          <table:table-cell table:formula="of:=[Sheet3.K23]/[Sheet3.$K$9]*100" office:value-type="float" office:value="20.9699146834306" calcext:value-type="float">
            <text:p>20.9699146834</text:p>
          </table:table-cell>
          <table:table-cell table:formula="of:=[Sheet3.L23]/[Sheet3.$L$9]*100" office:value-type="float" office:value="20.3358208955224" calcext:value-type="float">
            <text:p>20.3358208955</text:p>
          </table:table-cell>
          <table:table-cell table:formula="of:=[Sheet3.M23]/[Sheet3.$M$9]*100" office:value-type="float" office:value="16.2765957446809" calcext:value-type="float">
            <text:p>16.2765957447</text:p>
          </table:table-cell>
          <table:table-cell table:formula="of:=[Sheet3.N23]/[Sheet3.$N$9]*100" office:value-type="float" office:value="23.5716988270904" calcext:value-type="float">
            <text:p>23.5716988271</text:p>
          </table:table-cell>
          <table:table-cell table:formula="of:=[Sheet3.O23]/[Sheet3.$O$9]*100" office:value-type="float" office:value="99.7382636297823" calcext:value-type="float">
            <text:p>99.7382636298</text:p>
          </table:table-cell>
          <table:table-cell/>
          <table:table-cell table:formula="of:=[Sheet3.Q23]/[Sheet3.$Q$9]*100" office:value-type="float" office:value="100.856677601303" calcext:value-type="float">
            <text:p>100.8566776013</text:p>
          </table:table-cell>
          <table:table-cell table:formula="of:=[Sheet3.R23]/[Sheet3.$R$9]*100" office:value-type="float" office:value="88.5427437032135" calcext:value-type="float">
            <text:p>88.5427437032</text:p>
          </table:table-cell>
          <table:table-cell table:formula="of:=[Sheet3.S23]/[Sheet3.$S$9]*100" office:value-type="float" office:value="89.3271174553406" calcext:value-type="float">
            <text:p>89.3271174553</text:p>
          </table:table-cell>
          <table:table-cell table:formula="of:=[Sheet3.T23]/[Sheet3.$T$9]*100" office:value-type="float" office:value="286.902286902287" calcext:value-type="float">
            <text:p>286.9022869023</text:p>
          </table:table-cell>
          <table:table-cell table:formula="of:=[Sheet3.U23]/[Sheet3.$U$9]*100" office:value-type="float" office:value="185.243328100471" calcext:value-type="float">
            <text:p>185.2433281005</text:p>
          </table:table-cell>
          <table:table-cell table:formula="of:=[Sheet3.V23]/[Sheet3.$V$9]*100" office:value-type="float" office:value="213.662790697674" calcext:value-type="float">
            <text:p>213.6627906977</text:p>
          </table:table-cell>
          <table:table-cell table:formula="of:=[Sheet3.W23]/[Sheet3.$W$9]*100" office:value-type="float" office:value="208.217270194986" calcext:value-type="float">
            <text:p>208.217270195</text:p>
          </table:table-cell>
          <table:table-cell table:formula="of:=[Sheet3.X23]/[Sheet3.$X$9]*100" office:value-type="float" office:value="381.201044386423" calcext:value-type="float">
            <text:p>381.201044386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24]/[Sheet3.$E$9]*100" office:value-type="float" office:value="112.957482133834" calcext:value-type="float">
            <text:p>112.9574821338</text:p>
          </table:table-cell>
          <table:table-cell table:formula="of:=[Sheet3.F24]/[Sheet3.$F$9]*100" office:value-type="float" office:value="109.123917029155" calcext:value-type="float">
            <text:p>109.1239170292</text:p>
          </table:table-cell>
          <table:table-cell table:formula="of:=[Sheet3.G24]/[Sheet3.$G$9]*100" office:value-type="float" office:value="100.944891876467" calcext:value-type="float">
            <text:p>100.9448918765</text:p>
          </table:table-cell>
          <table:table-cell table:formula="of:=[Sheet3.H24]/[Sheet3.$H$9]*100" office:value-type="float" office:value="99.204234480772" calcext:value-type="float">
            <text:p>99.2042344808</text:p>
          </table:table-cell>
          <table:table-cell table:formula="of:=[Sheet3.I24]/[Sheet3.$I$9]*100" office:value-type="float" office:value="96.7122511159924" calcext:value-type="float">
            <text:p>96.712251116</text:p>
          </table:table-cell>
          <table:table-cell table:formula="of:=[Sheet3.J24]/[Sheet3.$J$9]*100" office:value-type="float" office:value="32.9438202247191" calcext:value-type="float">
            <text:p>32.9438202247</text:p>
          </table:table-cell>
          <table:table-cell table:formula="of:=[Sheet3.K24]/[Sheet3.$K$9]*100" office:value-type="float" office:value="35.6982487651549" calcext:value-type="float">
            <text:p>35.6982487652</text:p>
          </table:table-cell>
          <table:table-cell table:formula="of:=[Sheet3.L24]/[Sheet3.$L$9]*100" office:value-type="float" office:value="29.5708955223881" calcext:value-type="float">
            <text:p>29.5708955224</text:p>
          </table:table-cell>
          <table:table-cell table:formula="of:=[Sheet3.M24]/[Sheet3.$M$9]*100" office:value-type="float" office:value="15.709219858156" calcext:value-type="float">
            <text:p>15.7092198582</text:p>
          </table:table-cell>
          <table:table-cell table:formula="of:=[Sheet3.N24]/[Sheet3.$N$9]*100" office:value-type="float" office:value="25.0472947408248" calcext:value-type="float">
            <text:p>25.0472947408</text:p>
          </table:table-cell>
          <table:table-cell table:formula="of:=[Sheet3.O24]/[Sheet3.$O$9]*100" office:value-type="float" office:value="1.60828646210392" calcext:value-type="float">
            <text:p>1.6082864621</text:p>
          </table:table-cell>
          <table:table-cell table:formula="of:=[Sheet3.P24]/[Sheet3.$P$9]*100" office:value-type="float" office:value="1.29001380170073" calcext:value-type="float">
            <text:p>1.2900138017</text:p>
          </table:table-cell>
          <table:table-cell table:formula="of:=[Sheet3.Q24]/[Sheet3.$Q$9]*100" office:value-type="float" office:value="1.42425601208317" calcext:value-type="float">
            <text:p>1.4242560121</text:p>
          </table:table-cell>
          <table:table-cell table:formula="of:=[Sheet3.R24]/[Sheet3.$R$9]*100" office:value-type="float" office:value="1.24178005707432" calcext:value-type="float">
            <text:p>1.2417800571</text:p>
          </table:table-cell>
          <table:table-cell table:formula="of:=[Sheet3.S24]/[Sheet3.$S$9]*100" office:value-type="float" office:value="1.15722595816659" calcext:value-type="float">
            <text:p>1.1572259582</text:p>
          </table:table-cell>
          <table:table-cell table:formula="of:=[Sheet3.T24]/[Sheet3.$T$9]*100" office:value-type="float" office:value="301.039501039501" calcext:value-type="float">
            <text:p>301.0395010395</text:p>
          </table:table-cell>
          <table:table-cell table:formula="of:=[Sheet3.U24]/[Sheet3.$U$9]*100" office:value-type="float" office:value="208.006279434851" calcext:value-type="float">
            <text:p>208.0062794349</text:p>
          </table:table-cell>
          <table:table-cell table:formula="of:=[Sheet3.V24]/[Sheet3.$V$9]*100" office:value-type="float" office:value="173.110465116279" calcext:value-type="float">
            <text:p>173.1104651163</text:p>
          </table:table-cell>
          <table:table-cell table:formula="of:=[Sheet3.W24]/[Sheet3.$W$9]*100" office:value-type="float" office:value="165.459610027855" calcext:value-type="float">
            <text:p>165.4596100279</text:p>
          </table:table-cell>
          <table:table-cell table:formula="of:=[Sheet3.X24]/[Sheet3.$X$9]*100" office:value-type="float" office:value="380.678851174935" calcext:value-type="float">
            <text:p>380.678851174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25]/[Sheet3.$E$9]*100" office:value-type="float" office:value="115.361293582617" calcext:value-type="float">
            <text:p>115.3612935826</text:p>
          </table:table-cell>
          <table:table-cell table:formula="of:=[Sheet3.F25]/[Sheet3.$F$9]*100" office:value-type="float" office:value="104.615882374088" calcext:value-type="float">
            <text:p>104.6158823741</text:p>
          </table:table-cell>
          <table:table-cell table:formula="of:=[Sheet3.G25]/[Sheet3.$G$9]*100" office:value-type="float" office:value="90.195954087133" calcext:value-type="float">
            <text:p>90.1959540871</text:p>
          </table:table-cell>
          <table:table-cell table:formula="of:=[Sheet3.H25]/[Sheet3.$H$9]*100" office:value-type="float" office:value="98.8189543425033" calcext:value-type="float">
            <text:p>98.8189543425</text:p>
          </table:table-cell>
          <table:table-cell table:formula="of:=[Sheet3.I25]/[Sheet3.$I$9]*100" office:value-type="float" office:value="99.2453766031319" calcext:value-type="float">
            <text:p>99.2453766031</text:p>
          </table:table-cell>
          <table:table-cell table:formula="of:=[Sheet3.J25]/[Sheet3.$J$9]*100" office:value-type="float" office:value="29.4831460674157" calcext:value-type="float">
            <text:p>29.4831460674</text:p>
          </table:table-cell>
          <table:table-cell table:formula="of:=[Sheet3.K25]/[Sheet3.$K$9]*100" office:value-type="float" office:value="31.073192635833" calcext:value-type="float">
            <text:p>31.0731926358</text:p>
          </table:table-cell>
          <table:table-cell table:formula="of:=[Sheet3.L25]/[Sheet3.$L$9]*100" office:value-type="float" office:value="36.3805970149254" calcext:value-type="float">
            <text:p>36.3805970149</text:p>
          </table:table-cell>
          <table:table-cell table:formula="of:=[Sheet3.M25]/[Sheet3.$M$9]*100" office:value-type="float" office:value="24.4326241134752" calcext:value-type="float">
            <text:p>24.4326241135</text:p>
          </table:table-cell>
          <table:table-cell table:formula="of:=[Sheet3.N25]/[Sheet3.$N$9]*100" office:value-type="float" office:value="23.7608777903897" calcext:value-type="float">
            <text:p>23.7608777904</text:p>
          </table:table-cell>
          <table:table-cell table:formula="of:=[Sheet3.O25]/[Sheet3.$O$9]*100" office:value-type="float" office:value="1.53923261123796" calcext:value-type="float">
            <text:p>1.5392326112</text:p>
          </table:table-cell>
          <table:table-cell table:formula="of:=[Sheet3.P25]/[Sheet3.$P$9]*100" office:value-type="float" office:value="1.03178843328436" calcext:value-type="float">
            <text:p>1.0317884333</text:p>
          </table:table-cell>
          <table:table-cell table:formula="of:=[Sheet3.Q25]/[Sheet3.$Q$9]*100" office:value-type="float" office:value="1.29091638543412" calcext:value-type="float">
            <text:p>1.2909163854</text:p>
          </table:table-cell>
          <table:table-cell table:formula="of:=[Sheet3.R25]/[Sheet3.$R$9]*100" office:value-type="float" office:value="1.28830803589892" calcext:value-type="float">
            <text:p>1.2883080359</text:p>
          </table:table-cell>
          <table:table-cell table:formula="of:=[Sheet3.S25]/[Sheet3.$S$9]*100" office:value-type="float" office:value="1.42435744048847" calcext:value-type="float">
            <text:p>1.4243574405</text:p>
          </table:table-cell>
          <table:table-cell table:formula="of:=[Sheet3.T25]/[Sheet3.$T$9]*100" office:value-type="float" office:value="287.733887733888" calcext:value-type="float">
            <text:p>287.7338877339</text:p>
          </table:table-cell>
          <table:table-cell table:formula="of:=[Sheet3.U25]/[Sheet3.$U$9]*100" office:value-type="float" office:value="224.646781789639" calcext:value-type="float">
            <text:p>224.6467817896</text:p>
          </table:table-cell>
          <table:table-cell table:formula="of:=[Sheet3.V25]/[Sheet3.$V$9]*100" office:value-type="float" office:value="191.279069767442" calcext:value-type="float">
            <text:p>191.2790697674</text:p>
          </table:table-cell>
          <table:table-cell table:formula="of:=[Sheet3.W25]/[Sheet3.$W$9]*100" office:value-type="float" office:value="201.949860724234" calcext:value-type="float">
            <text:p>201.9498607242</text:p>
          </table:table-cell>
          <table:table-cell table:formula="of:=[Sheet3.X25]/[Sheet3.$X$9]*100" office:value-type="float" office:value="373.629242819843" calcext:value-type="float">
            <text:p>373.629242819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26]/[Sheet3.$E$9]*100" office:value-type="float" office:value="103.988305782141" calcext:value-type="float">
            <text:p>103.9883057821</text:p>
          </table:table-cell>
          <table:table-cell table:formula="of:=[Sheet3.F26]/[Sheet3.$F$9]*100" office:value-type="float" office:value="105.478664126254" calcext:value-type="float">
            <text:p>105.4786641263</text:p>
          </table:table-cell>
          <table:table-cell table:formula="of:=[Sheet3.G26]/[Sheet3.$G$9]*100" office:value-type="float" office:value="94.2513792884774" calcext:value-type="float">
            <text:p>94.2513792885</text:p>
          </table:table-cell>
          <table:table-cell table:formula="of:=[Sheet3.H26]/[Sheet3.$H$9]*100" office:value-type="float" office:value="104.90061932882" calcext:value-type="float">
            <text:p>104.9006193288</text:p>
          </table:table-cell>
          <table:table-cell table:formula="of:=[Sheet3.I26]/[Sheet3.$I$9]*100" office:value-type="float" office:value="199.022178133636" calcext:value-type="float">
            <text:p>199.0221781336</text:p>
          </table:table-cell>
          <table:table-cell table:formula="of:=[Sheet3.J26]/[Sheet3.$J$9]*100" office:value-type="float" office:value="29.123595505618" calcext:value-type="float">
            <text:p>29.1235955056</text:p>
          </table:table-cell>
          <table:table-cell table:formula="of:=[Sheet3.K26]/[Sheet3.$K$9]*100" office:value-type="float" office:value="29.2770543331837" calcext:value-type="float">
            <text:p>29.2770543332</text:p>
          </table:table-cell>
          <table:table-cell table:formula="of:=[Sheet3.L26]/[Sheet3.$L$9]*100" office:value-type="float" office:value="30.830223880597" calcext:value-type="float">
            <text:p>30.8302238806</text:p>
          </table:table-cell>
          <table:table-cell table:formula="of:=[Sheet3.M26]/[Sheet3.$M$9]*100" office:value-type="float" office:value="16.063829787234" calcext:value-type="float">
            <text:p>16.0638297872</text:p>
          </table:table-cell>
          <table:table-cell table:formula="of:=[Sheet3.N26]/[Sheet3.$N$9]*100" office:value-type="float" office:value="26.3715474839198" calcext:value-type="float">
            <text:p>26.3715474839</text:p>
          </table:table-cell>
          <table:table-cell table:formula="of:=[Sheet3.O26]/[Sheet3.$O$9]*100" office:value-type="float" office:value="1.51584340368658" calcext:value-type="float">
            <text:p>1.5158434037</text:p>
          </table:table-cell>
          <table:table-cell table:formula="of:=[Sheet3.P26]/[Sheet3.$P$9]*100" office:value-type="float" office:value="1.1074751791995" calcext:value-type="float">
            <text:p>1.1074751792</text:p>
          </table:table-cell>
          <table:table-cell table:formula="of:=[Sheet3.Q26]/[Sheet3.$Q$9]*100" office:value-type="float" office:value="1.41953602529913" calcext:value-type="float">
            <text:p>1.4195360253</text:p>
          </table:table-cell>
          <table:table-cell table:formula="of:=[Sheet3.R26]/[Sheet3.$R$9]*100" office:value-type="float" office:value="1.49303114272716" calcext:value-type="float">
            <text:p>1.4930311427</text:p>
          </table:table-cell>
          <table:table-cell table:formula="of:=[Sheet3.S26]/[Sheet3.$S$9]*100" office:value-type="float" office:value="1.46767605924337" calcext:value-type="float">
            <text:p>1.4676760592</text:p>
          </table:table-cell>
          <table:table-cell table:formula="of:=[Sheet3.T26]/[Sheet3.$T$9]*100" office:value-type="float" office:value="304.365904365904" calcext:value-type="float">
            <text:p>304.3659043659</text:p>
          </table:table-cell>
          <table:table-cell table:formula="of:=[Sheet3.U26]/[Sheet3.$U$9]*100" office:value-type="float" office:value="231.554160125589" calcext:value-type="float">
            <text:p>231.5541601256</text:p>
          </table:table-cell>
          <table:table-cell table:formula="of:=[Sheet3.V26]/[Sheet3.$V$9]*100" office:value-type="float" office:value="178.633720930233" calcext:value-type="float">
            <text:p>178.6337209302</text:p>
          </table:table-cell>
          <table:table-cell table:formula="of:=[Sheet3.W26]/[Sheet3.$W$9]*100" office:value-type="float" office:value="172.284122562674" calcext:value-type="float">
            <text:p>172.2841225627</text:p>
          </table:table-cell>
          <table:table-cell table:formula="of:=[Sheet3.X26]/[Sheet3.$X$9]*100" office:value-type="float" office:value="375.195822454308" calcext:value-type="float">
            <text:p>375.195822454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[Sheet3.F27]/[Sheet3.$F$9]*100" office:value-type="float" office:value="110.51874752849" calcext:value-type="float">
            <text:p>110.5187475285</text:p>
          </table:table-cell>
          <table:table-cell table:formula="of:=[Sheet3.G27]/[Sheet3.$G$9]*100" office:value-type="float" office:value="86.7080981672903" calcext:value-type="float">
            <text:p>86.7080981673</text:p>
          </table:table-cell>
          <table:table-cell table:formula="of:=[Sheet3.H27]/[Sheet3.$H$9]*100" office:value-type="float" office:value="105.60996687311" calcext:value-type="float">
            <text:p>105.6099668731</text:p>
          </table:table-cell>
          <table:table-cell table:formula="of:=[Sheet3.I27]/[Sheet3.$I$9]*100" office:value-type="float" office:value="102.100899879544" calcext:value-type="float">
            <text:p>102.1008998795</text:p>
          </table:table-cell>
          <table:table-cell table:formula="of:=[Sheet3.J27]/[Sheet3.$J$9]*100" office:value-type="float" office:value="26.2921348314607" calcext:value-type="float">
            <text:p>26.2921348315</text:p>
          </table:table-cell>
          <table:table-cell table:formula="of:=[Sheet3.K27]/[Sheet3.$K$9]*100" office:value-type="float" office:value="31.1180960933992" calcext:value-type="float">
            <text:p>31.1180960934</text:p>
          </table:table-cell>
          <table:table-cell table:formula="of:=[Sheet3.L27]/[Sheet3.$L$9]*100" office:value-type="float" office:value="31.2033582089552" calcext:value-type="float">
            <text:p>31.203358209</text:p>
          </table:table-cell>
          <table:table-cell table:formula="of:=[Sheet3.M27]/[Sheet3.$M$9]*100" office:value-type="float" office:value="20.2127659574468" calcext:value-type="float">
            <text:p>20.2127659574</text:p>
          </table:table-cell>
          <table:table-cell table:formula="of:=[Sheet3.N27]/[Sheet3.$N$9]*100" office:value-type="float" office:value="25.9931895573212" calcext:value-type="float">
            <text:p>25.9931895573</text:p>
          </table:table-cell>
          <table:table-cell table:formula="of:=[Sheet3.O27]/[Sheet3.$O$9]*100" office:value-type="float" office:value="96.6107924486273" calcext:value-type="float">
            <text:p>96.6107924486</text:p>
          </table:table-cell>
          <table:table-cell table:formula="of:=[Sheet3.P27]/[Sheet3.$P$9]*100" office:value-type="float" office:value="95.9340634878233" calcext:value-type="float">
            <text:p>95.9340634878</text:p>
          </table:table-cell>
          <table:table-cell table:formula="of:=[Sheet3.Q27]/[Sheet3.$Q$9]*100" office:value-type="float" office:value="104.394307695938" calcext:value-type="float">
            <text:p>104.3943076959</text:p>
          </table:table-cell>
          <table:table-cell table:formula="of:=[Sheet3.R27]/[Sheet3.$R$9]*100" office:value-type="float" office:value="92.6330700194383" calcext:value-type="float">
            <text:p>92.6330700194</text:p>
          </table:table-cell>
          <table:table-cell table:formula="of:=[Sheet3.S27]/[Sheet3.$S$9]*100" office:value-type="float" office:value="92.3738603077685" calcext:value-type="float">
            <text:p>92.3738603078</text:p>
          </table:table-cell>
          <table:table-cell table:formula="of:=[Sheet3.T27]/[Sheet3.$T$9]*100" office:value-type="float" office:value="99.5841995841996" calcext:value-type="float">
            <text:p>99.5841995842</text:p>
          </table:table-cell>
          <table:table-cell table:number-columns-repeated="2"/>
          <table:table-cell table:formula="of:=[Sheet3.W27]/[Sheet3.$W$9]*100" office:value-type="float" office:value="57.9387186629526" calcext:value-type="float">
            <text:p>57.938718663</text:p>
          </table:table-cell>
          <table:table-cell table:formula="of:=[Sheet3.X27]/[Sheet3.$X$9]*100" office:value-type="float" office:value="163.446475195822" calcext:value-type="float">
            <text:p>163.446475195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28]/[Sheet3.$E$9]*100" office:value-type="float" office:value="128.928751894896" calcext:value-type="float">
            <text:p>128.9287518949</text:p>
          </table:table-cell>
          <table:table-cell table:formula="of:=[Sheet3.F28]/[Sheet3.$F$9]*100" office:value-type="float" office:value="112.61458820146" calcext:value-type="float">
            <text:p>112.6145882015</text:p>
          </table:table-cell>
          <table:table-cell table:formula="of:=[Sheet3.G28]/[Sheet3.$G$9]*100" office:value-type="float" office:value="106.972541061577" calcext:value-type="float">
            <text:p>106.9725410616</text:p>
          </table:table-cell>
          <table:table-cell table:formula="of:=[Sheet3.H28]/[Sheet3.$H$9]*100" office:value-type="float" office:value="101.044217197177" calcext:value-type="float">
            <text:p>101.0442171972</text:p>
          </table:table-cell>
          <table:table-cell table:formula="of:=[Sheet3.I28]/[Sheet3.$I$9]*100" office:value-type="float" office:value="108.329200028343" calcext:value-type="float">
            <text:p>108.3292000283</text:p>
          </table:table-cell>
          <table:table-cell table:number-columns-repeated="3"/>
          <table:table-cell table:formula="of:=[Sheet3.M28]/[Sheet3.$M$9]*100" office:value-type="float" office:value="16.8439716312057" calcext:value-type="float">
            <text:p>16.8439716312</text:p>
          </table:table-cell>
          <table:table-cell table:formula="of:=[Sheet3.N28]/[Sheet3.$N$9]*100" office:value-type="float" office:value="17.0261066969353" calcext:value-type="float">
            <text:p>17.0261066969</text:p>
          </table:table-cell>
          <table:table-cell table:formula="of:=[Sheet3.O28]/[Sheet3.$O$9]*100" office:value-type="float" office:value="1.32761597148744" calcext:value-type="float">
            <text:p>1.3276159715</text:p>
          </table:table-cell>
          <table:table-cell table:formula="of:=[Sheet3.P28]/[Sheet3.$P$9]*100" office:value-type="float" office:value="1.31227460932283" calcext:value-type="float">
            <text:p>1.3122746093</text:p>
          </table:table-cell>
          <table:table-cell table:formula="of:=[Sheet3.Q28]/[Sheet3.$Q$9]*100" office:value-type="float" office:value="1.46555589644349" calcext:value-type="float">
            <text:p>1.4655558964</text:p>
          </table:table-cell>
          <table:table-cell table:formula="of:=[Sheet3.R28]/[Sheet3.$R$9]*100" office:value-type="float" office:value="1.22420282062947" calcext:value-type="float">
            <text:p>1.2242028206</text:p>
          </table:table-cell>
          <table:table-cell table:formula="of:=[Sheet3.S28]/[Sheet3.$S$9]*100" office:value-type="float" office:value="1.28202483600809" calcext:value-type="float">
            <text:p>1.282024836</text:p>
          </table:table-cell>
          <table:table-cell table:formula="of:=[Sheet3.T28]/[Sheet3.$T$9]*100" office:value-type="float" office:value="89.1891891891892" calcext:value-type="float">
            <text:p>89.1891891892</text:p>
          </table:table-cell>
          <table:table-cell table:formula="of:=[Sheet3.U28]/[Sheet3.$U$9]*100" office:value-type="float" office:value="102.040816326531" calcext:value-type="float">
            <text:p>102.0408163265</text:p>
          </table:table-cell>
          <table:table-cell table:formula="of:=[Sheet3.V28]/[Sheet3.$V$9]*100" office:value-type="float" office:value="88.6627906976744" calcext:value-type="float">
            <text:p>88.6627906977</text:p>
          </table:table-cell>
          <table:table-cell table:formula="of:=[Sheet3.W28]/[Sheet3.$W$9]*100" office:value-type="float" office:value="86.0724233983287" calcext:value-type="float">
            <text:p>86.0724233983</text:p>
          </table:table-cell>
          <table:table-cell table:formula="of:=[Sheet3.X28]/[Sheet3.$X$9]*100" office:value-type="float" office:value="167.624020887728" calcext:value-type="float">
            <text:p>167.624020887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29]/[Sheet3.$E$9]*100" office:value-type="float" office:value="116.350249043528" calcext:value-type="float">
            <text:p>116.3502490435</text:p>
          </table:table-cell>
          <table:table-cell table:formula="of:=[Sheet3.F29]/[Sheet3.$F$9]*100" office:value-type="float" office:value="103.749505697955" calcext:value-type="float">
            <text:p>103.749505698</text:p>
          </table:table-cell>
          <table:table-cell table:formula="of:=[Sheet3.G29]/[Sheet3.$G$9]*100" office:value-type="float" office:value="85.4271038112753" calcext:value-type="float">
            <text:p>85.4271038113</text:p>
          </table:table-cell>
          <table:table-cell table:formula="of:=[Sheet3.H29]/[Sheet3.$H$9]*100" office:value-type="float" office:value="106.510154112055" calcext:value-type="float">
            <text:p>106.5101541121</text:p>
          </table:table-cell>
          <table:table-cell table:formula="of:=[Sheet3.I29]/[Sheet3.$I$9]*100" office:value-type="float" office:value="102.717352795295" calcext:value-type="float">
            <text:p>102.7173527953</text:p>
          </table:table-cell>
          <table:table-cell table:formula="of:=[Sheet3.J29]/[Sheet3.$J$9]*100" office:value-type="float" office:value="31.1011235955056" calcext:value-type="float">
            <text:p>31.1011235955</text:p>
          </table:table-cell>
          <table:table-cell table:formula="of:=[Sheet3.K29]/[Sheet3.$K$9]*100" office:value-type="float" office:value="29.5464750785811" calcext:value-type="float">
            <text:p>29.5464750786</text:p>
          </table:table-cell>
          <table:table-cell table:formula="of:=[Sheet3.L29]/[Sheet3.$L$9]*100" office:value-type="float" office:value="27.3787313432836" calcext:value-type="float">
            <text:p>27.3787313433</text:p>
          </table:table-cell>
          <table:table-cell table:formula="of:=[Sheet3.M29]/[Sheet3.$M$9]*100" office:value-type="float" office:value="19.3617021276596" calcext:value-type="float">
            <text:p>19.3617021277</text:p>
          </table:table-cell>
          <table:table-cell table:formula="of:=[Sheet3.N29]/[Sheet3.$N$9]*100" office:value-type="float" office:value="28.1876655315929" calcext:value-type="float">
            <text:p>28.1876655316</text:p>
          </table:table-cell>
          <table:table-cell table:formula="of:=[Sheet3.O29]/[Sheet3.$O$9]*100" office:value-type="float" office:value="95.6663139722671" calcext:value-type="float">
            <text:p>95.6663139723</text:p>
          </table:table-cell>
          <table:table-cell table:formula="of:=[Sheet3.P29]/[Sheet3.$P$9]*100" office:value-type="float" office:value="95.9284982859178" calcext:value-type="float">
            <text:p>95.9284982859</text:p>
          </table:table-cell>
          <table:table-cell table:formula="of:=[Sheet3.Q29]/[Sheet3.$Q$9]*100" office:value-type="float" office:value="102.258513676162" calcext:value-type="float">
            <text:p>102.2585136762</text:p>
          </table:table-cell>
          <table:table-cell table:formula="of:=[Sheet3.R29]/[Sheet3.$R$9]*100" office:value-type="float" office:value="92.793333057612" calcext:value-type="float">
            <text:p>92.7933330576</text:p>
          </table:table-cell>
          <table:table-cell table:formula="of:=[Sheet3.S29]/[Sheet3.$S$9]*100" office:value-type="float" office:value="89.9026362473699" calcext:value-type="float">
            <text:p>89.9026362474</text:p>
          </table:table-cell>
          <table:table-cell table:formula="of:=[Sheet3.T29]/[Sheet3.$T$9]*100" office:value-type="float" office:value="293.970893970894" calcext:value-type="float">
            <text:p>293.9708939709</text:p>
          </table:table-cell>
          <table:table-cell table:formula="of:=[Sheet3.U29]/[Sheet3.$U$9]*100" office:value-type="float" office:value="214.913657770801" calcext:value-type="float">
            <text:p>214.9136577708</text:p>
          </table:table-cell>
          <table:table-cell table:formula="of:=[Sheet3.V29]/[Sheet3.$V$9]*100" office:value-type="float" office:value="211.191860465116" calcext:value-type="float">
            <text:p>211.1918604651</text:p>
          </table:table-cell>
          <table:table-cell table:formula="of:=[Sheet3.W29]/[Sheet3.$W$9]*100" office:value-type="float" office:value="194.289693593315" calcext:value-type="float">
            <text:p>194.2896935933</text:p>
          </table:table-cell>
          <table:table-cell table:formula="of:=[Sheet3.X29]/[Sheet3.$X$9]*100" office:value-type="float" office:value="386.422976501306" calcext:value-type="float">
            <text:p>386.4229765013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2" table:number-rows-repeated="4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 table:number-rows-repeated="3">
          <table:table-cell table:number-columns-repeated="24"/>
        </table:table-row>
        <table:table-row table:style-name="ro2" table:number-rows-repeated="14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TOKYO S3</text:p>
          </table:table-cell>
          <table:table-cell table:number-columns-repeated="19"/>
        </table:table-row>
        <table:table-row table:style-name="ro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65]/[Sheet3.$E$65]*100" office:value-type="float" office:value="100" calcext:value-type="float">
            <text:p>100</text:p>
          </table:table-cell>
          <table:table-cell table:formula="of:=[Sheet3.F65]/[Sheet3.$F$65]*100" office:value-type="float" office:value="100" calcext:value-type="float">
            <text:p>100</text:p>
          </table:table-cell>
          <table:table-cell table:formula="of:=[Sheet3.G65]/[Sheet3.$G$65]*100" office:value-type="float" office:value="100" calcext:value-type="float">
            <text:p>100</text:p>
          </table:table-cell>
          <table:table-cell table:formula="of:=[Sheet3.H65]/[Sheet3.$H$65]*100" office:value-type="float" office:value="100" calcext:value-type="float">
            <text:p>100</text:p>
          </table:table-cell>
          <table:table-cell table:formula="of:=[Sheet3.I65]/[Sheet3.$I$65]*100" office:value-type="float" office:value="100" calcext:value-type="float">
            <text:p>100</text:p>
          </table:table-cell>
          <table:table-cell table:formula="of:=[Sheet3.J65]/[Sheet3.$J$65]*100" office:value-type="float" office:value="100" calcext:value-type="float">
            <text:p>100</text:p>
          </table:table-cell>
          <table:table-cell table:formula="of:=[Sheet3.K65]/[Sheet3.$K$65]*100" office:value-type="float" office:value="100" calcext:value-type="float">
            <text:p>100</text:p>
          </table:table-cell>
          <table:table-cell table:formula="of:=[Sheet3.L65]/[Sheet3.$L$65]*100" office:value-type="float" office:value="100" calcext:value-type="float">
            <text:p>100</text:p>
          </table:table-cell>
          <table:table-cell table:formula="of:=[Sheet3.M65]/[Sheet3.$M$65]*100" office:value-type="float" office:value="100" calcext:value-type="float">
            <text:p>100</text:p>
          </table:table-cell>
          <table:table-cell table:formula="of:=[Sheet3.N65]/[Sheet3.$N$65]*100" office:value-type="float" office:value="100" calcext:value-type="float">
            <text:p>100</text:p>
          </table:table-cell>
          <table:table-cell table:formula="of:=[Sheet3.O65]/[Sheet3.$O$65]*100" office:value-type="float" office:value="100" calcext:value-type="float">
            <text:p>100</text:p>
          </table:table-cell>
          <table:table-cell table:formula="of:=[Sheet3.P65]/[Sheet3.$P$65]*100" office:value-type="float" office:value="100" calcext:value-type="float">
            <text:p>100</text:p>
          </table:table-cell>
          <table:table-cell/>
          <table:table-cell table:formula="of:=[Sheet3.R65]/[Sheet3.$R$65]*100" office:value-type="float" office:value="100" calcext:value-type="float">
            <text:p>100</text:p>
          </table:table-cell>
          <table:table-cell table:formula="of:=[Sheet3.S65]/[Sheet3.$S$65]*100" office:value-type="float" office:value="100" calcext:value-type="float">
            <text:p>100</text:p>
          </table:table-cell>
          <table:table-cell table:formula="of:=[Sheet3.T65]/[Sheet3.$T$65]*100" office:value-type="float" office:value="100" calcext:value-type="float">
            <text:p>100</text:p>
          </table:table-cell>
          <table:table-cell table:formula="of:=[Sheet3.U65]/[Sheet3.$U$65]*100" office:value-type="float" office:value="100" calcext:value-type="float">
            <text:p>100</text:p>
          </table:table-cell>
          <table:table-cell table:formula="of:=[Sheet3.V65]/[Sheet3.$V$65]*100" office:value-type="float" office:value="100" calcext:value-type="float">
            <text:p>100</text:p>
          </table:table-cell>
          <table:table-cell table:formula="of:=[Sheet3.W65]/[Sheet3.$W$65]*100" office:value-type="float" office:value="100" calcext:value-type="float">
            <text:p>100</text:p>
          </table:table-cell>
          <table:table-cell table:formula="of:=[Sheet3.X65]/[Sheet3.$X$65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66]/[Sheet3.$E$65]*100" office:value-type="float" office:value="82.361369823757" calcext:value-type="float">
            <text:p>82.3613698238</text:p>
          </table:table-cell>
          <table:table-cell table:formula="of:=[Sheet3.F66]/[Sheet3.$F$65]*100" office:value-type="float" office:value="112.256504656977" calcext:value-type="float">
            <text:p>112.256504657</text:p>
          </table:table-cell>
          <table:table-cell table:formula="of:=[Sheet3.G66]/[Sheet3.$G$65]*100" office:value-type="float" office:value="151.686115339083" calcext:value-type="float">
            <text:p>151.6861153391</text:p>
          </table:table-cell>
          <table:table-cell table:formula="of:=[Sheet3.H66]/[Sheet3.$H$65]*100" office:value-type="float" office:value="103.703073414792" calcext:value-type="float">
            <text:p>103.7030734148</text:p>
          </table:table-cell>
          <table:table-cell table:formula="of:=[Sheet3.I66]/[Sheet3.$I$65]*100" office:value-type="float" office:value="149.246177802945" calcext:value-type="float">
            <text:p>149.2461778029</text:p>
          </table:table-cell>
          <table:table-cell table:formula="of:=[Sheet3.J66]/[Sheet3.$J$65]*100" office:value-type="float" office:value="24.7651006711409" calcext:value-type="float">
            <text:p>24.7651006711</text:p>
          </table:table-cell>
          <table:table-cell/>
          <table:table-cell table:formula="of:=[Sheet3.L66]/[Sheet3.$L$65]*100" office:value-type="float" office:value="21.2992239149181" calcext:value-type="float">
            <text:p>21.2992239149</text:p>
          </table:table-cell>
          <table:table-cell table:formula="of:=[Sheet3.M66]/[Sheet3.$M$65]*100" office:value-type="float" office:value="33.6966394187103" calcext:value-type="float">
            <text:p>33.6966394187</text:p>
          </table:table-cell>
          <table:table-cell table:formula="of:=[Sheet3.N66]/[Sheet3.$N$65]*100" office:value-type="float" office:value="20.3579418344519" calcext:value-type="float">
            <text:p>20.3579418345</text:p>
          </table:table-cell>
          <table:table-cell table:formula="of:=[Sheet3.O66]/[Sheet3.$O$65]*100" office:value-type="float" office:value="96.9721115537849" calcext:value-type="float">
            <text:p>96.9721115538</text:p>
          </table:table-cell>
          <table:table-cell table:formula="of:=[Sheet3.P66]/[Sheet3.$P$65]*100" office:value-type="float" office:value="91.6193181818182" calcext:value-type="float">
            <text:p>91.6193181818</text:p>
          </table:table-cell>
          <table:table-cell table:formula="of:=[Sheet3.Q66]/[Sheet3.$Q$66]*100" office:value-type="float" office:value="100" calcext:value-type="float">
            <text:p>100</text:p>
          </table:table-cell>
          <table:table-cell table:formula="of:=[Sheet3.R66]/[Sheet3.$R$65]*100" office:value-type="float" office:value="120.858283433134" calcext:value-type="float">
            <text:p>120.8582834331</text:p>
          </table:table-cell>
          <table:table-cell table:formula="of:=[Sheet3.S66]/[Sheet3.$S$65]*100" office:value-type="float" office:value="108.129370629371" calcext:value-type="float">
            <text:p>108.1293706294</text:p>
          </table:table-cell>
          <table:table-cell table:formula="of:=[Sheet3.T66]/[Sheet3.$T$65]*100" office:value-type="float" office:value="167.560975609756" calcext:value-type="float">
            <text:p>167.5609756098</text:p>
          </table:table-cell>
          <table:table-cell table:formula="of:=[Sheet3.U66]/[Sheet3.$U$65]*100" office:value-type="float" office:value="63.6764705882353" calcext:value-type="float">
            <text:p>63.6764705882</text:p>
          </table:table-cell>
          <table:table-cell table:formula="of:=[Sheet3.V66]/[Sheet3.$V$65]*100" office:value-type="float" office:value="92.2610015174507" calcext:value-type="float">
            <text:p>92.2610015175</text:p>
          </table:table-cell>
          <table:table-cell table:formula="of:=[Sheet3.W66]/[Sheet3.$W$65]*100" office:value-type="float" office:value="104.947916666667" calcext:value-type="float">
            <text:p>104.9479166667</text:p>
          </table:table-cell>
          <table:table-cell table:formula="of:=[Sheet3.X66]/[Sheet3.$X$65]*100" office:value-type="float" office:value="112.876254180602" calcext:value-type="float">
            <text:p>112.876254180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67]/[Sheet3.$E$65]*100" office:value-type="float" office:value="97.3463246883508" calcext:value-type="float">
            <text:p>97.3463246884</text:p>
          </table:table-cell>
          <table:table-cell table:formula="of:=[Sheet3.F67]/[Sheet3.$F$65]*100" office:value-type="float" office:value="81.2072423551392" calcext:value-type="float">
            <text:p>81.2072423551</text:p>
          </table:table-cell>
          <table:table-cell/>
          <table:table-cell table:formula="of:=[Sheet3.H67]/[Sheet3.$H$65]*100" office:value-type="float" office:value="92.5530104489296" calcext:value-type="float">
            <text:p>92.5530104489</text:p>
          </table:table-cell>
          <table:table-cell table:formula="of:=[Sheet3.I67]/[Sheet3.$I$65]*100" office:value-type="float" office:value="128.730181200453" calcext:value-type="float">
            <text:p>128.7301812005</text:p>
          </table:table-cell>
          <table:table-cell table:formula="of:=[Sheet3.J67]/[Sheet3.$J$65]*100" office:value-type="float" office:value="15.8724832214765" calcext:value-type="float">
            <text:p>15.8724832215</text:p>
          </table:table-cell>
          <table:table-cell table:formula="of:=[Sheet3.K67]/[Sheet3.$K$65]*100" office:value-type="float" office:value="21.3460572576595" calcext:value-type="float">
            <text:p>21.3460572577</text:p>
          </table:table-cell>
          <table:table-cell table:formula="of:=[Sheet3.L67]/[Sheet3.$L$65]*100" office:value-type="float" office:value="18.0799080195458" calcext:value-type="float">
            <text:p>18.0799080195</text:p>
          </table:table-cell>
          <table:table-cell table:formula="of:=[Sheet3.M67]/[Sheet3.$M$65]*100" office:value-type="float" office:value="21.8437783832879" calcext:value-type="float">
            <text:p>21.8437783833</text:p>
          </table:table-cell>
          <table:table-cell table:formula="of:=[Sheet3.N67]/[Sheet3.$N$65]*100" office:value-type="float" office:value="40.9843400447427" calcext:value-type="float">
            <text:p>40.9843400447</text:p>
          </table:table-cell>
          <table:table-cell table:formula="of:=[Sheet3.O67]/[Sheet3.$O$65]*100" office:value-type="float" office:value="90.9163346613546" calcext:value-type="float">
            <text:p>90.9163346614</text:p>
          </table:table-cell>
          <table:table-cell table:formula="of:=[Sheet3.P67]/[Sheet3.$P$65]*100" office:value-type="float" office:value="97.3721590909091" calcext:value-type="float">
            <text:p>97.3721590909</text:p>
          </table:table-cell>
          <table:table-cell table:formula="of:=[Sheet3.Q67]/[Sheet3.$Q$66]*100" office:value-type="float" office:value="118.46298031865" calcext:value-type="float">
            <text:p>118.4629803187</text:p>
          </table:table-cell>
          <table:table-cell table:formula="of:=[Sheet3.R67]/[Sheet3.$R$65]*100" office:value-type="float" office:value="104.091816367265" calcext:value-type="float">
            <text:p>104.0918163673</text:p>
          </table:table-cell>
          <table:table-cell table:formula="of:=[Sheet3.S67]/[Sheet3.$S$65]*100" office:value-type="float" office:value="126.223776223776" calcext:value-type="float">
            <text:p>126.2237762238</text:p>
          </table:table-cell>
          <table:table-cell table:formula="of:=[Sheet3.T67]/[Sheet3.$T$65]*100" office:value-type="float" office:value="160" calcext:value-type="float">
            <text:p>160</text:p>
          </table:table-cell>
          <table:table-cell table:formula="of:=[Sheet3.U67]/[Sheet3.$U$65]*100" office:value-type="float" office:value="101.617647058824" calcext:value-type="float">
            <text:p>101.6176470588</text:p>
          </table:table-cell>
          <table:table-cell table:formula="of:=[Sheet3.V67]/[Sheet3.$V$65]*100" office:value-type="float" office:value="67.2230652503794" calcext:value-type="float">
            <text:p>67.2230652504</text:p>
          </table:table-cell>
          <table:table-cell table:formula="of:=[Sheet3.W67]/[Sheet3.$W$65]*100" office:value-type="float" office:value="178.125" calcext:value-type="float">
            <text:p>178.125</text:p>
          </table:table-cell>
          <table:table-cell table:formula="of:=[Sheet3.X67]/[Sheet3.$X$65]*100" office:value-type="float" office:value="76.4214046822742" calcext:value-type="float">
            <text:p>76.421404682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68]/[Sheet3.$E$65]*100" office:value-type="float" office:value="78.670296604098" calcext:value-type="float">
            <text:p>78.6702966041</text:p>
          </table:table-cell>
          <table:table-cell table:formula="of:=[Sheet3.F68]/[Sheet3.$F$65]*100" office:value-type="float" office:value="81.2264747094541" calcext:value-type="float">
            <text:p>81.2264747095</text:p>
          </table:table-cell>
          <table:table-cell table:formula="of:=[Sheet3.G68]/[Sheet3.$G$65]*100" office:value-type="float" office:value="108.46947404025" calcext:value-type="float">
            <text:p>108.4694740403</text:p>
          </table:table-cell>
          <table:table-cell table:formula="of:=[Sheet3.H68]/[Sheet3.$H$65]*100" office:value-type="float" office:value="104.55055988564" calcext:value-type="float">
            <text:p>104.5505598856</text:p>
          </table:table-cell>
          <table:table-cell table:formula="of:=[Sheet3.I68]/[Sheet3.$I$65]*100" office:value-type="float" office:value="100.831681766704" calcext:value-type="float">
            <text:p>100.8316817667</text:p>
          </table:table-cell>
          <table:table-cell table:formula="of:=[Sheet3.J68]/[Sheet3.$J$65]*100" office:value-type="float" office:value="22.1476510067114" calcext:value-type="float">
            <text:p>22.1476510067</text:p>
          </table:table-cell>
          <table:table-cell table:formula="of:=[Sheet3.K68]/[Sheet3.$K$65]*100" office:value-type="float" office:value="34.9070818684078" calcext:value-type="float">
            <text:p>34.9070818684</text:p>
          </table:table-cell>
          <table:table-cell table:formula="of:=[Sheet3.L68]/[Sheet3.$L$65]*100" office:value-type="float" office:value="18.827249209543" calcext:value-type="float">
            <text:p>18.8272492095</text:p>
          </table:table-cell>
          <table:table-cell table:formula="of:=[Sheet3.M68]/[Sheet3.$M$65]*100" office:value-type="float" office:value="31.2897366030881" calcext:value-type="float">
            <text:p>31.2897366031</text:p>
          </table:table-cell>
          <table:table-cell table:formula="of:=[Sheet3.N68]/[Sheet3.$N$65]*100" office:value-type="float" office:value="24.1163310961969" calcext:value-type="float">
            <text:p>24.1163310962</text:p>
          </table:table-cell>
          <table:table-cell table:formula="of:=[Sheet3.O68]/[Sheet3.$O$65]*100" office:value-type="float" office:value="7190.35856573705" calcext:value-type="float">
            <text:p>7190.3585657371</text:p>
          </table:table-cell>
          <table:table-cell table:formula="of:=[Sheet3.P68]/[Sheet3.$P$65]*100" office:value-type="float" office:value="6031.74715909091" calcext:value-type="float">
            <text:p>6031.7471590909</text:p>
          </table:table-cell>
          <table:table-cell table:formula="of:=[Sheet3.Q68]/[Sheet3.$Q$66]*100" office:value-type="float" office:value="8992.31490159325" calcext:value-type="float">
            <text:p>8992.3149015933</text:p>
          </table:table-cell>
          <table:table-cell table:formula="of:=[Sheet3.R68]/[Sheet3.$R$65]*100" office:value-type="float" office:value="9618.96207584831" calcext:value-type="float">
            <text:p>9618.9620758483</text:p>
          </table:table-cell>
          <table:table-cell table:formula="of:=[Sheet3.S68]/[Sheet3.$S$65]*100" office:value-type="float" office:value="8423.07692307692" calcext:value-type="float">
            <text:p>8423.0769230769</text:p>
          </table:table-cell>
          <table:table-cell table:formula="of:=[Sheet3.T68]/[Sheet3.$T$65]*100" office:value-type="float" office:value="101.707317073171" calcext:value-type="float">
            <text:p>101.7073170732</text:p>
          </table:table-cell>
          <table:table-cell table:formula="of:=[Sheet3.U68]/[Sheet3.$U$65]*100" office:value-type="float" office:value="100.735294117647" calcext:value-type="float">
            <text:p>100.7352941176</text:p>
          </table:table-cell>
          <table:table-cell table:formula="of:=[Sheet3.V68]/[Sheet3.$V$65]*100" office:value-type="float" office:value="94.9924127465857" calcext:value-type="float">
            <text:p>94.9924127466</text:p>
          </table:table-cell>
          <table:table-cell table:formula="of:=[Sheet3.W68]/[Sheet3.$W$65]*100" office:value-type="float" office:value="192.96875" calcext:value-type="float">
            <text:p>192.96875</text:p>
          </table:table-cell>
          <table:table-cell table:formula="of:=[Sheet3.X68]/[Sheet3.$X$65]*100" office:value-type="float" office:value="114.38127090301" calcext:value-type="float">
            <text:p>114.38127090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69]/[Sheet3.$E$65]*100" office:value-type="float" office:value="82.4931938673162" calcext:value-type="float">
            <text:p>82.4931938673</text:p>
          </table:table-cell>
          <table:table-cell table:formula="of:=[Sheet3.F69]/[Sheet3.$F$65]*100" office:value-type="float" office:value="180.990191499299" calcext:value-type="float">
            <text:p>180.9901914993</text:p>
          </table:table-cell>
          <table:table-cell table:formula="of:=[Sheet3.G69]/[Sheet3.$G$65]*100" office:value-type="float" office:value="230.891256553357" calcext:value-type="float">
            <text:p>230.8912565534</text:p>
          </table:table-cell>
          <table:table-cell table:formula="of:=[Sheet3.H69]/[Sheet3.$H$65]*100" office:value-type="float" office:value="129.464619992512" calcext:value-type="float">
            <text:p>129.4646199925</text:p>
          </table:table-cell>
          <table:table-cell table:formula="of:=[Sheet3.I69]/[Sheet3.$I$65]*100" office:value-type="float" office:value="97.5403454133635" calcext:value-type="float">
            <text:p>97.5403454134</text:p>
          </table:table-cell>
          <table:table-cell table:formula="of:=[Sheet3.J69]/[Sheet3.$J$65]*100" office:value-type="float" office:value="15.4697986577181" calcext:value-type="float">
            <text:p>15.4697986577</text:p>
          </table:table-cell>
          <table:table-cell table:formula="of:=[Sheet3.K69]/[Sheet3.$K$65]*100" office:value-type="float" office:value="34.7564038171773" calcext:value-type="float">
            <text:p>34.7564038172</text:p>
          </table:table-cell>
          <table:table-cell table:formula="of:=[Sheet3.L69]/[Sheet3.$L$65]*100" office:value-type="float" office:value="17.8499568841621" calcext:value-type="float">
            <text:p>17.8499568842</text:p>
          </table:table-cell>
          <table:table-cell table:formula="of:=[Sheet3.M69]/[Sheet3.$M$65]*100" office:value-type="float" office:value="42.2797456857402" calcext:value-type="float">
            <text:p>42.2797456857</text:p>
          </table:table-cell>
          <table:table-cell table:formula="of:=[Sheet3.N69]/[Sheet3.$N$65]*100" office:value-type="float" office:value="27.2930648769575" calcext:value-type="float">
            <text:p>27.293064877</text:p>
          </table:table-cell>
          <table:table-cell table:formula="of:=[Sheet3.O69]/[Sheet3.$O$65]*100" office:value-type="float" office:value="134.820717131474" calcext:value-type="float">
            <text:p>134.8207171315</text:p>
          </table:table-cell>
          <table:table-cell table:formula="of:=[Sheet3.P69]/[Sheet3.$P$65]*100" office:value-type="float" office:value="78.4090909090909" calcext:value-type="float">
            <text:p>78.4090909091</text:p>
          </table:table-cell>
          <table:table-cell table:formula="of:=[Sheet3.Q69]/[Sheet3.$Q$66]*100" office:value-type="float" office:value="155.107778819119" calcext:value-type="float">
            <text:p>155.1077788191</text:p>
          </table:table-cell>
          <table:table-cell table:formula="of:=[Sheet3.R69]/[Sheet3.$R$65]*100" office:value-type="float" office:value="125.449101796407" calcext:value-type="float">
            <text:p>125.4491017964</text:p>
          </table:table-cell>
          <table:table-cell table:formula="of:=[Sheet3.S69]/[Sheet3.$S$65]*100" office:value-type="float" office:value="129.108391608392" calcext:value-type="float">
            <text:p>129.1083916084</text:p>
          </table:table-cell>
          <table:table-cell table:formula="of:=[Sheet3.T69]/[Sheet3.$T$65]*100" office:value-type="float" office:value="106.09756097561" calcext:value-type="float">
            <text:p>106.0975609756</text:p>
          </table:table-cell>
          <table:table-cell table:formula="of:=[Sheet3.U69]/[Sheet3.$U$65]*100" office:value-type="float" office:value="91.9117647058824" calcext:value-type="float">
            <text:p>91.9117647059</text:p>
          </table:table-cell>
          <table:table-cell table:formula="of:=[Sheet3.V69]/[Sheet3.$V$65]*100" office:value-type="float" office:value="64.7951441578149" calcext:value-type="float">
            <text:p>64.7951441578</text:p>
          </table:table-cell>
          <table:table-cell table:formula="of:=[Sheet3.W69]/[Sheet3.$W$65]*100" office:value-type="float" office:value="166.145833333333" calcext:value-type="float">
            <text:p>166.1458333333</text:p>
          </table:table-cell>
          <table:table-cell table:formula="of:=[Sheet3.X69]/[Sheet3.$X$65]*100" office:value-type="float" office:value="74.9163879598662" calcext:value-type="float">
            <text:p>74.916387959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70]/[Sheet3.$E$65]*100" office:value-type="float" office:value="78.3235420547356" calcext:value-type="float">
            <text:p>78.3235420547</text:p>
          </table:table-cell>
          <table:table-cell table:formula="of:=[Sheet3.F70]/[Sheet3.$F$65]*100" office:value-type="float" office:value="30.1398466906613" calcext:value-type="float">
            <text:p>30.1398466907</text:p>
          </table:table-cell>
          <table:table-cell table:formula="of:=[Sheet3.G70]/[Sheet3.$G$65]*100" office:value-type="float" office:value="94.3784880771182" calcext:value-type="float">
            <text:p>94.3784880771</text:p>
          </table:table-cell>
          <table:table-cell table:formula="of:=[Sheet3.H70]/[Sheet3.$H$65]*100" office:value-type="float" office:value="110.23790885266" calcext:value-type="float">
            <text:p>110.2379088527</text:p>
          </table:table-cell>
          <table:table-cell table:formula="of:=[Sheet3.I70]/[Sheet3.$I$65]*100" office:value-type="float" office:value="10.2172989807475" calcext:value-type="float">
            <text:p>10.2172989807</text:p>
          </table:table-cell>
          <table:table-cell table:formula="of:=[Sheet3.J70]/[Sheet3.$J$65]*100" office:value-type="float" office:value="13.3557046979866" calcext:value-type="float">
            <text:p>13.355704698</text:p>
          </table:table-cell>
          <table:table-cell table:number-columns-repeated="2"/>
          <table:table-cell table:formula="of:=[Sheet3.M70]/[Sheet3.$M$65]*100" office:value-type="float" office:value="19.1189827429609" calcext:value-type="float">
            <text:p>19.118982743</text:p>
          </table:table-cell>
          <table:table-cell table:formula="of:=[Sheet3.N70]/[Sheet3.$N$65]*100" office:value-type="float" office:value="31.8120805369128" calcext:value-type="float">
            <text:p>31.8120805369</text:p>
          </table:table-cell>
          <table:table-cell table:formula="of:=[Sheet3.O70]/[Sheet3.$O$65]*100" office:value-type="float" office:value="1434.74103585657" calcext:value-type="float">
            <text:p>1434.7410358566</text:p>
          </table:table-cell>
          <table:table-cell table:formula="of:=[Sheet3.P70]/[Sheet3.$P$65]*100" office:value-type="float" office:value="1299.21875" calcext:value-type="float">
            <text:p>1299.21875</text:p>
          </table:table-cell>
          <table:table-cell table:formula="of:=[Sheet3.Q70]/[Sheet3.$Q$66]*100" office:value-type="float" office:value="1706.37300843486" calcext:value-type="float">
            <text:p>1706.3730084349</text:p>
          </table:table-cell>
          <table:table-cell table:formula="of:=[Sheet3.R70]/[Sheet3.$R$65]*100" office:value-type="float" office:value="1833.33333333333" calcext:value-type="float">
            <text:p>1833.3333333333</text:p>
          </table:table-cell>
          <table:table-cell table:formula="of:=[Sheet3.S70]/[Sheet3.$S$65]*100" office:value-type="float" office:value="1564.24825174825" calcext:value-type="float">
            <text:p>1564.2482517483</text:p>
          </table:table-cell>
          <table:table-cell table:formula="of:=[Sheet3.T70]/[Sheet3.$T$65]*100" office:value-type="float" office:value="102.19512195122" calcext:value-type="float">
            <text:p>102.1951219512</text:p>
          </table:table-cell>
          <table:table-cell table:number-columns-repeated="2"/>
          <table:table-cell table:formula="of:=[Sheet3.W70]/[Sheet3.$W$65]*100" office:value-type="float" office:value="165.364583333333" calcext:value-type="float">
            <text:p>165.3645833333</text:p>
          </table:table-cell>
          <table:table-cell table:formula="of:=[Sheet3.X70]/[Sheet3.$X$65]*100" office:value-type="float" office:value="104.682274247492" calcext:value-type="float">
            <text:p>104.682274247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71]/[Sheet3.$E$65]*100" office:value-type="float" office:value="81.536036681473" calcext:value-type="float">
            <text:p>81.5360366815</text:p>
          </table:table-cell>
          <table:table-cell table:formula="of:=[Sheet3.F71]/[Sheet3.$F$65]*100" office:value-type="float" office:value="78.9735417754211" calcext:value-type="float">
            <text:p>78.9735417754</text:p>
          </table:table-cell>
          <table:table-cell table:formula="of:=[Sheet3.G71]/[Sheet3.$G$65]*100" office:value-type="float" office:value="0.263825469304921" calcext:value-type="float">
            <text:p>0.2638254693</text:p>
          </table:table-cell>
          <table:table-cell table:formula="of:=[Sheet3.H71]/[Sheet3.$H$65]*100" office:value-type="float" office:value="120.571117388789" calcext:value-type="float">
            <text:p>120.5711173888</text:p>
          </table:table-cell>
          <table:table-cell table:formula="of:=[Sheet3.I71]/[Sheet3.$I$65]*100" office:value-type="float" office:value="131.434031710079" calcext:value-type="float">
            <text:p>131.4340317101</text:p>
          </table:table-cell>
          <table:table-cell table:formula="of:=[Sheet3.J71]/[Sheet3.$J$65]*100" office:value-type="float" office:value="22.7181208053691" calcext:value-type="float">
            <text:p>22.7181208054</text:p>
          </table:table-cell>
          <table:table-cell table:formula="of:=[Sheet3.K71]/[Sheet3.$K$65]*100" office:value-type="float" office:value="39.5781014565545" calcext:value-type="float">
            <text:p>39.5781014566</text:p>
          </table:table-cell>
          <table:table-cell table:formula="of:=[Sheet3.L71]/[Sheet3.$L$65]*100" office:value-type="float" office:value="19.1434320206956" calcext:value-type="float">
            <text:p>19.1434320207</text:p>
          </table:table-cell>
          <table:table-cell table:formula="of:=[Sheet3.M71]/[Sheet3.$M$65]*100" office:value-type="float" office:value="28.3378746594005" calcext:value-type="float">
            <text:p>28.3378746594</text:p>
          </table:table-cell>
          <table:table-cell table:formula="of:=[Sheet3.N71]/[Sheet3.$N$65]*100" office:value-type="float" office:value="28.6800894854586" calcext:value-type="float">
            <text:p>28.6800894855</text:p>
          </table:table-cell>
          <table:table-cell table:formula="of:=[Sheet3.O71]/[Sheet3.$O$65]*100" office:value-type="float" office:value="1426.13545816733" calcext:value-type="float">
            <text:p>1426.1354581673</text:p>
          </table:table-cell>
          <table:table-cell table:formula="of:=[Sheet3.P71]/[Sheet3.$P$65]*100" office:value-type="float" office:value="1275.92329545455" calcext:value-type="float">
            <text:p>1275.9232954546</text:p>
          </table:table-cell>
          <table:table-cell table:formula="of:=[Sheet3.Q71]/[Sheet3.$Q$66]*100" office:value-type="float" office:value="1697.46954076851" calcext:value-type="float">
            <text:p>1697.4695407685</text:p>
          </table:table-cell>
          <table:table-cell table:formula="of:=[Sheet3.R71]/[Sheet3.$R$65]*100" office:value-type="float" office:value="1812.07584830339" calcext:value-type="float">
            <text:p>1812.0758483034</text:p>
          </table:table-cell>
          <table:table-cell table:formula="of:=[Sheet3.S71]/[Sheet3.$S$65]*100" office:value-type="float" office:value="1586.18881118881" calcext:value-type="float">
            <text:p>1586.1888111888</text:p>
          </table:table-cell>
          <table:table-cell table:formula="of:=[Sheet3.T71]/[Sheet3.$T$65]*100" office:value-type="float" office:value="350.243902439024" calcext:value-type="float">
            <text:p>350.243902439</text:p>
          </table:table-cell>
          <table:table-cell/>
          <table:table-cell table:formula="of:=[Sheet3.V71]/[Sheet3.$V$65]*100" office:value-type="float" office:value="262.670713201821" calcext:value-type="float">
            <text:p>262.6707132018</text:p>
          </table:table-cell>
          <table:table-cell table:formula="of:=[Sheet3.W71]/[Sheet3.$W$65]*100" office:value-type="float" office:value="361.458333333333" calcext:value-type="float">
            <text:p>361.4583333333</text:p>
          </table:table-cell>
          <table:table-cell table:formula="of:=[Sheet3.X71]/[Sheet3.$X$65]*100" office:value-type="float" office:value="242.307692307692" calcext:value-type="float">
            <text:p>242.307692307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72]/[Sheet3.$E$65]*100" office:value-type="float" office:value="86.694368820748" calcext:value-type="float">
            <text:p>86.6943688207</text:p>
          </table:table-cell>
          <table:table-cell table:formula="of:=[Sheet3.F72]/[Sheet3.$F$65]*100" office:value-type="float" office:value="183.402478226227" calcext:value-type="float">
            <text:p>183.4024782262</text:p>
          </table:table-cell>
          <table:table-cell table:formula="of:=[Sheet3.G72]/[Sheet3.$G$65]*100" office:value-type="float" office:value="99.4689666835786" calcext:value-type="float">
            <text:p>99.4689666836</text:p>
          </table:table-cell>
          <table:table-cell table:formula="of:=[Sheet3.H72]/[Sheet3.$H$65]*100" office:value-type="float" office:value="103.624791531942" calcext:value-type="float">
            <text:p>103.6247915319</text:p>
          </table:table-cell>
          <table:table-cell table:formula="of:=[Sheet3.I72]/[Sheet3.$I$65]*100" office:value-type="float" office:value="45.0877689694224" calcext:value-type="float">
            <text:p>45.0877689694</text:p>
          </table:table-cell>
          <table:table-cell table:formula="of:=[Sheet3.J72]/[Sheet3.$J$65]*100" office:value-type="float" office:value="20.1342281879195" calcext:value-type="float">
            <text:p>20.1342281879</text:p>
          </table:table-cell>
          <table:table-cell table:formula="of:=[Sheet3.K72]/[Sheet3.$K$65]*100" office:value-type="float" office:value="24.108488196886" calcext:value-type="float">
            <text:p>24.1084881969</text:p>
          </table:table-cell>
          <table:table-cell table:formula="of:=[Sheet3.L72]/[Sheet3.$L$65]*100" office:value-type="float" office:value="19.8907732106927" calcext:value-type="float">
            <text:p>19.8907732107</text:p>
          </table:table-cell>
          <table:table-cell table:formula="of:=[Sheet3.M72]/[Sheet3.$M$65]*100" office:value-type="float" office:value="30.063578564941" calcext:value-type="float">
            <text:p>30.0635785649</text:p>
          </table:table-cell>
          <table:table-cell table:formula="of:=[Sheet3.N72]/[Sheet3.$N$65]*100" office:value-type="float" office:value="18.8366890380313" calcext:value-type="float">
            <text:p>18.836689038</text:p>
          </table:table-cell>
          <table:table-cell/>
          <table:table-cell table:formula="of:=[Sheet3.P72]/[Sheet3.$P$65]*100" office:value-type="float" office:value="71.6619318181818" calcext:value-type="float">
            <text:p>71.6619318182</text:p>
          </table:table-cell>
          <table:table-cell table:formula="of:=[Sheet3.Q72]/[Sheet3.$Q$66]*100" office:value-type="float" office:value="113.589503280225" calcext:value-type="float">
            <text:p>113.5895032802</text:p>
          </table:table-cell>
          <table:table-cell table:formula="of:=[Sheet3.R72]/[Sheet3.$R$65]*100" office:value-type="float" office:value="169.061876247505" calcext:value-type="float">
            <text:p>169.0618762475</text:p>
          </table:table-cell>
          <table:table-cell table:formula="of:=[Sheet3.S72]/[Sheet3.$S$65]*100" office:value-type="float" office:value="133.916083916084" calcext:value-type="float">
            <text:p>133.9160839161</text:p>
          </table:table-cell>
          <table:table-cell table:formula="of:=[Sheet3.T72]/[Sheet3.$T$65]*100" office:value-type="float" office:value="165.121951219512" calcext:value-type="float">
            <text:p>165.1219512195</text:p>
          </table:table-cell>
          <table:table-cell table:formula="of:=[Sheet3.U72]/[Sheet3.$U$65]*100" office:value-type="float" office:value="99.7058823529412" calcext:value-type="float">
            <text:p>99.7058823529</text:p>
          </table:table-cell>
          <table:table-cell table:formula="of:=[Sheet3.V72]/[Sheet3.$V$65]*100" office:value-type="float" office:value="106.525037936267" calcext:value-type="float">
            <text:p>106.5250379363</text:p>
          </table:table-cell>
          <table:table-cell table:formula="of:=[Sheet3.W72]/[Sheet3.$W$65]*100" office:value-type="float" office:value="194.53125" calcext:value-type="float">
            <text:p>194.53125</text:p>
          </table:table-cell>
          <table:table-cell table:formula="of:=[Sheet3.X72]/[Sheet3.$X$65]*100" office:value-type="float" office:value="112.541806020067" calcext:value-type="float">
            <text:p>112.541806020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73]/[Sheet3.$E$65]*100" office:value-type="float" office:value="101.223671013039" calcext:value-type="float">
            <text:p>101.223671013</text:p>
          </table:table-cell>
          <table:table-cell table:formula="of:=[Sheet3.F73]/[Sheet3.$F$65]*100" office:value-type="float" office:value="85.2542791988351" calcext:value-type="float">
            <text:p>85.2542791988</text:p>
          </table:table-cell>
          <table:table-cell table:formula="of:=[Sheet3.G73]/[Sheet3.$G$65]*100" office:value-type="float" office:value="123.155758498224" calcext:value-type="float">
            <text:p>123.1557584982</text:p>
          </table:table-cell>
          <table:table-cell table:formula="of:=[Sheet3.H73]/[Sheet3.$H$65]*100" office:value-type="float" office:value="105.697559647391" calcext:value-type="float">
            <text:p>105.6975596474</text:p>
          </table:table-cell>
          <table:table-cell table:formula="of:=[Sheet3.I73]/[Sheet3.$I$65]*100" office:value-type="float" office:value="158.037231030578" calcext:value-type="float">
            <text:p>158.0372310306</text:p>
          </table:table-cell>
          <table:table-cell table:formula="of:=[Sheet3.J73]/[Sheet3.$J$65]*100" office:value-type="float" office:value="22.2818791946309" calcext:value-type="float">
            <text:p>22.2818791946</text:p>
          </table:table-cell>
          <table:table-cell table:formula="of:=[Sheet3.K73]/[Sheet3.$K$65]*100" office:value-type="float" office:value="34.9070818684078" calcext:value-type="float">
            <text:p>34.9070818684</text:p>
          </table:table-cell>
          <table:table-cell table:formula="of:=[Sheet3.L73]/[Sheet3.$L$65]*100" office:value-type="float" office:value="19.1721759126186" calcext:value-type="float">
            <text:p>19.1721759126</text:p>
          </table:table-cell>
          <table:table-cell table:formula="of:=[Sheet3.M73]/[Sheet3.$M$65]*100" office:value-type="float" office:value="31.1080835603996" calcext:value-type="float">
            <text:p>31.1080835604</text:p>
          </table:table-cell>
          <table:table-cell table:formula="of:=[Sheet3.N73]/[Sheet3.$N$65]*100" office:value-type="float" office:value="30.738255033557" calcext:value-type="float">
            <text:p>30.7382550336</text:p>
          </table:table-cell>
          <table:table-cell table:formula="of:=[Sheet3.O73]/[Sheet3.$O$65]*100" office:value-type="float" office:value="71.4741035856574" calcext:value-type="float">
            <text:p>71.4741035857</text:p>
          </table:table-cell>
          <table:table-cell table:number-columns-repeated="2"/>
          <table:table-cell table:formula="of:=[Sheet3.R73]/[Sheet3.$R$65]*100" office:value-type="float" office:value="141.816367265469" calcext:value-type="float">
            <text:p>141.8163672655</text:p>
          </table:table-cell>
          <table:table-cell table:formula="of:=[Sheet3.S73]/[Sheet3.$S$65]*100" office:value-type="float" office:value="100.174825174825" calcext:value-type="float">
            <text:p>100.1748251748</text:p>
          </table:table-cell>
          <table:table-cell table:formula="of:=[Sheet3.T73]/[Sheet3.$T$65]*100" office:value-type="float" office:value="160.731707317073" calcext:value-type="float">
            <text:p>160.7317073171</text:p>
          </table:table-cell>
          <table:table-cell table:formula="of:=[Sheet3.U73]/[Sheet3.$U$65]*100" office:value-type="float" office:value="89.8529411764706" calcext:value-type="float">
            <text:p>89.8529411765</text:p>
          </table:table-cell>
          <table:table-cell table:formula="of:=[Sheet3.V73]/[Sheet3.$V$65]*100" office:value-type="float" office:value="106.676783004552" calcext:value-type="float">
            <text:p>106.6767830046</text:p>
          </table:table-cell>
          <table:table-cell table:formula="of:=[Sheet3.W73]/[Sheet3.$W$65]*100" office:value-type="float" office:value="161.979166666667" calcext:value-type="float">
            <text:p>161.9791666667</text:p>
          </table:table-cell>
          <table:table-cell table:formula="of:=[Sheet3.X73]/[Sheet3.$X$65]*100" office:value-type="float" office:value="115.551839464883" calcext:value-type="float">
            <text:p>115.55183946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Sheet3.E74]/[Sheet3.$E$65]*100" office:value-type="float" office:value="98.9425419114486" calcext:value-type="float">
            <text:p>98.9425419114</text:p>
          </table:table-cell>
          <table:table-cell table:formula="of:=[Sheet3.F74]/[Sheet3.$F$65]*100" office:value-type="float" office:value="108.907327526994" calcext:value-type="float">
            <text:p>108.907327527</text:p>
          </table:table-cell>
          <table:table-cell table:formula="of:=[Sheet3.G74]/[Sheet3.$G$65]*100" office:value-type="float" office:value="100.926771520379" calcext:value-type="float">
            <text:p>100.9267715204</text:p>
          </table:table-cell>
          <table:table-cell table:formula="of:=[Sheet3.H74]/[Sheet3.$H$65]*100" office:value-type="float" office:value="119.641945474967" calcext:value-type="float">
            <text:p>119.641945475</text:p>
          </table:table-cell>
          <table:table-cell table:formula="of:=[Sheet3.I74]/[Sheet3.$I$65]*100" office:value-type="float" office:value="182.959371460929" calcext:value-type="float">
            <text:p>182.9593714609</text:p>
          </table:table-cell>
          <table:table-cell table:formula="of:=[Sheet3.J74]/[Sheet3.$J$65]*100" office:value-type="float" office:value="23.2214765100671" calcext:value-type="float">
            <text:p>23.2214765101</text:p>
          </table:table-cell>
          <table:table-cell table:formula="of:=[Sheet3.K74]/[Sheet3.$K$65]*100" office:value-type="float" office:value="22.3003515821195" calcext:value-type="float">
            <text:p>22.3003515821</text:p>
          </table:table-cell>
          <table:table-cell table:formula="of:=[Sheet3.L74]/[Sheet3.$L$65]*100" office:value-type="float" office:value="17.8499568841621" calcext:value-type="float">
            <text:p>17.8499568842</text:p>
          </table:table-cell>
          <table:table-cell table:formula="of:=[Sheet3.M74]/[Sheet3.$M$65]*100" office:value-type="float" office:value="18.7102633969119" calcext:value-type="float">
            <text:p>18.7102633969</text:p>
          </table:table-cell>
          <table:table-cell table:formula="of:=[Sheet3.N74]/[Sheet3.$N$65]*100" office:value-type="float" office:value="19.1051454138702" calcext:value-type="float">
            <text:p>19.1051454139</text:p>
          </table:table-cell>
          <table:table-cell table:formula="of:=[Sheet3.O74]/[Sheet3.$O$65]*100" office:value-type="float" office:value="6947.56972111554" calcext:value-type="float">
            <text:p>6947.5697211155</text:p>
          </table:table-cell>
          <table:table-cell table:formula="of:=[Sheet3.P74]/[Sheet3.$P$65]*100" office:value-type="float" office:value="6083.52272727273" calcext:value-type="float">
            <text:p>6083.5227272727</text:p>
          </table:table-cell>
          <table:table-cell table:formula="of:=[Sheet3.Q74]/[Sheet3.$Q$66]*100" office:value-type="float" office:value="8305.06091846298" calcext:value-type="float">
            <text:p>8305.060918463</text:p>
          </table:table-cell>
          <table:table-cell/>
          <table:table-cell table:formula="of:=[Sheet3.S74]/[Sheet3.$S$65]*100" office:value-type="float" office:value="7587.58741258741" calcext:value-type="float">
            <text:p>7587.5874125874</text:p>
          </table:table-cell>
          <table:table-cell table:formula="of:=[Sheet3.T74]/[Sheet3.$T$65]*100" office:value-type="float" office:value="161.219512195122" calcext:value-type="float">
            <text:p>161.2195121951</text:p>
          </table:table-cell>
          <table:table-cell table:formula="of:=[Sheet3.U74]/[Sheet3.$U$65]*100" office:value-type="float" office:value="62.0588235294118" calcext:value-type="float">
            <text:p>62.0588235294</text:p>
          </table:table-cell>
          <table:table-cell table:formula="of:=[Sheet3.V74]/[Sheet3.$V$65]*100" office:value-type="float" office:value="103.641881638847" calcext:value-type="float">
            <text:p>103.6418816388</text:p>
          </table:table-cell>
          <table:table-cell table:formula="of:=[Sheet3.W74]/[Sheet3.$W$65]*100" office:value-type="float" office:value="171.09375" calcext:value-type="float">
            <text:p>171.09375</text:p>
          </table:table-cell>
          <table:table-cell table:formula="of:=[Sheet3.X74]/[Sheet3.$X$65]*100" office:value-type="float" office:value="111.872909698997" calcext:value-type="float">
            <text:p>111.87290969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Sheet3.E75]/[Sheet3.$E$65]*100" office:value-type="float" office:value="81.5618283421694" calcext:value-type="float">
            <text:p>81.5618283422</text:p>
          </table:table-cell>
          <table:table-cell table:formula="of:=[Sheet3.F75]/[Sheet3.$F$65]*100" office:value-type="float" office:value="76.844245404841" calcext:value-type="float">
            <text:p>76.8442454048</text:p>
          </table:table-cell>
          <table:table-cell table:formula="of:=[Sheet3.G75]/[Sheet3.$G$65]*100" office:value-type="float" office:value="111.219347201082" calcext:value-type="float">
            <text:p>111.2193472011</text:p>
          </table:table-cell>
          <table:table-cell table:formula="of:=[Sheet3.H75]/[Sheet3.$H$65]*100" office:value-type="float" office:value="100.432252135734" calcext:value-type="float">
            <text:p>100.4322521357</text:p>
          </table:table-cell>
          <table:table-cell table:formula="of:=[Sheet3.I75]/[Sheet3.$I$65]*100" office:value-type="float" office:value="108.171715741789" calcext:value-type="float">
            <text:p>108.1717157418</text:p>
          </table:table-cell>
          <table:table-cell table:number-columns-repeated="3"/>
          <table:table-cell table:formula="of:=[Sheet3.M75]/[Sheet3.$M$65]*100" office:value-type="float" office:value="32.425068119891" calcext:value-type="float">
            <text:p>32.4250681199</text:p>
          </table:table-cell>
          <table:table-cell table:formula="of:=[Sheet3.N75]/[Sheet3.$N$65]*100" office:value-type="float" office:value="21.0738255033557" calcext:value-type="float">
            <text:p>21.0738255034</text:p>
          </table:table-cell>
          <table:table-cell table:formula="of:=[Sheet3.O75]/[Sheet3.$O$65]*100" office:value-type="float" office:value="72.0318725099602" calcext:value-type="float">
            <text:p>72.03187251</text:p>
          </table:table-cell>
          <table:table-cell table:formula="of:=[Sheet3.P75]/[Sheet3.$P$65]*100" office:value-type="float" office:value="84.4460227272727" calcext:value-type="float">
            <text:p>84.4460227273</text:p>
          </table:table-cell>
          <table:table-cell table:formula="of:=[Sheet3.Q75]/[Sheet3.$Q$66]*100" office:value-type="float" office:value="115.089034676664" calcext:value-type="float">
            <text:p>115.0890346767</text:p>
          </table:table-cell>
          <table:table-cell table:formula="of:=[Sheet3.R75]/[Sheet3.$R$65]*100" office:value-type="float" office:value="96.2075848303393" calcext:value-type="float">
            <text:p>96.2075848303</text:p>
          </table:table-cell>
          <table:table-cell table:formula="of:=[Sheet3.S75]/[Sheet3.$S$65]*100" office:value-type="float" office:value="79.9825174825175" calcext:value-type="float">
            <text:p>79.9825174825</text:p>
          </table:table-cell>
          <table:table-cell table:formula="of:=[Sheet3.T75]/[Sheet3.$T$65]*100" office:value-type="float" office:value="154.634146341463" calcext:value-type="float">
            <text:p>154.6341463415</text:p>
          </table:table-cell>
          <table:table-cell table:formula="of:=[Sheet3.U75]/[Sheet3.$U$65]*100" office:value-type="float" office:value="62.0588235294118" calcext:value-type="float">
            <text:p>62.0588235294</text:p>
          </table:table-cell>
          <table:table-cell table:formula="of:=[Sheet3.V75]/[Sheet3.$V$65]*100" office:value-type="float" office:value="56.752655538695" calcext:value-type="float">
            <text:p>56.7526555387</text:p>
          </table:table-cell>
          <table:table-cell table:formula="of:=[Sheet3.W75]/[Sheet3.$W$65]*100" office:value-type="float" office:value="185.9375" calcext:value-type="float">
            <text:p>185.9375</text:p>
          </table:table-cell>
          <table:table-cell table:formula="of:=[Sheet3.X75]/[Sheet3.$X$65]*100" office:value-type="float" office:value="112.876254180602" calcext:value-type="float">
            <text:p>112.876254180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76]/[Sheet3.$E$65]*100" office:value-type="float" office:value="79.701963031953" calcext:value-type="float">
            <text:p>79.701963032</text:p>
          </table:table-cell>
          <table:table-cell table:formula="of:=[Sheet3.F76]/[Sheet3.$F$65]*100" office:value-type="float" office:value="76.8332554880897" calcext:value-type="float">
            <text:p>76.8332554881</text:p>
          </table:table-cell>
          <table:table-cell table:formula="of:=[Sheet3.G76]/[Sheet3.$G$65]*100" office:value-type="float" office:value="102.026044309149" calcext:value-type="float">
            <text:p>102.0260443092</text:p>
          </table:table-cell>
          <table:table-cell/>
          <table:table-cell table:formula="of:=[Sheet3.I76]/[Sheet3.$I$65]*100" office:value-type="float" office:value="177.88080407701" calcext:value-type="float">
            <text:p>177.880804077</text:p>
          </table:table-cell>
          <table:table-cell table:formula="of:=[Sheet3.J76]/[Sheet3.$J$65]*100" office:value-type="float" office:value="24.1946308724832" calcext:value-type="float">
            <text:p>24.1946308725</text:p>
          </table:table-cell>
          <table:table-cell table:formula="of:=[Sheet3.K76]/[Sheet3.$K$65]*100" office:value-type="float" office:value="35.0075339025615" calcext:value-type="float">
            <text:p>35.0075339026</text:p>
          </table:table-cell>
          <table:table-cell table:formula="of:=[Sheet3.L76]/[Sheet3.$L$65]*100" office:value-type="float" office:value="18.9997125610808" calcext:value-type="float">
            <text:p>18.9997125611</text:p>
          </table:table-cell>
          <table:table-cell table:formula="of:=[Sheet3.M76]/[Sheet3.$M$65]*100" office:value-type="float" office:value="31.5168029064487" calcext:value-type="float">
            <text:p>31.5168029064</text:p>
          </table:table-cell>
          <table:table-cell table:formula="of:=[Sheet3.N76]/[Sheet3.$N$65]*100" office:value-type="float" office:value="40.4026845637584" calcext:value-type="float">
            <text:p>40.4026845638</text:p>
          </table:table-cell>
          <table:table-cell table:formula="of:=[Sheet3.O76]/[Sheet3.$O$65]*100" office:value-type="float" office:value="7153.70517928287" calcext:value-type="float">
            <text:p>7153.7051792829</text:p>
          </table:table-cell>
          <table:table-cell table:formula="of:=[Sheet3.P76]/[Sheet3.$P$65]*100" office:value-type="float" office:value="6369.17613636364" calcext:value-type="float">
            <text:p>6369.1761363636</text:p>
          </table:table-cell>
          <table:table-cell table:formula="of:=[Sheet3.Q76]/[Sheet3.$Q$66]*100" office:value-type="float" office:value="8101.49953139644" calcext:value-type="float">
            <text:p>8101.4995313964</text:p>
          </table:table-cell>
          <table:table-cell table:formula="of:=[Sheet3.R76]/[Sheet3.$R$65]*100" office:value-type="float" office:value="8832.93413173653" calcext:value-type="float">
            <text:p>8832.9341317365</text:p>
          </table:table-cell>
          <table:table-cell table:formula="of:=[Sheet3.S76]/[Sheet3.$S$65]*100" office:value-type="float" office:value="7574.65034965035" calcext:value-type="float">
            <text:p>7574.6503496504</text:p>
          </table:table-cell>
          <table:table-cell table:formula="of:=[Sheet3.T76]/[Sheet3.$T$65]*100" office:value-type="float" office:value="169.756097560976" calcext:value-type="float">
            <text:p>169.756097561</text:p>
          </table:table-cell>
          <table:table-cell table:formula="of:=[Sheet3.U76]/[Sheet3.$U$65]*100" office:value-type="float" office:value="100.441176470588" calcext:value-type="float">
            <text:p>100.4411764706</text:p>
          </table:table-cell>
          <table:table-cell table:formula="of:=[Sheet3.V76]/[Sheet3.$V$65]*100" office:value-type="float" office:value="92.5644916540213" calcext:value-type="float">
            <text:p>92.564491654</text:p>
          </table:table-cell>
          <table:table-cell table:formula="of:=[Sheet3.W76]/[Sheet3.$W$65]*100" office:value-type="float" office:value="108.333333333333" calcext:value-type="float">
            <text:p>108.3333333333</text:p>
          </table:table-cell>
          <table:table-cell table:formula="of:=[Sheet3.X76]/[Sheet3.$X$65]*100" office:value-type="float" office:value="94.9832775919732" calcext:value-type="float">
            <text:p>94.98327759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77]/[Sheet3.$E$65]*100" office:value-type="float" office:value="83.2726751683622" calcext:value-type="float">
            <text:p>83.2726751684</text:p>
          </table:table-cell>
          <table:table-cell table:formula="of:=[Sheet3.F77]/[Sheet3.$F$65]*100" office:value-type="float" office:value="100.978102590873" calcext:value-type="float">
            <text:p>100.9781025909</text:p>
          </table:table-cell>
          <table:table-cell table:formula="of:=[Sheet3.G77]/[Sheet3.$G$65]*100" office:value-type="float" office:value="94.0943683409437" calcext:value-type="float">
            <text:p>94.0943683409</text:p>
          </table:table-cell>
          <table:table-cell table:formula="of:=[Sheet3.H77]/[Sheet3.$H$65]*100" office:value-type="float" office:value="95.6434430414213" calcext:value-type="float">
            <text:p>95.6434430414</text:p>
          </table:table-cell>
          <table:table-cell table:formula="of:=[Sheet3.I77]/[Sheet3.$I$65]*100" office:value-type="float" office:value="97.7279161947905" calcext:value-type="float">
            <text:p>97.7279161948</text:p>
          </table:table-cell>
          <table:table-cell table:formula="of:=[Sheet3.J77]/[Sheet3.$J$65]*100" office:value-type="float" office:value="20.1006711409396" calcext:value-type="float">
            <text:p>20.1006711409</text:p>
          </table:table-cell>
          <table:table-cell table:formula="of:=[Sheet3.K77]/[Sheet3.$K$65]*100" office:value-type="float" office:value="34.7061778001005" calcext:value-type="float">
            <text:p>34.7061778001</text:p>
          </table:table-cell>
          <table:table-cell table:formula="of:=[Sheet3.L77]/[Sheet3.$L$65]*100" office:value-type="float" office:value="18.0511641276229" calcext:value-type="float">
            <text:p>18.0511641276</text:p>
          </table:table-cell>
          <table:table-cell table:formula="of:=[Sheet3.M77]/[Sheet3.$M$65]*100" office:value-type="float" office:value="18.1198910081744" calcext:value-type="float">
            <text:p>18.1198910082</text:p>
          </table:table-cell>
          <table:table-cell table:formula="of:=[Sheet3.N77]/[Sheet3.$N$65]*100" office:value-type="float" office:value="35.1230425055928" calcext:value-type="float">
            <text:p>35.1230425056</text:p>
          </table:table-cell>
          <table:table-cell table:formula="of:=[Sheet3.O77]/[Sheet3.$O$65]*100" office:value-type="float" office:value="7050.67729083665" calcext:value-type="float">
            <text:p>7050.6772908367</text:p>
          </table:table-cell>
          <table:table-cell table:formula="of:=[Sheet3.P77]/[Sheet3.$P$65]*100" office:value-type="float" office:value="6462.28693181818" calcext:value-type="float">
            <text:p>6462.2869318182</text:p>
          </table:table-cell>
          <table:table-cell/>
          <table:table-cell table:formula="of:=[Sheet3.R77]/[Sheet3.$R$65]*100" office:value-type="float" office:value="8799.7005988024" calcext:value-type="float">
            <text:p>8799.7005988024</text:p>
          </table:table-cell>
          <table:table-cell table:formula="of:=[Sheet3.S77]/[Sheet3.$S$65]*100" office:value-type="float" office:value="7584.17832167832" calcext:value-type="float">
            <text:p>7584.1783216783</text:p>
          </table:table-cell>
          <table:table-cell table:formula="of:=[Sheet3.T77]/[Sheet3.$T$65]*100" office:value-type="float" office:value="101.219512195122" calcext:value-type="float">
            <text:p>101.2195121951</text:p>
          </table:table-cell>
          <table:table-cell table:formula="of:=[Sheet3.U77]/[Sheet3.$U$65]*100" office:value-type="float" office:value="92.3529411764706" calcext:value-type="float">
            <text:p>92.3529411765</text:p>
          </table:table-cell>
          <table:table-cell table:formula="of:=[Sheet3.V77]/[Sheet3.$V$65]*100" office:value-type="float" office:value="100.910470409712" calcext:value-type="float">
            <text:p>100.9104704097</text:p>
          </table:table-cell>
          <table:table-cell table:formula="of:=[Sheet3.W77]/[Sheet3.$W$65]*100" office:value-type="float" office:value="169.53125" calcext:value-type="float">
            <text:p>169.53125</text:p>
          </table:table-cell>
          <table:table-cell table:formula="of:=[Sheet3.X77]/[Sheet3.$X$65]*100" office:value-type="float" office:value="117.892976588629" calcext:value-type="float">
            <text:p>117.892976588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78]/[Sheet3.$E$65]*100" office:value-type="float" office:value="80.6447915174094" calcext:value-type="float">
            <text:p>80.6447915174</text:p>
          </table:table-cell>
          <table:table-cell table:formula="of:=[Sheet3.F78]/[Sheet3.$F$65]*100" office:value-type="float" office:value="76.9459021347913" calcext:value-type="float">
            <text:p>76.9459021348</text:p>
          </table:table-cell>
          <table:table-cell table:formula="of:=[Sheet3.G78]/[Sheet3.$G$65]*100" office:value-type="float" office:value="90.8675799086758" calcext:value-type="float">
            <text:p>90.8675799087</text:p>
          </table:table-cell>
          <table:table-cell table:formula="of:=[Sheet3.H78]/[Sheet3.$H$65]*100" office:value-type="float" office:value="120.132058132807" calcext:value-type="float">
            <text:p>120.1320581328</text:p>
          </table:table-cell>
          <table:table-cell table:formula="of:=[Sheet3.I78]/[Sheet3.$I$65]*100" office:value-type="float" office:value="100.042468856172" calcext:value-type="float">
            <text:p>100.0424688562</text:p>
          </table:table-cell>
          <table:table-cell table:formula="of:=[Sheet3.J78]/[Sheet3.$J$65]*100" office:value-type="float" office:value="22.3825503355705" calcext:value-type="float">
            <text:p>22.3825503356</text:p>
          </table:table-cell>
          <table:table-cell table:formula="of:=[Sheet3.K78]/[Sheet3.$K$65]*100" office:value-type="float" office:value="33.8021094927172" calcext:value-type="float">
            <text:p>33.8021094927</text:p>
          </table:table-cell>
          <table:table-cell table:formula="of:=[Sheet3.L78]/[Sheet3.$L$65]*100" office:value-type="float" office:value="20.523138832998" calcext:value-type="float">
            <text:p>20.523138833</text:p>
          </table:table-cell>
          <table:table-cell table:formula="of:=[Sheet3.M78]/[Sheet3.$M$65]*100" office:value-type="float" office:value="17.8474114441417" calcext:value-type="float">
            <text:p>17.8474114441</text:p>
          </table:table-cell>
          <table:table-cell table:formula="of:=[Sheet3.N78]/[Sheet3.$N$65]*100" office:value-type="float" office:value="30.4250559284116" calcext:value-type="float">
            <text:p>30.4250559284</text:p>
          </table:table-cell>
          <table:table-cell table:formula="of:=[Sheet3.O78]/[Sheet3.$O$65]*100" office:value-type="float" office:value="85.0996015936255" calcext:value-type="float">
            <text:p>85.0996015936</text:p>
          </table:table-cell>
          <table:table-cell table:formula="of:=[Sheet3.P78]/[Sheet3.$P$65]*100" office:value-type="float" office:value="89.0625" calcext:value-type="float">
            <text:p>89.0625</text:p>
          </table:table-cell>
          <table:table-cell table:formula="of:=[Sheet3.Q78]/[Sheet3.$Q$66]*100" office:value-type="float" office:value="117.619493908154" calcext:value-type="float">
            <text:p>117.6194939082</text:p>
          </table:table-cell>
          <table:table-cell table:formula="of:=[Sheet3.R78]/[Sheet3.$R$65]*100" office:value-type="float" office:value="122.754491017964" calcext:value-type="float">
            <text:p>122.754491018</text:p>
          </table:table-cell>
          <table:table-cell table:formula="of:=[Sheet3.S78]/[Sheet3.$S$65]*100" office:value-type="float" office:value="85.1398601398601" calcext:value-type="float">
            <text:p>85.1398601399</text:p>
          </table:table-cell>
          <table:table-cell table:formula="of:=[Sheet3.T78]/[Sheet3.$T$65]*100" office:value-type="float" office:value="367.317073170732" calcext:value-type="float">
            <text:p>367.3170731707</text:p>
          </table:table-cell>
          <table:table-cell table:formula="of:=[Sheet3.U78]/[Sheet3.$U$65]*100" office:value-type="float" office:value="210.441176470588" calcext:value-type="float">
            <text:p>210.4411764706</text:p>
          </table:table-cell>
          <table:table-cell table:formula="of:=[Sheet3.V78]/[Sheet3.$V$65]*100" office:value-type="float" office:value="228.831562974203" calcext:value-type="float">
            <text:p>228.8315629742</text:p>
          </table:table-cell>
          <table:table-cell table:formula="of:=[Sheet3.W78]/[Sheet3.$W$65]*100" office:value-type="float" office:value="394.010416666667" calcext:value-type="float">
            <text:p>394.0104166667</text:p>
          </table:table-cell>
          <table:table-cell table:formula="of:=[Sheet3.X78]/[Sheet3.$X$65]*100" office:value-type="float" office:value="245.317725752508" calcext:value-type="float">
            <text:p>245.317725752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79]/[Sheet3.$E$65]*100" office:value-type="float" office:value="76.7875053732627" calcext:value-type="float">
            <text:p>76.7875053733</text:p>
          </table:table-cell>
          <table:table-cell table:formula="of:=[Sheet3.F79]/[Sheet3.$F$65]*100" office:value-type="float" office:value="73.9511498200401" calcext:value-type="float">
            <text:p>73.95114982</text:p>
          </table:table-cell>
          <table:table-cell table:formula="of:=[Sheet3.G79]/[Sheet3.$G$65]*100" office:value-type="float" office:value="99.4114662607813" calcext:value-type="float">
            <text:p>99.4114662608</text:p>
          </table:table-cell>
          <table:table-cell table:formula="of:=[Sheet3.H79]/[Sheet3.$H$65]*100" office:value-type="float" office:value="93.7510636125387" calcext:value-type="float">
            <text:p>93.7510636125</text:p>
          </table:table-cell>
          <table:table-cell table:formula="of:=[Sheet3.I79]/[Sheet3.$I$65]*100" office:value-type="float" office:value="97.3280011325028" calcext:value-type="float">
            <text:p>97.3280011325</text:p>
          </table:table-cell>
          <table:table-cell table:formula="of:=[Sheet3.J79]/[Sheet3.$J$65]*100" office:value-type="float" office:value="22.5838926174497" calcext:value-type="float">
            <text:p>22.5838926174</text:p>
          </table:table-cell>
          <table:table-cell table:formula="of:=[Sheet3.K79]/[Sheet3.$K$65]*100" office:value-type="float" office:value="35.4595680562531" calcext:value-type="float">
            <text:p>35.4595680563</text:p>
          </table:table-cell>
          <table:table-cell table:formula="of:=[Sheet3.L79]/[Sheet3.$L$65]*100" office:value-type="float" office:value="19.8045415349238" calcext:value-type="float">
            <text:p>19.8045415349</text:p>
          </table:table-cell>
          <table:table-cell table:formula="of:=[Sheet3.M79]/[Sheet3.$M$65]*100" office:value-type="float" office:value="31.1989100817439" calcext:value-type="float">
            <text:p>31.1989100817</text:p>
          </table:table-cell>
          <table:table-cell table:formula="of:=[Sheet3.N79]/[Sheet3.$N$65]*100" office:value-type="float" office:value="32.9306487695749" calcext:value-type="float">
            <text:p>32.9306487696</text:p>
          </table:table-cell>
          <table:table-cell table:formula="of:=[Sheet3.O79]/[Sheet3.$O$65]*100" office:value-type="float" office:value="7049.80079681275" calcext:value-type="float">
            <text:p>7049.8007968128</text:p>
          </table:table-cell>
          <table:table-cell table:formula="of:=[Sheet3.P79]/[Sheet3.$P$65]*100" office:value-type="float" office:value="6358.23863636364" calcext:value-type="float">
            <text:p>6358.2386363636</text:p>
          </table:table-cell>
          <table:table-cell table:formula="of:=[Sheet3.Q79]/[Sheet3.$Q$66]*100" office:value-type="float" office:value="8089.69072164948" calcext:value-type="float">
            <text:p>8089.6907216495</text:p>
          </table:table-cell>
          <table:table-cell table:formula="of:=[Sheet3.R79]/[Sheet3.$R$65]*100" office:value-type="float" office:value="8595.10978043912" calcext:value-type="float">
            <text:p>8595.1097804391</text:p>
          </table:table-cell>
          <table:table-cell table:formula="of:=[Sheet3.S79]/[Sheet3.$S$65]*100" office:value-type="float" office:value="7743.79370629371" calcext:value-type="float">
            <text:p>7743.7937062937</text:p>
          </table:table-cell>
          <table:table-cell table:formula="of:=[Sheet3.T79]/[Sheet3.$T$65]*100" office:value-type="float" office:value="397.80487804878" calcext:value-type="float">
            <text:p>397.8048780488</text:p>
          </table:table-cell>
          <table:table-cell table:formula="of:=[Sheet3.U79]/[Sheet3.$U$65]*100" office:value-type="float" office:value="214.852941176471" calcext:value-type="float">
            <text:p>214.8529411765</text:p>
          </table:table-cell>
          <table:table-cell table:formula="of:=[Sheet3.V79]/[Sheet3.$V$65]*100" office:value-type="float" office:value="221.54779969651" calcext:value-type="float">
            <text:p>221.5477996965</text:p>
          </table:table-cell>
          <table:table-cell table:formula="of:=[Sheet3.W79]/[Sheet3.$W$65]*100" office:value-type="float" office:value="379.6875" calcext:value-type="float">
            <text:p>379.6875</text:p>
          </table:table-cell>
          <table:table-cell table:formula="of:=[Sheet3.X79]/[Sheet3.$X$65]*100" office:value-type="float" office:value="200.66889632107" calcext:value-type="float">
            <text:p>200.668896321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80]/[Sheet3.$E$65]*100" office:value-type="float" office:value="77.01963031953" calcext:value-type="float">
            <text:p>77.0196303195</text:p>
          </table:table-cell>
          <table:table-cell table:formula="of:=[Sheet3.F80]/[Sheet3.$F$65]*100" office:value-type="float" office:value="87.6116163420062" calcext:value-type="float">
            <text:p>87.611616342</text:p>
          </table:table-cell>
          <table:table-cell table:formula="of:=[Sheet3.G80]/[Sheet3.$G$65]*100" office:value-type="float" office:value="100.605445628277" calcext:value-type="float">
            <text:p>100.6054456283</text:p>
          </table:table-cell>
          <table:table-cell table:formula="of:=[Sheet3.H80]/[Sheet3.$H$65]*100" office:value-type="float" office:value="92.9988768251591" calcext:value-type="float">
            <text:p>92.9988768252</text:p>
          </table:table-cell>
          <table:table-cell table:formula="of:=[Sheet3.I80]/[Sheet3.$I$65]*100" office:value-type="float" office:value="95.3496602491506" calcext:value-type="float">
            <text:p>95.3496602492</text:p>
          </table:table-cell>
          <table:table-cell table:formula="of:=[Sheet3.J80]/[Sheet3.$J$65]*100" office:value-type="float" office:value="14.4295302013423" calcext:value-type="float">
            <text:p>14.4295302013</text:p>
          </table:table-cell>
          <table:table-cell table:formula="of:=[Sheet3.K80]/[Sheet3.$K$65]*100" office:value-type="float" office:value="29.5831240582622" calcext:value-type="float">
            <text:p>29.5831240583</text:p>
          </table:table-cell>
          <table:table-cell table:formula="of:=[Sheet3.L80]/[Sheet3.$L$65]*100" office:value-type="float" office:value="21.0692727795343" calcext:value-type="float">
            <text:p>21.0692727795</text:p>
          </table:table-cell>
          <table:table-cell table:formula="of:=[Sheet3.M80]/[Sheet3.$M$65]*100" office:value-type="float" office:value="20.3905540417802" calcext:value-type="float">
            <text:p>20.3905540418</text:p>
          </table:table-cell>
          <table:table-cell table:formula="of:=[Sheet3.N80]/[Sheet3.$N$65]*100" office:value-type="float" office:value="16.9574944071588" calcext:value-type="float">
            <text:p>16.9574944072</text:p>
          </table:table-cell>
          <table:table-cell table:formula="of:=[Sheet3.O80]/[Sheet3.$O$65]*100" office:value-type="float" office:value="95.4581673306773" calcext:value-type="float">
            <text:p>95.4581673307</text:p>
          </table:table-cell>
          <table:table-cell table:formula="of:=[Sheet3.P80]/[Sheet3.$P$65]*100" office:value-type="float" office:value="80.6107954545455" calcext:value-type="float">
            <text:p>80.6107954545</text:p>
          </table:table-cell>
          <table:table-cell/>
          <table:table-cell table:formula="of:=[Sheet3.R80]/[Sheet3.$R$65]*100" office:value-type="float" office:value="94.4111776447106" calcext:value-type="float">
            <text:p>94.4111776447</text:p>
          </table:table-cell>
          <table:table-cell table:formula="of:=[Sheet3.S80]/[Sheet3.$S$65]*100" office:value-type="float" office:value="118.006993006993" calcext:value-type="float">
            <text:p>118.006993007</text:p>
          </table:table-cell>
          <table:table-cell table:number-columns-repeated="2"/>
          <table:table-cell table:formula="of:=[Sheet3.V80]/[Sheet3.$V$65]*100" office:value-type="float" office:value="55.9939301972686" calcext:value-type="float">
            <text:p>55.9939301973</text:p>
          </table:table-cell>
          <table:table-cell table:formula="of:=[Sheet3.W80]/[Sheet3.$W$65]*100" office:value-type="float" office:value="119.270833333333" calcext:value-type="float">
            <text:p>119.2708333333</text:p>
          </table:table-cell>
          <table:table-cell table:formula="of:=[Sheet3.X80]/[Sheet3.$X$65]*100" office:value-type="float" office:value="99.4983277591973" calcext:value-type="float">
            <text:p>99.498327759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81]/[Sheet3.$E$65]*100" office:value-type="float" office:value="107.081243731194" calcext:value-type="float">
            <text:p>107.0812437312</text:p>
          </table:table-cell>
          <table:table-cell table:formula="of:=[Sheet3.F81]/[Sheet3.$F$65]*100" office:value-type="float" office:value="74.4429485946644" calcext:value-type="float">
            <text:p>74.4429485947</text:p>
          </table:table-cell>
          <table:table-cell table:formula="of:=[Sheet3.G81]/[Sheet3.$G$65]*100" office:value-type="float" office:value="117.737189244039" calcext:value-type="float">
            <text:p>117.737189244</text:p>
          </table:table-cell>
          <table:table-cell table:formula="of:=[Sheet3.H81]/[Sheet3.$H$65]*100" office:value-type="float" office:value="93.7340458119193" calcext:value-type="float">
            <text:p>93.7340458119</text:p>
          </table:table-cell>
          <table:table-cell table:formula="of:=[Sheet3.I81]/[Sheet3.$I$65]*100" office:value-type="float" office:value="100.707814269536" calcext:value-type="float">
            <text:p>100.7078142695</text:p>
          </table:table-cell>
          <table:table-cell table:formula="of:=[Sheet3.J81]/[Sheet3.$J$65]*100" office:value-type="float" office:value="23.1879194630872" calcext:value-type="float">
            <text:p>23.1879194631</text:p>
          </table:table-cell>
          <table:table-cell table:formula="of:=[Sheet3.K81]/[Sheet3.$K$65]*100" office:value-type="float" office:value="34.4048216976394" calcext:value-type="float">
            <text:p>34.4048216976</text:p>
          </table:table-cell>
          <table:table-cell table:formula="of:=[Sheet3.L81]/[Sheet3.$L$65]*100" office:value-type="float" office:value="18.9709686691578" calcext:value-type="float">
            <text:p>18.9709686692</text:p>
          </table:table-cell>
          <table:table-cell table:formula="of:=[Sheet3.M81]/[Sheet3.$M$65]*100" office:value-type="float" office:value="20.2543142597638" calcext:value-type="float">
            <text:p>20.2543142598</text:p>
          </table:table-cell>
          <table:table-cell table:formula="of:=[Sheet3.N81]/[Sheet3.$N$65]*100" office:value-type="float" office:value="25.6823266219239" calcext:value-type="float">
            <text:p>25.6823266219</text:p>
          </table:table-cell>
          <table:table-cell table:formula="of:=[Sheet3.O81]/[Sheet3.$O$65]*100" office:value-type="float" office:value="90.0398406374502" calcext:value-type="float">
            <text:p>90.0398406375</text:p>
          </table:table-cell>
          <table:table-cell table:formula="of:=[Sheet3.P81]/[Sheet3.$P$65]*100" office:value-type="float" office:value="102.485795454545" calcext:value-type="float">
            <text:p>102.4857954545</text:p>
          </table:table-cell>
          <table:table-cell table:formula="of:=[Sheet3.Q81]/[Sheet3.$Q$66]*100" office:value-type="float" office:value="106.279287722587" calcext:value-type="float">
            <text:p>106.2792877226</text:p>
          </table:table-cell>
          <table:table-cell table:formula="of:=[Sheet3.R81]/[Sheet3.$R$65]*100" office:value-type="float" office:value="114.37125748503" calcext:value-type="float">
            <text:p>114.371257485</text:p>
          </table:table-cell>
          <table:table-cell table:formula="of:=[Sheet3.S81]/[Sheet3.$S$65]*100" office:value-type="float" office:value="105.681818181818" calcext:value-type="float">
            <text:p>105.6818181818</text:p>
          </table:table-cell>
          <table:table-cell table:formula="of:=[Sheet3.T81]/[Sheet3.$T$65]*100" office:value-type="float" office:value="296.341463414634" calcext:value-type="float">
            <text:p>296.3414634146</text:p>
          </table:table-cell>
          <table:table-cell table:formula="of:=[Sheet3.U81]/[Sheet3.$U$65]*100" office:value-type="float" office:value="182.205882352941" calcext:value-type="float">
            <text:p>182.2058823529</text:p>
          </table:table-cell>
          <table:table-cell table:formula="of:=[Sheet3.V81]/[Sheet3.$V$65]*100" office:value-type="float" office:value="230.197268588771" calcext:value-type="float">
            <text:p>230.1972685888</text:p>
          </table:table-cell>
          <table:table-cell table:formula="of:=[Sheet3.W81]/[Sheet3.$W$65]*100" office:value-type="float" office:value="378.90625" calcext:value-type="float">
            <text:p>378.90625</text:p>
          </table:table-cell>
          <table:table-cell table:formula="of:=[Sheet3.X81]/[Sheet3.$X$65]*100" office:value-type="float" office:value="241.638795986622" calcext:value-type="float">
            <text:p>241.638795986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82]/[Sheet3.$E$65]*100" office:value-type="float" office:value="80.4986387734633" calcext:value-type="float">
            <text:p>80.4986387735</text:p>
          </table:table-cell>
          <table:table-cell table:formula="of:=[Sheet3.F82]/[Sheet3.$F$65]*100" office:value-type="float" office:value="99.6922823309613" calcext:value-type="float">
            <text:p>99.692282331</text:p>
          </table:table-cell>
          <table:table-cell table:formula="of:=[Sheet3.G82]/[Sheet3.$G$65]*100" office:value-type="float" office:value="104.488415355995" calcext:value-type="float">
            <text:p>104.488415356</text:p>
          </table:table-cell>
          <table:table-cell table:formula="of:=[Sheet3.H82]/[Sheet3.$H$65]*100" office:value-type="float" office:value="124.321840645315" calcext:value-type="float">
            <text:p>124.3218406453</text:p>
          </table:table-cell>
          <table:table-cell table:formula="of:=[Sheet3.I82]/[Sheet3.$I$65]*100" office:value-type="float" office:value="104.080549263873" calcext:value-type="float">
            <text:p>104.0805492639</text:p>
          </table:table-cell>
          <table:table-cell table:formula="of:=[Sheet3.J82]/[Sheet3.$J$65]*100" office:value-type="float" office:value="15.8389261744966" calcext:value-type="float">
            <text:p>15.8389261745</text:p>
          </table:table-cell>
          <table:table-cell table:formula="of:=[Sheet3.K82]/[Sheet3.$K$65]*100" office:value-type="float" office:value="31.7930688096434" calcext:value-type="float">
            <text:p>31.7930688096</text:p>
          </table:table-cell>
          <table:table-cell table:formula="of:=[Sheet3.L82]/[Sheet3.$L$65]*100" office:value-type="float" office:value="14.1419948260995" calcext:value-type="float">
            <text:p>14.1419948261</text:p>
          </table:table-cell>
          <table:table-cell table:formula="of:=[Sheet3.M82]/[Sheet3.$M$65]*100" office:value-type="float" office:value="27.4296094459582" calcext:value-type="float">
            <text:p>27.429609446</text:p>
          </table:table-cell>
          <table:table-cell table:formula="of:=[Sheet3.N82]/[Sheet3.$N$65]*100" office:value-type="float" office:value="28.4116331096197" calcext:value-type="float">
            <text:p>28.4116331096</text:p>
          </table:table-cell>
          <table:table-cell table:number-columns-repeated="2"/>
          <table:table-cell table:formula="of:=[Sheet3.Q82]/[Sheet3.$Q$66]*100" office:value-type="float" office:value="89.6907216494845" calcext:value-type="float">
            <text:p>89.6907216495</text:p>
          </table:table-cell>
          <table:table-cell table:formula="of:=[Sheet3.R82]/[Sheet3.$R$65]*100" office:value-type="float" office:value="150.399201596806" calcext:value-type="float">
            <text:p>150.3992015968</text:p>
          </table:table-cell>
          <table:table-cell table:formula="of:=[Sheet3.S82]/[Sheet3.$S$65]*100" office:value-type="float" office:value="121.503496503497" calcext:value-type="float">
            <text:p>121.5034965035</text:p>
          </table:table-cell>
          <table:table-cell table:formula="of:=[Sheet3.T82]/[Sheet3.$T$65]*100" office:value-type="float" office:value="184.634146341463" calcext:value-type="float">
            <text:p>184.6341463415</text:p>
          </table:table-cell>
          <table:table-cell table:formula="of:=[Sheet3.U82]/[Sheet3.$U$65]*100" office:value-type="float" office:value="96.3235294117647" calcext:value-type="float">
            <text:p>96.3235294118</text:p>
          </table:table-cell>
          <table:table-cell table:formula="of:=[Sheet3.V82]/[Sheet3.$V$65]*100" office:value-type="float" office:value="115.022761760243" calcext:value-type="float">
            <text:p>115.0227617602</text:p>
          </table:table-cell>
          <table:table-cell table:formula="of:=[Sheet3.W82]/[Sheet3.$W$65]*100" office:value-type="float" office:value="119.010416666667" calcext:value-type="float">
            <text:p>119.0104166667</text:p>
          </table:table-cell>
          <table:table-cell table:formula="of:=[Sheet3.X82]/[Sheet3.$X$65]*100" office:value-type="float" office:value="99.8327759197325" calcext:value-type="float">
            <text:p>99.832775919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Sheet3.E83]/[Sheet3.$E$65]*100" office:value-type="float" office:value="78.1458661699384" calcext:value-type="float">
            <text:p>78.1458661699</text:p>
          </table:table-cell>
          <table:table-cell table:formula="of:=[Sheet3.F83]/[Sheet3.$F$65]*100" office:value-type="float" office:value="81.7814655053988" calcext:value-type="float">
            <text:p>81.7814655054</text:p>
          </table:table-cell>
          <table:table-cell table:formula="of:=[Sheet3.G83]/[Sheet3.$G$65]*100" office:value-type="float" office:value="94.287163876205" calcext:value-type="float">
            <text:p>94.2871638762</text:p>
          </table:table-cell>
          <table:table-cell table:formula="of:=[Sheet3.H83]/[Sheet3.$H$65]*100" office:value-type="float" office:value="105.694156087267" calcext:value-type="float">
            <text:p>105.6941560873</text:p>
          </table:table-cell>
          <table:table-cell table:formula="of:=[Sheet3.I83]/[Sheet3.$I$65]*100" office:value-type="float" office:value="101.833238958097" calcext:value-type="float">
            <text:p>101.8332389581</text:p>
          </table:table-cell>
          <table:table-cell table:formula="of:=[Sheet3.J83]/[Sheet3.$J$65]*100" office:value-type="float" office:value="14.5973154362416" calcext:value-type="float">
            <text:p>14.5973154362</text:p>
          </table:table-cell>
          <table:table-cell table:formula="of:=[Sheet3.K83]/[Sheet3.$K$65]*100" office:value-type="float" office:value="20.0904068307383" calcext:value-type="float">
            <text:p>20.0904068307</text:p>
          </table:table-cell>
          <table:table-cell table:formula="of:=[Sheet3.L83]/[Sheet3.$L$65]*100" office:value-type="float" office:value="20.4081632653061" calcext:value-type="float">
            <text:p>20.4081632653</text:p>
          </table:table-cell>
          <table:table-cell table:formula="of:=[Sheet3.M83]/[Sheet3.$M$65]*100" office:value-type="float" office:value="31.653042688465" calcext:value-type="float">
            <text:p>31.6530426885</text:p>
          </table:table-cell>
          <table:table-cell table:formula="of:=[Sheet3.N83]/[Sheet3.$N$65]*100" office:value-type="float" office:value="29.3064876957494" calcext:value-type="float">
            <text:p>29.3064876957</text:p>
          </table:table-cell>
          <table:table-cell table:formula="of:=[Sheet3.O83]/[Sheet3.$O$65]*100" office:value-type="float" office:value="127.171314741036" calcext:value-type="float">
            <text:p>127.171314741</text:p>
          </table:table-cell>
          <table:table-cell table:formula="of:=[Sheet3.P83]/[Sheet3.$P$65]*100" office:value-type="float" office:value="96.875" calcext:value-type="float">
            <text:p>96.875</text:p>
          </table:table-cell>
          <table:table-cell table:formula="of:=[Sheet3.Q83]/[Sheet3.$Q$66]*100" office:value-type="float" office:value="112.839737582006" calcext:value-type="float">
            <text:p>112.839737582</text:p>
          </table:table-cell>
          <table:table-cell table:formula="of:=[Sheet3.R83]/[Sheet3.$R$65]*100" office:value-type="float" office:value="127.045908183633" calcext:value-type="float">
            <text:p>127.0459081836</text:p>
          </table:table-cell>
          <table:table-cell table:formula="of:=[Sheet3.S83]/[Sheet3.$S$65]*100" office:value-type="float" office:value="122.202797202797" calcext:value-type="float">
            <text:p>122.2027972028</text:p>
          </table:table-cell>
          <table:table-cell table:formula="of:=[Sheet3.T83]/[Sheet3.$T$65]*100" office:value-type="float" office:value="106.341463414634" calcext:value-type="float">
            <text:p>106.3414634146</text:p>
          </table:table-cell>
          <table:table-cell table:formula="of:=[Sheet3.U83]/[Sheet3.$U$65]*100" office:value-type="float" office:value="64.1176470588235" calcext:value-type="float">
            <text:p>64.1176470588</text:p>
          </table:table-cell>
          <table:table-cell table:formula="of:=[Sheet3.V83]/[Sheet3.$V$65]*100" office:value-type="float" office:value="103.338391502276" calcext:value-type="float">
            <text:p>103.3383915023</text:p>
          </table:table-cell>
          <table:table-cell table:formula="of:=[Sheet3.W83]/[Sheet3.$W$65]*100" office:value-type="float" office:value="169.791666666667" calcext:value-type="float">
            <text:p>169.7916666667</text:p>
          </table:table-cell>
          <table:table-cell table:formula="of:=[Sheet3.X83]/[Sheet3.$X$65]*100" office:value-type="float" office:value="121.90635451505" calcext:value-type="float">
            <text:p>121.906354515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84]/[Sheet3.$E$65]*100" office:value-type="float" office:value="83.0147585613985" calcext:value-type="float">
            <text:p>83.0147585614</text:p>
          </table:table-cell>
          <table:table-cell table:formula="of:=[Sheet3.F84]/[Sheet3.$F$65]*100" office:value-type="float" office:value="116.976673901695" calcext:value-type="float">
            <text:p>116.9766739017</text:p>
          </table:table-cell>
          <table:table-cell table:formula="of:=[Sheet3.G84]/[Sheet3.$G$65]*100" office:value-type="float" office:value="97.2805682394724" calcext:value-type="float">
            <text:p>97.2805682395</text:p>
          </table:table-cell>
          <table:table-cell table:formula="of:=[Sheet3.H84]/[Sheet3.$H$65]*100" office:value-type="float" office:value="94.2854225519894" calcext:value-type="float">
            <text:p>94.285422552</text:p>
          </table:table-cell>
          <table:table-cell table:formula="of:=[Sheet3.I84]/[Sheet3.$I$65]*100" office:value-type="float" office:value="106.625141562854" calcext:value-type="float">
            <text:p>106.6251415629</text:p>
          </table:table-cell>
          <table:table-cell table:formula="of:=[Sheet3.J84]/[Sheet3.$J$65]*100" office:value-type="float" office:value="21.1409395973154" calcext:value-type="float">
            <text:p>21.1409395973</text:p>
          </table:table-cell>
          <table:table-cell table:formula="of:=[Sheet3.K84]/[Sheet3.$K$65]*100" office:value-type="float" office:value="31.5419387242592" calcext:value-type="float">
            <text:p>31.5419387243</text:p>
          </table:table-cell>
          <table:table-cell table:formula="of:=[Sheet3.L84]/[Sheet3.$L$65]*100" office:value-type="float" office:value="18.4823225064674" calcext:value-type="float">
            <text:p>18.4823225065</text:p>
          </table:table-cell>
          <table:table-cell table:formula="of:=[Sheet3.M84]/[Sheet3.$M$65]*100" office:value-type="float" office:value="19.4822888283379" calcext:value-type="float">
            <text:p>19.4822888283</text:p>
          </table:table-cell>
          <table:table-cell table:formula="of:=[Sheet3.N84]/[Sheet3.$N$65]*100" office:value-type="float" office:value="28.5458612975391" calcext:value-type="float">
            <text:p>28.5458612975</text:p>
          </table:table-cell>
          <table:table-cell table:formula="of:=[Sheet3.O84]/[Sheet3.$O$65]*100" office:value-type="float" office:value="112.111553784861" calcext:value-type="float">
            <text:p>112.1115537849</text:p>
          </table:table-cell>
          <table:table-cell table:formula="of:=[Sheet3.P84]/[Sheet3.$P$65]*100" office:value-type="float" office:value="68.1107954545455" calcext:value-type="float">
            <text:p>68.1107954545</text:p>
          </table:table-cell>
          <table:table-cell table:formula="of:=[Sheet3.Q84]/[Sheet3.$Q$66]*100" office:value-type="float" office:value="115.370196813496" calcext:value-type="float">
            <text:p>115.3701968135</text:p>
          </table:table-cell>
          <table:table-cell table:formula="of:=[Sheet3.R84]/[Sheet3.$R$65]*100" office:value-type="float" office:value="141.017964071856" calcext:value-type="float">
            <text:p>141.0179640719</text:p>
          </table:table-cell>
          <table:table-cell table:formula="of:=[Sheet3.S84]/[Sheet3.$S$65]*100" office:value-type="float" office:value="106.206293706294" calcext:value-type="float">
            <text:p>106.2062937063</text:p>
          </table:table-cell>
          <table:table-cell table:formula="of:=[Sheet3.T84]/[Sheet3.$T$65]*100" office:value-type="float" office:value="106.341463414634" calcext:value-type="float">
            <text:p>106.3414634146</text:p>
          </table:table-cell>
          <table:table-cell table:formula="of:=[Sheet3.U84]/[Sheet3.$U$65]*100" office:value-type="float" office:value="99.5588235294118" calcext:value-type="float">
            <text:p>99.5588235294</text:p>
          </table:table-cell>
          <table:table-cell table:formula="of:=[Sheet3.V84]/[Sheet3.$V$65]*100" office:value-type="float" office:value="66.7678300455235" calcext:value-type="float">
            <text:p>66.7678300455</text:p>
          </table:table-cell>
          <table:table-cell table:formula="of:=[Sheet3.W84]/[Sheet3.$W$65]*100" office:value-type="float" office:value="160.677083333333" calcext:value-type="float">
            <text:p>160.6770833333</text:p>
          </table:table-cell>
          <table:table-cell table:formula="of:=[Sheet3.X84]/[Sheet3.$X$65]*100" office:value-type="float" office:value="108.862876254181" calcext:value-type="float">
            <text:p>108.862876254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85]/[Sheet3.$E$65]*100" office:value-type="float" office:value="80.6763146582605" calcext:value-type="float">
            <text:p>80.6763146583</text:p>
          </table:table-cell>
          <table:table-cell table:formula="of:=[Sheet3.F85]/[Sheet3.$F$65]*100" office:value-type="float" office:value="4.4234414924307" calcext:value-type="float">
            <text:p>4.4234414924</text:p>
          </table:table-cell>
          <table:table-cell table:formula="of:=[Sheet3.G85]/[Sheet3.$G$65]*100" office:value-type="float" office:value="99.9966176221884" calcext:value-type="float">
            <text:p>99.9966176222</text:p>
          </table:table-cell>
          <table:table-cell table:formula="of:=[Sheet3.H85]/[Sheet3.$H$65]*100" office:value-type="float" office:value="93.8497668561315" calcext:value-type="float">
            <text:p>93.8497668561</text:p>
          </table:table-cell>
          <table:table-cell table:formula="of:=[Sheet3.I85]/[Sheet3.$I$65]*100" office:value-type="float" office:value="106.618063420159" calcext:value-type="float">
            <text:p>106.6180634202</text:p>
          </table:table-cell>
          <table:table-cell table:formula="of:=[Sheet3.J85]/[Sheet3.$J$65]*100" office:value-type="float" office:value="21.8456375838926" calcext:value-type="float">
            <text:p>21.8456375839</text:p>
          </table:table-cell>
          <table:table-cell table:formula="of:=[Sheet3.K85]/[Sheet3.$K$65]*100" office:value-type="float" office:value="34.6057257659468" calcext:value-type="float">
            <text:p>34.6057257659</text:p>
          </table:table-cell>
          <table:table-cell table:formula="of:=[Sheet3.L85]/[Sheet3.$L$65]*100" office:value-type="float" office:value="16.7864328830124" calcext:value-type="float">
            <text:p>16.786432883</text:p>
          </table:table-cell>
          <table:table-cell table:formula="of:=[Sheet3.M85]/[Sheet3.$M$65]*100" office:value-type="float" office:value="30.9264305177112" calcext:value-type="float">
            <text:p>30.9264305177</text:p>
          </table:table-cell>
          <table:table-cell table:formula="of:=[Sheet3.N85]/[Sheet3.$N$65]*100" office:value-type="float" office:value="23.9821029082774" calcext:value-type="float">
            <text:p>23.9821029083</text:p>
          </table:table-cell>
          <table:table-cell table:formula="of:=[Sheet3.O85]/[Sheet3.$O$65]*100" office:value-type="float" office:value="94.6613545816733" calcext:value-type="float">
            <text:p>94.6613545817</text:p>
          </table:table-cell>
          <table:table-cell table:formula="of:=[Sheet3.P85]/[Sheet3.$P$65]*100" office:value-type="float" office:value="87.9261363636364" calcext:value-type="float">
            <text:p>87.9261363636</text:p>
          </table:table-cell>
          <table:table-cell table:formula="of:=[Sheet3.Q85]/[Sheet3.$Q$66]*100" office:value-type="float" office:value="153.233364573571" calcext:value-type="float">
            <text:p>153.2333645736</text:p>
          </table:table-cell>
          <table:table-cell table:formula="of:=[Sheet3.R85]/[Sheet3.$R$65]*100" office:value-type="float" office:value="114.271457085828" calcext:value-type="float">
            <text:p>114.2714570858</text:p>
          </table:table-cell>
          <table:table-cell table:formula="of:=[Sheet3.S85]/[Sheet3.$S$65]*100" office:value-type="float" office:value="104.545454545455" calcext:value-type="float">
            <text:p>104.5454545455</text:p>
          </table:table-cell>
          <table:table-cell table:formula="of:=[Sheet3.T85]/[Sheet3.$T$65]*100" office:value-type="float" office:value="170" calcext:value-type="float">
            <text:p>170</text:p>
          </table:table-cell>
          <table:table-cell table:formula="of:=[Sheet3.U85]/[Sheet3.$U$65]*100" office:value-type="float" office:value="65.2941176470588" calcext:value-type="float">
            <text:p>65.2941176471</text:p>
          </table:table-cell>
          <table:table-cell table:formula="of:=[Sheet3.V85]/[Sheet3.$V$65]*100" office:value-type="float" office:value="87.1016691957511" calcext:value-type="float">
            <text:p>87.1016691958</text:p>
          </table:table-cell>
          <table:table-cell table:formula="of:=[Sheet3.W85]/[Sheet3.$W$65]*100" office:value-type="float" office:value="116.927083333333" calcext:value-type="float">
            <text:p>116.9270833333</text:p>
          </table:table-cell>
          <table:table-cell table:formula="of:=[Sheet3.X85]/[Sheet3.$X$65]*100" office:value-type="float" office:value="118.227424749164" calcext:value-type="float">
            <text:p>118.2274247492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5"/>
          <table:table-cell table:style-name="ce1" table:number-columns-repeated="5"/>
        </table:table-row>
        <table:table-row table:style-name="ro1">
          <table:table-cell table:number-columns-repeated="24"/>
        </table:table-row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7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 table:number-rows-repeated="15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home, 1KB</text:p>
          </table:table-cell>
          <table:table-cell office:value-type="string" calcext:value-type="string">
            <text:p>home, 10KB</text:p>
          </table:table-cell>
          <table:table-cell office:value-type="string" calcext:value-type="string">
            <text:p>home, 100KB</text:p>
          </table:table-cell>
          <table:table-cell office:value-type="string" calcext:value-type="string">
            <text:p>home, 1MB</text:p>
          </table:table-cell>
          <table:table-cell office:value-type="string" calcext:value-type="string">
            <text:p>home 10MB</text:p>
          </table:table-cell>
          <table:table-cell office:value-type="string" calcext:value-type="string">
            <text:p>california, 1KB</text:p>
          </table:table-cell>
          <table:table-cell office:value-type="string" calcext:value-type="string">
            <text:p>california, 10KB</text:p>
          </table:table-cell>
          <table:table-cell office:value-type="string" calcext:value-type="string">
            <text:p>california, 100KB</text:p>
          </table:table-cell>
          <table:table-cell office:value-type="string" calcext:value-type="string">
            <text:p>california, 1MB</text:p>
          </table:table-cell>
          <table:table-cell office:value-type="string" calcext:value-type="string">
            <text:p>california 10MB</text:p>
          </table:table-cell>
          <table:table-cell office:value-type="string" calcext:value-type="string">
            <text:p>ireland, 1KB</text:p>
          </table:table-cell>
          <table:table-cell office:value-type="string" calcext:value-type="string">
            <text:p>ireland, 10KB</text:p>
          </table:table-cell>
          <table:table-cell office:value-type="string" calcext:value-type="string">
            <text:p>ireland, 100KB</text:p>
          </table:table-cell>
          <table:table-cell office:value-type="string" calcext:value-type="string">
            <text:p>ireland, 1MB</text:p>
          </table:table-cell>
          <table:table-cell office:value-type="string" calcext:value-type="string">
            <text:p>ireland 10MB</text:p>
          </table:table-cell>
          <table:table-cell office:value-type="string" calcext:value-type="string">
            <text:p>singapore, 1KB</text:p>
          </table:table-cell>
          <table:table-cell office:value-type="string" calcext:value-type="string">
            <text:p>singapore, 10KB</text:p>
          </table:table-cell>
          <table:table-cell office:value-type="string" calcext:value-type="string">
            <text:p>singapore, 100KB</text:p>
          </table:table-cell>
          <table:table-cell office:value-type="string" calcext:value-type="string">
            <text:p>singapore, 1MB</text:p>
          </table:table-cell>
          <table:table-cell office:value-type="string" calcext:value-type="string">
            <text:p>singapore 10MB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Sheet3.E118]/[Sheet3.$E$118]*100" office:value-type="float" office:value="100" calcext:value-type="float">
            <text:p>100</text:p>
          </table:table-cell>
          <table:table-cell table:formula="of:=[Sheet3.F118]/[Sheet3.$F$118]*100" office:value-type="float" office:value="100" calcext:value-type="float">
            <text:p>100</text:p>
          </table:table-cell>
          <table:table-cell table:formula="of:=[Sheet3.G118]/[Sheet3.$G$118]*100" office:value-type="float" office:value="100" calcext:value-type="float">
            <text:p>100</text:p>
          </table:table-cell>
          <table:table-cell table:formula="of:=[Sheet3.H118]/[Sheet3.$H$118]*100" office:value-type="float" office:value="100" calcext:value-type="float">
            <text:p>100</text:p>
          </table:table-cell>
          <table:table-cell table:formula="of:=[Sheet3.I118]/[Sheet3.$I$118]*100" office:value-type="float" office:value="100" calcext:value-type="float">
            <text:p>100</text:p>
          </table:table-cell>
          <table:table-cell table:formula="of:=[Sheet3.J118]/[Sheet3.$J$118]*100" office:value-type="float" office:value="100" calcext:value-type="float">
            <text:p>100</text:p>
          </table:table-cell>
          <table:table-cell table:formula="of:=[Sheet3.K118]/[Sheet3.$K$118]*100" office:value-type="float" office:value="100" calcext:value-type="float">
            <text:p>100</text:p>
          </table:table-cell>
          <table:table-cell table:formula="of:=[Sheet3.L118]/[Sheet3.$L$118]*100" office:value-type="float" office:value="100" calcext:value-type="float">
            <text:p>100</text:p>
          </table:table-cell>
          <table:table-cell table:formula="of:=[Sheet3.M118]/[Sheet3.$M$118]*100" office:value-type="float" office:value="100" calcext:value-type="float">
            <text:p>100</text:p>
          </table:table-cell>
          <table:table-cell table:formula="of:=[Sheet3.N118]/[Sheet3.$N$118]*100" office:value-type="float" office:value="100" calcext:value-type="float">
            <text:p>100</text:p>
          </table:table-cell>
          <table:table-cell table:formula="of:=[Sheet3.O118]/[Sheet3.$O$118]*100" office:value-type="float" office:value="100" calcext:value-type="float">
            <text:p>100</text:p>
          </table:table-cell>
          <table:table-cell table:formula="of:=[Sheet3.P118]/[Sheet3.$P$118]*100" office:value-type="float" office:value="100" calcext:value-type="float">
            <text:p>100</text:p>
          </table:table-cell>
          <table:table-cell table:formula="of:=[Sheet3.Q118]/[Sheet3.$Q$118]*100" office:value-type="float" office:value="100" calcext:value-type="float">
            <text:p>100</text:p>
          </table:table-cell>
          <table:table-cell table:formula="of:=[Sheet3.R118]/[Sheet3.$R$118]*100" office:value-type="float" office:value="100" calcext:value-type="float">
            <text:p>100</text:p>
          </table:table-cell>
          <table:table-cell table:formula="of:=[Sheet3.S118]/[Sheet3.$S$118]*100" office:value-type="float" office:value="100" calcext:value-type="float">
            <text:p>100</text:p>
          </table:table-cell>
          <table:table-cell table:formula="of:=[Sheet3.T118]/[Sheet3.$T$118]*100" office:value-type="float" office:value="100" calcext:value-type="float">
            <text:p>100</text:p>
          </table:table-cell>
          <table:table-cell table:formula="of:=[Sheet3.U118]/[Sheet3.$U$118]*100" office:value-type="float" office:value="100" calcext:value-type="float">
            <text:p>100</text:p>
          </table:table-cell>
          <table:table-cell table:formula="of:=[Sheet3.V118]/[Sheet3.$V$118]*100" office:value-type="float" office:value="100" calcext:value-type="float">
            <text:p>100</text:p>
          </table:table-cell>
          <table:table-cell table:formula="of:=[Sheet3.W118]/[Sheet3.$W$118]*100" office:value-type="float" office:value="100" calcext:value-type="float">
            <text:p>100</text:p>
          </table:table-cell>
          <table:table-cell table:formula="of:=[Sheet3.X118]/[Sheet3.$X$118]*100"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Sheet3.E119]/[Sheet3.$E$118]*100" office:value-type="float" office:value="110.587397650409" calcext:value-type="float">
            <text:p>110.5873976504</text:p>
          </table:table-cell>
          <table:table-cell table:formula="of:=[Sheet3.F119]/[Sheet3.$F$118]*100" office:value-type="float" office:value="13.3565075786045" calcext:value-type="float">
            <text:p>13.3565075786</text:p>
          </table:table-cell>
          <table:table-cell table:formula="of:=[Sheet3.G119]/[Sheet3.$G$118]*100" office:value-type="float" office:value="92.8304507424187" calcext:value-type="float">
            <text:p>92.8304507424</text:p>
          </table:table-cell>
          <table:table-cell table:formula="of:=[Sheet3.H119]/[Sheet3.$H$118]*100" office:value-type="float" office:value="72.9836605243085" calcext:value-type="float">
            <text:p>72.9836605243</text:p>
          </table:table-cell>
          <table:table-cell table:formula="of:=[Sheet3.I119]/[Sheet3.$I$118]*100" office:value-type="float" office:value="133.961599436322" calcext:value-type="float">
            <text:p>133.9615994363</text:p>
          </table:table-cell>
          <table:table-cell/>
          <table:table-cell table:formula="of:=[Sheet3.K119]/[Sheet3.$K$118]*100" office:value-type="float" office:value="18.1900864029104" calcext:value-type="float">
            <text:p>18.1900864029</text:p>
          </table:table-cell>
          <table:table-cell table:formula="of:=[Sheet3.L119]/[Sheet3.$L$118]*100" office:value-type="float" office:value="32.7768014059754" calcext:value-type="float">
            <text:p>32.776801406</text:p>
          </table:table-cell>
          <table:table-cell table:formula="of:=[Sheet3.M119]/[Sheet3.$M$118]*100" office:value-type="float" office:value="23.7269372693727" calcext:value-type="float">
            <text:p>23.7269372694</text:p>
          </table:table-cell>
          <table:table-cell table:formula="of:=[Sheet3.N119]/[Sheet3.$N$118]*100" office:value-type="float" office:value="22.8674540682415" calcext:value-type="float">
            <text:p>22.8674540682</text:p>
          </table:table-cell>
          <table:table-cell table:formula="of:=[Sheet3.O119]/[Sheet3.$O$118]*100" office:value-type="float" office:value="7994.86531986532" calcext:value-type="float">
            <text:p>7994.8653198653</text:p>
          </table:table-cell>
          <table:table-cell/>
          <table:table-cell table:formula="of:=[Sheet3.Q119]/[Sheet3.$Q$118]*100" office:value-type="float" office:value="8397.4358974359" calcext:value-type="float">
            <text:p>8397.4358974359</text:p>
          </table:table-cell>
          <table:table-cell table:formula="of:=[Sheet3.R119]/[Sheet3.$R$118]*100" office:value-type="float" office:value="5375.03037667072" calcext:value-type="float">
            <text:p>5375.0303766707</text:p>
          </table:table-cell>
          <table:table-cell table:formula="of:=[Sheet3.S119]/[Sheet3.$S$118]*100" office:value-type="float" office:value="7259.7210828548" calcext:value-type="float">
            <text:p>7259.7210828548</text:p>
          </table:table-cell>
          <table:table-cell table:formula="of:=[Sheet3.T119]/[Sheet3.$T$118]*100" office:value-type="float" office:value="114.194577352472" calcext:value-type="float">
            <text:p>114.1945773525</text:p>
          </table:table-cell>
          <table:table-cell table:formula="of:=[Sheet3.U119]/[Sheet3.$U$118]*100" office:value-type="float" office:value="89.367816091954" calcext:value-type="float">
            <text:p>89.367816092</text:p>
          </table:table-cell>
          <table:table-cell table:formula="of:=[Sheet3.V119]/[Sheet3.$V$118]*100" office:value-type="float" office:value="108.148148148148" calcext:value-type="float">
            <text:p>108.1481481481</text:p>
          </table:table-cell>
          <table:table-cell table:formula="of:=[Sheet3.W119]/[Sheet3.$W$118]*100" office:value-type="float" office:value="160.526315789474" calcext:value-type="float">
            <text:p>160.5263157895</text:p>
          </table:table-cell>
          <table:table-cell table:formula="of:=[Sheet3.X119]/[Sheet3.$X$118]*100" office:value-type="float" office:value="87.7637130801688" calcext:value-type="float">
            <text:p>87.763713080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Sheet3.E120]/[Sheet3.$E$118]*100" office:value-type="float" office:value="142.203631185475" calcext:value-type="float">
            <text:p>142.2036311855</text:p>
          </table:table-cell>
          <table:table-cell table:formula="of:=[Sheet3.F120]/[Sheet3.$F$118]*100" office:value-type="float" office:value="134.899160716523" calcext:value-type="float">
            <text:p>134.8991607165</text:p>
          </table:table-cell>
          <table:table-cell table:formula="of:=[Sheet3.G120]/[Sheet3.$G$118]*100" office:value-type="float" office:value="104.447898409339" calcext:value-type="float">
            <text:p>104.4478984093</text:p>
          </table:table-cell>
          <table:table-cell table:formula="of:=[Sheet3.H120]/[Sheet3.$H$118]*100" office:value-type="float" office:value="80.1055843269501" calcext:value-type="float">
            <text:p>80.105584327</text:p>
          </table:table-cell>
          <table:table-cell table:formula="of:=[Sheet3.I120]/[Sheet3.$I$118]*100" office:value-type="float" office:value="122.152545358464" calcext:value-type="float">
            <text:p>122.1525453585</text:p>
          </table:table-cell>
          <table:table-cell table:formula="of:=[Sheet3.J120]/[Sheet3.$J$118]*100" office:value-type="float" office:value="12.4823268026661" calcext:value-type="float">
            <text:p>12.4823268027</text:p>
          </table:table-cell>
          <table:table-cell table:formula="of:=[Sheet3.K120]/[Sheet3.$K$118]*100" office:value-type="float" office:value="20.0545702592087" calcext:value-type="float">
            <text:p>20.0545702592</text:p>
          </table:table-cell>
          <table:table-cell table:formula="of:=[Sheet3.L120]/[Sheet3.$L$118]*100" office:value-type="float" office:value="30.0966608084359" calcext:value-type="float">
            <text:p>30.0966608084</text:p>
          </table:table-cell>
          <table:table-cell table:formula="of:=[Sheet3.M120]/[Sheet3.$M$118]*100" office:value-type="float" office:value="24.6863468634686" calcext:value-type="float">
            <text:p>24.6863468635</text:p>
          </table:table-cell>
          <table:table-cell table:formula="of:=[Sheet3.N120]/[Sheet3.$N$118]*100" office:value-type="float" office:value="20.6036745406824" calcext:value-type="float">
            <text:p>20.6036745407</text:p>
          </table:table-cell>
          <table:table-cell table:formula="of:=[Sheet3.O120]/[Sheet3.$O$118]*100" office:value-type="float" office:value="7961.27946127946" calcext:value-type="float">
            <text:p>7961.2794612795</text:p>
          </table:table-cell>
          <table:table-cell table:formula="of:=[Sheet3.P120]/[Sheet3.$P$118]*100" office:value-type="float" office:value="8935.22304832714" calcext:value-type="float">
            <text:p>8935.2230483271</text:p>
          </table:table-cell>
          <table:table-cell table:formula="of:=[Sheet3.Q120]/[Sheet3.$Q$118]*100" office:value-type="float" office:value="8408.0459770115" calcext:value-type="float">
            <text:p>8408.0459770115</text:p>
          </table:table-cell>
          <table:table-cell table:formula="of:=[Sheet3.R120]/[Sheet3.$R$118]*100" office:value-type="float" office:value="5856.56136087485" calcext:value-type="float">
            <text:p>5856.5613608749</text:p>
          </table:table-cell>
          <table:table-cell table:formula="of:=[Sheet3.S120]/[Sheet3.$S$118]*100" office:value-type="float" office:value="7785.64397046759" calcext:value-type="float">
            <text:p>7785.6439704676</text:p>
          </table:table-cell>
          <table:table-cell table:formula="of:=[Sheet3.T120]/[Sheet3.$T$118]*100" office:value-type="float" office:value="114.51355661882" calcext:value-type="float">
            <text:p>114.5135566188</text:p>
          </table:table-cell>
          <table:table-cell table:formula="of:=[Sheet3.U120]/[Sheet3.$U$118]*100" office:value-type="float" office:value="65.948275862069" calcext:value-type="float">
            <text:p>65.9482758621</text:p>
          </table:table-cell>
          <table:table-cell table:formula="of:=[Sheet3.V120]/[Sheet3.$V$118]*100" office:value-type="float" office:value="94.3703703703704" calcext:value-type="float">
            <text:p>94.3703703704</text:p>
          </table:table-cell>
          <table:table-cell table:formula="of:=[Sheet3.W120]/[Sheet3.$W$118]*100" office:value-type="float" office:value="156.22009569378" calcext:value-type="float">
            <text:p>156.2200956938</text:p>
          </table:table-cell>
          <table:table-cell table:formula="of:=[Sheet3.X120]/[Sheet3.$X$118]*100" office:value-type="float" office:value="100.84388185654" calcext:value-type="float">
            <text:p>100.843881856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Sheet3.E121]/[Sheet3.$E$118]*100" office:value-type="float" office:value="96.5574937700249" calcext:value-type="float">
            <text:p>96.55749377</text:p>
          </table:table-cell>
          <table:table-cell table:formula="of:=[Sheet3.F121]/[Sheet3.$F$118]*100" office:value-type="float" office:value="114.211449329826" calcext:value-type="float">
            <text:p>114.2114493298</text:p>
          </table:table-cell>
          <table:table-cell table:formula="of:=[Sheet3.G121]/[Sheet3.$G$118]*100" office:value-type="float" office:value="142.283144283872" calcext:value-type="float">
            <text:p>142.2831442839</text:p>
          </table:table-cell>
          <table:table-cell table:formula="of:=[Sheet3.H121]/[Sheet3.$H$118]*100" office:value-type="float" office:value="77.1929824561403" calcext:value-type="float">
            <text:p>77.1929824561</text:p>
          </table:table-cell>
          <table:table-cell table:formula="of:=[Sheet3.I121]/[Sheet3.$I$118]*100" office:value-type="float" office:value="100.609476836357" calcext:value-type="float">
            <text:p>100.6094768364</text:p>
          </table:table-cell>
          <table:table-cell table:formula="of:=[Sheet3.J121]/[Sheet3.$J$118]*100" office:value-type="float" office:value="13.8759846495657" calcext:value-type="float">
            <text:p>13.8759846496</text:p>
          </table:table-cell>
          <table:table-cell table:formula="of:=[Sheet3.K121]/[Sheet3.$K$118]*100" office:value-type="float" office:value="32.287403365166" calcext:value-type="float">
            <text:p>32.2874033652</text:p>
          </table:table-cell>
          <table:table-cell table:formula="of:=[Sheet3.L121]/[Sheet3.$L$118]*100" office:value-type="float" office:value="19.02460456942" calcext:value-type="float">
            <text:p>19.0246045694</text:p>
          </table:table-cell>
          <table:table-cell table:formula="of:=[Sheet3.M121]/[Sheet3.$M$118]*100" office:value-type="float" office:value="23.1365313653137" calcext:value-type="float">
            <text:p>23.1365313653</text:p>
          </table:table-cell>
          <table:table-cell table:formula="of:=[Sheet3.N121]/[Sheet3.$N$118]*100" office:value-type="float" office:value="20.2099737532808" calcext:value-type="float">
            <text:p>20.2099737533</text:p>
          </table:table-cell>
          <table:table-cell table:formula="of:=[Sheet3.O121]/[Sheet3.$O$118]*100" office:value-type="float" office:value="99.7474747474747" calcext:value-type="float">
            <text:p>99.7474747475</text:p>
          </table:table-cell>
          <table:table-cell table:formula="of:=[Sheet3.P121]/[Sheet3.$P$118]*100" office:value-type="float" office:value="110.873605947955" calcext:value-type="float">
            <text:p>110.873605948</text:p>
          </table:table-cell>
          <table:table-cell table:formula="of:=[Sheet3.Q121]/[Sheet3.$Q$118]*100" office:value-type="float" office:value="101.768346595933" calcext:value-type="float">
            <text:p>101.7683465959</text:p>
          </table:table-cell>
          <table:table-cell table:formula="of:=[Sheet3.R121]/[Sheet3.$R$118]*100" office:value-type="float" office:value="71.4459295261239" calcext:value-type="float">
            <text:p>71.4459295261</text:p>
          </table:table-cell>
          <table:table-cell table:formula="of:=[Sheet3.S121]/[Sheet3.$S$118]*100" office:value-type="float" office:value="107.46513535685" calcext:value-type="float">
            <text:p>107.4651353569</text:p>
          </table:table-cell>
          <table:table-cell table:formula="of:=[Sheet3.T121]/[Sheet3.$T$118]*100" office:value-type="float" office:value="113.397129186603" calcext:value-type="float">
            <text:p>113.3971291866</text:p>
          </table:table-cell>
          <table:table-cell table:formula="of:=[Sheet3.U121]/[Sheet3.$U$118]*100" office:value-type="float" office:value="97.2701149425287" calcext:value-type="float">
            <text:p>97.2701149425</text:p>
          </table:table-cell>
          <table:table-cell table:formula="of:=[Sheet3.V121]/[Sheet3.$V$118]*100" office:value-type="float" office:value="68.2962962962963" calcext:value-type="float">
            <text:p>68.2962962963</text:p>
          </table:table-cell>
          <table:table-cell table:formula="of:=[Sheet3.W121]/[Sheet3.$W$118]*100" office:value-type="float" office:value="97.8468899521531" calcext:value-type="float">
            <text:p>97.8468899522</text:p>
          </table:table-cell>
          <table:table-cell table:formula="of:=[Sheet3.X121]/[Sheet3.$X$118]*100" office:value-type="float" office:value="97.7496483825598" calcext:value-type="float">
            <text:p>97.749648382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Sheet3.E122]/[Sheet3.$E$118]*100" office:value-type="float" office:value="101.687433250267" calcext:value-type="float">
            <text:p>101.6874332503</text:p>
          </table:table-cell>
          <table:table-cell table:formula="of:=[Sheet3.F122]/[Sheet3.$F$118]*100" office:value-type="float" office:value="88.8607039959915" calcext:value-type="float">
            <text:p>88.860703996</text:p>
          </table:table-cell>
          <table:table-cell table:formula="of:=[Sheet3.G122]/[Sheet3.$G$118]*100" office:value-type="float" office:value="136.704256093125" calcext:value-type="float">
            <text:p>136.7042560931</text:p>
          </table:table-cell>
          <table:table-cell table:formula="of:=[Sheet3.H122]/[Sheet3.$H$118]*100" office:value-type="float" office:value="63.13380705769" calcext:value-type="float">
            <text:p>63.1338070577</text:p>
          </table:table-cell>
          <table:table-cell table:formula="of:=[Sheet3.I122]/[Sheet3.$I$118]*100" office:value-type="float" office:value="133.785450061652" calcext:value-type="float">
            <text:p>133.7854500617</text:p>
          </table:table-cell>
          <table:table-cell table:formula="of:=[Sheet3.J122]/[Sheet3.$J$118]*100" office:value-type="float" office:value="14.5627146031105" calcext:value-type="float">
            <text:p>14.5627146031</text:p>
          </table:table-cell>
          <table:table-cell table:formula="of:=[Sheet3.K122]/[Sheet3.$K$118]*100" office:value-type="float" office:value="30.7412460209186" calcext:value-type="float">
            <text:p>30.7412460209</text:p>
          </table:table-cell>
          <table:table-cell table:formula="of:=[Sheet3.L122]/[Sheet3.$L$118]*100" office:value-type="float" office:value="17.9701230228471" calcext:value-type="float">
            <text:p>17.9701230228</text:p>
          </table:table-cell>
          <table:table-cell table:formula="of:=[Sheet3.M122]/[Sheet3.$M$118]*100" office:value-type="float" office:value="17.4538745387454" calcext:value-type="float">
            <text:p>17.4538745387</text:p>
          </table:table-cell>
          <table:table-cell table:formula="of:=[Sheet3.N122]/[Sheet3.$N$118]*100" office:value-type="float" office:value="20.8005249343832" calcext:value-type="float">
            <text:p>20.8005249344</text:p>
          </table:table-cell>
          <table:table-cell table:number-columns-repeated="2"/>
          <table:table-cell table:formula="of:=[Sheet3.Q122]/[Sheet3.$Q$118]*100" office:value-type="float" office:value="100" calcext:value-type="float">
            <text:p>100</text:p>
          </table:table-cell>
          <table:table-cell table:formula="of:=[Sheet3.R122]/[Sheet3.$R$118]*100" office:value-type="float" office:value="68.8942891859052" calcext:value-type="float">
            <text:p>68.8942891859</text:p>
          </table:table-cell>
          <table:table-cell table:formula="of:=[Sheet3.S122]/[Sheet3.$S$118]*100" office:value-type="float" office:value="74.5693191140279" calcext:value-type="float">
            <text:p>74.569319114</text:p>
          </table:table-cell>
          <table:table-cell table:formula="of:=[Sheet3.T122]/[Sheet3.$T$118]*100" office:value-type="float" office:value="68.421052631579" calcext:value-type="float">
            <text:p>68.4210526316</text:p>
          </table:table-cell>
          <table:table-cell table:formula="of:=[Sheet3.U122]/[Sheet3.$U$118]*100" office:value-type="float" office:value="94.683908045977" calcext:value-type="float">
            <text:p>94.683908046</text:p>
          </table:table-cell>
          <table:table-cell table:formula="of:=[Sheet3.V122]/[Sheet3.$V$118]*100" office:value-type="float" office:value="91.7037037037037" calcext:value-type="float">
            <text:p>91.7037037037</text:p>
          </table:table-cell>
          <table:table-cell table:formula="of:=[Sheet3.W122]/[Sheet3.$W$118]*100" office:value-type="float" office:value="152.870813397129" calcext:value-type="float">
            <text:p>152.8708133971</text:p>
          </table:table-cell>
          <table:table-cell table:formula="of:=[Sheet3.X122]/[Sheet3.$X$118]*100" office:value-type="float" office:value="96.4838255977497" calcext:value-type="float">
            <text:p>96.483825597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Sheet3.E123]/[Sheet3.$E$118]*100" office:value-type="float" office:value="105.268778924884" calcext:value-type="float">
            <text:p>105.2687789249</text:p>
          </table:table-cell>
          <table:table-cell table:formula="of:=[Sheet3.F123]/[Sheet3.$F$118]*100" office:value-type="float" office:value="108.167355630715" calcext:value-type="float">
            <text:p>108.1673556307</text:p>
          </table:table-cell>
          <table:table-cell table:formula="of:=[Sheet3.G123]/[Sheet3.$G$118]*100" office:value-type="float" office:value="92.1293693574523" calcext:value-type="float">
            <text:p>92.1293693575</text:p>
          </table:table-cell>
          <table:table-cell table:formula="of:=[Sheet3.H123]/[Sheet3.$H$118]*100" office:value-type="float" office:value="8.35842466578345" calcext:value-type="float">
            <text:p>8.3584246658</text:p>
          </table:table-cell>
          <table:table-cell table:formula="of:=[Sheet3.I123]/[Sheet3.$I$118]*100" office:value-type="float" office:value="100.288884974458" calcext:value-type="float">
            <text:p>100.2888849745</text:p>
          </table:table-cell>
          <table:table-cell table:formula="of:=[Sheet3.J123]/[Sheet3.$J$118]*100" office:value-type="float" office:value="13.472025853363" calcext:value-type="float">
            <text:p>13.4720258534</text:p>
          </table:table-cell>
          <table:table-cell table:formula="of:=[Sheet3.K123]/[Sheet3.$K$118]*100" office:value-type="float" office:value="30.968622100955" calcext:value-type="float">
            <text:p>30.968622101</text:p>
          </table:table-cell>
          <table:table-cell table:formula="of:=[Sheet3.L123]/[Sheet3.$L$118]*100" office:value-type="float" office:value="29.1739894551845" calcext:value-type="float">
            <text:p>29.1739894552</text:p>
          </table:table-cell>
          <table:table-cell table:formula="of:=[Sheet3.M123]/[Sheet3.$M$118]*100" office:value-type="float" office:value="25.5350553505535" calcext:value-type="float">
            <text:p>25.5350553506</text:p>
          </table:table-cell>
          <table:table-cell table:formula="of:=[Sheet3.N123]/[Sheet3.$N$118]*100" office:value-type="float" office:value="19.3897637795276" calcext:value-type="float">
            <text:p>19.3897637795</text:p>
          </table:table-cell>
          <table:table-cell table:formula="of:=[Sheet3.O123]/[Sheet3.$O$118]*100" office:value-type="float" office:value="98.3164983164983" calcext:value-type="float">
            <text:p>98.3164983165</text:p>
          </table:table-cell>
          <table:table-cell table:formula="of:=[Sheet3.P123]/[Sheet3.$P$118]*100" office:value-type="float" office:value="109.944237918216" calcext:value-type="float">
            <text:p>109.9442379182</text:p>
          </table:table-cell>
          <table:table-cell table:formula="of:=[Sheet3.Q123]/[Sheet3.$Q$118]*100" office:value-type="float" office:value="97.2590627763042" calcext:value-type="float">
            <text:p>97.2590627763</text:p>
          </table:table-cell>
          <table:table-cell table:formula="of:=[Sheet3.R123]/[Sheet3.$R$118]*100" office:value-type="float" office:value="61.3608748481167" calcext:value-type="float">
            <text:p>61.3608748481</text:p>
          </table:table-cell>
          <table:table-cell table:formula="of:=[Sheet3.S123]/[Sheet3.$S$118]*100" office:value-type="float" office:value="116.078753076292" calcext:value-type="float">
            <text:p>116.0787530763</text:p>
          </table:table-cell>
          <table:table-cell table:formula="of:=[Sheet3.T123]/[Sheet3.$T$118]*100" office:value-type="float" office:value="194.258373205742" calcext:value-type="float">
            <text:p>194.2583732057</text:p>
          </table:table-cell>
          <table:table-cell table:formula="of:=[Sheet3.U123]/[Sheet3.$U$118]*100" office:value-type="float" office:value="211.781609195402" calcext:value-type="float">
            <text:p>211.7816091954</text:p>
          </table:table-cell>
          <table:table-cell table:formula="of:=[Sheet3.V123]/[Sheet3.$V$118]*100" office:value-type="float" office:value="216" calcext:value-type="float">
            <text:p>216</text:p>
          </table:table-cell>
          <table:table-cell table:formula="of:=[Sheet3.W123]/[Sheet3.$W$118]*100" office:value-type="float" office:value="282.296650717703" calcext:value-type="float">
            <text:p>282.2966507177</text:p>
          </table:table-cell>
          <table:table-cell table:formula="of:=[Sheet3.X123]/[Sheet3.$X$118]*100" office:value-type="float" office:value="194.79606188467" calcext:value-type="float">
            <text:p>194.796061884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Sheet3.E124]/[Sheet3.$E$118]*100" office:value-type="float" office:value="104.674261302955" calcext:value-type="float">
            <text:p>104.674261303</text:p>
          </table:table-cell>
          <table:table-cell table:formula="of:=[Sheet3.F124]/[Sheet3.$F$118]*100" office:value-type="float" office:value="134.986847049981" calcext:value-type="float">
            <text:p>134.98684705</text:p>
          </table:table-cell>
          <table:table-cell table:formula="of:=[Sheet3.G124]/[Sheet3.$G$118]*100" office:value-type="float" office:value="66.5928106088164" calcext:value-type="float">
            <text:p>66.5928106088</text:p>
          </table:table-cell>
          <table:table-cell table:formula="of:=[Sheet3.H124]/[Sheet3.$H$118]*100" office:value-type="float" office:value="78.0240073868883" calcext:value-type="float">
            <text:p>78.0240073869</text:p>
          </table:table-cell>
          <table:table-cell table:formula="of:=[Sheet3.I124]/[Sheet3.$I$118]*100" office:value-type="float" office:value="117.956667253831" calcext:value-type="float">
            <text:p>117.9566672538</text:p>
          </table:table-cell>
          <table:table-cell table:formula="of:=[Sheet3.J124]/[Sheet3.$J$118]*100" office:value-type="float" office:value="16.1179559684912" calcext:value-type="float">
            <text:p>16.1179559685</text:p>
          </table:table-cell>
          <table:table-cell table:formula="of:=[Sheet3.K124]/[Sheet3.$K$118]*100" office:value-type="float" office:value="30.5138699408822" calcext:value-type="float">
            <text:p>30.5138699409</text:p>
          </table:table-cell>
          <table:table-cell table:formula="of:=[Sheet3.L124]/[Sheet3.$L$118]*100" office:value-type="float" office:value="30.0087873462214" calcext:value-type="float">
            <text:p>30.0087873462</text:p>
          </table:table-cell>
          <table:table-cell table:formula="of:=[Sheet3.M124]/[Sheet3.$M$118]*100" office:value-type="float" office:value="26.1254612546125" calcext:value-type="float">
            <text:p>26.1254612546</text:p>
          </table:table-cell>
          <table:table-cell table:formula="of:=[Sheet3.N124]/[Sheet3.$N$118]*100" office:value-type="float" office:value="23.3923884514436" calcext:value-type="float">
            <text:p>23.3923884514</text:p>
          </table:table-cell>
          <table:table-cell table:formula="of:=[Sheet3.O124]/[Sheet3.$O$118]*100" office:value-type="float" office:value="100.841750841751" calcext:value-type="float">
            <text:p>100.8417508418</text:p>
          </table:table-cell>
          <table:table-cell table:number-columns-repeated="2"/>
          <table:table-cell table:formula="of:=[Sheet3.R124]/[Sheet3.$R$118]*100" office:value-type="float" office:value="85.4799513973268" calcext:value-type="float">
            <text:p>85.4799513973</text:p>
          </table:table-cell>
          <table:table-cell table:formula="of:=[Sheet3.S124]/[Sheet3.$S$118]*100" office:value-type="float" office:value="87.1205906480722" calcext:value-type="float">
            <text:p>87.1205906481</text:p>
          </table:table-cell>
          <table:table-cell table:formula="of:=[Sheet3.T124]/[Sheet3.$T$118]*100" office:value-type="float" office:value="225.199362041467" calcext:value-type="float">
            <text:p>225.1993620415</text:p>
          </table:table-cell>
          <table:table-cell table:formula="of:=[Sheet3.U124]/[Sheet3.$U$118]*100" office:value-type="float" office:value="197.413793103448" calcext:value-type="float">
            <text:p>197.4137931034</text:p>
          </table:table-cell>
          <table:table-cell table:formula="of:=[Sheet3.V124]/[Sheet3.$V$118]*100" office:value-type="float" office:value="225.037037037037" calcext:value-type="float">
            <text:p>225.037037037</text:p>
          </table:table-cell>
          <table:table-cell table:formula="of:=[Sheet3.W124]/[Sheet3.$W$118]*100" office:value-type="float" office:value="394.736842105263" calcext:value-type="float">
            <text:p>394.7368421053</text:p>
          </table:table-cell>
          <table:table-cell table:formula="of:=[Sheet3.X124]/[Sheet3.$X$118]*100" office:value-type="float" office:value="202.10970464135" calcext:value-type="float">
            <text:p>202.109704641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Sheet3.E125]/[Sheet3.$E$118]*100" office:value-type="float" office:value="104.061943752225" calcext:value-type="float">
            <text:p>104.0619437522</text:p>
          </table:table-cell>
          <table:table-cell table:formula="of:=[Sheet3.F125]/[Sheet3.$F$118]*100" office:value-type="float" office:value="89.7313040210447" calcext:value-type="float">
            <text:p>89.731304021</text:p>
          </table:table-cell>
          <table:table-cell table:formula="of:=[Sheet3.G125]/[Sheet3.$G$118]*100" office:value-type="float" office:value="286.074274942955" calcext:value-type="float">
            <text:p>286.074274943</text:p>
          </table:table-cell>
          <table:table-cell table:formula="of:=[Sheet3.H125]/[Sheet3.$H$118]*100" office:value-type="float" office:value="62.6761411537998" calcext:value-type="float">
            <text:p>62.6761411538</text:p>
          </table:table-cell>
          <table:table-cell table:formula="of:=[Sheet3.I125]/[Sheet3.$I$118]*100" office:value-type="float" office:value="104.336797604369" calcext:value-type="float">
            <text:p>104.3367976044</text:p>
          </table:table-cell>
          <table:table-cell table:formula="of:=[Sheet3.J125]/[Sheet3.$J$118]*100" office:value-type="float" office:value="13.4316299737427" calcext:value-type="float">
            <text:p>13.4316299737</text:p>
          </table:table-cell>
          <table:table-cell table:formula="of:=[Sheet3.K125]/[Sheet3.$K$118]*100" office:value-type="float" office:value="30.5593451568895" calcext:value-type="float">
            <text:p>30.5593451569</text:p>
          </table:table-cell>
          <table:table-cell table:formula="of:=[Sheet3.L125]/[Sheet3.$L$118]*100" office:value-type="float" office:value="21.0456942003515" calcext:value-type="float">
            <text:p>21.0456942004</text:p>
          </table:table-cell>
          <table:table-cell table:formula="of:=[Sheet3.M125]/[Sheet3.$M$118]*100" office:value-type="float" office:value="23.09963099631" calcext:value-type="float">
            <text:p>23.0996309963</text:p>
          </table:table-cell>
          <table:table-cell table:formula="of:=[Sheet3.N125]/[Sheet3.$N$118]*100" office:value-type="float" office:value="22.4081364829396" calcext:value-type="float">
            <text:p>22.4081364829</text:p>
          </table:table-cell>
          <table:table-cell table:formula="of:=[Sheet3.O125]/[Sheet3.$O$118]*100" office:value-type="float" office:value="94.9494949494949" calcext:value-type="float">
            <text:p>94.9494949495</text:p>
          </table:table-cell>
          <table:table-cell table:formula="of:=[Sheet3.P125]/[Sheet3.$P$118]*100" office:value-type="float" office:value="111.617100371747" calcext:value-type="float">
            <text:p>111.6171003717</text:p>
          </table:table-cell>
          <table:table-cell/>
          <table:table-cell table:formula="of:=[Sheet3.R125]/[Sheet3.$R$118]*100" office:value-type="float" office:value="52.3693803159174" calcext:value-type="float">
            <text:p>52.3693803159</text:p>
          </table:table-cell>
          <table:table-cell table:formula="of:=[Sheet3.S125]/[Sheet3.$S$118]*100" office:value-type="float" office:value="120.180475799836" calcext:value-type="float">
            <text:p>120.1804757998</text:p>
          </table:table-cell>
          <table:table-cell table:formula="of:=[Sheet3.T125]/[Sheet3.$T$118]*100" office:value-type="float" office:value="259.649122807018" calcext:value-type="float">
            <text:p>259.649122807</text:p>
          </table:table-cell>
          <table:table-cell table:number-columns-repeated="2"/>
          <table:table-cell table:formula="of:=[Sheet3.W125]/[Sheet3.$W$118]*100" office:value-type="float" office:value="332.775119617225" calcext:value-type="float">
            <text:p>332.7751196172</text:p>
          </table:table-cell>
          <table:table-cell table:formula="of:=[Sheet3.X125]/[Sheet3.$X$118]*100" office:value-type="float" office:value="168.213783403657" calcext:value-type="float">
            <text:p>168.213783403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Sheet3.E126]/[Sheet3.$E$118]*100" office:value-type="float" office:value="109.789960840157" calcext:value-type="float">
            <text:p>109.7899608402</text:p>
          </table:table-cell>
          <table:table-cell table:formula="of:=[Sheet3.F126]/[Sheet3.$F$118]*100" office:value-type="float" office:value="100.028184892897" calcext:value-type="float">
            <text:p>100.0281848929</text:p>
          </table:table-cell>
          <table:table-cell/>
          <table:table-cell table:formula="of:=[Sheet3.H126]/[Sheet3.$H$118]*100" office:value-type="float" office:value="87.6129109960255" calcext:value-type="float">
            <text:p>87.612910996</text:p>
          </table:table-cell>
          <table:table-cell table:formula="of:=[Sheet3.I126]/[Sheet3.$I$118]*100" office:value-type="float" office:value="140.40514356174" calcext:value-type="float">
            <text:p>140.4051435617</text:p>
          </table:table-cell>
          <table:table-cell table:formula="of:=[Sheet3.J126]/[Sheet3.$J$118]*100" office:value-type="float" office:value="13.330640274692" calcext:value-type="float">
            <text:p>13.3306402747</text:p>
          </table:table-cell>
          <table:table-cell table:formula="of:=[Sheet3.K126]/[Sheet3.$K$118]*100" office:value-type="float" office:value="29.1496134606639" calcext:value-type="float">
            <text:p>29.1496134607</text:p>
          </table:table-cell>
          <table:table-cell table:formula="of:=[Sheet3.L126]/[Sheet3.$L$118]*100" office:value-type="float" office:value="29.8330404217926" calcext:value-type="float">
            <text:p>29.8330404218</text:p>
          </table:table-cell>
          <table:table-cell table:formula="of:=[Sheet3.M126]/[Sheet3.$M$118]*100" office:value-type="float" office:value="24.7970479704797" calcext:value-type="float">
            <text:p>24.7970479705</text:p>
          </table:table-cell>
          <table:table-cell table:formula="of:=[Sheet3.N126]/[Sheet3.$N$118]*100" office:value-type="float" office:value="14.8950131233596" calcext:value-type="float">
            <text:p>14.8950131234</text:p>
          </table:table-cell>
          <table:table-cell table:formula="of:=[Sheet3.O126]/[Sheet3.$O$118]*100" office:value-type="float" office:value="7459.76430976431" calcext:value-type="float">
            <text:p>7459.7643097643</text:p>
          </table:table-cell>
          <table:table-cell table:formula="of:=[Sheet3.P126]/[Sheet3.$P$118]*100" office:value-type="float" office:value="8188.84758364312" calcext:value-type="float">
            <text:p>8188.8475836431</text:p>
          </table:table-cell>
          <table:table-cell table:formula="of:=[Sheet3.Q126]/[Sheet3.$Q$118]*100" office:value-type="float" office:value="7579.48717948718" calcext:value-type="float">
            <text:p>7579.4871794872</text:p>
          </table:table-cell>
          <table:table-cell table:formula="of:=[Sheet3.R126]/[Sheet3.$R$118]*100" office:value-type="float" office:value="5384.02187120292" calcext:value-type="float">
            <text:p>5384.0218712029</text:p>
          </table:table-cell>
          <table:table-cell table:formula="of:=[Sheet3.S126]/[Sheet3.$S$118]*100" office:value-type="float" office:value="7052.83018867925" calcext:value-type="float">
            <text:p>7052.8301886793</text:p>
          </table:table-cell>
          <table:table-cell table:formula="of:=[Sheet3.T126]/[Sheet3.$T$118]*100" office:value-type="float" office:value="225.518341307815" calcext:value-type="float">
            <text:p>225.5183413078</text:p>
          </table:table-cell>
          <table:table-cell table:formula="of:=[Sheet3.U126]/[Sheet3.$U$118]*100" office:value-type="float" office:value="210.201149425287" calcext:value-type="float">
            <text:p>210.2011494253</text:p>
          </table:table-cell>
          <table:table-cell table:formula="of:=[Sheet3.V126]/[Sheet3.$V$118]*100" office:value-type="float" office:value="213.481481481482" calcext:value-type="float">
            <text:p>213.4814814815</text:p>
          </table:table-cell>
          <table:table-cell table:formula="of:=[Sheet3.W126]/[Sheet3.$W$118]*100" office:value-type="float" office:value="348.803827751196" calcext:value-type="float">
            <text:p>348.8038277512</text:p>
          </table:table-cell>
          <table:table-cell table:formula="of:=[Sheet3.X126]/[Sheet3.$X$118]*100" office:value-type="float" office:value="205.485232067511" calcext:value-type="float">
            <text:p>205.48523206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3.E127]/[Sheet3.$E$118]*100" office:value-type="float" office:value="105.952296190815" calcext:value-type="float">
            <text:p>105.9522961908</text:p>
          </table:table-cell>
          <table:table-cell table:formula="of:=[Sheet3.F127]/[Sheet3.$F$118]*100" office:value-type="float" office:value="91.7919328573218" calcext:value-type="float">
            <text:p>91.7919328573</text:p>
          </table:table-cell>
          <table:table-cell table:formula="of:=[Sheet3.G127]/[Sheet3.$G$118]*100" office:value-type="float" office:value="96.8054499156718" calcext:value-type="float">
            <text:p>96.8054499157</text:p>
          </table:table-cell>
          <table:table-cell table:formula="of:=[Sheet3.H127]/[Sheet3.$H$118]*100" office:value-type="float" office:value="73.3269099522261" calcext:value-type="float">
            <text:p>73.3269099522</text:p>
          </table:table-cell>
          <table:table-cell table:formula="of:=[Sheet3.I127]/[Sheet3.$I$118]*100" office:value-type="float" office:value="104.60806764136" calcext:value-type="float">
            <text:p>104.6080676414</text:p>
          </table:table-cell>
          <table:table-cell table:formula="of:=[Sheet3.J127]/[Sheet3.$J$118]*100" office:value-type="float" office:value="12.8862855988689" calcext:value-type="float">
            <text:p>12.8862855989</text:p>
          </table:table-cell>
          <table:table-cell table:formula="of:=[Sheet3.K127]/[Sheet3.$K$118]*100" office:value-type="float" office:value="31.1050477489768" calcext:value-type="float">
            <text:p>31.105047749</text:p>
          </table:table-cell>
          <table:table-cell table:formula="of:=[Sheet3.L127]/[Sheet3.$L$118]*100" office:value-type="float" office:value="30.7117750439367" calcext:value-type="float">
            <text:p>30.7117750439</text:p>
          </table:table-cell>
          <table:table-cell table:formula="of:=[Sheet3.M127]/[Sheet3.$M$118]*100" office:value-type="float" office:value="22.9520295202952" calcext:value-type="float">
            <text:p>22.9520295203</text:p>
          </table:table-cell>
          <table:table-cell table:formula="of:=[Sheet3.N127]/[Sheet3.$N$118]*100" office:value-type="float" office:value="20.3412073490814" calcext:value-type="float">
            <text:p>20.3412073491</text:p>
          </table:table-cell>
          <table:table-cell table:formula="of:=[Sheet3.O127]/[Sheet3.$O$118]*100" office:value-type="float" office:value="7428.28282828283" calcext:value-type="float">
            <text:p>7428.2828282828</text:p>
          </table:table-cell>
          <table:table-cell table:formula="of:=[Sheet3.P127]/[Sheet3.$P$118]*100" office:value-type="float" office:value="8002.41635687732" calcext:value-type="float">
            <text:p>8002.4163568773</text:p>
          </table:table-cell>
          <table:table-cell table:formula="of:=[Sheet3.Q127]/[Sheet3.$Q$118]*100" office:value-type="float" office:value="7932.97966401415" calcext:value-type="float">
            <text:p>7932.9796640142</text:p>
          </table:table-cell>
          <table:table-cell table:formula="of:=[Sheet3.R127]/[Sheet3.$R$118]*100" office:value-type="float" office:value="5456.31834750911" calcext:value-type="float">
            <text:p>5456.3183475091</text:p>
          </table:table-cell>
          <table:table-cell table:formula="of:=[Sheet3.S127]/[Sheet3.$S$118]*100" office:value-type="float" office:value="7245.93929450369" calcext:value-type="float">
            <text:p>7245.9392945037</text:p>
          </table:table-cell>
          <table:table-cell table:formula="of:=[Sheet3.T127]/[Sheet3.$T$118]*100" office:value-type="float" office:value="231.897926634769" calcext:value-type="float">
            <text:p>231.8979266348</text:p>
          </table:table-cell>
          <table:table-cell table:formula="of:=[Sheet3.U127]/[Sheet3.$U$118]*100" office:value-type="float" office:value="199.85632183908" calcext:value-type="float">
            <text:p>199.8563218391</text:p>
          </table:table-cell>
          <table:table-cell table:formula="of:=[Sheet3.V127]/[Sheet3.$V$118]*100" office:value-type="float" office:value="206.962962962963" calcext:value-type="float">
            <text:p>206.962962963</text:p>
          </table:table-cell>
          <table:table-cell table:formula="of:=[Sheet3.W127]/[Sheet3.$W$118]*100" office:value-type="float" office:value="283.732057416268" calcext:value-type="float">
            <text:p>283.7320574163</text:p>
          </table:table-cell>
          <table:table-cell table:formula="of:=[Sheet3.X127]/[Sheet3.$X$118]*100" office:value-type="float" office:value="188.888888888889" calcext:value-type="float">
            <text:p>188.888888888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Sheet3.E128]/[Sheet3.$E$118]*100" office:value-type="float" office:value="129.601281594874" calcext:value-type="float">
            <text:p>129.6012815949</text:p>
          </table:table-cell>
          <table:table-cell table:formula="of:=[Sheet3.F128]/[Sheet3.$F$118]*100" office:value-type="float" office:value="87.3825629462608" calcext:value-type="float">
            <text:p>87.3825629463</text:p>
          </table:table-cell>
          <table:table-cell table:formula="of:=[Sheet3.G128]/[Sheet3.$G$118]*100" office:value-type="float" office:value="105.17874268329" calcext:value-type="float">
            <text:p>105.1787426833</text:p>
          </table:table-cell>
          <table:table-cell table:formula="of:=[Sheet3.H128]/[Sheet3.$H$118]*100" office:value-type="float" office:value="63.7901963145851" calcext:value-type="float">
            <text:p>63.7901963146</text:p>
          </table:table-cell>
          <table:table-cell table:formula="of:=[Sheet3.I128]/[Sheet3.$I$118]*100" office:value-type="float" office:value="103.963360930069" calcext:value-type="float">
            <text:p>103.9633609301</text:p>
          </table:table-cell>
          <table:table-cell table:formula="of:=[Sheet3.J128]/[Sheet3.$J$118]*100" office:value-type="float" office:value="13.189254696021" calcext:value-type="float">
            <text:p>13.189254696</text:p>
          </table:table-cell>
          <table:table-cell table:formula="of:=[Sheet3.K128]/[Sheet3.$K$118]*100" office:value-type="float" office:value="30.0136425648022" calcext:value-type="float">
            <text:p>30.0136425648</text:p>
          </table:table-cell>
          <table:table-cell table:formula="of:=[Sheet3.L128]/[Sheet3.$L$118]*100" office:value-type="float" office:value="31.414762741652" calcext:value-type="float">
            <text:p>31.4147627417</text:p>
          </table:table-cell>
          <table:table-cell table:formula="of:=[Sheet3.M128]/[Sheet3.$M$118]*100" office:value-type="float" office:value="24.5756457564576" calcext:value-type="float">
            <text:p>24.5756457565</text:p>
          </table:table-cell>
          <table:table-cell table:formula="of:=[Sheet3.N128]/[Sheet3.$N$118]*100" office:value-type="float" office:value="23.0971128608924" calcext:value-type="float">
            <text:p>23.0971128609</text:p>
          </table:table-cell>
          <table:table-cell table:formula="of:=[Sheet3.O128]/[Sheet3.$O$118]*100" office:value-type="float" office:value="98.3164983164983" calcext:value-type="float">
            <text:p>98.3164983165</text:p>
          </table:table-cell>
          <table:table-cell table:formula="of:=[Sheet3.P128]/[Sheet3.$P$118]*100" office:value-type="float" office:value="130.669144981413" calcext:value-type="float">
            <text:p>130.6691449814</text:p>
          </table:table-cell>
          <table:table-cell table:number-columns-repeated="2"/>
          <table:table-cell table:formula="of:=[Sheet3.S128]/[Sheet3.$S$118]*100" office:value-type="float" office:value="93.8474159146842" calcext:value-type="float">
            <text:p>93.8474159147</text:p>
          </table:table-cell>
          <table:table-cell table:formula="of:=[Sheet3.T128]/[Sheet3.$T$118]*100" office:value-type="float" office:value="71.451355661882" calcext:value-type="float">
            <text:p>71.4513556619</text:p>
          </table:table-cell>
          <table:table-cell table:formula="of:=[Sheet3.U128]/[Sheet3.$U$118]*100" office:value-type="float" office:value="58.9080459770115" calcext:value-type="float">
            <text:p>58.908045977</text:p>
          </table:table-cell>
          <table:table-cell table:formula="of:=[Sheet3.V128]/[Sheet3.$V$118]*100" office:value-type="float" office:value="93.6296296296296" calcext:value-type="float">
            <text:p>93.6296296296</text:p>
          </table:table-cell>
          <table:table-cell table:formula="of:=[Sheet3.W128]/[Sheet3.$W$118]*100" office:value-type="float" office:value="143.77990430622" calcext:value-type="float">
            <text:p>143.7799043062</text:p>
          </table:table-cell>
          <table:table-cell table:formula="of:=[Sheet3.X128]/[Sheet3.$X$118]*100" office:value-type="float" office:value="55.9774964838256" calcext:value-type="float">
            <text:p>55.977496483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Sheet3.E129]/[Sheet3.$E$118]*100" office:value-type="float" office:value="94.2648629405482" calcext:value-type="float">
            <text:p>94.2648629405</text:p>
          </table:table-cell>
          <table:table-cell table:formula="of:=[Sheet3.F129]/[Sheet3.$F$118]*100" office:value-type="float" office:value="97.8610797945635" calcext:value-type="float">
            <text:p>97.8610797946</text:p>
          </table:table-cell>
          <table:table-cell table:formula="of:=[Sheet3.G129]/[Sheet3.$G$118]*100" office:value-type="float" office:value="93.7762492145904" calcext:value-type="float">
            <text:p>93.7762492146</text:p>
          </table:table-cell>
          <table:table-cell table:formula="of:=[Sheet3.H129]/[Sheet3.$H$118]*100" office:value-type="float" office:value="59.3821510297483" calcext:value-type="float">
            <text:p>59.3821510297</text:p>
          </table:table-cell>
          <table:table-cell table:formula="of:=[Sheet3.I129]/[Sheet3.$I$118]*100" office:value-type="float" office:value="107.13052668663" calcext:value-type="float">
            <text:p>107.1305266866</text:p>
          </table:table-cell>
          <table:table-cell table:number-columns-repeated="3"/>
          <table:table-cell table:formula="of:=[Sheet3.M129]/[Sheet3.$M$118]*100" office:value-type="float" office:value="25.719557195572" calcext:value-type="float">
            <text:p>25.7195571956</text:p>
          </table:table-cell>
          <table:table-cell table:formula="of:=[Sheet3.N129]/[Sheet3.$N$118]*100" office:value-type="float" office:value="20.6364829396325" calcext:value-type="float">
            <text:p>20.6364829396</text:p>
          </table:table-cell>
          <table:table-cell table:formula="of:=[Sheet3.O129]/[Sheet3.$O$118]*100" office:value-type="float" office:value="79.7979797979798" calcext:value-type="float">
            <text:p>79.797979798</text:p>
          </table:table-cell>
          <table:table-cell table:formula="of:=[Sheet3.P129]/[Sheet3.$P$118]*100" office:value-type="float" office:value="105.855018587361" calcext:value-type="float">
            <text:p>105.8550185874</text:p>
          </table:table-cell>
          <table:table-cell table:formula="of:=[Sheet3.Q129]/[Sheet3.$Q$118]*100" office:value-type="float" office:value="100.707338638373" calcext:value-type="float">
            <text:p>100.7073386384</text:p>
          </table:table-cell>
          <table:table-cell table:formula="of:=[Sheet3.R129]/[Sheet3.$R$118]*100" office:value-type="float" office:value="73.086269744836" calcext:value-type="float">
            <text:p>73.0862697448</text:p>
          </table:table-cell>
          <table:table-cell table:formula="of:=[Sheet3.S129]/[Sheet3.$S$118]*100" office:value-type="float" office:value="116.324856439705" calcext:value-type="float">
            <text:p>116.3248564397</text:p>
          </table:table-cell>
          <table:table-cell table:formula="of:=[Sheet3.T129]/[Sheet3.$T$118]*100" office:value-type="float" office:value="234.290271132376" calcext:value-type="float">
            <text:p>234.2902711324</text:p>
          </table:table-cell>
          <table:table-cell table:formula="of:=[Sheet3.U129]/[Sheet3.$U$118]*100" office:value-type="float" office:value="202.011494252874" calcext:value-type="float">
            <text:p>202.0114942529</text:p>
          </table:table-cell>
          <table:table-cell table:formula="of:=[Sheet3.V129]/[Sheet3.$V$118]*100" office:value-type="float" office:value="210.074074074074" calcext:value-type="float">
            <text:p>210.0740740741</text:p>
          </table:table-cell>
          <table:table-cell table:formula="of:=[Sheet3.W129]/[Sheet3.$W$118]*100" office:value-type="float" office:value="344.019138755981" calcext:value-type="float">
            <text:p>344.019138756</text:p>
          </table:table-cell>
          <table:table-cell table:formula="of:=[Sheet3.X129]/[Sheet3.$X$118]*100" office:value-type="float" office:value="199.43741209564" calcext:value-type="float">
            <text:p>199.437412095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Sheet3.E130]/[Sheet3.$E$118]*100" office:value-type="float" office:value="99.8077607689569" calcext:value-type="float">
            <text:p>99.807760769</text:p>
          </table:table-cell>
          <table:table-cell table:formula="of:=[Sheet3.F130]/[Sheet3.$F$118]*100" office:value-type="float" office:value="87.0443442314919" calcext:value-type="float">
            <text:p>87.0443442315</text:p>
          </table:table-cell>
          <table:table-cell table:formula="of:=[Sheet3.G130]/[Sheet3.$G$118]*100" office:value-type="float" office:value="90.3435960183868" calcext:value-type="float">
            <text:p>90.3435960184</text:p>
          </table:table-cell>
          <table:table-cell table:formula="of:=[Sheet3.H130]/[Sheet3.$H$118]*100" office:value-type="float" office:value="62.6159219559195" calcext:value-type="float">
            <text:p>62.6159219559</text:p>
          </table:table-cell>
          <table:table-cell table:formula="of:=[Sheet3.I130]/[Sheet3.$I$118]*100" office:value-type="float" office:value="110.473841817862" calcext:value-type="float">
            <text:p>110.4738418179</text:p>
          </table:table-cell>
          <table:table-cell table:formula="of:=[Sheet3.J130]/[Sheet3.$J$118]*100" office:value-type="float" office:value="12.3813371036154" calcext:value-type="float">
            <text:p>12.3813371036</text:p>
          </table:table-cell>
          <table:table-cell table:formula="of:=[Sheet3.K130]/[Sheet3.$K$118]*100" office:value-type="float" office:value="21.1005002273761" calcext:value-type="float">
            <text:p>21.1005002274</text:p>
          </table:table-cell>
          <table:table-cell table:formula="of:=[Sheet3.L130]/[Sheet3.$L$118]*100" office:value-type="float" office:value="19.9912126537786" calcext:value-type="float">
            <text:p>19.9912126538</text:p>
          </table:table-cell>
          <table:table-cell table:formula="of:=[Sheet3.M130]/[Sheet3.$M$118]*100" office:value-type="float" office:value="17.5276752767528" calcext:value-type="float">
            <text:p>17.5276752768</text:p>
          </table:table-cell>
          <table:table-cell table:formula="of:=[Sheet3.N130]/[Sheet3.$N$118]*100" office:value-type="float" office:value="14.8622047244094" calcext:value-type="float">
            <text:p>14.8622047244</text:p>
          </table:table-cell>
          <table:table-cell table:number-columns-repeated="2"/>
          <table:table-cell table:formula="of:=[Sheet3.Q130]/[Sheet3.$Q$118]*100" office:value-type="float" office:value="124.580017683466" calcext:value-type="float">
            <text:p>124.5800176835</text:p>
          </table:table-cell>
          <table:table-cell table:formula="of:=[Sheet3.R130]/[Sheet3.$R$118]*100" office:value-type="float" office:value="69.3195625759417" calcext:value-type="float">
            <text:p>69.3195625759</text:p>
          </table:table-cell>
          <table:table-cell table:formula="of:=[Sheet3.S130]/[Sheet3.$S$118]*100" office:value-type="float" office:value="102.296964725185" calcext:value-type="float">
            <text:p>102.2969647252</text:p>
          </table:table-cell>
          <table:table-cell table:formula="of:=[Sheet3.T130]/[Sheet3.$T$118]*100" office:value-type="float" office:value="67.3046251993621" calcext:value-type="float">
            <text:p>67.3046251994</text:p>
          </table:table-cell>
          <table:table-cell table:formula="of:=[Sheet3.U130]/[Sheet3.$U$118]*100" office:value-type="float" office:value="95.5459770114943" calcext:value-type="float">
            <text:p>95.5459770115</text:p>
          </table:table-cell>
          <table:table-cell table:formula="of:=[Sheet3.V130]/[Sheet3.$V$118]*100" office:value-type="float" office:value="58.0740740740741" calcext:value-type="float">
            <text:p>58.0740740741</text:p>
          </table:table-cell>
          <table:table-cell table:formula="of:=[Sheet3.W130]/[Sheet3.$W$118]*100" office:value-type="float" office:value="143.062200956938" calcext:value-type="float">
            <text:p>143.0622009569</text:p>
          </table:table-cell>
          <table:table-cell table:formula="of:=[Sheet3.X130]/[Sheet3.$X$118]*100" office:value-type="float" office:value="99.0154711673699" calcext:value-type="float">
            <text:p>99.0154711674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Sheet3.E131]/[Sheet3.$E$118]*100" office:value-type="float" office:value="102.018511925952" calcext:value-type="float">
            <text:p>102.018511926</text:p>
          </table:table-cell>
          <table:table-cell table:formula="of:=[Sheet3.F131]/[Sheet3.$F$118]*100" office:value-type="float" office:value="96.7086308405361" calcext:value-type="float">
            <text:p>96.7086308405</text:p>
          </table:table-cell>
          <table:table-cell table:formula="of:=[Sheet3.G131]/[Sheet3.$G$118]*100" office:value-type="float" office:value="94.8940110453388" calcext:value-type="float">
            <text:p>94.8940110453</text:p>
          </table:table-cell>
          <table:table-cell table:formula="of:=[Sheet3.H131]/[Sheet3.$H$118]*100" office:value-type="float" office:value="56.1885262354972" calcext:value-type="float">
            <text:p>56.1885262355</text:p>
          </table:table-cell>
          <table:table-cell table:formula="of:=[Sheet3.I131]/[Sheet3.$I$118]*100" office:value-type="float" office:value="97.1181962304034" calcext:value-type="float">
            <text:p>97.1181962304</text:p>
          </table:table-cell>
          <table:table-cell table:formula="of:=[Sheet3.J131]/[Sheet3.$J$118]*100" office:value-type="float" office:value="13.2498485154514" calcext:value-type="float">
            <text:p>13.2498485155</text:p>
          </table:table-cell>
          <table:table-cell table:formula="of:=[Sheet3.K131]/[Sheet3.$K$118]*100" office:value-type="float" office:value="27.8308321964529" calcext:value-type="float">
            <text:p>27.8308321965</text:p>
          </table:table-cell>
          <table:table-cell table:formula="of:=[Sheet3.L131]/[Sheet3.$L$118]*100" office:value-type="float" office:value="17.7943760984183" calcext:value-type="float">
            <text:p>17.7943760984</text:p>
          </table:table-cell>
          <table:table-cell table:formula="of:=[Sheet3.M131]/[Sheet3.$M$118]*100" office:value-type="float" office:value="25.719557195572" calcext:value-type="float">
            <text:p>25.7195571956</text:p>
          </table:table-cell>
          <table:table-cell table:formula="of:=[Sheet3.N131]/[Sheet3.$N$118]*100" office:value-type="float" office:value="26.0170603674541" calcext:value-type="float">
            <text:p>26.0170603675</text:p>
          </table:table-cell>
          <table:table-cell table:formula="of:=[Sheet3.O131]/[Sheet3.$O$118]*100" office:value-type="float" office:value="103.114478114478" calcext:value-type="float">
            <text:p>103.1144781145</text:p>
          </table:table-cell>
          <table:table-cell table:formula="of:=[Sheet3.P131]/[Sheet3.$P$118]*100" office:value-type="float" office:value="110.780669144981" calcext:value-type="float">
            <text:p>110.780669145</text:p>
          </table:table-cell>
          <table:table-cell table:formula="of:=[Sheet3.Q131]/[Sheet3.$Q$118]*100" office:value-type="float" office:value="96.816976127321" calcext:value-type="float">
            <text:p>96.8169761273</text:p>
          </table:table-cell>
          <table:table-cell table:formula="of:=[Sheet3.R131]/[Sheet3.$R$118]*100" office:value-type="float" office:value="87.5455650060754" calcext:value-type="float">
            <text:p>87.5455650061</text:p>
          </table:table-cell>
          <table:table-cell table:formula="of:=[Sheet3.S131]/[Sheet3.$S$118]*100" office:value-type="float" office:value="93.5192780968007" calcext:value-type="float">
            <text:p>93.5192780968</text:p>
          </table:table-cell>
          <table:table-cell table:formula="of:=[Sheet3.T131]/[Sheet3.$T$118]*100" office:value-type="float" office:value="103.987240829346" calcext:value-type="float">
            <text:p>103.9872408293</text:p>
          </table:table-cell>
          <table:table-cell table:formula="of:=[Sheet3.U131]/[Sheet3.$U$118]*100" office:value-type="float" office:value="84.6264367816092" calcext:value-type="float">
            <text:p>84.6264367816</text:p>
          </table:table-cell>
          <table:table-cell table:formula="of:=[Sheet3.V131]/[Sheet3.$V$118]*100" office:value-type="float" office:value="70.0740740740741" calcext:value-type="float">
            <text:p>70.0740740741</text:p>
          </table:table-cell>
          <table:table-cell table:formula="of:=[Sheet3.W131]/[Sheet3.$W$118]*100" office:value-type="float" office:value="170.334928229665" calcext:value-type="float">
            <text:p>170.3349282297</text:p>
          </table:table-cell>
          <table:table-cell table:formula="of:=[Sheet3.X131]/[Sheet3.$X$118]*100" office:value-type="float" office:value="92.9676511954993" calcext:value-type="float">
            <text:p>92.967651195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Sheet3.E132]/[Sheet3.$E$118]*100" office:value-type="float" office:value="97.9423282306871" calcext:value-type="float">
            <text:p>97.9423282307</text:p>
          </table:table-cell>
          <table:table-cell table:formula="of:=[Sheet3.F132]/[Sheet3.$F$118]*100" office:value-type="float" office:value="90.8555680821746" calcext:value-type="float">
            <text:p>90.8555680822</text:p>
          </table:table-cell>
          <table:table-cell table:formula="of:=[Sheet3.G132]/[Sheet3.$G$118]*100" office:value-type="float" office:value="128.741029795959" calcext:value-type="float">
            <text:p>128.741029796</text:p>
          </table:table-cell>
          <table:table-cell table:formula="of:=[Sheet3.H132]/[Sheet3.$H$118]*100" office:value-type="float" office:value="61.4838010357702" calcext:value-type="float">
            <text:p>61.4838010358</text:p>
          </table:table-cell>
          <table:table-cell table:formula="of:=[Sheet3.I132]/[Sheet3.$I$118]*100" office:value-type="float" office:value="97.8087017791087" calcext:value-type="float">
            <text:p>97.8087017791</text:p>
          </table:table-cell>
          <table:table-cell table:formula="of:=[Sheet3.J132]/[Sheet3.$J$118]*100" office:value-type="float" office:value="13.1690567562109" calcext:value-type="float">
            <text:p>13.1690567562</text:p>
          </table:table-cell>
          <table:table-cell table:formula="of:=[Sheet3.K132]/[Sheet3.$K$118]*100" office:value-type="float" office:value="29.6953160527512" calcext:value-type="float">
            <text:p>29.6953160528</text:p>
          </table:table-cell>
          <table:table-cell table:formula="of:=[Sheet3.L132]/[Sheet3.$L$118]*100" office:value-type="float" office:value="21.4850615114235" calcext:value-type="float">
            <text:p>21.4850615114</text:p>
          </table:table-cell>
          <table:table-cell table:formula="of:=[Sheet3.M132]/[Sheet3.$M$118]*100" office:value-type="float" office:value="24.6863468634686" calcext:value-type="float">
            <text:p>24.6863468635</text:p>
          </table:table-cell>
          <table:table-cell table:formula="of:=[Sheet3.N132]/[Sheet3.$N$118]*100" office:value-type="float" office:value="22.1784776902887" calcext:value-type="float">
            <text:p>22.1784776903</text:p>
          </table:table-cell>
          <table:table-cell table:formula="of:=[Sheet3.O132]/[Sheet3.$O$118]*100" office:value-type="float" office:value="115.06734006734" calcext:value-type="float">
            <text:p>115.0673400673</text:p>
          </table:table-cell>
          <table:table-cell table:formula="of:=[Sheet3.P132]/[Sheet3.$P$118]*100" office:value-type="float" office:value="108.17843866171" calcext:value-type="float">
            <text:p>108.1784386617</text:p>
          </table:table-cell>
          <table:table-cell table:formula="of:=[Sheet3.Q132]/[Sheet3.$Q$118]*100" office:value-type="float" office:value="104.155614500442" calcext:value-type="float">
            <text:p>104.1556145004</text:p>
          </table:table-cell>
          <table:table-cell table:formula="of:=[Sheet3.R132]/[Sheet3.$R$118]*100" office:value-type="float" office:value="91.494532199271" calcext:value-type="float">
            <text:p>91.4945321993</text:p>
          </table:table-cell>
          <table:table-cell table:formula="of:=[Sheet3.S132]/[Sheet3.$S$118]*100" office:value-type="float" office:value="105.906480721903" calcext:value-type="float">
            <text:p>105.9064807219</text:p>
          </table:table-cell>
          <table:table-cell table:formula="of:=[Sheet3.T132]/[Sheet3.$T$118]*100" office:value-type="float" office:value="110.3668261563" calcext:value-type="float">
            <text:p>110.3668261563</text:p>
          </table:table-cell>
          <table:table-cell table:formula="of:=[Sheet3.U132]/[Sheet3.$U$118]*100" office:value-type="float" office:value="90.5172413793104" calcext:value-type="float">
            <text:p>90.5172413793</text:p>
          </table:table-cell>
          <table:table-cell table:formula="of:=[Sheet3.V132]/[Sheet3.$V$118]*100" office:value-type="float" office:value="95.7037037037037" calcext:value-type="float">
            <text:p>95.7037037037</text:p>
          </table:table-cell>
          <table:table-cell table:formula="of:=[Sheet3.W132]/[Sheet3.$W$118]*100" office:value-type="float" office:value="212.200956937799" calcext:value-type="float">
            <text:p>212.2009569378</text:p>
          </table:table-cell>
          <table:table-cell table:formula="of:=[Sheet3.X132]/[Sheet3.$X$118]*100" office:value-type="float" office:value="61.3220815752461" calcext:value-type="float">
            <text:p>61.322081575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Sheet3.E133]/[Sheet3.$E$118]*100" office:value-type="float" office:value="99.7187611249555" calcext:value-type="float">
            <text:p>99.718761125</text:p>
          </table:table-cell>
          <table:table-cell/>
          <table:table-cell table:formula="of:=[Sheet3.G133]/[Sheet3.$G$118]*100" office:value-type="float" office:value="93.3694897318033" calcext:value-type="float">
            <text:p>93.3694897318</text:p>
          </table:table-cell>
          <table:table-cell table:formula="of:=[Sheet3.H133]/[Sheet3.$H$118]*100" office:value-type="float" office:value="55.1908948572805" calcext:value-type="float">
            <text:p>55.1908948573</text:p>
          </table:table-cell>
          <table:table-cell table:formula="of:=[Sheet3.I133]/[Sheet3.$I$118]*100" office:value-type="float" office:value="96.8187422934649" calcext:value-type="float">
            <text:p>96.8187422935</text:p>
          </table:table-cell>
          <table:table-cell table:formula="of:=[Sheet3.J133]/[Sheet3.$J$118]*100" office:value-type="float" office:value="8.64471823873965" calcext:value-type="float">
            <text:p>8.6447182387</text:p>
          </table:table-cell>
          <table:table-cell table:formula="of:=[Sheet3.K133]/[Sheet3.$K$118]*100" office:value-type="float" office:value="24.4201909959072" calcext:value-type="float">
            <text:p>24.4201909959</text:p>
          </table:table-cell>
          <table:table-cell table:formula="of:=[Sheet3.L133]/[Sheet3.$L$118]*100" office:value-type="float" office:value="27.4604569420035" calcext:value-type="float">
            <text:p>27.460456942</text:p>
          </table:table-cell>
          <table:table-cell table:formula="of:=[Sheet3.M133]/[Sheet3.$M$118]*100" office:value-type="float" office:value="25.0553505535055" calcext:value-type="float">
            <text:p>25.0553505535</text:p>
          </table:table-cell>
          <table:table-cell table:formula="of:=[Sheet3.N133]/[Sheet3.$N$118]*100" office:value-type="float" office:value="16.2729658792651" calcext:value-type="float">
            <text:p>16.2729658793</text:p>
          </table:table-cell>
          <table:table-cell table:formula="of:=[Sheet3.O133]/[Sheet3.$O$118]*100" office:value-type="float" office:value="131.313131313131" calcext:value-type="float">
            <text:p>131.3131313131</text:p>
          </table:table-cell>
          <table:table-cell table:formula="of:=[Sheet3.P133]/[Sheet3.$P$118]*100" office:value-type="float" office:value="108.550185873606" calcext:value-type="float">
            <text:p>108.5501858736</text:p>
          </table:table-cell>
          <table:table-cell/>
          <table:table-cell table:formula="of:=[Sheet3.R133]/[Sheet3.$R$118]*100" office:value-type="float" office:value="87.0595382746051" calcext:value-type="float">
            <text:p>87.0595382746</text:p>
          </table:table-cell>
          <table:table-cell table:formula="of:=[Sheet3.S133]/[Sheet3.$S$118]*100" office:value-type="float" office:value="103.69155045119" calcext:value-type="float">
            <text:p>103.6915504512</text:p>
          </table:table-cell>
          <table:table-cell table:formula="of:=[Sheet3.T133]/[Sheet3.$T$118]*100" office:value-type="float" office:value="198.883572567783" calcext:value-type="float">
            <text:p>198.8835725678</text:p>
          </table:table-cell>
          <table:table-cell table:formula="of:=[Sheet3.U133]/[Sheet3.$U$118]*100" office:value-type="float" office:value="167.816091954023" calcext:value-type="float">
            <text:p>167.816091954</text:p>
          </table:table-cell>
          <table:table-cell table:formula="of:=[Sheet3.V133]/[Sheet3.$V$118]*100" office:value-type="float" office:value="178.962962962963" calcext:value-type="float">
            <text:p>178.962962963</text:p>
          </table:table-cell>
          <table:table-cell table:formula="of:=[Sheet3.W133]/[Sheet3.$W$118]*100" office:value-type="float" office:value="348.564593301435" calcext:value-type="float">
            <text:p>348.5645933014</text:p>
          </table:table-cell>
          <table:table-cell table:formula="of:=[Sheet3.X133]/[Sheet3.$X$118]*100" office:value-type="float" office:value="209.985935302391" calcext:value-type="float">
            <text:p>209.98593530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Sheet3.E134]/[Sheet3.$E$118]*100" office:value-type="float" office:value="112.203631185475" calcext:value-type="float">
            <text:p>112.2036311855</text:p>
          </table:table-cell>
          <table:table-cell table:formula="of:=[Sheet3.F134]/[Sheet3.$F$118]*100" office:value-type="float" office:value="104.938619566579" calcext:value-type="float">
            <text:p>104.9386195666</text:p>
          </table:table-cell>
          <table:table-cell table:formula="of:=[Sheet3.G134]/[Sheet3.$G$118]*100" office:value-type="float" office:value="90.1584047091504" calcext:value-type="float">
            <text:p>90.1584047092</text:p>
          </table:table-cell>
          <table:table-cell table:formula="of:=[Sheet3.H134]/[Sheet3.$H$118]*100" office:value-type="float" office:value="58.3905415713196" calcext:value-type="float">
            <text:p>58.3905415713</text:p>
          </table:table-cell>
          <table:table-cell table:formula="of:=[Sheet3.I134]/[Sheet3.$I$118]*100" office:value-type="float" office:value="97.2555927426458" calcext:value-type="float">
            <text:p>97.2555927426</text:p>
          </table:table-cell>
          <table:table-cell table:formula="of:=[Sheet3.J134]/[Sheet3.$J$118]*100" office:value-type="float" office:value="45.9503130680671" calcext:value-type="float">
            <text:p>45.9503130681</text:p>
          </table:table-cell>
          <table:table-cell table:formula="of:=[Sheet3.K134]/[Sheet3.$K$118]*100" office:value-type="float" office:value="97.2714870395634" calcext:value-type="float">
            <text:p>97.2714870396</text:p>
          </table:table-cell>
          <table:table-cell table:formula="of:=[Sheet3.L134]/[Sheet3.$L$118]*100" office:value-type="float" office:value="140.992970123023" calcext:value-type="float">
            <text:p>140.992970123</text:p>
          </table:table-cell>
          <table:table-cell table:formula="of:=[Sheet3.M134]/[Sheet3.$M$118]*100" office:value-type="float" office:value="110.553505535055" calcext:value-type="float">
            <text:p>110.5535055351</text:p>
          </table:table-cell>
          <table:table-cell/>
          <table:table-cell table:formula="of:=[Sheet3.O134]/[Sheet3.$O$118]*100" office:value-type="float" office:value="7199.6632996633" calcext:value-type="float">
            <text:p>7199.6632996633</text:p>
          </table:table-cell>
          <table:table-cell table:formula="of:=[Sheet3.P134]/[Sheet3.$P$118]*100" office:value-type="float" office:value="8223.14126394052" calcext:value-type="float">
            <text:p>8223.1412639405</text:p>
          </table:table-cell>
          <table:table-cell table:formula="of:=[Sheet3.Q134]/[Sheet3.$Q$118]*100" office:value-type="float" office:value="7918.4792219275" calcext:value-type="float">
            <text:p>7918.4792219275</text:p>
          </table:table-cell>
          <table:table-cell table:formula="of:=[Sheet3.R134]/[Sheet3.$R$118]*100" office:value-type="float" office:value="5375.03037667072" calcext:value-type="float">
            <text:p>5375.0303766707</text:p>
          </table:table-cell>
          <table:table-cell table:formula="of:=[Sheet3.S134]/[Sheet3.$S$118]*100" office:value-type="float" office:value="7009.59803117309" calcext:value-type="float">
            <text:p>7009.5980311731</text:p>
          </table:table-cell>
          <table:table-cell table:formula="of:=[Sheet3.T134]/[Sheet3.$T$118]*100" office:value-type="float" office:value="107.655502392345" calcext:value-type="float">
            <text:p>107.6555023923</text:p>
          </table:table-cell>
          <table:table-cell table:formula="of:=[Sheet3.U134]/[Sheet3.$U$118]*100" office:value-type="float" office:value="73.9942528735632" calcext:value-type="float">
            <text:p>73.9942528736</text:p>
          </table:table-cell>
          <table:table-cell table:formula="of:=[Sheet3.V134]/[Sheet3.$V$118]*100" office:value-type="float" office:value="95.4074074074074" calcext:value-type="float">
            <text:p>95.4074074074</text:p>
          </table:table-cell>
          <table:table-cell table:formula="of:=[Sheet3.W134]/[Sheet3.$W$118]*100" office:value-type="float" office:value="163.875598086124" calcext:value-type="float">
            <text:p>163.8755980861</text:p>
          </table:table-cell>
          <table:table-cell table:formula="of:=[Sheet3.X134]/[Sheet3.$X$118]*100" office:value-type="float" office:value="92.2644163150492" calcext:value-type="float">
            <text:p>92.26441631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Sheet3.E135]/[Sheet3.$E$118]*100" office:value-type="float" office:value="101.459594161623" calcext:value-type="float">
            <text:p>101.4595941616</text:p>
          </table:table-cell>
          <table:table-cell table:formula="of:=[Sheet3.F135]/[Sheet3.$F$118]*100" office:value-type="float" office:value="86.2645621946637" calcext:value-type="float">
            <text:p>86.2645621947</text:p>
          </table:table-cell>
          <table:table-cell table:formula="of:=[Sheet3.G135]/[Sheet3.$G$118]*100" office:value-type="float" office:value="88.9678891497735" calcext:value-type="float">
            <text:p>88.9678891498</text:p>
          </table:table-cell>
          <table:table-cell table:formula="of:=[Sheet3.H135]/[Sheet3.$H$118]*100" office:value-type="float" office:value="61.4155526115059" calcext:value-type="float">
            <text:p>61.4155526115</text:p>
          </table:table-cell>
          <table:table-cell table:formula="of:=[Sheet3.I135]/[Sheet3.$I$118]*100" office:value-type="float" office:value="111.474370265986" calcext:value-type="float">
            <text:p>111.474370266</text:p>
          </table:table-cell>
          <table:table-cell table:formula="of:=[Sheet3.J135]/[Sheet3.$J$118]*100" office:value-type="float" office:value="9.06887497475258" calcext:value-type="float">
            <text:p>9.0688749748</text:p>
          </table:table-cell>
          <table:table-cell table:formula="of:=[Sheet3.K135]/[Sheet3.$K$118]*100" office:value-type="float" office:value="31.6507503410641" calcext:value-type="float">
            <text:p>31.6507503411</text:p>
          </table:table-cell>
          <table:table-cell table:formula="of:=[Sheet3.L135]/[Sheet3.$L$118]*100" office:value-type="float" office:value="30.5799648506151" calcext:value-type="float">
            <text:p>30.5799648506</text:p>
          </table:table-cell>
          <table:table-cell table:formula="of:=[Sheet3.M135]/[Sheet3.$M$118]*100" office:value-type="float" office:value="18.5239852398524" calcext:value-type="float">
            <text:p>18.5239852399</text:p>
          </table:table-cell>
          <table:table-cell table:formula="of:=[Sheet3.N135]/[Sheet3.$N$118]*100" office:value-type="float" office:value="13.8451443569554" calcext:value-type="float">
            <text:p>13.845144357</text:p>
          </table:table-cell>
          <table:table-cell table:formula="of:=[Sheet3.O135]/[Sheet3.$O$118]*100" office:value-type="float" office:value="7526.6835016835" calcext:value-type="float">
            <text:p>7526.6835016835</text:p>
          </table:table-cell>
          <table:table-cell table:formula="of:=[Sheet3.P135]/[Sheet3.$P$118]*100" office:value-type="float" office:value="7988.9405204461" calcext:value-type="float">
            <text:p>7988.9405204461</text:p>
          </table:table-cell>
          <table:table-cell table:formula="of:=[Sheet3.Q135]/[Sheet3.$Q$118]*100" office:value-type="float" office:value="7811.49425287356" calcext:value-type="float">
            <text:p>7811.4942528736</text:p>
          </table:table-cell>
          <table:table-cell table:formula="of:=[Sheet3.R135]/[Sheet3.$R$118]*100" office:value-type="float" office:value="5371.99270959903" calcext:value-type="float">
            <text:p>5371.992709599</text:p>
          </table:table-cell>
          <table:table-cell table:formula="of:=[Sheet3.S135]/[Sheet3.$S$118]*100" office:value-type="float" office:value="7382.69073010664" calcext:value-type="float">
            <text:p>7382.6907301067</text:p>
          </table:table-cell>
          <table:table-cell table:formula="of:=[Sheet3.T135]/[Sheet3.$T$118]*100" office:value-type="float" office:value="75.2791068580542" calcext:value-type="float">
            <text:p>75.2791068581</text:p>
          </table:table-cell>
          <table:table-cell table:formula="of:=[Sheet3.U135]/[Sheet3.$U$118]*100" office:value-type="float" office:value="91.5229885057471" calcext:value-type="float">
            <text:p>91.5229885057</text:p>
          </table:table-cell>
          <table:table-cell table:formula="of:=[Sheet3.V135]/[Sheet3.$V$118]*100" office:value-type="float" office:value="85.3333333333334" calcext:value-type="float">
            <text:p>85.3333333333</text:p>
          </table:table-cell>
          <table:table-cell table:formula="of:=[Sheet3.W135]/[Sheet3.$W$118]*100" office:value-type="float" office:value="169.856459330144" calcext:value-type="float">
            <text:p>169.8564593301</text:p>
          </table:table-cell>
          <table:table-cell table:formula="of:=[Sheet3.X135]/[Sheet3.$X$118]*100" office:value-type="float" office:value="67.3699015471167" calcext:value-type="float">
            <text:p>67.369901547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Sheet3.E136]/[Sheet3.$E$118]*100" office:value-type="float" office:value="104.186543253827" calcext:value-type="float">
            <text:p>104.1865432538</text:p>
          </table:table-cell>
          <table:table-cell table:formula="of:=[Sheet3.F136]/[Sheet3.$F$118]*100" office:value-type="float" office:value="95.4152574220218" calcext:value-type="float">
            <text:p>95.415257422</text:p>
          </table:table-cell>
          <table:table-cell table:formula="of:=[Sheet3.G136]/[Sheet3.$G$118]*100" office:value-type="float" office:value="94.1863156850425" calcext:value-type="float">
            <text:p>94.186315685</text:p>
          </table:table-cell>
          <table:table-cell table:formula="of:=[Sheet3.H136]/[Sheet3.$H$118]*100" office:value-type="float" office:value="60.9819743867678" calcext:value-type="float">
            <text:p>60.9819743868</text:p>
          </table:table-cell>
          <table:table-cell table:formula="of:=[Sheet3.I136]/[Sheet3.$I$118]*100" office:value-type="float" office:value="99.8520345252775" calcext:value-type="float">
            <text:p>99.8520345253</text:p>
          </table:table-cell>
          <table:table-cell table:formula="of:=[Sheet3.J136]/[Sheet3.$J$118]*100" office:value-type="float" office:value="9.6950111088669" calcext:value-type="float">
            <text:p>9.6950111089</text:p>
          </table:table-cell>
          <table:table-cell table:formula="of:=[Sheet3.K136]/[Sheet3.$K$118]*100" office:value-type="float" office:value="31.4233742610277" calcext:value-type="float">
            <text:p>31.423374261</text:p>
          </table:table-cell>
          <table:table-cell table:formula="of:=[Sheet3.L136]/[Sheet3.$L$118]*100" office:value-type="float" office:value="30.5799648506151" calcext:value-type="float">
            <text:p>30.5799648506</text:p>
          </table:table-cell>
          <table:table-cell table:formula="of:=[Sheet3.M136]/[Sheet3.$M$118]*100" office:value-type="float" office:value="23.1365313653137" calcext:value-type="float">
            <text:p>23.1365313653</text:p>
          </table:table-cell>
          <table:table-cell table:formula="of:=[Sheet3.N136]/[Sheet3.$N$118]*100" office:value-type="float" office:value="22.7034120734908" calcext:value-type="float">
            <text:p>22.7034120735</text:p>
          </table:table-cell>
          <table:table-cell table:formula="of:=[Sheet3.O136]/[Sheet3.$O$118]*100" office:value-type="float" office:value="109.93265993266" calcext:value-type="float">
            <text:p>109.9326599327</text:p>
          </table:table-cell>
          <table:table-cell table:formula="of:=[Sheet3.P136]/[Sheet3.$P$118]*100" office:value-type="float" office:value="108.17843866171" calcext:value-type="float">
            <text:p>108.1784386617</text:p>
          </table:table-cell>
          <table:table-cell table:number-columns-repeated="2"/>
          <table:table-cell table:formula="of:=[Sheet3.S136]/[Sheet3.$S$118]*100" office:value-type="float" office:value="90.5660377358491" calcext:value-type="float">
            <text:p>90.5660377358</text:p>
          </table:table-cell>
          <table:table-cell table:formula="of:=[Sheet3.T136]/[Sheet3.$T$118]*100" office:value-type="float" office:value="102.711323763955" calcext:value-type="float">
            <text:p>102.711323764</text:p>
          </table:table-cell>
          <table:table-cell table:formula="of:=[Sheet3.U136]/[Sheet3.$U$118]*100" office:value-type="float" office:value="80.4597701149426" calcext:value-type="float">
            <text:p>80.4597701149</text:p>
          </table:table-cell>
          <table:table-cell table:formula="of:=[Sheet3.V136]/[Sheet3.$V$118]*100" office:value-type="float" office:value="93.1851851851852" calcext:value-type="float">
            <text:p>93.1851851852</text:p>
          </table:table-cell>
          <table:table-cell table:formula="of:=[Sheet3.W136]/[Sheet3.$W$118]*100" office:value-type="float" office:value="195.933014354067" calcext:value-type="float">
            <text:p>195.9330143541</text:p>
          </table:table-cell>
          <table:table-cell table:formula="of:=[Sheet3.X136]/[Sheet3.$X$118]*100" office:value-type="float" office:value="97.0464135021097" calcext:value-type="float">
            <text:p>97.04641350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Sheet3.E137]/[Sheet3.$E$118]*100" office:value-type="float" office:value="138.365966536134" calcext:value-type="float">
            <text:p>138.3659665361</text:p>
          </table:table-cell>
          <table:table-cell table:formula="of:=[Sheet3.F137]/[Sheet3.$F$118]*100" office:value-type="float" office:value="101.853939621696" calcext:value-type="float">
            <text:p>101.8539396217</text:p>
          </table:table-cell>
          <table:table-cell table:formula="of:=[Sheet3.G137]/[Sheet3.$G$118]*100" office:value-type="float" office:value="100.916035583187" calcext:value-type="float">
            <text:p>100.9160355832</text:p>
          </table:table-cell>
          <table:table-cell table:formula="of:=[Sheet3.H137]/[Sheet3.$H$118]*100" office:value-type="float" office:value="59.6611666465936" calcext:value-type="float">
            <text:p>59.6611666466</text:p>
          </table:table-cell>
          <table:table-cell table:formula="of:=[Sheet3.I137]/[Sheet3.$I$118]*100" office:value-type="float" office:value="100.901884798309" calcext:value-type="float">
            <text:p>100.9018847983</text:p>
          </table:table-cell>
          <table:table-cell table:formula="of:=[Sheet3.J137]/[Sheet3.$J$118]*100" office:value-type="float" office:value="14.0173702282367" calcext:value-type="float">
            <text:p>14.0173702282</text:p>
          </table:table-cell>
          <table:table-cell table:formula="of:=[Sheet3.K137]/[Sheet3.$K$118]*100" office:value-type="float" office:value="30.8776716689404" calcext:value-type="float">
            <text:p>30.8776716689</text:p>
          </table:table-cell>
          <table:table-cell table:formula="of:=[Sheet3.L137]/[Sheet3.$L$118]*100" office:value-type="float" office:value="30.7557117750439" calcext:value-type="float">
            <text:p>30.755711775</text:p>
          </table:table-cell>
          <table:table-cell table:formula="of:=[Sheet3.M137]/[Sheet3.$M$118]*100" office:value-type="float" office:value="25.0184501845018" calcext:value-type="float">
            <text:p>25.0184501845</text:p>
          </table:table-cell>
          <table:table-cell table:formula="of:=[Sheet3.N137]/[Sheet3.$N$118]*100" office:value-type="float" office:value="22.244094488189" calcext:value-type="float">
            <text:p>22.2440944882</text:p>
          </table:table-cell>
          <table:table-cell table:formula="of:=[Sheet3.O137]/[Sheet3.$O$118]*100" office:value-type="float" office:value="116.161616161616" calcext:value-type="float">
            <text:p>116.1616161616</text:p>
          </table:table-cell>
          <table:table-cell table:number-columns-repeated="2"/>
          <table:table-cell table:formula="of:=[Sheet3.R137]/[Sheet3.$R$118]*100" office:value-type="float" office:value="73.0255164034022" calcext:value-type="float">
            <text:p>73.0255164034</text:p>
          </table:table-cell>
          <table:table-cell table:formula="of:=[Sheet3.S137]/[Sheet3.$S$118]*100" office:value-type="float" office:value="113.699753896637" calcext:value-type="float">
            <text:p>113.6997538966</text:p>
          </table:table-cell>
          <table:table-cell table:formula="of:=[Sheet3.T137]/[Sheet3.$T$118]*100" office:value-type="float" office:value="68.421052631579" calcext:value-type="float">
            <text:p>68.4210526316</text:p>
          </table:table-cell>
          <table:table-cell table:formula="of:=[Sheet3.U137]/[Sheet3.$U$118]*100" office:value-type="float" office:value="95.1149425287356" calcext:value-type="float">
            <text:p>95.1149425287</text:p>
          </table:table-cell>
          <table:table-cell table:formula="of:=[Sheet3.V137]/[Sheet3.$V$118]*100" office:value-type="float" office:value="101.62962962963" calcext:value-type="float">
            <text:p>101.6296296296</text:p>
          </table:table-cell>
          <table:table-cell table:formula="of:=[Sheet3.W137]/[Sheet3.$W$118]*100" office:value-type="float" office:value="164.832535885167" calcext:value-type="float">
            <text:p>164.8325358852</text:p>
          </table:table-cell>
          <table:table-cell table:formula="of:=[Sheet3.X137]/[Sheet3.$X$118]*100" office:value-type="float" office:value="92.5457102672292" calcext:value-type="float">
            <text:p>92.545710267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Sheet3.E138]/[Sheet3.$E$118]*100" office:value-type="float" office:value="101.064435742257" calcext:value-type="float">
            <text:p>101.0644357423</text:p>
          </table:table-cell>
          <table:table-cell table:formula="of:=[Sheet3.F138]/[Sheet3.$F$118]*100" office:value-type="float" office:value="88.9797068771139" calcext:value-type="float">
            <text:p>88.9797068771</text:p>
          </table:table-cell>
          <table:table-cell table:formula="of:=[Sheet3.G138]/[Sheet3.$G$118]*100" office:value-type="float" office:value="120.744733622144" calcext:value-type="float">
            <text:p>120.7447336221</text:p>
          </table:table-cell>
          <table:table-cell table:formula="of:=[Sheet3.H138]/[Sheet3.$H$118]*100" office:value-type="float" office:value="54.4923521618692" calcext:value-type="float">
            <text:p>54.4923521619</text:p>
          </table:table-cell>
          <table:table-cell table:formula="of:=[Sheet3.I138]/[Sheet3.$I$118]*100" office:value-type="float" office:value="99.2073278139863" calcext:value-type="float">
            <text:p>99.207327814</text:p>
          </table:table-cell>
          <table:table-cell table:formula="of:=[Sheet3.J138]/[Sheet3.$J$118]*100" office:value-type="float" office:value="12.8458897192486" calcext:value-type="float">
            <text:p>12.8458897192</text:p>
          </table:table-cell>
          <table:table-cell table:formula="of:=[Sheet3.K138]/[Sheet3.$K$118]*100" office:value-type="float" office:value="25.0113688040018" calcext:value-type="float">
            <text:p>25.011368804</text:p>
          </table:table-cell>
          <table:table-cell table:formula="of:=[Sheet3.L138]/[Sheet3.$L$118]*100" office:value-type="float" office:value="29.8769771528998" calcext:value-type="float">
            <text:p>29.8769771529</text:p>
          </table:table-cell>
          <table:table-cell table:formula="of:=[Sheet3.M138]/[Sheet3.$M$118]*100" office:value-type="float" office:value="26.789667896679" calcext:value-type="float">
            <text:p>26.7896678967</text:p>
          </table:table-cell>
          <table:table-cell table:formula="of:=[Sheet3.N138]/[Sheet3.$N$118]*100" office:value-type="float" office:value="21.6207349081365" calcext:value-type="float">
            <text:p>21.6207349081</text:p>
          </table:table-cell>
          <table:table-cell table:formula="of:=[Sheet3.O138]/[Sheet3.$O$118]*100" office:value-type="float" office:value="7615.74074074074" calcext:value-type="float">
            <text:p>7615.7407407407</text:p>
          </table:table-cell>
          <table:table-cell table:formula="of:=[Sheet3.P138]/[Sheet3.$P$118]*100" office:value-type="float" office:value="7979.2750929368" calcext:value-type="float">
            <text:p>7979.2750929368</text:p>
          </table:table-cell>
          <table:table-cell table:formula="of:=[Sheet3.Q138]/[Sheet3.$Q$118]*100" office:value-type="float" office:value="7974.44739168877" calcext:value-type="float">
            <text:p>7974.4473916888</text:p>
          </table:table-cell>
          <table:table-cell table:formula="of:=[Sheet3.R138]/[Sheet3.$R$118]*100" office:value-type="float" office:value="5436.99878493317" calcext:value-type="float">
            <text:p>5436.9987849332</text:p>
          </table:table-cell>
          <table:table-cell table:formula="of:=[Sheet3.S138]/[Sheet3.$S$118]*100" office:value-type="float" office:value="7047.49794913864" calcext:value-type="float">
            <text:p>7047.4979491386</text:p>
          </table:table-cell>
          <table:table-cell table:formula="of:=[Sheet3.T138]/[Sheet3.$T$118]*100" office:value-type="float" office:value="69.5374800637959" calcext:value-type="float">
            <text:p>69.5374800638</text:p>
          </table:table-cell>
          <table:table-cell table:formula="of:=[Sheet3.U138]/[Sheet3.$U$118]*100" office:value-type="float" office:value="89.0804597701149" calcext:value-type="float">
            <text:p>89.0804597701</text:p>
          </table:table-cell>
          <table:table-cell table:formula="of:=[Sheet3.V138]/[Sheet3.$V$118]*100" office:value-type="float" office:value="104.444444444444" calcext:value-type="float">
            <text:p>104.4444444444</text:p>
          </table:table-cell>
          <table:table-cell table:formula="of:=[Sheet3.W138]/[Sheet3.$W$118]*100" office:value-type="float" office:value="104.545454545455" calcext:value-type="float">
            <text:p>104.5454545455</text:p>
          </table:table-cell>
          <table:table-cell table:formula="of:=[Sheet3.X138]/[Sheet3.$X$118]*100" office:value-type="float" office:value="79.3248945147679" calcext:value-type="float">
            <text:p>79.3248945148</text:p>
          </table:table-cell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2" table:number-rows-repeated="27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RETRIEVAL TIMES USING IRELAND S3 (CALIFORNIA AND SINGAPORE ONLY)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000-00-00T17:12:10.1813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19:16:04.391400000</dc:date>
    <meta:generator>LibreOffice/4.1.6.2$MacOSX_x86 LibreOffice_project/40ff705089295be5be0aae9b15123f687c05b0a</meta:generator>
    <meta:editing-duration>PT2H2M30S</meta:editing-duration>
    <meta:editing-cycles>8</meta:editing-cycles>
    <meta:document-statistic meta:table-count="5" meta:cell-count="12221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9cm" svg:y="3.462cm" style:legend-expansion="high" chart:style-name="ch2"/>
        <chart:plot-area chart:style-name="ch3" table:cell-range-address="Sheet2.E5:Sheet2.I26" chart:data-source-has-labels="both" svg:x="0.77cm" svg:y="0.855cm" svg:width="11.699cm" svg:height="7.545cm">
          <chartooo:coordinate-region svg:x="1.714cm" svg:y="1.052cm" svg:width="10.557cm" svg:height="6.705cm"/>
          <chart:axis chart:dimension="x" chart:name="primary-x" chart:style-name="ch4" chartooo:axis-type="auto">
            <chartooo:date-scale/>
            <chart:categories table:cell-range-address="Sheet2.E6:Sheet2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F6:Sheet2.F26" chart:label-cell-address="Sheet2.F5:Sheet2.F5" chart:class="chart:line">
            <chart:data-point chart:repeated="21"/>
          </chart:series>
          <chart:series chart:style-name="ch7" chart:values-cell-range-address="Sheet2.G6:Sheet2.G26" chart:label-cell-address="Sheet2.G5:Sheet2.G5" chart:class="chart:line">
            <chart:data-point chart:repeated="21"/>
          </chart:series>
          <chart:series chart:style-name="ch8" chart:values-cell-range-address="Sheet2.H6:Sheet2.H26" chart:label-cell-address="Sheet2.H5:Sheet2.H5" chart:class="chart:line">
            <chart:data-point chart:repeated="21"/>
          </chart:series>
          <chart:series chart:style-name="ch9" chart:values-cell-range-address="Sheet2.I6:Sheet2.I26" chart:label-cell-address="Sheet2.I5:Sheet2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2.F5:Sheet2.F5</svg:desc>
                </draw:g>
              </table:table-cell>
              <table:table-cell office:value-type="string">
                <text:p>california</text:p>
                <draw:g>
                  <svg:desc>Sheet2.G5:Sheet2.G5</svg:desc>
                </draw:g>
              </table:table-cell>
              <table:table-cell office:value-type="string">
                <text:p>ireland</text:p>
                <draw:g>
                  <svg:desc>Sheet2.H5:Sheet2.H5</svg:desc>
                </draw:g>
              </table:table-cell>
              <table:table-cell office:value-type="string">
                <text:p>singapore</text:p>
                <draw:g>
                  <svg:desc>Sheet2.I5:Sheet2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E6:Sheet2.E26</svg:desc>
                </draw:g>
              </table:table-cell>
              <table:table-cell office:value-type="float" office:value="0.027706">
                <text:p>0.027706</text:p>
                <draw:g>
                  <svg:desc>Sheet2.F6:Sheet2.F26</svg:desc>
                </draw:g>
              </table:table-cell>
              <table:table-cell office:value-type="float" office:value="0.002225">
                <text:p>0.002225</text:p>
                <draw:g>
                  <svg:desc>Sheet2.G6:Sheet2.G26</svg:desc>
                </draw:g>
              </table:table-cell>
              <table:table-cell office:value-type="float" office:value="0.089785">
                <text:p>0.089785</text:p>
                <draw:g>
                  <svg:desc>Sheet2.H6:Sheet2.H26</svg:desc>
                </draw:g>
              </table:table-cell>
              <table:table-cell office:value-type="float" office:value="0.000481">
                <text:p>0.000481</text:p>
                <draw:g>
                  <svg:desc>Sheet2.I6:Sheet2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4.E8:Sheet4.X8 Sheet4.E118:Sheet4.X138" chart:data-source-has-labels="row" svg:x="0.696cm" svg:y="0.854cm" svg:width="17.7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118:Sheet4.E138" chart:label-cell-address="Sheet4.E8:Sheet4.E8" chart:class="chart:line">
            <chart:data-point chart:repeated="21"/>
          </chart:series>
          <chart:series chart:style-name="ch7" chart:values-cell-range-address="Sheet4.F118:Sheet4.F138" chart:label-cell-address="Sheet4.F8:Sheet4.F8" chart:class="chart:line">
            <chart:data-point chart:repeated="21"/>
          </chart:series>
          <chart:series chart:style-name="ch8" chart:values-cell-range-address="Sheet4.G118:Sheet4.G138" chart:label-cell-address="Sheet4.G8:Sheet4.G8" chart:class="chart:line">
            <chart:data-point chart:repeated="21"/>
          </chart:series>
          <chart:series chart:style-name="ch9" chart:values-cell-range-address="Sheet4.H118:Sheet4.H138" chart:label-cell-address="Sheet4.H8:Sheet4.H8" chart:class="chart:line">
            <chart:data-point chart:repeated="21"/>
          </chart:series>
          <chart:series chart:style-name="ch10" chart:values-cell-range-address="Sheet4.I118:Sheet4.I138" chart:label-cell-address="Sheet4.I8:Sheet4.I8" chart:class="chart:line">
            <chart:data-point chart:repeated="21"/>
          </chart:series>
          <chart:series chart:style-name="ch11" chart:values-cell-range-address="Sheet4.J118:Sheet4.J138" chart:label-cell-address="Sheet4.J8:Sheet4.J8" chart:class="chart:line">
            <chart:data-point chart:repeated="21"/>
          </chart:series>
          <chart:series chart:style-name="ch12" chart:values-cell-range-address="Sheet4.K118:Sheet4.K138" chart:label-cell-address="Sheet4.K8:Sheet4.K8" chart:class="chart:line">
            <chart:data-point chart:repeated="21"/>
          </chart:series>
          <chart:series chart:style-name="ch13" chart:values-cell-range-address="Sheet4.L118:Sheet4.L138" chart:label-cell-address="Sheet4.L8:Sheet4.L8" chart:class="chart:line">
            <chart:data-point chart:repeated="21"/>
          </chart:series>
          <chart:series chart:style-name="ch14" chart:values-cell-range-address="Sheet4.M118:Sheet4.M138" chart:label-cell-address="Sheet4.M8:Sheet4.M8" chart:class="chart:line">
            <chart:data-point chart:repeated="21"/>
          </chart:series>
          <chart:series chart:style-name="ch15" chart:values-cell-range-address="Sheet4.N118:Sheet4.N138" chart:label-cell-address="Sheet4.N8:Sheet4.N8" chart:class="chart:line">
            <chart:data-point chart:repeated="21"/>
          </chart:series>
          <chart:series chart:style-name="ch16" chart:values-cell-range-address="Sheet4.O118:Sheet4.O138" chart:label-cell-address="Sheet4.O8:Sheet4.O8" chart:class="chart:line">
            <chart:data-point chart:repeated="21"/>
          </chart:series>
          <chart:series chart:style-name="ch17" chart:values-cell-range-address="Sheet4.P118:Sheet4.P138" chart:label-cell-address="Sheet4.P8:Sheet4.P8" chart:class="chart:line">
            <chart:data-point chart:repeated="21"/>
          </chart:series>
          <chart:series chart:style-name="ch18" chart:values-cell-range-address="Sheet4.Q118:Sheet4.Q138" chart:label-cell-address="Sheet4.Q8:Sheet4.Q8" chart:class="chart:line">
            <chart:data-point chart:repeated="21"/>
          </chart:series>
          <chart:series chart:style-name="ch19" chart:values-cell-range-address="Sheet4.R118:Sheet4.R138" chart:label-cell-address="Sheet4.R8:Sheet4.R8" chart:class="chart:line">
            <chart:data-point chart:repeated="21"/>
          </chart:series>
          <chart:series chart:style-name="ch20" chart:values-cell-range-address="Sheet4.S118:Sheet4.S138" chart:label-cell-address="Sheet4.S8:Sheet4.S8" chart:class="chart:line">
            <chart:data-point chart:repeated="21"/>
          </chart:series>
          <chart:series chart:style-name="ch21" chart:values-cell-range-address="Sheet4.T118:Sheet4.T138" chart:label-cell-address="Sheet4.T8:Sheet4.T8" chart:class="chart:line">
            <chart:data-point chart:repeated="21"/>
          </chart:series>
          <chart:series chart:style-name="ch22" chart:values-cell-range-address="Sheet4.U118:Sheet4.U138" chart:label-cell-address="Sheet4.U8:Sheet4.U8" chart:class="chart:line">
            <chart:data-point chart:repeated="21"/>
          </chart:series>
          <chart:series chart:style-name="ch23" chart:values-cell-range-address="Sheet4.V118:Sheet4.V138" chart:label-cell-address="Sheet4.V8:Sheet4.V8" chart:class="chart:line">
            <chart:data-point chart:repeated="21"/>
          </chart:series>
          <chart:series chart:style-name="ch24" chart:values-cell-range-address="Sheet4.W118:Sheet4.W138" chart:label-cell-address="Sheet4.W8:Sheet4.W8" chart:class="chart:line">
            <chart:data-point chart:repeated="21"/>
          </chart:series>
          <chart:series chart:style-name="ch25" chart:values-cell-range-address="Sheet4.X118:Sheet4.X138" chart:label-cell-address="Sheet4.X8:Sheet4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118:Sheet4.E138</svg:desc>
                </draw:g>
              </table:table-cell>
              <table:table-cell office:value-type="float" office:value="100">
                <text:p>100</text:p>
                <draw:g>
                  <svg:desc>Sheet4.F118:Sheet4.F138</svg:desc>
                </draw:g>
              </table:table-cell>
              <table:table-cell office:value-type="float" office:value="100">
                <text:p>100</text:p>
                <draw:g>
                  <svg:desc>Sheet4.G118:Sheet4.G138</svg:desc>
                </draw:g>
              </table:table-cell>
              <table:table-cell office:value-type="float" office:value="100">
                <text:p>100</text:p>
                <draw:g>
                  <svg:desc>Sheet4.H118:Sheet4.H138</svg:desc>
                </draw:g>
              </table:table-cell>
              <table:table-cell office:value-type="float" office:value="100">
                <text:p>100</text:p>
                <draw:g>
                  <svg:desc>Sheet4.I118:Sheet4.I138</svg:desc>
                </draw:g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O118:Sheet4.O138</svg:desc>
                </draw:g>
              </table:table-cell>
              <table:table-cell office:value-type="float" office:value="100">
                <text:p>100</text:p>
                <draw:g>
                  <svg:desc>Sheet4.P118:Sheet4.P138</svg:desc>
                </draw:g>
              </table:table-cell>
              <table:table-cell office:value-type="float" office:value="100">
                <text:p>100</text:p>
                <draw:g>
                  <svg:desc>Sheet4.Q118:Sheet4.Q138</svg:desc>
                </draw:g>
              </table:table-cell>
              <table:table-cell office:value-type="float" office:value="100">
                <text:p>100</text:p>
                <draw:g>
                  <svg:desc>Sheet4.R118:Sheet4.R138</svg:desc>
                </draw:g>
              </table:table-cell>
              <table:table-cell office:value-type="float" office:value="100">
                <text:p>100</text:p>
                <draw:g>
                  <svg:desc>Sheet4.S118:Sheet4.S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587397650409">
                <text:p>110.587397650409</text:p>
              </table:table-cell>
              <table:table-cell office:value-type="float" office:value="13.3565075786045">
                <text:p>13.3565075786045</text:p>
              </table:table-cell>
              <table:table-cell office:value-type="float" office:value="92.8304507424187">
                <text:p>92.8304507424187</text:p>
              </table:table-cell>
              <table:table-cell office:value-type="float" office:value="72.9836605243085">
                <text:p>72.9836605243085</text:p>
              </table:table-cell>
              <table:table-cell office:value-type="float" office:value="133.961599436322">
                <text:p>133.96159943632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7994.86531986532">
                <text:p>7994.86531986532</text:p>
              </table:table-cell>
              <table:table-cell office:value-type="float" office:value="NaN">
                <text:p>NaN</text:p>
              </table:table-cell>
              <table:table-cell office:value-type="float" office:value="8397.4358974359">
                <text:p>8397.4358974359</text:p>
              </table:table-cell>
              <table:table-cell office:value-type="float" office:value="5375.03037667072">
                <text:p>5375.03037667072</text:p>
              </table:table-cell>
              <table:table-cell office:value-type="float" office:value="7259.7210828548">
                <text:p>7259.7210828548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203631185475">
                <text:p>142.203631185475</text:p>
              </table:table-cell>
              <table:table-cell office:value-type="float" office:value="134.899160716523">
                <text:p>134.899160716523</text:p>
              </table:table-cell>
              <table:table-cell office:value-type="float" office:value="104.447898409339">
                <text:p>104.447898409339</text:p>
              </table:table-cell>
              <table:table-cell office:value-type="float" office:value="80.1055843269501">
                <text:p>80.1055843269501</text:p>
              </table:table-cell>
              <table:table-cell office:value-type="float" office:value="122.152545358464">
                <text:p>122.152545358464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7961.27946127946">
                <text:p>7961.27946127946</text:p>
              </table:table-cell>
              <table:table-cell office:value-type="float" office:value="8935.22304832714">
                <text:p>8935.22304832714</text:p>
              </table:table-cell>
              <table:table-cell office:value-type="float" office:value="8408.0459770115">
                <text:p>8408.0459770115</text:p>
              </table:table-cell>
              <table:table-cell office:value-type="float" office:value="5856.56136087485">
                <text:p>5856.56136087485</text:p>
              </table:table-cell>
              <table:table-cell office:value-type="float" office:value="7785.64397046759">
                <text:p>7785.64397046759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5574937700249">
                <text:p>96.5574937700249</text:p>
              </table:table-cell>
              <table:table-cell office:value-type="float" office:value="114.211449329826">
                <text:p>114.211449329826</text:p>
              </table:table-cell>
              <table:table-cell office:value-type="float" office:value="142.283144283872">
                <text:p>142.283144283872</text:p>
              </table:table-cell>
              <table:table-cell office:value-type="float" office:value="77.1929824561403">
                <text:p>77.1929824561403</text:p>
              </table:table-cell>
              <table:table-cell office:value-type="float" office:value="100.609476836357">
                <text:p>100.609476836357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99.7474747474747">
                <text:p>99.7474747474747</text:p>
              </table:table-cell>
              <table:table-cell office:value-type="float" office:value="110.873605947955">
                <text:p>110.873605947955</text:p>
              </table:table-cell>
              <table:table-cell office:value-type="float" office:value="101.768346595933">
                <text:p>101.768346595933</text:p>
              </table:table-cell>
              <table:table-cell office:value-type="float" office:value="71.4459295261239">
                <text:p>71.4459295261239</text:p>
              </table:table-cell>
              <table:table-cell office:value-type="float" office:value="107.46513535685">
                <text:p>107.46513535685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687433250267">
                <text:p>101.687433250267</text:p>
              </table:table-cell>
              <table:table-cell office:value-type="float" office:value="88.8607039959915">
                <text:p>88.8607039959915</text:p>
              </table:table-cell>
              <table:table-cell office:value-type="float" office:value="136.704256093125">
                <text:p>136.704256093125</text:p>
              </table:table-cell>
              <table:table-cell office:value-type="float" office:value="63.13380705769">
                <text:p>63.13380705769</text:p>
              </table:table-cell>
              <table:table-cell office:value-type="float" office:value="133.785450061652">
                <text:p>133.785450061652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.8942891859052">
                <text:p>68.8942891859052</text:p>
              </table:table-cell>
              <table:table-cell office:value-type="float" office:value="74.5693191140279">
                <text:p>74.569319114027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268778924884">
                <text:p>105.268778924884</text:p>
              </table:table-cell>
              <table:table-cell office:value-type="float" office:value="108.167355630715">
                <text:p>108.167355630715</text:p>
              </table:table-cell>
              <table:table-cell office:value-type="float" office:value="92.1293693574523">
                <text:p>92.1293693574523</text:p>
              </table:table-cell>
              <table:table-cell office:value-type="float" office:value="8.35842466578345">
                <text:p>8.35842466578345</text:p>
              </table:table-cell>
              <table:table-cell office:value-type="float" office:value="100.288884974458">
                <text:p>100.288884974458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98.3164983164983">
                <text:p>98.3164983164983</text:p>
              </table:table-cell>
              <table:table-cell office:value-type="float" office:value="109.944237918216">
                <text:p>109.944237918216</text:p>
              </table:table-cell>
              <table:table-cell office:value-type="float" office:value="97.2590627763042">
                <text:p>97.2590627763042</text:p>
              </table:table-cell>
              <table:table-cell office:value-type="float" office:value="61.3608748481167">
                <text:p>61.3608748481167</text:p>
              </table:table-cell>
              <table:table-cell office:value-type="float" office:value="116.078753076292">
                <text:p>116.078753076292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674261302955">
                <text:p>104.674261302955</text:p>
              </table:table-cell>
              <table:table-cell office:value-type="float" office:value="134.986847049981">
                <text:p>134.986847049981</text:p>
              </table:table-cell>
              <table:table-cell office:value-type="float" office:value="66.5928106088164">
                <text:p>66.5928106088164</text:p>
              </table:table-cell>
              <table:table-cell office:value-type="float" office:value="78.0240073868883">
                <text:p>78.0240073868883</text:p>
              </table:table-cell>
              <table:table-cell office:value-type="float" office:value="117.956667253831">
                <text:p>117.956667253831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100.841750841751">
                <text:p>100.84175084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4799513973268">
                <text:p>85.4799513973268</text:p>
              </table:table-cell>
              <table:table-cell office:value-type="float" office:value="87.1205906480722">
                <text:p>87.1205906480722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061943752225">
                <text:p>104.061943752225</text:p>
              </table:table-cell>
              <table:table-cell office:value-type="float" office:value="89.7313040210447">
                <text:p>89.7313040210447</text:p>
              </table:table-cell>
              <table:table-cell office:value-type="float" office:value="286.074274942955">
                <text:p>286.074274942955</text:p>
              </table:table-cell>
              <table:table-cell office:value-type="float" office:value="62.6761411537998">
                <text:p>62.6761411537998</text:p>
              </table:table-cell>
              <table:table-cell office:value-type="float" office:value="104.336797604369">
                <text:p>104.336797604369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94.9494949494949">
                <text:p>94.9494949494949</text:p>
              </table:table-cell>
              <table:table-cell office:value-type="float" office:value="111.617100371747">
                <text:p>111.617100371747</text:p>
              </table:table-cell>
              <table:table-cell office:value-type="float" office:value="NaN">
                <text:p>NaN</text:p>
              </table:table-cell>
              <table:table-cell office:value-type="float" office:value="52.3693803159174">
                <text:p>52.3693803159174</text:p>
              </table:table-cell>
              <table:table-cell office:value-type="float" office:value="120.180475799836">
                <text:p>120.18047579983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789960840157">
                <text:p>109.789960840157</text:p>
              </table:table-cell>
              <table:table-cell office:value-type="float" office:value="100.028184892897">
                <text:p>100.028184892897</text:p>
              </table:table-cell>
              <table:table-cell office:value-type="float" office:value="NaN">
                <text:p>NaN</text:p>
              </table:table-cell>
              <table:table-cell office:value-type="float" office:value="87.6129109960255">
                <text:p>87.6129109960255</text:p>
              </table:table-cell>
              <table:table-cell office:value-type="float" office:value="140.40514356174">
                <text:p>140.40514356174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7459.76430976431">
                <text:p>7459.76430976431</text:p>
              </table:table-cell>
              <table:table-cell office:value-type="float" office:value="8188.84758364312">
                <text:p>8188.84758364312</text:p>
              </table:table-cell>
              <table:table-cell office:value-type="float" office:value="7579.48717948718">
                <text:p>7579.48717948718</text:p>
              </table:table-cell>
              <table:table-cell office:value-type="float" office:value="5384.02187120292">
                <text:p>5384.02187120292</text:p>
              </table:table-cell>
              <table:table-cell office:value-type="float" office:value="7052.83018867925">
                <text:p>7052.83018867925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.952296190815">
                <text:p>105.952296190815</text:p>
              </table:table-cell>
              <table:table-cell office:value-type="float" office:value="91.7919328573218">
                <text:p>91.7919328573218</text:p>
              </table:table-cell>
              <table:table-cell office:value-type="float" office:value="96.8054499156718">
                <text:p>96.8054499156718</text:p>
              </table:table-cell>
              <table:table-cell office:value-type="float" office:value="73.3269099522261">
                <text:p>73.3269099522261</text:p>
              </table:table-cell>
              <table:table-cell office:value-type="float" office:value="104.60806764136">
                <text:p>104.60806764136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7428.28282828283">
                <text:p>7428.28282828283</text:p>
              </table:table-cell>
              <table:table-cell office:value-type="float" office:value="8002.41635687732">
                <text:p>8002.41635687732</text:p>
              </table:table-cell>
              <table:table-cell office:value-type="float" office:value="7932.97966401415">
                <text:p>7932.97966401415</text:p>
              </table:table-cell>
              <table:table-cell office:value-type="float" office:value="5456.31834750911">
                <text:p>5456.31834750911</text:p>
              </table:table-cell>
              <table:table-cell office:value-type="float" office:value="7245.93929450369">
                <text:p>7245.93929450369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601281594874">
                <text:p>129.601281594874</text:p>
              </table:table-cell>
              <table:table-cell office:value-type="float" office:value="87.3825629462608">
                <text:p>87.3825629462608</text:p>
              </table:table-cell>
              <table:table-cell office:value-type="float" office:value="105.17874268329">
                <text:p>105.17874268329</text:p>
              </table:table-cell>
              <table:table-cell office:value-type="float" office:value="63.7901963145851">
                <text:p>63.7901963145851</text:p>
              </table:table-cell>
              <table:table-cell office:value-type="float" office:value="103.963360930069">
                <text:p>103.963360930069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98.3164983164983">
                <text:p>98.3164983164983</text:p>
              </table:table-cell>
              <table:table-cell office:value-type="float" office:value="130.669144981413">
                <text:p>130.66914498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8474159146842">
                <text:p>93.8474159146842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2648629405482">
                <text:p>94.2648629405482</text:p>
              </table:table-cell>
              <table:table-cell office:value-type="float" office:value="97.8610797945635">
                <text:p>97.8610797945635</text:p>
              </table:table-cell>
              <table:table-cell office:value-type="float" office:value="93.7762492145904">
                <text:p>93.7762492145904</text:p>
              </table:table-cell>
              <table:table-cell office:value-type="float" office:value="59.3821510297483">
                <text:p>59.3821510297483</text:p>
              </table:table-cell>
              <table:table-cell office:value-type="float" office:value="107.13052668663">
                <text:p>107.1305266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79.7979797979798">
                <text:p>79.7979797979798</text:p>
              </table:table-cell>
              <table:table-cell office:value-type="float" office:value="105.855018587361">
                <text:p>105.855018587361</text:p>
              </table:table-cell>
              <table:table-cell office:value-type="float" office:value="100.707338638373">
                <text:p>100.707338638373</text:p>
              </table:table-cell>
              <table:table-cell office:value-type="float" office:value="73.086269744836">
                <text:p>73.086269744836</text:p>
              </table:table-cell>
              <table:table-cell office:value-type="float" office:value="116.324856439705">
                <text:p>116.32485643970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8077607689569">
                <text:p>99.8077607689569</text:p>
              </table:table-cell>
              <table:table-cell office:value-type="float" office:value="87.0443442314919">
                <text:p>87.0443442314919</text:p>
              </table:table-cell>
              <table:table-cell office:value-type="float" office:value="90.3435960183868">
                <text:p>90.3435960183868</text:p>
              </table:table-cell>
              <table:table-cell office:value-type="float" office:value="62.6159219559195">
                <text:p>62.6159219559195</text:p>
              </table:table-cell>
              <table:table-cell office:value-type="float" office:value="110.473841817862">
                <text:p>110.473841817862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580017683466">
                <text:p>124.580017683466</text:p>
              </table:table-cell>
              <table:table-cell office:value-type="float" office:value="69.3195625759417">
                <text:p>69.3195625759417</text:p>
              </table:table-cell>
              <table:table-cell office:value-type="float" office:value="102.296964725185">
                <text:p>102.296964725185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18511925952">
                <text:p>102.018511925952</text:p>
              </table:table-cell>
              <table:table-cell office:value-type="float" office:value="96.7086308405361">
                <text:p>96.7086308405361</text:p>
              </table:table-cell>
              <table:table-cell office:value-type="float" office:value="94.8940110453388">
                <text:p>94.8940110453388</text:p>
              </table:table-cell>
              <table:table-cell office:value-type="float" office:value="56.1885262354972">
                <text:p>56.1885262354972</text:p>
              </table:table-cell>
              <table:table-cell office:value-type="float" office:value="97.1181962304034">
                <text:p>97.118196230403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114478114478">
                <text:p>103.114478114478</text:p>
              </table:table-cell>
              <table:table-cell office:value-type="float" office:value="110.780669144981">
                <text:p>110.780669144981</text:p>
              </table:table-cell>
              <table:table-cell office:value-type="float" office:value="96.816976127321">
                <text:p>96.816976127321</text:p>
              </table:table-cell>
              <table:table-cell office:value-type="float" office:value="87.5455650060754">
                <text:p>87.5455650060754</text:p>
              </table:table-cell>
              <table:table-cell office:value-type="float" office:value="93.5192780968007">
                <text:p>93.5192780968007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9423282306871">
                <text:p>97.9423282306871</text:p>
              </table:table-cell>
              <table:table-cell office:value-type="float" office:value="90.8555680821746">
                <text:p>90.8555680821746</text:p>
              </table:table-cell>
              <table:table-cell office:value-type="float" office:value="128.741029795959">
                <text:p>128.741029795959</text:p>
              </table:table-cell>
              <table:table-cell office:value-type="float" office:value="61.4838010357702">
                <text:p>61.4838010357702</text:p>
              </table:table-cell>
              <table:table-cell office:value-type="float" office:value="97.8087017791087">
                <text:p>97.8087017791087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5.06734006734">
                <text:p>115.06734006734</text:p>
              </table:table-cell>
              <table:table-cell office:value-type="float" office:value="108.17843866171">
                <text:p>108.17843866171</text:p>
              </table:table-cell>
              <table:table-cell office:value-type="float" office:value="104.155614500442">
                <text:p>104.155614500442</text:p>
              </table:table-cell>
              <table:table-cell office:value-type="float" office:value="91.494532199271">
                <text:p>91.494532199271</text:p>
              </table:table-cell>
              <table:table-cell office:value-type="float" office:value="105.906480721903">
                <text:p>105.906480721903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187611249555">
                <text:p>99.7187611249555</text:p>
              </table:table-cell>
              <table:table-cell office:value-type="float" office:value="NaN">
                <text:p>NaN</text:p>
              </table:table-cell>
              <table:table-cell office:value-type="float" office:value="93.3694897318033">
                <text:p>93.3694897318033</text:p>
              </table:table-cell>
              <table:table-cell office:value-type="float" office:value="55.1908948572805">
                <text:p>55.1908948572805</text:p>
              </table:table-cell>
              <table:table-cell office:value-type="float" office:value="96.8187422934649">
                <text:p>96.8187422934649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31.313131313131">
                <text:p>131.313131313131</text:p>
              </table:table-cell>
              <table:table-cell office:value-type="float" office:value="108.550185873606">
                <text:p>108.550185873606</text:p>
              </table:table-cell>
              <table:table-cell office:value-type="float" office:value="NaN">
                <text:p>NaN</text:p>
              </table:table-cell>
              <table:table-cell office:value-type="float" office:value="87.0595382746051">
                <text:p>87.0595382746051</text:p>
              </table:table-cell>
              <table:table-cell office:value-type="float" office:value="103.69155045119">
                <text:p>103.69155045119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203631185475">
                <text:p>112.203631185475</text:p>
              </table:table-cell>
              <table:table-cell office:value-type="float" office:value="104.938619566579">
                <text:p>104.938619566579</text:p>
              </table:table-cell>
              <table:table-cell office:value-type="float" office:value="90.1584047091504">
                <text:p>90.1584047091504</text:p>
              </table:table-cell>
              <table:table-cell office:value-type="float" office:value="58.3905415713196">
                <text:p>58.3905415713196</text:p>
              </table:table-cell>
              <table:table-cell office:value-type="float" office:value="97.2555927426458">
                <text:p>97.2555927426458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7199.6632996633">
                <text:p>7199.6632996633</text:p>
              </table:table-cell>
              <table:table-cell office:value-type="float" office:value="8223.14126394052">
                <text:p>8223.14126394052</text:p>
              </table:table-cell>
              <table:table-cell office:value-type="float" office:value="7918.4792219275">
                <text:p>7918.4792219275</text:p>
              </table:table-cell>
              <table:table-cell office:value-type="float" office:value="5375.03037667072">
                <text:p>5375.03037667072</text:p>
              </table:table-cell>
              <table:table-cell office:value-type="float" office:value="7009.59803117309">
                <text:p>7009.59803117309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459594161623">
                <text:p>101.459594161623</text:p>
              </table:table-cell>
              <table:table-cell office:value-type="float" office:value="86.2645621946637">
                <text:p>86.2645621946637</text:p>
              </table:table-cell>
              <table:table-cell office:value-type="float" office:value="88.9678891497735">
                <text:p>88.9678891497735</text:p>
              </table:table-cell>
              <table:table-cell office:value-type="float" office:value="61.4155526115059">
                <text:p>61.4155526115059</text:p>
              </table:table-cell>
              <table:table-cell office:value-type="float" office:value="111.474370265986">
                <text:p>111.474370265986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26.6835016835">
                <text:p>7526.6835016835</text:p>
              </table:table-cell>
              <table:table-cell office:value-type="float" office:value="7988.9405204461">
                <text:p>7988.9405204461</text:p>
              </table:table-cell>
              <table:table-cell office:value-type="float" office:value="7811.49425287356">
                <text:p>7811.49425287356</text:p>
              </table:table-cell>
              <table:table-cell office:value-type="float" office:value="5371.99270959903">
                <text:p>5371.99270959903</text:p>
              </table:table-cell>
              <table:table-cell office:value-type="float" office:value="7382.69073010664">
                <text:p>7382.6907301066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186543253827">
                <text:p>104.186543253827</text:p>
              </table:table-cell>
              <table:table-cell office:value-type="float" office:value="95.4152574220218">
                <text:p>95.4152574220218</text:p>
              </table:table-cell>
              <table:table-cell office:value-type="float" office:value="94.1863156850425">
                <text:p>94.1863156850425</text:p>
              </table:table-cell>
              <table:table-cell office:value-type="float" office:value="60.9819743867678">
                <text:p>60.9819743867678</text:p>
              </table:table-cell>
              <table:table-cell office:value-type="float" office:value="99.8520345252775">
                <text:p>99.8520345252775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9.93265993266">
                <text:p>109.93265993266</text:p>
              </table:table-cell>
              <table:table-cell office:value-type="float" office:value="108.17843866171">
                <text:p>108.1784386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660377358491">
                <text:p>90.5660377358491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.365966536134">
                <text:p>138.365966536134</text:p>
              </table:table-cell>
              <table:table-cell office:value-type="float" office:value="101.853939621696">
                <text:p>101.853939621696</text:p>
              </table:table-cell>
              <table:table-cell office:value-type="float" office:value="100.916035583187">
                <text:p>100.916035583187</text:p>
              </table:table-cell>
              <table:table-cell office:value-type="float" office:value="59.6611666465936">
                <text:p>59.6611666465936</text:p>
              </table:table-cell>
              <table:table-cell office:value-type="float" office:value="100.901884798309">
                <text:p>100.901884798309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116.161616161616">
                <text:p>116.16161616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0255164034022">
                <text:p>73.0255164034022</text:p>
              </table:table-cell>
              <table:table-cell office:value-type="float" office:value="113.699753896637">
                <text:p>113.699753896637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064435742257">
                <text:p>101.064435742257</text:p>
              </table:table-cell>
              <table:table-cell office:value-type="float" office:value="88.9797068771139">
                <text:p>88.9797068771139</text:p>
              </table:table-cell>
              <table:table-cell office:value-type="float" office:value="120.744733622144">
                <text:p>120.744733622144</text:p>
              </table:table-cell>
              <table:table-cell office:value-type="float" office:value="54.4923521618692">
                <text:p>54.4923521618692</text:p>
              </table:table-cell>
              <table:table-cell office:value-type="float" office:value="99.2073278139863">
                <text:p>99.2073278139863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7615.74074074074">
                <text:p>7615.74074074074</text:p>
              </table:table-cell>
              <table:table-cell office:value-type="float" office:value="7979.2750929368">
                <text:p>7979.2750929368</text:p>
              </table:table-cell>
              <table:table-cell office:value-type="float" office:value="7974.44739168877">
                <text:p>7974.44739168877</text:p>
              </table:table-cell>
              <table:table-cell office:value-type="float" office:value="5436.99878493317">
                <text:p>5436.99878493317</text:p>
              </table:table-cell>
              <table:table-cell office:value-type="float" office:value="7047.49794913864">
                <text:p>7047.49794913864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4.J8:Sheet4.N8 Sheet4.J118:Sheet4.N138 Sheet4.T8:Sheet4.X8 Sheet4.T118:Sheet4.X138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118:Sheet4.J138" chart:label-cell-address="Sheet4.J8:Sheet4.J8" chart:class="chart:line">
            <chart:data-point chart:repeated="21"/>
          </chart:series>
          <chart:series chart:style-name="ch7" chart:values-cell-range-address="Sheet4.K118:Sheet4.K138" chart:label-cell-address="Sheet4.K8:Sheet4.K8" chart:class="chart:line">
            <chart:data-point chart:repeated="21"/>
          </chart:series>
          <chart:series chart:style-name="ch8" chart:values-cell-range-address="Sheet4.L118:Sheet4.L138" chart:label-cell-address="Sheet4.L8:Sheet4.L8" chart:class="chart:line">
            <chart:data-point chart:repeated="21"/>
          </chart:series>
          <chart:series chart:style-name="ch9" chart:values-cell-range-address="Sheet4.M118:Sheet4.M138" chart:label-cell-address="Sheet4.M8:Sheet4.M8" chart:class="chart:line">
            <chart:data-point chart:repeated="21"/>
          </chart:series>
          <chart:series chart:style-name="ch10" chart:values-cell-range-address="Sheet4.N118:Sheet4.N138" chart:label-cell-address="Sheet4.N8:Sheet4.N8" chart:class="chart:line">
            <chart:data-point chart:repeated="21"/>
          </chart:series>
          <chart:series chart:style-name="ch11" chart:values-cell-range-address="Sheet4.T118:Sheet4.T138" chart:label-cell-address="Sheet4.T8:Sheet4.T8" chart:class="chart:line">
            <chart:data-point chart:repeated="21"/>
          </chart:series>
          <chart:series chart:style-name="ch12" chart:values-cell-range-address="Sheet4.U118:Sheet4.U138" chart:label-cell-address="Sheet4.U8:Sheet4.U8" chart:class="chart:line">
            <chart:data-point chart:repeated="21"/>
          </chart:series>
          <chart:series chart:style-name="ch13" chart:values-cell-range-address="Sheet4.V118:Sheet4.V138" chart:label-cell-address="Sheet4.V8:Sheet4.V8" chart:class="chart:line">
            <chart:data-point chart:repeated="21"/>
          </chart:series>
          <chart:series chart:style-name="ch14" chart:values-cell-range-address="Sheet4.W118:Sheet4.W138" chart:label-cell-address="Sheet4.W8:Sheet4.W8" chart:class="chart:line">
            <chart:data-point chart:repeated="21"/>
          </chart:series>
          <chart:series chart:style-name="ch15" chart:values-cell-range-address="Sheet4.X118:Sheet4.X138" chart:label-cell-address="Sheet4.X8:Sheet4.X8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7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8:Sheet4.X29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9:Sheet4.E29" chart:label-cell-address="Sheet4.E8:Sheet4.E8" chart:class="chart:line">
            <chart:data-point chart:repeated="21"/>
          </chart:series>
          <chart:series chart:style-name="ch9" chart:values-cell-range-address="Sheet4.F9:Sheet4.F29" chart:label-cell-address="Sheet4.F8:Sheet4.F8" chart:class="chart:line">
            <chart:data-point chart:repeated="21"/>
          </chart:series>
          <chart:series chart:style-name="ch10" chart:values-cell-range-address="Sheet4.G9:Sheet4.G29" chart:label-cell-address="Sheet4.G8:Sheet4.G8" chart:class="chart:line">
            <chart:data-point chart:repeated="21"/>
          </chart:series>
          <chart:series chart:style-name="ch11" chart:values-cell-range-address="Sheet4.H9:Sheet4.H29" chart:label-cell-address="Sheet4.H8:Sheet4.H8" chart:class="chart:line">
            <chart:data-point chart:repeated="21"/>
          </chart:series>
          <chart:series chart:style-name="ch12" chart:values-cell-range-address="Sheet4.I9:Sheet4.I29" chart:label-cell-address="Sheet4.I8:Sheet4.I8" chart:class="chart:line">
            <chart:data-point chart:repeated="21"/>
          </chart:series>
          <chart:series chart:style-name="ch13" chart:values-cell-range-address="Sheet4.J9:Sheet4.J29" chart:label-cell-address="Sheet4.J8:Sheet4.J8" chart:class="chart:line">
            <chart:data-point chart:repeated="21"/>
          </chart:series>
          <chart:series chart:style-name="ch14" chart:values-cell-range-address="Sheet4.K9:Sheet4.K29" chart:label-cell-address="Sheet4.K8:Sheet4.K8" chart:class="chart:line">
            <chart:data-point chart:repeated="21"/>
          </chart:series>
          <chart:series chart:style-name="ch15" chart:values-cell-range-address="Sheet4.L9:Sheet4.L29" chart:label-cell-address="Sheet4.L8:Sheet4.L8" chart:class="chart:line">
            <chart:data-point chart:repeated="21"/>
          </chart:series>
          <chart:series chart:style-name="ch16" chart:values-cell-range-address="Sheet4.M9:Sheet4.M29" chart:label-cell-address="Sheet4.M8:Sheet4.M8" chart:class="chart:line">
            <chart:data-point chart:repeated="21"/>
          </chart:series>
          <chart:series chart:style-name="ch17" chart:values-cell-range-address="Sheet4.N9:Sheet4.N29" chart:label-cell-address="Sheet4.N8:Sheet4.N8" chart:class="chart:line">
            <chart:data-point chart:repeated="21"/>
          </chart:series>
          <chart:series chart:style-name="ch18" chart:values-cell-range-address="Sheet4.O9:Sheet4.O29" chart:label-cell-address="Sheet4.O8:Sheet4.O8" chart:class="chart:line">
            <chart:data-point chart:repeated="21"/>
          </chart:series>
          <chart:series chart:style-name="ch19" chart:values-cell-range-address="Sheet4.P9:Sheet4.P29" chart:label-cell-address="Sheet4.P8:Sheet4.P8" chart:class="chart:line">
            <chart:data-point chart:repeated="21"/>
          </chart:series>
          <chart:series chart:style-name="ch20" chart:values-cell-range-address="Sheet4.Q9:Sheet4.Q29" chart:label-cell-address="Sheet4.Q8:Sheet4.Q8" chart:class="chart:line">
            <chart:data-point chart:repeated="21"/>
          </chart:series>
          <chart:series chart:style-name="ch21" chart:values-cell-range-address="Sheet4.R9:Sheet4.R29" chart:label-cell-address="Sheet4.R8:Sheet4.R8" chart:class="chart:line">
            <chart:data-point chart:repeated="21"/>
          </chart:series>
          <chart:series chart:style-name="ch22" chart:values-cell-range-address="Sheet4.S9:Sheet4.S29" chart:label-cell-address="Sheet4.S8:Sheet4.S8" chart:class="chart:line">
            <chart:data-point chart:repeated="21"/>
          </chart:series>
          <chart:series chart:style-name="ch23" chart:values-cell-range-address="Sheet4.T9:Sheet4.T29" chart:label-cell-address="Sheet4.T8:Sheet4.T8" chart:class="chart:line">
            <chart:data-point chart:repeated="21"/>
          </chart:series>
          <chart:series chart:style-name="ch24" chart:values-cell-range-address="Sheet4.U9:Sheet4.U29" chart:label-cell-address="Sheet4.U8:Sheet4.U8" chart:class="chart:line">
            <chart:data-point chart:repeated="21"/>
          </chart:series>
          <chart:series chart:style-name="ch25" chart:values-cell-range-address="Sheet4.V9:Sheet4.V29" chart:label-cell-address="Sheet4.V8:Sheet4.V8" chart:class="chart:line">
            <chart:data-point chart:repeated="21"/>
          </chart:series>
          <chart:series chart:style-name="ch26" chart:values-cell-range-address="Sheet4.W9:Sheet4.W29" chart:label-cell-address="Sheet4.W8:Sheet4.W8" chart:class="chart:line">
            <chart:data-point chart:repeated="21"/>
          </chart:series>
          <chart:series chart:style-name="ch27" chart:values-cell-range-address="Sheet4.X9:Sheet4.X29" chart:label-cell-address="Sheet4.X8:Sheet4.X8" chart:class="chart:line">
            <chart:data-point chart:repeated="21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9:Sheet4.E29</svg:desc>
                </draw:g>
              </table:table-cell>
              <table:table-cell office:value-type="float" office:value="100">
                <text:p>100</text:p>
                <draw:g>
                  <svg:desc>Sheet4.F9:Sheet4.F29</svg:desc>
                </draw:g>
              </table:table-cell>
              <table:table-cell office:value-type="float" office:value="100">
                <text:p>100</text:p>
                <draw:g>
                  <svg:desc>Sheet4.G9:Sheet4.G29</svg:desc>
                </draw:g>
              </table:table-cell>
              <table:table-cell office:value-type="float" office:value="100">
                <text:p>100</text:p>
                <draw:g>
                  <svg:desc>Sheet4.H9:Sheet4.H29</svg:desc>
                </draw:g>
              </table:table-cell>
              <table:table-cell office:value-type="float" office:value="100">
                <text:p>100</text:p>
                <draw:g>
                  <svg:desc>Sheet4.I9:Sheet4.I29</svg:desc>
                </draw:g>
              </table:table-cell>
              <table:table-cell office:value-type="float" office:value="100">
                <text:p>100</text:p>
                <draw:g>
                  <svg:desc>Sheet4.J9:Sheet4.J29</svg:desc>
                </draw:g>
              </table:table-cell>
              <table:table-cell office:value-type="float" office:value="100">
                <text:p>100</text:p>
                <draw:g>
                  <svg:desc>Sheet4.K9:Sheet4.K29</svg:desc>
                </draw:g>
              </table:table-cell>
              <table:table-cell office:value-type="float" office:value="100">
                <text:p>100</text:p>
                <draw:g>
                  <svg:desc>Sheet4.L9:Sheet4.L29</svg:desc>
                </draw:g>
              </table:table-cell>
              <table:table-cell office:value-type="float" office:value="100">
                <text:p>100</text:p>
                <draw:g>
                  <svg:desc>Sheet4.M9:Sheet4.M29</svg:desc>
                </draw:g>
              </table:table-cell>
              <table:table-cell office:value-type="float" office:value="100">
                <text:p>100</text:p>
                <draw:g>
                  <svg:desc>Sheet4.N9:Sheet4.N29</svg:desc>
                </draw:g>
              </table:table-cell>
              <table:table-cell office:value-type="float" office:value="100">
                <text:p>100</text:p>
                <draw:g>
                  <svg:desc>Sheet4.O9:Sheet4.O29</svg:desc>
                </draw:g>
              </table:table-cell>
              <table:table-cell office:value-type="float" office:value="100">
                <text:p>100</text:p>
                <draw:g>
                  <svg:desc>Sheet4.P9:Sheet4.P29</svg:desc>
                </draw:g>
              </table:table-cell>
              <table:table-cell office:value-type="float" office:value="100">
                <text:p>100</text:p>
                <draw:g>
                  <svg:desc>Sheet4.Q9:Sheet4.Q29</svg:desc>
                </draw:g>
              </table:table-cell>
              <table:table-cell office:value-type="float" office:value="100">
                <text:p>100</text:p>
                <draw:g>
                  <svg:desc>Sheet4.R9:Sheet4.R29</svg:desc>
                </draw:g>
              </table:table-cell>
              <table:table-cell office:value-type="float" office:value="100">
                <text:p>100</text:p>
                <draw:g>
                  <svg:desc>Sheet4.S9:Sheet4.S29</svg:desc>
                </draw:g>
              </table:table-cell>
              <table:table-cell office:value-type="float" office:value="100">
                <text:p>100</text:p>
                <draw:g>
                  <svg:desc>Sheet4.T9:Sheet4.T29</svg:desc>
                </draw:g>
              </table:table-cell>
              <table:table-cell office:value-type="float" office:value="100">
                <text:p>100</text:p>
                <draw:g>
                  <svg:desc>Sheet4.U9:Sheet4.U29</svg:desc>
                </draw:g>
              </table:table-cell>
              <table:table-cell office:value-type="float" office:value="100">
                <text:p>100</text:p>
                <draw:g>
                  <svg:desc>Sheet4.V9:Sheet4.V29</svg:desc>
                </draw:g>
              </table:table-cell>
              <table:table-cell office:value-type="float" office:value="100">
                <text:p>100</text:p>
                <draw:g>
                  <svg:desc>Sheet4.W9:Sheet4.W29</svg:desc>
                </draw:g>
              </table:table-cell>
              <table:table-cell office:value-type="float" office:value="100">
                <text:p>100</text:p>
                <draw:g>
                  <svg:desc>Sheet4.X9:Sheet4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988883274381">
                <text:p>117.988883274381</text:p>
              </table:table-cell>
              <table:table-cell office:value-type="float" office:value="105.036488478269">
                <text:p>105.036488478269</text:p>
              </table:table-cell>
              <table:table-cell office:value-type="float" office:value="90.0215612911409">
                <text:p>90.0215612911409</text:p>
              </table:table-cell>
              <table:table-cell office:value-type="float" office:value="NaN">
                <text:p>NaN</text:p>
              </table:table-cell>
              <table:table-cell office:value-type="float" office:value="140.41309431021">
                <text:p>140.41309431021</text:p>
              </table:table-cell>
              <table:table-cell office:value-type="float" office:value="29.7977528089888">
                <text:p>29.7977528089888</text:p>
              </table:table-cell>
              <table:table-cell office:value-type="float" office:value="32.7346205657836">
                <text:p>32.7346205657836</text:p>
              </table:table-cell>
              <table:table-cell office:value-type="float" office:value="NaN">
                <text:p>NaN</text:p>
              </table:table-cell>
              <table:table-cell office:value-type="float" office:value="25.1418439716312">
                <text:p>25.1418439716312</text:p>
              </table:table-cell>
              <table:table-cell office:value-type="float" office:value="23.0798335225123">
                <text:p>23.0798335225123</text:p>
              </table:table-cell>
              <table:table-cell office:value-type="float" office:value="1.60940023389208">
                <text:p>1.60940023389208</text:p>
              </table:table-cell>
              <table:table-cell office:value-type="float" office:value="1.54601308935488">
                <text:p>1.54601308935488</text:p>
              </table:table-cell>
              <table:table-cell office:value-type="float" office:value="1.33811625327449">
                <text:p>1.33811625327449</text:p>
              </table:table-cell>
              <table:table-cell office:value-type="float" office:value="1.19111625790976">
                <text:p>1.19111625790976</text:p>
              </table:table-cell>
              <table:table-cell office:value-type="float" office:value="1.27893064895416">
                <text:p>1.27893064895416</text:p>
              </table:table-cell>
              <table:table-cell office:value-type="float" office:value="142.619542619543">
                <text:p>142.619542619543</text:p>
              </table:table-cell>
              <table:table-cell office:value-type="float" office:value="81.4756671899529">
                <text:p>81.4756671899529</text:p>
              </table:table-cell>
              <table:table-cell office:value-type="float" office:value="94.6220930232558">
                <text:p>94.6220930232558</text:p>
              </table:table-cell>
              <table:table-cell office:value-type="float" office:value="93.5933147632312">
                <text:p>93.5933147632312</text:p>
              </table:table-cell>
              <table:table-cell office:value-type="float" office:value="173.890339425587">
                <text:p>173.890339425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22291200462">
                <text:p>104.22291200462</text:p>
              </table:table-cell>
              <table:table-cell office:value-type="float" office:value="111.618794262501">
                <text:p>111.618794262501</text:p>
              </table:table-cell>
              <table:table-cell office:value-type="float" office:value="75.6864734605873">
                <text:p>75.6864734605873</text:p>
              </table:table-cell>
              <table:table-cell office:value-type="float" office:value="NaN">
                <text:p>NaN</text:p>
              </table:table-cell>
              <table:table-cell office:value-type="float" office:value="104.630482533834">
                <text:p>104.630482533834</text:p>
              </table:table-cell>
              <table:table-cell office:value-type="float" office:value="32.6292134831461">
                <text:p>32.6292134831461</text:p>
              </table:table-cell>
              <table:table-cell office:value-type="float" office:value="31.0282891782667">
                <text:p>31.0282891782667</text:p>
              </table:table-cell>
              <table:table-cell office:value-type="float" office:value="30.6436567164179">
                <text:p>30.6436567164179</text:p>
              </table:table-cell>
              <table:table-cell office:value-type="float" office:value="26.8794326241135">
                <text:p>26.8794326241135</text:p>
              </table:table-cell>
              <table:table-cell office:value-type="float" office:value="23.5716988270904">
                <text:p>23.5716988270904</text:p>
              </table:table-cell>
              <table:table-cell office:value-type="float" office:value="105.612296040541">
                <text:p>105.612296040541</text:p>
              </table:table-cell>
              <table:table-cell office:value-type="float" office:value="107.097858510307">
                <text:p>107.097858510307</text:p>
              </table:table-cell>
              <table:table-cell office:value-type="float" office:value="119.769664644939">
                <text:p>119.769664644939</text:p>
              </table:table-cell>
              <table:table-cell office:value-type="float" office:value="99.2059224947268">
                <text:p>99.2059224947268</text:p>
              </table:table-cell>
              <table:table-cell office:value-type="float" office:value="98.8417426461488">
                <text:p>98.8417426461488</text:p>
              </table:table-cell>
              <table:table-cell office:value-type="float" office:value="137.422037422037">
                <text:p>137.422037422037</text:p>
              </table:table-cell>
              <table:table-cell office:value-type="float" office:value="98.5871271585557">
                <text:p>98.5871271585557</text:p>
              </table:table-cell>
              <table:table-cell office:value-type="float" office:value="65.1162790697674">
                <text:p>65.1162790697674</text:p>
              </table:table-cell>
              <table:table-cell office:value-type="float" office:value="101.392757660167">
                <text:p>101.392757660167</text:p>
              </table:table-cell>
              <table:table-cell office:value-type="float" office:value="158.22454308094">
                <text:p>158.22454308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588248032917">
                <text:p>96.7588248032917</text:p>
              </table:table-cell>
              <table:table-cell office:value-type="float" office:value="125.549124636014">
                <text:p>125.549124636014</text:p>
              </table:table-cell>
              <table:table-cell office:value-type="float" office:value="92.1206163992644">
                <text:p>92.1206163992644</text:p>
              </table:table-cell>
              <table:table-cell office:value-type="float" office:value="98.4768831917039">
                <text:p>98.4768831917039</text:p>
              </table:table-cell>
              <table:table-cell office:value-type="float" office:value="97.2259618791185">
                <text:p>97.2259618791185</text:p>
              </table:table-cell>
              <table:table-cell office:value-type="float" office:value="30.7865168539326">
                <text:p>30.7865168539326</text:p>
              </table:table-cell>
              <table:table-cell office:value-type="float" office:value="30.2649303996408">
                <text:p>30.2649303996408</text:p>
              </table:table-cell>
              <table:table-cell office:value-type="float" office:value="32.0429104477612">
                <text:p>32.0429104477612</text:p>
              </table:table-cell>
              <table:table-cell office:value-type="float" office:value="22.8723404255319">
                <text:p>22.8723404255319</text:p>
              </table:table-cell>
              <table:table-cell office:value-type="float" office:value="24.7824441922058">
                <text:p>24.7824441922058</text:p>
              </table:table-cell>
              <table:table-cell office:value-type="float" office:value="1.33207105864008">
                <text:p>1.33207105864008</text:p>
              </table:table-cell>
              <table:table-cell office:value-type="float" office:value="1.29669204398736">
                <text:p>1.29669204398736</text:p>
              </table:table-cell>
              <table:table-cell office:value-type="float" office:value="1.37941613763481">
                <text:p>1.37941613763481</text:p>
              </table:table-cell>
              <table:table-cell office:value-type="float" office:value="1.16940320112494">
                <text:p>1.16940320112494</text:p>
              </table:table-cell>
              <table:table-cell office:value-type="float" office:value="1.25727133957672">
                <text:p>1.25727133957672</text:p>
              </table:table-cell>
              <table:table-cell office:value-type="float" office:value="138.461538461538">
                <text:p>138.461538461538</text:p>
              </table:table-cell>
              <table:table-cell office:value-type="float" office:value="60.596546310832">
                <text:p>60.596546310832</text:p>
              </table:table-cell>
              <table:table-cell office:value-type="float" office:value="89.2441860465116">
                <text:p>89.2441860465116</text:p>
              </table:table-cell>
              <table:table-cell office:value-type="float" office:value="91.9220055710307">
                <text:p>91.9220055710307</text:p>
              </table:table-cell>
              <table:table-cell office:value-type="float" office:value="121.671018276762">
                <text:p>121.671018276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753916119252">
                <text:p>102.753916119252</text:p>
              </table:table-cell>
              <table:table-cell office:value-type="float" office:value="101.642880253083">
                <text:p>101.642880253083</text:p>
              </table:table-cell>
              <table:table-cell office:value-type="float" office:value="98.3670492738918">
                <text:p>98.3670492738918</text:p>
              </table:table-cell>
              <table:table-cell office:value-type="float" office:value="170.85913870085">
                <text:p>170.85913870085</text:p>
              </table:table-cell>
              <table:table-cell office:value-type="float" office:value="114.713384822504">
                <text:p>114.713384822504</text:p>
              </table:table-cell>
              <table:table-cell office:value-type="float" office:value="30.561797752809">
                <text:p>30.561797752809</text:p>
              </table:table-cell>
              <table:table-cell office:value-type="float" office:value="33.4081724292771">
                <text:p>33.4081724292771</text:p>
              </table:table-cell>
              <table:table-cell office:value-type="float" office:value="18.5634328358209">
                <text:p>18.5634328358209</text:p>
              </table:table-cell>
              <table:table-cell office:value-type="float" office:value="24.0425531914894">
                <text:p>24.0425531914894</text:p>
              </table:table-cell>
              <table:table-cell office:value-type="float" office:value="18.6152099886493">
                <text:p>18.6152099886493</text:p>
              </table:table-cell>
              <table:table-cell office:value-type="float" office:value="105.649050509551">
                <text:p>105.649050509551</text:p>
              </table:table-cell>
              <table:table-cell office:value-type="float" office:value="105.273585325676">
                <text:p>105.273585325676</text:p>
              </table:table-cell>
              <table:table-cell office:value-type="float" office:value="113.167583130767">
                <text:p>113.167583130767</text:p>
              </table:table-cell>
              <table:table-cell office:value-type="float" office:value="99.9255552338806">
                <text:p>99.9255552338806</text:p>
              </table:table-cell>
              <table:table-cell office:value-type="float" office:value="91.4847972276084">
                <text:p>91.4847972276084</text:p>
              </table:table-cell>
              <table:table-cell office:value-type="float" office:value="151.351351351351">
                <text:p>151.351351351351</text:p>
              </table:table-cell>
              <table:table-cell office:value-type="float" office:value="79.905808477237">
                <text:p>79.905808477237</text:p>
              </table:table-cell>
              <table:table-cell office:value-type="float" office:value="59.4476744186047">
                <text:p>59.4476744186047</text:p>
              </table:table-cell>
              <table:table-cell office:value-type="float" office:value="70.0557103064067">
                <text:p>70.0557103064067</text:p>
              </table:table-cell>
              <table:table-cell office:value-type="float" office:value="170.496083550914">
                <text:p>170.496083550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786833176929">
                <text:p>100.786833176929</text:p>
              </table:table-cell>
              <table:table-cell office:value-type="float" office:value="134.683826437071">
                <text:p>134.683826437071</text:p>
              </table:table-cell>
              <table:table-cell office:value-type="float" office:value="86.727122835944">
                <text:p>86.727122835944</text:p>
              </table:table-cell>
              <table:table-cell office:value-type="float" office:value="106.686590810889">
                <text:p>106.686590810889</text:p>
              </table:table-cell>
              <table:table-cell office:value-type="float" office:value="102.848437610714">
                <text:p>102.848437610714</text:p>
              </table:table-cell>
              <table:table-cell office:value-type="float" office:value="19.5955056179775">
                <text:p>19.5955056179775</text:p>
              </table:table-cell>
              <table:table-cell office:value-type="float" office:value="28.4238886394252">
                <text:p>28.4238886394252</text:p>
              </table:table-cell>
              <table:table-cell office:value-type="float" office:value="31.0634328358209">
                <text:p>31.0634328358209</text:p>
              </table:table-cell>
              <table:table-cell office:value-type="float" office:value="26.1702127659574">
                <text:p>26.1702127659574</text:p>
              </table:table-cell>
              <table:table-cell office:value-type="float" office:value="23.950056753689">
                <text:p>23.950056753689</text:p>
              </table:table-cell>
              <table:table-cell office:value-type="float" office:value="20.1993651500808">
                <text:p>20.1993651500808</text:p>
              </table:table-cell>
              <table:table-cell office:value-type="float" office:value="20.2283958862027">
                <text:p>20.2283958862027</text:p>
              </table:table-cell>
              <table:table-cell office:value-type="float" office:value="21.4393599697921">
                <text:p>21.4393599697921</text:p>
              </table:table-cell>
              <table:table-cell office:value-type="float" office:value="18.6939079366392">
                <text:p>18.6939079366392</text:p>
              </table:table-cell>
              <table:table-cell office:value-type="float" office:value="18.7218944675935">
                <text:p>18.7218944675935</text:p>
              </table:table-cell>
              <table:table-cell office:value-type="float" office:value="94.1787941787942">
                <text:p>94.1787941787942</text:p>
              </table:table-cell>
              <table:table-cell office:value-type="float" office:value="103.92464678179">
                <text:p>103.92464678179</text:p>
              </table:table-cell>
              <table:table-cell office:value-type="float" office:value="61.3372093023256">
                <text:p>61.3372093023256</text:p>
              </table:table-cell>
              <table:table-cell office:value-type="float" office:value="88.0222841225627">
                <text:p>88.0222841225627</text:p>
              </table:table-cell>
              <table:table-cell office:value-type="float" office:value="177.023498694517">
                <text:p>177.023498694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44416371905">
                <text:p>99.44416371905</text:p>
              </table:table-cell>
              <table:table-cell office:value-type="float" office:value="104.324693532732">
                <text:p>104.324693532732</text:p>
              </table:table-cell>
              <table:table-cell office:value-type="float" office:value="95.6623755469592">
                <text:p>95.6623755469592</text:p>
              </table:table-cell>
              <table:table-cell office:value-type="float" office:value="138.333573383264">
                <text:p>138.333573383264</text:p>
              </table:table-cell>
              <table:table-cell office:value-type="float" office:value="114.596471338482">
                <text:p>114.596471338482</text:p>
              </table:table-cell>
              <table:table-cell office:value-type="float" office:value="31.4157303370786">
                <text:p>31.4157303370786</text:p>
              </table:table-cell>
              <table:table-cell office:value-type="float" office:value="39.7395599461158">
                <text:p>39.7395599461158</text:p>
              </table:table-cell>
              <table:table-cell office:value-type="float" office:value="30.830223880597">
                <text:p>30.830223880597</text:p>
              </table:table-cell>
              <table:table-cell office:value-type="float" office:value="22.9078014184397">
                <text:p>22.9078014184397</text:p>
              </table:table-cell>
              <table:table-cell office:value-type="float" office:value="25.8796821793417">
                <text:p>25.8796821793417</text:p>
              </table:table-cell>
              <table:table-cell office:value-type="float" office:value="20.1537005067662">
                <text:p>20.1537005067662</text:p>
              </table:table-cell>
              <table:table-cell office:value-type="float" office:value="20.146030898001">
                <text:p>20.146030898001</text:p>
              </table:table-cell>
              <table:table-cell office:value-type="float" office:value="21.427560002832">
                <text:p>21.427560002832</text:p>
              </table:table-cell>
              <table:table-cell office:value-type="float" office:value="18.7973034451383">
                <text:p>18.7973034451383</text:p>
              </table:table-cell>
              <table:table-cell office:value-type="float" office:value="18.6816700358926">
                <text:p>18.6816700358926</text:p>
              </table:table-cell>
              <table:table-cell office:value-type="float" office:value="285.446985446985">
                <text:p>285.446985446985</text:p>
              </table:table-cell>
              <table:table-cell office:value-type="float" office:value="NaN">
                <text:p>NaN</text:p>
              </table:table-cell>
              <table:table-cell office:value-type="float" office:value="174.854651162791">
                <text:p>174.854651162791</text:p>
              </table:table-cell>
              <table:table-cell office:value-type="float" office:value="198.050139275766">
                <text:p>198.050139275766</text:p>
              </table:table-cell>
              <table:table-cell office:value-type="float" office:value="383.812010443864">
                <text:p>383.812010443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5879592868">
                <text:p>103.55879592868</text:p>
              </table:table-cell>
              <table:table-cell office:value-type="float" office:value="153.956213826078">
                <text:p>153.956213826078</text:p>
              </table:table-cell>
              <table:table-cell office:value-type="float" office:value="99.6860929672142">
                <text:p>99.6860929672142</text:p>
              </table:table-cell>
              <table:table-cell office:value-type="float" office:value="119.278409909261">
                <text:p>119.278409909261</text:p>
              </table:table-cell>
              <table:table-cell office:value-type="float" office:value="101.491532629491">
                <text:p>101.491532629491</text:p>
              </table:table-cell>
              <table:table-cell office:value-type="float" office:value="32.314606741573">
                <text:p>32.314606741573</text:p>
              </table:table-cell>
              <table:table-cell office:value-type="float" office:value="29.726088908846">
                <text:p>29.726088908846</text:p>
              </table:table-cell>
              <table:table-cell office:value-type="float" office:value="32.089552238806">
                <text:p>32.089552238806</text:p>
              </table:table-cell>
              <table:table-cell office:value-type="float" office:value="15.3900709219858">
                <text:p>15.3900709219858</text:p>
              </table:table-cell>
              <table:table-cell office:value-type="float" office:value="26.0688611426409">
                <text:p>26.0688611426409</text:p>
              </table:table-cell>
              <table:table-cell office:value-type="float" office:value="1.37439438659019">
                <text:p>1.37439438659019</text:p>
              </table:table-cell>
              <table:table-cell office:value-type="float" office:value="1.33119629580161">
                <text:p>1.33119629580161</text:p>
              </table:table-cell>
              <table:table-cell office:value-type="float" office:value="NaN">
                <text:p>NaN</text:p>
              </table:table-cell>
              <table:table-cell office:value-type="float" office:value="1.30795318251375">
                <text:p>1.30795318251375</text:p>
              </table:table-cell>
              <table:table-cell office:value-type="float" office:value="1.19126201575973">
                <text:p>1.19126201575973</text:p>
              </table:table-cell>
              <table:table-cell office:value-type="float" office:value="131.392931392931">
                <text:p>131.392931392931</text:p>
              </table:table-cell>
              <table:table-cell office:value-type="float" office:value="106.279434850863">
                <text:p>106.279434850863</text:p>
              </table:table-cell>
              <table:table-cell office:value-type="float" office:value="100">
                <text:p>100</text:p>
              </table:table-cell>
              <table:table-cell office:value-type="float" office:value="81.6155988857939">
                <text:p>81.6155988857939</text:p>
              </table:table-cell>
              <table:table-cell office:value-type="float" office:value="150.130548302872">
                <text:p>150.130548302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749873673573">
                <text:p>154.749873673573</text:p>
              </table:table-cell>
              <table:table-cell office:value-type="float" office:value="136.614300607542">
                <text:p>136.614300607542</text:p>
              </table:table-cell>
              <table:table-cell office:value-type="float" office:value="122.442767455134">
                <text:p>122.442767455134</text:p>
              </table:table-cell>
              <table:table-cell office:value-type="float" office:value="13.4019876134236">
                <text:p>13.4019876134236</text:p>
              </table:table-cell>
              <table:table-cell office:value-type="float" office:value="111.818890384752">
                <text:p>111.818890384752</text:p>
              </table:table-cell>
              <table:table-cell office:value-type="float" office:value="NaN">
                <text:p>NaN</text:p>
              </table:table-cell>
              <table:table-cell office:value-type="float" office:value="31.6120341266277">
                <text:p>31.6120341266277</text:p>
              </table:table-cell>
              <table:table-cell office:value-type="float" office:value="31.0167910447761">
                <text:p>31.0167910447761</text:p>
              </table:table-cell>
              <table:table-cell office:value-type="float" office:value="15.709219858156">
                <text:p>15.709219858156</text:p>
              </table:table-cell>
              <table:table-cell office:value-type="float" office:value="22.0582671206962">
                <text:p>22.0582671206962</text:p>
              </table:table-cell>
              <table:table-cell office:value-type="float" office:value="1.65283733363034">
                <text:p>1.6528373336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591587741429">
                <text:p>1.24591587741429</text:p>
              </table:table-cell>
              <table:table-cell office:value-type="float" office:value="1.43982837575808">
                <text:p>1.43982837575808</text:p>
              </table:table-cell>
              <table:table-cell office:value-type="float" office:value="83.3679833679834">
                <text:p>83.3679833679834</text:p>
              </table:table-cell>
              <table:table-cell office:value-type="float" office:value="107.849293563579">
                <text:p>107.849293563579</text:p>
              </table:table-cell>
              <table:table-cell office:value-type="float" office:value="106.831395348837">
                <text:p>106.831395348837</text:p>
              </table:table-cell>
              <table:table-cell office:value-type="float" office:value="97.075208913649">
                <text:p>97.075208913649</text:p>
              </table:table-cell>
              <table:table-cell office:value-type="float" office:value="181.984334203655">
                <text:p>181.984334203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082725763373">
                <text:p>118.082725763373</text:p>
              </table:table-cell>
              <table:table-cell office:value-type="float" office:value="122.292123521588">
                <text:p>122.292123521588</text:p>
              </table:table-cell>
              <table:table-cell office:value-type="float" office:value="160.228930179466">
                <text:p>160.228930179466</text:p>
              </table:table-cell>
              <table:table-cell office:value-type="float" office:value="137.267751692352">
                <text:p>137.267751692352</text:p>
              </table:table-cell>
              <table:table-cell office:value-type="float" office:value="134.31587897683">
                <text:p>134.31587897683</text:p>
              </table:table-cell>
              <table:table-cell office:value-type="float" office:value="31.2359550561798">
                <text:p>31.235955056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808510638298">
                <text:p>24.6808510638298</text:p>
              </table:table-cell>
              <table:table-cell office:value-type="float" office:value="26.2202043132804">
                <text:p>26.2202043132804</text:p>
              </table:table-cell>
              <table:table-cell office:value-type="float" office:value="100.022275435763">
                <text:p>100.022275435763</text:p>
              </table:table-cell>
              <table:table-cell office:value-type="float" office:value="98.495169404746">
                <text:p>98.495169404746</text:p>
              </table:table-cell>
              <table:table-cell office:value-type="float" office:value="102.769452245534">
                <text:p>102.769452245534</text:p>
              </table:table-cell>
              <table:table-cell office:value-type="float" office:value="90.004756193391">
                <text:p>90.004756193391</text:p>
              </table:table-cell>
              <table:table-cell office:value-type="float" office:value="92.6059243368126">
                <text:p>92.6059243368126</text:p>
              </table:table-cell>
              <table:table-cell office:value-type="float" office:value="140.748440748441">
                <text:p>140.748440748441</text:p>
              </table:table-cell>
              <table:table-cell office:value-type="float" office:value="112.558869701727">
                <text:p>112.558869701727</text:p>
              </table:table-cell>
              <table:table-cell office:value-type="float" office:value="100.436046511628">
                <text:p>100.436046511628</text:p>
              </table:table-cell>
              <table:table-cell office:value-type="float" office:value="103.621169916435">
                <text:p>103.621169916435</text:p>
              </table:table-cell>
              <table:table-cell office:value-type="float" office:value="162.140992167102">
                <text:p>162.140992167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6.44929359744">
                <text:p>106.44929359744</text:p>
              </table:table-cell>
              <table:table-cell office:value-type="float" office:value="92.938677151373">
                <text:p>92.938677151373</text:p>
              </table:table-cell>
              <table:table-cell office:value-type="float" office:value="110.283739017716">
                <text:p>110.283739017716</text:p>
              </table:table-cell>
              <table:table-cell office:value-type="float" office:value="107.815489265216">
                <text:p>107.815489265216</text:p>
              </table:table-cell>
              <table:table-cell office:value-type="float" office:value="28.2696629213483">
                <text:p>28.2696629213483</text:p>
              </table:table-cell>
              <table:table-cell office:value-type="float" office:value="31.1180960933992">
                <text:p>31.1180960933992</text:p>
              </table:table-cell>
              <table:table-cell office:value-type="float" office:value="17.0708955223881">
                <text:p>17.0708955223881</text:p>
              </table:table-cell>
              <table:table-cell office:value-type="float" office:value="25.4609929078014">
                <text:p>25.4609929078014</text:p>
              </table:table-cell>
              <table:table-cell office:value-type="float" office:value="26.4472190692395">
                <text:p>26.4472190692395</text:p>
              </table:table-cell>
              <table:table-cell office:value-type="float" office:value="1.35323272261514">
                <text:p>1.35323272261514</text:p>
              </table:table-cell>
              <table:table-cell office:value-type="float" office:value="1.29780508436846">
                <text:p>1.29780508436846</text:p>
              </table:table-cell>
              <table:table-cell office:value-type="float" office:value="1.35463620701862">
                <text:p>1.35463620701862</text:p>
              </table:table-cell>
              <table:table-cell office:value-type="float" office:value="1.41962033169279">
                <text:p>1.41962033169279</text:p>
              </table:table-cell>
              <table:table-cell office:value-type="float" office:value="1.47695862040513">
                <text:p>1.47695862040513</text:p>
              </table:table-cell>
              <table:table-cell office:value-type="float" office:value="241.580041580042">
                <text:p>241.580041580042</text:p>
              </table:table-cell>
              <table:table-cell office:value-type="float" office:value="223.547880690738">
                <text:p>223.547880690738</text:p>
              </table:table-cell>
              <table:table-cell office:value-type="float" office:value="210.610465116279">
                <text:p>210.610465116279</text:p>
              </table:table-cell>
              <table:table-cell office:value-type="float" office:value="169.49860724234">
                <text:p>169.49860724234</text:p>
              </table:table-cell>
              <table:table-cell office:value-type="float" office:value="363.185378590078">
                <text:p>363.185378590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880675665921">
                <text:p>100.880675665921</text:p>
              </table:table-cell>
              <table:table-cell office:value-type="float" office:value="103.228241722688">
                <text:p>103.228241722688</text:p>
              </table:table-cell>
              <table:table-cell office:value-type="float" office:value="84.7961189675947">
                <text:p>84.7961189675947</text:p>
              </table:table-cell>
              <table:table-cell office:value-type="float" office:value="100.370877142446">
                <text:p>100.370877142446</text:p>
              </table:table-cell>
              <table:table-cell office:value-type="float" office:value="116.785942039255">
                <text:p>116.785942039255</text:p>
              </table:table-cell>
              <table:table-cell office:value-type="float" office:value="31.2359550561798">
                <text:p>31.2359550561798</text:p>
              </table:table-cell>
              <table:table-cell office:value-type="float" office:value="31.4324202963628">
                <text:p>31.4324202963628</text:p>
              </table:table-cell>
              <table:table-cell office:value-type="float" office:value="30.4570895522388">
                <text:p>30.4570895522388</text:p>
              </table:table-cell>
              <table:table-cell office:value-type="float" office:value="23.5460992907801">
                <text:p>23.5460992907801</text:p>
              </table:table-cell>
              <table:table-cell office:value-type="float" office:value="25.1229663261445">
                <text:p>25.1229663261445</text:p>
              </table:table-cell>
              <table:table-cell office:value-type="float" office:value="1.317592025394">
                <text:p>1.317592025394</text:p>
              </table:table-cell>
              <table:table-cell office:value-type="float" office:value="1.35457014380482">
                <text:p>1.35457014380482</text:p>
              </table:table-cell>
              <table:table-cell office:value-type="float" office:value="1.39357609798693">
                <text:p>1.39357609798693</text:p>
              </table:table-cell>
              <table:table-cell office:value-type="float" office:value="1.19835394350469">
                <text:p>1.19835394350469</text:p>
              </table:table-cell>
              <table:table-cell office:value-type="float" office:value="1.2211724906143">
                <text:p>1.2211724906143</text:p>
              </table:table-cell>
              <table:table-cell office:value-type="float" office:value="305.197505197505">
                <text:p>305.197505197505</text:p>
              </table:table-cell>
              <table:table-cell office:value-type="float" office:value="216.79748822606">
                <text:p>216.79748822606</text:p>
              </table:table-cell>
              <table:table-cell office:value-type="float" office:value="171.947674418605">
                <text:p>171.947674418605</text:p>
              </table:table-cell>
              <table:table-cell office:value-type="float" office:value="225.905292479109">
                <text:p>225.905292479109</text:p>
              </table:table-cell>
              <table:table-cell office:value-type="float" office:value="357.702349869452">
                <text:p>357.702349869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7549989172021">
                <text:p>97.7549989172021</text:p>
              </table:table-cell>
              <table:table-cell office:value-type="float" office:value="98.6303339684366">
                <text:p>98.6303339684366</text:p>
              </table:table-cell>
              <table:table-cell office:value-type="float" office:value="112.039444479675">
                <text:p>112.039444479675</text:p>
              </table:table-cell>
              <table:table-cell office:value-type="float" office:value="105.862019300014">
                <text:p>105.862019300014</text:p>
              </table:table-cell>
              <table:table-cell office:value-type="float" office:value="103.843973641324">
                <text:p>103.843973641324</text:p>
              </table:table-cell>
              <table:table-cell office:value-type="float" office:value="29.3932584269663">
                <text:p>29.3932584269663</text:p>
              </table:table-cell>
              <table:table-cell office:value-type="float" office:value="18.724741805119">
                <text:p>18.724741805119</text:p>
              </table:table-cell>
              <table:table-cell office:value-type="float" office:value="20.615671641791">
                <text:p>20.615671641791</text:p>
              </table:table-cell>
              <table:table-cell office:value-type="float" office:value="25.6382978723404">
                <text:p>25.6382978723404</text:p>
              </table:table-cell>
              <table:table-cell office:value-type="float" office:value="16.9882709042754">
                <text:p>16.9882709042754</text:p>
              </table:table-cell>
              <table:table-cell office:value-type="float" office:value="1.49690928328785">
                <text:p>1.49690928328785</text:p>
              </table:table-cell>
              <table:table-cell office:value-type="float" office:value="NaN">
                <text:p>NaN</text:p>
              </table:table-cell>
              <table:table-cell office:value-type="float" office:value="1.34047624666651">
                <text:p>1.34047624666651</text:p>
              </table:table-cell>
              <table:table-cell office:value-type="float" office:value="1.26452706894413">
                <text:p>1.26452706894413</text:p>
              </table:table-cell>
              <table:table-cell office:value-type="float" office:value="1.16547712364372">
                <text:p>1.16547712364372</text:p>
              </table:table-cell>
              <table:table-cell office:value-type="float" office:value="124.740124740125">
                <text:p>124.740124740125</text:p>
              </table:table-cell>
              <table:table-cell office:value-type="float" office:value="102.354788069074">
                <text:p>102.354788069074</text:p>
              </table:table-cell>
              <table:table-cell office:value-type="float" office:value="97.9651162790698">
                <text:p>97.9651162790698</text:p>
              </table:table-cell>
              <table:table-cell office:value-type="float" office:value="97.7715877437326">
                <text:p>97.7715877437326</text:p>
              </table:table-cell>
              <table:table-cell office:value-type="float" office:value="114.099216710183">
                <text:p>114.099216710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154551360716">
                <text:p>103.154551360716</text:p>
              </table:table-cell>
              <table:table-cell office:value-type="float" office:value="101.416400043139">
                <text:p>101.416400043139</text:p>
              </table:table-cell>
              <table:table-cell office:value-type="float" office:value="86.663707273765">
                <text:p>86.663707273765</text:p>
              </table:table-cell>
              <table:table-cell office:value-type="float" office:value="104.533342935331">
                <text:p>104.533342935331</text:p>
              </table:table-cell>
              <table:table-cell office:value-type="float" office:value="104.40019839864">
                <text:p>104.40019839864</text:p>
              </table:table-cell>
              <table:table-cell office:value-type="float" office:value="22.3820224719101">
                <text:p>22.3820224719101</text:p>
              </table:table-cell>
              <table:table-cell office:value-type="float" office:value="31.656937584194">
                <text:p>31.656937584194</text:p>
              </table:table-cell>
              <table:table-cell office:value-type="float" office:value="32.6958955223881">
                <text:p>32.6958955223881</text:p>
              </table:table-cell>
              <table:table-cell office:value-type="float" office:value="23.7588652482269">
                <text:p>23.7588652482269</text:p>
              </table:table-cell>
              <table:table-cell office:value-type="float" office:value="23.155505107832">
                <text:p>23.155505107832</text:p>
              </table:table-cell>
              <table:table-cell office:value-type="float" office:value="1.06810714484602">
                <text:p>1.06810714484602</text:p>
              </table:table-cell>
              <table:table-cell office:value-type="float" office:value="1.58163038155024">
                <text:p>1.58163038155024</text:p>
              </table:table-cell>
              <table:table-cell office:value-type="float" office:value="1.3900361078989">
                <text:p>1.3900361078989</text:p>
              </table:table-cell>
              <table:table-cell office:value-type="float" office:value="1.16940320112494">
                <text:p>1.16940320112494</text:p>
              </table:table-cell>
              <table:table-cell office:value-type="float" office:value="1.28821321011593">
                <text:p>1.28821321011593</text:p>
              </table:table-cell>
              <table:table-cell office:value-type="float" office:value="297.297297297297">
                <text:p>297.297297297297</text:p>
              </table:table-cell>
              <table:table-cell office:value-type="float" office:value="233.908948194663">
                <text:p>233.908948194663</text:p>
              </table:table-cell>
              <table:table-cell office:value-type="float" office:value="202.03488372093">
                <text:p>202.03488372093</text:p>
              </table:table-cell>
              <table:table-cell office:value-type="float" office:value="202.228412256267">
                <text:p>202.228412256267</text:p>
              </table:table-cell>
              <table:table-cell office:value-type="float" office:value="326.892950391645">
                <text:p>326.892950391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7694362232007">
                <text:p>97.7694362232007</text:p>
              </table:table-cell>
              <table:table-cell office:value-type="float" office:value="160.24014092102">
                <text:p>160.24014092102</text:p>
              </table:table-cell>
              <table:table-cell office:value-type="float" office:value="88.182509987951">
                <text:p>88.182509987951</text:p>
              </table:table-cell>
              <table:table-cell office:value-type="float" office:value="102.48451677949">
                <text:p>102.48451677949</text:p>
              </table:table-cell>
              <table:table-cell office:value-type="float" office:value="104.283284914618">
                <text:p>104.283284914618</text:p>
              </table:table-cell>
              <table:table-cell office:value-type="float" office:value="29.0786516853933">
                <text:p>29.0786516853933</text:p>
              </table:table-cell>
              <table:table-cell office:value-type="float" office:value="20.9699146834306">
                <text:p>20.9699146834306</text:p>
              </table:table-cell>
              <table:table-cell office:value-type="float" office:value="20.3358208955224">
                <text:p>20.3358208955224</text:p>
              </table:table-cell>
              <table:table-cell office:value-type="float" office:value="16.2765957446809">
                <text:p>16.2765957446809</text:p>
              </table:table-cell>
              <table:table-cell office:value-type="float" office:value="23.5716988270904">
                <text:p>23.5716988270904</text:p>
              </table:table-cell>
              <table:table-cell office:value-type="float" office:value="99.7382636297823">
                <text:p>99.7382636297823</text:p>
              </table:table-cell>
              <table:table-cell office:value-type="float" office:value="NaN">
                <text:p>NaN</text:p>
              </table:table-cell>
              <table:table-cell office:value-type="float" office:value="100.856677601303">
                <text:p>100.856677601303</text:p>
              </table:table-cell>
              <table:table-cell office:value-type="float" office:value="88.5427437032135">
                <text:p>88.5427437032135</text:p>
              </table:table-cell>
              <table:table-cell office:value-type="float" office:value="89.3271174553406">
                <text:p>89.3271174553406</text:p>
              </table:table-cell>
              <table:table-cell office:value-type="float" office:value="286.902286902287">
                <text:p>286.902286902287</text:p>
              </table:table-cell>
              <table:table-cell office:value-type="float" office:value="185.243328100471">
                <text:p>185.243328100471</text:p>
              </table:table-cell>
              <table:table-cell office:value-type="float" office:value="213.662790697674">
                <text:p>213.662790697674</text:p>
              </table:table-cell>
              <table:table-cell office:value-type="float" office:value="208.217270194986">
                <text:p>208.217270194986</text:p>
              </table:table-cell>
              <table:table-cell office:value-type="float" office:value="381.201044386423">
                <text:p>381.201044386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57482133834">
                <text:p>112.957482133834</text:p>
              </table:table-cell>
              <table:table-cell office:value-type="float" office:value="109.123917029155">
                <text:p>109.123917029155</text:p>
              </table:table-cell>
              <table:table-cell office:value-type="float" office:value="100.944891876467">
                <text:p>100.944891876467</text:p>
              </table:table-cell>
              <table:table-cell office:value-type="float" office:value="99.204234480772">
                <text:p>99.204234480772</text:p>
              </table:table-cell>
              <table:table-cell office:value-type="float" office:value="96.7122511159924">
                <text:p>96.7122511159924</text:p>
              </table:table-cell>
              <table:table-cell office:value-type="float" office:value="32.9438202247191">
                <text:p>32.9438202247191</text:p>
              </table:table-cell>
              <table:table-cell office:value-type="float" office:value="35.6982487651549">
                <text:p>35.6982487651549</text:p>
              </table:table-cell>
              <table:table-cell office:value-type="float" office:value="29.5708955223881">
                <text:p>29.5708955223881</text:p>
              </table:table-cell>
              <table:table-cell office:value-type="float" office:value="15.709219858156">
                <text:p>15.709219858156</text:p>
              </table:table-cell>
              <table:table-cell office:value-type="float" office:value="25.0472947408248">
                <text:p>25.0472947408248</text:p>
              </table:table-cell>
              <table:table-cell office:value-type="float" office:value="1.60828646210392">
                <text:p>1.60828646210392</text:p>
              </table:table-cell>
              <table:table-cell office:value-type="float" office:value="1.29001380170073">
                <text:p>1.29001380170073</text:p>
              </table:table-cell>
              <table:table-cell office:value-type="float" office:value="1.42425601208317">
                <text:p>1.42425601208317</text:p>
              </table:table-cell>
              <table:table-cell office:value-type="float" office:value="1.24178005707432">
                <text:p>1.24178005707432</text:p>
              </table:table-cell>
              <table:table-cell office:value-type="float" office:value="1.15722595816659">
                <text:p>1.15722595816659</text:p>
              </table:table-cell>
              <table:table-cell office:value-type="float" office:value="301.039501039501">
                <text:p>301.039501039501</text:p>
              </table:table-cell>
              <table:table-cell office:value-type="float" office:value="208.006279434851">
                <text:p>208.006279434851</text:p>
              </table:table-cell>
              <table:table-cell office:value-type="float" office:value="173.110465116279">
                <text:p>173.110465116279</text:p>
              </table:table-cell>
              <table:table-cell office:value-type="float" office:value="165.459610027855">
                <text:p>165.459610027855</text:p>
              </table:table-cell>
              <table:table-cell office:value-type="float" office:value="380.678851174935">
                <text:p>380.678851174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361293582617">
                <text:p>115.361293582617</text:p>
              </table:table-cell>
              <table:table-cell office:value-type="float" office:value="104.615882374088">
                <text:p>104.615882374088</text:p>
              </table:table-cell>
              <table:table-cell office:value-type="float" office:value="90.195954087133">
                <text:p>90.195954087133</text:p>
              </table:table-cell>
              <table:table-cell office:value-type="float" office:value="98.8189543425033">
                <text:p>98.8189543425033</text:p>
              </table:table-cell>
              <table:table-cell office:value-type="float" office:value="99.2453766031319">
                <text:p>99.2453766031319</text:p>
              </table:table-cell>
              <table:table-cell office:value-type="float" office:value="29.4831460674157">
                <text:p>29.4831460674157</text:p>
              </table:table-cell>
              <table:table-cell office:value-type="float" office:value="31.073192635833">
                <text:p>31.073192635833</text:p>
              </table:table-cell>
              <table:table-cell office:value-type="float" office:value="36.3805970149254">
                <text:p>36.3805970149254</text:p>
              </table:table-cell>
              <table:table-cell office:value-type="float" office:value="24.4326241134752">
                <text:p>24.4326241134752</text:p>
              </table:table-cell>
              <table:table-cell office:value-type="float" office:value="23.7608777903897">
                <text:p>23.7608777903897</text:p>
              </table:table-cell>
              <table:table-cell office:value-type="float" office:value="1.53923261123796">
                <text:p>1.53923261123796</text:p>
              </table:table-cell>
              <table:table-cell office:value-type="float" office:value="1.03178843328436">
                <text:p>1.03178843328436</text:p>
              </table:table-cell>
              <table:table-cell office:value-type="float" office:value="1.29091638543412">
                <text:p>1.29091638543412</text:p>
              </table:table-cell>
              <table:table-cell office:value-type="float" office:value="1.28830803589892">
                <text:p>1.28830803589892</text:p>
              </table:table-cell>
              <table:table-cell office:value-type="float" office:value="1.42435744048847">
                <text:p>1.42435744048847</text:p>
              </table:table-cell>
              <table:table-cell office:value-type="float" office:value="287.733887733888">
                <text:p>287.733887733888</text:p>
              </table:table-cell>
              <table:table-cell office:value-type="float" office:value="224.646781789639">
                <text:p>224.646781789639</text:p>
              </table:table-cell>
              <table:table-cell office:value-type="float" office:value="191.279069767442">
                <text:p>191.279069767442</text:p>
              </table:table-cell>
              <table:table-cell office:value-type="float" office:value="201.949860724234">
                <text:p>201.949860724234</text:p>
              </table:table-cell>
              <table:table-cell office:value-type="float" office:value="373.629242819843">
                <text:p>373.629242819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988305782141">
                <text:p>103.988305782141</text:p>
              </table:table-cell>
              <table:table-cell office:value-type="float" office:value="105.478664126254">
                <text:p>105.478664126254</text:p>
              </table:table-cell>
              <table:table-cell office:value-type="float" office:value="94.2513792884774">
                <text:p>94.2513792884774</text:p>
              </table:table-cell>
              <table:table-cell office:value-type="float" office:value="104.90061932882">
                <text:p>104.90061932882</text:p>
              </table:table-cell>
              <table:table-cell office:value-type="float" office:value="199.022178133636">
                <text:p>199.022178133636</text:p>
              </table:table-cell>
              <table:table-cell office:value-type="float" office:value="29.123595505618">
                <text:p>29.123595505618</text:p>
              </table:table-cell>
              <table:table-cell office:value-type="float" office:value="29.2770543331837">
                <text:p>29.2770543331837</text:p>
              </table:table-cell>
              <table:table-cell office:value-type="float" office:value="30.830223880597">
                <text:p>30.830223880597</text:p>
              </table:table-cell>
              <table:table-cell office:value-type="float" office:value="16.063829787234">
                <text:p>16.063829787234</text:p>
              </table:table-cell>
              <table:table-cell office:value-type="float" office:value="26.3715474839198">
                <text:p>26.3715474839198</text:p>
              </table:table-cell>
              <table:table-cell office:value-type="float" office:value="1.51584340368658">
                <text:p>1.51584340368658</text:p>
              </table:table-cell>
              <table:table-cell office:value-type="float" office:value="1.1074751791995">
                <text:p>1.1074751791995</text:p>
              </table:table-cell>
              <table:table-cell office:value-type="float" office:value="1.41953602529913">
                <text:p>1.41953602529913</text:p>
              </table:table-cell>
              <table:table-cell office:value-type="float" office:value="1.49303114272716">
                <text:p>1.49303114272716</text:p>
              </table:table-cell>
              <table:table-cell office:value-type="float" office:value="1.46767605924337">
                <text:p>1.46767605924337</text:p>
              </table:table-cell>
              <table:table-cell office:value-type="float" office:value="304.365904365904">
                <text:p>304.365904365904</text:p>
              </table:table-cell>
              <table:table-cell office:value-type="float" office:value="231.554160125589">
                <text:p>231.554160125589</text:p>
              </table:table-cell>
              <table:table-cell office:value-type="float" office:value="178.633720930233">
                <text:p>178.633720930233</text:p>
              </table:table-cell>
              <table:table-cell office:value-type="float" office:value="172.284122562674">
                <text:p>172.284122562674</text:p>
              </table:table-cell>
              <table:table-cell office:value-type="float" office:value="375.195822454308">
                <text:p>375.195822454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10.51874752849">
                <text:p>110.51874752849</text:p>
              </table:table-cell>
              <table:table-cell office:value-type="float" office:value="86.7080981672903">
                <text:p>86.7080981672903</text:p>
              </table:table-cell>
              <table:table-cell office:value-type="float" office:value="105.60996687311">
                <text:p>105.60996687311</text:p>
              </table:table-cell>
              <table:table-cell office:value-type="float" office:value="102.100899879544">
                <text:p>102.100899879544</text:p>
              </table:table-cell>
              <table:table-cell office:value-type="float" office:value="26.2921348314607">
                <text:p>26.2921348314607</text:p>
              </table:table-cell>
              <table:table-cell office:value-type="float" office:value="31.1180960933992">
                <text:p>31.1180960933992</text:p>
              </table:table-cell>
              <table:table-cell office:value-type="float" office:value="31.2033582089552">
                <text:p>31.2033582089552</text:p>
              </table:table-cell>
              <table:table-cell office:value-type="float" office:value="20.2127659574468">
                <text:p>20.2127659574468</text:p>
              </table:table-cell>
              <table:table-cell office:value-type="float" office:value="25.9931895573212">
                <text:p>25.9931895573212</text:p>
              </table:table-cell>
              <table:table-cell office:value-type="float" office:value="96.6107924486273">
                <text:p>96.6107924486273</text:p>
              </table:table-cell>
              <table:table-cell office:value-type="float" office:value="95.9340634878233">
                <text:p>95.9340634878233</text:p>
              </table:table-cell>
              <table:table-cell office:value-type="float" office:value="104.394307695938">
                <text:p>104.394307695938</text:p>
              </table:table-cell>
              <table:table-cell office:value-type="float" office:value="92.6330700194383">
                <text:p>92.6330700194383</text:p>
              </table:table-cell>
              <table:table-cell office:value-type="float" office:value="92.3738603077685">
                <text:p>92.3738603077685</text:p>
              </table:table-cell>
              <table:table-cell office:value-type="float" office:value="99.5841995841996">
                <text:p>99.584199584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9387186629526">
                <text:p>57.9387186629526</text:p>
              </table:table-cell>
              <table:table-cell office:value-type="float" office:value="163.446475195822">
                <text:p>163.446475195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928751894896">
                <text:p>128.928751894896</text:p>
              </table:table-cell>
              <table:table-cell office:value-type="float" office:value="112.61458820146">
                <text:p>112.61458820146</text:p>
              </table:table-cell>
              <table:table-cell office:value-type="float" office:value="106.972541061577">
                <text:p>106.972541061577</text:p>
              </table:table-cell>
              <table:table-cell office:value-type="float" office:value="101.044217197177">
                <text:p>101.044217197177</text:p>
              </table:table-cell>
              <table:table-cell office:value-type="float" office:value="108.329200028343">
                <text:p>108.32920002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439716312057">
                <text:p>16.8439716312057</text:p>
              </table:table-cell>
              <table:table-cell office:value-type="float" office:value="17.0261066969353">
                <text:p>17.0261066969353</text:p>
              </table:table-cell>
              <table:table-cell office:value-type="float" office:value="1.32761597148744">
                <text:p>1.32761597148744</text:p>
              </table:table-cell>
              <table:table-cell office:value-type="float" office:value="1.31227460932283">
                <text:p>1.31227460932283</text:p>
              </table:table-cell>
              <table:table-cell office:value-type="float" office:value="1.46555589644349">
                <text:p>1.46555589644349</text:p>
              </table:table-cell>
              <table:table-cell office:value-type="float" office:value="1.22420282062947">
                <text:p>1.22420282062947</text:p>
              </table:table-cell>
              <table:table-cell office:value-type="float" office:value="1.28202483600809">
                <text:p>1.28202483600809</text:p>
              </table:table-cell>
              <table:table-cell office:value-type="float" office:value="89.1891891891892">
                <text:p>89.1891891891892</text:p>
              </table:table-cell>
              <table:table-cell office:value-type="float" office:value="102.040816326531">
                <text:p>102.040816326531</text:p>
              </table:table-cell>
              <table:table-cell office:value-type="float" office:value="88.6627906976744">
                <text:p>88.6627906976744</text:p>
              </table:table-cell>
              <table:table-cell office:value-type="float" office:value="86.0724233983287">
                <text:p>86.0724233983287</text:p>
              </table:table-cell>
              <table:table-cell office:value-type="float" office:value="167.624020887728">
                <text:p>167.624020887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.350249043528">
                <text:p>116.350249043528</text:p>
              </table:table-cell>
              <table:table-cell office:value-type="float" office:value="103.749505697955">
                <text:p>103.749505697955</text:p>
              </table:table-cell>
              <table:table-cell office:value-type="float" office:value="85.4271038112753">
                <text:p>85.4271038112753</text:p>
              </table:table-cell>
              <table:table-cell office:value-type="float" office:value="106.510154112055">
                <text:p>106.510154112055</text:p>
              </table:table-cell>
              <table:table-cell office:value-type="float" office:value="102.717352795295">
                <text:p>102.717352795295</text:p>
              </table:table-cell>
              <table:table-cell office:value-type="float" office:value="31.1011235955056">
                <text:p>31.1011235955056</text:p>
              </table:table-cell>
              <table:table-cell office:value-type="float" office:value="29.5464750785811">
                <text:p>29.5464750785811</text:p>
              </table:table-cell>
              <table:table-cell office:value-type="float" office:value="27.3787313432836">
                <text:p>27.3787313432836</text:p>
              </table:table-cell>
              <table:table-cell office:value-type="float" office:value="19.3617021276596">
                <text:p>19.3617021276596</text:p>
              </table:table-cell>
              <table:table-cell office:value-type="float" office:value="28.1876655315929">
                <text:p>28.1876655315929</text:p>
              </table:table-cell>
              <table:table-cell office:value-type="float" office:value="95.6663139722671">
                <text:p>95.6663139722671</text:p>
              </table:table-cell>
              <table:table-cell office:value-type="float" office:value="95.9284982859178">
                <text:p>95.9284982859178</text:p>
              </table:table-cell>
              <table:table-cell office:value-type="float" office:value="102.258513676162">
                <text:p>102.258513676162</text:p>
              </table:table-cell>
              <table:table-cell office:value-type="float" office:value="92.793333057612">
                <text:p>92.793333057612</text:p>
              </table:table-cell>
              <table:table-cell office:value-type="float" office:value="89.9026362473699">
                <text:p>89.9026362473699</text:p>
              </table:table-cell>
              <table:table-cell office:value-type="float" office:value="293.970893970894">
                <text:p>293.970893970894</text:p>
              </table:table-cell>
              <table:table-cell office:value-type="float" office:value="214.913657770801">
                <text:p>214.913657770801</text:p>
              </table:table-cell>
              <table:table-cell office:value-type="float" office:value="211.191860465116">
                <text:p>211.191860465116</text:p>
              </table:table-cell>
              <table:table-cell office:value-type="float" office:value="194.289693593315">
                <text:p>194.289693593315</text:p>
              </table:table-cell>
              <table:table-cell office:value-type="float" office:value="386.422976501306">
                <text:p>386.4229765013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64:Sheet4.N85 Sheet4.T64:Sheet4.X85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65:Sheet4.E85" chart:label-cell-address="Sheet4.E64:Sheet4.E64" chart:class="chart:line">
            <chart:data-point chart:repeated="21"/>
          </chart:series>
          <chart:series chart:style-name="ch9" chart:values-cell-range-address="Sheet4.F65:Sheet4.F85" chart:label-cell-address="Sheet4.F64:Sheet4.F64" chart:class="chart:line">
            <chart:data-point chart:repeated="21"/>
          </chart:series>
          <chart:series chart:style-name="ch10" chart:values-cell-range-address="Sheet4.G65:Sheet4.G85" chart:label-cell-address="Sheet4.G64:Sheet4.G64" chart:class="chart:line">
            <chart:data-point chart:repeated="21"/>
          </chart:series>
          <chart:series chart:style-name="ch11" chart:values-cell-range-address="Sheet4.H65:Sheet4.H85" chart:label-cell-address="Sheet4.H64:Sheet4.H64" chart:class="chart:line">
            <chart:data-point chart:repeated="21"/>
          </chart:series>
          <chart:series chart:style-name="ch12" chart:values-cell-range-address="Sheet4.I65:Sheet4.I85" chart:label-cell-address="Sheet4.I64:Sheet4.I64" chart:class="chart:line">
            <chart:data-point chart:repeated="21"/>
          </chart:series>
          <chart:series chart:style-name="ch13" chart:values-cell-range-address="Sheet4.J65:Sheet4.J85" chart:label-cell-address="Sheet4.J64:Sheet4.J64" chart:class="chart:line">
            <chart:data-point chart:repeated="21"/>
          </chart:series>
          <chart:series chart:style-name="ch14" chart:values-cell-range-address="Sheet4.K65:Sheet4.K85" chart:label-cell-address="Sheet4.K64:Sheet4.K64" chart:class="chart:line">
            <chart:data-point chart:repeated="21"/>
          </chart:series>
          <chart:series chart:style-name="ch15" chart:values-cell-range-address="Sheet4.L65:Sheet4.L85" chart:label-cell-address="Sheet4.L64:Sheet4.L64" chart:class="chart:line">
            <chart:data-point chart:repeated="21"/>
          </chart:series>
          <chart:series chart:style-name="ch16" chart:values-cell-range-address="Sheet4.M65:Sheet4.M85" chart:label-cell-address="Sheet4.M64:Sheet4.M64" chart:class="chart:line">
            <chart:data-point chart:repeated="21"/>
          </chart:series>
          <chart:series chart:style-name="ch17" chart:values-cell-range-address="Sheet4.N65:Sheet4.N85" chart:label-cell-address="Sheet4.N64:Sheet4.N64" chart:class="chart:line">
            <chart:data-point chart:repeated="21"/>
          </chart:series>
          <chart:series chart:style-name="ch18" chart:values-cell-range-address="Sheet4.T65:Sheet4.T85" chart:label-cell-address="Sheet4.T64:Sheet4.T64" chart:class="chart:line">
            <chart:data-point chart:repeated="21"/>
          </chart:series>
          <chart:series chart:style-name="ch19" chart:values-cell-range-address="Sheet4.U65:Sheet4.U85" chart:label-cell-address="Sheet4.U64:Sheet4.U64" chart:class="chart:line">
            <chart:data-point chart:repeated="21"/>
          </chart:series>
          <chart:series chart:style-name="ch20" chart:values-cell-range-address="Sheet4.V65:Sheet4.V85" chart:label-cell-address="Sheet4.V64:Sheet4.V64" chart:class="chart:line">
            <chart:data-point chart:repeated="21"/>
          </chart:series>
          <chart:series chart:style-name="ch21" chart:values-cell-range-address="Sheet4.W65:Sheet4.W85" chart:label-cell-address="Sheet4.W64:Sheet4.W64" chart:class="chart:line">
            <chart:data-point chart:repeated="21"/>
          </chart:series>
          <chart:series chart:style-name="ch22" chart:values-cell-range-address="Sheet4.X65:Sheet4.X85" chart:label-cell-address="Sheet4.X64:Sheet4.X64" chart:class="chart:line">
            <chart:data-point chart:repeated="2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64:Sheet4.E64</svg:desc>
                </draw:g>
              </table:table-cell>
              <table:table-cell office:value-type="string">
                <text:p>home, 10KB</text:p>
                <draw:g>
                  <svg:desc>Sheet4.F64:Sheet4.F64</svg:desc>
                </draw:g>
              </table:table-cell>
              <table:table-cell office:value-type="string">
                <text:p>home, 100KB</text:p>
                <draw:g>
                  <svg:desc>Sheet4.G64:Sheet4.G64</svg:desc>
                </draw:g>
              </table:table-cell>
              <table:table-cell office:value-type="string">
                <text:p>home, 1MB</text:p>
                <draw:g>
                  <svg:desc>Sheet4.H64:Sheet4.H64</svg:desc>
                </draw:g>
              </table:table-cell>
              <table:table-cell office:value-type="string">
                <text:p>home 10MB</text:p>
                <draw:g>
                  <svg:desc>Sheet4.I64:Sheet4.I64</svg:desc>
                </draw:g>
              </table:table-cell>
              <table:table-cell office:value-type="string">
                <text:p>california, 1KB</text:p>
                <draw:g>
                  <svg:desc>Sheet4.J64:Sheet4.J64</svg:desc>
                </draw:g>
              </table:table-cell>
              <table:table-cell office:value-type="string">
                <text:p>california, 10KB</text:p>
                <draw:g>
                  <svg:desc>Sheet4.K64:Sheet4.K64</svg:desc>
                </draw:g>
              </table:table-cell>
              <table:table-cell office:value-type="string">
                <text:p>california, 100KB</text:p>
                <draw:g>
                  <svg:desc>Sheet4.L64:Sheet4.L64</svg:desc>
                </draw:g>
              </table:table-cell>
              <table:table-cell office:value-type="string">
                <text:p>california, 1MB</text:p>
                <draw:g>
                  <svg:desc>Sheet4.M64:Sheet4.M64</svg:desc>
                </draw:g>
              </table:table-cell>
              <table:table-cell office:value-type="string">
                <text:p>california 10MB</text:p>
                <draw:g>
                  <svg:desc>Sheet4.N64:Sheet4.N64</svg:desc>
                </draw:g>
              </table:table-cell>
              <table:table-cell office:value-type="string">
                <text:p>singapore, 1KB</text:p>
                <draw:g>
                  <svg:desc>Sheet4.T64:Sheet4.T64</svg:desc>
                </draw:g>
              </table:table-cell>
              <table:table-cell office:value-type="string">
                <text:p>singapore, 10KB</text:p>
                <draw:g>
                  <svg:desc>Sheet4.U64:Sheet4.U64</svg:desc>
                </draw:g>
              </table:table-cell>
              <table:table-cell office:value-type="string">
                <text:p>singapore, 100KB</text:p>
                <draw:g>
                  <svg:desc>Sheet4.V64:Sheet4.V64</svg:desc>
                </draw:g>
              </table:table-cell>
              <table:table-cell office:value-type="string">
                <text:p>singapore, 1MB</text:p>
                <draw:g>
                  <svg:desc>Sheet4.W64:Sheet4.W64</svg:desc>
                </draw:g>
              </table:table-cell>
              <table:table-cell office:value-type="string">
                <text:p>singapore 10MB</text:p>
                <draw:g>
                  <svg:desc>Sheet4.X64:Sheet4.X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65:Sheet4.E85</svg:desc>
                </draw:g>
              </table:table-cell>
              <table:table-cell office:value-type="float" office:value="100">
                <text:p>100</text:p>
                <draw:g>
                  <svg:desc>Sheet4.F65:Sheet4.F85</svg:desc>
                </draw:g>
              </table:table-cell>
              <table:table-cell office:value-type="float" office:value="100">
                <text:p>100</text:p>
                <draw:g>
                  <svg:desc>Sheet4.G65:Sheet4.G85</svg:desc>
                </draw:g>
              </table:table-cell>
              <table:table-cell office:value-type="float" office:value="100">
                <text:p>100</text:p>
                <draw:g>
                  <svg:desc>Sheet4.H65:Sheet4.H85</svg:desc>
                </draw:g>
              </table:table-cell>
              <table:table-cell office:value-type="float" office:value="100">
                <text:p>100</text:p>
                <draw:g>
                  <svg:desc>Sheet4.I65:Sheet4.I85</svg:desc>
                </draw:g>
              </table:table-cell>
              <table:table-cell office:value-type="float" office:value="100">
                <text:p>100</text:p>
                <draw:g>
                  <svg:desc>Sheet4.J65:Sheet4.J85</svg:desc>
                </draw:g>
              </table:table-cell>
              <table:table-cell office:value-type="float" office:value="100">
                <text:p>100</text:p>
                <draw:g>
                  <svg:desc>Sheet4.K65:Sheet4.K85</svg:desc>
                </draw:g>
              </table:table-cell>
              <table:table-cell office:value-type="float" office:value="100">
                <text:p>100</text:p>
                <draw:g>
                  <svg:desc>Sheet4.L65:Sheet4.L85</svg:desc>
                </draw:g>
              </table:table-cell>
              <table:table-cell office:value-type="float" office:value="100">
                <text:p>100</text:p>
                <draw:g>
                  <svg:desc>Sheet4.M65:Sheet4.M85</svg:desc>
                </draw:g>
              </table:table-cell>
              <table:table-cell office:value-type="float" office:value="100">
                <text:p>100</text:p>
                <draw:g>
                  <svg:desc>Sheet4.N65:Sheet4.N85</svg:desc>
                </draw:g>
              </table:table-cell>
              <table:table-cell office:value-type="float" office:value="100">
                <text:p>100</text:p>
                <draw:g>
                  <svg:desc>Sheet4.T65:Sheet4.T85</svg:desc>
                </draw:g>
              </table:table-cell>
              <table:table-cell office:value-type="float" office:value="100">
                <text:p>100</text:p>
                <draw:g>
                  <svg:desc>Sheet4.U65:Sheet4.U85</svg:desc>
                </draw:g>
              </table:table-cell>
              <table:table-cell office:value-type="float" office:value="100">
                <text:p>100</text:p>
                <draw:g>
                  <svg:desc>Sheet4.V65:Sheet4.V85</svg:desc>
                </draw:g>
              </table:table-cell>
              <table:table-cell office:value-type="float" office:value="100">
                <text:p>100</text:p>
                <draw:g>
                  <svg:desc>Sheet4.W65:Sheet4.W85</svg:desc>
                </draw:g>
              </table:table-cell>
              <table:table-cell office:value-type="float" office:value="100">
                <text:p>100</text:p>
                <draw:g>
                  <svg:desc>Sheet4.X65:Sheet4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361369823757">
                <text:p>82.361369823757</text:p>
              </table:table-cell>
              <table:table-cell office:value-type="float" office:value="112.256504656977">
                <text:p>112.256504656977</text:p>
              </table:table-cell>
              <table:table-cell office:value-type="float" office:value="151.686115339083">
                <text:p>151.686115339083</text:p>
              </table:table-cell>
              <table:table-cell office:value-type="float" office:value="103.703073414792">
                <text:p>103.703073414792</text:p>
              </table:table-cell>
              <table:table-cell office:value-type="float" office:value="149.246177802945">
                <text:p>149.246177802945</text:p>
              </table:table-cell>
              <table:table-cell office:value-type="float" office:value="24.7651006711409">
                <text:p>24.7651006711409</text:p>
              </table:table-cell>
              <table:table-cell office:value-type="float" office:value="NaN">
                <text:p>NaN</text:p>
              </table:table-cell>
              <table:table-cell office:value-type="float" office:value="21.2992239149181">
                <text:p>21.2992239149181</text:p>
              </table:table-cell>
              <table:table-cell office:value-type="float" office:value="33.6966394187103">
                <text:p>33.6966394187103</text:p>
              </table:table-cell>
              <table:table-cell office:value-type="float" office:value="20.3579418344519">
                <text:p>20.3579418344519</text:p>
              </table:table-cell>
              <table:table-cell office:value-type="float" office:value="167.560975609756">
                <text:p>167.560975609756</text:p>
              </table:table-cell>
              <table:table-cell office:value-type="float" office:value="63.6764705882353">
                <text:p>63.6764705882353</text:p>
              </table:table-cell>
              <table:table-cell office:value-type="float" office:value="92.2610015174507">
                <text:p>92.2610015174507</text:p>
              </table:table-cell>
              <table:table-cell office:value-type="float" office:value="104.947916666667">
                <text:p>104.947916666667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3463246883508">
                <text:p>97.3463246883508</text:p>
              </table:table-cell>
              <table:table-cell office:value-type="float" office:value="81.2072423551392">
                <text:p>81.2072423551392</text:p>
              </table:table-cell>
              <table:table-cell office:value-type="float" office:value="NaN">
                <text:p>NaN</text:p>
              </table:table-cell>
              <table:table-cell office:value-type="float" office:value="92.5530104489296">
                <text:p>92.5530104489296</text:p>
              </table:table-cell>
              <table:table-cell office:value-type="float" office:value="128.730181200453">
                <text:p>128.730181200453</text:p>
              </table:table-cell>
              <table:table-cell office:value-type="float" office:value="15.8724832214765">
                <text:p>15.8724832214765</text:p>
              </table:table-cell>
              <table:table-cell office:value-type="float" office:value="21.3460572576595">
                <text:p>21.3460572576595</text:p>
              </table:table-cell>
              <table:table-cell office:value-type="float" office:value="18.0799080195458">
                <text:p>18.0799080195458</text:p>
              </table:table-cell>
              <table:table-cell office:value-type="float" office:value="21.8437783832879">
                <text:p>21.8437783832879</text:p>
              </table:table-cell>
              <table:table-cell office:value-type="float" office:value="40.9843400447427">
                <text:p>40.9843400447427</text:p>
              </table:table-cell>
              <table:table-cell office:value-type="float" office:value="160">
                <text:p>160</text:p>
              </table:table-cell>
              <table:table-cell office:value-type="float" office:value="101.617647058824">
                <text:p>101.617647058824</text:p>
              </table:table-cell>
              <table:table-cell office:value-type="float" office:value="67.2230652503794">
                <text:p>67.2230652503794</text:p>
              </table:table-cell>
              <table:table-cell office:value-type="float" office:value="178.125">
                <text:p>178.125</text:p>
              </table:table-cell>
              <table:table-cell office:value-type="float" office:value="76.4214046822742">
                <text:p>76.421404682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0296604098">
                <text:p>78.670296604098</text:p>
              </table:table-cell>
              <table:table-cell office:value-type="float" office:value="81.2264747094541">
                <text:p>81.2264747094541</text:p>
              </table:table-cell>
              <table:table-cell office:value-type="float" office:value="108.46947404025">
                <text:p>108.46947404025</text:p>
              </table:table-cell>
              <table:table-cell office:value-type="float" office:value="104.55055988564">
                <text:p>104.55055988564</text:p>
              </table:table-cell>
              <table:table-cell office:value-type="float" office:value="100.831681766704">
                <text:p>100.831681766704</text:p>
              </table:table-cell>
              <table:table-cell office:value-type="float" office:value="22.1476510067114">
                <text:p>22.1476510067114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8.827249209543">
                <text:p>18.827249209543</text:p>
              </table:table-cell>
              <table:table-cell office:value-type="float" office:value="31.2897366030881">
                <text:p>31.2897366030881</text:p>
              </table:table-cell>
              <table:table-cell office:value-type="float" office:value="24.1163310961969">
                <text:p>24.1163310961969</text:p>
              </table:table-cell>
              <table:table-cell office:value-type="float" office:value="101.707317073171">
                <text:p>101.707317073171</text:p>
              </table:table-cell>
              <table:table-cell office:value-type="float" office:value="100.735294117647">
                <text:p>100.735294117647</text:p>
              </table:table-cell>
              <table:table-cell office:value-type="float" office:value="94.9924127465857">
                <text:p>94.9924127465857</text:p>
              </table:table-cell>
              <table:table-cell office:value-type="float" office:value="192.96875">
                <text:p>192.96875</text:p>
              </table:table-cell>
              <table:table-cell office:value-type="float" office:value="114.38127090301">
                <text:p>114.38127090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4931938673162">
                <text:p>82.4931938673162</text:p>
              </table:table-cell>
              <table:table-cell office:value-type="float" office:value="180.990191499299">
                <text:p>180.990191499299</text:p>
              </table:table-cell>
              <table:table-cell office:value-type="float" office:value="230.891256553357">
                <text:p>230.891256553357</text:p>
              </table:table-cell>
              <table:table-cell office:value-type="float" office:value="129.464619992512">
                <text:p>129.464619992512</text:p>
              </table:table-cell>
              <table:table-cell office:value-type="float" office:value="97.5403454133635">
                <text:p>97.5403454133635</text:p>
              </table:table-cell>
              <table:table-cell office:value-type="float" office:value="15.4697986577181">
                <text:p>15.4697986577181</text:p>
              </table:table-cell>
              <table:table-cell office:value-type="float" office:value="34.7564038171773">
                <text:p>34.7564038171773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42.2797456857402">
                <text:p>42.2797456857402</text:p>
              </table:table-cell>
              <table:table-cell office:value-type="float" office:value="27.2930648769575">
                <text:p>27.2930648769575</text:p>
              </table:table-cell>
              <table:table-cell office:value-type="float" office:value="106.09756097561">
                <text:p>106.09756097561</text:p>
              </table:table-cell>
              <table:table-cell office:value-type="float" office:value="91.9117647058824">
                <text:p>91.9117647058824</text:p>
              </table:table-cell>
              <table:table-cell office:value-type="float" office:value="64.7951441578149">
                <text:p>64.7951441578149</text:p>
              </table:table-cell>
              <table:table-cell office:value-type="float" office:value="166.145833333333">
                <text:p>166.145833333333</text:p>
              </table:table-cell>
              <table:table-cell office:value-type="float" office:value="74.9163879598662">
                <text:p>74.916387959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235420547356">
                <text:p>78.3235420547356</text:p>
              </table:table-cell>
              <table:table-cell office:value-type="float" office:value="30.1398466906613">
                <text:p>30.1398466906613</text:p>
              </table:table-cell>
              <table:table-cell office:value-type="float" office:value="94.3784880771182">
                <text:p>94.3784880771182</text:p>
              </table:table-cell>
              <table:table-cell office:value-type="float" office:value="110.23790885266">
                <text:p>110.23790885266</text:p>
              </table:table-cell>
              <table:table-cell office:value-type="float" office:value="10.2172989807475">
                <text:p>10.2172989807475</text:p>
              </table:table-cell>
              <table:table-cell office:value-type="float" office:value="13.3557046979866">
                <text:p>13.35570469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89827429609">
                <text:p>19.1189827429609</text:p>
              </table:table-cell>
              <table:table-cell office:value-type="float" office:value="31.8120805369128">
                <text:p>31.8120805369128</text:p>
              </table:table-cell>
              <table:table-cell office:value-type="float" office:value="102.19512195122">
                <text:p>102.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364583333333">
                <text:p>165.364583333333</text:p>
              </table:table-cell>
              <table:table-cell office:value-type="float" office:value="104.682274247492">
                <text:p>104.682274247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536036681473">
                <text:p>81.536036681473</text:p>
              </table:table-cell>
              <table:table-cell office:value-type="float" office:value="78.9735417754211">
                <text:p>78.9735417754211</text:p>
              </table:table-cell>
              <table:table-cell office:value-type="float" office:value="0.263825469304921">
                <text:p>0.263825469304921</text:p>
              </table:table-cell>
              <table:table-cell office:value-type="float" office:value="120.571117388789">
                <text:p>120.571117388789</text:p>
              </table:table-cell>
              <table:table-cell office:value-type="float" office:value="131.434031710079">
                <text:p>131.434031710079</text:p>
              </table:table-cell>
              <table:table-cell office:value-type="float" office:value="22.7181208053691">
                <text:p>22.7181208053691</text:p>
              </table:table-cell>
              <table:table-cell office:value-type="float" office:value="39.5781014565545">
                <text:p>39.5781014565545</text:p>
              </table:table-cell>
              <table:table-cell office:value-type="float" office:value="19.1434320206956">
                <text:p>19.1434320206956</text:p>
              </table:table-cell>
              <table:table-cell office:value-type="float" office:value="28.3378746594005">
                <text:p>28.3378746594005</text:p>
              </table:table-cell>
              <table:table-cell office:value-type="float" office:value="28.6800894854586">
                <text:p>28.6800894854586</text:p>
              </table:table-cell>
              <table:table-cell office:value-type="float" office:value="350.243902439024">
                <text:p>350.243902439024</text:p>
              </table:table-cell>
              <table:table-cell office:value-type="float" office:value="NaN">
                <text:p>NaN</text:p>
              </table:table-cell>
              <table:table-cell office:value-type="float" office:value="262.670713201821">
                <text:p>262.670713201821</text:p>
              </table:table-cell>
              <table:table-cell office:value-type="float" office:value="361.458333333333">
                <text:p>361.458333333333</text:p>
              </table:table-cell>
              <table:table-cell office:value-type="float" office:value="242.307692307692">
                <text:p>242.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94368820748">
                <text:p>86.694368820748</text:p>
              </table:table-cell>
              <table:table-cell office:value-type="float" office:value="183.402478226227">
                <text:p>183.402478226227</text:p>
              </table:table-cell>
              <table:table-cell office:value-type="float" office:value="99.4689666835786">
                <text:p>99.4689666835786</text:p>
              </table:table-cell>
              <table:table-cell office:value-type="float" office:value="103.624791531942">
                <text:p>103.624791531942</text:p>
              </table:table-cell>
              <table:table-cell office:value-type="float" office:value="45.0877689694224">
                <text:p>45.0877689694224</text:p>
              </table:table-cell>
              <table:table-cell office:value-type="float" office:value="20.1342281879195">
                <text:p>20.1342281879195</text:p>
              </table:table-cell>
              <table:table-cell office:value-type="float" office:value="24.108488196886">
                <text:p>24.108488196886</text:p>
              </table:table-cell>
              <table:table-cell office:value-type="float" office:value="19.8907732106927">
                <text:p>19.8907732106927</text:p>
              </table:table-cell>
              <table:table-cell office:value-type="float" office:value="30.063578564941">
                <text:p>30.063578564941</text:p>
              </table:table-cell>
              <table:table-cell office:value-type="float" office:value="18.8366890380313">
                <text:p>18.8366890380313</text:p>
              </table:table-cell>
              <table:table-cell office:value-type="float" office:value="165.121951219512">
                <text:p>165.121951219512</text:p>
              </table:table-cell>
              <table:table-cell office:value-type="float" office:value="99.7058823529412">
                <text:p>99.7058823529412</text:p>
              </table:table-cell>
              <table:table-cell office:value-type="float" office:value="106.525037936267">
                <text:p>106.525037936267</text:p>
              </table:table-cell>
              <table:table-cell office:value-type="float" office:value="194.53125">
                <text:p>194.53125</text:p>
              </table:table-cell>
              <table:table-cell office:value-type="float" office:value="112.541806020067">
                <text:p>112.541806020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223671013039">
                <text:p>101.223671013039</text:p>
              </table:table-cell>
              <table:table-cell office:value-type="float" office:value="85.2542791988351">
                <text:p>85.2542791988351</text:p>
              </table:table-cell>
              <table:table-cell office:value-type="float" office:value="123.155758498224">
                <text:p>123.155758498224</text:p>
              </table:table-cell>
              <table:table-cell office:value-type="float" office:value="105.697559647391">
                <text:p>105.697559647391</text:p>
              </table:table-cell>
              <table:table-cell office:value-type="float" office:value="158.037231030578">
                <text:p>158.037231030578</text:p>
              </table:table-cell>
              <table:table-cell office:value-type="float" office:value="22.2818791946309">
                <text:p>22.2818791946309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9.1721759126186">
                <text:p>19.1721759126186</text:p>
              </table:table-cell>
              <table:table-cell office:value-type="float" office:value="31.1080835603996">
                <text:p>31.1080835603996</text:p>
              </table:table-cell>
              <table:table-cell office:value-type="float" office:value="30.738255033557">
                <text:p>30.738255033557</text:p>
              </table:table-cell>
              <table:table-cell office:value-type="float" office:value="160.731707317073">
                <text:p>160.731707317073</text:p>
              </table:table-cell>
              <table:table-cell office:value-type="float" office:value="89.8529411764706">
                <text:p>89.8529411764706</text:p>
              </table:table-cell>
              <table:table-cell office:value-type="float" office:value="106.676783004552">
                <text:p>106.676783004552</text:p>
              </table:table-cell>
              <table:table-cell office:value-type="float" office:value="161.979166666667">
                <text:p>161.979166666667</text:p>
              </table:table-cell>
              <table:table-cell office:value-type="float" office:value="115.551839464883">
                <text:p>115.551839464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425419114486">
                <text:p>98.9425419114486</text:p>
              </table:table-cell>
              <table:table-cell office:value-type="float" office:value="108.907327526994">
                <text:p>108.907327526994</text:p>
              </table:table-cell>
              <table:table-cell office:value-type="float" office:value="100.926771520379">
                <text:p>100.926771520379</text:p>
              </table:table-cell>
              <table:table-cell office:value-type="float" office:value="119.641945474967">
                <text:p>119.641945474967</text:p>
              </table:table-cell>
              <table:table-cell office:value-type="float" office:value="182.959371460929">
                <text:p>182.959371460929</text:p>
              </table:table-cell>
              <table:table-cell office:value-type="float" office:value="23.2214765100671">
                <text:p>23.2214765100671</text:p>
              </table:table-cell>
              <table:table-cell office:value-type="float" office:value="22.3003515821195">
                <text:p>22.3003515821195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18.7102633969119">
                <text:p>18.7102633969119</text:p>
              </table:table-cell>
              <table:table-cell office:value-type="float" office:value="19.1051454138702">
                <text:p>19.1051454138702</text:p>
              </table:table-cell>
              <table:table-cell office:value-type="float" office:value="161.219512195122">
                <text:p>161.219512195122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103.641881638847">
                <text:p>103.641881638847</text:p>
              </table:table-cell>
              <table:table-cell office:value-type="float" office:value="171.09375">
                <text:p>171.09375</text:p>
              </table:table-cell>
              <table:table-cell office:value-type="float" office:value="111.872909698997">
                <text:p>111.87290969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5618283421694">
                <text:p>81.5618283421694</text:p>
              </table:table-cell>
              <table:table-cell office:value-type="float" office:value="76.844245404841">
                <text:p>76.844245404841</text:p>
              </table:table-cell>
              <table:table-cell office:value-type="float" office:value="111.219347201082">
                <text:p>111.219347201082</text:p>
              </table:table-cell>
              <table:table-cell office:value-type="float" office:value="100.432252135734">
                <text:p>100.432252135734</text:p>
              </table:table-cell>
              <table:table-cell office:value-type="float" office:value="108.171715741789">
                <text:p>108.17171574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25068119891">
                <text:p>32.425068119891</text:p>
              </table:table-cell>
              <table:table-cell office:value-type="float" office:value="21.0738255033557">
                <text:p>21.0738255033557</text:p>
              </table:table-cell>
              <table:table-cell office:value-type="float" office:value="154.634146341463">
                <text:p>154.634146341463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56.752655538695">
                <text:p>56.752655538695</text:p>
              </table:table-cell>
              <table:table-cell office:value-type="float" office:value="185.9375">
                <text:p>185.9375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701963031953">
                <text:p>79.701963031953</text:p>
              </table:table-cell>
              <table:table-cell office:value-type="float" office:value="76.8332554880897">
                <text:p>76.8332554880897</text:p>
              </table:table-cell>
              <table:table-cell office:value-type="float" office:value="102.026044309149">
                <text:p>102.026044309149</text:p>
              </table:table-cell>
              <table:table-cell office:value-type="float" office:value="NaN">
                <text:p>NaN</text:p>
              </table:table-cell>
              <table:table-cell office:value-type="float" office:value="177.88080407701">
                <text:p>177.88080407701</text:p>
              </table:table-cell>
              <table:table-cell office:value-type="float" office:value="24.1946308724832">
                <text:p>24.1946308724832</text:p>
              </table:table-cell>
              <table:table-cell office:value-type="float" office:value="35.0075339025615">
                <text:p>35.0075339025615</text:p>
              </table:table-cell>
              <table:table-cell office:value-type="float" office:value="18.9997125610808">
                <text:p>18.9997125610808</text:p>
              </table:table-cell>
              <table:table-cell office:value-type="float" office:value="31.5168029064487">
                <text:p>31.5168029064487</text:p>
              </table:table-cell>
              <table:table-cell office:value-type="float" office:value="40.4026845637584">
                <text:p>40.4026845637584</text:p>
              </table:table-cell>
              <table:table-cell office:value-type="float" office:value="169.756097560976">
                <text:p>169.756097560976</text:p>
              </table:table-cell>
              <table:table-cell office:value-type="float" office:value="100.441176470588">
                <text:p>100.441176470588</text:p>
              </table:table-cell>
              <table:table-cell office:value-type="float" office:value="92.5644916540213">
                <text:p>92.564491654021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94.9832775919732">
                <text:p>94.983277591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2726751683622">
                <text:p>83.2726751683622</text:p>
              </table:table-cell>
              <table:table-cell office:value-type="float" office:value="100.978102590873">
                <text:p>100.978102590873</text:p>
              </table:table-cell>
              <table:table-cell office:value-type="float" office:value="94.0943683409437">
                <text:p>94.0943683409437</text:p>
              </table:table-cell>
              <table:table-cell office:value-type="float" office:value="95.6434430414213">
                <text:p>95.6434430414213</text:p>
              </table:table-cell>
              <table:table-cell office:value-type="float" office:value="97.7279161947905">
                <text:p>97.7279161947905</text:p>
              </table:table-cell>
              <table:table-cell office:value-type="float" office:value="20.1006711409396">
                <text:p>20.1006711409396</text:p>
              </table:table-cell>
              <table:table-cell office:value-type="float" office:value="34.7061778001005">
                <text:p>34.7061778001005</text:p>
              </table:table-cell>
              <table:table-cell office:value-type="float" office:value="18.0511641276229">
                <text:p>18.0511641276229</text:p>
              </table:table-cell>
              <table:table-cell office:value-type="float" office:value="18.1198910081744">
                <text:p>18.1198910081744</text:p>
              </table:table-cell>
              <table:table-cell office:value-type="float" office:value="35.1230425055928">
                <text:p>35.1230425055928</text:p>
              </table:table-cell>
              <table:table-cell office:value-type="float" office:value="101.219512195122">
                <text:p>101.219512195122</text:p>
              </table:table-cell>
              <table:table-cell office:value-type="float" office:value="92.3529411764706">
                <text:p>92.3529411764706</text:p>
              </table:table-cell>
              <table:table-cell office:value-type="float" office:value="100.910470409712">
                <text:p>100.910470409712</text:p>
              </table:table-cell>
              <table:table-cell office:value-type="float" office:value="169.53125">
                <text:p>169.53125</text:p>
              </table:table-cell>
              <table:table-cell office:value-type="float" office:value="117.892976588629">
                <text:p>117.892976588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6447915174094">
                <text:p>80.6447915174094</text:p>
              </table:table-cell>
              <table:table-cell office:value-type="float" office:value="76.9459021347913">
                <text:p>76.9459021347913</text:p>
              </table:table-cell>
              <table:table-cell office:value-type="float" office:value="90.8675799086758">
                <text:p>90.8675799086758</text:p>
              </table:table-cell>
              <table:table-cell office:value-type="float" office:value="120.132058132807">
                <text:p>120.132058132807</text:p>
              </table:table-cell>
              <table:table-cell office:value-type="float" office:value="100.042468856172">
                <text:p>100.042468856172</text:p>
              </table:table-cell>
              <table:table-cell office:value-type="float" office:value="22.3825503355705">
                <text:p>22.3825503355705</text:p>
              </table:table-cell>
              <table:table-cell office:value-type="float" office:value="33.8021094927172">
                <text:p>33.8021094927172</text:p>
              </table:table-cell>
              <table:table-cell office:value-type="float" office:value="20.523138832998">
                <text:p>20.523138832998</text:p>
              </table:table-cell>
              <table:table-cell office:value-type="float" office:value="17.8474114441417">
                <text:p>17.8474114441417</text:p>
              </table:table-cell>
              <table:table-cell office:value-type="float" office:value="30.4250559284116">
                <text:p>30.4250559284116</text:p>
              </table:table-cell>
              <table:table-cell office:value-type="float" office:value="367.317073170732">
                <text:p>367.317073170732</text:p>
              </table:table-cell>
              <table:table-cell office:value-type="float" office:value="210.441176470588">
                <text:p>210.441176470588</text:p>
              </table:table-cell>
              <table:table-cell office:value-type="float" office:value="228.831562974203">
                <text:p>228.831562974203</text:p>
              </table:table-cell>
              <table:table-cell office:value-type="float" office:value="394.010416666667">
                <text:p>394.010416666667</text:p>
              </table:table-cell>
              <table:table-cell office:value-type="float" office:value="245.317725752508">
                <text:p>245.317725752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875053732627">
                <text:p>76.7875053732627</text:p>
              </table:table-cell>
              <table:table-cell office:value-type="float" office:value="73.9511498200401">
                <text:p>73.9511498200401</text:p>
              </table:table-cell>
              <table:table-cell office:value-type="float" office:value="99.4114662607813">
                <text:p>99.4114662607813</text:p>
              </table:table-cell>
              <table:table-cell office:value-type="float" office:value="93.7510636125387">
                <text:p>93.7510636125387</text:p>
              </table:table-cell>
              <table:table-cell office:value-type="float" office:value="97.3280011325028">
                <text:p>97.3280011325028</text:p>
              </table:table-cell>
              <table:table-cell office:value-type="float" office:value="22.5838926174497">
                <text:p>22.5838926174497</text:p>
              </table:table-cell>
              <table:table-cell office:value-type="float" office:value="35.4595680562531">
                <text:p>35.4595680562531</text:p>
              </table:table-cell>
              <table:table-cell office:value-type="float" office:value="19.8045415349238">
                <text:p>19.8045415349238</text:p>
              </table:table-cell>
              <table:table-cell office:value-type="float" office:value="31.1989100817439">
                <text:p>31.1989100817439</text:p>
              </table:table-cell>
              <table:table-cell office:value-type="float" office:value="32.9306487695749">
                <text:p>32.9306487695749</text:p>
              </table:table-cell>
              <table:table-cell office:value-type="float" office:value="397.80487804878">
                <text:p>397.80487804878</text:p>
              </table:table-cell>
              <table:table-cell office:value-type="float" office:value="214.852941176471">
                <text:p>214.852941176471</text:p>
              </table:table-cell>
              <table:table-cell office:value-type="float" office:value="221.54779969651">
                <text:p>221.54779969651</text:p>
              </table:table-cell>
              <table:table-cell office:value-type="float" office:value="379.6875">
                <text:p>379.6875</text:p>
              </table:table-cell>
              <table:table-cell office:value-type="float" office:value="200.66889632107">
                <text:p>200.66889632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01963031953">
                <text:p>77.01963031953</text:p>
              </table:table-cell>
              <table:table-cell office:value-type="float" office:value="87.6116163420062">
                <text:p>87.6116163420062</text:p>
              </table:table-cell>
              <table:table-cell office:value-type="float" office:value="100.605445628277">
                <text:p>100.605445628277</text:p>
              </table:table-cell>
              <table:table-cell office:value-type="float" office:value="92.9988768251591">
                <text:p>92.9988768251591</text:p>
              </table:table-cell>
              <table:table-cell office:value-type="float" office:value="95.3496602491506">
                <text:p>95.3496602491506</text:p>
              </table:table-cell>
              <table:table-cell office:value-type="float" office:value="14.4295302013423">
                <text:p>14.4295302013423</text:p>
              </table:table-cell>
              <table:table-cell office:value-type="float" office:value="29.5831240582622">
                <text:p>29.5831240582622</text:p>
              </table:table-cell>
              <table:table-cell office:value-type="float" office:value="21.0692727795343">
                <text:p>21.0692727795343</text:p>
              </table:table-cell>
              <table:table-cell office:value-type="float" office:value="20.3905540417802">
                <text:p>20.3905540417802</text:p>
              </table:table-cell>
              <table:table-cell office:value-type="float" office:value="16.9574944071588">
                <text:p>16.957494407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9939301972686">
                <text:p>55.9939301972686</text:p>
              </table:table-cell>
              <table:table-cell office:value-type="float" office:value="119.270833333333">
                <text:p>119.270833333333</text:p>
              </table:table-cell>
              <table:table-cell office:value-type="float" office:value="99.4983277591973">
                <text:p>99.498327759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081243731194">
                <text:p>107.081243731194</text:p>
              </table:table-cell>
              <table:table-cell office:value-type="float" office:value="74.4429485946644">
                <text:p>74.4429485946644</text:p>
              </table:table-cell>
              <table:table-cell office:value-type="float" office:value="117.737189244039">
                <text:p>117.737189244039</text:p>
              </table:table-cell>
              <table:table-cell office:value-type="float" office:value="93.7340458119193">
                <text:p>93.7340458119193</text:p>
              </table:table-cell>
              <table:table-cell office:value-type="float" office:value="100.707814269536">
                <text:p>100.707814269536</text:p>
              </table:table-cell>
              <table:table-cell office:value-type="float" office:value="23.1879194630872">
                <text:p>23.1879194630872</text:p>
              </table:table-cell>
              <table:table-cell office:value-type="float" office:value="34.4048216976394">
                <text:p>34.4048216976394</text:p>
              </table:table-cell>
              <table:table-cell office:value-type="float" office:value="18.9709686691578">
                <text:p>18.9709686691578</text:p>
              </table:table-cell>
              <table:table-cell office:value-type="float" office:value="20.2543142597638">
                <text:p>20.2543142597638</text:p>
              </table:table-cell>
              <table:table-cell office:value-type="float" office:value="25.6823266219239">
                <text:p>25.6823266219239</text:p>
              </table:table-cell>
              <table:table-cell office:value-type="float" office:value="296.341463414634">
                <text:p>296.341463414634</text:p>
              </table:table-cell>
              <table:table-cell office:value-type="float" office:value="182.205882352941">
                <text:p>182.205882352941</text:p>
              </table:table-cell>
              <table:table-cell office:value-type="float" office:value="230.197268588771">
                <text:p>230.197268588771</text:p>
              </table:table-cell>
              <table:table-cell office:value-type="float" office:value="378.90625">
                <text:p>378.90625</text:p>
              </table:table-cell>
              <table:table-cell office:value-type="float" office:value="241.638795986622">
                <text:p>241.638795986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4986387734633">
                <text:p>80.4986387734633</text:p>
              </table:table-cell>
              <table:table-cell office:value-type="float" office:value="99.6922823309613">
                <text:p>99.6922823309613</text:p>
              </table:table-cell>
              <table:table-cell office:value-type="float" office:value="104.488415355995">
                <text:p>104.488415355995</text:p>
              </table:table-cell>
              <table:table-cell office:value-type="float" office:value="124.321840645315">
                <text:p>124.321840645315</text:p>
              </table:table-cell>
              <table:table-cell office:value-type="float" office:value="104.080549263873">
                <text:p>104.080549263873</text:p>
              </table:table-cell>
              <table:table-cell office:value-type="float" office:value="15.8389261744966">
                <text:p>15.8389261744966</text:p>
              </table:table-cell>
              <table:table-cell office:value-type="float" office:value="31.7930688096434">
                <text:p>31.7930688096434</text:p>
              </table:table-cell>
              <table:table-cell office:value-type="float" office:value="14.1419948260995">
                <text:p>14.1419948260995</text:p>
              </table:table-cell>
              <table:table-cell office:value-type="float" office:value="27.4296094459582">
                <text:p>27.4296094459582</text:p>
              </table:table-cell>
              <table:table-cell office:value-type="float" office:value="28.4116331096197">
                <text:p>28.4116331096197</text:p>
              </table:table-cell>
              <table:table-cell office:value-type="float" office:value="184.634146341463">
                <text:p>184.634146341463</text:p>
              </table:table-cell>
              <table:table-cell office:value-type="float" office:value="96.3235294117647">
                <text:p>96.3235294117647</text:p>
              </table:table-cell>
              <table:table-cell office:value-type="float" office:value="115.022761760243">
                <text:p>115.022761760243</text:p>
              </table:table-cell>
              <table:table-cell office:value-type="float" office:value="119.010416666667">
                <text:p>119.010416666667</text:p>
              </table:table-cell>
              <table:table-cell office:value-type="float" office:value="99.8327759197325">
                <text:p>99.8327759197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458661699384">
                <text:p>78.1458661699384</text:p>
              </table:table-cell>
              <table:table-cell office:value-type="float" office:value="81.7814655053988">
                <text:p>81.7814655053988</text:p>
              </table:table-cell>
              <table:table-cell office:value-type="float" office:value="94.287163876205">
                <text:p>94.287163876205</text:p>
              </table:table-cell>
              <table:table-cell office:value-type="float" office:value="105.694156087267">
                <text:p>105.694156087267</text:p>
              </table:table-cell>
              <table:table-cell office:value-type="float" office:value="101.833238958097">
                <text:p>101.833238958097</text:p>
              </table:table-cell>
              <table:table-cell office:value-type="float" office:value="14.5973154362416">
                <text:p>14.5973154362416</text:p>
              </table:table-cell>
              <table:table-cell office:value-type="float" office:value="20.0904068307383">
                <text:p>20.0904068307383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1.653042688465">
                <text:p>31.653042688465</text:p>
              </table:table-cell>
              <table:table-cell office:value-type="float" office:value="29.3064876957494">
                <text:p>29.3064876957494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64.1176470588235">
                <text:p>64.1176470588235</text:p>
              </table:table-cell>
              <table:table-cell office:value-type="float" office:value="103.338391502276">
                <text:p>103.338391502276</text:p>
              </table:table-cell>
              <table:table-cell office:value-type="float" office:value="169.791666666667">
                <text:p>169.791666666667</text:p>
              </table:table-cell>
              <table:table-cell office:value-type="float" office:value="121.90635451505">
                <text:p>121.9063545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0147585613985">
                <text:p>83.0147585613985</text:p>
              </table:table-cell>
              <table:table-cell office:value-type="float" office:value="116.976673901695">
                <text:p>116.976673901695</text:p>
              </table:table-cell>
              <table:table-cell office:value-type="float" office:value="97.2805682394724">
                <text:p>97.2805682394724</text:p>
              </table:table-cell>
              <table:table-cell office:value-type="float" office:value="94.2854225519894">
                <text:p>94.2854225519894</text:p>
              </table:table-cell>
              <table:table-cell office:value-type="float" office:value="106.625141562854">
                <text:p>106.625141562854</text:p>
              </table:table-cell>
              <table:table-cell office:value-type="float" office:value="21.1409395973154">
                <text:p>21.1409395973154</text:p>
              </table:table-cell>
              <table:table-cell office:value-type="float" office:value="31.5419387242592">
                <text:p>31.5419387242592</text:p>
              </table:table-cell>
              <table:table-cell office:value-type="float" office:value="18.4823225064674">
                <text:p>18.4823225064674</text:p>
              </table:table-cell>
              <table:table-cell office:value-type="float" office:value="19.4822888283379">
                <text:p>19.4822888283379</text:p>
              </table:table-cell>
              <table:table-cell office:value-type="float" office:value="28.5458612975391">
                <text:p>28.5458612975391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99.5588235294118">
                <text:p>99.5588235294118</text:p>
              </table:table-cell>
              <table:table-cell office:value-type="float" office:value="66.7678300455235">
                <text:p>66.7678300455235</text:p>
              </table:table-cell>
              <table:table-cell office:value-type="float" office:value="160.677083333333">
                <text:p>160.677083333333</text:p>
              </table:table-cell>
              <table:table-cell office:value-type="float" office:value="108.862876254181">
                <text:p>108.86287625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6763146582605">
                <text:p>80.6763146582605</text:p>
              </table:table-cell>
              <table:table-cell office:value-type="float" office:value="4.4234414924307">
                <text:p>4.4234414924307</text:p>
              </table:table-cell>
              <table:table-cell office:value-type="float" office:value="99.9966176221884">
                <text:p>99.9966176221884</text:p>
              </table:table-cell>
              <table:table-cell office:value-type="float" office:value="93.8497668561315">
                <text:p>93.8497668561315</text:p>
              </table:table-cell>
              <table:table-cell office:value-type="float" office:value="106.618063420159">
                <text:p>106.618063420159</text:p>
              </table:table-cell>
              <table:table-cell office:value-type="float" office:value="21.8456375838926">
                <text:p>21.8456375838926</text:p>
              </table:table-cell>
              <table:table-cell office:value-type="float" office:value="34.6057257659468">
                <text:p>34.6057257659468</text:p>
              </table:table-cell>
              <table:table-cell office:value-type="float" office:value="16.7864328830124">
                <text:p>16.7864328830124</text:p>
              </table:table-cell>
              <table:table-cell office:value-type="float" office:value="30.9264305177112">
                <text:p>30.9264305177112</text:p>
              </table:table-cell>
              <table:table-cell office:value-type="float" office:value="23.9821029082774">
                <text:p>23.9821029082774</text:p>
              </table:table-cell>
              <table:table-cell office:value-type="float" office:value="170">
                <text:p>170</text:p>
              </table:table-cell>
              <table:table-cell office:value-type="float" office:value="65.2941176470588">
                <text:p>65.2941176470588</text:p>
              </table:table-cell>
              <table:table-cell office:value-type="float" office:value="87.1016691957511">
                <text:p>87.1016691957511</text:p>
              </table:table-cell>
              <table:table-cell office:value-type="float" office:value="116.927083333333">
                <text:p>116.927083333333</text:p>
              </table:table-cell>
              <table:table-cell office:value-type="float" office:value="118.227424749164">
                <text:p>118.2274247491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4.E117:Sheet4.N138 Sheet4.T117:Sheet4.X138" chart:data-source-has-labels="row" svg:x="1.089cm" svg:y="0.854cm" svg:width="17.362cm" svg:height="7.525cm">
          <chartooo:coordinate-region svg:x="1.94cm" svg:y="1.051cm" svg:width="16.314cm" svg:height="6.685cm"/>
          <chart:axis chart:dimension="x" chart:name="primary-x" chart:style-name="ch4">
            <chart:title svg:x="8.812cm" svg:y="8.446cm" chart:style-name="ch5">
              <text:p>Time (hours)</text:p>
            </chart:title>
          </chart:axis>
          <chart:axis chart:dimension="y" chart:name="primary-y" chart:style-name="ch4">
            <chart:title svg:x="0cm" svg:y="5.516cm" chart:style-name="ch6">
              <text:p>Latency (%)</text:p>
            </chart:title>
            <chart:grid chart:style-name="ch7" chart:class="major"/>
          </chart:axis>
          <chart:series chart:style-name="ch8" chart:values-cell-range-address="Sheet4.E118:Sheet4.E138" chart:label-cell-address="Sheet4.E117:Sheet4.E117" chart:class="chart:line">
            <chart:data-point chart:repeated="21"/>
          </chart:series>
          <chart:series chart:style-name="ch9" chart:values-cell-range-address="Sheet4.F118:Sheet4.F138" chart:label-cell-address="Sheet4.F117:Sheet4.F117" chart:class="chart:line">
            <chart:data-point chart:repeated="21"/>
          </chart:series>
          <chart:series chart:style-name="ch10" chart:values-cell-range-address="Sheet4.G118:Sheet4.G138" chart:label-cell-address="Sheet4.G117:Sheet4.G117" chart:class="chart:line">
            <chart:data-point chart:repeated="21"/>
          </chart:series>
          <chart:series chart:style-name="ch11" chart:values-cell-range-address="Sheet4.H118:Sheet4.H138" chart:label-cell-address="Sheet4.H117:Sheet4.H117" chart:class="chart:line">
            <chart:data-point chart:repeated="21"/>
          </chart:series>
          <chart:series chart:style-name="ch12" chart:values-cell-range-address="Sheet4.I118:Sheet4.I138" chart:label-cell-address="Sheet4.I117:Sheet4.I117" chart:class="chart:line">
            <chart:data-point chart:repeated="21"/>
          </chart:series>
          <chart:series chart:style-name="ch13" chart:values-cell-range-address="Sheet4.J118:Sheet4.J138" chart:label-cell-address="Sheet4.J117:Sheet4.J117" chart:class="chart:line">
            <chart:data-point chart:repeated="21"/>
          </chart:series>
          <chart:series chart:style-name="ch14" chart:values-cell-range-address="Sheet4.K118:Sheet4.K138" chart:label-cell-address="Sheet4.K117:Sheet4.K117" chart:class="chart:line">
            <chart:data-point chart:repeated="21"/>
          </chart:series>
          <chart:series chart:style-name="ch15" chart:values-cell-range-address="Sheet4.L118:Sheet4.L138" chart:label-cell-address="Sheet4.L117:Sheet4.L117" chart:class="chart:line">
            <chart:data-point chart:repeated="21"/>
          </chart:series>
          <chart:series chart:style-name="ch16" chart:values-cell-range-address="Sheet4.M118:Sheet4.M138" chart:label-cell-address="Sheet4.M117:Sheet4.M117" chart:class="chart:line">
            <chart:data-point chart:repeated="21"/>
          </chart:series>
          <chart:series chart:style-name="ch17" chart:values-cell-range-address="Sheet4.N118:Sheet4.N138" chart:label-cell-address="Sheet4.N117:Sheet4.N117" chart:class="chart:line">
            <chart:data-point chart:repeated="21"/>
          </chart:series>
          <chart:series chart:style-name="ch18" chart:values-cell-range-address="Sheet4.T118:Sheet4.T138" chart:label-cell-address="Sheet4.T117:Sheet4.T117" chart:class="chart:line">
            <chart:data-point chart:repeated="21"/>
          </chart:series>
          <chart:series chart:style-name="ch19" chart:values-cell-range-address="Sheet4.U118:Sheet4.U138" chart:label-cell-address="Sheet4.U117:Sheet4.U117" chart:class="chart:line">
            <chart:data-point chart:repeated="21"/>
          </chart:series>
          <chart:series chart:style-name="ch20" chart:values-cell-range-address="Sheet4.V118:Sheet4.V138" chart:label-cell-address="Sheet4.V117:Sheet4.V117" chart:class="chart:line">
            <chart:data-point chart:repeated="21"/>
          </chart:series>
          <chart:series chart:style-name="ch21" chart:values-cell-range-address="Sheet4.W118:Sheet4.W138" chart:label-cell-address="Sheet4.W117:Sheet4.W117" chart:class="chart:line">
            <chart:data-point chart:repeated="21"/>
          </chart:series>
          <chart:series chart:style-name="ch22" chart:values-cell-range-address="Sheet4.X118:Sheet4.X138" chart:label-cell-address="Sheet4.X117:Sheet4.X117" chart:class="chart:line">
            <chart:data-point chart:repeated="2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117:Sheet4.E117</svg:desc>
                </draw:g>
              </table:table-cell>
              <table:table-cell office:value-type="string">
                <text:p>home, 10KB</text:p>
                <draw:g>
                  <svg:desc>Sheet4.F117:Sheet4.F117</svg:desc>
                </draw:g>
              </table:table-cell>
              <table:table-cell office:value-type="string">
                <text:p>home, 100KB</text:p>
                <draw:g>
                  <svg:desc>Sheet4.G117:Sheet4.G117</svg:desc>
                </draw:g>
              </table:table-cell>
              <table:table-cell office:value-type="string">
                <text:p>home, 1MB</text:p>
                <draw:g>
                  <svg:desc>Sheet4.H117:Sheet4.H117</svg:desc>
                </draw:g>
              </table:table-cell>
              <table:table-cell office:value-type="string">
                <text:p>home 10MB</text:p>
                <draw:g>
                  <svg:desc>Sheet4.I117:Sheet4.I117</svg:desc>
                </draw:g>
              </table:table-cell>
              <table:table-cell office:value-type="string">
                <text:p>california, 1KB</text:p>
                <draw:g>
                  <svg:desc>Sheet4.J117:Sheet4.J117</svg:desc>
                </draw:g>
              </table:table-cell>
              <table:table-cell office:value-type="string">
                <text:p>california, 10KB</text:p>
                <draw:g>
                  <svg:desc>Sheet4.K117:Sheet4.K117</svg:desc>
                </draw:g>
              </table:table-cell>
              <table:table-cell office:value-type="string">
                <text:p>california, 100KB</text:p>
                <draw:g>
                  <svg:desc>Sheet4.L117:Sheet4.L117</svg:desc>
                </draw:g>
              </table:table-cell>
              <table:table-cell office:value-type="string">
                <text:p>california, 1MB</text:p>
                <draw:g>
                  <svg:desc>Sheet4.M117:Sheet4.M117</svg:desc>
                </draw:g>
              </table:table-cell>
              <table:table-cell office:value-type="string">
                <text:p>california 10MB</text:p>
                <draw:g>
                  <svg:desc>Sheet4.N117:Sheet4.N117</svg:desc>
                </draw:g>
              </table:table-cell>
              <table:table-cell office:value-type="string">
                <text:p>singapore, 1KB</text:p>
                <draw:g>
                  <svg:desc>Sheet4.T117:Sheet4.T117</svg:desc>
                </draw:g>
              </table:table-cell>
              <table:table-cell office:value-type="string">
                <text:p>singapore, 10KB</text:p>
                <draw:g>
                  <svg:desc>Sheet4.U117:Sheet4.U117</svg:desc>
                </draw:g>
              </table:table-cell>
              <table:table-cell office:value-type="string">
                <text:p>singapore, 100KB</text:p>
                <draw:g>
                  <svg:desc>Sheet4.V117:Sheet4.V117</svg:desc>
                </draw:g>
              </table:table-cell>
              <table:table-cell office:value-type="string">
                <text:p>singapore, 1MB</text:p>
                <draw:g>
                  <svg:desc>Sheet4.W117:Sheet4.W117</svg:desc>
                </draw:g>
              </table:table-cell>
              <table:table-cell office:value-type="string">
                <text:p>singapore 10MB</text:p>
                <draw:g>
                  <svg:desc>Sheet4.X117:Sheet4.X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118:Sheet4.E138</svg:desc>
                </draw:g>
              </table:table-cell>
              <table:table-cell office:value-type="float" office:value="100">
                <text:p>100</text:p>
                <draw:g>
                  <svg:desc>Sheet4.F118:Sheet4.F138</svg:desc>
                </draw:g>
              </table:table-cell>
              <table:table-cell office:value-type="float" office:value="100">
                <text:p>100</text:p>
                <draw:g>
                  <svg:desc>Sheet4.G118:Sheet4.G138</svg:desc>
                </draw:g>
              </table:table-cell>
              <table:table-cell office:value-type="float" office:value="100">
                <text:p>100</text:p>
                <draw:g>
                  <svg:desc>Sheet4.H118:Sheet4.H138</svg:desc>
                </draw:g>
              </table:table-cell>
              <table:table-cell office:value-type="float" office:value="100">
                <text:p>100</text:p>
                <draw:g>
                  <svg:desc>Sheet4.I118:Sheet4.I138</svg:desc>
                </draw:g>
              </table:table-cell>
              <table:table-cell office:value-type="float" office:value="100">
                <text:p>100</text:p>
                <draw:g>
                  <svg:desc>Sheet4.J118:Sheet4.J138</svg:desc>
                </draw:g>
              </table:table-cell>
              <table:table-cell office:value-type="float" office:value="100">
                <text:p>100</text:p>
                <draw:g>
                  <svg:desc>Sheet4.K118:Sheet4.K138</svg:desc>
                </draw:g>
              </table:table-cell>
              <table:table-cell office:value-type="float" office:value="100">
                <text:p>100</text:p>
                <draw:g>
                  <svg:desc>Sheet4.L118:Sheet4.L138</svg:desc>
                </draw:g>
              </table:table-cell>
              <table:table-cell office:value-type="float" office:value="100">
                <text:p>100</text:p>
                <draw:g>
                  <svg:desc>Sheet4.M118:Sheet4.M138</svg:desc>
                </draw:g>
              </table:table-cell>
              <table:table-cell office:value-type="float" office:value="100">
                <text:p>100</text:p>
                <draw:g>
                  <svg:desc>Sheet4.N118:Sheet4.N138</svg:desc>
                </draw:g>
              </table:table-cell>
              <table:table-cell office:value-type="float" office:value="100">
                <text:p>100</text:p>
                <draw:g>
                  <svg:desc>Sheet4.T118:Sheet4.T138</svg:desc>
                </draw:g>
              </table:table-cell>
              <table:table-cell office:value-type="float" office:value="100">
                <text:p>100</text:p>
                <draw:g>
                  <svg:desc>Sheet4.U118:Sheet4.U138</svg:desc>
                </draw:g>
              </table:table-cell>
              <table:table-cell office:value-type="float" office:value="100">
                <text:p>100</text:p>
                <draw:g>
                  <svg:desc>Sheet4.V118:Sheet4.V138</svg:desc>
                </draw:g>
              </table:table-cell>
              <table:table-cell office:value-type="float" office:value="100">
                <text:p>100</text:p>
                <draw:g>
                  <svg:desc>Sheet4.W118:Sheet4.W138</svg:desc>
                </draw:g>
              </table:table-cell>
              <table:table-cell office:value-type="float" office:value="100">
                <text:p>100</text:p>
                <draw:g>
                  <svg:desc>Sheet4.X118:Sheet4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587397650409">
                <text:p>110.587397650409</text:p>
              </table:table-cell>
              <table:table-cell office:value-type="float" office:value="13.3565075786045">
                <text:p>13.3565075786045</text:p>
              </table:table-cell>
              <table:table-cell office:value-type="float" office:value="92.8304507424187">
                <text:p>92.8304507424187</text:p>
              </table:table-cell>
              <table:table-cell office:value-type="float" office:value="72.9836605243085">
                <text:p>72.9836605243085</text:p>
              </table:table-cell>
              <table:table-cell office:value-type="float" office:value="133.961599436322">
                <text:p>133.961599436322</text:p>
              </table:table-cell>
              <table:table-cell office:value-type="float" office:value="NaN">
                <text:p>NaN</text:p>
              </table:table-cell>
              <table:table-cell office:value-type="float" office:value="18.1900864029104">
                <text:p>18.1900864029104</text:p>
              </table:table-cell>
              <table:table-cell office:value-type="float" office:value="32.7768014059754">
                <text:p>32.7768014059754</text:p>
              </table:table-cell>
              <table:table-cell office:value-type="float" office:value="23.7269372693727">
                <text:p>23.7269372693727</text:p>
              </table:table-cell>
              <table:table-cell office:value-type="float" office:value="22.8674540682415">
                <text:p>22.8674540682415</text:p>
              </table:table-cell>
              <table:table-cell office:value-type="float" office:value="114.194577352472">
                <text:p>114.194577352472</text:p>
              </table:table-cell>
              <table:table-cell office:value-type="float" office:value="89.367816091954">
                <text:p>89.367816091954</text:p>
              </table:table-cell>
              <table:table-cell office:value-type="float" office:value="108.148148148148">
                <text:p>108.148148148148</text:p>
              </table:table-cell>
              <table:table-cell office:value-type="float" office:value="160.526315789474">
                <text:p>160.526315789474</text:p>
              </table:table-cell>
              <table:table-cell office:value-type="float" office:value="87.7637130801688">
                <text:p>87.7637130801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203631185475">
                <text:p>142.203631185475</text:p>
              </table:table-cell>
              <table:table-cell office:value-type="float" office:value="134.899160716523">
                <text:p>134.899160716523</text:p>
              </table:table-cell>
              <table:table-cell office:value-type="float" office:value="104.447898409339">
                <text:p>104.447898409339</text:p>
              </table:table-cell>
              <table:table-cell office:value-type="float" office:value="80.1055843269501">
                <text:p>80.1055843269501</text:p>
              </table:table-cell>
              <table:table-cell office:value-type="float" office:value="122.152545358464">
                <text:p>122.152545358464</text:p>
              </table:table-cell>
              <table:table-cell office:value-type="float" office:value="12.4823268026661">
                <text:p>12.4823268026661</text:p>
              </table:table-cell>
              <table:table-cell office:value-type="float" office:value="20.0545702592087">
                <text:p>20.0545702592087</text:p>
              </table:table-cell>
              <table:table-cell office:value-type="float" office:value="30.0966608084359">
                <text:p>30.0966608084359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0.6036745406824">
                <text:p>20.6036745406824</text:p>
              </table:table-cell>
              <table:table-cell office:value-type="float" office:value="114.51355661882">
                <text:p>114.51355661882</text:p>
              </table:table-cell>
              <table:table-cell office:value-type="float" office:value="65.948275862069">
                <text:p>65.948275862069</text:p>
              </table:table-cell>
              <table:table-cell office:value-type="float" office:value="94.3703703703704">
                <text:p>94.3703703703704</text:p>
              </table:table-cell>
              <table:table-cell office:value-type="float" office:value="156.22009569378">
                <text:p>156.22009569378</text:p>
              </table:table-cell>
              <table:table-cell office:value-type="float" office:value="100.84388185654">
                <text:p>100.8438818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5574937700249">
                <text:p>96.5574937700249</text:p>
              </table:table-cell>
              <table:table-cell office:value-type="float" office:value="114.211449329826">
                <text:p>114.211449329826</text:p>
              </table:table-cell>
              <table:table-cell office:value-type="float" office:value="142.283144283872">
                <text:p>142.283144283872</text:p>
              </table:table-cell>
              <table:table-cell office:value-type="float" office:value="77.1929824561403">
                <text:p>77.1929824561403</text:p>
              </table:table-cell>
              <table:table-cell office:value-type="float" office:value="100.609476836357">
                <text:p>100.609476836357</text:p>
              </table:table-cell>
              <table:table-cell office:value-type="float" office:value="13.8759846495657">
                <text:p>13.8759846495657</text:p>
              </table:table-cell>
              <table:table-cell office:value-type="float" office:value="32.287403365166">
                <text:p>32.287403365166</text:p>
              </table:table-cell>
              <table:table-cell office:value-type="float" office:value="19.02460456942">
                <text:p>19.02460456942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0.2099737532808">
                <text:p>20.2099737532808</text:p>
              </table:table-cell>
              <table:table-cell office:value-type="float" office:value="113.397129186603">
                <text:p>113.397129186603</text:p>
              </table:table-cell>
              <table:table-cell office:value-type="float" office:value="97.2701149425287">
                <text:p>97.2701149425287</text:p>
              </table:table-cell>
              <table:table-cell office:value-type="float" office:value="68.2962962962963">
                <text:p>68.2962962962963</text:p>
              </table:table-cell>
              <table:table-cell office:value-type="float" office:value="97.8468899521531">
                <text:p>97.8468899521531</text:p>
              </table:table-cell>
              <table:table-cell office:value-type="float" office:value="97.7496483825598">
                <text:p>97.74964838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687433250267">
                <text:p>101.687433250267</text:p>
              </table:table-cell>
              <table:table-cell office:value-type="float" office:value="88.8607039959915">
                <text:p>88.8607039959915</text:p>
              </table:table-cell>
              <table:table-cell office:value-type="float" office:value="136.704256093125">
                <text:p>136.704256093125</text:p>
              </table:table-cell>
              <table:table-cell office:value-type="float" office:value="63.13380705769">
                <text:p>63.13380705769</text:p>
              </table:table-cell>
              <table:table-cell office:value-type="float" office:value="133.785450061652">
                <text:p>133.785450061652</text:p>
              </table:table-cell>
              <table:table-cell office:value-type="float" office:value="14.5627146031105">
                <text:p>14.5627146031105</text:p>
              </table:table-cell>
              <table:table-cell office:value-type="float" office:value="30.7412460209186">
                <text:p>30.7412460209186</text:p>
              </table:table-cell>
              <table:table-cell office:value-type="float" office:value="17.9701230228471">
                <text:p>17.9701230228471</text:p>
              </table:table-cell>
              <table:table-cell office:value-type="float" office:value="17.4538745387454">
                <text:p>17.4538745387454</text:p>
              </table:table-cell>
              <table:table-cell office:value-type="float" office:value="20.8005249343832">
                <text:p>20.8005249343832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4.683908045977">
                <text:p>94.683908045977</text:p>
              </table:table-cell>
              <table:table-cell office:value-type="float" office:value="91.7037037037037">
                <text:p>91.7037037037037</text:p>
              </table:table-cell>
              <table:table-cell office:value-type="float" office:value="152.870813397129">
                <text:p>152.870813397129</text:p>
              </table:table-cell>
              <table:table-cell office:value-type="float" office:value="96.4838255977497">
                <text:p>96.4838255977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.268778924884">
                <text:p>105.268778924884</text:p>
              </table:table-cell>
              <table:table-cell office:value-type="float" office:value="108.167355630715">
                <text:p>108.167355630715</text:p>
              </table:table-cell>
              <table:table-cell office:value-type="float" office:value="92.1293693574523">
                <text:p>92.1293693574523</text:p>
              </table:table-cell>
              <table:table-cell office:value-type="float" office:value="8.35842466578345">
                <text:p>8.35842466578345</text:p>
              </table:table-cell>
              <table:table-cell office:value-type="float" office:value="100.288884974458">
                <text:p>100.288884974458</text:p>
              </table:table-cell>
              <table:table-cell office:value-type="float" office:value="13.472025853363">
                <text:p>13.472025853363</text:p>
              </table:table-cell>
              <table:table-cell office:value-type="float" office:value="30.968622100955">
                <text:p>30.968622100955</text:p>
              </table:table-cell>
              <table:table-cell office:value-type="float" office:value="29.1739894551845">
                <text:p>29.1739894551845</text:p>
              </table:table-cell>
              <table:table-cell office:value-type="float" office:value="25.5350553505535">
                <text:p>25.5350553505535</text:p>
              </table:table-cell>
              <table:table-cell office:value-type="float" office:value="19.3897637795276">
                <text:p>19.3897637795276</text:p>
              </table:table-cell>
              <table:table-cell office:value-type="float" office:value="194.258373205742">
                <text:p>194.258373205742</text:p>
              </table:table-cell>
              <table:table-cell office:value-type="float" office:value="211.781609195402">
                <text:p>211.781609195402</text:p>
              </table:table-cell>
              <table:table-cell office:value-type="float" office:value="216">
                <text:p>216</text:p>
              </table:table-cell>
              <table:table-cell office:value-type="float" office:value="282.296650717703">
                <text:p>282.296650717703</text:p>
              </table:table-cell>
              <table:table-cell office:value-type="float" office:value="194.79606188467">
                <text:p>194.7960618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674261302955">
                <text:p>104.674261302955</text:p>
              </table:table-cell>
              <table:table-cell office:value-type="float" office:value="134.986847049981">
                <text:p>134.986847049981</text:p>
              </table:table-cell>
              <table:table-cell office:value-type="float" office:value="66.5928106088164">
                <text:p>66.5928106088164</text:p>
              </table:table-cell>
              <table:table-cell office:value-type="float" office:value="78.0240073868883">
                <text:p>78.0240073868883</text:p>
              </table:table-cell>
              <table:table-cell office:value-type="float" office:value="117.956667253831">
                <text:p>117.956667253831</text:p>
              </table:table-cell>
              <table:table-cell office:value-type="float" office:value="16.1179559684912">
                <text:p>16.1179559684912</text:p>
              </table:table-cell>
              <table:table-cell office:value-type="float" office:value="30.5138699408822">
                <text:p>30.5138699408822</text:p>
              </table:table-cell>
              <table:table-cell office:value-type="float" office:value="30.0087873462214">
                <text:p>30.0087873462214</text:p>
              </table:table-cell>
              <table:table-cell office:value-type="float" office:value="26.1254612546125">
                <text:p>26.1254612546125</text:p>
              </table:table-cell>
              <table:table-cell office:value-type="float" office:value="23.3923884514436">
                <text:p>23.3923884514436</text:p>
              </table:table-cell>
              <table:table-cell office:value-type="float" office:value="225.199362041467">
                <text:p>225.199362041467</text:p>
              </table:table-cell>
              <table:table-cell office:value-type="float" office:value="197.413793103448">
                <text:p>197.413793103448</text:p>
              </table:table-cell>
              <table:table-cell office:value-type="float" office:value="225.037037037037">
                <text:p>225.037037037037</text:p>
              </table:table-cell>
              <table:table-cell office:value-type="float" office:value="394.736842105263">
                <text:p>394.736842105263</text:p>
              </table:table-cell>
              <table:table-cell office:value-type="float" office:value="202.10970464135">
                <text:p>202.10970464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061943752225">
                <text:p>104.061943752225</text:p>
              </table:table-cell>
              <table:table-cell office:value-type="float" office:value="89.7313040210447">
                <text:p>89.7313040210447</text:p>
              </table:table-cell>
              <table:table-cell office:value-type="float" office:value="286.074274942955">
                <text:p>286.074274942955</text:p>
              </table:table-cell>
              <table:table-cell office:value-type="float" office:value="62.6761411537998">
                <text:p>62.6761411537998</text:p>
              </table:table-cell>
              <table:table-cell office:value-type="float" office:value="104.336797604369">
                <text:p>104.336797604369</text:p>
              </table:table-cell>
              <table:table-cell office:value-type="float" office:value="13.4316299737427">
                <text:p>13.4316299737427</text:p>
              </table:table-cell>
              <table:table-cell office:value-type="float" office:value="30.5593451568895">
                <text:p>30.5593451568895</text:p>
              </table:table-cell>
              <table:table-cell office:value-type="float" office:value="21.0456942003515">
                <text:p>21.0456942003515</text:p>
              </table:table-cell>
              <table:table-cell office:value-type="float" office:value="23.09963099631">
                <text:p>23.09963099631</text:p>
              </table:table-cell>
              <table:table-cell office:value-type="float" office:value="22.4081364829396">
                <text:p>22.4081364829396</text:p>
              </table:table-cell>
              <table:table-cell office:value-type="float" office:value="259.649122807018">
                <text:p>259.64912280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775119617225">
                <text:p>332.775119617225</text:p>
              </table:table-cell>
              <table:table-cell office:value-type="float" office:value="168.213783403657">
                <text:p>168.213783403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.789960840157">
                <text:p>109.789960840157</text:p>
              </table:table-cell>
              <table:table-cell office:value-type="float" office:value="100.028184892897">
                <text:p>100.028184892897</text:p>
              </table:table-cell>
              <table:table-cell office:value-type="float" office:value="NaN">
                <text:p>NaN</text:p>
              </table:table-cell>
              <table:table-cell office:value-type="float" office:value="87.6129109960255">
                <text:p>87.6129109960255</text:p>
              </table:table-cell>
              <table:table-cell office:value-type="float" office:value="140.40514356174">
                <text:p>140.40514356174</text:p>
              </table:table-cell>
              <table:table-cell office:value-type="float" office:value="13.330640274692">
                <text:p>13.330640274692</text:p>
              </table:table-cell>
              <table:table-cell office:value-type="float" office:value="29.1496134606639">
                <text:p>29.1496134606639</text:p>
              </table:table-cell>
              <table:table-cell office:value-type="float" office:value="29.8330404217926">
                <text:p>29.8330404217926</text:p>
              </table:table-cell>
              <table:table-cell office:value-type="float" office:value="24.7970479704797">
                <text:p>24.7970479704797</text:p>
              </table:table-cell>
              <table:table-cell office:value-type="float" office:value="14.8950131233596">
                <text:p>14.8950131233596</text:p>
              </table:table-cell>
              <table:table-cell office:value-type="float" office:value="225.518341307815">
                <text:p>225.518341307815</text:p>
              </table:table-cell>
              <table:table-cell office:value-type="float" office:value="210.201149425287">
                <text:p>210.201149425287</text:p>
              </table:table-cell>
              <table:table-cell office:value-type="float" office:value="213.481481481482">
                <text:p>213.481481481482</text:p>
              </table:table-cell>
              <table:table-cell office:value-type="float" office:value="348.803827751196">
                <text:p>348.803827751196</text:p>
              </table:table-cell>
              <table:table-cell office:value-type="float" office:value="205.485232067511">
                <text:p>205.48523206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.952296190815">
                <text:p>105.952296190815</text:p>
              </table:table-cell>
              <table:table-cell office:value-type="float" office:value="91.7919328573218">
                <text:p>91.7919328573218</text:p>
              </table:table-cell>
              <table:table-cell office:value-type="float" office:value="96.8054499156718">
                <text:p>96.8054499156718</text:p>
              </table:table-cell>
              <table:table-cell office:value-type="float" office:value="73.3269099522261">
                <text:p>73.3269099522261</text:p>
              </table:table-cell>
              <table:table-cell office:value-type="float" office:value="104.60806764136">
                <text:p>104.60806764136</text:p>
              </table:table-cell>
              <table:table-cell office:value-type="float" office:value="12.8862855988689">
                <text:p>12.8862855988689</text:p>
              </table:table-cell>
              <table:table-cell office:value-type="float" office:value="31.1050477489768">
                <text:p>31.1050477489768</text:p>
              </table:table-cell>
              <table:table-cell office:value-type="float" office:value="30.7117750439367">
                <text:p>30.7117750439367</text:p>
              </table:table-cell>
              <table:table-cell office:value-type="float" office:value="22.9520295202952">
                <text:p>22.9520295202952</text:p>
              </table:table-cell>
              <table:table-cell office:value-type="float" office:value="20.3412073490814">
                <text:p>20.3412073490814</text:p>
              </table:table-cell>
              <table:table-cell office:value-type="float" office:value="231.897926634769">
                <text:p>231.897926634769</text:p>
              </table:table-cell>
              <table:table-cell office:value-type="float" office:value="199.85632183908">
                <text:p>199.85632183908</text:p>
              </table:table-cell>
              <table:table-cell office:value-type="float" office:value="206.962962962963">
                <text:p>206.962962962963</text:p>
              </table:table-cell>
              <table:table-cell office:value-type="float" office:value="283.732057416268">
                <text:p>283.732057416268</text:p>
              </table:table-cell>
              <table:table-cell office:value-type="float" office:value="188.888888888889">
                <text:p>188.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.601281594874">
                <text:p>129.601281594874</text:p>
              </table:table-cell>
              <table:table-cell office:value-type="float" office:value="87.3825629462608">
                <text:p>87.3825629462608</text:p>
              </table:table-cell>
              <table:table-cell office:value-type="float" office:value="105.17874268329">
                <text:p>105.17874268329</text:p>
              </table:table-cell>
              <table:table-cell office:value-type="float" office:value="63.7901963145851">
                <text:p>63.7901963145851</text:p>
              </table:table-cell>
              <table:table-cell office:value-type="float" office:value="103.963360930069">
                <text:p>103.963360930069</text:p>
              </table:table-cell>
              <table:table-cell office:value-type="float" office:value="13.189254696021">
                <text:p>13.189254696021</text:p>
              </table:table-cell>
              <table:table-cell office:value-type="float" office:value="30.0136425648022">
                <text:p>30.0136425648022</text:p>
              </table:table-cell>
              <table:table-cell office:value-type="float" office:value="31.414762741652">
                <text:p>31.414762741652</text:p>
              </table:table-cell>
              <table:table-cell office:value-type="float" office:value="24.5756457564576">
                <text:p>24.5756457564576</text:p>
              </table:table-cell>
              <table:table-cell office:value-type="float" office:value="23.0971128608924">
                <text:p>23.0971128608924</text:p>
              </table:table-cell>
              <table:table-cell office:value-type="float" office:value="71.451355661882">
                <text:p>71.451355661882</text:p>
              </table:table-cell>
              <table:table-cell office:value-type="float" office:value="58.9080459770115">
                <text:p>58.9080459770115</text:p>
              </table:table-cell>
              <table:table-cell office:value-type="float" office:value="93.6296296296296">
                <text:p>93.6296296296296</text:p>
              </table:table-cell>
              <table:table-cell office:value-type="float" office:value="143.77990430622">
                <text:p>143.77990430622</text:p>
              </table:table-cell>
              <table:table-cell office:value-type="float" office:value="55.9774964838256">
                <text:p>55.9774964838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.2648629405482">
                <text:p>94.2648629405482</text:p>
              </table:table-cell>
              <table:table-cell office:value-type="float" office:value="97.8610797945635">
                <text:p>97.8610797945635</text:p>
              </table:table-cell>
              <table:table-cell office:value-type="float" office:value="93.7762492145904">
                <text:p>93.7762492145904</text:p>
              </table:table-cell>
              <table:table-cell office:value-type="float" office:value="59.3821510297483">
                <text:p>59.3821510297483</text:p>
              </table:table-cell>
              <table:table-cell office:value-type="float" office:value="107.13052668663">
                <text:p>107.13052668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0.6364829396325">
                <text:p>20.6364829396325</text:p>
              </table:table-cell>
              <table:table-cell office:value-type="float" office:value="234.290271132376">
                <text:p>234.290271132376</text:p>
              </table:table-cell>
              <table:table-cell office:value-type="float" office:value="202.011494252874">
                <text:p>202.011494252874</text:p>
              </table:table-cell>
              <table:table-cell office:value-type="float" office:value="210.074074074074">
                <text:p>210.074074074074</text:p>
              </table:table-cell>
              <table:table-cell office:value-type="float" office:value="344.019138755981">
                <text:p>344.019138755981</text:p>
              </table:table-cell>
              <table:table-cell office:value-type="float" office:value="199.43741209564">
                <text:p>199.43741209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8077607689569">
                <text:p>99.8077607689569</text:p>
              </table:table-cell>
              <table:table-cell office:value-type="float" office:value="87.0443442314919">
                <text:p>87.0443442314919</text:p>
              </table:table-cell>
              <table:table-cell office:value-type="float" office:value="90.3435960183868">
                <text:p>90.3435960183868</text:p>
              </table:table-cell>
              <table:table-cell office:value-type="float" office:value="62.6159219559195">
                <text:p>62.6159219559195</text:p>
              </table:table-cell>
              <table:table-cell office:value-type="float" office:value="110.473841817862">
                <text:p>110.473841817862</text:p>
              </table:table-cell>
              <table:table-cell office:value-type="float" office:value="12.3813371036154">
                <text:p>12.3813371036154</text:p>
              </table:table-cell>
              <table:table-cell office:value-type="float" office:value="21.1005002273761">
                <text:p>21.1005002273761</text:p>
              </table:table-cell>
              <table:table-cell office:value-type="float" office:value="19.9912126537786">
                <text:p>19.9912126537786</text:p>
              </table:table-cell>
              <table:table-cell office:value-type="float" office:value="17.5276752767528">
                <text:p>17.5276752767528</text:p>
              </table:table-cell>
              <table:table-cell office:value-type="float" office:value="14.8622047244094">
                <text:p>14.8622047244094</text:p>
              </table:table-cell>
              <table:table-cell office:value-type="float" office:value="67.3046251993621">
                <text:p>67.3046251993621</text:p>
              </table:table-cell>
              <table:table-cell office:value-type="float" office:value="95.5459770114943">
                <text:p>95.5459770114943</text:p>
              </table:table-cell>
              <table:table-cell office:value-type="float" office:value="58.0740740740741">
                <text:p>58.0740740740741</text:p>
              </table:table-cell>
              <table:table-cell office:value-type="float" office:value="143.062200956938">
                <text:p>143.062200956938</text:p>
              </table:table-cell>
              <table:table-cell office:value-type="float" office:value="99.0154711673699">
                <text:p>99.01547116736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018511925952">
                <text:p>102.018511925952</text:p>
              </table:table-cell>
              <table:table-cell office:value-type="float" office:value="96.7086308405361">
                <text:p>96.7086308405361</text:p>
              </table:table-cell>
              <table:table-cell office:value-type="float" office:value="94.8940110453388">
                <text:p>94.8940110453388</text:p>
              </table:table-cell>
              <table:table-cell office:value-type="float" office:value="56.1885262354972">
                <text:p>56.1885262354972</text:p>
              </table:table-cell>
              <table:table-cell office:value-type="float" office:value="97.1181962304034">
                <text:p>97.1181962304034</text:p>
              </table:table-cell>
              <table:table-cell office:value-type="float" office:value="13.2498485154514">
                <text:p>13.2498485154514</text:p>
              </table:table-cell>
              <table:table-cell office:value-type="float" office:value="27.8308321964529">
                <text:p>27.8308321964529</text:p>
              </table:table-cell>
              <table:table-cell office:value-type="float" office:value="17.7943760984183">
                <text:p>17.7943760984183</text:p>
              </table:table-cell>
              <table:table-cell office:value-type="float" office:value="25.719557195572">
                <text:p>25.719557195572</text:p>
              </table:table-cell>
              <table:table-cell office:value-type="float" office:value="26.0170603674541">
                <text:p>26.0170603674541</text:p>
              </table:table-cell>
              <table:table-cell office:value-type="float" office:value="103.987240829346">
                <text:p>103.987240829346</text:p>
              </table:table-cell>
              <table:table-cell office:value-type="float" office:value="84.6264367816092">
                <text:p>84.6264367816092</text:p>
              </table:table-cell>
              <table:table-cell office:value-type="float" office:value="70.0740740740741">
                <text:p>70.0740740740741</text:p>
              </table:table-cell>
              <table:table-cell office:value-type="float" office:value="170.334928229665">
                <text:p>170.334928229665</text:p>
              </table:table-cell>
              <table:table-cell office:value-type="float" office:value="92.9676511954993">
                <text:p>92.9676511954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9423282306871">
                <text:p>97.9423282306871</text:p>
              </table:table-cell>
              <table:table-cell office:value-type="float" office:value="90.8555680821746">
                <text:p>90.8555680821746</text:p>
              </table:table-cell>
              <table:table-cell office:value-type="float" office:value="128.741029795959">
                <text:p>128.741029795959</text:p>
              </table:table-cell>
              <table:table-cell office:value-type="float" office:value="61.4838010357702">
                <text:p>61.4838010357702</text:p>
              </table:table-cell>
              <table:table-cell office:value-type="float" office:value="97.8087017791087">
                <text:p>97.8087017791087</text:p>
              </table:table-cell>
              <table:table-cell office:value-type="float" office:value="13.1690567562109">
                <text:p>13.1690567562109</text:p>
              </table:table-cell>
              <table:table-cell office:value-type="float" office:value="29.6953160527512">
                <text:p>29.6953160527512</text:p>
              </table:table-cell>
              <table:table-cell office:value-type="float" office:value="21.4850615114235">
                <text:p>21.4850615114235</text:p>
              </table:table-cell>
              <table:table-cell office:value-type="float" office:value="24.6863468634686">
                <text:p>24.6863468634686</text:p>
              </table:table-cell>
              <table:table-cell office:value-type="float" office:value="22.1784776902887">
                <text:p>22.1784776902887</text:p>
              </table:table-cell>
              <table:table-cell office:value-type="float" office:value="110.3668261563">
                <text:p>110.3668261563</text:p>
              </table:table-cell>
              <table:table-cell office:value-type="float" office:value="90.5172413793104">
                <text:p>90.5172413793104</text:p>
              </table:table-cell>
              <table:table-cell office:value-type="float" office:value="95.7037037037037">
                <text:p>95.7037037037037</text:p>
              </table:table-cell>
              <table:table-cell office:value-type="float" office:value="212.200956937799">
                <text:p>212.200956937799</text:p>
              </table:table-cell>
              <table:table-cell office:value-type="float" office:value="61.3220815752461">
                <text:p>61.3220815752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187611249555">
                <text:p>99.7187611249555</text:p>
              </table:table-cell>
              <table:table-cell office:value-type="float" office:value="NaN">
                <text:p>NaN</text:p>
              </table:table-cell>
              <table:table-cell office:value-type="float" office:value="93.3694897318033">
                <text:p>93.3694897318033</text:p>
              </table:table-cell>
              <table:table-cell office:value-type="float" office:value="55.1908948572805">
                <text:p>55.1908948572805</text:p>
              </table:table-cell>
              <table:table-cell office:value-type="float" office:value="96.8187422934649">
                <text:p>96.8187422934649</text:p>
              </table:table-cell>
              <table:table-cell office:value-type="float" office:value="8.64471823873965">
                <text:p>8.64471823873965</text:p>
              </table:table-cell>
              <table:table-cell office:value-type="float" office:value="24.4201909959072">
                <text:p>24.4201909959072</text:p>
              </table:table-cell>
              <table:table-cell office:value-type="float" office:value="27.4604569420035">
                <text:p>27.4604569420035</text:p>
              </table:table-cell>
              <table:table-cell office:value-type="float" office:value="25.0553505535055">
                <text:p>25.0553505535055</text:p>
              </table:table-cell>
              <table:table-cell office:value-type="float" office:value="16.2729658792651">
                <text:p>16.2729658792651</text:p>
              </table:table-cell>
              <table:table-cell office:value-type="float" office:value="198.883572567783">
                <text:p>198.883572567783</text:p>
              </table:table-cell>
              <table:table-cell office:value-type="float" office:value="167.816091954023">
                <text:p>167.816091954023</text:p>
              </table:table-cell>
              <table:table-cell office:value-type="float" office:value="178.962962962963">
                <text:p>178.962962962963</text:p>
              </table:table-cell>
              <table:table-cell office:value-type="float" office:value="348.564593301435">
                <text:p>348.564593301435</text:p>
              </table:table-cell>
              <table:table-cell office:value-type="float" office:value="209.985935302391">
                <text:p>209.985935302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.203631185475">
                <text:p>112.203631185475</text:p>
              </table:table-cell>
              <table:table-cell office:value-type="float" office:value="104.938619566579">
                <text:p>104.938619566579</text:p>
              </table:table-cell>
              <table:table-cell office:value-type="float" office:value="90.1584047091504">
                <text:p>90.1584047091504</text:p>
              </table:table-cell>
              <table:table-cell office:value-type="float" office:value="58.3905415713196">
                <text:p>58.3905415713196</text:p>
              </table:table-cell>
              <table:table-cell office:value-type="float" office:value="97.2555927426458">
                <text:p>97.2555927426458</text:p>
              </table:table-cell>
              <table:table-cell office:value-type="float" office:value="45.9503130680671">
                <text:p>45.9503130680671</text:p>
              </table:table-cell>
              <table:table-cell office:value-type="float" office:value="97.2714870395634">
                <text:p>97.2714870395634</text:p>
              </table:table-cell>
              <table:table-cell office:value-type="float" office:value="140.992970123023">
                <text:p>140.992970123023</text:p>
              </table:table-cell>
              <table:table-cell office:value-type="float" office:value="110.553505535055">
                <text:p>110.553505535055</text:p>
              </table:table-cell>
              <table:table-cell office:value-type="float" office:value="NaN">
                <text:p>NaN</text:p>
              </table:table-cell>
              <table:table-cell office:value-type="float" office:value="107.655502392345">
                <text:p>107.655502392345</text:p>
              </table:table-cell>
              <table:table-cell office:value-type="float" office:value="73.9942528735632">
                <text:p>73.9942528735632</text:p>
              </table:table-cell>
              <table:table-cell office:value-type="float" office:value="95.4074074074074">
                <text:p>95.4074074074074</text:p>
              </table:table-cell>
              <table:table-cell office:value-type="float" office:value="163.875598086124">
                <text:p>163.875598086124</text:p>
              </table:table-cell>
              <table:table-cell office:value-type="float" office:value="92.2644163150492">
                <text:p>92.2644163150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.459594161623">
                <text:p>101.459594161623</text:p>
              </table:table-cell>
              <table:table-cell office:value-type="float" office:value="86.2645621946637">
                <text:p>86.2645621946637</text:p>
              </table:table-cell>
              <table:table-cell office:value-type="float" office:value="88.9678891497735">
                <text:p>88.9678891497735</text:p>
              </table:table-cell>
              <table:table-cell office:value-type="float" office:value="61.4155526115059">
                <text:p>61.4155526115059</text:p>
              </table:table-cell>
              <table:table-cell office:value-type="float" office:value="111.474370265986">
                <text:p>111.474370265986</text:p>
              </table:table-cell>
              <table:table-cell office:value-type="float" office:value="9.06887497475258">
                <text:p>9.06887497475258</text:p>
              </table:table-cell>
              <table:table-cell office:value-type="float" office:value="31.6507503410641">
                <text:p>31.6507503410641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18.5239852398524">
                <text:p>18.5239852398524</text:p>
              </table:table-cell>
              <table:table-cell office:value-type="float" office:value="13.8451443569554">
                <text:p>13.8451443569554</text:p>
              </table:table-cell>
              <table:table-cell office:value-type="float" office:value="75.2791068580542">
                <text:p>75.2791068580542</text:p>
              </table:table-cell>
              <table:table-cell office:value-type="float" office:value="91.5229885057471">
                <text:p>91.5229885057471</text:p>
              </table:table-cell>
              <table:table-cell office:value-type="float" office:value="85.3333333333334">
                <text:p>85.3333333333334</text:p>
              </table:table-cell>
              <table:table-cell office:value-type="float" office:value="169.856459330144">
                <text:p>169.856459330144</text:p>
              </table:table-cell>
              <table:table-cell office:value-type="float" office:value="67.3699015471167">
                <text:p>67.3699015471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.186543253827">
                <text:p>104.186543253827</text:p>
              </table:table-cell>
              <table:table-cell office:value-type="float" office:value="95.4152574220218">
                <text:p>95.4152574220218</text:p>
              </table:table-cell>
              <table:table-cell office:value-type="float" office:value="94.1863156850425">
                <text:p>94.1863156850425</text:p>
              </table:table-cell>
              <table:table-cell office:value-type="float" office:value="60.9819743867678">
                <text:p>60.9819743867678</text:p>
              </table:table-cell>
              <table:table-cell office:value-type="float" office:value="99.8520345252775">
                <text:p>99.8520345252775</text:p>
              </table:table-cell>
              <table:table-cell office:value-type="float" office:value="9.6950111088669">
                <text:p>9.6950111088669</text:p>
              </table:table-cell>
              <table:table-cell office:value-type="float" office:value="31.4233742610277">
                <text:p>31.4233742610277</text:p>
              </table:table-cell>
              <table:table-cell office:value-type="float" office:value="30.5799648506151">
                <text:p>30.5799648506151</text:p>
              </table:table-cell>
              <table:table-cell office:value-type="float" office:value="23.1365313653137">
                <text:p>23.1365313653137</text:p>
              </table:table-cell>
              <table:table-cell office:value-type="float" office:value="22.7034120734908">
                <text:p>22.7034120734908</text:p>
              </table:table-cell>
              <table:table-cell office:value-type="float" office:value="102.711323763955">
                <text:p>102.711323763955</text:p>
              </table:table-cell>
              <table:table-cell office:value-type="float" office:value="80.4597701149426">
                <text:p>80.4597701149426</text:p>
              </table:table-cell>
              <table:table-cell office:value-type="float" office:value="93.1851851851852">
                <text:p>93.1851851851852</text:p>
              </table:table-cell>
              <table:table-cell office:value-type="float" office:value="195.933014354067">
                <text:p>195.933014354067</text:p>
              </table:table-cell>
              <table:table-cell office:value-type="float" office:value="97.0464135021097">
                <text:p>97.0464135021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.365966536134">
                <text:p>138.365966536134</text:p>
              </table:table-cell>
              <table:table-cell office:value-type="float" office:value="101.853939621696">
                <text:p>101.853939621696</text:p>
              </table:table-cell>
              <table:table-cell office:value-type="float" office:value="100.916035583187">
                <text:p>100.916035583187</text:p>
              </table:table-cell>
              <table:table-cell office:value-type="float" office:value="59.6611666465936">
                <text:p>59.6611666465936</text:p>
              </table:table-cell>
              <table:table-cell office:value-type="float" office:value="100.901884798309">
                <text:p>100.901884798309</text:p>
              </table:table-cell>
              <table:table-cell office:value-type="float" office:value="14.0173702282367">
                <text:p>14.0173702282367</text:p>
              </table:table-cell>
              <table:table-cell office:value-type="float" office:value="30.8776716689404">
                <text:p>30.8776716689404</text:p>
              </table:table-cell>
              <table:table-cell office:value-type="float" office:value="30.7557117750439">
                <text:p>30.7557117750439</text:p>
              </table:table-cell>
              <table:table-cell office:value-type="float" office:value="25.0184501845018">
                <text:p>25.0184501845018</text:p>
              </table:table-cell>
              <table:table-cell office:value-type="float" office:value="22.244094488189">
                <text:p>22.244094488189</text:p>
              </table:table-cell>
              <table:table-cell office:value-type="float" office:value="68.421052631579">
                <text:p>68.421052631579</text:p>
              </table:table-cell>
              <table:table-cell office:value-type="float" office:value="95.1149425287356">
                <text:p>95.1149425287356</text:p>
              </table:table-cell>
              <table:table-cell office:value-type="float" office:value="101.62962962963">
                <text:p>101.62962962963</text:p>
              </table:table-cell>
              <table:table-cell office:value-type="float" office:value="164.832535885167">
                <text:p>164.832535885167</text:p>
              </table:table-cell>
              <table:table-cell office:value-type="float" office:value="92.5457102672292">
                <text:p>92.5457102672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064435742257">
                <text:p>101.064435742257</text:p>
              </table:table-cell>
              <table:table-cell office:value-type="float" office:value="88.9797068771139">
                <text:p>88.9797068771139</text:p>
              </table:table-cell>
              <table:table-cell office:value-type="float" office:value="120.744733622144">
                <text:p>120.744733622144</text:p>
              </table:table-cell>
              <table:table-cell office:value-type="float" office:value="54.4923521618692">
                <text:p>54.4923521618692</text:p>
              </table:table-cell>
              <table:table-cell office:value-type="float" office:value="99.2073278139863">
                <text:p>99.2073278139863</text:p>
              </table:table-cell>
              <table:table-cell office:value-type="float" office:value="12.8458897192486">
                <text:p>12.8458897192486</text:p>
              </table:table-cell>
              <table:table-cell office:value-type="float" office:value="25.0113688040018">
                <text:p>25.0113688040018</text:p>
              </table:table-cell>
              <table:table-cell office:value-type="float" office:value="29.8769771528998">
                <text:p>29.8769771528998</text:p>
              </table:table-cell>
              <table:table-cell office:value-type="float" office:value="26.789667896679">
                <text:p>26.789667896679</text:p>
              </table:table-cell>
              <table:table-cell office:value-type="float" office:value="21.6207349081365">
                <text:p>21.6207349081365</text:p>
              </table:table-cell>
              <table:table-cell office:value-type="float" office:value="69.5374800637959">
                <text:p>69.5374800637959</text:p>
              </table:table-cell>
              <table:table-cell office:value-type="float" office:value="89.0804597701149">
                <text:p>89.0804597701149</text:p>
              </table:table-cell>
              <table:table-cell office:value-type="float" office:value="104.444444444444">
                <text:p>104.444444444444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79.3248945147679">
                <text:p>79.32489451476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9cm" svg:y="3.462cm" style:legend-expansion="high" chart:style-name="ch2"/>
        <chart:plot-area chart:style-name="ch3" table:cell-range-address="Sheet5.E5:Sheet5.I26" chart:data-source-has-labels="both" svg:x="0.77cm" svg:y="0.855cm" svg:width="11.699cm" svg:height="7.545cm">
          <chartooo:coordinate-region svg:x="1.714cm" svg:y="1.052cm" svg:width="10.557cm" svg:height="6.705cm"/>
          <chart:axis chart:dimension="x" chart:name="primary-x" chart:style-name="ch4" chartooo:axis-type="auto">
            <chartooo:date-scale/>
            <chart:categories table:cell-range-address="Sheet5.E6:Sheet5.E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F6:Sheet5.F26" chart:label-cell-address="Sheet5.F5:Sheet5.F5" chart:class="chart:line">
            <chart:data-point chart:repeated="21"/>
          </chart:series>
          <chart:series chart:style-name="ch7" chart:values-cell-range-address="Sheet5.G6:Sheet5.G26" chart:label-cell-address="Sheet5.G5:Sheet5.G5" chart:class="chart:line">
            <chart:data-point chart:repeated="21"/>
          </chart:series>
          <chart:series chart:style-name="ch8" chart:values-cell-range-address="Sheet5.H6:Sheet5.H26" chart:label-cell-address="Sheet5.H5:Sheet5.H5" chart:class="chart:line">
            <chart:data-point chart:repeated="21"/>
          </chart:series>
          <chart:series chart:style-name="ch9" chart:values-cell-range-address="Sheet5.I6:Sheet5.I26" chart:label-cell-address="Sheet5.I5:Sheet5.I5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</text:p>
                <draw:g>
                  <svg:desc>Sheet5.F5:Sheet5.F5</svg:desc>
                </draw:g>
              </table:table-cell>
              <table:table-cell office:value-type="string">
                <text:p>california</text:p>
                <draw:g>
                  <svg:desc>Sheet5.G5:Sheet5.G5</svg:desc>
                </draw:g>
              </table:table-cell>
              <table:table-cell office:value-type="string">
                <text:p>ireland</text:p>
                <draw:g>
                  <svg:desc>Sheet5.H5:Sheet5.H5</svg:desc>
                </draw:g>
              </table:table-cell>
              <table:table-cell office:value-type="string">
                <text:p>singapore</text:p>
                <draw:g>
                  <svg:desc>Sheet5.I5:Sheet5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E6:Sheet5.E26</svg:desc>
                </draw:g>
              </table:table-cell>
              <table:table-cell office:value-type="float" office:value="0.027706">
                <text:p>0.027706</text:p>
                <draw:g>
                  <svg:desc>Sheet5.F6:Sheet5.F26</svg:desc>
                </draw:g>
              </table:table-cell>
              <table:table-cell office:value-type="float" office:value="0.002225">
                <text:p>0.002225</text:p>
                <draw:g>
                  <svg:desc>Sheet5.G6:Sheet5.G26</svg:desc>
                </draw:g>
              </table:table-cell>
              <table:table-cell office:value-type="float" office:value="0.089785">
                <text:p>0.089785</text:p>
                <draw:g>
                  <svg:desc>Sheet5.H6:Sheet5.H26</svg:desc>
                </draw:g>
              </table:table-cell>
              <table:table-cell office:value-type="float" office:value="0.000481">
                <text:p>0.000481</text:p>
                <draw:g>
                  <svg:desc>Sheet5.I6:Sheet5.I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975cm" svg:y="2.468cm" style:legend-expansion="high" chart:style-name="ch2"/>
        <chart:plot-area chart:style-name="ch3" table:cell-range-address="Sheet5.F29:Sheet5.M50" chart:data-source-has-labels="row" svg:x="0.769cm" svg:y="0.851cm" svg:width="10.568cm" svg:height="7.539cm">
          <chartooo:coordinate-region svg:x="1.713cm" svg:y="1.048cm" svg:width="9.4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30:Sheet5.F50" chart:label-cell-address="Sheet5.F29:Sheet5.F29" chart:class="chart:line">
            <chart:data-point chart:repeated="21"/>
          </chart:series>
          <chart:series chart:style-name="ch7" chart:values-cell-range-address="Sheet5.G30:Sheet5.G50" chart:label-cell-address="Sheet5.G29:Sheet5.G29" chart:class="chart:line">
            <chart:data-point chart:repeated="21"/>
          </chart:series>
          <chart:series chart:style-name="ch8" chart:values-cell-range-address="Sheet5.H30:Sheet5.H50" chart:label-cell-address="Sheet5.H29:Sheet5.H29" chart:class="chart:line">
            <chart:data-point chart:repeated="21"/>
          </chart:series>
          <chart:series chart:style-name="ch9" chart:values-cell-range-address="Sheet5.I30:Sheet5.I50" chart:label-cell-address="Sheet5.I29:Sheet5.I29" chart:class="chart:line">
            <chart:data-point chart:repeated="21"/>
          </chart:series>
          <chart:series chart:style-name="ch10" chart:values-cell-range-address="Sheet5.J30:Sheet5.J50" chart:label-cell-address="Sheet5.J29:Sheet5.J29" chart:class="chart:line">
            <chart:data-point chart:repeated="21"/>
          </chart:series>
          <chart:series chart:style-name="ch11" chart:values-cell-range-address="Sheet5.K30:Sheet5.K50" chart:label-cell-address="Sheet5.K29:Sheet5.K29" chart:class="chart:line">
            <chart:data-point chart:repeated="21"/>
          </chart:series>
          <chart:series chart:style-name="ch12" chart:values-cell-range-address="Sheet5.L30:Sheet5.L50" chart:label-cell-address="Sheet5.L29:Sheet5.L29" chart:class="chart:line">
            <chart:data-point chart:repeated="21"/>
          </chart:series>
          <chart:series chart:style-name="ch13" chart:values-cell-range-address="Sheet5.M30:Sheet5.M50" chart:label-cell-address="Sheet5.M29:Sheet5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5.F29:Sheet5.F29</svg:desc>
                </draw:g>
              </table:table-cell>
              <table:table-cell office:value-type="string">
                <text:p>1KB, california</text:p>
                <draw:g>
                  <svg:desc>Sheet5.G29:Sheet5.G29</svg:desc>
                </draw:g>
              </table:table-cell>
              <table:table-cell office:value-type="string">
                <text:p>1KB, ireland</text:p>
                <draw:g>
                  <svg:desc>Sheet5.H29:Sheet5.H29</svg:desc>
                </draw:g>
              </table:table-cell>
              <table:table-cell office:value-type="string">
                <text:p>1KB, singapore</text:p>
                <draw:g>
                  <svg:desc>Sheet5.I29:Sheet5.I29</svg:desc>
                </draw:g>
              </table:table-cell>
              <table:table-cell office:value-type="string">
                <text:p>10MB, home</text:p>
                <draw:g>
                  <svg:desc>Sheet5.J29:Sheet5.J29</svg:desc>
                </draw:g>
              </table:table-cell>
              <table:table-cell office:value-type="string">
                <text:p>10MB, california</text:p>
                <draw:g>
                  <svg:desc>Sheet5.K29:Sheet5.K29</svg:desc>
                </draw:g>
              </table:table-cell>
              <table:table-cell office:value-type="string">
                <text:p>10MB, ireland</text:p>
                <draw:g>
                  <svg:desc>Sheet5.L29:Sheet5.L29</svg:desc>
                </draw:g>
              </table:table-cell>
              <table:table-cell office:value-type="string">
                <text:p>10MB, singapore</text:p>
                <draw:g>
                  <svg:desc>Sheet5.M29:Sheet5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5.F30:Sheet5.F50</svg:desc>
                </draw:g>
              </table:table-cell>
              <table:table-cell office:value-type="float" office:value="0.002225">
                <text:p>0.002225</text:p>
                <draw:g>
                  <svg:desc>Sheet5.G30:Sheet5.G50</svg:desc>
                </draw:g>
              </table:table-cell>
              <table:table-cell office:value-type="float" office:value="0.089785">
                <text:p>0.089785</text:p>
                <draw:g>
                  <svg:desc>Sheet5.H30:Sheet5.H50</svg:desc>
                </draw:g>
              </table:table-cell>
              <table:table-cell office:value-type="float" office:value="0.000481">
                <text:p>0.000481</text:p>
                <draw:g>
                  <svg:desc>Sheet5.I30:Sheet5.I50</svg:desc>
                </draw:g>
              </table:table-cell>
              <table:table-cell office:value-type="float" office:value="0.028226">
                <text:p>0.028226</text:p>
                <draw:g>
                  <svg:desc>Sheet5.J30:Sheet5.J50</svg:desc>
                </draw:g>
              </table:table-cell>
              <table:table-cell office:value-type="float" office:value="0.002643">
                <text:p>0.002643</text:p>
                <draw:g>
                  <svg:desc>Sheet5.K30:Sheet5.K50</svg:desc>
                </draw:g>
              </table:table-cell>
              <table:table-cell office:value-type="float" office:value="0.096956">
                <text:p>0.096956</text:p>
                <draw:g>
                  <svg:desc>Sheet5.L30:Sheet5.L50</svg:desc>
                </draw:g>
              </table:table-cell>
              <table:table-cell office:value-type="float" office:value="0.000383">
                <text:p>0.000383</text:p>
                <draw:g>
                  <svg:desc>Sheet5.M30:Sheet5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911cm" svg:height="9cm" xlink:href=".." xlink:type="simple" chart:class="chart:line" chart:style-name="ch1">
        <chart:legend chart:legend-position="end" svg:x="17.119cm" svg:y="1.98cm" style:legend-expansion="high" chart:style-name="ch2"/>
        <chart:plot-area chart:style-name="ch3" table:cell-range-address="Sheet5.F68:Sheet5.L89 Sheet5.O68:Sheet5.Q89" chart:data-source-has-labels="row" svg:x="1.317cm" svg:y="0.834cm" svg:width="15.767cm" svg:height="7.144cm">
          <chartooo:coordinate-region svg:x="2.168cm" svg:y="1.031cm" svg:width="14.718cm" svg:height="6.304cm"/>
          <chart:axis chart:dimension="x" chart:name="primary-x" chart:style-name="ch4">
            <chart:title svg:x="8.242cm" svg:y="8.158cm" chart:style-name="ch5">
              <text:p>Time (hours)</text:p>
            </chart:title>
          </chart:axis>
          <chart:axis chart:dimension="y" chart:name="primary-y" chart:style-name="ch4">
            <chart:title svg:x="0.323cm" svg:y="5.306cm" chart:style-name="ch6">
              <text:p>Latency (%)</text:p>
            </chart:title>
            <chart:grid chart:style-name="ch7" chart:class="major"/>
          </chart:axis>
          <chart:series chart:style-name="ch8" chart:values-cell-range-address="Sheet5.F69:Sheet5.F89" chart:label-cell-address="Sheet5.F68:Sheet5.F68" chart:class="chart:line">
            <chart:data-point chart:repeated="21"/>
          </chart:series>
          <chart:series chart:style-name="ch9" chart:values-cell-range-address="Sheet5.G69:Sheet5.G89" chart:label-cell-address="Sheet5.G68:Sheet5.G68" chart:class="chart:line">
            <chart:data-point chart:repeated="21"/>
          </chart:series>
          <chart:series chart:style-name="ch10" chart:values-cell-range-address="Sheet5.H69:Sheet5.H89" chart:label-cell-address="Sheet5.H68:Sheet5.H68" chart:class="chart:line">
            <chart:data-point chart:repeated="21"/>
          </chart:series>
          <chart:series chart:style-name="ch11" chart:values-cell-range-address="Sheet5.I69:Sheet5.I89" chart:label-cell-address="Sheet5.I68:Sheet5.I68" chart:class="chart:line">
            <chart:data-point chart:repeated="21"/>
          </chart:series>
          <chart:series chart:style-name="ch12" chart:values-cell-range-address="Sheet5.J69:Sheet5.J89" chart:label-cell-address="Sheet5.J68:Sheet5.J68" chart:class="chart:line">
            <chart:data-point chart:repeated="21"/>
          </chart:series>
          <chart:series chart:style-name="ch13" chart:values-cell-range-address="Sheet5.K69:Sheet5.K89" chart:label-cell-address="Sheet5.K68:Sheet5.K68" chart:class="chart:line">
            <chart:data-point chart:repeated="21"/>
          </chart:series>
          <chart:series chart:style-name="ch14" chart:values-cell-range-address="Sheet5.L69:Sheet5.L89" chart:label-cell-address="Sheet5.L68:Sheet5.L68" chart:class="chart:line">
            <chart:data-point chart:repeated="21"/>
          </chart:series>
          <chart:series chart:style-name="ch15" chart:values-cell-range-address="Sheet5.O69:Sheet5.O89" chart:label-cell-address="Sheet5.O68:Sheet5.O68" chart:class="chart:line">
            <chart:data-point chart:repeated="21"/>
          </chart:series>
          <chart:series chart:style-name="ch16" chart:values-cell-range-address="Sheet5.P69:Sheet5.P89" chart:label-cell-address="Sheet5.P68:Sheet5.P68" chart:class="chart:line">
            <chart:data-point chart:repeated="21"/>
          </chart:series>
          <chart:series chart:style-name="ch17" chart:values-cell-range-address="Sheet5.Q69:Sheet5.Q89" chart:label-cell-address="Sheet5.Q68:Sheet5.Q68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 → California</text:p>
                <draw:g>
                  <svg:desc>Sheet5.F68:Sheet5.F68</svg:desc>
                </draw:g>
              </table:table-cell>
              <table:table-cell office:value-type="string">
                <text:p>Home → Ireland</text:p>
                <draw:g>
                  <svg:desc>Sheet5.G68:Sheet5.G68</svg:desc>
                </draw:g>
              </table:table-cell>
              <table:table-cell office:value-type="string">
                <text:p>Home → Tokyo</text:p>
                <draw:g>
                  <svg:desc>Sheet5.H68:Sheet5.H68</svg:desc>
                </draw:g>
              </table:table-cell>
              <table:table-cell office:value-type="string">
                <text:p>California → California</text:p>
                <draw:g>
                  <svg:desc>Sheet5.I68:Sheet5.I68</svg:desc>
                </draw:g>
              </table:table-cell>
              <table:table-cell office:value-type="string">
                <text:p>California → Ireland</text:p>
                <draw:g>
                  <svg:desc>Sheet5.J68:Sheet5.J68</svg:desc>
                </draw:g>
              </table:table-cell>
              <table:table-cell office:value-type="string">
                <text:p>California → Tokyo</text:p>
                <draw:g>
                  <svg:desc>Sheet5.K68:Sheet5.K68</svg:desc>
                </draw:g>
              </table:table-cell>
              <table:table-cell office:value-type="string">
                <text:p>Ireland → California</text:p>
                <draw:g>
                  <svg:desc>Sheet5.L68:Sheet5.L68</svg:desc>
                </draw:g>
              </table:table-cell>
              <table:table-cell office:value-type="string">
                <text:p>Singapore → California</text:p>
                <draw:g>
                  <svg:desc>Sheet5.O68:Sheet5.O68</svg:desc>
                </draw:g>
              </table:table-cell>
              <table:table-cell office:value-type="string">
                <text:p>Singapore → Ireland</text:p>
                <draw:g>
                  <svg:desc>Sheet5.P68:Sheet5.P68</svg:desc>
                </draw:g>
              </table:table-cell>
              <table:table-cell office:value-type="string">
                <text:p>Singapore → Tokyo</text:p>
                <draw:g>
                  <svg:desc>Sheet5.Q68:Sheet5.Q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5.F69:Sheet5.F89</svg:desc>
                </draw:g>
              </table:table-cell>
              <table:table-cell office:value-type="float" office:value="100">
                <text:p>100</text:p>
                <draw:g>
                  <svg:desc>Sheet5.G69:Sheet5.G89</svg:desc>
                </draw:g>
              </table:table-cell>
              <table:table-cell office:value-type="float" office:value="100">
                <text:p>100</text:p>
                <draw:g>
                  <svg:desc>Sheet5.H69:Sheet5.H89</svg:desc>
                </draw:g>
              </table:table-cell>
              <table:table-cell office:value-type="float" office:value="100">
                <text:p>100</text:p>
                <draw:g>
                  <svg:desc>Sheet5.I69:Sheet5.I89</svg:desc>
                </draw:g>
              </table:table-cell>
              <table:table-cell office:value-type="float" office:value="100">
                <text:p>100</text:p>
                <draw:g>
                  <svg:desc>Sheet5.J69:Sheet5.J89</svg:desc>
                </draw:g>
              </table:table-cell>
              <table:table-cell office:value-type="float" office:value="100">
                <text:p>100</text:p>
                <draw:g>
                  <svg:desc>Sheet5.K69:Sheet5.K89</svg:desc>
                </draw:g>
              </table:table-cell>
              <table:table-cell office:value-type="float" office:value="100">
                <text:p>100</text:p>
                <draw:g>
                  <svg:desc>Sheet5.L69:Sheet5.L89</svg:desc>
                </draw:g>
              </table:table-cell>
              <table:table-cell office:value-type="float" office:value="100">
                <text:p>100</text:p>
                <draw:g>
                  <svg:desc>Sheet5.O69:Sheet5.O89</svg:desc>
                </draw:g>
              </table:table-cell>
              <table:table-cell office:value-type="float" office:value="100">
                <text:p>100</text:p>
                <draw:g>
                  <svg:desc>Sheet5.P69:Sheet5.P89</svg:desc>
                </draw:g>
              </table:table-cell>
              <table:table-cell office:value-type="float" office:value="100">
                <text:p>100</text:p>
                <draw:g>
                  <svg:desc>Sheet5.Q69:Sheet5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48.571428571429">
                <text:p>148.571428571429</text:p>
              </table:table-cell>
              <table:table-cell office:value-type="float" office:value="109.090909090909">
                <text:p>109.090909090909</text:p>
              </table:table-cell>
              <table:table-cell office:value-type="float" office:value="36.0090702947846">
                <text:p>36.0090702947846</text:p>
              </table:table-cell>
              <table:table-cell office:value-type="float" office:value="22.3700120918984">
                <text:p>22.3700120918984</text:p>
              </table:table-cell>
              <table:table-cell office:value-type="float" office:value="24.2442205097807">
                <text:p>24.2442205097807</text:p>
              </table:table-cell>
              <table:table-cell office:value-type="float" office:value="1.45508912684124">
                <text:p>1.45508912684124</text:p>
              </table:table-cell>
              <table:table-cell office:value-type="float" office:value="88.0653266331658">
                <text:p>88.0653266331658</text:p>
              </table:table-cell>
              <table:table-cell office:value-type="float" office:value="195.090439276486">
                <text:p>195.090439276486</text:p>
              </table:table-cell>
              <table:table-cell office:value-type="float" office:value="94.7826086956522">
                <text:p>94.7826086956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5">
                <text:p>325</text:p>
              </table:table-cell>
              <table:table-cell office:value-type="float" office:value="122.857142857143">
                <text:p>122.857142857143</text:p>
              </table:table-cell>
              <table:table-cell office:value-type="float" office:value="106.060606060606">
                <text:p>106.060606060606</text:p>
              </table:table-cell>
              <table:table-cell office:value-type="float" office:value="36.6439909297052">
                <text:p>36.6439909297052</text:p>
              </table:table-cell>
              <table:table-cell office:value-type="float" office:value="23.4885126964933">
                <text:p>23.4885126964933</text:p>
              </table:table-cell>
              <table:table-cell office:value-type="float" office:value="22.732661529342">
                <text:p>22.732661529342</text:p>
              </table:table-cell>
              <table:table-cell office:value-type="float" office:value="89.457447592575">
                <text:p>89.457447592575</text:p>
              </table:table-cell>
              <table:table-cell office:value-type="float" office:value="86.6834170854271">
                <text:p>86.6834170854271</text:p>
              </table:table-cell>
              <table:table-cell office:value-type="float" office:value="95.9948320413437">
                <text:p>95.9948320413437</text:p>
              </table:table-cell>
              <table:table-cell office:value-type="float" office:value="108.985507246377">
                <text:p>108.985507246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17.142857142857">
                <text:p>117.142857142857</text:p>
              </table:table-cell>
              <table:table-cell office:value-type="float" office:value="42.4242424242424">
                <text:p>42.4242424242424</text:p>
              </table:table-cell>
              <table:table-cell office:value-type="float" office:value="33.4240362811791">
                <text:p>33.4240362811791</text:p>
              </table:table-cell>
              <table:table-cell office:value-type="float" office:value="22.7025392986699">
                <text:p>22.7025392986699</text:p>
              </table:table-cell>
              <table:table-cell office:value-type="float" office:value="21.3692946058091">
                <text:p>21.3692946058091</text:p>
              </table:table-cell>
              <table:table-cell office:value-type="float" office:value="1.52142097560462">
                <text:p>1.52142097560462</text:p>
              </table:table-cell>
              <table:table-cell office:value-type="float" office:value="100.125628140704">
                <text:p>100.125628140704</text:p>
              </table:table-cell>
              <table:table-cell office:value-type="float" office:value="89.7932816537468">
                <text:p>89.7932816537468</text:p>
              </table:table-cell>
              <table:table-cell office:value-type="float" office:value="97.8260869565217">
                <text:p>97.8260869565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20">
                <text:p>120</text:p>
              </table:table-cell>
              <table:table-cell office:value-type="float" office:value="136.363636363636">
                <text:p>136.363636363636</text:p>
              </table:table-cell>
              <table:table-cell office:value-type="float" office:value="35.4195011337868">
                <text:p>35.4195011337868</text:p>
              </table:table-cell>
              <table:table-cell office:value-type="float" office:value="24.2744860943168">
                <text:p>24.2744860943168</text:p>
              </table:table-cell>
              <table:table-cell office:value-type="float" office:value="21.8138707765264">
                <text:p>21.8138707765264</text:p>
              </table:table-cell>
              <table:table-cell office:value-type="float" office:value="89.7417269444181">
                <text:p>89.7417269444181</text:p>
              </table:table-cell>
              <table:table-cell office:value-type="float" office:value="90.8291457286432">
                <text:p>90.8291457286432</text:p>
              </table:table-cell>
              <table:table-cell office:value-type="float" office:value="93.28165374677">
                <text:p>93.28165374677</text:p>
              </table:table-cell>
              <table:table-cell office:value-type="float" office:value="109.275362318841">
                <text:p>109.275362318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100">
                <text:p>100</text:p>
              </table:table-cell>
              <table:table-cell office:value-type="float" office:value="118.181818181818">
                <text:p>118.181818181818</text:p>
              </table:table-cell>
              <table:table-cell office:value-type="float" office:value="40.6349206349206">
                <text:p>40.6349206349206</text:p>
              </table:table-cell>
              <table:table-cell office:value-type="float" office:value="24.3954050785973">
                <text:p>24.3954050785973</text:p>
              </table:table-cell>
              <table:table-cell office:value-type="float" office:value="20.5394190871369">
                <text:p>20.5394190871369</text:p>
              </table:table-cell>
              <table:table-cell office:value-type="float" office:value="19.2109668656622">
                <text:p>19.2109668656622</text:p>
              </table:table-cell>
              <table:table-cell office:value-type="float" office:value="97.3618090452261">
                <text:p>97.3618090452261</text:p>
              </table:table-cell>
              <table:table-cell office:value-type="float" office:value="198.320413436693">
                <text:p>198.320413436693</text:p>
              </table:table-cell>
              <table:table-cell office:value-type="float" office:value="104.057971014493">
                <text:p>104.05797101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36.363636363636">
                <text:p>136.363636363636</text:p>
              </table:table-cell>
              <table:table-cell office:value-type="float" office:value="51.7460317460317">
                <text:p>51.7460317460317</text:p>
              </table:table-cell>
              <table:table-cell office:value-type="float" office:value="21.1608222490931">
                <text:p>21.1608222490931</text:p>
              </table:table-cell>
              <table:table-cell office:value-type="float" office:value="20.7765263781861">
                <text:p>20.7765263781861</text:p>
              </table:table-cell>
              <table:table-cell office:value-type="float" office:value="19.0130242058604">
                <text:p>19.0130242058604</text:p>
              </table:table-cell>
              <table:table-cell office:value-type="float" office:value="194.221105527638">
                <text:p>194.221105527638</text:p>
              </table:table-cell>
              <table:table-cell office:value-type="float" office:value="194.315245478036">
                <text:p>194.315245478036</text:p>
              </table:table-cell>
              <table:table-cell office:value-type="float" office:value="228.985507246377">
                <text:p>228.985507246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20">
                <text:p>120</text:p>
              </table:table-cell>
              <table:table-cell office:value-type="float" office:value="124.242424242424">
                <text:p>124.242424242424</text:p>
              </table:table-cell>
              <table:table-cell office:value-type="float" office:value="38.2312925170068">
                <text:p>38.2312925170068</text:p>
              </table:table-cell>
              <table:table-cell office:value-type="float" office:value="25.4232164449819">
                <text:p>25.4232164449819</text:p>
              </table:table-cell>
              <table:table-cell office:value-type="float" office:value="24.896265560166">
                <text:p>24.896265560166</text:p>
              </table:table-cell>
              <table:table-cell office:value-type="float" office:value="1.49404592690862">
                <text:p>1.49404592690862</text:p>
              </table:table-cell>
              <table:table-cell office:value-type="float" office:value="90.8291457286432">
                <text:p>90.8291457286432</text:p>
              </table:table-cell>
              <table:table-cell office:value-type="float" office:value="183.074935400517">
                <text:p>183.074935400517</text:p>
              </table:table-cell>
              <table:table-cell office:value-type="float" office:value="95.9420289855072">
                <text:p>95.9420289855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40">
                <text:p>140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33.1065759637188">
                <text:p>33.1065759637188</text:p>
              </table:table-cell>
              <table:table-cell office:value-type="float" office:value="24.5767835550181">
                <text:p>24.5767835550181</text:p>
              </table:table-cell>
              <table:table-cell office:value-type="float" office:value="23.325429756965">
                <text:p>23.325429756965</text:p>
              </table:table-cell>
              <table:table-cell office:value-type="float" office:value="1.29610326710677">
                <text:p>1.29610326710677</text:p>
              </table:table-cell>
              <table:table-cell office:value-type="float" office:value="92.713567839196">
                <text:p>92.713567839196</text:p>
              </table:table-cell>
              <table:table-cell office:value-type="float" office:value="187.984496124031">
                <text:p>187.9844961240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125.714285714286">
                <text:p>125.714285714286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6.9160997732426">
                <text:p>36.9160997732426</text:p>
              </table:table-cell>
              <table:table-cell office:value-type="float" office:value="26.2696493349456">
                <text:p>26.2696493349456</text:p>
              </table:table-cell>
              <table:table-cell office:value-type="float" office:value="22.1102548903379">
                <text:p>22.1102548903379</text:p>
              </table:table-cell>
              <table:table-cell office:value-type="float" office:value="93.3941901723575">
                <text:p>93.3941901723575</text:p>
              </table:table-cell>
              <table:table-cell office:value-type="float" office:value="92.5879396984925">
                <text:p>92.5879396984925</text:p>
              </table:table-cell>
              <table:table-cell office:value-type="float" office:value="198.449612403101">
                <text:p>198.449612403101</text:p>
              </table:table-cell>
              <table:table-cell office:value-type="float" office:value="92.7536231884058">
                <text:p>92.7536231884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137.142857142857">
                <text:p>137.142857142857</text:p>
              </table:table-cell>
              <table:table-cell office:value-type="float" office:value="130.30303030303">
                <text:p>130.30303030303</text:p>
              </table:table-cell>
              <table:table-cell office:value-type="float" office:value="34.0136054421769">
                <text:p>34.0136054421769</text:p>
              </table:table-cell>
              <table:table-cell office:value-type="float" office:value="25.3325272067715">
                <text:p>25.3325272067715</text:p>
              </table:table-cell>
              <table:table-cell office:value-type="float" office:value="22.9401304090101">
                <text:p>22.9401304090101</text:p>
              </table:table-cell>
              <table:table-cell office:value-type="float" office:value="1.31189656443139">
                <text:p>1.31189656443139</text:p>
              </table:table-cell>
              <table:table-cell office:value-type="float" office:value="181.155778894472">
                <text:p>181.155778894472</text:p>
              </table:table-cell>
              <table:table-cell office:value-type="float" office:value="98.062015503876">
                <text:p>98.062015503876</text:p>
              </table:table-cell>
              <table:table-cell office:value-type="float" office:value="118.115942028986">
                <text:p>118.115942028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34.6938775510204">
                <text:p>34.6938775510204</text:p>
              </table:table-cell>
              <table:table-cell office:value-type="float" office:value="25.0604594921403">
                <text:p>25.0604594921403</text:p>
              </table:table-cell>
              <table:table-cell office:value-type="float" office:value="21.7545939537641">
                <text:p>21.7545939537641</text:p>
              </table:table-cell>
              <table:table-cell office:value-type="float" office:value="1.5593248891837">
                <text:p>1.5593248891837</text:p>
              </table:table-cell>
              <table:table-cell office:value-type="float" office:value="186.180904522613">
                <text:p>186.180904522613</text:p>
              </table:table-cell>
              <table:table-cell office:value-type="float" office:value="186.692506459948">
                <text:p>186.692506459948</text:p>
              </table:table-cell>
              <table:table-cell office:value-type="float" office:value="107.536231884058">
                <text:p>107.536231884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231.428571428571">
                <text:p>231.42857142857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35.328798185941">
                <text:p>35.328798185941</text:p>
              </table:table-cell>
              <table:table-cell office:value-type="float" office:value="22.7932285368803">
                <text:p>22.7932285368803</text:p>
              </table:table-cell>
              <table:table-cell office:value-type="float" office:value="21.6656787196206">
                <text:p>21.6656787196206</text:p>
              </table:table-cell>
              <table:table-cell office:value-type="float" office:value="1.52668540804616">
                <text:p>1.52668540804616</text:p>
              </table:table-cell>
              <table:table-cell office:value-type="float" office:value="86.4321608040201">
                <text:p>86.4321608040201</text:p>
              </table:table-cell>
              <table:table-cell office:value-type="float" office:value="91.8604651162791">
                <text:p>91.8604651162791</text:p>
              </table:table-cell>
              <table:table-cell office:value-type="float" office:value="88.4057971014493">
                <text:p>88.4057971014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117.142857142857">
                <text:p>117.142857142857</text:p>
              </table:table-cell>
              <table:table-cell office:value-type="float" office:value="154.545454545455">
                <text:p>154.545454545455</text:p>
              </table:table-cell>
              <table:table-cell office:value-type="float" office:value="36.5532879818594">
                <text:p>36.5532879818594</text:p>
              </table:table-cell>
              <table:table-cell office:value-type="float" office:value="30.2599758162031">
                <text:p>30.2599758162031</text:p>
              </table:table-cell>
              <table:table-cell office:value-type="float" office:value="22.7919383521043">
                <text:p>22.7919383521043</text:p>
              </table:table-cell>
              <table:table-cell office:value-type="float" office:value="1.27820419680554">
                <text:p>1.27820419680554</text:p>
              </table:table-cell>
              <table:table-cell office:value-type="float" office:value="191.08040201005">
                <text:p>191.08040201005</text:p>
              </table:table-cell>
              <table:table-cell office:value-type="float" office:value="92.8940568475452">
                <text:p>92.8940568475452</text:p>
              </table:table-cell>
              <table:table-cell office:value-type="float" office:value="227.536231884058">
                <text:p>227.5362318840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112.121212121212">
                <text:p>112.121212121212</text:p>
              </table:table-cell>
              <table:table-cell office:value-type="float" office:value="39.8185941043084">
                <text:p>39.8185941043084</text:p>
              </table:table-cell>
              <table:table-cell office:value-type="float" office:value="25.3627569528416">
                <text:p>25.3627569528416</text:p>
              </table:table-cell>
              <table:table-cell office:value-type="float" office:value="23.117960877297">
                <text:p>23.117960877297</text:p>
              </table:table-cell>
              <table:table-cell office:value-type="float" office:value="90.1913094749255">
                <text:p>90.1913094749255</text:p>
              </table:table-cell>
              <table:table-cell office:value-type="float" office:value="179.64824120603">
                <text:p>179.64824120603</text:p>
              </table:table-cell>
              <table:table-cell office:value-type="float" office:value="90.1808785529716">
                <text:p>90.1808785529716</text:p>
              </table:table-cell>
              <table:table-cell office:value-type="float" office:value="226.086956521739">
                <text:p>226.0869565217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117.142857142857">
                <text:p>117.142857142857</text:p>
              </table:table-cell>
              <table:table-cell office:value-type="float" office:value="130.30303030303">
                <text:p>130.30303030303</text:p>
              </table:table-cell>
              <table:table-cell office:value-type="float" office:value="32.562358276644">
                <text:p>32.562358276644</text:p>
              </table:table-cell>
              <table:table-cell office:value-type="float" office:value="26.6324062877872">
                <text:p>26.6324062877872</text:p>
              </table:table-cell>
              <table:table-cell office:value-type="float" office:value="31.6834617664493">
                <text:p>31.6834617664493</text:p>
              </table:table-cell>
              <table:table-cell office:value-type="float" office:value="1.41507944028554">
                <text:p>1.41507944028554</text:p>
              </table:table-cell>
              <table:table-cell office:value-type="float" office:value="202.386934673367">
                <text:p>202.386934673367</text:p>
              </table:table-cell>
              <table:table-cell office:value-type="float" office:value="241.989664082687">
                <text:p>241.989664082687</text:p>
              </table:table-cell>
              <table:table-cell office:value-type="float" office:value="96.8115942028986">
                <text:p>96.8115942028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120">
                <text:p>120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32.0181405895692">
                <text:p>32.0181405895692</text:p>
              </table:table-cell>
              <table:table-cell office:value-type="float" office:value="68.9540507859734">
                <text:p>68.9540507859734</text:p>
              </table:table-cell>
              <table:table-cell office:value-type="float" office:value="24.3627741553053">
                <text:p>24.3627741553053</text:p>
              </table:table-cell>
              <table:table-cell office:value-type="float" office:value="1.560377775672">
                <text:p>1.560377775672</text:p>
              </table:table-cell>
              <table:table-cell office:value-type="float" office:value="188.190954773869">
                <text:p>188.190954773869</text:p>
              </table:table-cell>
              <table:table-cell office:value-type="float" office:value="143.798449612403">
                <text:p>143.798449612403</text:p>
              </table:table-cell>
              <table:table-cell office:value-type="float" office:value="220.434782608696">
                <text:p>220.434782608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  <table:table-cell office:value-type="float" office:value="125.714285714286">
                <text:p>125.714285714286</text:p>
              </table:table-cell>
              <table:table-cell office:value-type="float" office:value="142.424242424242">
                <text:p>142.424242424242</text:p>
              </table:table-cell>
              <table:table-cell office:value-type="float" office:value="36.6893424036281">
                <text:p>36.6893424036281</text:p>
              </table:table-cell>
              <table:table-cell office:value-type="float" office:value="22.1886336154776">
                <text:p>22.1886336154776</text:p>
              </table:table-cell>
              <table:table-cell office:value-type="float" office:value="22.0509780675756">
                <text:p>22.0509780675756</text:p>
              </table:table-cell>
              <table:table-cell office:value-type="float" office:value="1.44771892142308">
                <text:p>1.44771892142308</text:p>
              </table:table-cell>
              <table:table-cell office:value-type="float" office:value="177.13567839196">
                <text:p>177.13567839196</text:p>
              </table:table-cell>
              <table:table-cell office:value-type="float" office:value="96.640826873385">
                <text:p>96.640826873385</text:p>
              </table:table-cell>
              <table:table-cell office:value-type="float" office:value="108.985507246377">
                <text:p>108.985507246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">
                <text:p>350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130.30303030303">
                <text:p>130.30303030303</text:p>
              </table:table-cell>
              <table:table-cell office:value-type="float" office:value="37.7324263038549">
                <text:p>37.7324263038549</text:p>
              </table:table-cell>
              <table:table-cell office:value-type="float" office:value="25.5743651753325">
                <text:p>25.5743651753325</text:p>
              </table:table-cell>
              <table:table-cell office:value-type="float" office:value="21.6656787196206">
                <text:p>21.6656787196206</text:p>
              </table:table-cell>
              <table:table-cell office:value-type="float" office:value="93.3689208966381">
                <text:p>93.3689208966381</text:p>
              </table:table-cell>
              <table:table-cell office:value-type="float" office:value="91.5829145728643">
                <text:p>91.5829145728643</text:p>
              </table:table-cell>
              <table:table-cell office:value-type="float" office:value="95.0904392764858">
                <text:p>95.0904392764858</text:p>
              </table:table-cell>
              <table:table-cell office:value-type="float" office:value="104.927536231884">
                <text:p>104.927536231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200">
                <text:p>200</text:p>
              </table:table-cell>
              <table:table-cell office:value-type="float" office:value="139.393939393939">
                <text:p>139.393939393939</text:p>
              </table:table-cell>
              <table:table-cell office:value-type="float" office:value="36.4172335600907">
                <text:p>36.4172335600907</text:p>
              </table:table-cell>
              <table:table-cell office:value-type="float" office:value="23.8512696493349">
                <text:p>23.8512696493349</text:p>
              </table:table-cell>
              <table:table-cell office:value-type="float" office:value="36.6923532898637">
                <text:p>36.6923532898637</text:p>
              </table:table-cell>
              <table:table-cell office:value-type="float" office:value="1.49720458637354">
                <text:p>1.49720458637354</text:p>
              </table:table-cell>
              <table:table-cell office:value-type="float" office:value="93.21608040201">
                <text:p>93.21608040201</text:p>
              </table:table-cell>
              <table:table-cell office:value-type="float" office:value="98.4496124031008">
                <text:p>98.4496124031008</text:p>
              </table:table-cell>
              <table:table-cell office:value-type="float" office:value="102.608695652174">
                <text:p>102.608695652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25.714285714286">
                <text:p>125.714285714286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37.9138321995465">
                <text:p>37.9138321995465</text:p>
              </table:table-cell>
              <table:table-cell office:value-type="float" office:value="25.1511487303507">
                <text:p>25.1511487303507</text:p>
              </table:table-cell>
              <table:table-cell office:value-type="float" office:value="26.2003556609366">
                <text:p>26.2003556609366</text:p>
              </table:table-cell>
              <table:table-cell office:value-type="float" office:value="90.9020078545332">
                <text:p>90.9020078545332</text:p>
              </table:table-cell>
              <table:table-cell office:value-type="float" office:value="190.326633165829">
                <text:p>190.326633165829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114.057971014493">
                <text:p>114.05797101449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975cm" svg:y="2.468cm" style:legend-expansion="high" chart:style-name="ch2"/>
        <chart:plot-area chart:style-name="ch3" table:cell-range-address="Sheet2.F29:Sheet2.M50" chart:data-source-has-labels="row" svg:x="0.769cm" svg:y="0.851cm" svg:width="10.568cm" svg:height="7.539cm">
          <chartooo:coordinate-region svg:x="1.713cm" svg:y="1.048cm" svg:width="9.4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30:Sheet2.F50" chart:label-cell-address="Sheet2.F29:Sheet2.F29" chart:class="chart:line">
            <chart:data-point chart:repeated="21"/>
          </chart:series>
          <chart:series chart:style-name="ch7" chart:values-cell-range-address="Sheet2.G30:Sheet2.G50" chart:label-cell-address="Sheet2.G29:Sheet2.G29" chart:class="chart:line">
            <chart:data-point chart:repeated="21"/>
          </chart:series>
          <chart:series chart:style-name="ch8" chart:values-cell-range-address="Sheet2.H30:Sheet2.H50" chart:label-cell-address="Sheet2.H29:Sheet2.H29" chart:class="chart:line">
            <chart:data-point chart:repeated="21"/>
          </chart:series>
          <chart:series chart:style-name="ch9" chart:values-cell-range-address="Sheet2.I30:Sheet2.I50" chart:label-cell-address="Sheet2.I29:Sheet2.I29" chart:class="chart:line">
            <chart:data-point chart:repeated="21"/>
          </chart:series>
          <chart:series chart:style-name="ch10" chart:values-cell-range-address="Sheet2.J30:Sheet2.J50" chart:label-cell-address="Sheet2.J29:Sheet2.J29" chart:class="chart:line">
            <chart:data-point chart:repeated="21"/>
          </chart:series>
          <chart:series chart:style-name="ch11" chart:values-cell-range-address="Sheet2.K30:Sheet2.K50" chart:label-cell-address="Sheet2.K29:Sheet2.K29" chart:class="chart:line">
            <chart:data-point chart:repeated="21"/>
          </chart:series>
          <chart:series chart:style-name="ch12" chart:values-cell-range-address="Sheet2.L30:Sheet2.L50" chart:label-cell-address="Sheet2.L29:Sheet2.L29" chart:class="chart:line">
            <chart:data-point chart:repeated="21"/>
          </chart:series>
          <chart:series chart:style-name="ch13" chart:values-cell-range-address="Sheet2.M30:Sheet2.M50" chart:label-cell-address="Sheet2.M29:Sheet2.M29" chart:class="chart:line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, home</text:p>
                <draw:g>
                  <svg:desc>Sheet2.F29:Sheet2.F29</svg:desc>
                </draw:g>
              </table:table-cell>
              <table:table-cell office:value-type="string">
                <text:p>1KB, california</text:p>
                <draw:g>
                  <svg:desc>Sheet2.G29:Sheet2.G29</svg:desc>
                </draw:g>
              </table:table-cell>
              <table:table-cell office:value-type="string">
                <text:p>1KB, ireland</text:p>
                <draw:g>
                  <svg:desc>Sheet2.H29:Sheet2.H29</svg:desc>
                </draw:g>
              </table:table-cell>
              <table:table-cell office:value-type="string">
                <text:p>1KB, singapore</text:p>
                <draw:g>
                  <svg:desc>Sheet2.I29:Sheet2.I29</svg:desc>
                </draw:g>
              </table:table-cell>
              <table:table-cell office:value-type="string">
                <text:p>10MB, home</text:p>
                <draw:g>
                  <svg:desc>Sheet2.J29:Sheet2.J29</svg:desc>
                </draw:g>
              </table:table-cell>
              <table:table-cell office:value-type="string">
                <text:p>10MB, california</text:p>
                <draw:g>
                  <svg:desc>Sheet2.K29:Sheet2.K29</svg:desc>
                </draw:g>
              </table:table-cell>
              <table:table-cell office:value-type="string">
                <text:p>10MB, ireland</text:p>
                <draw:g>
                  <svg:desc>Sheet2.L29:Sheet2.L29</svg:desc>
                </draw:g>
              </table:table-cell>
              <table:table-cell office:value-type="string">
                <text:p>10MB, singapore</text:p>
                <draw:g>
                  <svg:desc>Sheet2.M29:Sheet2.M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2.F30:Sheet2.F50</svg:desc>
                </draw:g>
              </table:table-cell>
              <table:table-cell office:value-type="float" office:value="0.002225">
                <text:p>0.002225</text:p>
                <draw:g>
                  <svg:desc>Sheet2.G30:Sheet2.G50</svg:desc>
                </draw:g>
              </table:table-cell>
              <table:table-cell office:value-type="float" office:value="0.089785">
                <text:p>0.089785</text:p>
                <draw:g>
                  <svg:desc>Sheet2.H30:Sheet2.H50</svg:desc>
                </draw:g>
              </table:table-cell>
              <table:table-cell office:value-type="float" office:value="0.000481">
                <text:p>0.000481</text:p>
                <draw:g>
                  <svg:desc>Sheet2.I30:Sheet2.I50</svg:desc>
                </draw:g>
              </table:table-cell>
              <table:table-cell office:value-type="float" office:value="0.028226">
                <text:p>0.028226</text:p>
                <draw:g>
                  <svg:desc>Sheet2.J30:Sheet2.J50</svg:desc>
                </draw:g>
              </table:table-cell>
              <table:table-cell office:value-type="float" office:value="0.002643">
                <text:p>0.002643</text:p>
                <draw:g>
                  <svg:desc>Sheet2.K30:Sheet2.K50</svg:desc>
                </draw:g>
              </table:table-cell>
              <table:table-cell office:value-type="float" office:value="0.096956">
                <text:p>0.096956</text:p>
                <draw:g>
                  <svg:desc>Sheet2.L30:Sheet2.L50</svg:desc>
                </draw:g>
              </table:table-cell>
              <table:table-cell office:value-type="float" office:value="0.000383">
                <text:p>0.000383</text:p>
                <draw:g>
                  <svg:desc>Sheet2.M30:Sheet2.M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00663">
                <text:p>0.000663</text:p>
              </table:table-cell>
              <table:table-cell office:value-type="float" office:value="0.001445">
                <text:p>0.001445</text:p>
              </table:table-cell>
              <table:table-cell office:value-type="float" office:value="0.000686">
                <text:p>0.000686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1">
                <text:p>0.00061</text:p>
              </table:table-cell>
              <table:table-cell office:value-type="float" office:value="0.00124">
                <text:p>0.00124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00726">
                <text:p>0.000726</text:p>
              </table:table-cell>
              <table:table-cell office:value-type="float" office:value="0.094824">
                <text:p>0.094824</text:p>
              </table:table-cell>
              <table:table-cell office:value-type="float" office:value="0.000661">
                <text:p>0.000661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623">
                <text:p>0.000623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00685">
                <text:p>0.00068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66">
                <text:p>0.000666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0068">
                <text:p>0.00068</text:p>
              </table:table-cell>
              <table:table-cell office:value-type="float" office:value="0.094857">
                <text:p>0.094857</text:p>
              </table:table-cell>
              <table:table-cell office:value-type="float" office:value="0.000728">
                <text:p>0.000728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492">
                <text:p>0.000492</text:p>
              </table:table-cell>
              <table:table-cell office:value-type="float" office:value="0.0887">
                <text:p>0.0887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00436">
                <text:p>0.000436</text:p>
              </table:table-cell>
              <table:table-cell office:value-type="float" office:value="0.018136">
                <text:p>0.018136</text:p>
              </table:table-cell>
              <table:table-cell office:value-type="float" office:value="0.000453">
                <text:p>0.000453</text:p>
              </table:table-cell>
              <table:table-cell office:value-type="float" office:value="0.02903">
                <text:p>0.02903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00699">
                <text:p>0.000699</text:p>
              </table:table-cell>
              <table:table-cell office:value-type="float" office:value="0.018095">
                <text:p>0.018095</text:p>
              </table:table-cell>
              <table:table-cell office:value-type="float" office:value="0.001373">
                <text:p>0.001373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00719">
                <text:p>0.00071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0632">
                <text:p>0.000632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NaN">
                <text:p>NaN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01">
                <text:p>0.000401</text:p>
              </table:table-cell>
              <table:table-cell office:value-type="float" office:value="0.031562">
                <text:p>0.031562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00695">
                <text:p>0.000695</text:p>
              </table:table-cell>
              <table:table-cell office:value-type="float" office:value="0.089805">
                <text:p>0.089805</text:p>
              </table:table-cell>
              <table:table-cell office:value-type="float" office:value="0.000677">
                <text:p>0.000677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2">
                <text:p>0.001162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00695">
                <text:p>0.000695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468">
                <text:p>0.001468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00654">
                <text:p>0.000654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6">
                <text:p>0.0006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13">
                <text:p>0.00113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3">
                <text:p>0.00143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612">
                <text:p>0.00061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00647">
                <text:p>0.000647</text:p>
              </table:table-cell>
              <table:table-cell office:value-type="float" office:value="0.08955">
                <text:p>0.08955</text:p>
              </table:table-cell>
              <table:table-cell office:value-type="float" office:value="0.00138">
                <text:p>0.00138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23">
                <text:p>0.000623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00733">
                <text:p>0.00073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48">
                <text:p>0.001448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00656">
                <text:p>0.000656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384">
                <text:p>0.00138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00648">
                <text:p>0.000648</text:p>
              </table:table-cell>
              <table:table-cell office:value-type="float" office:value="0.001361">
                <text:p>0.001361</text:p>
              </table:table-cell>
              <table:table-cell office:value-type="float" office:value="0.001464">
                <text:p>0.001464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00585">
                <text:p>0.000585</text:p>
              </table:table-cell>
              <table:table-cell office:value-type="float" office:value="0.086742">
                <text:p>0.086742</text:p>
              </table:table-cell>
              <table:table-cell office:value-type="float" office:value="0.000479">
                <text:p>0.000479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687">
                <text:p>0.000687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NaN">
                <text:p>NaN</text:p>
              </table:table-cell>
              <table:table-cell office:value-type="float" office:value="0.001192">
                <text:p>0.001192</text:p>
              </table:table-cell>
              <table:table-cell office:value-type="float" office:value="0.000429">
                <text:p>0.000429</text:p>
              </table:table-cell>
              <table:table-cell office:value-type="float" office:value="0.030577">
                <text:p>0.030577</text:p>
              </table:table-cell>
              <table:table-cell office:value-type="float" office:value="0.00045">
                <text:p>0.00045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00692">
                <text:p>0.000692</text:p>
              </table:table-cell>
              <table:table-cell office:value-type="float" office:value="0.085894">
                <text:p>0.085894</text:p>
              </table:table-cell>
              <table:table-cell office:value-type="float" office:value="0.001414">
                <text:p>0.001414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745">
                <text:p>0.000745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Dashed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08cm" svg:y="1.486cm" style:legend-expansion="high" chart:style-name="ch2"/>
        <chart:plot-area chart:style-name="ch3" table:cell-range-address="Sheet2.F68:Sheet2.Q89" chart:data-source-has-labels="row" svg:x="0.77cm" svg:y="0.855cm" svg:width="8.798cm" svg:height="7.545cm">
          <chartooo:coordinate-region svg:x="1.621cm" svg:y="1.052cm" svg:width="7.749cm" svg:height="6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F69:Sheet2.F89" chart:label-cell-address="Sheet2.F68:Sheet2.F68" chart:class="chart:line">
            <chart:data-point chart:repeated="21"/>
          </chart:series>
          <chart:series chart:style-name="ch7" chart:values-cell-range-address="Sheet2.G69:Sheet2.G89" chart:label-cell-address="Sheet2.G68:Sheet2.G68" chart:class="chart:line">
            <chart:data-point chart:repeated="21"/>
          </chart:series>
          <chart:series chart:style-name="ch8" chart:values-cell-range-address="Sheet2.H69:Sheet2.H89" chart:label-cell-address="Sheet2.H68:Sheet2.H68" chart:class="chart:line">
            <chart:data-point chart:repeated="21"/>
          </chart:series>
          <chart:series chart:style-name="ch9" chart:values-cell-range-address="Sheet2.I69:Sheet2.I89" chart:label-cell-address="Sheet2.I68:Sheet2.I68" chart:class="chart:line">
            <chart:data-point chart:repeated="21"/>
          </chart:series>
          <chart:series chart:style-name="ch10" chart:values-cell-range-address="Sheet2.J69:Sheet2.J89" chart:label-cell-address="Sheet2.J68:Sheet2.J68" chart:class="chart:line">
            <chart:data-point chart:repeated="21"/>
          </chart:series>
          <chart:series chart:style-name="ch11" chart:values-cell-range-address="Sheet2.K69:Sheet2.K89" chart:label-cell-address="Sheet2.K68:Sheet2.K68" chart:class="chart:line">
            <chart:data-point chart:repeated="21"/>
          </chart:series>
          <chart:series chart:style-name="ch12" chart:values-cell-range-address="Sheet2.L69:Sheet2.L89" chart:label-cell-address="Sheet2.L68:Sheet2.L68" chart:class="chart:line">
            <chart:data-point chart:repeated="21"/>
          </chart:series>
          <chart:series chart:style-name="ch13" chart:values-cell-range-address="Sheet2.M69:Sheet2.M89" chart:label-cell-address="Sheet2.M68:Sheet2.M68" chart:class="chart:line">
            <chart:data-point chart:repeated="21"/>
          </chart:series>
          <chart:series chart:style-name="ch14" chart:values-cell-range-address="Sheet2.N69:Sheet2.N89" chart:label-cell-address="Sheet2.N68:Sheet2.N68" chart:class="chart:line">
            <chart:data-point chart:repeated="21"/>
          </chart:series>
          <chart:series chart:style-name="ch15" chart:values-cell-range-address="Sheet2.O69:Sheet2.O89" chart:label-cell-address="Sheet2.O68:Sheet2.O68" chart:class="chart:line">
            <chart:data-point chart:repeated="21"/>
          </chart:series>
          <chart:series chart:style-name="ch16" chart:values-cell-range-address="Sheet2.P69:Sheet2.P89" chart:label-cell-address="Sheet2.P68:Sheet2.P68" chart:class="chart:line">
            <chart:data-point chart:repeated="21"/>
          </chart:series>
          <chart:series chart:style-name="ch17" chart:values-cell-range-address="Sheet2.Q69:Sheet2.Q89" chart:label-cell-address="Sheet2.Q68:Sheet2.Q68" chart:class="chart:line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 → California</text:p>
                <draw:g>
                  <svg:desc>Sheet2.F68:Sheet2.F68</svg:desc>
                </draw:g>
              </table:table-cell>
              <table:table-cell office:value-type="string">
                <text:p>Home → Ireland</text:p>
                <draw:g>
                  <svg:desc>Sheet2.G68:Sheet2.G68</svg:desc>
                </draw:g>
              </table:table-cell>
              <table:table-cell office:value-type="string">
                <text:p>Home → Tokyo</text:p>
                <draw:g>
                  <svg:desc>Sheet2.H68:Sheet2.H68</svg:desc>
                </draw:g>
              </table:table-cell>
              <table:table-cell office:value-type="string">
                <text:p>California → California</text:p>
                <draw:g>
                  <svg:desc>Sheet2.I68:Sheet2.I68</svg:desc>
                </draw:g>
              </table:table-cell>
              <table:table-cell office:value-type="string">
                <text:p>California → Ireland</text:p>
                <draw:g>
                  <svg:desc>Sheet2.J68:Sheet2.J68</svg:desc>
                </draw:g>
              </table:table-cell>
              <table:table-cell office:value-type="string">
                <text:p>California → Tokyo</text:p>
                <draw:g>
                  <svg:desc>Sheet2.K68:Sheet2.K68</svg:desc>
                </draw:g>
              </table:table-cell>
              <table:table-cell office:value-type="string">
                <text:p>Ireland → California</text:p>
                <draw:g>
                  <svg:desc>Sheet2.L68:Sheet2.L68</svg:desc>
                </draw:g>
              </table:table-cell>
              <table:table-cell office:value-type="string">
                <text:p>Ireland → Ireland</text:p>
                <draw:g>
                  <svg:desc>Sheet2.M68:Sheet2.M68</svg:desc>
                </draw:g>
              </table:table-cell>
              <table:table-cell office:value-type="string">
                <text:p>Ireland → Tokyo</text:p>
                <draw:g>
                  <svg:desc>Sheet2.N68:Sheet2.N68</svg:desc>
                </draw:g>
              </table:table-cell>
              <table:table-cell office:value-type="string">
                <text:p>Singapore → California</text:p>
                <draw:g>
                  <svg:desc>Sheet2.O68:Sheet2.O68</svg:desc>
                </draw:g>
              </table:table-cell>
              <table:table-cell office:value-type="string">
                <text:p>Singapore → Ireland</text:p>
                <draw:g>
                  <svg:desc>Sheet2.P68:Sheet2.P68</svg:desc>
                </draw:g>
              </table:table-cell>
              <table:table-cell office:value-type="string">
                <text:p>Singapore → Tokyo</text:p>
                <draw:g>
                  <svg:desc>Sheet2.Q68:Sheet2.Q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2.F69:Sheet2.F89</svg:desc>
                </draw:g>
              </table:table-cell>
              <table:table-cell office:value-type="float" office:value="35">
                <text:p>35</text:p>
                <draw:g>
                  <svg:desc>Sheet2.G69:Sheet2.G89</svg:desc>
                </draw:g>
              </table:table-cell>
              <table:table-cell office:value-type="float" office:value="33">
                <text:p>33</text:p>
                <draw:g>
                  <svg:desc>Sheet2.H69:Sheet2.H89</svg:desc>
                </draw:g>
              </table:table-cell>
              <table:table-cell office:value-type="float" office:value="2.205">
                <text:p>2.205</text:p>
                <draw:g>
                  <svg:desc>Sheet2.I69:Sheet2.I89</svg:desc>
                </draw:g>
              </table:table-cell>
              <table:table-cell office:value-type="float" office:value="3.308">
                <text:p>3.308</text:p>
                <draw:g>
                  <svg:desc>Sheet2.J69:Sheet2.J89</svg:desc>
                </draw:g>
              </table:table-cell>
              <table:table-cell office:value-type="float" office:value="3.374">
                <text:p>3.374</text:p>
                <draw:g>
                  <svg:desc>Sheet2.K69:Sheet2.K89</svg:desc>
                </draw:g>
              </table:table-cell>
              <table:table-cell office:value-type="float" office:value="94.977">
                <text:p>94.977</text:p>
                <draw:g>
                  <svg:desc>Sheet2.L69:Sheet2.L89</svg:desc>
                </draw:g>
              </table:table-cell>
              <table:table-cell office:value-type="float" office:value="1.76">
                <text:p>1.76</text:p>
                <draw:g>
                  <svg:desc>Sheet2.M69:Sheet2.M89</svg:desc>
                </draw:g>
              </table:table-cell>
              <table:table-cell office:value-type="float" office:value="1.542">
                <text:p>1.542</text:p>
                <draw:g>
                  <svg:desc>Sheet2.N69:Sheet2.N89</svg:desc>
                </draw:g>
              </table:table-cell>
              <table:table-cell office:value-type="float" office:value="0.796">
                <text:p>0.796</text:p>
                <draw:g>
                  <svg:desc>Sheet2.O69:Sheet2.O89</svg:desc>
                </draw:g>
              </table:table-cell>
              <table:table-cell office:value-type="float" office:value="0.774">
                <text:p>0.774</text:p>
                <draw:g>
                  <svg:desc>Sheet2.P69:Sheet2.P89</svg:desc>
                </draw:g>
              </table:table-cell>
              <table:table-cell office:value-type="float" office:value="0.69">
                <text:p>0.69</text:p>
                <draw:g>
                  <svg:desc>Sheet2.Q69:Sheet2.Q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  <table:table-cell office:value-type="float" office:value="0.794">
                <text:p>0.794</text:p>
              </table:table-cell>
              <table:table-cell office:value-type="float" office:value="0.74">
                <text:p>0.74</text:p>
              </table:table-cell>
              <table:table-cell office:value-type="float" office:value="0.818">
                <text:p>0.818</text:p>
              </table:table-cell>
              <table:table-cell office:value-type="float" office:value="1.382">
                <text:p>1.382</text:p>
              </table:table-cell>
              <table:table-cell office:value-type="float" office:value="88.459">
                <text:p>88.459</text:p>
              </table:table-cell>
              <table:table-cell office:value-type="float" office:value="1.494">
                <text:p>1.494</text:p>
              </table:table-cell>
              <table:table-cell office:value-type="float" office:value="0.701">
                <text:p>0.701</text:p>
              </table:table-cell>
              <table:table-cell office:value-type="float" office:value="1.51">
                <text:p>1.51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0.808">
                <text:p>0.808</text:p>
              </table:table-cell>
              <table:table-cell office:value-type="float" office:value="0.777">
                <text:p>0.777</text:p>
              </table:table-cell>
              <table:table-cell office:value-type="float" office:value="0.767">
                <text:p>0.767</text:p>
              </table:table-cell>
              <table:table-cell office:value-type="float" office:value="84.964">
                <text:p>84.964</text:p>
              </table:table-cell>
              <table:table-cell office:value-type="float" office:value="94.905">
                <text:p>94.905</text:p>
              </table:table-cell>
              <table:table-cell office:value-type="float" office:value="1.273">
                <text:p>1.273</text:p>
              </table:table-cell>
              <table:table-cell office:value-type="float" office:value="0.69">
                <text:p>0.69</text:p>
              </table:table-cell>
              <table:table-cell office:value-type="float" office:value="0.743">
                <text:p>0.74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737">
                <text:p>0.737</text:p>
              </table:table-cell>
              <table:table-cell office:value-type="float" office:value="0.751">
                <text:p>0.751</text:p>
              </table:table-cell>
              <table:table-cell office:value-type="float" office:value="0.721">
                <text:p>0.721</text:p>
              </table:table-cell>
              <table:table-cell office:value-type="float" office:value="1.445">
                <text:p>1.445</text:p>
              </table:table-cell>
              <table:table-cell office:value-type="float" office:value="1.329">
                <text:p>1.329</text:p>
              </table:table-cell>
              <table:table-cell office:value-type="float" office:value="94.914">
                <text:p>94.914</text:p>
              </table:table-cell>
              <table:table-cell office:value-type="float" office:value="0.797">
                <text:p>0.797</text:p>
              </table:table-cell>
              <table:table-cell office:value-type="float" office:value="0.695">
                <text:p>0.69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781">
                <text:p>0.781</text:p>
              </table:table-cell>
              <table:table-cell office:value-type="float" office:value="0.803">
                <text:p>0.803</text:p>
              </table:table-cell>
              <table:table-cell office:value-type="float" office:value="0.736">
                <text:p>0.736</text:p>
              </table:table-cell>
              <table:table-cell office:value-type="float" office:value="85.234">
                <text:p>85.234</text:p>
              </table:table-cell>
              <table:table-cell office:value-type="float" office:value="1.508">
                <text:p>1.508</text:p>
              </table:table-cell>
              <table:table-cell office:value-type="float" office:value="1.44">
                <text:p>1.44</text:p>
              </table:table-cell>
              <table:table-cell office:value-type="float" office:value="0.723">
                <text:p>0.723</text:p>
              </table:table-cell>
              <table:table-cell office:value-type="float" office:value="0.722">
                <text:p>0.722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896">
                <text:p>0.896</text:p>
              </table:table-cell>
              <table:table-cell office:value-type="float" office:value="0.807">
                <text:p>0.807</text:p>
              </table:table-cell>
              <table:table-cell office:value-type="float" office:value="0.693">
                <text:p>0.693</text:p>
              </table:table-cell>
              <table:table-cell office:value-type="float" office:value="18.246">
                <text:p>18.246</text:p>
              </table:table-cell>
              <table:table-cell office:value-type="float" office:value="1.504">
                <text:p>1.504</text:p>
              </table:table-cell>
              <table:table-cell office:value-type="float" office:value="18.108">
                <text:p>18.108</text:p>
              </table:table-cell>
              <table:table-cell office:value-type="float" office:value="0.775">
                <text:p>0.775</text:p>
              </table:table-cell>
              <table:table-cell office:value-type="float" office:value="1.535">
                <text:p>1.535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1.141">
                <text:p>1.141</text:p>
              </table:table-cell>
              <table:table-cell office:value-type="float" office:value="0.7">
                <text:p>0.7</text:p>
              </table:table-cell>
              <table:table-cell office:value-type="float" office:value="0.701">
                <text:p>0.701</text:p>
              </table:table-cell>
              <table:table-cell office:value-type="float" office:value="18.058">
                <text:p>18.058</text:p>
              </table:table-cell>
              <table:table-cell office:value-type="float" office:value="1.214">
                <text:p>1.214</text:p>
              </table:table-cell>
              <table:table-cell office:value-type="float" office:value="18.08">
                <text:p>18.08</text:p>
              </table:table-cell>
              <table:table-cell office:value-type="float" office:value="1.546">
                <text:p>1.546</text:p>
              </table:table-cell>
              <table:table-cell office:value-type="float" office:value="1.504">
                <text:p>1.504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43">
                <text:p>0.843</text:p>
              </table:table-cell>
              <table:table-cell office:value-type="float" office:value="0.841">
                <text:p>0.841</text:p>
              </table:table-cell>
              <table:table-cell office:value-type="float" office:value="0.84">
                <text:p>0.84</text:p>
              </table:table-cell>
              <table:table-cell office:value-type="float" office:value="1.419">
                <text:p>1.419</text:p>
              </table:table-cell>
              <table:table-cell office:value-type="float" office:value="1.247">
                <text:p>1.247</text:p>
              </table:table-cell>
              <table:table-cell office:value-type="float" office:value="1.518">
                <text:p>1.518</text:p>
              </table:table-cell>
              <table:table-cell office:value-type="float" office:value="0.723">
                <text:p>0.723</text:p>
              </table:table-cell>
              <table:table-cell office:value-type="float" office:value="1.417">
                <text:p>1.417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3">
                <text:p>0.73</text:p>
              </table:table-cell>
              <table:table-cell office:value-type="float" office:value="0.813">
                <text:p>0.813</text:p>
              </table:table-cell>
              <table:table-cell office:value-type="float" office:value="0.787">
                <text:p>0.787</text:p>
              </table:table-cell>
              <table:table-cell office:value-type="float" office:value="1.231">
                <text:p>1.231</text:p>
              </table:table-cell>
              <table:table-cell office:value-type="float" office:value="86.457">
                <text:p>86.457</text:p>
              </table:table-cell>
              <table:table-cell office:value-type="float" office:value="1.263">
                <text:p>1.263</text:p>
              </table:table-cell>
              <table:table-cell office:value-type="float" office:value="0.738">
                <text:p>0.738</text:p>
              </table:table-cell>
              <table:table-cell office:value-type="float" office:value="1.455">
                <text:p>1.455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0.814">
                <text:p>0.814</text:p>
              </table:table-cell>
              <table:table-cell office:value-type="float" office:value="0.869">
                <text:p>0.869</text:p>
              </table:table-cell>
              <table:table-cell office:value-type="float" office:value="0.746">
                <text:p>0.746</text:p>
              </table:table-cell>
              <table:table-cell office:value-type="float" office:value="88.703">
                <text:p>88.703</text:p>
              </table:table-cell>
              <table:table-cell office:value-type="float" office:value="88.722">
                <text:p>88.722</text:p>
              </table:table-cell>
              <table:table-cell office:value-type="float" office:value="88.43">
                <text:p>88.43</text:p>
              </table:table-cell>
              <table:table-cell office:value-type="float" office:value="0.737">
                <text:p>0.737</text:p>
              </table:table-cell>
              <table:table-cell office:value-type="float" office:value="1.536">
                <text:p>1.5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0.838">
                <text:p>0.838</text:p>
              </table:table-cell>
              <table:table-cell office:value-type="float" office:value="0.774">
                <text:p>0.774</text:p>
              </table:table-cell>
              <table:table-cell office:value-type="float" office:value="1.246">
                <text:p>1.246</text:p>
              </table:table-cell>
              <table:table-cell office:value-type="float" office:value="1.22">
                <text:p>1.22</text:p>
              </table:table-cell>
              <table:table-cell office:value-type="float" office:value="1.538">
                <text:p>1.538</text:p>
              </table:table-cell>
              <table:table-cell office:value-type="float" office:value="1.442">
                <text:p>1.442</text:p>
              </table:table-cell>
              <table:table-cell office:value-type="float" office:value="0.759">
                <text:p>0.75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65">
                <text:p>0.765</text:p>
              </table:table-cell>
              <table:table-cell office:value-type="float" office:value="0.829">
                <text:p>0.829</text:p>
              </table:table-cell>
              <table:table-cell office:value-type="float" office:value="0.734">
                <text:p>0.734</text:p>
              </table:table-cell>
              <table:table-cell office:value-type="float" office:value="1.481">
                <text:p>1.481</text:p>
              </table:table-cell>
              <table:table-cell office:value-type="float" office:value="1.188">
                <text:p>1.188</text:p>
              </table:table-cell>
              <table:table-cell office:value-type="float" office:value="86.876">
                <text:p>86.876</text:p>
              </table:table-cell>
              <table:table-cell office:value-type="float" office:value="1.482">
                <text:p>1.482</text:p>
              </table:table-cell>
              <table:table-cell office:value-type="float" office:value="1.445">
                <text:p>1.445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0.779">
                <text:p>0.779</text:p>
              </table:table-cell>
              <table:table-cell office:value-type="float" office:value="0.754">
                <text:p>0.754</text:p>
              </table:table-cell>
              <table:table-cell office:value-type="float" office:value="0.731">
                <text:p>0.731</text:p>
              </table:table-cell>
              <table:table-cell office:value-type="float" office:value="1.45">
                <text:p>1.45</text:p>
              </table:table-cell>
              <table:table-cell office:value-type="float" office:value="1.387">
                <text:p>1.387</text:p>
              </table:table-cell>
              <table:table-cell office:value-type="float" office:value="86.122">
                <text:p>86.122</text:p>
              </table:table-cell>
              <table:table-cell office:value-type="float" office:value="0.688">
                <text:p>0.688</text:p>
              </table:table-cell>
              <table:table-cell office:value-type="float" office:value="0.711">
                <text:p>0.71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0.806">
                <text:p>0.806</text:p>
              </table:table-cell>
              <table:table-cell office:value-type="float" office:value="1.001">
                <text:p>1.001</text:p>
              </table:table-cell>
              <table:table-cell office:value-type="float" office:value="0.769">
                <text:p>0.769</text:p>
              </table:table-cell>
              <table:table-cell office:value-type="float" office:value="1.214">
                <text:p>1.214</text:p>
              </table:table-cell>
              <table:table-cell office:value-type="float" office:value="1.459">
                <text:p>1.459</text:p>
              </table:table-cell>
              <table:table-cell office:value-type="float" office:value="1.294">
                <text:p>1.294</text:p>
              </table:table-cell>
              <table:table-cell office:value-type="float" office:value="1.521">
                <text:p>1.521</text:p>
              </table:table-cell>
              <table:table-cell office:value-type="float" office:value="0.719">
                <text:p>0.71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0.878">
                <text:p>0.878</text:p>
              </table:table-cell>
              <table:table-cell office:value-type="float" office:value="0.839">
                <text:p>0.839</text:p>
              </table:table-cell>
              <table:table-cell office:value-type="float" office:value="0.78">
                <text:p>0.78</text:p>
              </table:table-cell>
              <table:table-cell office:value-type="float" office:value="85.661">
                <text:p>85.661</text:p>
              </table:table-cell>
              <table:table-cell office:value-type="float" office:value="1.446">
                <text:p>1.446</text:p>
              </table:table-cell>
              <table:table-cell office:value-type="float" office:value="85.812">
                <text:p>85.812</text:p>
              </table:table-cell>
              <table:table-cell office:value-type="float" office:value="1.43">
                <text:p>1.43</text:p>
              </table:table-cell>
              <table:table-cell office:value-type="float" office:value="0.698">
                <text:p>0.6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718">
                <text:p>0.718</text:p>
              </table:table-cell>
              <table:table-cell office:value-type="float" office:value="0.881">
                <text:p>0.881</text:p>
              </table:table-cell>
              <table:table-cell office:value-type="float" office:value="1.069">
                <text:p>1.069</text:p>
              </table:table-cell>
              <table:table-cell office:value-type="float" office:value="1.344">
                <text:p>1.344</text:p>
              </table:table-cell>
              <table:table-cell office:value-type="float" office:value="1.339">
                <text:p>1.339</text:p>
              </table:table-cell>
              <table:table-cell office:value-type="float" office:value="1.846">
                <text:p>1.846</text:p>
              </table:table-cell>
              <table:table-cell office:value-type="float" office:value="1.611">
                <text:p>1.611</text:p>
              </table:table-cell>
              <table:table-cell office:value-type="float" office:value="1.873">
                <text:p>1.873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706">
                <text:p>0.706</text:p>
              </table:table-cell>
              <table:table-cell office:value-type="float" office:value="2.281">
                <text:p>2.281</text:p>
              </table:table-cell>
              <table:table-cell office:value-type="float" office:value="0.822">
                <text:p>0.822</text:p>
              </table:table-cell>
              <table:table-cell office:value-type="float" office:value="1.482">
                <text:p>1.482</text:p>
              </table:table-cell>
              <table:table-cell office:value-type="float" office:value="86.211">
                <text:p>86.211</text:p>
              </table:table-cell>
              <table:table-cell office:value-type="float" office:value="1.372">
                <text:p>1.372</text:p>
              </table:table-cell>
              <table:table-cell office:value-type="float" office:value="1.498">
                <text:p>1.498</text:p>
              </table:table-cell>
              <table:table-cell office:value-type="float" office:value="1.113">
                <text:p>1.113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809">
                <text:p>0.809</text:p>
              </table:table-cell>
              <table:table-cell office:value-type="float" office:value="0.734">
                <text:p>0.734</text:p>
              </table:table-cell>
              <table:table-cell office:value-type="float" office:value="0.744">
                <text:p>0.744</text:p>
              </table:table-cell>
              <table:table-cell office:value-type="float" office:value="1.375">
                <text:p>1.375</text:p>
              </table:table-cell>
              <table:table-cell office:value-type="float" office:value="87.121">
                <text:p>87.121</text:p>
              </table:table-cell>
              <table:table-cell office:value-type="float" office:value="1.584">
                <text:p>1.584</text:p>
              </table:table-cell>
              <table:table-cell office:value-type="float" office:value="1.41">
                <text:p>1.41</text:p>
              </table:table-cell>
              <table:table-cell office:value-type="float" office:value="0.748">
                <text:p>0.748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0.832">
                <text:p>0.832</text:p>
              </table:table-cell>
              <table:table-cell office:value-type="float" office:value="0.846">
                <text:p>0.846</text:p>
              </table:table-cell>
              <table:table-cell office:value-type="float" office:value="0.731">
                <text:p>0.731</text:p>
              </table:table-cell>
              <table:table-cell office:value-type="float" office:value="88.679">
                <text:p>88.679</text:p>
              </table:table-cell>
              <table:table-cell office:value-type="float" office:value="1.259">
                <text:p>1.259</text:p>
              </table:table-cell>
              <table:table-cell office:value-type="float" office:value="1.302">
                <text:p>1.302</text:p>
              </table:table-cell>
              <table:table-cell office:value-type="float" office:value="0.729">
                <text:p>0.729</text:p>
              </table:table-cell>
              <table:table-cell office:value-type="float" office:value="0.736">
                <text:p>0.73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  <table:table-cell office:value-type="float" office:value="0.803">
                <text:p>0.803</text:p>
              </table:table-cell>
              <table:table-cell office:value-type="float" office:value="0.789">
                <text:p>0.789</text:p>
              </table:table-cell>
              <table:table-cell office:value-type="float" office:value="1.238">
                <text:p>1.238</text:p>
              </table:table-cell>
              <table:table-cell office:value-type="float" office:value="1.422">
                <text:p>1.422</text:p>
              </table:table-cell>
              <table:table-cell office:value-type="float" office:value="1.305">
                <text:p>1.305</text:p>
              </table:table-cell>
              <table:table-cell office:value-type="float" office:value="1.338">
                <text:p>1.338</text:p>
              </table:table-cell>
              <table:table-cell office:value-type="float" office:value="0.742">
                <text:p>0.742</text:p>
              </table:table-cell>
              <table:table-cell office:value-type="float" office:value="0.762">
                <text:p>0.76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36">
                <text:p>0.836</text:p>
              </table:table-cell>
              <table:table-cell office:value-type="float" office:value="0.832">
                <text:p>0.832</text:p>
              </table:table-cell>
              <table:table-cell office:value-type="float" office:value="0.884">
                <text:p>0.884</text:p>
              </table:table-cell>
              <table:table-cell office:value-type="float" office:value="86.336">
                <text:p>86.336</text:p>
              </table:table-cell>
              <table:table-cell office:value-type="float" office:value="89.931">
                <text:p>89.931</text:p>
              </table:table-cell>
              <table:table-cell office:value-type="float" office:value="1.497">
                <text:p>1.497</text:p>
              </table:table-cell>
              <table:table-cell office:value-type="float" office:value="1.515">
                <text:p>1.515</text:p>
              </table:table-cell>
              <table:table-cell office:value-type="float" office:value="0.72">
                <text:p>0.72</text:p>
              </table:table-cell>
              <table:table-cell office:value-type="float" office:value="0.787">
                <text:p>0.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55cm" svg:y="1.976cm" style:legend-expansion="custom" chartooo:width="9.133cm" chartooo:height="5.08cm" style:legend-expansion-aspect-ratio="1.79783464566929" chart:style-name="ch2"/>
        <chart:plot-area chart:style-name="ch3" table:cell-range-address="Sheet3.E8:Sheet3.X29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9:Sheet3.E29" chart:label-cell-address="Sheet3.E8:Sheet3.E8" chart:class="chart:line">
            <chart:data-point chart:repeated="21"/>
          </chart:series>
          <chart:series chart:style-name="ch7" chart:values-cell-range-address="Sheet3.F9:Sheet3.F29" chart:label-cell-address="Sheet3.F8:Sheet3.F8" chart:class="chart:line">
            <chart:data-point chart:repeated="21"/>
          </chart:series>
          <chart:series chart:style-name="ch8" chart:values-cell-range-address="Sheet3.G9:Sheet3.G29" chart:label-cell-address="Sheet3.G8:Sheet3.G8" chart:class="chart:line">
            <chart:data-point chart:repeated="21"/>
          </chart:series>
          <chart:series chart:style-name="ch9" chart:values-cell-range-address="Sheet3.H9:Sheet3.H29" chart:label-cell-address="Sheet3.H8:Sheet3.H8" chart:class="chart:line">
            <chart:data-point chart:repeated="21"/>
          </chart:series>
          <chart:series chart:style-name="ch10" chart:values-cell-range-address="Sheet3.I9:Sheet3.I29" chart:label-cell-address="Sheet3.I8:Sheet3.I8" chart:class="chart:line">
            <chart:data-point chart:repeated="21"/>
          </chart:series>
          <chart:series chart:style-name="ch11" chart:values-cell-range-address="Sheet3.J9:Sheet3.J29" chart:label-cell-address="Sheet3.J8:Sheet3.J8" chart:class="chart:line">
            <chart:data-point chart:repeated="21"/>
          </chart:series>
          <chart:series chart:style-name="ch12" chart:values-cell-range-address="Sheet3.K9:Sheet3.K29" chart:label-cell-address="Sheet3.K8:Sheet3.K8" chart:class="chart:line">
            <chart:data-point chart:repeated="21"/>
          </chart:series>
          <chart:series chart:style-name="ch13" chart:values-cell-range-address="Sheet3.L9:Sheet3.L29" chart:label-cell-address="Sheet3.L8:Sheet3.L8" chart:class="chart:line">
            <chart:data-point chart:repeated="21"/>
          </chart:series>
          <chart:series chart:style-name="ch14" chart:values-cell-range-address="Sheet3.M9:Sheet3.M29" chart:label-cell-address="Sheet3.M8:Sheet3.M8" chart:class="chart:line">
            <chart:data-point chart:repeated="21"/>
          </chart:series>
          <chart:series chart:style-name="ch15" chart:values-cell-range-address="Sheet3.N9:Sheet3.N29" chart:label-cell-address="Sheet3.N8:Sheet3.N8" chart:class="chart:line">
            <chart:data-point chart:repeated="21"/>
          </chart:series>
          <chart:series chart:style-name="ch16" chart:values-cell-range-address="Sheet3.O9:Sheet3.O29" chart:label-cell-address="Sheet3.O8:Sheet3.O8" chart:class="chart:line">
            <chart:data-point chart:repeated="21"/>
          </chart:series>
          <chart:series chart:style-name="ch17" chart:values-cell-range-address="Sheet3.P9:Sheet3.P29" chart:label-cell-address="Sheet3.P8:Sheet3.P8" chart:class="chart:line">
            <chart:data-point chart:repeated="21"/>
          </chart:series>
          <chart:series chart:style-name="ch18" chart:values-cell-range-address="Sheet3.Q9:Sheet3.Q29" chart:label-cell-address="Sheet3.Q8:Sheet3.Q8" chart:class="chart:line">
            <chart:data-point chart:repeated="21"/>
          </chart:series>
          <chart:series chart:style-name="ch19" chart:values-cell-range-address="Sheet3.R9:Sheet3.R29" chart:label-cell-address="Sheet3.R8:Sheet3.R8" chart:class="chart:line">
            <chart:data-point chart:repeated="21"/>
          </chart:series>
          <chart:series chart:style-name="ch20" chart:values-cell-range-address="Sheet3.S9:Sheet3.S29" chart:label-cell-address="Sheet3.S8:Sheet3.S8" chart:class="chart:line">
            <chart:data-point chart:repeated="21"/>
          </chart:series>
          <chart:series chart:style-name="ch21" chart:values-cell-range-address="Sheet3.T9:Sheet3.T29" chart:label-cell-address="Sheet3.T8:Sheet3.T8" chart:class="chart:line">
            <chart:data-point chart:repeated="21"/>
          </chart:series>
          <chart:series chart:style-name="ch22" chart:values-cell-range-address="Sheet3.U9:Sheet3.U29" chart:label-cell-address="Sheet3.U8:Sheet3.U8" chart:class="chart:line">
            <chart:data-point chart:repeated="21"/>
          </chart:series>
          <chart:series chart:style-name="ch23" chart:values-cell-range-address="Sheet3.V9:Sheet3.V29" chart:label-cell-address="Sheet3.V8:Sheet3.V8" chart:class="chart:line">
            <chart:data-point chart:repeated="21"/>
          </chart:series>
          <chart:series chart:style-name="ch24" chart:values-cell-range-address="Sheet3.W9:Sheet3.W29" chart:label-cell-address="Sheet3.W8:Sheet3.W8" chart:class="chart:line">
            <chart:data-point chart:repeated="21"/>
          </chart:series>
          <chart:series chart:style-name="ch25" chart:values-cell-range-address="Sheet3.X9:Sheet3.X29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06">
                <text:p>0.027706</text:p>
                <draw:g>
                  <svg:desc>Sheet3.E9:Sheet3.E29</svg:desc>
                </draw:g>
              </table:table-cell>
              <table:table-cell office:value-type="float" office:value="0.027817">
                <text:p>0.027817</text:p>
                <draw:g>
                  <svg:desc>Sheet3.F9:Sheet3.F29</svg:desc>
                </draw:g>
              </table:table-cell>
              <table:table-cell office:value-type="float" office:value="0.031538">
                <text:p>0.031538</text:p>
                <draw:g>
                  <svg:desc>Sheet3.G9:Sheet3.G29</svg:desc>
                </draw:g>
              </table:table-cell>
              <table:table-cell office:value-type="float" office:value="0.027772">
                <text:p>0.027772</text:p>
                <draw:g>
                  <svg:desc>Sheet3.H9:Sheet3.H29</svg:desc>
                </draw:g>
              </table:table-cell>
              <table:table-cell office:value-type="float" office:value="0.028226">
                <text:p>0.028226</text:p>
                <draw:g>
                  <svg:desc>Sheet3.I9:Sheet3.I29</svg:desc>
                </draw:g>
              </table:table-cell>
              <table:table-cell office:value-type="float" office:value="0.002225">
                <text:p>0.002225</text:p>
                <draw:g>
                  <svg:desc>Sheet3.J9:Sheet3.J29</svg:desc>
                </draw:g>
              </table:table-cell>
              <table:table-cell office:value-type="float" office:value="0.002227">
                <text:p>0.002227</text:p>
                <draw:g>
                  <svg:desc>Sheet3.K9:Sheet3.K29</svg:desc>
                </draw:g>
              </table:table-cell>
              <table:table-cell office:value-type="float" office:value="0.002144">
                <text:p>0.002144</text:p>
                <draw:g>
                  <svg:desc>Sheet3.L9:Sheet3.L29</svg:desc>
                </draw:g>
              </table:table-cell>
              <table:table-cell office:value-type="float" office:value="0.00282">
                <text:p>0.00282</text:p>
                <draw:g>
                  <svg:desc>Sheet3.M9:Sheet3.M29</svg:desc>
                </draw:g>
              </table:table-cell>
              <table:table-cell office:value-type="float" office:value="0.002643">
                <text:p>0.002643</text:p>
                <draw:g>
                  <svg:desc>Sheet3.N9:Sheet3.N29</svg:desc>
                </draw:g>
              </table:table-cell>
              <table:table-cell office:value-type="float" office:value="0.089785">
                <text:p>0.089785</text:p>
                <draw:g>
                  <svg:desc>Sheet3.O9:Sheet3.O29</svg:desc>
                </draw:g>
              </table:table-cell>
              <table:table-cell office:value-type="float" office:value="0.089844">
                <text:p>0.089844</text:p>
                <draw:g>
                  <svg:desc>Sheet3.P9:Sheet3.P29</svg:desc>
                </draw:g>
              </table:table-cell>
              <table:table-cell office:value-type="float" office:value="0.084746">
                <text:p>0.084746</text:p>
                <draw:g>
                  <svg:desc>Sheet3.Q9:Sheet3.Q29</svg:desc>
                </draw:g>
              </table:table-cell>
              <table:table-cell office:value-type="float" office:value="0.096716">
                <text:p>0.096716</text:p>
                <draw:g>
                  <svg:desc>Sheet3.R9:Sheet3.R29</svg:desc>
                </draw:g>
              </table:table-cell>
              <table:table-cell office:value-type="float" office:value="0.096956">
                <text:p>0.096956</text:p>
                <draw:g>
                  <svg:desc>Sheet3.S9:Sheet3.S29</svg:desc>
                </draw:g>
              </table:table-cell>
              <table:table-cell office:value-type="float" office:value="0.000481">
                <text:p>0.000481</text:p>
                <draw:g>
                  <svg:desc>Sheet3.T9:Sheet3.T29</svg:desc>
                </draw:g>
              </table:table-cell>
              <table:table-cell office:value-type="float" office:value="0.000637">
                <text:p>0.000637</text:p>
                <draw:g>
                  <svg:desc>Sheet3.U9:Sheet3.U29</svg:desc>
                </draw:g>
              </table:table-cell>
              <table:table-cell office:value-type="float" office:value="0.000688">
                <text:p>0.000688</text:p>
                <draw:g>
                  <svg:desc>Sheet3.V9:Sheet3.V29</svg:desc>
                </draw:g>
              </table:table-cell>
              <table:table-cell office:value-type="float" office:value="0.000718">
                <text:p>0.000718</text:p>
                <draw:g>
                  <svg:desc>Sheet3.W9:Sheet3.W29</svg:desc>
                </draw:g>
              </table:table-cell>
              <table:table-cell office:value-type="float" office:value="0.000383">
                <text:p>0.000383</text:p>
                <draw:g>
                  <svg:desc>Sheet3.X9:Sheet3.X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269">
                <text:p>0.03269</text:p>
              </table:table-cell>
              <table:table-cell office:value-type="float" office:value="0.029218">
                <text:p>0.029218</text:p>
              </table:table-cell>
              <table:table-cell office:value-type="float" office:value="0.028391">
                <text:p>0.028391</text:p>
              </table:table-cell>
              <table:table-cell office:value-type="float" office:value="0.294907">
                <text:p>0.294907</text:p>
              </table:table-cell>
              <table:table-cell office:value-type="float" office:value="0.039633">
                <text:p>0.039633</text:p>
              </table:table-cell>
              <table:table-cell office:value-type="float" office:value="0.000663">
                <text:p>0.000663</text:p>
              </table:table-cell>
              <table:table-cell office:value-type="float" office:value="0.000729">
                <text:p>0.000729</text:p>
              </table:table-cell>
              <table:table-cell office:value-type="float" office:value="NaN">
                <text:p>NaN</text:p>
              </table:table-cell>
              <table:table-cell office:value-type="float" office:value="0.000709">
                <text:p>0.000709</text:p>
              </table:table-cell>
              <table:table-cell office:value-type="float" office:value="0.00061">
                <text:p>0.00061</text:p>
              </table:table-cell>
              <table:table-cell office:value-type="float" office:value="0.001445">
                <text:p>0.001445</text:p>
              </table:table-cell>
              <table:table-cell office:value-type="float" office:value="0.001389">
                <text:p>0.001389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52">
                <text:p>0.001152</text:p>
              </table:table-cell>
              <table:table-cell office:value-type="float" office:value="0.00124">
                <text:p>0.00124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876">
                <text:p>0.028876</text:p>
              </table:table-cell>
              <table:table-cell office:value-type="float" office:value="0.031049">
                <text:p>0.031049</text:p>
              </table:table-cell>
              <table:table-cell office:value-type="float" office:value="0.02387">
                <text:p>0.02387</text:p>
              </table:table-cell>
              <table:table-cell office:value-type="float" office:value="0.170337">
                <text:p>0.170337</text:p>
              </table:table-cell>
              <table:table-cell office:value-type="float" office:value="0.029533">
                <text:p>0.029533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623">
                <text:p>0.000623</text:p>
              </table:table-cell>
              <table:table-cell office:value-type="float" office:value="0.094824">
                <text:p>0.094824</text:p>
              </table:table-cell>
              <table:table-cell office:value-type="float" office:value="0.096221">
                <text:p>0.096221</text:p>
              </table:table-cell>
              <table:table-cell office:value-type="float" office:value="0.1015">
                <text:p>0.1015</text:p>
              </table:table-cell>
              <table:table-cell office:value-type="float" office:value="0.095948">
                <text:p>0.095948</text:p>
              </table:table-cell>
              <table:table-cell office:value-type="float" office:value="0.095833">
                <text:p>0.095833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606">
                <text:p>0.000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808">
                <text:p>0.026808</text:p>
              </table:table-cell>
              <table:table-cell office:value-type="float" office:value="0.034924">
                <text:p>0.034924</text:p>
              </table:table-cell>
              <table:table-cell office:value-type="float" office:value="0.029053">
                <text:p>0.029053</text:p>
              </table:table-cell>
              <table:table-cell office:value-type="float" office:value="0.027349">
                <text:p>0.027349</text:p>
              </table:table-cell>
              <table:table-cell office:value-type="float" office:value="0.027443">
                <text:p>0.027443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645">
                <text:p>0.00064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1165">
                <text:p>0.001165</text:p>
              </table:table-cell>
              <table:table-cell office:value-type="float" office:value="0.001169">
                <text:p>0.001169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386">
                <text:p>0.000386</text:p>
              </table:table-cell>
              <table:table-cell office:value-type="float" office:value="0.000614">
                <text:p>0.000614</text:p>
              </table:table-cell>
              <table:table-cell office:value-type="float" office:value="0.00066">
                <text:p>0.00066</text:p>
              </table:table-cell>
              <table:table-cell office:value-type="float" office:value="0.000466">
                <text:p>0.000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469">
                <text:p>0.028469</text:p>
              </table:table-cell>
              <table:table-cell office:value-type="float" office:value="0.028274">
                <text:p>0.028274</text:p>
              </table:table-cell>
              <table:table-cell office:value-type="float" office:value="0.031023">
                <text:p>0.031023</text:p>
              </table:table-cell>
              <table:table-cell office:value-type="float" office:value="0.047451">
                <text:p>0.047451</text:p>
              </table:table-cell>
              <table:table-cell office:value-type="float" office:value="0.032379">
                <text:p>0.032379</text:p>
              </table:table-cell>
              <table:table-cell office:value-type="float" office:value="0.00068">
                <text:p>0.00068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398">
                <text:p>0.00039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92">
                <text:p>0.000492</text:p>
              </table:table-cell>
              <table:table-cell office:value-type="float" office:value="0.094857">
                <text:p>0.094857</text:p>
              </table:table-cell>
              <table:table-cell office:value-type="float" office:value="0.094582">
                <text:p>0.094582</text:p>
              </table:table-cell>
              <table:table-cell office:value-type="float" office:value="0.095905">
                <text:p>0.095905</text:p>
              </table:table-cell>
              <table:table-cell office:value-type="float" office:value="0.096644">
                <text:p>0.096644</text:p>
              </table:table-cell>
              <table:table-cell office:value-type="float" office:value="0.0887">
                <text:p>0.0887</text:p>
              </table:table-cell>
              <table:table-cell office:value-type="float" office:value="0.000728">
                <text:p>0.000728</text:p>
              </table:table-cell>
              <table:table-cell office:value-type="float" office:value="0.000509">
                <text:p>0.000509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503">
                <text:p>0.000503</text:p>
              </table:table-cell>
              <table:table-cell office:value-type="float" office:value="0.000653">
                <text:p>0.000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924">
                <text:p>0.027924</text:p>
              </table:table-cell>
              <table:table-cell office:value-type="float" office:value="0.037465">
                <text:p>0.037465</text:p>
              </table:table-cell>
              <table:table-cell office:value-type="float" office:value="0.027352">
                <text:p>0.027352</text:p>
              </table:table-cell>
              <table:table-cell office:value-type="float" office:value="0.029629">
                <text:p>0.029629</text:p>
              </table:table-cell>
              <table:table-cell office:value-type="float" office:value="0.02903">
                <text:p>0.02903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633">
                <text:p>0.000633</text:p>
              </table:table-cell>
              <table:table-cell office:value-type="float" office:value="0.018136">
                <text:p>0.018136</text:p>
              </table:table-cell>
              <table:table-cell office:value-type="float" office:value="0.018174">
                <text:p>0.018174</text:p>
              </table:table-cell>
              <table:table-cell office:value-type="float" office:value="0.018169">
                <text:p>0.018169</text:p>
              </table:table-cell>
              <table:table-cell office:value-type="float" office:value="0.01808">
                <text:p>0.01808</text:p>
              </table:table-cell>
              <table:table-cell office:value-type="float" office:value="0.018152">
                <text:p>0.018152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552">
                <text:p>0.027552</text:p>
              </table:table-cell>
              <table:table-cell office:value-type="float" office:value="0.02902">
                <text:p>0.02902</text:p>
              </table:table-cell>
              <table:table-cell office:value-type="float" office:value="0.03017">
                <text:p>0.03017</text:p>
              </table:table-cell>
              <table:table-cell office:value-type="float" office:value="0.038418">
                <text:p>0.038418</text:p>
              </table:table-cell>
              <table:table-cell office:value-type="float" office:value="0.032346">
                <text:p>0.032346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885">
                <text:p>0.000885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84">
                <text:p>0.000684</text:p>
              </table:table-cell>
              <table:table-cell office:value-type="float" office:value="0.018095">
                <text:p>0.018095</text:p>
              </table:table-cell>
              <table:table-cell office:value-type="float" office:value="0.0181">
                <text:p>0.0181</text:p>
              </table:table-cell>
              <table:table-cell office:value-type="float" office:value="0.018159">
                <text:p>0.018159</text:p>
              </table:table-cell>
              <table:table-cell office:value-type="float" office:value="0.01818">
                <text:p>0.01818</text:p>
              </table:table-cell>
              <table:table-cell office:value-type="float" office:value="0.018113">
                <text:p>0.018113</text:p>
              </table:table-cell>
              <table:table-cell office:value-type="float" office:value="0.001373">
                <text:p>0.001373</text:p>
              </table:table-cell>
              <table:table-cell office:value-type="float" office:value="NaN">
                <text:p>NaN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22">
                <text:p>0.001422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92">
                <text:p>0.028692</text:p>
              </table:table-cell>
              <table:table-cell office:value-type="float" office:value="0.042826">
                <text:p>0.042826</text:p>
              </table:table-cell>
              <table:table-cell office:value-type="float" office:value="0.031439">
                <text:p>0.031439</text:p>
              </table:table-cell>
              <table:table-cell office:value-type="float" office:value="0.033126">
                <text:p>0.033126</text:p>
              </table:table-cell>
              <table:table-cell office:value-type="float" office:value="0.028647">
                <text:p>0.028647</text:p>
              </table:table-cell>
              <table:table-cell office:value-type="float" office:value="0.000719">
                <text:p>0.00071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434">
                <text:p>0.000434</text:p>
              </table:table-cell>
              <table:table-cell office:value-type="float" office:value="0.000689">
                <text:p>0.000689</text:p>
              </table:table-cell>
              <table:table-cell office:value-type="float" office:value="0.001234">
                <text:p>0.001234</text:p>
              </table:table-cell>
              <table:table-cell office:value-type="float" office:value="0.001196">
                <text:p>0.001196</text:p>
              </table:table-cell>
              <table:table-cell office:value-type="float" office:value="NaN">
                <text:p>NaN</text:p>
              </table:table-cell>
              <table:table-cell office:value-type="float" office:value="0.001265">
                <text:p>0.001265</text:p>
              </table:table-cell>
              <table:table-cell office:value-type="float" office:value="0.001155">
                <text:p>0.001155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88">
                <text:p>0.000688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875">
                <text:p>0.042875</text:p>
              </table:table-cell>
              <table:table-cell office:value-type="float" office:value="0.038002">
                <text:p>0.038002</text:p>
              </table:table-cell>
              <table:table-cell office:value-type="float" office:value="0.038616">
                <text:p>0.038616</text:p>
              </table:table-cell>
              <table:table-cell office:value-type="float" office:value="0.003722">
                <text:p>0.003722</text:p>
              </table:table-cell>
              <table:table-cell office:value-type="float" office:value="0.031562">
                <text:p>0.031562</text:p>
              </table:table-cell>
              <table:table-cell office:value-type="float" office:value="NaN">
                <text:p>NaN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583">
                <text:p>0.000583</text:p>
              </table:table-cell>
              <table:table-cell office:value-type="float" office:value="0.001484">
                <text:p>0.00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5">
                <text:p>0.001205</text:p>
              </table:table-cell>
              <table:table-cell office:value-type="float" office:value="0.001396">
                <text:p>0.001396</text:p>
              </table:table-cell>
              <table:table-cell office:value-type="float" office:value="0.000401">
                <text:p>0.000401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5">
                <text:p>0.00073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16">
                <text:p>0.032716</text:p>
              </table:table-cell>
              <table:table-cell office:value-type="float" office:value="0.034018">
                <text:p>0.034018</text:p>
              </table:table-cell>
              <table:table-cell office:value-type="float" office:value="0.050533">
                <text:p>0.050533</text:p>
              </table:table-cell>
              <table:table-cell office:value-type="float" office:value="0.038122">
                <text:p>0.038122</text:p>
              </table:table-cell>
              <table:table-cell office:value-type="float" office:value="0.037912">
                <text:p>0.037912</text:p>
              </table:table-cell>
              <table:table-cell office:value-type="float" office:value="0.000695">
                <text:p>0.000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3">
                <text:p>0.000693</text:p>
              </table:table-cell>
              <table:table-cell office:value-type="float" office:value="0.089805">
                <text:p>0.089805</text:p>
              </table:table-cell>
              <table:table-cell office:value-type="float" office:value="0.088492">
                <text:p>0.088492</text:p>
              </table:table-cell>
              <table:table-cell office:value-type="float" office:value="0.087093">
                <text:p>0.087093</text:p>
              </table:table-cell>
              <table:table-cell office:value-type="float" office:value="0.087049">
                <text:p>0.087049</text:p>
              </table:table-cell>
              <table:table-cell office:value-type="float" office:value="0.089787">
                <text:p>0.089787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17">
                <text:p>0.000717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744">
                <text:p>0.000744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29611">
                <text:p>0.029611</text:p>
              </table:table-cell>
              <table:table-cell office:value-type="float" office:value="0.029311">
                <text:p>0.029311</text:p>
              </table:table-cell>
              <table:table-cell office:value-type="float" office:value="0.030628">
                <text:p>0.030628</text:p>
              </table:table-cell>
              <table:table-cell office:value-type="float" office:value="0.030432">
                <text:p>0.030432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366">
                <text:p>0.000366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699">
                <text:p>0.00069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166">
                <text:p>0.001166</text:p>
              </table:table-cell>
              <table:table-cell office:value-type="float" office:value="0.001148">
                <text:p>0.001148</text:p>
              </table:table-cell>
              <table:table-cell office:value-type="float" office:value="0.001373">
                <text:p>0.001373</text:p>
              </table:table-cell>
              <table:table-cell office:value-type="float" office:value="0.001432">
                <text:p>0.001432</text:p>
              </table:table-cell>
              <table:table-cell office:value-type="float" office:value="0.001162">
                <text:p>0.001162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449">
                <text:p>0.001449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95">
                <text:p>0.02795</text:p>
              </table:table-cell>
              <table:table-cell office:value-type="float" office:value="0.028715">
                <text:p>0.028715</text:p>
              </table:table-cell>
              <table:table-cell office:value-type="float" office:value="0.026743">
                <text:p>0.026743</text:p>
              </table:table-cell>
              <table:table-cell office:value-type="float" office:value="0.027875">
                <text:p>0.027875</text:p>
              </table:table-cell>
              <table:table-cell office:value-type="float" office:value="0.032964">
                <text:p>0.0329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7">
                <text:p>0.000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64">
                <text:p>0.000664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181">
                <text:p>0.001181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468">
                <text:p>0.001468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622">
                <text:p>0.0016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084">
                <text:p>0.027084</text:p>
              </table:table-cell>
              <table:table-cell office:value-type="float" office:value="0.027436">
                <text:p>0.027436</text:p>
              </table:table-cell>
              <table:table-cell office:value-type="float" office:value="0.035335">
                <text:p>0.035335</text:p>
              </table:table-cell>
              <table:table-cell office:value-type="float" office:value="0.0294">
                <text:p>0.0294</text:p>
              </table:table-cell>
              <table:table-cell office:value-type="float" office:value="0.029311">
                <text:p>0.029311</text:p>
              </table:table-cell>
              <table:table-cell office:value-type="float" office:value="0.000654">
                <text:p>0.00065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442">
                <text:p>0.000442</text:p>
              </table:table-cell>
              <table:table-cell office:value-type="float" office:value="0.000723">
                <text:p>0.00072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1344">
                <text:p>0.001344</text:p>
              </table:table-cell>
              <table:table-cell office:value-type="float" office:value="NaN">
                <text:p>NaN</text:p>
              </table:table-cell>
              <table:table-cell office:value-type="float" office:value="0.001136">
                <text:p>0.001136</text:p>
              </table:table-cell>
              <table:table-cell office:value-type="float" office:value="0.001223">
                <text:p>0.001223</text:p>
              </table:table-cell>
              <table:table-cell office:value-type="float" office:value="0.00113">
                <text:p>0.00113</text:p>
              </table:table-cell>
              <table:table-cell office:value-type="float" office:value="0.0006">
                <text:p>0.000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74">
                <text:p>0.000674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437">
                <text:p>0.00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58">
                <text:p>0.02858</text:p>
              </table:table-cell>
              <table:table-cell office:value-type="float" office:value="0.028211">
                <text:p>0.028211</text:p>
              </table:table-cell>
              <table:table-cell office:value-type="float" office:value="0.027332">
                <text:p>0.027332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468">
                <text:p>0.029468</text:p>
              </table:table-cell>
              <table:table-cell office:value-type="float" office:value="0.000498">
                <text:p>0.000498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701">
                <text:p>0.000701</text:p>
              </table:table-cell>
              <table:table-cell office:value-type="float" office:value="0.00067">
                <text:p>0.00067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249">
                <text:p>0.001249</text:p>
              </table:table-cell>
              <table:table-cell office:value-type="float" office:value="0.00143">
                <text:p>0.00143</text:p>
              </table:table-cell>
              <table:table-cell office:value-type="float" office:value="0.00149">
                <text:p>0.00149</text:p>
              </table:table-cell>
              <table:table-cell office:value-type="float" office:value="0.00139">
                <text:p>0.00139</text:p>
              </table:table-cell>
              <table:table-cell office:value-type="float" office:value="0.001452">
                <text:p>0.001452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088">
                <text:p>0.027088</text:p>
              </table:table-cell>
              <table:table-cell office:value-type="float" office:value="0.044574">
                <text:p>0.04457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8462">
                <text:p>0.028462</text:p>
              </table:table-cell>
              <table:table-cell office:value-type="float" office:value="0.029435">
                <text:p>0.029435</text:p>
              </table:table-cell>
              <table:table-cell office:value-type="float" office:value="0.000647">
                <text:p>0.000647</text:p>
              </table:table-cell>
              <table:table-cell office:value-type="float" office:value="0.000467">
                <text:p>0.000467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23">
                <text:p>0.000623</text:p>
              </table:table-cell>
              <table:table-cell office:value-type="float" office:value="0.08955">
                <text:p>0.08955</text:p>
              </table:table-cell>
              <table:table-cell office:value-type="float" office:value="NaN">
                <text:p>NaN</text:p>
              </table:table-cell>
              <table:table-cell office:value-type="float" office:value="0.085472">
                <text:p>0.085472</text:p>
              </table:table-cell>
              <table:table-cell office:value-type="float" office:value="0.085635">
                <text:p>0.085635</text:p>
              </table:table-cell>
              <table:table-cell office:value-type="float" office:value="0.086608">
                <text:p>0.086608</text:p>
              </table:table-cell>
              <table:table-cell office:value-type="float" office:value="0.00138">
                <text:p>0.00138</text:p>
              </table:table-cell>
              <table:table-cell office:value-type="float" office:value="0.00118">
                <text:p>0.00118</text:p>
              </table:table-cell>
              <table:table-cell office:value-type="float" office:value="0.00147">
                <text:p>0.00147</text:p>
              </table:table-cell>
              <table:table-cell office:value-type="float" office:value="0.001495">
                <text:p>0.00149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96">
                <text:p>0.031296</text:p>
              </table:table-cell>
              <table:table-cell office:value-type="float" office:value="0.030355">
                <text:p>0.030355</text:p>
              </table:table-cell>
              <table:table-cell office:value-type="float" office:value="0.031836">
                <text:p>0.031836</text:p>
              </table:table-cell>
              <table:table-cell office:value-type="float" office:value="0.027551">
                <text:p>0.027551</text:p>
              </table:table-cell>
              <table:table-cell office:value-type="float" office:value="0.027298">
                <text:p>0.027298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795">
                <text:p>0.00079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62">
                <text:p>0.000662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159">
                <text:p>0.001159</text:p>
              </table:table-cell>
              <table:table-cell office:value-type="float" office:value="0.001207">
                <text:p>0.001207</text:p>
              </table:table-cell>
              <table:table-cell office:value-type="float" office:value="0.001201">
                <text:p>0.001201</text:p>
              </table:table-cell>
              <table:table-cell office:value-type="float" office:value="0.001122">
                <text:p>0.001122</text:p>
              </table:table-cell>
              <table:table-cell office:value-type="float" office:value="0.001448">
                <text:p>0.001448</text:p>
              </table:table-cell>
              <table:table-cell office:value-type="float" office:value="0.001325">
                <text:p>0.001325</text:p>
              </table:table-cell>
              <table:table-cell office:value-type="float" office:value="0.001191">
                <text:p>0.001191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962">
                <text:p>0.031962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446">
                <text:p>0.028446</text:p>
              </table:table-cell>
              <table:table-cell office:value-type="float" office:value="0.027444">
                <text:p>0.027444</text:p>
              </table:table-cell>
              <table:table-cell office:value-type="float" office:value="0.028013">
                <text:p>0.028013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78">
                <text:p>0.00078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1382">
                <text:p>0.001382</text:p>
              </table:table-cell>
              <table:table-cell office:value-type="float" office:value="0.000927">
                <text:p>0.000927</text:p>
              </table:table-cell>
              <table:table-cell office:value-type="float" office:value="0.001094">
                <text:p>0.001094</text:p>
              </table:table-cell>
              <table:table-cell office:value-type="float" office:value="0.001246">
                <text:p>0.001246</text:p>
              </table:table-cell>
              <table:table-cell office:value-type="float" office:value="0.001381">
                <text:p>0.001381</text:p>
              </table:table-cell>
              <table:table-cell office:value-type="float" office:value="0.001384">
                <text:p>0.001384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316">
                <text:p>0.00131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">
                <text:p>0.001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341">
                <text:p>0.02934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133">
                <text:p>0.029133</text:p>
              </table:table-cell>
              <table:table-cell office:value-type="float" office:value="0.056176">
                <text:p>0.056176</text:p>
              </table:table-cell>
              <table:table-cell office:value-type="float" office:value="0.000648">
                <text:p>0.000648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1361">
                <text:p>0.001361</text:p>
              </table:table-cell>
              <table:table-cell office:value-type="float" office:value="0.000995">
                <text:p>0.000995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1423">
                <text:p>0.001423</text:p>
              </table:table-cell>
              <table:table-cell office:value-type="float" office:value="0.001464">
                <text:p>0.001464</text:p>
              </table:table-cell>
              <table:table-cell office:value-type="float" office:value="0.001475">
                <text:p>0.001475</text:p>
              </table:table-cell>
              <table:table-cell office:value-type="float" office:value="0.001229">
                <text:p>0.001229</text:p>
              </table:table-cell>
              <table:table-cell office:value-type="float" office:value="0.001237">
                <text:p>0.001237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537">
                <text:p>0.306537</text:p>
              </table:table-cell>
              <table:table-cell office:value-type="float" office:value="0.030743">
                <text:p>0.030743</text:p>
              </table:table-cell>
              <table:table-cell office:value-type="float" office:value="0.027346">
                <text:p>0.027346</text:p>
              </table:table-cell>
              <table:table-cell office:value-type="float" office:value="0.02933">
                <text:p>0.02933</text:p>
              </table:table-cell>
              <table:table-cell office:value-type="float" office:value="0.028819">
                <text:p>0.028819</text:p>
              </table:table-cell>
              <table:table-cell office:value-type="float" office:value="0.000585">
                <text:p>0.000585</text:p>
              </table:table-cell>
              <table:table-cell office:value-type="float" office:value="0.000693">
                <text:p>0.000693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57">
                <text:p>0.00057</text:p>
              </table:table-cell>
              <table:table-cell office:value-type="float" office:value="0.000687">
                <text:p>0.000687</text:p>
              </table:table-cell>
              <table:table-cell office:value-type="float" office:value="0.086742">
                <text:p>0.086742</text:p>
              </table:table-cell>
              <table:table-cell office:value-type="float" office:value="0.086191">
                <text:p>0.086191</text:p>
              </table:table-cell>
              <table:table-cell office:value-type="float" office:value="0.08847">
                <text:p>0.08847</text:p>
              </table:table-cell>
              <table:table-cell office:value-type="float" office:value="0.089591">
                <text:p>0.089591</text:p>
              </table:table-cell>
              <table:table-cell office:value-type="float" office:value="0.089562">
                <text:p>0.089562</text:p>
              </table:table-cell>
              <table:table-cell office:value-type="float" office:value="0.000479">
                <text:p>0.00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721">
                <text:p>0.035721</text:p>
              </table:table-cell>
              <table:table-cell office:value-type="float" office:value="0.031326">
                <text:p>0.031326</text:p>
              </table:table-cell>
              <table:table-cell office:value-type="float" office:value="0.033737">
                <text:p>0.033737</text:p>
              </table:table-cell>
              <table:table-cell office:value-type="float" office:value="0.028062">
                <text:p>0.028062</text:p>
              </table:table-cell>
              <table:table-cell office:value-type="float" office:value="0.030577">
                <text:p>0.030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">
                <text:p>0.0004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179">
                <text:p>0.001179</text:p>
              </table:table-cell>
              <table:table-cell office:value-type="float" office:value="0.001242">
                <text:p>0.001242</text:p>
              </table:table-cell>
              <table:table-cell office:value-type="float" office:value="0.001184">
                <text:p>0.001184</text:p>
              </table:table-cell>
              <table:table-cell office:value-type="float" office:value="0.001243">
                <text:p>0.0012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642">
                <text:p>0.000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2236">
                <text:p>0.032236</text:p>
              </table:table-cell>
              <table:table-cell office:value-type="float" office:value="0.02886">
                <text:p>0.02886</text:p>
              </table:table-cell>
              <table:table-cell office:value-type="float" office:value="0.026942">
                <text:p>0.026942</text:p>
              </table:table-cell>
              <table:table-cell office:value-type="float" office:value="0.02958">
                <text:p>0.02958</text:p>
              </table:table-cell>
              <table:table-cell office:value-type="float" office:value="0.028993">
                <text:p>0.028993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58">
                <text:p>0.000658</text:p>
              </table:table-cell>
              <table:table-cell office:value-type="float" office:value="0.000587">
                <text:p>0.000587</text:p>
              </table:table-cell>
              <table:table-cell office:value-type="float" office:value="0.000546">
                <text:p>0.000546</text:p>
              </table:table-cell>
              <table:table-cell office:value-type="float" office:value="0.000745">
                <text:p>0.000745</text:p>
              </table:table-cell>
              <table:table-cell office:value-type="float" office:value="0.085894">
                <text:p>0.085894</text:p>
              </table:table-cell>
              <table:table-cell office:value-type="float" office:value="0.086186">
                <text:p>0.086186</text:p>
              </table:table-cell>
              <table:table-cell office:value-type="float" office:value="0.08666">
                <text:p>0.08666</text:p>
              </table:table-cell>
              <table:table-cell office:value-type="float" office:value="0.089746">
                <text:p>0.089746</text:p>
              </table:table-cell>
              <table:table-cell office:value-type="float" office:value="0.087166">
                <text:p>0.087166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369">
                <text:p>0.001369</text:p>
              </table:table-cell>
              <table:table-cell office:value-type="float" office:value="0.001453">
                <text:p>0.00145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148">
                <text:p>0.00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3.E8:Sheet3.X8 Sheet3.E65:Sheet3.X85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65:Sheet3.E85" chart:label-cell-address="Sheet3.E8:Sheet3.E8" chart:class="chart:line">
            <chart:data-point chart:repeated="21"/>
          </chart:series>
          <chart:series chart:style-name="ch7" chart:values-cell-range-address="Sheet3.F65:Sheet3.F85" chart:label-cell-address="Sheet3.F8:Sheet3.F8" chart:class="chart:line">
            <chart:data-point chart:repeated="21"/>
          </chart:series>
          <chart:series chart:style-name="ch8" chart:values-cell-range-address="Sheet3.G65:Sheet3.G85" chart:label-cell-address="Sheet3.G8:Sheet3.G8" chart:class="chart:line">
            <chart:data-point chart:repeated="21"/>
          </chart:series>
          <chart:series chart:style-name="ch9" chart:values-cell-range-address="Sheet3.H65:Sheet3.H85" chart:label-cell-address="Sheet3.H8:Sheet3.H8" chart:class="chart:line">
            <chart:data-point chart:repeated="21"/>
          </chart:series>
          <chart:series chart:style-name="ch10" chart:values-cell-range-address="Sheet3.I65:Sheet3.I85" chart:label-cell-address="Sheet3.I8:Sheet3.I8" chart:class="chart:line">
            <chart:data-point chart:repeated="21"/>
          </chart:series>
          <chart:series chart:style-name="ch11" chart:values-cell-range-address="Sheet3.J65:Sheet3.J85" chart:label-cell-address="Sheet3.J8:Sheet3.J8" chart:class="chart:line">
            <chart:data-point chart:repeated="21"/>
          </chart:series>
          <chart:series chart:style-name="ch12" chart:values-cell-range-address="Sheet3.K65:Sheet3.K85" chart:label-cell-address="Sheet3.K8:Sheet3.K8" chart:class="chart:line">
            <chart:data-point chart:repeated="21"/>
          </chart:series>
          <chart:series chart:style-name="ch13" chart:values-cell-range-address="Sheet3.L65:Sheet3.L85" chart:label-cell-address="Sheet3.L8:Sheet3.L8" chart:class="chart:line">
            <chart:data-point chart:repeated="21"/>
          </chart:series>
          <chart:series chart:style-name="ch14" chart:values-cell-range-address="Sheet3.M65:Sheet3.M85" chart:label-cell-address="Sheet3.M8:Sheet3.M8" chart:class="chart:line">
            <chart:data-point chart:repeated="21"/>
          </chart:series>
          <chart:series chart:style-name="ch15" chart:values-cell-range-address="Sheet3.N65:Sheet3.N85" chart:label-cell-address="Sheet3.N8:Sheet3.N8" chart:class="chart:line">
            <chart:data-point chart:repeated="21"/>
          </chart:series>
          <chart:series chart:style-name="ch16" chart:values-cell-range-address="Sheet3.O65:Sheet3.O85" chart:label-cell-address="Sheet3.O8:Sheet3.O8" chart:class="chart:line">
            <chart:data-point chart:repeated="21"/>
          </chart:series>
          <chart:series chart:style-name="ch17" chart:values-cell-range-address="Sheet3.P65:Sheet3.P85" chart:label-cell-address="Sheet3.P8:Sheet3.P8" chart:class="chart:line">
            <chart:data-point chart:repeated="21"/>
          </chart:series>
          <chart:series chart:style-name="ch18" chart:values-cell-range-address="Sheet3.Q65:Sheet3.Q85" chart:label-cell-address="Sheet3.Q8:Sheet3.Q8" chart:class="chart:line">
            <chart:data-point chart:repeated="21"/>
          </chart:series>
          <chart:series chart:style-name="ch19" chart:values-cell-range-address="Sheet3.R65:Sheet3.R85" chart:label-cell-address="Sheet3.R8:Sheet3.R8" chart:class="chart:line">
            <chart:data-point chart:repeated="21"/>
          </chart:series>
          <chart:series chart:style-name="ch20" chart:values-cell-range-address="Sheet3.S65:Sheet3.S85" chart:label-cell-address="Sheet3.S8:Sheet3.S8" chart:class="chart:line">
            <chart:data-point chart:repeated="21"/>
          </chart:series>
          <chart:series chart:style-name="ch21" chart:values-cell-range-address="Sheet3.T65:Sheet3.T85" chart:label-cell-address="Sheet3.T8:Sheet3.T8" chart:class="chart:line">
            <chart:data-point chart:repeated="21"/>
          </chart:series>
          <chart:series chart:style-name="ch22" chart:values-cell-range-address="Sheet3.U65:Sheet3.U85" chart:label-cell-address="Sheet3.U8:Sheet3.U8" chart:class="chart:line">
            <chart:data-point chart:repeated="21"/>
          </chart:series>
          <chart:series chart:style-name="ch23" chart:values-cell-range-address="Sheet3.V65:Sheet3.V85" chart:label-cell-address="Sheet3.V8:Sheet3.V8" chart:class="chart:line">
            <chart:data-point chart:repeated="21"/>
          </chart:series>
          <chart:series chart:style-name="ch24" chart:values-cell-range-address="Sheet3.W65:Sheet3.W85" chart:label-cell-address="Sheet3.W8:Sheet3.W8" chart:class="chart:line">
            <chart:data-point chart:repeated="21"/>
          </chart:series>
          <chart:series chart:style-name="ch25" chart:values-cell-range-address="Sheet3.X65:Sheet3.X85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895">
                <text:p>0.034895</text:p>
                <draw:g>
                  <svg:desc>Sheet3.E65:Sheet3.E85</svg:desc>
                </draw:g>
              </table:table-cell>
              <table:table-cell office:value-type="float" office:value="0.036397">
                <text:p>0.036397</text:p>
                <draw:g>
                  <svg:desc>Sheet3.F65:Sheet3.F85</svg:desc>
                </draw:g>
              </table:table-cell>
              <table:table-cell office:value-type="float" office:value="0.029565">
                <text:p>0.029565</text:p>
                <draw:g>
                  <svg:desc>Sheet3.G65:Sheet3.G85</svg:desc>
                </draw:g>
              </table:table-cell>
              <table:table-cell office:value-type="float" office:value="0.029381">
                <text:p>0.029381</text:p>
                <draw:g>
                  <svg:desc>Sheet3.H65:Sheet3.H85</svg:desc>
                </draw:g>
              </table:table-cell>
              <table:table-cell office:value-type="float" office:value="0.028256">
                <text:p>0.028256</text:p>
                <draw:g>
                  <svg:desc>Sheet3.I65:Sheet3.I85</svg:desc>
                </draw:g>
              </table:table-cell>
              <table:table-cell office:value-type="float" office:value="0.00298">
                <text:p>0.00298</text:p>
                <draw:g>
                  <svg:desc>Sheet3.J65:Sheet3.J85</svg:desc>
                </draw:g>
              </table:table-cell>
              <table:table-cell office:value-type="float" office:value="0.001991">
                <text:p>0.001991</text:p>
                <draw:g>
                  <svg:desc>Sheet3.K65:Sheet3.K85</svg:desc>
                </draw:g>
              </table:table-cell>
              <table:table-cell office:value-type="float" office:value="0.003479">
                <text:p>0.003479</text:p>
                <draw:g>
                  <svg:desc>Sheet3.L65:Sheet3.L85</svg:desc>
                </draw:g>
              </table:table-cell>
              <table:table-cell office:value-type="float" office:value="0.002202">
                <text:p>0.002202</text:p>
                <draw:g>
                  <svg:desc>Sheet3.M65:Sheet3.M85</svg:desc>
                </draw:g>
              </table:table-cell>
              <table:table-cell office:value-type="float" office:value="0.002235">
                <text:p>0.002235</text:p>
                <draw:g>
                  <svg:desc>Sheet3.N65:Sheet3.N85</svg:desc>
                </draw:g>
              </table:table-cell>
              <table:table-cell office:value-type="float" office:value="0.001255">
                <text:p>0.001255</text:p>
                <draw:g>
                  <svg:desc>Sheet3.O65:Sheet3.O85</svg:desc>
                </draw:g>
              </table:table-cell>
              <table:table-cell office:value-type="float" office:value="0.001408">
                <text:p>0.001408</text:p>
                <draw:g>
                  <svg:desc>Sheet3.P65:Sheet3.P85</svg:desc>
                </draw:g>
              </table:table-cell>
              <table:table-cell office:value-type="float" office:value="NaN">
                <text:p>NaN</text:p>
                <draw:g>
                  <svg:desc>Sheet3.Q65:Sheet3.Q85</svg:desc>
                </draw:g>
              </table:table-cell>
              <table:table-cell office:value-type="float" office:value="0.001002">
                <text:p>0.001002</text:p>
                <draw:g>
                  <svg:desc>Sheet3.R65:Sheet3.R85</svg:desc>
                </draw:g>
              </table:table-cell>
              <table:table-cell office:value-type="float" office:value="0.001144">
                <text:p>0.001144</text:p>
                <draw:g>
                  <svg:desc>Sheet3.S65:Sheet3.S85</svg:desc>
                </draw:g>
              </table:table-cell>
              <table:table-cell office:value-type="float" office:value="0.00041">
                <text:p>0.00041</text:p>
                <draw:g>
                  <svg:desc>Sheet3.T65:Sheet3.T85</svg:desc>
                </draw:g>
              </table:table-cell>
              <table:table-cell office:value-type="float" office:value="0.00068">
                <text:p>0.00068</text:p>
                <draw:g>
                  <svg:desc>Sheet3.U65:Sheet3.U85</svg:desc>
                </draw:g>
              </table:table-cell>
              <table:table-cell office:value-type="float" office:value="0.000659">
                <text:p>0.000659</text:p>
                <draw:g>
                  <svg:desc>Sheet3.V65:Sheet3.V85</svg:desc>
                </draw:g>
              </table:table-cell>
              <table:table-cell office:value-type="float" office:value="0.000384">
                <text:p>0.000384</text:p>
                <draw:g>
                  <svg:desc>Sheet3.W65:Sheet3.W85</svg:desc>
                </draw:g>
              </table:table-cell>
              <table:table-cell office:value-type="float" office:value="0.000598">
                <text:p>0.000598</text:p>
                <draw:g>
                  <svg:desc>Sheet3.X65:Sheet3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874">
                <text:p>0.02874</text:p>
              </table:table-cell>
              <table:table-cell office:value-type="float" office:value="0.040858">
                <text:p>0.040858</text:p>
              </table:table-cell>
              <table:table-cell office:value-type="float" office:value="0.044846">
                <text:p>0.044846</text:p>
              </table:table-cell>
              <table:table-cell office:value-type="float" office:value="0.030469">
                <text:p>0.030469</text:p>
              </table:table-cell>
              <table:table-cell office:value-type="float" office:value="0.042171">
                <text:p>0.042171</text:p>
              </table:table-cell>
              <table:table-cell office:value-type="float" office:value="0.000738">
                <text:p>0.000738</text:p>
              </table:table-cell>
              <table:table-cell office:value-type="float" office:value="NaN">
                <text:p>NaN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742">
                <text:p>0.000742</text:p>
              </table:table-cell>
              <table:table-cell office:value-type="float" office:value="0.000455">
                <text:p>0.000455</text:p>
              </table:table-cell>
              <table:table-cell office:value-type="float" office:value="0.001217">
                <text:p>0.001217</text:p>
              </table:table-cell>
              <table:table-cell office:value-type="float" office:value="0.00129">
                <text:p>0.00129</text:p>
              </table:table-cell>
              <table:table-cell office:value-type="float" office:value="0.001067">
                <text:p>0.001067</text:p>
              </table:table-cell>
              <table:table-cell office:value-type="float" office:value="0.001211">
                <text:p>0.001211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403">
                <text:p>0.000403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969">
                <text:p>0.033969</text:p>
              </table:table-cell>
              <table:table-cell office:value-type="float" office:value="0.029557">
                <text:p>0.029557</text:p>
              </table:table-cell>
              <table:table-cell office:value-type="float" office:value="NaN">
                <text:p>NaN</text:p>
              </table:table-cell>
              <table:table-cell office:value-type="float" office:value="0.027193">
                <text:p>0.027193</text:p>
              </table:table-cell>
              <table:table-cell office:value-type="float" office:value="0.036374">
                <text:p>0.036374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425">
                <text:p>0.000425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481">
                <text:p>0.000481</text:p>
              </table:table-cell>
              <table:table-cell office:value-type="float" office:value="0.000916">
                <text:p>0.000916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371">
                <text:p>0.001371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043">
                <text:p>0.001043</text:p>
              </table:table-cell>
              <table:table-cell office:value-type="float" office:value="0.001444">
                <text:p>0.00144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443">
                <text:p>0.000443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457">
                <text:p>0.000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452">
                <text:p>0.027452</text:p>
              </table:table-cell>
              <table:table-cell office:value-type="float" office:value="0.029564">
                <text:p>0.029564</text:p>
              </table:table-cell>
              <table:table-cell office:value-type="float" office:value="0.032069">
                <text:p>0.032069</text:p>
              </table:table-cell>
              <table:table-cell office:value-type="float" office:value="0.030718">
                <text:p>0.030718</text:p>
              </table:table-cell>
              <table:table-cell office:value-type="float" office:value="0.028491">
                <text:p>0.028491</text:p>
              </table:table-cell>
              <table:table-cell office:value-type="float" office:value="0.00066">
                <text:p>0.00066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39">
                <text:p>0.000539</text:p>
              </table:table-cell>
              <table:table-cell office:value-type="float" office:value="0.090239">
                <text:p>0.090239</text:p>
              </table:table-cell>
              <table:table-cell office:value-type="float" office:value="0.084927">
                <text:p>0.084927</text:p>
              </table:table-cell>
              <table:table-cell office:value-type="float" office:value="0.095948">
                <text:p>0.095948</text:p>
              </table:table-cell>
              <table:table-cell office:value-type="float" office:value="0.096382">
                <text:p>0.096382</text:p>
              </table:table-cell>
              <table:table-cell office:value-type="float" office:value="0.09636">
                <text:p>0.09636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741">
                <text:p>0.000741</text:p>
              </table:table-cell>
              <table:table-cell office:value-type="float" office:value="0.000684">
                <text:p>0.000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786">
                <text:p>0.028786</text:p>
              </table:table-cell>
              <table:table-cell office:value-type="float" office:value="0.065875">
                <text:p>0.065875</text:p>
              </table:table-cell>
              <table:table-cell office:value-type="float" office:value="0.068263">
                <text:p>0.068263</text:p>
              </table:table-cell>
              <table:table-cell office:value-type="float" office:value="0.038038">
                <text:p>0.038038</text:p>
              </table:table-cell>
              <table:table-cell office:value-type="float" office:value="0.027561">
                <text:p>0.027561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931">
                <text:p>0.000931</text:p>
              </table:table-cell>
              <table:table-cell office:value-type="float" office:value="0.00061">
                <text:p>0.00061</text:p>
              </table:table-cell>
              <table:table-cell office:value-type="float" office:value="0.001692">
                <text:p>0.001692</text:p>
              </table:table-cell>
              <table:table-cell office:value-type="float" office:value="0.001104">
                <text:p>0.001104</text:p>
              </table:table-cell>
              <table:table-cell office:value-type="float" office:value="0.001655">
                <text:p>0.001655</text:p>
              </table:table-cell>
              <table:table-cell office:value-type="float" office:value="0.001257">
                <text:p>0.001257</text:p>
              </table:table-cell>
              <table:table-cell office:value-type="float" office:value="0.001477">
                <text:p>0.001477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427">
                <text:p>0.000427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31">
                <text:p>0.027331</text:p>
              </table:table-cell>
              <table:table-cell office:value-type="float" office:value="0.01097">
                <text:p>0.01097</text:p>
              </table:table-cell>
              <table:table-cell office:value-type="float" office:value="0.027903">
                <text:p>0.027903</text:p>
              </table:table-cell>
              <table:table-cell office:value-type="float" office:value="0.032389">
                <text:p>0.032389</text:p>
              </table:table-cell>
              <table:table-cell office:value-type="float" office:value="0.002887">
                <text:p>0.002887</text:p>
              </table:table-cell>
              <table:table-cell office:value-type="float" office:value="0.000398">
                <text:p>0.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1">
                <text:p>0.000421</text:p>
              </table:table-cell>
              <table:table-cell office:value-type="float" office:value="0.000711">
                <text:p>0.000711</text:p>
              </table:table-cell>
              <table:table-cell office:value-type="float" office:value="0.018006">
                <text:p>0.018006</text:p>
              </table:table-cell>
              <table:table-cell office:value-type="float" office:value="0.018293">
                <text:p>0.018293</text:p>
              </table:table-cell>
              <table:table-cell office:value-type="float" office:value="0.018207">
                <text:p>0.018207</text:p>
              </table:table-cell>
              <table:table-cell office:value-type="float" office:value="0.01837">
                <text:p>0.01837</text:p>
              </table:table-cell>
              <table:table-cell office:value-type="float" office:value="0.017895">
                <text:p>0.017895</text:p>
              </table:table-cell>
              <table:table-cell office:value-type="float" office:value="0.000419">
                <text:p>0.00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5">
                <text:p>0.000635</text:p>
              </table:table-cell>
              <table:table-cell office:value-type="float" office:value="0.000626">
                <text:p>0.000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52">
                <text:p>0.028452</text:p>
              </table:table-cell>
              <table:table-cell office:value-type="float" office:value="0.028744">
                <text:p>0.028744</text:p>
              </table:table-cell>
              <table:table-cell office:value-type="float" office:value="0.000078">
                <text:p>0.000078</text:p>
              </table:table-cell>
              <table:table-cell office:value-type="float" office:value="0.035425">
                <text:p>0.035425</text:p>
              </table:table-cell>
              <table:table-cell office:value-type="float" office:value="0.037138">
                <text:p>0.037138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788">
                <text:p>0.000788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624">
                <text:p>0.000624</text:p>
              </table:table-cell>
              <table:table-cell office:value-type="float" office:value="0.000641">
                <text:p>0.000641</text:p>
              </table:table-cell>
              <table:table-cell office:value-type="float" office:value="0.017898">
                <text:p>0.017898</text:p>
              </table:table-cell>
              <table:table-cell office:value-type="float" office:value="0.017965">
                <text:p>0.017965</text:p>
              </table:table-cell>
              <table:table-cell office:value-type="float" office:value="0.018112">
                <text:p>0.018112</text:p>
              </table:table-cell>
              <table:table-cell office:value-type="float" office:value="0.018157">
                <text:p>0.018157</text:p>
              </table:table-cell>
              <table:table-cell office:value-type="float" office:value="0.018146">
                <text:p>0.018146</text:p>
              </table:table-cell>
              <table:table-cell office:value-type="float" office:value="0.001436">
                <text:p>0.001436</text:p>
              </table:table-cell>
              <table:table-cell office:value-type="float" office:value="NaN">
                <text:p>NaN</text:p>
              </table:table-cell>
              <table:table-cell office:value-type="float" office:value="0.001731">
                <text:p>0.001731</text:p>
              </table:table-cell>
              <table:table-cell office:value-type="float" office:value="0.001388">
                <text:p>0.001388</text:p>
              </table:table-cell>
              <table:table-cell office:value-type="float" office:value="0.001449">
                <text:p>0.00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252">
                <text:p>0.030252</text:p>
              </table:table-cell>
              <table:table-cell office:value-type="float" office:value="0.066753">
                <text:p>0.066753</text:p>
              </table:table-cell>
              <table:table-cell office:value-type="float" office:value="0.029408">
                <text:p>0.029408</text:p>
              </table:table-cell>
              <table:table-cell office:value-type="float" office:value="0.030446">
                <text:p>0.030446</text:p>
              </table:table-cell>
              <table:table-cell office:value-type="float" office:value="0.01274">
                <text:p>0.01274</text:p>
              </table:table-cell>
              <table:table-cell office:value-type="float" office:value="0.0006">
                <text:p>0.0006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421">
                <text:p>0.000421</text:p>
              </table:table-cell>
              <table:table-cell office:value-type="float" office:value="NaN">
                <text:p>NaN</text:p>
              </table:table-cell>
              <table:table-cell office:value-type="float" office:value="0.001009">
                <text:p>0.00100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1694">
                <text:p>0.001694</text:p>
              </table:table-cell>
              <table:table-cell office:value-type="float" office:value="0.001532">
                <text:p>0.001532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747">
                <text:p>0.000747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322">
                <text:p>0.035322</text:p>
              </table:table-cell>
              <table:table-cell office:value-type="float" office:value="0.03103">
                <text:p>0.03103</text:p>
              </table:table-cell>
              <table:table-cell office:value-type="float" office:value="0.036411">
                <text:p>0.036411</text:p>
              </table:table-cell>
              <table:table-cell office:value-type="float" office:value="0.031055">
                <text:p>0.031055</text:p>
              </table:table-cell>
              <table:table-cell office:value-type="float" office:value="0.044655">
                <text:p>0.044655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897">
                <text:p>0.0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1">
                <text:p>0.001421</text:p>
              </table:table-cell>
              <table:table-cell office:value-type="float" office:value="0.001146">
                <text:p>0.00114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1">
                <text:p>0.000611</text:p>
              </table:table-cell>
              <table:table-cell office:value-type="float" office:value="0.000703">
                <text:p>0.000703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91">
                <text:p>0.000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26">
                <text:p>0.034526</text:p>
              </table:table-cell>
              <table:table-cell office:value-type="float" office:value="0.039639">
                <text:p>0.039639</text:p>
              </table:table-cell>
              <table:table-cell office:value-type="float" office:value="0.029839">
                <text:p>0.029839</text:p>
              </table:table-cell>
              <table:table-cell office:value-type="float" office:value="0.035152">
                <text:p>0.035152</text:p>
              </table:table-cell>
              <table:table-cell office:value-type="float" office:value="0.051697">
                <text:p>0.05169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621">
                <text:p>0.000621</text:p>
              </table:table-cell>
              <table:table-cell office:value-type="float" office:value="0.000412">
                <text:p>0.000412</text:p>
              </table:table-cell>
              <table:table-cell office:value-type="float" office:value="0.000427">
                <text:p>0.000427</text:p>
              </table:table-cell>
              <table:table-cell office:value-type="float" office:value="0.087192">
                <text:p>0.087192</text:p>
              </table:table-cell>
              <table:table-cell office:value-type="float" office:value="0.085656">
                <text:p>0.085656</text:p>
              </table:table-cell>
              <table:table-cell office:value-type="float" office:value="0.088615">
                <text:p>0.088615</text:p>
              </table:table-cell>
              <table:table-cell office:value-type="float" office:value="NaN">
                <text:p>NaN</text:p>
              </table:table-cell>
              <table:table-cell office:value-type="float" office:value="0.086802">
                <text:p>0.086802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57">
                <text:p>0.000657</text:p>
              </table:table-cell>
              <table:table-cell office:value-type="float" office:value="0.000669">
                <text:p>0.000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461">
                <text:p>0.028461</text:p>
              </table:table-cell>
              <table:table-cell office:value-type="float" office:value="0.027969">
                <text:p>0.027969</text:p>
              </table:table-cell>
              <table:table-cell office:value-type="float" office:value="0.032882">
                <text:p>0.032882</text:p>
              </table:table-cell>
              <table:table-cell office:value-type="float" office:value="0.029508">
                <text:p>0.029508</text:p>
              </table:table-cell>
              <table:table-cell office:value-type="float" office:value="0.030565">
                <text:p>0.030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471">
                <text:p>0.000471</text:p>
              </table:table-cell>
              <table:table-cell office:value-type="float" office:value="0.000904">
                <text:p>0.000904</text:p>
              </table:table-cell>
              <table:table-cell office:value-type="float" office:value="0.001189">
                <text:p>0.001189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964">
                <text:p>0.000964</text:p>
              </table:table-cell>
              <table:table-cell office:value-type="float" office:value="0.000915">
                <text:p>0.000915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374">
                <text:p>0.000374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812">
                <text:p>0.027812</text:p>
              </table:table-cell>
              <table:table-cell office:value-type="float" office:value="0.027965">
                <text:p>0.027965</text:p>
              </table:table-cell>
              <table:table-cell office:value-type="float" office:value="0.030164">
                <text:p>0.030164</text:p>
              </table:table-cell>
              <table:table-cell office:value-type="float" office:value="0.300661">
                <text:p>0.300661</text:p>
              </table:table-cell>
              <table:table-cell office:value-type="float" office:value="0.050262">
                <text:p>0.050262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61">
                <text:p>0.00066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903">
                <text:p>0.000903</text:p>
              </table:table-cell>
              <table:table-cell office:value-type="float" office:value="0.089779">
                <text:p>0.089779</text:p>
              </table:table-cell>
              <table:table-cell office:value-type="float" office:value="0.089678">
                <text:p>0.089678</text:p>
              </table:table-cell>
              <table:table-cell office:value-type="float" office:value="0.086443">
                <text:p>0.086443</text:p>
              </table:table-cell>
              <table:table-cell office:value-type="float" office:value="0.088506">
                <text:p>0.088506</text:p>
              </table:table-cell>
              <table:table-cell office:value-type="float" office:value="0.086654">
                <text:p>0.086654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61">
                <text:p>0.00061</text:p>
              </table:table-cell>
              <table:table-cell office:value-type="float" office:value="0.000416">
                <text:p>0.000416</text:p>
              </table:table-cell>
              <table:table-cell office:value-type="float" office:value="0.000568">
                <text:p>0.00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058">
                <text:p>0.029058</text:p>
              </table:table-cell>
              <table:table-cell office:value-type="float" office:value="0.036753">
                <text:p>0.036753</text:p>
              </table:table-cell>
              <table:table-cell office:value-type="float" office:value="0.027819">
                <text:p>0.027819</text:p>
              </table:table-cell>
              <table:table-cell office:value-type="float" office:value="0.028101">
                <text:p>0.028101</text:p>
              </table:table-cell>
              <table:table-cell office:value-type="float" office:value="0.027614">
                <text:p>0.027614</text:p>
              </table:table-cell>
              <table:table-cell office:value-type="float" office:value="0.000599">
                <text:p>0.000599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399">
                <text:p>0.000399</text:p>
              </table:table-cell>
              <table:table-cell office:value-type="float" office:value="0.000785">
                <text:p>0.000785</text:p>
              </table:table-cell>
              <table:table-cell office:value-type="float" office:value="0.088486">
                <text:p>0.088486</text:p>
              </table:table-cell>
              <table:table-cell office:value-type="float" office:value="0.090989">
                <text:p>0.090989</text:p>
              </table:table-cell>
              <table:table-cell office:value-type="float" office:value="NaN">
                <text:p>NaN</text:p>
              </table:table-cell>
              <table:table-cell office:value-type="float" office:value="0.088173">
                <text:p>0.088173</text:p>
              </table:table-cell>
              <table:table-cell office:value-type="float" office:value="0.086763">
                <text:p>0.086763</text:p>
              </table:table-cell>
              <table:table-cell office:value-type="float" office:value="0.000415">
                <text:p>0.000415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705">
                <text:p>0.000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141">
                <text:p>0.028141</text:p>
              </table:table-cell>
              <table:table-cell office:value-type="float" office:value="0.028006">
                <text:p>0.028006</text:p>
              </table:table-cell>
              <table:table-cell office:value-type="float" office:value="0.026865">
                <text:p>0.026865</text:p>
              </table:table-cell>
              <table:table-cell office:value-type="float" office:value="0.035296">
                <text:p>0.035296</text:p>
              </table:table-cell>
              <table:table-cell office:value-type="float" office:value="0.028268">
                <text:p>0.028268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14">
                <text:p>0.000714</text:p>
              </table:table-cell>
              <table:table-cell office:value-type="float" office:value="0.000393">
                <text:p>0.000393</text:p>
              </table:table-cell>
              <table:table-cell office:value-type="float" office:value="0.00068">
                <text:p>0.00068</text:p>
              </table:table-cell>
              <table:table-cell office:value-type="float" office:value="0.001068">
                <text:p>0.001068</text:p>
              </table:table-cell>
              <table:table-cell office:value-type="float" office:value="0.001254">
                <text:p>0.001254</text:p>
              </table:table-cell>
              <table:table-cell office:value-type="float" office:value="0.001255">
                <text:p>0.001255</text:p>
              </table:table-cell>
              <table:table-cell office:value-type="float" office:value="0.00123">
                <text:p>0.00123</text:p>
              </table:table-cell>
              <table:table-cell office:value-type="float" office:value="0.000974">
                <text:p>0.000974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431">
                <text:p>0.001431</text:p>
              </table:table-cell>
              <table:table-cell office:value-type="float" office:value="0.001508">
                <text:p>0.001508</text:p>
              </table:table-cell>
              <table:table-cell office:value-type="float" office:value="0.001513">
                <text:p>0.001513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795">
                <text:p>0.026795</text:p>
              </table:table-cell>
              <table:table-cell office:value-type="float" office:value="0.026916">
                <text:p>0.026916</text:p>
              </table:table-cell>
              <table:table-cell office:value-type="float" office:value="0.029391">
                <text:p>0.029391</text:p>
              </table:table-cell>
              <table:table-cell office:value-type="float" office:value="0.027545">
                <text:p>0.027545</text:p>
              </table:table-cell>
              <table:table-cell office:value-type="float" office:value="0.027501">
                <text:p>0.027501</text:p>
              </table:table-cell>
              <table:table-cell office:value-type="float" office:value="0.000673">
                <text:p>0.000673</text:p>
              </table:table-cell>
              <table:table-cell office:value-type="float" office:value="0.000706">
                <text:p>0.00070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36">
                <text:p>0.000736</text:p>
              </table:table-cell>
              <table:table-cell office:value-type="float" office:value="0.088475">
                <text:p>0.088475</text:p>
              </table:table-cell>
              <table:table-cell office:value-type="float" office:value="0.089524">
                <text:p>0.089524</text:p>
              </table:table-cell>
              <table:table-cell office:value-type="float" office:value="0.086317">
                <text:p>0.086317</text:p>
              </table:table-cell>
              <table:table-cell office:value-type="float" office:value="0.086123">
                <text:p>0.086123</text:p>
              </table:table-cell>
              <table:table-cell office:value-type="float" office:value="0.088589">
                <text:p>0.08858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1461">
                <text:p>0.001461</text:p>
              </table:table-cell>
              <table:table-cell office:value-type="float" office:value="0.00146">
                <text:p>0.001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876">
                <text:p>0.026876</text:p>
              </table:table-cell>
              <table:table-cell office:value-type="float" office:value="0.031888">
                <text:p>0.031888</text:p>
              </table:table-cell>
              <table:table-cell office:value-type="float" office:value="0.029744">
                <text:p>0.029744</text:p>
              </table:table-cell>
              <table:table-cell office:value-type="float" office:value="0.027324">
                <text:p>0.027324</text:p>
              </table:table-cell>
              <table:table-cell office:value-type="float" office:value="0.026942">
                <text:p>0.026942</text:p>
              </table:table-cell>
              <table:table-cell office:value-type="float" office:value="0.00043">
                <text:p>0.00043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733">
                <text:p>0.000733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379">
                <text:p>0.000379</text:p>
              </table:table-cell>
              <table:table-cell office:value-type="float" office:value="0.001198">
                <text:p>0.001198</text:p>
              </table:table-cell>
              <table:table-cell office:value-type="float" office:value="0.001135">
                <text:p>0.001135</text:p>
              </table:table-cell>
              <table:table-cell office:value-type="float" office:value="NaN">
                <text:p>NaN</text:p>
              </table:table-cell>
              <table:table-cell office:value-type="float" office:value="0.000946">
                <text:p>0.000946</text:p>
              </table:table-cell>
              <table:table-cell office:value-type="float" office:value="0.00135">
                <text:p>0.0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9">
                <text:p>0.000369</text:p>
              </table:table-cell>
              <table:table-cell office:value-type="float" office:value="0.000458">
                <text:p>0.000458</text:p>
              </table:table-cell>
              <table:table-cell office:value-type="float" office:value="0.000595">
                <text:p>0.000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366">
                <text:p>0.037366</text:p>
              </table:table-cell>
              <table:table-cell office:value-type="float" office:value="0.027095">
                <text:p>0.027095</text:p>
              </table:table-cell>
              <table:table-cell office:value-type="float" office:value="0.034809">
                <text:p>0.034809</text:p>
              </table:table-cell>
              <table:table-cell office:value-type="float" office:value="0.02754">
                <text:p>0.02754</text:p>
              </table:table-cell>
              <table:table-cell office:value-type="float" office:value="0.028456">
                <text:p>0.028456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">
                <text:p>0.00066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574">
                <text:p>0.000574</text:p>
              </table:table-cell>
              <table:table-cell office:value-type="float" office:value="0.00113">
                <text:p>0.00113</text:p>
              </table:table-cell>
              <table:table-cell office:value-type="float" office:value="0.001443">
                <text:p>0.001443</text:p>
              </table:table-cell>
              <table:table-cell office:value-type="float" office:value="0.001134">
                <text:p>0.001134</text:p>
              </table:table-cell>
              <table:table-cell office:value-type="float" office:value="0.001146">
                <text:p>0.001146</text:p>
              </table:table-cell>
              <table:table-cell office:value-type="float" office:value="0.001209">
                <text:p>0.001209</text:p>
              </table:table-cell>
              <table:table-cell office:value-type="float" office:value="0.001215">
                <text:p>0.001215</text:p>
              </table:table-cell>
              <table:table-cell office:value-type="float" office:value="0.001239">
                <text:p>0.001239</text:p>
              </table:table-cell>
              <table:table-cell office:value-type="float" office:value="0.001517">
                <text:p>0.001517</text:p>
              </table:table-cell>
              <table:table-cell office:value-type="float" office:value="0.001455">
                <text:p>0.001455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09">
                <text:p>0.02809</text:p>
              </table:table-cell>
              <table:table-cell office:value-type="float" office:value="0.036285">
                <text:p>0.036285</text:p>
              </table:table-cell>
              <table:table-cell office:value-type="float" office:value="0.030892">
                <text:p>0.030892</text:p>
              </table:table-cell>
              <table:table-cell office:value-type="float" office:value="0.036527">
                <text:p>0.036527</text:p>
              </table:table-cell>
              <table:table-cell office:value-type="float" office:value="0.029409">
                <text:p>0.029409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3">
                <text:p>0.000633</text:p>
              </table:table-cell>
              <table:table-cell office:value-type="float" office:value="0.000492">
                <text:p>0.000492</text:p>
              </table:table-cell>
              <table:table-cell office:value-type="float" office:value="0.000604">
                <text:p>0.000604</text:p>
              </table:table-cell>
              <table:table-cell office:value-type="float" office:value="0.000635">
                <text:p>0.0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7">
                <text:p>0.000957</text:p>
              </table:table-cell>
              <table:table-cell office:value-type="float" office:value="0.001507">
                <text:p>0.001507</text:p>
              </table:table-cell>
              <table:table-cell office:value-type="float" office:value="0.00139">
                <text:p>0.00139</text:p>
              </table:table-cell>
              <table:table-cell office:value-type="float" office:value="0.000757">
                <text:p>0.00075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758">
                <text:p>0.000758</text:p>
              </table:table-cell>
              <table:table-cell office:value-type="float" office:value="0.000457">
                <text:p>0.000457</text:p>
              </table:table-cell>
              <table:table-cell office:value-type="float" office:value="0.000597">
                <text:p>0.000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69">
                <text:p>0.027269</text:p>
              </table:table-cell>
              <table:table-cell office:value-type="float" office:value="0.029766">
                <text:p>0.029766</text:p>
              </table:table-cell>
              <table:table-cell office:value-type="float" office:value="0.027876">
                <text:p>0.027876</text:p>
              </table:table-cell>
              <table:table-cell office:value-type="float" office:value="0.031054">
                <text:p>0.031054</text:p>
              </table:table-cell>
              <table:table-cell office:value-type="float" office:value="0.028774">
                <text:p>0.028774</text:p>
              </table:table-cell>
              <table:table-cell office:value-type="float" office:value="0.000435">
                <text:p>0.000435</text:p>
              </table:table-cell>
              <table:table-cell office:value-type="float" office:value="0.0004">
                <text:p>0.0004</text:p>
              </table:table-cell>
              <table:table-cell office:value-type="float" office:value="0.00071">
                <text:p>0.00071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55">
                <text:p>0.000655</text:p>
              </table:table-cell>
              <table:table-cell office:value-type="float" office:value="0.001596">
                <text:p>0.001596</text:p>
              </table:table-cell>
              <table:table-cell office:value-type="float" office:value="0.001364">
                <text:p>0.001364</text:p>
              </table:table-cell>
              <table:table-cell office:value-type="float" office:value="0.001204">
                <text:p>0.001204</text:p>
              </table:table-cell>
              <table:table-cell office:value-type="float" office:value="0.001273">
                <text:p>0.001273</text:p>
              </table:table-cell>
              <table:table-cell office:value-type="float" office:value="0.001398">
                <text:p>0.001398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968">
                <text:p>0.028968</text:p>
              </table:table-cell>
              <table:table-cell office:value-type="float" office:value="0.042576">
                <text:p>0.042576</text:p>
              </table:table-cell>
              <table:table-cell office:value-type="float" office:value="0.028761">
                <text:p>0.028761</text:p>
              </table:table-cell>
              <table:table-cell office:value-type="float" office:value="0.027702">
                <text:p>0.027702</text:p>
              </table:table-cell>
              <table:table-cell office:value-type="float" office:value="0.030128">
                <text:p>0.030128</text:p>
              </table:table-cell>
              <table:table-cell office:value-type="float" office:value="0.00063">
                <text:p>0.00063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38">
                <text:p>0.000638</text:p>
              </table:table-cell>
              <table:table-cell office:value-type="float" office:value="0.001407">
                <text:p>0.001407</text:p>
              </table:table-cell>
              <table:table-cell office:value-type="float" office:value="0.000959">
                <text:p>0.000959</text:p>
              </table:table-cell>
              <table:table-cell office:value-type="float" office:value="0.001231">
                <text:p>0.001231</text:p>
              </table:table-cell>
              <table:table-cell office:value-type="float" office:value="0.001413">
                <text:p>0.001413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4">
                <text:p>0.00044</text:p>
              </table:table-cell>
              <table:table-cell office:value-type="float" office:value="0.000617">
                <text:p>0.000617</text:p>
              </table:table-cell>
              <table:table-cell office:value-type="float" office:value="0.000651">
                <text:p>0.000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152">
                <text:p>0.028152</text:p>
              </table:table-cell>
              <table:table-cell office:value-type="float" office:value="0.00161">
                <text:p>0.00161</text:p>
              </table:table-cell>
              <table:table-cell office:value-type="float" office:value="0.029564">
                <text:p>0.029564</text:p>
              </table:table-cell>
              <table:table-cell office:value-type="float" office:value="0.027574">
                <text:p>0.027574</text:p>
              </table:table-cell>
              <table:table-cell office:value-type="float" office:value="0.030126">
                <text:p>0.030126</text:p>
              </table:table-cell>
              <table:table-cell office:value-type="float" office:value="0.000651">
                <text:p>0.000651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584">
                <text:p>0.000584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536">
                <text:p>0.000536</text:p>
              </table:table-cell>
              <table:table-cell office:value-type="float" office:value="0.001188">
                <text:p>0.001188</text:p>
              </table:table-cell>
              <table:table-cell office:value-type="float" office:value="0.001238">
                <text:p>0.001238</text:p>
              </table:table-cell>
              <table:table-cell office:value-type="float" office:value="0.001635">
                <text:p>0.001635</text:p>
              </table:table-cell>
              <table:table-cell office:value-type="float" office:value="0.001145">
                <text:p>0.001145</text:p>
              </table:table-cell>
              <table:table-cell office:value-type="float" office:value="0.001196">
                <text:p>0.001196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444">
                <text:p>0.000444</text:p>
              </table:table-cell>
              <table:table-cell office:value-type="float" office:value="0.000574">
                <text:p>0.000574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707">
                <text:p>0.0007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E8:Sheet3.X8 Sheet3.E118:Sheet3.X138" chart:data-source-has-labels="row" svg:x="0.996cm" svg:y="0.854cm" svg:width="17.455cm" svg:height="7.525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E118:Sheet3.E138" chart:label-cell-address="Sheet3.E8:Sheet3.E8" chart:class="chart:line">
            <chart:data-point chart:repeated="21"/>
          </chart:series>
          <chart:series chart:style-name="ch7" chart:values-cell-range-address="Sheet3.F118:Sheet3.F138" chart:label-cell-address="Sheet3.F8:Sheet3.F8" chart:class="chart:line">
            <chart:data-point chart:repeated="21"/>
          </chart:series>
          <chart:series chart:style-name="ch8" chart:values-cell-range-address="Sheet3.G118:Sheet3.G138" chart:label-cell-address="Sheet3.G8:Sheet3.G8" chart:class="chart:line">
            <chart:data-point chart:repeated="21"/>
          </chart:series>
          <chart:series chart:style-name="ch9" chart:values-cell-range-address="Sheet3.H118:Sheet3.H138" chart:label-cell-address="Sheet3.H8:Sheet3.H8" chart:class="chart:line">
            <chart:data-point chart:repeated="21"/>
          </chart:series>
          <chart:series chart:style-name="ch10" chart:values-cell-range-address="Sheet3.I118:Sheet3.I138" chart:label-cell-address="Sheet3.I8:Sheet3.I8" chart:class="chart:line">
            <chart:data-point chart:repeated="21"/>
          </chart:series>
          <chart:series chart:style-name="ch11" chart:values-cell-range-address="Sheet3.J118:Sheet3.J138" chart:label-cell-address="Sheet3.J8:Sheet3.J8" chart:class="chart:line">
            <chart:data-point chart:repeated="21"/>
          </chart:series>
          <chart:series chart:style-name="ch12" chart:values-cell-range-address="Sheet3.K118:Sheet3.K138" chart:label-cell-address="Sheet3.K8:Sheet3.K8" chart:class="chart:line">
            <chart:data-point chart:repeated="21"/>
          </chart:series>
          <chart:series chart:style-name="ch13" chart:values-cell-range-address="Sheet3.L118:Sheet3.L138" chart:label-cell-address="Sheet3.L8:Sheet3.L8" chart:class="chart:line">
            <chart:data-point chart:repeated="21"/>
          </chart:series>
          <chart:series chart:style-name="ch14" chart:values-cell-range-address="Sheet3.M118:Sheet3.M138" chart:label-cell-address="Sheet3.M8:Sheet3.M8" chart:class="chart:line">
            <chart:data-point chart:repeated="21"/>
          </chart:series>
          <chart:series chart:style-name="ch15" chart:values-cell-range-address="Sheet3.N118:Sheet3.N138" chart:label-cell-address="Sheet3.N8:Sheet3.N8" chart:class="chart:line">
            <chart:data-point chart:repeated="21"/>
          </chart:series>
          <chart:series chart:style-name="ch16" chart:values-cell-range-address="Sheet3.O118:Sheet3.O138" chart:label-cell-address="Sheet3.O8:Sheet3.O8" chart:class="chart:line">
            <chart:data-point chart:repeated="21"/>
          </chart:series>
          <chart:series chart:style-name="ch17" chart:values-cell-range-address="Sheet3.P118:Sheet3.P138" chart:label-cell-address="Sheet3.P8:Sheet3.P8" chart:class="chart:line">
            <chart:data-point chart:repeated="21"/>
          </chart:series>
          <chart:series chart:style-name="ch18" chart:values-cell-range-address="Sheet3.Q118:Sheet3.Q138" chart:label-cell-address="Sheet3.Q8:Sheet3.Q8" chart:class="chart:line">
            <chart:data-point chart:repeated="21"/>
          </chart:series>
          <chart:series chart:style-name="ch19" chart:values-cell-range-address="Sheet3.R118:Sheet3.R138" chart:label-cell-address="Sheet3.R8:Sheet3.R8" chart:class="chart:line">
            <chart:data-point chart:repeated="21"/>
          </chart:series>
          <chart:series chart:style-name="ch20" chart:values-cell-range-address="Sheet3.S118:Sheet3.S138" chart:label-cell-address="Sheet3.S8:Sheet3.S8" chart:class="chart:line">
            <chart:data-point chart:repeated="21"/>
          </chart:series>
          <chart:series chart:style-name="ch21" chart:values-cell-range-address="Sheet3.T118:Sheet3.T138" chart:label-cell-address="Sheet3.T8:Sheet3.T8" chart:class="chart:line">
            <chart:data-point chart:repeated="21"/>
          </chart:series>
          <chart:series chart:style-name="ch22" chart:values-cell-range-address="Sheet3.U118:Sheet3.U138" chart:label-cell-address="Sheet3.U8:Sheet3.U8" chart:class="chart:line">
            <chart:data-point chart:repeated="21"/>
          </chart:series>
          <chart:series chart:style-name="ch23" chart:values-cell-range-address="Sheet3.V118:Sheet3.V138" chart:label-cell-address="Sheet3.V8:Sheet3.V8" chart:class="chart:line">
            <chart:data-point chart:repeated="21"/>
          </chart:series>
          <chart:series chart:style-name="ch24" chart:values-cell-range-address="Sheet3.W118:Sheet3.W138" chart:label-cell-address="Sheet3.W8:Sheet3.W8" chart:class="chart:line">
            <chart:data-point chart:repeated="21"/>
          </chart:series>
          <chart:series chart:style-name="ch25" chart:values-cell-range-address="Sheet3.X118:Sheet3.X138" chart:label-cell-address="Sheet3.X8:Sheet3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3.E8:Sheet3.E8</svg:desc>
                </draw:g>
              </table:table-cell>
              <table:table-cell office:value-type="string">
                <text:p>home, 10KB</text:p>
                <draw:g>
                  <svg:desc>Sheet3.F8:Sheet3.F8</svg:desc>
                </draw:g>
              </table:table-cell>
              <table:table-cell office:value-type="string">
                <text:p>home, 100KB</text:p>
                <draw:g>
                  <svg:desc>Sheet3.G8:Sheet3.G8</svg:desc>
                </draw:g>
              </table:table-cell>
              <table:table-cell office:value-type="string">
                <text:p>home, 1MB</text:p>
                <draw:g>
                  <svg:desc>Sheet3.H8:Sheet3.H8</svg:desc>
                </draw:g>
              </table:table-cell>
              <table:table-cell office:value-type="string">
                <text:p>home 10MB</text:p>
                <draw:g>
                  <svg:desc>Sheet3.I8:Sheet3.I8</svg:desc>
                </draw:g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ireland, 1KB</text:p>
                <draw:g>
                  <svg:desc>Sheet3.O8:Sheet3.O8</svg:desc>
                </draw:g>
              </table:table-cell>
              <table:table-cell office:value-type="string">
                <text:p>ireland, 10KB</text:p>
                <draw:g>
                  <svg:desc>Sheet3.P8:Sheet3.P8</svg:desc>
                </draw:g>
              </table:table-cell>
              <table:table-cell office:value-type="string">
                <text:p>ireland, 100KB</text:p>
                <draw:g>
                  <svg:desc>Sheet3.Q8:Sheet3.Q8</svg:desc>
                </draw:g>
              </table:table-cell>
              <table:table-cell office:value-type="string">
                <text:p>ireland, 1MB</text:p>
                <draw:g>
                  <svg:desc>Sheet3.R8:Sheet3.R8</svg:desc>
                </draw:g>
              </table:table-cell>
              <table:table-cell office:value-type="string">
                <text:p>ireland 10MB</text:p>
                <draw:g>
                  <svg:desc>Sheet3.S8:Sheet3.S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809">
                <text:p>0.02809</text:p>
                <draw:g>
                  <svg:desc>Sheet3.E118:Sheet3.E138</svg:desc>
                </draw:g>
              </table:table-cell>
              <table:table-cell office:value-type="float" office:value="0.031932">
                <text:p>0.031932</text:p>
                <draw:g>
                  <svg:desc>Sheet3.F118:Sheet3.F138</svg:desc>
                </draw:g>
              </table:table-cell>
              <table:table-cell office:value-type="float" office:value="0.030239">
                <text:p>0.030239</text:p>
                <draw:g>
                  <svg:desc>Sheet3.G118:Sheet3.G138</svg:desc>
                </draw:g>
              </table:table-cell>
              <table:table-cell office:value-type="float" office:value="0.049818">
                <text:p>0.049818</text:p>
                <draw:g>
                  <svg:desc>Sheet3.H118:Sheet3.H138</svg:desc>
                </draw:g>
              </table:table-cell>
              <table:table-cell office:value-type="float" office:value="0.028385">
                <text:p>0.028385</text:p>
                <draw:g>
                  <svg:desc>Sheet3.I118:Sheet3.I138</svg:desc>
                </draw:g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1188">
                <text:p>0.001188</text:p>
                <draw:g>
                  <svg:desc>Sheet3.O118:Sheet3.O138</svg:desc>
                </draw:g>
              </table:table-cell>
              <table:table-cell office:value-type="float" office:value="0.001076">
                <text:p>0.001076</text:p>
                <draw:g>
                  <svg:desc>Sheet3.P118:Sheet3.P138</svg:desc>
                </draw:g>
              </table:table-cell>
              <table:table-cell office:value-type="float" office:value="0.001131">
                <text:p>0.001131</text:p>
                <draw:g>
                  <svg:desc>Sheet3.Q118:Sheet3.Q138</svg:desc>
                </draw:g>
              </table:table-cell>
              <table:table-cell office:value-type="float" office:value="0.001646">
                <text:p>0.001646</text:p>
                <draw:g>
                  <svg:desc>Sheet3.R118:Sheet3.R138</svg:desc>
                </draw:g>
              </table:table-cell>
              <table:table-cell office:value-type="float" office:value="0.001219">
                <text:p>0.001219</text:p>
                <draw:g>
                  <svg:desc>Sheet3.S118:Sheet3.S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064">
                <text:p>0.031064</text:p>
              </table:table-cell>
              <table:table-cell office:value-type="float" office:value="0.004265">
                <text:p>0.004265</text:p>
              </table:table-cell>
              <table:table-cell office:value-type="float" office:value="0.028071">
                <text:p>0.028071</text:p>
              </table:table-cell>
              <table:table-cell office:value-type="float" office:value="0.036359">
                <text:p>0.036359</text:p>
              </table:table-cell>
              <table:table-cell office:value-type="float" office:value="0.038025">
                <text:p>0.038025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94979">
                <text:p>0.094979</text:p>
              </table:table-cell>
              <table:table-cell office:value-type="float" office:value="NaN">
                <text:p>NaN</text:p>
              </table:table-cell>
              <table:table-cell office:value-type="float" office:value="0.094975">
                <text:p>0.094975</text:p>
              </table:table-cell>
              <table:table-cell office:value-type="float" office:value="0.088473">
                <text:p>0.088473</text:p>
              </table:table-cell>
              <table:table-cell office:value-type="float" office:value="0.088496">
                <text:p>0.088496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945">
                <text:p>0.039945</text:p>
              </table:table-cell>
              <table:table-cell office:value-type="float" office:value="0.043076">
                <text:p>0.043076</text:p>
              </table:table-cell>
              <table:table-cell office:value-type="float" office:value="0.031584">
                <text:p>0.031584</text:p>
              </table:table-cell>
              <table:table-cell office:value-type="float" office:value="0.039907">
                <text:p>0.039907</text:p>
              </table:table-cell>
              <table:table-cell office:value-type="float" office:value="0.034673">
                <text:p>0.03467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9458">
                <text:p>0.09458</text:p>
              </table:table-cell>
              <table:table-cell office:value-type="float" office:value="0.096143">
                <text:p>0.096143</text:p>
              </table:table-cell>
              <table:table-cell office:value-type="float" office:value="0.095095">
                <text:p>0.095095</text:p>
              </table:table-cell>
              <table:table-cell office:value-type="float" office:value="0.096399">
                <text:p>0.096399</text:p>
              </table:table-cell>
              <table:table-cell office:value-type="float" office:value="0.094907">
                <text:p>0.094907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123">
                <text:p>0.027123</text:p>
              </table:table-cell>
              <table:table-cell office:value-type="float" office:value="0.03647">
                <text:p>0.03647</text:p>
              </table:table-cell>
              <table:table-cell office:value-type="float" office:value="0.043025">
                <text:p>0.043025</text:p>
              </table:table-cell>
              <table:table-cell office:value-type="float" office:value="0.038456">
                <text:p>0.038456</text:p>
              </table:table-cell>
              <table:table-cell office:value-type="float" office:value="0.028558">
                <text:p>0.028558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1185">
                <text:p>0.001185</text:p>
              </table:table-cell>
              <table:table-cell office:value-type="float" office:value="0.001193">
                <text:p>0.001193</text:p>
              </table:table-cell>
              <table:table-cell office:value-type="float" office:value="0.001151">
                <text:p>0.001151</text:p>
              </table:table-cell>
              <table:table-cell office:value-type="float" office:value="0.001176">
                <text:p>0.001176</text:p>
              </table:table-cell>
              <table:table-cell office:value-type="float" office:value="0.00131">
                <text:p>0.00131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564">
                <text:p>0.028564</text:p>
              </table:table-cell>
              <table:table-cell office:value-type="float" office:value="0.028375">
                <text:p>0.028375</text:p>
              </table:table-cell>
              <table:table-cell office:value-type="float" office:value="0.041338">
                <text:p>0.041338</text:p>
              </table:table-cell>
              <table:table-cell office:value-type="float" office:value="0.031452">
                <text:p>0.031452</text:p>
              </table:table-cell>
              <table:table-cell office:value-type="float" office:value="0.037975">
                <text:p>0.03797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1">
                <text:p>0.001131</text:p>
              </table:table-cell>
              <table:table-cell office:value-type="float" office:value="0.001134">
                <text:p>0.001134</text:p>
              </table:table-cell>
              <table:table-cell office:value-type="float" office:value="0.000909">
                <text:p>0.000909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57">
                <text:p>0.02957</text:p>
              </table:table-cell>
              <table:table-cell office:value-type="float" office:value="0.03454">
                <text:p>0.03454</text:p>
              </table:table-cell>
              <table:table-cell office:value-type="float" office:value="0.027859">
                <text:p>0.027859</text:p>
              </table:table-cell>
              <table:table-cell office:value-type="float" office:value="0.004164">
                <text:p>0.004164</text:p>
              </table:table-cell>
              <table:table-cell office:value-type="float" office:value="0.028467">
                <text:p>0.028467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183">
                <text:p>0.001183</text:p>
              </table:table-cell>
              <table:table-cell office:value-type="float" office:value="0.0011">
                <text:p>0.0011</text:p>
              </table:table-cell>
              <table:table-cell office:value-type="float" office:value="0.00101">
                <text:p>0.00101</text:p>
              </table:table-cell>
              <table:table-cell office:value-type="float" office:value="0.001415">
                <text:p>0.001415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403">
                <text:p>0.029403</text:p>
              </table:table-cell>
              <table:table-cell office:value-type="float" office:value="0.043104">
                <text:p>0.043104</text:p>
              </table:table-cell>
              <table:table-cell office:value-type="float" office:value="0.020137">
                <text:p>0.020137</text:p>
              </table:table-cell>
              <table:table-cell office:value-type="float" office:value="0.03887">
                <text:p>0.03887</text:p>
              </table:table-cell>
              <table:table-cell office:value-type="float" office:value="0.033482">
                <text:p>0.033482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198">
                <text:p>0.00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7">
                <text:p>0.001407</text:p>
              </table:table-cell>
              <table:table-cell office:value-type="float" office:value="0.001062">
                <text:p>0.001062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231">
                <text:p>0.029231</text:p>
              </table:table-cell>
              <table:table-cell office:value-type="float" office:value="0.028653">
                <text:p>0.028653</text:p>
              </table:table-cell>
              <table:table-cell office:value-type="float" office:value="0.086506">
                <text:p>0.086506</text:p>
              </table:table-cell>
              <table:table-cell office:value-type="float" office:value="0.031224">
                <text:p>0.031224</text:p>
              </table:table-cell>
              <table:table-cell office:value-type="float" office:value="0.029616">
                <text:p>0.029616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201">
                <text:p>0.001201</text:p>
              </table:table-cell>
              <table:table-cell office:value-type="float" office:value="NaN">
                <text:p>NaN</text:p>
              </table:table-cell>
              <table:table-cell office:value-type="float" office:value="0.000862">
                <text:p>0.000862</text:p>
              </table:table-cell>
              <table:table-cell office:value-type="float" office:value="0.001465">
                <text:p>0.001465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84">
                <text:p>0.03084</text:p>
              </table:table-cell>
              <table:table-cell office:value-type="float" office:value="0.031941">
                <text:p>0.031941</text:p>
              </table:table-cell>
              <table:table-cell office:value-type="float" office:value="0.306809">
                <text:p>0.306809</text:p>
              </table:table-cell>
              <table:table-cell office:value-type="float" office:value="0.043647">
                <text:p>0.043647</text:p>
              </table:table-cell>
              <table:table-cell office:value-type="float" office:value="0.039854">
                <text:p>0.039854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88622">
                <text:p>0.088622</text:p>
              </table:table-cell>
              <table:table-cell office:value-type="float" office:value="0.088112">
                <text:p>0.088112</text:p>
              </table:table-cell>
              <table:table-cell office:value-type="float" office:value="0.085724">
                <text:p>0.085724</text:p>
              </table:table-cell>
              <table:table-cell office:value-type="float" office:value="0.088621">
                <text:p>0.088621</text:p>
              </table:table-cell>
              <table:table-cell office:value-type="float" office:value="0.085974">
                <text:p>0.08597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762">
                <text:p>0.029762</text:p>
              </table:table-cell>
              <table:table-cell office:value-type="float" office:value="0.029311">
                <text:p>0.029311</text:p>
              </table:table-cell>
              <table:table-cell office:value-type="float" office:value="0.029273">
                <text:p>0.029273</text:p>
              </table:table-cell>
              <table:table-cell office:value-type="float" office:value="0.03653">
                <text:p>0.03653</text:p>
              </table:table-cell>
              <table:table-cell office:value-type="float" office:value="0.029693">
                <text:p>0.029693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88248">
                <text:p>0.088248</text:p>
              </table:table-cell>
              <table:table-cell office:value-type="float" office:value="0.086106">
                <text:p>0.086106</text:p>
              </table:table-cell>
              <table:table-cell office:value-type="float" office:value="0.089722">
                <text:p>0.089722</text:p>
              </table:table-cell>
              <table:table-cell office:value-type="float" office:value="0.089811">
                <text:p>0.089811</text:p>
              </table:table-cell>
              <table:table-cell office:value-type="float" office:value="0.088328">
                <text:p>0.088328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405">
                <text:p>0.036405</text:p>
              </table:table-cell>
              <table:table-cell office:value-type="float" office:value="0.027903">
                <text:p>0.027903</text:p>
              </table:table-cell>
              <table:table-cell office:value-type="float" office:value="0.031805">
                <text:p>0.031805</text:p>
              </table:table-cell>
              <table:table-cell office:value-type="float" office:value="0.031779">
                <text:p>0.031779</text:p>
              </table:table-cell>
              <table:table-cell office:value-type="float" office:value="0.02951">
                <text:p>0.0295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406">
                <text:p>0.00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4">
                <text:p>0.00114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79">
                <text:p>0.026479</text:p>
              </table:table-cell>
              <table:table-cell office:value-type="float" office:value="0.031249">
                <text:p>0.031249</text:p>
              </table:table-cell>
              <table:table-cell office:value-type="float" office:value="0.028357">
                <text:p>0.028357</text:p>
              </table:table-cell>
              <table:table-cell office:value-type="float" office:value="0.029583">
                <text:p>0.029583</text:p>
              </table:table-cell>
              <table:table-cell office:value-type="float" office:value="0.030409">
                <text:p>0.03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948">
                <text:p>0.000948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139">
                <text:p>0.001139</text:p>
              </table:table-cell>
              <table:table-cell office:value-type="float" office:value="0.001203">
                <text:p>0.001203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036">
                <text:p>0.028036</text:p>
              </table:table-cell>
              <table:table-cell office:value-type="float" office:value="0.027795">
                <text:p>0.027795</text:p>
              </table:table-cell>
              <table:table-cell office:value-type="float" office:value="0.027319">
                <text:p>0.027319</text:p>
              </table:table-cell>
              <table:table-cell office:value-type="float" office:value="0.031194">
                <text:p>0.031194</text:p>
              </table:table-cell>
              <table:table-cell office:value-type="float" office:value="0.031358">
                <text:p>0.031358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9">
                <text:p>0.001409</text:p>
              </table:table-cell>
              <table:table-cell office:value-type="float" office:value="0.001141">
                <text:p>0.001141</text:p>
              </table:table-cell>
              <table:table-cell office:value-type="float" office:value="0.001247">
                <text:p>0.001247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657">
                <text:p>0.028657</text:p>
              </table:table-cell>
              <table:table-cell office:value-type="float" office:value="0.030881">
                <text:p>0.030881</text:p>
              </table:table-cell>
              <table:table-cell office:value-type="float" office:value="0.028695">
                <text:p>0.028695</text:p>
              </table:table-cell>
              <table:table-cell office:value-type="float" office:value="0.027992">
                <text:p>0.027992</text:p>
              </table:table-cell>
              <table:table-cell office:value-type="float" office:value="0.027567">
                <text:p>0.027567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1225">
                <text:p>0.001225</text:p>
              </table:table-cell>
              <table:table-cell office:value-type="float" office:value="0.001192">
                <text:p>0.001192</text:p>
              </table:table-cell>
              <table:table-cell office:value-type="float" office:value="0.001095">
                <text:p>0.001095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14">
                <text:p>0.00114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512">
                <text:p>0.027512</text:p>
              </table:table-cell>
              <table:table-cell office:value-type="float" office:value="0.029012">
                <text:p>0.029012</text:p>
              </table:table-cell>
              <table:table-cell office:value-type="float" office:value="0.03893">
                <text:p>0.03893</text:p>
              </table:table-cell>
              <table:table-cell office:value-type="float" office:value="0.03063">
                <text:p>0.03063</text:p>
              </table:table-cell>
              <table:table-cell office:value-type="float" office:value="0.027763">
                <text:p>0.02776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1367">
                <text:p>0.001367</text:p>
              </table:table-cell>
              <table:table-cell office:value-type="float" office:value="0.001164">
                <text:p>0.001164</text:p>
              </table:table-cell>
              <table:table-cell office:value-type="float" office:value="0.001178">
                <text:p>0.001178</text:p>
              </table:table-cell>
              <table:table-cell office:value-type="float" office:value="0.001506">
                <text:p>0.001506</text:p>
              </table:table-cell>
              <table:table-cell office:value-type="float" office:value="0.001291">
                <text:p>0.001291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8011">
                <text:p>0.028011</text:p>
              </table:table-cell>
              <table:table-cell office:value-type="float" office:value="0.232954">
                <text:p>0.232954</text:p>
              </table:table-cell>
              <table:table-cell office:value-type="float" office:value="0.028234">
                <text:p>0.028234</text:p>
              </table:table-cell>
              <table:table-cell office:value-type="float" office:value="0.027495">
                <text:p>0.027495</text:p>
              </table:table-cell>
              <table:table-cell office:value-type="float" office:value="0.027482">
                <text:p>0.027482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56">
                <text:p>0.00156</text:p>
              </table:table-cell>
              <table:table-cell office:value-type="float" office:value="0.001168">
                <text:p>0.001168</text:p>
              </table:table-cell>
              <table:table-cell office:value-type="float" office:value="NaN">
                <text:p>NaN</text:p>
              </table:table-cell>
              <table:table-cell office:value-type="float" office:value="0.001433">
                <text:p>0.001433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1518">
                <text:p>0.031518</text:p>
              </table:table-cell>
              <table:table-cell office:value-type="float" office:value="0.033509">
                <text:p>0.033509</text:p>
              </table:table-cell>
              <table:table-cell office:value-type="float" office:value="0.027263">
                <text:p>0.027263</text:p>
              </table:table-cell>
              <table:table-cell office:value-type="float" office:value="0.029089">
                <text:p>0.029089</text:p>
              </table:table-cell>
              <table:table-cell office:value-type="float" office:value="0.027606">
                <text:p>0.027606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85532">
                <text:p>0.085532</text:p>
              </table:table-cell>
              <table:table-cell office:value-type="float" office:value="0.088481">
                <text:p>0.088481</text:p>
              </table:table-cell>
              <table:table-cell office:value-type="float" office:value="0.089558">
                <text:p>0.089558</text:p>
              </table:table-cell>
              <table:table-cell office:value-type="float" office:value="0.088473">
                <text:p>0.088473</text:p>
              </table:table-cell>
              <table:table-cell office:value-type="float" office:value="0.085447">
                <text:p>0.085447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5">
                <text:p>0.0285</text:p>
              </table:table-cell>
              <table:table-cell office:value-type="float" office:value="0.027546">
                <text:p>0.027546</text:p>
              </table:table-cell>
              <table:table-cell office:value-type="float" office:value="0.026903">
                <text:p>0.026903</text:p>
              </table:table-cell>
              <table:table-cell office:value-type="float" office:value="0.030596">
                <text:p>0.030596</text:p>
              </table:table-cell>
              <table:table-cell office:value-type="float" office:value="0.031642">
                <text:p>0.031642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89417">
                <text:p>0.089417</text:p>
              </table:table-cell>
              <table:table-cell office:value-type="float" office:value="0.085961">
                <text:p>0.085961</text:p>
              </table:table-cell>
              <table:table-cell office:value-type="float" office:value="0.088348">
                <text:p>0.088348</text:p>
              </table:table-cell>
              <table:table-cell office:value-type="float" office:value="0.088423">
                <text:p>0.088423</text:p>
              </table:table-cell>
              <table:table-cell office:value-type="float" office:value="0.089995">
                <text:p>0.089995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9266">
                <text:p>0.029266</text:p>
              </table:table-cell>
              <table:table-cell office:value-type="float" office:value="0.030468">
                <text:p>0.030468</text:p>
              </table:table-cell>
              <table:table-cell office:value-type="float" office:value="0.028481">
                <text:p>0.028481</text:p>
              </table:table-cell>
              <table:table-cell office:value-type="float" office:value="0.03038">
                <text:p>0.03038</text:p>
              </table:table-cell>
              <table:table-cell office:value-type="float" office:value="0.028343">
                <text:p>0.028343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1306">
                <text:p>0.001306</text:p>
              </table:table-cell>
              <table:table-cell office:value-type="float" office:value="0.001164">
                <text:p>0.00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867">
                <text:p>0.038867</text:p>
              </table:table-cell>
              <table:table-cell office:value-type="float" office:value="0.032524">
                <text:p>0.032524</text:p>
              </table:table-cell>
              <table:table-cell office:value-type="float" office:value="0.030516">
                <text:p>0.030516</text:p>
              </table:table-cell>
              <table:table-cell office:value-type="float" office:value="0.029722">
                <text:p>0.029722</text:p>
              </table:table-cell>
              <table:table-cell office:value-type="float" office:value="0.028641">
                <text:p>0.028641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138">
                <text:p>0.00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2">
                <text:p>0.001202</text:p>
              </table:table-cell>
              <table:table-cell office:value-type="float" office:value="0.001386">
                <text:p>0.001386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389">
                <text:p>0.028389</text:p>
              </table:table-cell>
              <table:table-cell office:value-type="float" office:value="0.028413">
                <text:p>0.028413</text:p>
              </table:table-cell>
              <table:table-cell office:value-type="float" office:value="0.036512">
                <text:p>0.036512</text:p>
              </table:table-cell>
              <table:table-cell office:value-type="float" office:value="0.027147">
                <text:p>0.027147</text:p>
              </table:table-cell>
              <table:table-cell office:value-type="float" office:value="0.02816">
                <text:p>0.02816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90475">
                <text:p>0.090475</text:p>
              </table:table-cell>
              <table:table-cell office:value-type="float" office:value="0.085857">
                <text:p>0.085857</text:p>
              </table:table-cell>
              <table:table-cell office:value-type="float" office:value="0.090191">
                <text:p>0.090191</text:p>
              </table:table-cell>
              <table:table-cell office:value-type="float" office:value="0.089493">
                <text:p>0.089493</text:p>
              </table:table-cell>
              <table:table-cell office:value-type="float" office:value="0.085909">
                <text:p>0.08590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406cm" svg:y="2.001cm" style:legend-expansion="custom" chartooo:width="9.133cm" chartooo:height="5.08cm" style:legend-expansion-aspect-ratio="1.79783464566929" chart:style-name="ch2"/>
        <chart:plot-area chart:style-name="ch3" table:cell-range-address="Sheet3.J8:Sheet3.N8 Sheet3.J118:Sheet3.N138 Sheet3.T8:Sheet3.X8 Sheet3.T118:Sheet3.X138" chart:data-source-has-labels="row" svg:x="0.812cm" svg:y="0.853cm" svg:width="17.639cm" svg:height="7.526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18:Sheet3.J138" chart:label-cell-address="Sheet3.J8:Sheet3.J8" chart:class="chart:line">
            <chart:data-point chart:repeated="21"/>
          </chart:series>
          <chart:series chart:style-name="ch7" chart:values-cell-range-address="Sheet3.K118:Sheet3.K138" chart:label-cell-address="Sheet3.K8:Sheet3.K8" chart:class="chart:line">
            <chart:data-point chart:repeated="21"/>
          </chart:series>
          <chart:series chart:style-name="ch8" chart:values-cell-range-address="Sheet3.L118:Sheet3.L138" chart:label-cell-address="Sheet3.L8:Sheet3.L8" chart:class="chart:line">
            <chart:data-point chart:repeated="21"/>
          </chart:series>
          <chart:series chart:style-name="ch9" chart:values-cell-range-address="Sheet3.M118:Sheet3.M138" chart:label-cell-address="Sheet3.M8:Sheet3.M8" chart:class="chart:line">
            <chart:data-point chart:repeated="21"/>
          </chart:series>
          <chart:series chart:style-name="ch10" chart:values-cell-range-address="Sheet3.N118:Sheet3.N138" chart:label-cell-address="Sheet3.N8:Sheet3.N8" chart:class="chart:line">
            <chart:data-point chart:repeated="21"/>
          </chart:series>
          <chart:series chart:style-name="ch11" chart:values-cell-range-address="Sheet3.T118:Sheet3.T138" chart:label-cell-address="Sheet3.T8:Sheet3.T8" chart:class="chart:line">
            <chart:data-point chart:repeated="21"/>
          </chart:series>
          <chart:series chart:style-name="ch12" chart:values-cell-range-address="Sheet3.U118:Sheet3.U138" chart:label-cell-address="Sheet3.U8:Sheet3.U8" chart:class="chart:line">
            <chart:data-point chart:repeated="21"/>
          </chart:series>
          <chart:series chart:style-name="ch13" chart:values-cell-range-address="Sheet3.V118:Sheet3.V138" chart:label-cell-address="Sheet3.V8:Sheet3.V8" chart:class="chart:line">
            <chart:data-point chart:repeated="21"/>
          </chart:series>
          <chart:series chart:style-name="ch14" chart:values-cell-range-address="Sheet3.W118:Sheet3.W138" chart:label-cell-address="Sheet3.W8:Sheet3.W8" chart:class="chart:line">
            <chart:data-point chart:repeated="21"/>
          </chart:series>
          <chart:series chart:style-name="ch15" chart:values-cell-range-address="Sheet3.X118:Sheet3.X138" chart:label-cell-address="Sheet3.X8:Sheet3.X8" chart:class="chart:line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ifornia, 1KB</text:p>
                <draw:g>
                  <svg:desc>Sheet3.J8:Sheet3.J8</svg:desc>
                </draw:g>
              </table:table-cell>
              <table:table-cell office:value-type="string">
                <text:p>california, 10KB</text:p>
                <draw:g>
                  <svg:desc>Sheet3.K8:Sheet3.K8</svg:desc>
                </draw:g>
              </table:table-cell>
              <table:table-cell office:value-type="string">
                <text:p>california, 100KB</text:p>
                <draw:g>
                  <svg:desc>Sheet3.L8:Sheet3.L8</svg:desc>
                </draw:g>
              </table:table-cell>
              <table:table-cell office:value-type="string">
                <text:p>california, 1MB</text:p>
                <draw:g>
                  <svg:desc>Sheet3.M8:Sheet3.M8</svg:desc>
                </draw:g>
              </table:table-cell>
              <table:table-cell office:value-type="string">
                <text:p>california 10MB</text:p>
                <draw:g>
                  <svg:desc>Sheet3.N8:Sheet3.N8</svg:desc>
                </draw:g>
              </table:table-cell>
              <table:table-cell office:value-type="string">
                <text:p>singapore, 1KB</text:p>
                <draw:g>
                  <svg:desc>Sheet3.T8:Sheet3.T8</svg:desc>
                </draw:g>
              </table:table-cell>
              <table:table-cell office:value-type="string">
                <text:p>singapore, 10KB</text:p>
                <draw:g>
                  <svg:desc>Sheet3.U8:Sheet3.U8</svg:desc>
                </draw:g>
              </table:table-cell>
              <table:table-cell office:value-type="string">
                <text:p>singapore, 100KB</text:p>
                <draw:g>
                  <svg:desc>Sheet3.V8:Sheet3.V8</svg:desc>
                </draw:g>
              </table:table-cell>
              <table:table-cell office:value-type="string">
                <text:p>singapore, 1MB</text:p>
                <draw:g>
                  <svg:desc>Sheet3.W8:Sheet3.W8</svg:desc>
                </draw:g>
              </table:table-cell>
              <table:table-cell office:value-type="string">
                <text:p>singapore 10MB</text:p>
                <draw:g>
                  <svg:desc>Sheet3.X8:Sheet3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951">
                <text:p>0.004951</text:p>
                <draw:g>
                  <svg:desc>Sheet3.J118:Sheet3.J138</svg:desc>
                </draw:g>
              </table:table-cell>
              <table:table-cell office:value-type="float" office:value="0.002199">
                <text:p>0.002199</text:p>
                <draw:g>
                  <svg:desc>Sheet3.K118:Sheet3.K138</svg:desc>
                </draw:g>
              </table:table-cell>
              <table:table-cell office:value-type="float" office:value="0.002276">
                <text:p>0.002276</text:p>
                <draw:g>
                  <svg:desc>Sheet3.L118:Sheet3.L138</svg:desc>
                </draw:g>
              </table:table-cell>
              <table:table-cell office:value-type="float" office:value="0.00271">
                <text:p>0.00271</text:p>
                <draw:g>
                  <svg:desc>Sheet3.M118:Sheet3.M138</svg:desc>
                </draw:g>
              </table:table-cell>
              <table:table-cell office:value-type="float" office:value="0.003048">
                <text:p>0.003048</text:p>
                <draw:g>
                  <svg:desc>Sheet3.N118:Sheet3.N138</svg:desc>
                </draw:g>
              </table:table-cell>
              <table:table-cell office:value-type="float" office:value="0.000627">
                <text:p>0.000627</text:p>
                <draw:g>
                  <svg:desc>Sheet3.T118:Sheet3.T138</svg:desc>
                </draw:g>
              </table:table-cell>
              <table:table-cell office:value-type="float" office:value="0.000696">
                <text:p>0.000696</text:p>
                <draw:g>
                  <svg:desc>Sheet3.U118:Sheet3.U138</svg:desc>
                </draw:g>
              </table:table-cell>
              <table:table-cell office:value-type="float" office:value="0.000675">
                <text:p>0.000675</text:p>
                <draw:g>
                  <svg:desc>Sheet3.V118:Sheet3.V138</svg:desc>
                </draw:g>
              </table:table-cell>
              <table:table-cell office:value-type="float" office:value="0.000418">
                <text:p>0.000418</text:p>
                <draw:g>
                  <svg:desc>Sheet3.W118:Sheet3.W138</svg:desc>
                </draw:g>
              </table:table-cell>
              <table:table-cell office:value-type="float" office:value="0.000711">
                <text:p>0.000711</text:p>
                <draw:g>
                  <svg:desc>Sheet3.X118:Sheet3.X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000746">
                <text:p>0.000746</text:p>
              </table:table-cell>
              <table:table-cell office:value-type="float" office:value="0.000643">
                <text:p>0.000643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73">
                <text:p>0.00073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24">
                <text:p>0.000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18">
                <text:p>0.000618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28">
                <text:p>0.000628</text:p>
              </table:table-cell>
              <table:table-cell office:value-type="float" office:value="0.000718">
                <text:p>0.000718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87">
                <text:p>0.000687</text:p>
              </table:table-cell>
              <table:table-cell office:value-type="float" office:value="0.00071">
                <text:p>0.00071</text:p>
              </table:table-cell>
              <table:table-cell office:value-type="float" office:value="0.000433">
                <text:p>0.000433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16">
                <text:p>0.000616</text:p>
              </table:table-cell>
              <table:table-cell office:value-type="float" office:value="0.000711">
                <text:p>0.000711</text:p>
              </table:table-cell>
              <table:table-cell office:value-type="float" office:value="0.000677">
                <text:p>0.000677</text:p>
              </table:table-cell>
              <table:table-cell office:value-type="float" office:value="0.000461">
                <text:p>0.000461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695">
                <text:p>0.000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21">
                <text:p>0.000721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409">
                <text:p>0.00040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634">
                <text:p>0.000634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619">
                <text:p>0.000619</text:p>
              </table:table-cell>
              <table:table-cell office:value-type="float" office:value="0.000639">
                <text:p>0.000639</text:p>
              </table:table-cell>
              <table:table-cell office:value-type="float" office:value="0.000686">
                <text:p>0.00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664">
                <text:p>0.000664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591">
                <text:p>0.000591</text:p>
              </table:table-cell>
              <table:table-cell office:value-type="float" office:value="0.001218">
                <text:p>0.001218</text:p>
              </table:table-cell>
              <table:table-cell office:value-type="float" office:value="0.001474">
                <text:p>0.001474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18">
                <text:p>0.00118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798">
                <text:p>0.000798</text:p>
              </table:table-cell>
              <table:table-cell office:value-type="float" office:value="0.000671">
                <text:p>0.000671</text:p>
              </table:table-cell>
              <table:table-cell office:value-type="float" office:value="0.000683">
                <text:p>0.000683</text:p>
              </table:table-cell>
              <table:table-cell office:value-type="float" office:value="0.000708">
                <text:p>0.000708</text:p>
              </table:table-cell>
              <table:table-cell office:value-type="float" office:value="0.000713">
                <text:p>0.000713</text:p>
              </table:table-cell>
              <table:table-cell office:value-type="float" office:value="0.001412">
                <text:p>0.001412</text:p>
              </table:table-cell>
              <table:table-cell office:value-type="float" office:value="0.001374">
                <text:p>0.001374</text:p>
              </table:table-cell>
              <table:table-cell office:value-type="float" office:value="0.001519">
                <text:p>0.001519</text:p>
              </table:table-cell>
              <table:table-cell office:value-type="float" office:value="0.00165">
                <text:p>0.00165</text:p>
              </table:table-cell>
              <table:table-cell office:value-type="float" office:value="0.001437">
                <text:p>0.001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79">
                <text:p>0.000479</text:p>
              </table:table-cell>
              <table:table-cell office:value-type="float" office:value="0.000626">
                <text:p>0.000626</text:p>
              </table:table-cell>
              <table:table-cell office:value-type="float" office:value="0.000683">
                <text:p>0.000683</text:p>
              </table:table-cell>
              <table:table-cell office:value-type="float" office:value="0.001628">
                <text:p>0.00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196">
                <text:p>0.001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66">
                <text:p>0.00066</text:p>
              </table:table-cell>
              <table:table-cell office:value-type="float" office:value="0.000641">
                <text:p>0.000641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672">
                <text:p>0.000672</text:p>
              </table:table-cell>
              <table:table-cell office:value-type="float" office:value="0.000454">
                <text:p>0.000454</text:p>
              </table:table-cell>
              <table:table-cell office:value-type="float" office:value="0.001414">
                <text:p>0.001414</text:p>
              </table:table-cell>
              <table:table-cell office:value-type="float" office:value="0.001463">
                <text:p>0.001463</text:p>
              </table:table-cell>
              <table:table-cell office:value-type="float" office:value="0.001441">
                <text:p>0.001441</text:p>
              </table:table-cell>
              <table:table-cell office:value-type="float" office:value="0.001458">
                <text:p>0.001458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38">
                <text:p>0.000638</text:p>
              </table:table-cell>
              <table:table-cell office:value-type="float" office:value="0.000684">
                <text:p>0.000684</text:p>
              </table:table-cell>
              <table:table-cell office:value-type="float" office:value="0.000699">
                <text:p>0.000699</text:p>
              </table:table-cell>
              <table:table-cell office:value-type="float" office:value="0.000622">
                <text:p>0.000622</text:p>
              </table:table-cell>
              <table:table-cell office:value-type="float" office:value="0.00062">
                <text:p>0.00062</text:p>
              </table:table-cell>
              <table:table-cell office:value-type="float" office:value="0.001454">
                <text:p>0.001454</text:p>
              </table:table-cell>
              <table:table-cell office:value-type="float" office:value="0.001391">
                <text:p>0.001391</text:p>
              </table:table-cell>
              <table:table-cell office:value-type="float" office:value="0.001397">
                <text:p>0.001397</text:p>
              </table:table-cell>
              <table:table-cell office:value-type="float" office:value="0.001186">
                <text:p>0.001186</text:p>
              </table:table-cell>
              <table:table-cell office:value-type="float" office:value="0.001343">
                <text:p>0.00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66">
                <text:p>0.00066</text:p>
              </table:table-cell>
              <table:table-cell office:value-type="float" office:value="0.000715">
                <text:p>0.000715</text:p>
              </table:table-cell>
              <table:table-cell office:value-type="float" office:value="0.000666">
                <text:p>0.000666</text:p>
              </table:table-cell>
              <table:table-cell office:value-type="float" office:value="0.000704">
                <text:p>0.000704</text:p>
              </table:table-cell>
              <table:table-cell office:value-type="float" office:value="0.000448">
                <text:p>0.000448</text:p>
              </table:table-cell>
              <table:table-cell office:value-type="float" office:value="0.00041">
                <text:p>0.00041</text:p>
              </table:table-cell>
              <table:table-cell office:value-type="float" office:value="0.000632">
                <text:p>0.000632</text:p>
              </table:table-cell>
              <table:table-cell office:value-type="float" office:value="0.000601">
                <text:p>0.000601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629">
                <text:p>0.00062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1406">
                <text:p>0.001406</text:p>
              </table:table-cell>
              <table:table-cell office:value-type="float" office:value="0.001418">
                <text:p>0.001418</text:p>
              </table:table-cell>
              <table:table-cell office:value-type="float" office:value="0.001438">
                <text:p>0.001438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13">
                <text:p>0.000613</text:p>
              </table:table-cell>
              <table:table-cell office:value-type="float" office:value="0.000464">
                <text:p>0.000464</text:p>
              </table:table-cell>
              <table:table-cell office:value-type="float" office:value="0.000455">
                <text:p>0.000455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665">
                <text:p>0.000665</text:p>
              </table:table-cell>
              <table:table-cell office:value-type="float" office:value="0.000392">
                <text:p>0.000392</text:p>
              </table:table-cell>
              <table:table-cell office:value-type="float" office:value="0.000598">
                <text:p>0.000598</text:p>
              </table:table-cell>
              <table:table-cell office:value-type="float" office:value="0.000704">
                <text:p>0.000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656">
                <text:p>0.000656</text:p>
              </table:table-cell>
              <table:table-cell office:value-type="float" office:value="0.000612">
                <text:p>0.000612</text:p>
              </table:table-cell>
              <table:table-cell office:value-type="float" office:value="0.000405">
                <text:p>0.000405</text:p>
              </table:table-cell>
              <table:table-cell office:value-type="float" office:value="0.000697">
                <text:p>0.000697</text:p>
              </table:table-cell>
              <table:table-cell office:value-type="float" office:value="0.000793">
                <text:p>0.000793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589">
                <text:p>0.000589</text:p>
              </table:table-cell>
              <table:table-cell office:value-type="float" office:value="0.000473">
                <text:p>0.000473</text:p>
              </table:table-cell>
              <table:table-cell office:value-type="float" office:value="0.000712">
                <text:p>0.000712</text:p>
              </table:table-cell>
              <table:table-cell office:value-type="float" office:value="0.000661">
                <text:p>0.000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52">
                <text:p>0.000652</text:p>
              </table:table-cell>
              <table:table-cell office:value-type="float" office:value="0.000653">
                <text:p>0.000653</text:p>
              </table:table-cell>
              <table:table-cell office:value-type="float" office:value="0.000489">
                <text:p>0.000489</text:p>
              </table:table-cell>
              <table:table-cell office:value-type="float" office:value="0.000669">
                <text:p>0.000669</text:p>
              </table:table-cell>
              <table:table-cell office:value-type="float" office:value="0.000676">
                <text:p>0.000676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3">
                <text:p>0.00063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887">
                <text:p>0.000887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28">
                <text:p>0.000428</text:p>
              </table:table-cell>
              <table:table-cell office:value-type="float" office:value="0.000537">
                <text:p>0.000537</text:p>
              </table:table-cell>
              <table:table-cell office:value-type="float" office:value="0.000625">
                <text:p>0.000625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496">
                <text:p>0.000496</text:p>
              </table:table-cell>
              <table:table-cell office:value-type="float" office:value="0.001247">
                <text:p>0.001247</text:p>
              </table:table-cell>
              <table:table-cell office:value-type="float" office:value="0.001168">
                <text:p>0.001168</text:p>
              </table:table-cell>
              <table:table-cell office:value-type="float" office:value="0.001208">
                <text:p>0.001208</text:p>
              </table:table-cell>
              <table:table-cell office:value-type="float" office:value="0.001457">
                <text:p>0.001457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275">
                <text:p>0.002275</text:p>
              </table:table-cell>
              <table:table-cell office:value-type="float" office:value="0.002139">
                <text:p>0.002139</text:p>
              </table:table-cell>
              <table:table-cell office:value-type="float" office:value="0.003209">
                <text:p>0.003209</text:p>
              </table:table-cell>
              <table:table-cell office:value-type="float" office:value="0.002996">
                <text:p>0.002996</text:p>
              </table:table-cell>
              <table:table-cell office:value-type="float" office:value="NaN">
                <text:p>NaN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515">
                <text:p>0.000515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502">
                <text:p>0.000502</text:p>
              </table:table-cell>
              <table:table-cell office:value-type="float" office:value="0.000422">
                <text:p>0.000422</text:p>
              </table:table-cell>
              <table:table-cell office:value-type="float" office:value="0.000472">
                <text:p>0.000472</text:p>
              </table:table-cell>
              <table:table-cell office:value-type="float" office:value="0.000637">
                <text:p>0.000637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71">
                <text:p>0.0007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8">
                <text:p>0.00048</text:p>
              </table:table-cell>
              <table:table-cell office:value-type="float" office:value="0.000691">
                <text:p>0.000691</text:p>
              </table:table-cell>
              <table:table-cell office:value-type="float" office:value="0.000696">
                <text:p>0.000696</text:p>
              </table:table-cell>
              <table:table-cell office:value-type="float" office:value="0.000627">
                <text:p>0.000627</text:p>
              </table:table-cell>
              <table:table-cell office:value-type="float" office:value="0.000692">
                <text:p>0.000692</text:p>
              </table:table-cell>
              <table:table-cell office:value-type="float" office:value="0.000644">
                <text:p>0.000644</text:p>
              </table:table-cell>
              <table:table-cell office:value-type="float" office:value="0.00056">
                <text:p>0.00056</text:p>
              </table:table-cell>
              <table:table-cell office:value-type="float" office:value="0.000629">
                <text:p>0.000629</text:p>
              </table:table-cell>
              <table:table-cell office:value-type="float" office:value="0.000819">
                <text:p>0.00081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679">
                <text:p>0.000679</text:p>
              </table:table-cell>
              <table:table-cell office:value-type="float" office:value="0.0007">
                <text:p>0.0007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678">
                <text:p>0.000678</text:p>
              </table:table-cell>
              <table:table-cell office:value-type="float" office:value="0.000429">
                <text:p>0.000429</text:p>
              </table:table-cell>
              <table:table-cell office:value-type="float" office:value="0.000662">
                <text:p>0.000662</text:p>
              </table:table-cell>
              <table:table-cell office:value-type="float" office:value="0.000686">
                <text:p>0.000686</text:p>
              </table:table-cell>
              <table:table-cell office:value-type="float" office:value="0.000689">
                <text:p>0.000689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36">
                <text:p>0.000636</text:p>
              </table:table-cell>
              <table:table-cell office:value-type="float" office:value="0.00055">
                <text:p>0.00055</text:p>
              </table:table-cell>
              <table:table-cell office:value-type="float" office:value="0.00068">
                <text:p>0.00068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659">
                <text:p>0.000659</text:p>
              </table:table-cell>
              <table:table-cell office:value-type="float" office:value="0.000436">
                <text:p>0.000436</text:p>
              </table:table-cell>
              <table:table-cell office:value-type="float" office:value="0.00062">
                <text:p>0.00062</text:p>
              </table:table-cell>
              <table:table-cell office:value-type="float" office:value="0.000705">
                <text:p>0.000705</text:p>
              </table:table-cell>
              <table:table-cell office:value-type="float" office:value="0.000437">
                <text:p>0.000437</text:p>
              </table:table-cell>
              <table:table-cell office:value-type="float" office:value="0.000564">
                <text:p>0.0005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aw:opacity="50%" draw:opacity-name="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64cm" svg:height="8.956cm" xlink:href=".." xlink:type="simple" chart:class="chart:area" chart:style-name="ch1">
        <chart:legend svg:x="15.304cm" svg:y="1.691cm" style:legend-expansion="custom" chartooo:width="2.953cm" chartooo:height="5.065cm" style:legend-expansion-aspect-ratio="0.583020730503455" chart:style-name="ch2"/>
        <chart:plot-area chart:style-name="ch3" table:cell-range-address="Sheet4.E8:Sheet4.E29 Sheet4.I8:Sheet4.J29" chart:data-source-has-labels="row" svg:x="0.627cm" svg:y="0.849cm" svg:width="14.14cm" svg:height="7.506cm">
          <chartooo:coordinate-region svg:x="1.478cm" svg:y="1.047cm" svg:width="12.437cm" svg:height="6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4.E9:Sheet4.E29" chart:label-cell-address="Sheet4.E8:Sheet4.E8" chart:class="chart:area">
            <chart:data-point chart:repeated="21"/>
          </chart:series>
          <chart:series chart:attached-axis="primary-y" chart:style-name="ch9" chart:values-cell-range-address="Sheet4.I9:Sheet4.I29" chart:label-cell-address="Sheet4.I8:Sheet4.I8" chart:class="chart:area">
            <chart:data-point chart:repeated="21"/>
          </chart:series>
          <chart:series chart:attached-axis="primary-y" chart:style-name="ch10" chart:values-cell-range-address="Sheet4.J9:Sheet4.J29" chart:label-cell-address="Sheet4.J8:Sheet4.J8" chart:class="chart:area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9:Sheet4.E29</svg:desc>
                </draw:g>
              </table:table-cell>
              <table:table-cell office:value-type="float" office:value="100">
                <text:p>100</text:p>
                <draw:g>
                  <svg:desc>Sheet4.I9:Sheet4.I29</svg:desc>
                </draw:g>
              </table:table-cell>
              <table:table-cell office:value-type="float" office:value="100">
                <text:p>100</text:p>
                <draw:g>
                  <svg:desc>Sheet4.J9:Sheet4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988883274381">
                <text:p>117.988883274381</text:p>
              </table:table-cell>
              <table:table-cell office:value-type="float" office:value="140.41309431021">
                <text:p>140.41309431021</text:p>
              </table:table-cell>
              <table:table-cell office:value-type="float" office:value="29.7977528089888">
                <text:p>29.797752808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22291200462">
                <text:p>104.22291200462</text:p>
              </table:table-cell>
              <table:table-cell office:value-type="float" office:value="104.630482533834">
                <text:p>104.630482533834</text:p>
              </table:table-cell>
              <table:table-cell office:value-type="float" office:value="32.6292134831461">
                <text:p>32.6292134831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7588248032917">
                <text:p>96.7588248032917</text:p>
              </table:table-cell>
              <table:table-cell office:value-type="float" office:value="97.2259618791185">
                <text:p>97.2259618791185</text:p>
              </table:table-cell>
              <table:table-cell office:value-type="float" office:value="30.7865168539326">
                <text:p>30.7865168539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753916119252">
                <text:p>102.753916119252</text:p>
              </table:table-cell>
              <table:table-cell office:value-type="float" office:value="114.713384822504">
                <text:p>114.713384822504</text:p>
              </table:table-cell>
              <table:table-cell office:value-type="float" office:value="30.561797752809">
                <text:p>30.561797752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786833176929">
                <text:p>100.786833176929</text:p>
              </table:table-cell>
              <table:table-cell office:value-type="float" office:value="102.848437610714">
                <text:p>102.848437610714</text:p>
              </table:table-cell>
              <table:table-cell office:value-type="float" office:value="19.5955056179775">
                <text:p>19.595505617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44416371905">
                <text:p>99.44416371905</text:p>
              </table:table-cell>
              <table:table-cell office:value-type="float" office:value="114.596471338482">
                <text:p>114.596471338482</text:p>
              </table:table-cell>
              <table:table-cell office:value-type="float" office:value="31.4157303370786">
                <text:p>31.41573033707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55879592868">
                <text:p>103.55879592868</text:p>
              </table:table-cell>
              <table:table-cell office:value-type="float" office:value="101.491532629491">
                <text:p>101.491532629491</text:p>
              </table:table-cell>
              <table:table-cell office:value-type="float" office:value="32.314606741573">
                <text:p>32.314606741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.749873673573">
                <text:p>154.749873673573</text:p>
              </table:table-cell>
              <table:table-cell office:value-type="float" office:value="111.818890384752">
                <text:p>111.81889038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.082725763373">
                <text:p>118.082725763373</text:p>
              </table:table-cell>
              <table:table-cell office:value-type="float" office:value="134.31587897683">
                <text:p>134.31587897683</text:p>
              </table:table-cell>
              <table:table-cell office:value-type="float" office:value="31.2359550561798">
                <text:p>31.2359550561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07.815489265216">
                <text:p>107.815489265216</text:p>
              </table:table-cell>
              <table:table-cell office:value-type="float" office:value="28.2696629213483">
                <text:p>28.2696629213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880675665921">
                <text:p>100.880675665921</text:p>
              </table:table-cell>
              <table:table-cell office:value-type="float" office:value="116.785942039255">
                <text:p>116.785942039255</text:p>
              </table:table-cell>
              <table:table-cell office:value-type="float" office:value="31.2359550561798">
                <text:p>31.23595505617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7549989172021">
                <text:p>97.7549989172021</text:p>
              </table:table-cell>
              <table:table-cell office:value-type="float" office:value="103.843973641324">
                <text:p>103.843973641324</text:p>
              </table:table-cell>
              <table:table-cell office:value-type="float" office:value="29.3932584269663">
                <text:p>29.3932584269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154551360716">
                <text:p>103.154551360716</text:p>
              </table:table-cell>
              <table:table-cell office:value-type="float" office:value="104.40019839864">
                <text:p>104.40019839864</text:p>
              </table:table-cell>
              <table:table-cell office:value-type="float" office:value="22.3820224719101">
                <text:p>22.3820224719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.7694362232007">
                <text:p>97.7694362232007</text:p>
              </table:table-cell>
              <table:table-cell office:value-type="float" office:value="104.283284914618">
                <text:p>104.283284914618</text:p>
              </table:table-cell>
              <table:table-cell office:value-type="float" office:value="29.0786516853933">
                <text:p>29.0786516853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57482133834">
                <text:p>112.957482133834</text:p>
              </table:table-cell>
              <table:table-cell office:value-type="float" office:value="96.7122511159924">
                <text:p>96.7122511159924</text:p>
              </table:table-cell>
              <table:table-cell office:value-type="float" office:value="32.9438202247191">
                <text:p>32.9438202247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5.361293582617">
                <text:p>115.361293582617</text:p>
              </table:table-cell>
              <table:table-cell office:value-type="float" office:value="99.2453766031319">
                <text:p>99.2453766031319</text:p>
              </table:table-cell>
              <table:table-cell office:value-type="float" office:value="29.4831460674157">
                <text:p>29.4831460674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988305782141">
                <text:p>103.988305782141</text:p>
              </table:table-cell>
              <table:table-cell office:value-type="float" office:value="199.022178133636">
                <text:p>199.022178133636</text:p>
              </table:table-cell>
              <table:table-cell office:value-type="float" office:value="29.123595505618">
                <text:p>29.123595505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2.100899879544">
                <text:p>102.100899879544</text:p>
              </table:table-cell>
              <table:table-cell office:value-type="float" office:value="26.2921348314607">
                <text:p>26.292134831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928751894896">
                <text:p>128.928751894896</text:p>
              </table:table-cell>
              <table:table-cell office:value-type="float" office:value="108.329200028343">
                <text:p>108.329200028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.350249043528">
                <text:p>116.350249043528</text:p>
              </table:table-cell>
              <table:table-cell office:value-type="float" office:value="102.717352795295">
                <text:p>102.717352795295</text:p>
              </table:table-cell>
              <table:table-cell office:value-type="float" office:value="31.1011235955056">
                <text:p>31.10112359550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Fine_20_Dotted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Fine_20_Dashed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otted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draw:stroke="dash" draw:stroke-dash="Fine_20_Dashed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25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draw:stroke="dash" draw:stroke-dash="Fine_20_Dotted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draw:stroke="dash" draw:stroke-dash="Ultrafine_20_Dashed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draw:stroke="dash" draw:stroke-dash="Ultrafine_20_2_20_Dots_20_3_20_Dashes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draw:stroke="dash" draw:stroke-dash="Fine_20_Dashed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draw:stroke="dash" draw:stroke-dash="Fine_20_Dotted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draw:stroke="dash" draw:stroke-dash="Ultrafine_20_Dashed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draw:stroke="dash" draw:stroke-dash="Ultrafine_20_2_20_Dots_20_3_20_Dashes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draw:stroke="dash" draw:stroke-dash="Fine_20_Dashed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8.939cm" svg:height="8.982cm" xlink:href=".." xlink:type="simple" chart:class="chart:line" chart:style-name="ch1">
        <chart:legend svg:x="18.356cm" svg:y="1.976cm" style:legend-expansion="custom" chartooo:width="9.133cm" chartooo:height="5.08cm" style:legend-expansion-aspect-ratio="1.79783464566929" chart:style-name="ch2"/>
        <chart:plot-area chart:style-name="ch3" table:cell-range-address="Sheet4.E8:Sheet4.X8 Sheet4.E65:Sheet4.X85" chart:data-source-has-labels="row" svg:x="0.696cm" svg:y="0.853cm" svg:width="17.755cm" svg:height="7.526cm">
          <chartooo:coordinate-region svg:x="1.94cm" svg:y="1.051cm" svg:width="16.314cm" svg:height="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E65:Sheet4.E85" chart:label-cell-address="Sheet4.E8:Sheet4.E8" chart:class="chart:line">
            <chart:data-point chart:repeated="21"/>
          </chart:series>
          <chart:series chart:style-name="ch7" chart:values-cell-range-address="Sheet4.F65:Sheet4.F85" chart:label-cell-address="Sheet4.F8:Sheet4.F8" chart:class="chart:line">
            <chart:data-point chart:repeated="21"/>
          </chart:series>
          <chart:series chart:style-name="ch8" chart:values-cell-range-address="Sheet4.G65:Sheet4.G85" chart:label-cell-address="Sheet4.G8:Sheet4.G8" chart:class="chart:line">
            <chart:data-point chart:repeated="21"/>
          </chart:series>
          <chart:series chart:style-name="ch9" chart:values-cell-range-address="Sheet4.H65:Sheet4.H85" chart:label-cell-address="Sheet4.H8:Sheet4.H8" chart:class="chart:line">
            <chart:data-point chart:repeated="21"/>
          </chart:series>
          <chart:series chart:style-name="ch10" chart:values-cell-range-address="Sheet4.I65:Sheet4.I85" chart:label-cell-address="Sheet4.I8:Sheet4.I8" chart:class="chart:line">
            <chart:data-point chart:repeated="21"/>
          </chart:series>
          <chart:series chart:style-name="ch11" chart:values-cell-range-address="Sheet4.J65:Sheet4.J85" chart:label-cell-address="Sheet4.J8:Sheet4.J8" chart:class="chart:line">
            <chart:data-point chart:repeated="21"/>
          </chart:series>
          <chart:series chart:style-name="ch12" chart:values-cell-range-address="Sheet4.K65:Sheet4.K85" chart:label-cell-address="Sheet4.K8:Sheet4.K8" chart:class="chart:line">
            <chart:data-point chart:repeated="21"/>
          </chart:series>
          <chart:series chart:style-name="ch13" chart:values-cell-range-address="Sheet4.L65:Sheet4.L85" chart:label-cell-address="Sheet4.L8:Sheet4.L8" chart:class="chart:line">
            <chart:data-point chart:repeated="21"/>
          </chart:series>
          <chart:series chart:style-name="ch14" chart:values-cell-range-address="Sheet4.M65:Sheet4.M85" chart:label-cell-address="Sheet4.M8:Sheet4.M8" chart:class="chart:line">
            <chart:data-point chart:repeated="21"/>
          </chart:series>
          <chart:series chart:style-name="ch15" chart:values-cell-range-address="Sheet4.N65:Sheet4.N85" chart:label-cell-address="Sheet4.N8:Sheet4.N8" chart:class="chart:line">
            <chart:data-point chart:repeated="21"/>
          </chart:series>
          <chart:series chart:style-name="ch16" chart:values-cell-range-address="Sheet4.O65:Sheet4.O85" chart:label-cell-address="Sheet4.O8:Sheet4.O8" chart:class="chart:line">
            <chart:data-point chart:repeated="21"/>
          </chart:series>
          <chart:series chart:style-name="ch17" chart:values-cell-range-address="Sheet4.P65:Sheet4.P85" chart:label-cell-address="Sheet4.P8:Sheet4.P8" chart:class="chart:line">
            <chart:data-point chart:repeated="21"/>
          </chart:series>
          <chart:series chart:style-name="ch18" chart:values-cell-range-address="Sheet4.Q65:Sheet4.Q85" chart:label-cell-address="Sheet4.Q8:Sheet4.Q8" chart:class="chart:line">
            <chart:data-point chart:repeated="21"/>
          </chart:series>
          <chart:series chart:style-name="ch19" chart:values-cell-range-address="Sheet4.R65:Sheet4.R85" chart:label-cell-address="Sheet4.R8:Sheet4.R8" chart:class="chart:line">
            <chart:data-point chart:repeated="21"/>
          </chart:series>
          <chart:series chart:style-name="ch20" chart:values-cell-range-address="Sheet4.S65:Sheet4.S85" chart:label-cell-address="Sheet4.S8:Sheet4.S8" chart:class="chart:line">
            <chart:data-point chart:repeated="21"/>
          </chart:series>
          <chart:series chart:style-name="ch21" chart:values-cell-range-address="Sheet4.T65:Sheet4.T85" chart:label-cell-address="Sheet4.T8:Sheet4.T8" chart:class="chart:line">
            <chart:data-point chart:repeated="21"/>
          </chart:series>
          <chart:series chart:style-name="ch22" chart:values-cell-range-address="Sheet4.U65:Sheet4.U85" chart:label-cell-address="Sheet4.U8:Sheet4.U8" chart:class="chart:line">
            <chart:data-point chart:repeated="21"/>
          </chart:series>
          <chart:series chart:style-name="ch23" chart:values-cell-range-address="Sheet4.V65:Sheet4.V85" chart:label-cell-address="Sheet4.V8:Sheet4.V8" chart:class="chart:line">
            <chart:data-point chart:repeated="21"/>
          </chart:series>
          <chart:series chart:style-name="ch24" chart:values-cell-range-address="Sheet4.W65:Sheet4.W85" chart:label-cell-address="Sheet4.W8:Sheet4.W8" chart:class="chart:line">
            <chart:data-point chart:repeated="21"/>
          </chart:series>
          <chart:series chart:style-name="ch25" chart:values-cell-range-address="Sheet4.X65:Sheet4.X85" chart:label-cell-address="Sheet4.X8:Sheet4.X8" chart:class="chart:line"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e, 1KB</text:p>
                <draw:g>
                  <svg:desc>Sheet4.E8:Sheet4.E8</svg:desc>
                </draw:g>
              </table:table-cell>
              <table:table-cell office:value-type="string">
                <text:p>home, 10KB</text:p>
                <draw:g>
                  <svg:desc>Sheet4.F8:Sheet4.F8</svg:desc>
                </draw:g>
              </table:table-cell>
              <table:table-cell office:value-type="string">
                <text:p>home, 100KB</text:p>
                <draw:g>
                  <svg:desc>Sheet4.G8:Sheet4.G8</svg:desc>
                </draw:g>
              </table:table-cell>
              <table:table-cell office:value-type="string">
                <text:p>home, 1MB</text:p>
                <draw:g>
                  <svg:desc>Sheet4.H8:Sheet4.H8</svg:desc>
                </draw:g>
              </table:table-cell>
              <table:table-cell office:value-type="string">
                <text:p>home 10MB</text:p>
                <draw:g>
                  <svg:desc>Sheet4.I8:Sheet4.I8</svg:desc>
                </draw:g>
              </table:table-cell>
              <table:table-cell office:value-type="string">
                <text:p>california, 1KB</text:p>
                <draw:g>
                  <svg:desc>Sheet4.J8:Sheet4.J8</svg:desc>
                </draw:g>
              </table:table-cell>
              <table:table-cell office:value-type="string">
                <text:p>california, 10KB</text:p>
                <draw:g>
                  <svg:desc>Sheet4.K8:Sheet4.K8</svg:desc>
                </draw:g>
              </table:table-cell>
              <table:table-cell office:value-type="string">
                <text:p>california, 100KB</text:p>
                <draw:g>
                  <svg:desc>Sheet4.L8:Sheet4.L8</svg:desc>
                </draw:g>
              </table:table-cell>
              <table:table-cell office:value-type="string">
                <text:p>california, 1MB</text:p>
                <draw:g>
                  <svg:desc>Sheet4.M8:Sheet4.M8</svg:desc>
                </draw:g>
              </table:table-cell>
              <table:table-cell office:value-type="string">
                <text:p>california 10MB</text:p>
                <draw:g>
                  <svg:desc>Sheet4.N8:Sheet4.N8</svg:desc>
                </draw:g>
              </table:table-cell>
              <table:table-cell office:value-type="string">
                <text:p>ireland, 1KB</text:p>
                <draw:g>
                  <svg:desc>Sheet4.O8:Sheet4.O8</svg:desc>
                </draw:g>
              </table:table-cell>
              <table:table-cell office:value-type="string">
                <text:p>ireland, 10KB</text:p>
                <draw:g>
                  <svg:desc>Sheet4.P8:Sheet4.P8</svg:desc>
                </draw:g>
              </table:table-cell>
              <table:table-cell office:value-type="string">
                <text:p>ireland, 100KB</text:p>
                <draw:g>
                  <svg:desc>Sheet4.Q8:Sheet4.Q8</svg:desc>
                </draw:g>
              </table:table-cell>
              <table:table-cell office:value-type="string">
                <text:p>ireland, 1MB</text:p>
                <draw:g>
                  <svg:desc>Sheet4.R8:Sheet4.R8</svg:desc>
                </draw:g>
              </table:table-cell>
              <table:table-cell office:value-type="string">
                <text:p>ireland 10MB</text:p>
                <draw:g>
                  <svg:desc>Sheet4.S8:Sheet4.S8</svg:desc>
                </draw:g>
              </table:table-cell>
              <table:table-cell office:value-type="string">
                <text:p>singapore, 1KB</text:p>
                <draw:g>
                  <svg:desc>Sheet4.T8:Sheet4.T8</svg:desc>
                </draw:g>
              </table:table-cell>
              <table:table-cell office:value-type="string">
                <text:p>singapore, 10KB</text:p>
                <draw:g>
                  <svg:desc>Sheet4.U8:Sheet4.U8</svg:desc>
                </draw:g>
              </table:table-cell>
              <table:table-cell office:value-type="string">
                <text:p>singapore, 100KB</text:p>
                <draw:g>
                  <svg:desc>Sheet4.V8:Sheet4.V8</svg:desc>
                </draw:g>
              </table:table-cell>
              <table:table-cell office:value-type="string">
                <text:p>singapore, 1MB</text:p>
                <draw:g>
                  <svg:desc>Sheet4.W8:Sheet4.W8</svg:desc>
                </draw:g>
              </table:table-cell>
              <table:table-cell office:value-type="string">
                <text:p>singapore 10MB</text:p>
                <draw:g>
                  <svg:desc>Sheet4.X8:Sheet4.X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4.E65:Sheet4.E85</svg:desc>
                </draw:g>
              </table:table-cell>
              <table:table-cell office:value-type="float" office:value="100">
                <text:p>100</text:p>
                <draw:g>
                  <svg:desc>Sheet4.F65:Sheet4.F85</svg:desc>
                </draw:g>
              </table:table-cell>
              <table:table-cell office:value-type="float" office:value="100">
                <text:p>100</text:p>
                <draw:g>
                  <svg:desc>Sheet4.G65:Sheet4.G85</svg:desc>
                </draw:g>
              </table:table-cell>
              <table:table-cell office:value-type="float" office:value="100">
                <text:p>100</text:p>
                <draw:g>
                  <svg:desc>Sheet4.H65:Sheet4.H85</svg:desc>
                </draw:g>
              </table:table-cell>
              <table:table-cell office:value-type="float" office:value="100">
                <text:p>100</text:p>
                <draw:g>
                  <svg:desc>Sheet4.I65:Sheet4.I85</svg:desc>
                </draw:g>
              </table:table-cell>
              <table:table-cell office:value-type="float" office:value="100">
                <text:p>100</text:p>
                <draw:g>
                  <svg:desc>Sheet4.J65:Sheet4.J85</svg:desc>
                </draw:g>
              </table:table-cell>
              <table:table-cell office:value-type="float" office:value="100">
                <text:p>100</text:p>
                <draw:g>
                  <svg:desc>Sheet4.K65:Sheet4.K85</svg:desc>
                </draw:g>
              </table:table-cell>
              <table:table-cell office:value-type="float" office:value="100">
                <text:p>100</text:p>
                <draw:g>
                  <svg:desc>Sheet4.L65:Sheet4.L85</svg:desc>
                </draw:g>
              </table:table-cell>
              <table:table-cell office:value-type="float" office:value="100">
                <text:p>100</text:p>
                <draw:g>
                  <svg:desc>Sheet4.M65:Sheet4.M85</svg:desc>
                </draw:g>
              </table:table-cell>
              <table:table-cell office:value-type="float" office:value="100">
                <text:p>100</text:p>
                <draw:g>
                  <svg:desc>Sheet4.N65:Sheet4.N85</svg:desc>
                </draw:g>
              </table:table-cell>
              <table:table-cell office:value-type="float" office:value="100">
                <text:p>100</text:p>
                <draw:g>
                  <svg:desc>Sheet4.O65:Sheet4.O85</svg:desc>
                </draw:g>
              </table:table-cell>
              <table:table-cell office:value-type="float" office:value="100">
                <text:p>100</text:p>
                <draw:g>
                  <svg:desc>Sheet4.P65:Sheet4.P85</svg:desc>
                </draw:g>
              </table:table-cell>
              <table:table-cell office:value-type="float" office:value="NaN">
                <text:p>NaN</text:p>
                <draw:g>
                  <svg:desc>Sheet4.Q65:Sheet4.Q85</svg:desc>
                </draw:g>
              </table:table-cell>
              <table:table-cell office:value-type="float" office:value="100">
                <text:p>100</text:p>
                <draw:g>
                  <svg:desc>Sheet4.R65:Sheet4.R85</svg:desc>
                </draw:g>
              </table:table-cell>
              <table:table-cell office:value-type="float" office:value="100">
                <text:p>100</text:p>
                <draw:g>
                  <svg:desc>Sheet4.S65:Sheet4.S85</svg:desc>
                </draw:g>
              </table:table-cell>
              <table:table-cell office:value-type="float" office:value="100">
                <text:p>100</text:p>
                <draw:g>
                  <svg:desc>Sheet4.T65:Sheet4.T85</svg:desc>
                </draw:g>
              </table:table-cell>
              <table:table-cell office:value-type="float" office:value="100">
                <text:p>100</text:p>
                <draw:g>
                  <svg:desc>Sheet4.U65:Sheet4.U85</svg:desc>
                </draw:g>
              </table:table-cell>
              <table:table-cell office:value-type="float" office:value="100">
                <text:p>100</text:p>
                <draw:g>
                  <svg:desc>Sheet4.V65:Sheet4.V85</svg:desc>
                </draw:g>
              </table:table-cell>
              <table:table-cell office:value-type="float" office:value="100">
                <text:p>100</text:p>
                <draw:g>
                  <svg:desc>Sheet4.W65:Sheet4.W85</svg:desc>
                </draw:g>
              </table:table-cell>
              <table:table-cell office:value-type="float" office:value="100">
                <text:p>100</text:p>
                <draw:g>
                  <svg:desc>Sheet4.X65:Sheet4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361369823757">
                <text:p>82.361369823757</text:p>
              </table:table-cell>
              <table:table-cell office:value-type="float" office:value="112.256504656977">
                <text:p>112.256504656977</text:p>
              </table:table-cell>
              <table:table-cell office:value-type="float" office:value="151.686115339083">
                <text:p>151.686115339083</text:p>
              </table:table-cell>
              <table:table-cell office:value-type="float" office:value="103.703073414792">
                <text:p>103.703073414792</text:p>
              </table:table-cell>
              <table:table-cell office:value-type="float" office:value="149.246177802945">
                <text:p>149.246177802945</text:p>
              </table:table-cell>
              <table:table-cell office:value-type="float" office:value="24.7651006711409">
                <text:p>24.7651006711409</text:p>
              </table:table-cell>
              <table:table-cell office:value-type="float" office:value="NaN">
                <text:p>NaN</text:p>
              </table:table-cell>
              <table:table-cell office:value-type="float" office:value="21.2992239149181">
                <text:p>21.2992239149181</text:p>
              </table:table-cell>
              <table:table-cell office:value-type="float" office:value="33.6966394187103">
                <text:p>33.6966394187103</text:p>
              </table:table-cell>
              <table:table-cell office:value-type="float" office:value="20.3579418344519">
                <text:p>20.3579418344519</text:p>
              </table:table-cell>
              <table:table-cell office:value-type="float" office:value="96.9721115537849">
                <text:p>96.9721115537849</text:p>
              </table:table-cell>
              <table:table-cell office:value-type="float" office:value="91.6193181818182">
                <text:p>91.6193181818182</text:p>
              </table:table-cell>
              <table:table-cell office:value-type="float" office:value="100">
                <text:p>100</text:p>
              </table:table-cell>
              <table:table-cell office:value-type="float" office:value="120.858283433134">
                <text:p>120.858283433134</text:p>
              </table:table-cell>
              <table:table-cell office:value-type="float" office:value="108.129370629371">
                <text:p>108.129370629371</text:p>
              </table:table-cell>
              <table:table-cell office:value-type="float" office:value="167.560975609756">
                <text:p>167.560975609756</text:p>
              </table:table-cell>
              <table:table-cell office:value-type="float" office:value="63.6764705882353">
                <text:p>63.6764705882353</text:p>
              </table:table-cell>
              <table:table-cell office:value-type="float" office:value="92.2610015174507">
                <text:p>92.2610015174507</text:p>
              </table:table-cell>
              <table:table-cell office:value-type="float" office:value="104.947916666667">
                <text:p>104.947916666667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3463246883508">
                <text:p>97.3463246883508</text:p>
              </table:table-cell>
              <table:table-cell office:value-type="float" office:value="81.2072423551392">
                <text:p>81.2072423551392</text:p>
              </table:table-cell>
              <table:table-cell office:value-type="float" office:value="NaN">
                <text:p>NaN</text:p>
              </table:table-cell>
              <table:table-cell office:value-type="float" office:value="92.5530104489296">
                <text:p>92.5530104489296</text:p>
              </table:table-cell>
              <table:table-cell office:value-type="float" office:value="128.730181200453">
                <text:p>128.730181200453</text:p>
              </table:table-cell>
              <table:table-cell office:value-type="float" office:value="15.8724832214765">
                <text:p>15.8724832214765</text:p>
              </table:table-cell>
              <table:table-cell office:value-type="float" office:value="21.3460572576595">
                <text:p>21.3460572576595</text:p>
              </table:table-cell>
              <table:table-cell office:value-type="float" office:value="18.0799080195458">
                <text:p>18.0799080195458</text:p>
              </table:table-cell>
              <table:table-cell office:value-type="float" office:value="21.8437783832879">
                <text:p>21.8437783832879</text:p>
              </table:table-cell>
              <table:table-cell office:value-type="float" office:value="40.9843400447427">
                <text:p>40.9843400447427</text:p>
              </table:table-cell>
              <table:table-cell office:value-type="float" office:value="90.9163346613546">
                <text:p>90.9163346613546</text:p>
              </table:table-cell>
              <table:table-cell office:value-type="float" office:value="97.3721590909091">
                <text:p>97.3721590909091</text:p>
              </table:table-cell>
              <table:table-cell office:value-type="float" office:value="118.46298031865">
                <text:p>118.46298031865</text:p>
              </table:table-cell>
              <table:table-cell office:value-type="float" office:value="104.091816367265">
                <text:p>104.091816367265</text:p>
              </table:table-cell>
              <table:table-cell office:value-type="float" office:value="126.223776223776">
                <text:p>126.223776223776</text:p>
              </table:table-cell>
              <table:table-cell office:value-type="float" office:value="160">
                <text:p>160</text:p>
              </table:table-cell>
              <table:table-cell office:value-type="float" office:value="101.617647058824">
                <text:p>101.617647058824</text:p>
              </table:table-cell>
              <table:table-cell office:value-type="float" office:value="67.2230652503794">
                <text:p>67.2230652503794</text:p>
              </table:table-cell>
              <table:table-cell office:value-type="float" office:value="178.125">
                <text:p>178.125</text:p>
              </table:table-cell>
              <table:table-cell office:value-type="float" office:value="76.4214046822742">
                <text:p>76.4214046822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0296604098">
                <text:p>78.670296604098</text:p>
              </table:table-cell>
              <table:table-cell office:value-type="float" office:value="81.2264747094541">
                <text:p>81.2264747094541</text:p>
              </table:table-cell>
              <table:table-cell office:value-type="float" office:value="108.46947404025">
                <text:p>108.46947404025</text:p>
              </table:table-cell>
              <table:table-cell office:value-type="float" office:value="104.55055988564">
                <text:p>104.55055988564</text:p>
              </table:table-cell>
              <table:table-cell office:value-type="float" office:value="100.831681766704">
                <text:p>100.831681766704</text:p>
              </table:table-cell>
              <table:table-cell office:value-type="float" office:value="22.1476510067114">
                <text:p>22.1476510067114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8.827249209543">
                <text:p>18.827249209543</text:p>
              </table:table-cell>
              <table:table-cell office:value-type="float" office:value="31.2897366030881">
                <text:p>31.2897366030881</text:p>
              </table:table-cell>
              <table:table-cell office:value-type="float" office:value="24.1163310961969">
                <text:p>24.1163310961969</text:p>
              </table:table-cell>
              <table:table-cell office:value-type="float" office:value="7190.35856573705">
                <text:p>7190.35856573705</text:p>
              </table:table-cell>
              <table:table-cell office:value-type="float" office:value="6031.74715909091">
                <text:p>6031.74715909091</text:p>
              </table:table-cell>
              <table:table-cell office:value-type="float" office:value="8992.31490159325">
                <text:p>8992.31490159325</text:p>
              </table:table-cell>
              <table:table-cell office:value-type="float" office:value="9618.96207584831">
                <text:p>9618.96207584831</text:p>
              </table:table-cell>
              <table:table-cell office:value-type="float" office:value="8423.07692307692">
                <text:p>8423.07692307692</text:p>
              </table:table-cell>
              <table:table-cell office:value-type="float" office:value="101.707317073171">
                <text:p>101.707317073171</text:p>
              </table:table-cell>
              <table:table-cell office:value-type="float" office:value="100.735294117647">
                <text:p>100.735294117647</text:p>
              </table:table-cell>
              <table:table-cell office:value-type="float" office:value="94.9924127465857">
                <text:p>94.9924127465857</text:p>
              </table:table-cell>
              <table:table-cell office:value-type="float" office:value="192.96875">
                <text:p>192.96875</text:p>
              </table:table-cell>
              <table:table-cell office:value-type="float" office:value="114.38127090301">
                <text:p>114.38127090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4931938673162">
                <text:p>82.4931938673162</text:p>
              </table:table-cell>
              <table:table-cell office:value-type="float" office:value="180.990191499299">
                <text:p>180.990191499299</text:p>
              </table:table-cell>
              <table:table-cell office:value-type="float" office:value="230.891256553357">
                <text:p>230.891256553357</text:p>
              </table:table-cell>
              <table:table-cell office:value-type="float" office:value="129.464619992512">
                <text:p>129.464619992512</text:p>
              </table:table-cell>
              <table:table-cell office:value-type="float" office:value="97.5403454133635">
                <text:p>97.5403454133635</text:p>
              </table:table-cell>
              <table:table-cell office:value-type="float" office:value="15.4697986577181">
                <text:p>15.4697986577181</text:p>
              </table:table-cell>
              <table:table-cell office:value-type="float" office:value="34.7564038171773">
                <text:p>34.7564038171773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42.2797456857402">
                <text:p>42.2797456857402</text:p>
              </table:table-cell>
              <table:table-cell office:value-type="float" office:value="27.2930648769575">
                <text:p>27.2930648769575</text:p>
              </table:table-cell>
              <table:table-cell office:value-type="float" office:value="134.820717131474">
                <text:p>134.820717131474</text:p>
              </table:table-cell>
              <table:table-cell office:value-type="float" office:value="78.4090909090909">
                <text:p>78.4090909090909</text:p>
              </table:table-cell>
              <table:table-cell office:value-type="float" office:value="155.107778819119">
                <text:p>155.107778819119</text:p>
              </table:table-cell>
              <table:table-cell office:value-type="float" office:value="125.449101796407">
                <text:p>125.449101796407</text:p>
              </table:table-cell>
              <table:table-cell office:value-type="float" office:value="129.108391608392">
                <text:p>129.108391608392</text:p>
              </table:table-cell>
              <table:table-cell office:value-type="float" office:value="106.09756097561">
                <text:p>106.09756097561</text:p>
              </table:table-cell>
              <table:table-cell office:value-type="float" office:value="91.9117647058824">
                <text:p>91.9117647058824</text:p>
              </table:table-cell>
              <table:table-cell office:value-type="float" office:value="64.7951441578149">
                <text:p>64.7951441578149</text:p>
              </table:table-cell>
              <table:table-cell office:value-type="float" office:value="166.145833333333">
                <text:p>166.145833333333</text:p>
              </table:table-cell>
              <table:table-cell office:value-type="float" office:value="74.9163879598662">
                <text:p>74.916387959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.3235420547356">
                <text:p>78.3235420547356</text:p>
              </table:table-cell>
              <table:table-cell office:value-type="float" office:value="30.1398466906613">
                <text:p>30.1398466906613</text:p>
              </table:table-cell>
              <table:table-cell office:value-type="float" office:value="94.3784880771182">
                <text:p>94.3784880771182</text:p>
              </table:table-cell>
              <table:table-cell office:value-type="float" office:value="110.23790885266">
                <text:p>110.23790885266</text:p>
              </table:table-cell>
              <table:table-cell office:value-type="float" office:value="10.2172989807475">
                <text:p>10.2172989807475</text:p>
              </table:table-cell>
              <table:table-cell office:value-type="float" office:value="13.3557046979866">
                <text:p>13.355704697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189827429609">
                <text:p>19.1189827429609</text:p>
              </table:table-cell>
              <table:table-cell office:value-type="float" office:value="31.8120805369128">
                <text:p>31.8120805369128</text:p>
              </table:table-cell>
              <table:table-cell office:value-type="float" office:value="1434.74103585657">
                <text:p>1434.74103585657</text:p>
              </table:table-cell>
              <table:table-cell office:value-type="float" office:value="1299.21875">
                <text:p>1299.21875</text:p>
              </table:table-cell>
              <table:table-cell office:value-type="float" office:value="1706.37300843486">
                <text:p>1706.37300843486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564.24825174825">
                <text:p>1564.24825174825</text:p>
              </table:table-cell>
              <table:table-cell office:value-type="float" office:value="102.19512195122">
                <text:p>102.1951219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.364583333333">
                <text:p>165.364583333333</text:p>
              </table:table-cell>
              <table:table-cell office:value-type="float" office:value="104.682274247492">
                <text:p>104.682274247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536036681473">
                <text:p>81.536036681473</text:p>
              </table:table-cell>
              <table:table-cell office:value-type="float" office:value="78.9735417754211">
                <text:p>78.9735417754211</text:p>
              </table:table-cell>
              <table:table-cell office:value-type="float" office:value="0.263825469304921">
                <text:p>0.263825469304921</text:p>
              </table:table-cell>
              <table:table-cell office:value-type="float" office:value="120.571117388789">
                <text:p>120.571117388789</text:p>
              </table:table-cell>
              <table:table-cell office:value-type="float" office:value="131.434031710079">
                <text:p>131.434031710079</text:p>
              </table:table-cell>
              <table:table-cell office:value-type="float" office:value="22.7181208053691">
                <text:p>22.7181208053691</text:p>
              </table:table-cell>
              <table:table-cell office:value-type="float" office:value="39.5781014565545">
                <text:p>39.5781014565545</text:p>
              </table:table-cell>
              <table:table-cell office:value-type="float" office:value="19.1434320206956">
                <text:p>19.1434320206956</text:p>
              </table:table-cell>
              <table:table-cell office:value-type="float" office:value="28.3378746594005">
                <text:p>28.3378746594005</text:p>
              </table:table-cell>
              <table:table-cell office:value-type="float" office:value="28.6800894854586">
                <text:p>28.6800894854586</text:p>
              </table:table-cell>
              <table:table-cell office:value-type="float" office:value="1426.13545816733">
                <text:p>1426.13545816733</text:p>
              </table:table-cell>
              <table:table-cell office:value-type="float" office:value="1275.92329545455">
                <text:p>1275.92329545455</text:p>
              </table:table-cell>
              <table:table-cell office:value-type="float" office:value="1697.46954076851">
                <text:p>1697.46954076851</text:p>
              </table:table-cell>
              <table:table-cell office:value-type="float" office:value="1812.07584830339">
                <text:p>1812.07584830339</text:p>
              </table:table-cell>
              <table:table-cell office:value-type="float" office:value="1586.18881118881">
                <text:p>1586.18881118881</text:p>
              </table:table-cell>
              <table:table-cell office:value-type="float" office:value="350.243902439024">
                <text:p>350.243902439024</text:p>
              </table:table-cell>
              <table:table-cell office:value-type="float" office:value="NaN">
                <text:p>NaN</text:p>
              </table:table-cell>
              <table:table-cell office:value-type="float" office:value="262.670713201821">
                <text:p>262.670713201821</text:p>
              </table:table-cell>
              <table:table-cell office:value-type="float" office:value="361.458333333333">
                <text:p>361.458333333333</text:p>
              </table:table-cell>
              <table:table-cell office:value-type="float" office:value="242.307692307692">
                <text:p>242.307692307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94368820748">
                <text:p>86.694368820748</text:p>
              </table:table-cell>
              <table:table-cell office:value-type="float" office:value="183.402478226227">
                <text:p>183.402478226227</text:p>
              </table:table-cell>
              <table:table-cell office:value-type="float" office:value="99.4689666835786">
                <text:p>99.4689666835786</text:p>
              </table:table-cell>
              <table:table-cell office:value-type="float" office:value="103.624791531942">
                <text:p>103.624791531942</text:p>
              </table:table-cell>
              <table:table-cell office:value-type="float" office:value="45.0877689694224">
                <text:p>45.0877689694224</text:p>
              </table:table-cell>
              <table:table-cell office:value-type="float" office:value="20.1342281879195">
                <text:p>20.1342281879195</text:p>
              </table:table-cell>
              <table:table-cell office:value-type="float" office:value="24.108488196886">
                <text:p>24.108488196886</text:p>
              </table:table-cell>
              <table:table-cell office:value-type="float" office:value="19.8907732106927">
                <text:p>19.8907732106927</text:p>
              </table:table-cell>
              <table:table-cell office:value-type="float" office:value="30.063578564941">
                <text:p>30.063578564941</text:p>
              </table:table-cell>
              <table:table-cell office:value-type="float" office:value="18.8366890380313">
                <text:p>18.8366890380313</text:p>
              </table:table-cell>
              <table:table-cell office:value-type="float" office:value="NaN">
                <text:p>NaN</text:p>
              </table:table-cell>
              <table:table-cell office:value-type="float" office:value="71.6619318181818">
                <text:p>71.6619318181818</text:p>
              </table:table-cell>
              <table:table-cell office:value-type="float" office:value="113.589503280225">
                <text:p>113.589503280225</text:p>
              </table:table-cell>
              <table:table-cell office:value-type="float" office:value="169.061876247505">
                <text:p>169.061876247505</text:p>
              </table:table-cell>
              <table:table-cell office:value-type="float" office:value="133.916083916084">
                <text:p>133.916083916084</text:p>
              </table:table-cell>
              <table:table-cell office:value-type="float" office:value="165.121951219512">
                <text:p>165.121951219512</text:p>
              </table:table-cell>
              <table:table-cell office:value-type="float" office:value="99.7058823529412">
                <text:p>99.7058823529412</text:p>
              </table:table-cell>
              <table:table-cell office:value-type="float" office:value="106.525037936267">
                <text:p>106.525037936267</text:p>
              </table:table-cell>
              <table:table-cell office:value-type="float" office:value="194.53125">
                <text:p>194.53125</text:p>
              </table:table-cell>
              <table:table-cell office:value-type="float" office:value="112.541806020067">
                <text:p>112.541806020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.223671013039">
                <text:p>101.223671013039</text:p>
              </table:table-cell>
              <table:table-cell office:value-type="float" office:value="85.2542791988351">
                <text:p>85.2542791988351</text:p>
              </table:table-cell>
              <table:table-cell office:value-type="float" office:value="123.155758498224">
                <text:p>123.155758498224</text:p>
              </table:table-cell>
              <table:table-cell office:value-type="float" office:value="105.697559647391">
                <text:p>105.697559647391</text:p>
              </table:table-cell>
              <table:table-cell office:value-type="float" office:value="158.037231030578">
                <text:p>158.037231030578</text:p>
              </table:table-cell>
              <table:table-cell office:value-type="float" office:value="22.2818791946309">
                <text:p>22.2818791946309</text:p>
              </table:table-cell>
              <table:table-cell office:value-type="float" office:value="34.9070818684078">
                <text:p>34.9070818684078</text:p>
              </table:table-cell>
              <table:table-cell office:value-type="float" office:value="19.1721759126186">
                <text:p>19.1721759126186</text:p>
              </table:table-cell>
              <table:table-cell office:value-type="float" office:value="31.1080835603996">
                <text:p>31.1080835603996</text:p>
              </table:table-cell>
              <table:table-cell office:value-type="float" office:value="30.738255033557">
                <text:p>30.738255033557</text:p>
              </table:table-cell>
              <table:table-cell office:value-type="float" office:value="71.4741035856574">
                <text:p>71.474103585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816367265469">
                <text:p>141.816367265469</text:p>
              </table:table-cell>
              <table:table-cell office:value-type="float" office:value="100.174825174825">
                <text:p>100.174825174825</text:p>
              </table:table-cell>
              <table:table-cell office:value-type="float" office:value="160.731707317073">
                <text:p>160.731707317073</text:p>
              </table:table-cell>
              <table:table-cell office:value-type="float" office:value="89.8529411764706">
                <text:p>89.8529411764706</text:p>
              </table:table-cell>
              <table:table-cell office:value-type="float" office:value="106.676783004552">
                <text:p>106.676783004552</text:p>
              </table:table-cell>
              <table:table-cell office:value-type="float" office:value="161.979166666667">
                <text:p>161.979166666667</text:p>
              </table:table-cell>
              <table:table-cell office:value-type="float" office:value="115.551839464883">
                <text:p>115.551839464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425419114486">
                <text:p>98.9425419114486</text:p>
              </table:table-cell>
              <table:table-cell office:value-type="float" office:value="108.907327526994">
                <text:p>108.907327526994</text:p>
              </table:table-cell>
              <table:table-cell office:value-type="float" office:value="100.926771520379">
                <text:p>100.926771520379</text:p>
              </table:table-cell>
              <table:table-cell office:value-type="float" office:value="119.641945474967">
                <text:p>119.641945474967</text:p>
              </table:table-cell>
              <table:table-cell office:value-type="float" office:value="182.959371460929">
                <text:p>182.959371460929</text:p>
              </table:table-cell>
              <table:table-cell office:value-type="float" office:value="23.2214765100671">
                <text:p>23.2214765100671</text:p>
              </table:table-cell>
              <table:table-cell office:value-type="float" office:value="22.3003515821195">
                <text:p>22.3003515821195</text:p>
              </table:table-cell>
              <table:table-cell office:value-type="float" office:value="17.8499568841621">
                <text:p>17.8499568841621</text:p>
              </table:table-cell>
              <table:table-cell office:value-type="float" office:value="18.7102633969119">
                <text:p>18.7102633969119</text:p>
              </table:table-cell>
              <table:table-cell office:value-type="float" office:value="19.1051454138702">
                <text:p>19.1051454138702</text:p>
              </table:table-cell>
              <table:table-cell office:value-type="float" office:value="6947.56972111554">
                <text:p>6947.56972111554</text:p>
              </table:table-cell>
              <table:table-cell office:value-type="float" office:value="6083.52272727273">
                <text:p>6083.52272727273</text:p>
              </table:table-cell>
              <table:table-cell office:value-type="float" office:value="8305.06091846298">
                <text:p>8305.06091846298</text:p>
              </table:table-cell>
              <table:table-cell office:value-type="float" office:value="NaN">
                <text:p>NaN</text:p>
              </table:table-cell>
              <table:table-cell office:value-type="float" office:value="7587.58741258741">
                <text:p>7587.58741258741</text:p>
              </table:table-cell>
              <table:table-cell office:value-type="float" office:value="161.219512195122">
                <text:p>161.219512195122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103.641881638847">
                <text:p>103.641881638847</text:p>
              </table:table-cell>
              <table:table-cell office:value-type="float" office:value="171.09375">
                <text:p>171.09375</text:p>
              </table:table-cell>
              <table:table-cell office:value-type="float" office:value="111.872909698997">
                <text:p>111.872909698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5618283421694">
                <text:p>81.5618283421694</text:p>
              </table:table-cell>
              <table:table-cell office:value-type="float" office:value="76.844245404841">
                <text:p>76.844245404841</text:p>
              </table:table-cell>
              <table:table-cell office:value-type="float" office:value="111.219347201082">
                <text:p>111.219347201082</text:p>
              </table:table-cell>
              <table:table-cell office:value-type="float" office:value="100.432252135734">
                <text:p>100.432252135734</text:p>
              </table:table-cell>
              <table:table-cell office:value-type="float" office:value="108.171715741789">
                <text:p>108.17171574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25068119891">
                <text:p>32.425068119891</text:p>
              </table:table-cell>
              <table:table-cell office:value-type="float" office:value="21.0738255033557">
                <text:p>21.0738255033557</text:p>
              </table:table-cell>
              <table:table-cell office:value-type="float" office:value="72.0318725099602">
                <text:p>72.0318725099602</text:p>
              </table:table-cell>
              <table:table-cell office:value-type="float" office:value="84.4460227272727">
                <text:p>84.4460227272727</text:p>
              </table:table-cell>
              <table:table-cell office:value-type="float" office:value="115.089034676664">
                <text:p>115.089034676664</text:p>
              </table:table-cell>
              <table:table-cell office:value-type="float" office:value="96.2075848303393">
                <text:p>96.2075848303393</text:p>
              </table:table-cell>
              <table:table-cell office:value-type="float" office:value="79.9825174825175">
                <text:p>79.9825174825175</text:p>
              </table:table-cell>
              <table:table-cell office:value-type="float" office:value="154.634146341463">
                <text:p>154.634146341463</text:p>
              </table:table-cell>
              <table:table-cell office:value-type="float" office:value="62.0588235294118">
                <text:p>62.0588235294118</text:p>
              </table:table-cell>
              <table:table-cell office:value-type="float" office:value="56.752655538695">
                <text:p>56.752655538695</text:p>
              </table:table-cell>
              <table:table-cell office:value-type="float" office:value="185.9375">
                <text:p>185.9375</text:p>
              </table:table-cell>
              <table:table-cell office:value-type="float" office:value="112.876254180602">
                <text:p>112.876254180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701963031953">
                <text:p>79.701963031953</text:p>
              </table:table-cell>
              <table:table-cell office:value-type="float" office:value="76.8332554880897">
                <text:p>76.8332554880897</text:p>
              </table:table-cell>
              <table:table-cell office:value-type="float" office:value="102.026044309149">
                <text:p>102.026044309149</text:p>
              </table:table-cell>
              <table:table-cell office:value-type="float" office:value="NaN">
                <text:p>NaN</text:p>
              </table:table-cell>
              <table:table-cell office:value-type="float" office:value="177.88080407701">
                <text:p>177.88080407701</text:p>
              </table:table-cell>
              <table:table-cell office:value-type="float" office:value="24.1946308724832">
                <text:p>24.1946308724832</text:p>
              </table:table-cell>
              <table:table-cell office:value-type="float" office:value="35.0075339025615">
                <text:p>35.0075339025615</text:p>
              </table:table-cell>
              <table:table-cell office:value-type="float" office:value="18.9997125610808">
                <text:p>18.9997125610808</text:p>
              </table:table-cell>
              <table:table-cell office:value-type="float" office:value="31.5168029064487">
                <text:p>31.5168029064487</text:p>
              </table:table-cell>
              <table:table-cell office:value-type="float" office:value="40.4026845637584">
                <text:p>40.4026845637584</text:p>
              </table:table-cell>
              <table:table-cell office:value-type="float" office:value="7153.70517928287">
                <text:p>7153.70517928287</text:p>
              </table:table-cell>
              <table:table-cell office:value-type="float" office:value="6369.17613636364">
                <text:p>6369.17613636364</text:p>
              </table:table-cell>
              <table:table-cell office:value-type="float" office:value="8101.49953139644">
                <text:p>8101.49953139644</text:p>
              </table:table-cell>
              <table:table-cell office:value-type="float" office:value="8832.93413173653">
                <text:p>8832.93413173653</text:p>
              </table:table-cell>
              <table:table-cell office:value-type="float" office:value="7574.65034965035">
                <text:p>7574.65034965035</text:p>
              </table:table-cell>
              <table:table-cell office:value-type="float" office:value="169.756097560976">
                <text:p>169.756097560976</text:p>
              </table:table-cell>
              <table:table-cell office:value-type="float" office:value="100.441176470588">
                <text:p>100.441176470588</text:p>
              </table:table-cell>
              <table:table-cell office:value-type="float" office:value="92.5644916540213">
                <text:p>92.5644916540213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94.9832775919732">
                <text:p>94.983277591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.2726751683622">
                <text:p>83.2726751683622</text:p>
              </table:table-cell>
              <table:table-cell office:value-type="float" office:value="100.978102590873">
                <text:p>100.978102590873</text:p>
              </table:table-cell>
              <table:table-cell office:value-type="float" office:value="94.0943683409437">
                <text:p>94.0943683409437</text:p>
              </table:table-cell>
              <table:table-cell office:value-type="float" office:value="95.6434430414213">
                <text:p>95.6434430414213</text:p>
              </table:table-cell>
              <table:table-cell office:value-type="float" office:value="97.7279161947905">
                <text:p>97.7279161947905</text:p>
              </table:table-cell>
              <table:table-cell office:value-type="float" office:value="20.1006711409396">
                <text:p>20.1006711409396</text:p>
              </table:table-cell>
              <table:table-cell office:value-type="float" office:value="34.7061778001005">
                <text:p>34.7061778001005</text:p>
              </table:table-cell>
              <table:table-cell office:value-type="float" office:value="18.0511641276229">
                <text:p>18.0511641276229</text:p>
              </table:table-cell>
              <table:table-cell office:value-type="float" office:value="18.1198910081744">
                <text:p>18.1198910081744</text:p>
              </table:table-cell>
              <table:table-cell office:value-type="float" office:value="35.1230425055928">
                <text:p>35.1230425055928</text:p>
              </table:table-cell>
              <table:table-cell office:value-type="float" office:value="7050.67729083665">
                <text:p>7050.67729083665</text:p>
              </table:table-cell>
              <table:table-cell office:value-type="float" office:value="6462.28693181818">
                <text:p>6462.28693181818</text:p>
              </table:table-cell>
              <table:table-cell office:value-type="float" office:value="NaN">
                <text:p>NaN</text:p>
              </table:table-cell>
              <table:table-cell office:value-type="float" office:value="8799.7005988024">
                <text:p>8799.7005988024</text:p>
              </table:table-cell>
              <table:table-cell office:value-type="float" office:value="7584.17832167832">
                <text:p>7584.17832167832</text:p>
              </table:table-cell>
              <table:table-cell office:value-type="float" office:value="101.219512195122">
                <text:p>101.219512195122</text:p>
              </table:table-cell>
              <table:table-cell office:value-type="float" office:value="92.3529411764706">
                <text:p>92.3529411764706</text:p>
              </table:table-cell>
              <table:table-cell office:value-type="float" office:value="100.910470409712">
                <text:p>100.910470409712</text:p>
              </table:table-cell>
              <table:table-cell office:value-type="float" office:value="169.53125">
                <text:p>169.53125</text:p>
              </table:table-cell>
              <table:table-cell office:value-type="float" office:value="117.892976588629">
                <text:p>117.8929765886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.6447915174094">
                <text:p>80.6447915174094</text:p>
              </table:table-cell>
              <table:table-cell office:value-type="float" office:value="76.9459021347913">
                <text:p>76.9459021347913</text:p>
              </table:table-cell>
              <table:table-cell office:value-type="float" office:value="90.8675799086758">
                <text:p>90.8675799086758</text:p>
              </table:table-cell>
              <table:table-cell office:value-type="float" office:value="120.132058132807">
                <text:p>120.132058132807</text:p>
              </table:table-cell>
              <table:table-cell office:value-type="float" office:value="100.042468856172">
                <text:p>100.042468856172</text:p>
              </table:table-cell>
              <table:table-cell office:value-type="float" office:value="22.3825503355705">
                <text:p>22.3825503355705</text:p>
              </table:table-cell>
              <table:table-cell office:value-type="float" office:value="33.8021094927172">
                <text:p>33.8021094927172</text:p>
              </table:table-cell>
              <table:table-cell office:value-type="float" office:value="20.523138832998">
                <text:p>20.523138832998</text:p>
              </table:table-cell>
              <table:table-cell office:value-type="float" office:value="17.8474114441417">
                <text:p>17.8474114441417</text:p>
              </table:table-cell>
              <table:table-cell office:value-type="float" office:value="30.4250559284116">
                <text:p>30.4250559284116</text:p>
              </table:table-cell>
              <table:table-cell office:value-type="float" office:value="85.0996015936255">
                <text:p>85.0996015936255</text:p>
              </table:table-cell>
              <table:table-cell office:value-type="float" office:value="89.0625">
                <text:p>89.0625</text:p>
              </table:table-cell>
              <table:table-cell office:value-type="float" office:value="117.619493908154">
                <text:p>117.619493908154</text:p>
              </table:table-cell>
              <table:table-cell office:value-type="float" office:value="122.754491017964">
                <text:p>122.754491017964</text:p>
              </table:table-cell>
              <table:table-cell office:value-type="float" office:value="85.1398601398601">
                <text:p>85.1398601398601</text:p>
              </table:table-cell>
              <table:table-cell office:value-type="float" office:value="367.317073170732">
                <text:p>367.317073170732</text:p>
              </table:table-cell>
              <table:table-cell office:value-type="float" office:value="210.441176470588">
                <text:p>210.441176470588</text:p>
              </table:table-cell>
              <table:table-cell office:value-type="float" office:value="228.831562974203">
                <text:p>228.831562974203</text:p>
              </table:table-cell>
              <table:table-cell office:value-type="float" office:value="394.010416666667">
                <text:p>394.010416666667</text:p>
              </table:table-cell>
              <table:table-cell office:value-type="float" office:value="245.317725752508">
                <text:p>245.317725752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7875053732627">
                <text:p>76.7875053732627</text:p>
              </table:table-cell>
              <table:table-cell office:value-type="float" office:value="73.9511498200401">
                <text:p>73.9511498200401</text:p>
              </table:table-cell>
              <table:table-cell office:value-type="float" office:value="99.4114662607813">
                <text:p>99.4114662607813</text:p>
              </table:table-cell>
              <table:table-cell office:value-type="float" office:value="93.7510636125387">
                <text:p>93.7510636125387</text:p>
              </table:table-cell>
              <table:table-cell office:value-type="float" office:value="97.3280011325028">
                <text:p>97.3280011325028</text:p>
              </table:table-cell>
              <table:table-cell office:value-type="float" office:value="22.5838926174497">
                <text:p>22.5838926174497</text:p>
              </table:table-cell>
              <table:table-cell office:value-type="float" office:value="35.4595680562531">
                <text:p>35.4595680562531</text:p>
              </table:table-cell>
              <table:table-cell office:value-type="float" office:value="19.8045415349238">
                <text:p>19.8045415349238</text:p>
              </table:table-cell>
              <table:table-cell office:value-type="float" office:value="31.1989100817439">
                <text:p>31.1989100817439</text:p>
              </table:table-cell>
              <table:table-cell office:value-type="float" office:value="32.9306487695749">
                <text:p>32.9306487695749</text:p>
              </table:table-cell>
              <table:table-cell office:value-type="float" office:value="7049.80079681275">
                <text:p>7049.80079681275</text:p>
              </table:table-cell>
              <table:table-cell office:value-type="float" office:value="6358.23863636364">
                <text:p>6358.23863636364</text:p>
              </table:table-cell>
              <table:table-cell office:value-type="float" office:value="8089.69072164948">
                <text:p>8089.69072164948</text:p>
              </table:table-cell>
              <table:table-cell office:value-type="float" office:value="8595.10978043912">
                <text:p>8595.10978043912</text:p>
              </table:table-cell>
              <table:table-cell office:value-type="float" office:value="7743.79370629371">
                <text:p>7743.79370629371</text:p>
              </table:table-cell>
              <table:table-cell office:value-type="float" office:value="397.80487804878">
                <text:p>397.80487804878</text:p>
              </table:table-cell>
              <table:table-cell office:value-type="float" office:value="214.852941176471">
                <text:p>214.852941176471</text:p>
              </table:table-cell>
              <table:table-cell office:value-type="float" office:value="221.54779969651">
                <text:p>221.54779969651</text:p>
              </table:table-cell>
              <table:table-cell office:value-type="float" office:value="379.6875">
                <text:p>379.6875</text:p>
              </table:table-cell>
              <table:table-cell office:value-type="float" office:value="200.66889632107">
                <text:p>200.66889632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01963031953">
                <text:p>77.01963031953</text:p>
              </table:table-cell>
              <table:table-cell office:value-type="float" office:value="87.6116163420062">
                <text:p>87.6116163420062</text:p>
              </table:table-cell>
              <table:table-cell office:value-type="float" office:value="100.605445628277">
                <text:p>100.605445628277</text:p>
              </table:table-cell>
              <table:table-cell office:value-type="float" office:value="92.9988768251591">
                <text:p>92.9988768251591</text:p>
              </table:table-cell>
              <table:table-cell office:value-type="float" office:value="95.3496602491506">
                <text:p>95.3496602491506</text:p>
              </table:table-cell>
              <table:table-cell office:value-type="float" office:value="14.4295302013423">
                <text:p>14.4295302013423</text:p>
              </table:table-cell>
              <table:table-cell office:value-type="float" office:value="29.5831240582622">
                <text:p>29.5831240582622</text:p>
              </table:table-cell>
              <table:table-cell office:value-type="float" office:value="21.0692727795343">
                <text:p>21.0692727795343</text:p>
              </table:table-cell>
              <table:table-cell office:value-type="float" office:value="20.3905540417802">
                <text:p>20.3905540417802</text:p>
              </table:table-cell>
              <table:table-cell office:value-type="float" office:value="16.9574944071588">
                <text:p>16.9574944071588</text:p>
              </table:table-cell>
              <table:table-cell office:value-type="float" office:value="95.4581673306773">
                <text:p>95.4581673306773</text:p>
              </table:table-cell>
              <table:table-cell office:value-type="float" office:value="80.6107954545455">
                <text:p>80.6107954545455</text:p>
              </table:table-cell>
              <table:table-cell office:value-type="float" office:value="NaN">
                <text:p>NaN</text:p>
              </table:table-cell>
              <table:table-cell office:value-type="float" office:value="94.4111776447106">
                <text:p>94.4111776447106</text:p>
              </table:table-cell>
              <table:table-cell office:value-type="float" office:value="118.006993006993">
                <text:p>118.006993006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9939301972686">
                <text:p>55.9939301972686</text:p>
              </table:table-cell>
              <table:table-cell office:value-type="float" office:value="119.270833333333">
                <text:p>119.270833333333</text:p>
              </table:table-cell>
              <table:table-cell office:value-type="float" office:value="99.4983277591973">
                <text:p>99.4983277591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.081243731194">
                <text:p>107.081243731194</text:p>
              </table:table-cell>
              <table:table-cell office:value-type="float" office:value="74.4429485946644">
                <text:p>74.4429485946644</text:p>
              </table:table-cell>
              <table:table-cell office:value-type="float" office:value="117.737189244039">
                <text:p>117.737189244039</text:p>
              </table:table-cell>
              <table:table-cell office:value-type="float" office:value="93.7340458119193">
                <text:p>93.7340458119193</text:p>
              </table:table-cell>
              <table:table-cell office:value-type="float" office:value="100.707814269536">
                <text:p>100.707814269536</text:p>
              </table:table-cell>
              <table:table-cell office:value-type="float" office:value="23.1879194630872">
                <text:p>23.1879194630872</text:p>
              </table:table-cell>
              <table:table-cell office:value-type="float" office:value="34.4048216976394">
                <text:p>34.4048216976394</text:p>
              </table:table-cell>
              <table:table-cell office:value-type="float" office:value="18.9709686691578">
                <text:p>18.9709686691578</text:p>
              </table:table-cell>
              <table:table-cell office:value-type="float" office:value="20.2543142597638">
                <text:p>20.2543142597638</text:p>
              </table:table-cell>
              <table:table-cell office:value-type="float" office:value="25.6823266219239">
                <text:p>25.6823266219239</text:p>
              </table:table-cell>
              <table:table-cell office:value-type="float" office:value="90.0398406374502">
                <text:p>90.0398406374502</text:p>
              </table:table-cell>
              <table:table-cell office:value-type="float" office:value="102.485795454545">
                <text:p>102.485795454545</text:p>
              </table:table-cell>
              <table:table-cell office:value-type="float" office:value="106.279287722587">
                <text:p>106.279287722587</text:p>
              </table:table-cell>
              <table:table-cell office:value-type="float" office:value="114.37125748503">
                <text:p>114.37125748503</text:p>
              </table:table-cell>
              <table:table-cell office:value-type="float" office:value="105.681818181818">
                <text:p>105.681818181818</text:p>
              </table:table-cell>
              <table:table-cell office:value-type="float" office:value="296.341463414634">
                <text:p>296.341463414634</text:p>
              </table:table-cell>
              <table:table-cell office:value-type="float" office:value="182.205882352941">
                <text:p>182.205882352941</text:p>
              </table:table-cell>
              <table:table-cell office:value-type="float" office:value="230.197268588771">
                <text:p>230.197268588771</text:p>
              </table:table-cell>
              <table:table-cell office:value-type="float" office:value="378.90625">
                <text:p>378.90625</text:p>
              </table:table-cell>
              <table:table-cell office:value-type="float" office:value="241.638795986622">
                <text:p>241.638795986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.4986387734633">
                <text:p>80.4986387734633</text:p>
              </table:table-cell>
              <table:table-cell office:value-type="float" office:value="99.6922823309613">
                <text:p>99.6922823309613</text:p>
              </table:table-cell>
              <table:table-cell office:value-type="float" office:value="104.488415355995">
                <text:p>104.488415355995</text:p>
              </table:table-cell>
              <table:table-cell office:value-type="float" office:value="124.321840645315">
                <text:p>124.321840645315</text:p>
              </table:table-cell>
              <table:table-cell office:value-type="float" office:value="104.080549263873">
                <text:p>104.080549263873</text:p>
              </table:table-cell>
              <table:table-cell office:value-type="float" office:value="15.8389261744966">
                <text:p>15.8389261744966</text:p>
              </table:table-cell>
              <table:table-cell office:value-type="float" office:value="31.7930688096434">
                <text:p>31.7930688096434</text:p>
              </table:table-cell>
              <table:table-cell office:value-type="float" office:value="14.1419948260995">
                <text:p>14.1419948260995</text:p>
              </table:table-cell>
              <table:table-cell office:value-type="float" office:value="27.4296094459582">
                <text:p>27.4296094459582</text:p>
              </table:table-cell>
              <table:table-cell office:value-type="float" office:value="28.4116331096197">
                <text:p>28.411633109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6907216494845">
                <text:p>89.6907216494845</text:p>
              </table:table-cell>
              <table:table-cell office:value-type="float" office:value="150.399201596806">
                <text:p>150.399201596806</text:p>
              </table:table-cell>
              <table:table-cell office:value-type="float" office:value="121.503496503497">
                <text:p>121.503496503497</text:p>
              </table:table-cell>
              <table:table-cell office:value-type="float" office:value="184.634146341463">
                <text:p>184.634146341463</text:p>
              </table:table-cell>
              <table:table-cell office:value-type="float" office:value="96.3235294117647">
                <text:p>96.3235294117647</text:p>
              </table:table-cell>
              <table:table-cell office:value-type="float" office:value="115.022761760243">
                <text:p>115.022761760243</text:p>
              </table:table-cell>
              <table:table-cell office:value-type="float" office:value="119.010416666667">
                <text:p>119.010416666667</text:p>
              </table:table-cell>
              <table:table-cell office:value-type="float" office:value="99.8327759197325">
                <text:p>99.83277591973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.1458661699384">
                <text:p>78.1458661699384</text:p>
              </table:table-cell>
              <table:table-cell office:value-type="float" office:value="81.7814655053988">
                <text:p>81.7814655053988</text:p>
              </table:table-cell>
              <table:table-cell office:value-type="float" office:value="94.287163876205">
                <text:p>94.287163876205</text:p>
              </table:table-cell>
              <table:table-cell office:value-type="float" office:value="105.694156087267">
                <text:p>105.694156087267</text:p>
              </table:table-cell>
              <table:table-cell office:value-type="float" office:value="101.833238958097">
                <text:p>101.833238958097</text:p>
              </table:table-cell>
              <table:table-cell office:value-type="float" office:value="14.5973154362416">
                <text:p>14.5973154362416</text:p>
              </table:table-cell>
              <table:table-cell office:value-type="float" office:value="20.0904068307383">
                <text:p>20.0904068307383</text:p>
              </table:table-cell>
              <table:table-cell office:value-type="float" office:value="20.4081632653061">
                <text:p>20.4081632653061</text:p>
              </table:table-cell>
              <table:table-cell office:value-type="float" office:value="31.653042688465">
                <text:p>31.653042688465</text:p>
              </table:table-cell>
              <table:table-cell office:value-type="float" office:value="29.3064876957494">
                <text:p>29.3064876957494</text:p>
              </table:table-cell>
              <table:table-cell office:value-type="float" office:value="127.171314741036">
                <text:p>127.171314741036</text:p>
              </table:table-cell>
              <table:table-cell office:value-type="float" office:value="96.875">
                <text:p>96.875</text:p>
              </table:table-cell>
              <table:table-cell office:value-type="float" office:value="112.839737582006">
                <text:p>112.839737582006</text:p>
              </table:table-cell>
              <table:table-cell office:value-type="float" office:value="127.045908183633">
                <text:p>127.045908183633</text:p>
              </table:table-cell>
              <table:table-cell office:value-type="float" office:value="122.202797202797">
                <text:p>122.202797202797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64.1176470588235">
                <text:p>64.1176470588235</text:p>
              </table:table-cell>
              <table:table-cell office:value-type="float" office:value="103.338391502276">
                <text:p>103.338391502276</text:p>
              </table:table-cell>
              <table:table-cell office:value-type="float" office:value="169.791666666667">
                <text:p>169.791666666667</text:p>
              </table:table-cell>
              <table:table-cell office:value-type="float" office:value="121.90635451505">
                <text:p>121.9063545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.0147585613985">
                <text:p>83.0147585613985</text:p>
              </table:table-cell>
              <table:table-cell office:value-type="float" office:value="116.976673901695">
                <text:p>116.976673901695</text:p>
              </table:table-cell>
              <table:table-cell office:value-type="float" office:value="97.2805682394724">
                <text:p>97.2805682394724</text:p>
              </table:table-cell>
              <table:table-cell office:value-type="float" office:value="94.2854225519894">
                <text:p>94.2854225519894</text:p>
              </table:table-cell>
              <table:table-cell office:value-type="float" office:value="106.625141562854">
                <text:p>106.625141562854</text:p>
              </table:table-cell>
              <table:table-cell office:value-type="float" office:value="21.1409395973154">
                <text:p>21.1409395973154</text:p>
              </table:table-cell>
              <table:table-cell office:value-type="float" office:value="31.5419387242592">
                <text:p>31.5419387242592</text:p>
              </table:table-cell>
              <table:table-cell office:value-type="float" office:value="18.4823225064674">
                <text:p>18.4823225064674</text:p>
              </table:table-cell>
              <table:table-cell office:value-type="float" office:value="19.4822888283379">
                <text:p>19.4822888283379</text:p>
              </table:table-cell>
              <table:table-cell office:value-type="float" office:value="28.5458612975391">
                <text:p>28.5458612975391</text:p>
              </table:table-cell>
              <table:table-cell office:value-type="float" office:value="112.111553784861">
                <text:p>112.111553784861</text:p>
              </table:table-cell>
              <table:table-cell office:value-type="float" office:value="68.1107954545455">
                <text:p>68.1107954545455</text:p>
              </table:table-cell>
              <table:table-cell office:value-type="float" office:value="115.370196813496">
                <text:p>115.370196813496</text:p>
              </table:table-cell>
              <table:table-cell office:value-type="float" office:value="141.017964071856">
                <text:p>141.017964071856</text:p>
              </table:table-cell>
              <table:table-cell office:value-type="float" office:value="106.206293706294">
                <text:p>106.206293706294</text:p>
              </table:table-cell>
              <table:table-cell office:value-type="float" office:value="106.341463414634">
                <text:p>106.341463414634</text:p>
              </table:table-cell>
              <table:table-cell office:value-type="float" office:value="99.5588235294118">
                <text:p>99.5588235294118</text:p>
              </table:table-cell>
              <table:table-cell office:value-type="float" office:value="66.7678300455235">
                <text:p>66.7678300455235</text:p>
              </table:table-cell>
              <table:table-cell office:value-type="float" office:value="160.677083333333">
                <text:p>160.677083333333</text:p>
              </table:table-cell>
              <table:table-cell office:value-type="float" office:value="108.862876254181">
                <text:p>108.8628762541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.6763146582605">
                <text:p>80.6763146582605</text:p>
              </table:table-cell>
              <table:table-cell office:value-type="float" office:value="4.4234414924307">
                <text:p>4.4234414924307</text:p>
              </table:table-cell>
              <table:table-cell office:value-type="float" office:value="99.9966176221884">
                <text:p>99.9966176221884</text:p>
              </table:table-cell>
              <table:table-cell office:value-type="float" office:value="93.8497668561315">
                <text:p>93.8497668561315</text:p>
              </table:table-cell>
              <table:table-cell office:value-type="float" office:value="106.618063420159">
                <text:p>106.618063420159</text:p>
              </table:table-cell>
              <table:table-cell office:value-type="float" office:value="21.8456375838926">
                <text:p>21.8456375838926</text:p>
              </table:table-cell>
              <table:table-cell office:value-type="float" office:value="34.6057257659468">
                <text:p>34.6057257659468</text:p>
              </table:table-cell>
              <table:table-cell office:value-type="float" office:value="16.7864328830124">
                <text:p>16.7864328830124</text:p>
              </table:table-cell>
              <table:table-cell office:value-type="float" office:value="30.9264305177112">
                <text:p>30.9264305177112</text:p>
              </table:table-cell>
              <table:table-cell office:value-type="float" office:value="23.9821029082774">
                <text:p>23.9821029082774</text:p>
              </table:table-cell>
              <table:table-cell office:value-type="float" office:value="94.6613545816733">
                <text:p>94.6613545816733</text:p>
              </table:table-cell>
              <table:table-cell office:value-type="float" office:value="87.9261363636364">
                <text:p>87.9261363636364</text:p>
              </table:table-cell>
              <table:table-cell office:value-type="float" office:value="153.233364573571">
                <text:p>153.233364573571</text:p>
              </table:table-cell>
              <table:table-cell office:value-type="float" office:value="114.271457085828">
                <text:p>114.271457085828</text:p>
              </table:table-cell>
              <table:table-cell office:value-type="float" office:value="104.545454545455">
                <text:p>104.545454545455</text:p>
              </table:table-cell>
              <table:table-cell office:value-type="float" office:value="170">
                <text:p>170</text:p>
              </table:table-cell>
              <table:table-cell office:value-type="float" office:value="65.2941176470588">
                <text:p>65.2941176470588</text:p>
              </table:table-cell>
              <table:table-cell office:value-type="float" office:value="87.1016691957511">
                <text:p>87.1016691957511</text:p>
              </table:table-cell>
              <table:table-cell office:value-type="float" office:value="116.927083333333">
                <text:p>116.927083333333</text:p>
              </table:table-cell>
              <table:table-cell office:value-type="float" office:value="118.227424749164">
                <text:p>118.2274247491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MacOSX_x86 LibreOffice_project/40ff705089295be5be0aae9b15123f687c05b0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